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37cm"/>
    </style:style>
    <style:style style:family="table-column" style:name="co2">
      <style:table-column-properties fo:break-before="auto" style:column-width="4.39cm"/>
    </style:style>
    <style:style style:family="table-column" style:name="co3">
      <style:table-column-properties fo:break-before="auto" style:column-width="4.083cm"/>
    </style:style>
    <style:style style:family="table-column" style:name="co4">
      <style:table-column-properties fo:break-before="auto" style:column-width="2.041cm"/>
    </style:style>
    <style:style style:family="table-column" style:name="co5">
      <style:table-column-properties fo:break-before="auto" style:column-width="2.574cm"/>
    </style:style>
    <style:style style:family="table-column" style:name="co6">
      <style:table-column-properties fo:break-before="auto" style:column-width="2.406cm"/>
    </style:style>
    <style:style style:family="table-column" style:name="co7">
      <style:table-column-properties fo:break-before="auto" style:column-width="3.048cm"/>
    </style:style>
    <style:style style:family="table-column" style:name="co8">
      <style:table-column-properties fo:break-before="auto" style:column-width="1.231cm"/>
    </style:style>
    <style:style style:family="table-column" style:name="co9">
      <style:table-column-properties fo:break-before="auto" style:column-width="1.286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1.482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1.203cm"/>
    </style:style>
    <style:style style:family="table-column" style:name="co14">
      <style:table-column-properties fo:break-before="auto" style:column-width="1.566cm"/>
    </style:style>
    <style:style style:family="table-column" style:name="co15">
      <style:table-column-properties fo:break-before="auto" style:column-width="1.595cm"/>
    </style:style>
    <style:style style:family="table-column" style:name="co16">
      <style:table-column-properties fo:break-before="auto" style:column-width="1.79cm"/>
    </style:style>
    <style:style style:family="table-column" style:name="co17">
      <style:table-column-properties fo:break-before="auto" style:column-width="0.699cm"/>
    </style:style>
    <style:style style:family="table-column" style:name="co18">
      <style:table-column-properties fo:break-before="auto" style:column-width="0.783cm"/>
    </style:style>
    <style:style style:family="table-column" style:name="co19">
      <style:table-column-properties fo:break-before="auto" style:column-width="1.67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6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238cm"/>
    </style:style>
    <style:style style:family="table-row" style:name="ro6">
      <style:table-row-properties fo:break-before="auto" style:use-optimal-row-height="false" style:row-height="0.661cm"/>
    </style:style>
    <style:style style:family="table-row" style:name="ro7">
      <style:table-row-properties fo:break-before="auto" style:use-optimal-row-height="false" style:row-height="0.9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0.9cm"/>
    </style:style>
    <style:style style:family="table-row" style:name="ro10">
      <style:table-row-properties fo:break-before="auto" style:use-optimal-row-height="false" style:row-height="1.799cm"/>
    </style:style>
    <style:style style:family="table-row" style:name="ro11">
      <style:table-row-properties fo:break-before="auto" style:use-optimal-row-height="false" style:row-height="3.598cm"/>
    </style:style>
    <style:style style:family="table-row" style:name="ro12">
      <style:table-row-properties fo:break-before="auto" style:use-optimal-row-height="false" style:row-height="3.149cm"/>
    </style:style>
    <style:style style:family="table-row" style:name="ro13">
      <style:table-row-properties fo:break-before="auto" style:use-optimal-row-height="false" style:row-height="2.699cm"/>
    </style:style>
    <style:style style:family="table-row" style:name="ro14">
      <style:table-row-properties fo:break-before="auto" style:use-optimal-row-height="false" style:row-height="2.249cm"/>
    </style:style>
    <style:style style:family="table-row" style:name="ro15">
      <style:table-row-properties fo:break-before="auto" style:use-optimal-row-height="false" style:row-height="0.423cm"/>
    </style:style>
    <style:style style:family="table-row" style:name="ro16">
      <style:table-row-properties fo:break-before="auto" style:use-optimal-row-height="false" style:row-height="1.376cm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TL ColHeader" style:name="ce1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9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Property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2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4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5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Tahoma" style:font-weight-asian="normal" fo:font-size="10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3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ColHeader" style:family="table-cell" style:name="ce68" style:display-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69" style:display-name="ce6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70" style:display-name="ce7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71" style:display-name="ce7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RowHeader" style:family="table-cell" style:name="ce72" style:display-name="ce7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73" style:display-name="ce73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74" style:display-name="ce7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75" style:display-name="ce7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RowHeader" style:family="table-cell" style:name="ce76" style:display-name="ce7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77" style:display-name="ce77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78" style:display-name="ce7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79" style:display-name="ce7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37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1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20"/>
          <table:table-cell table:style-name="ce46" table:number-columns-repeated="5"/>
          <table:table-cell table:style-name="ce58"/>
          <table:table-cell table:style-name="ce66" table:number-columns-repeated="997"/>
        </table:table-row>
        <table:table-row table:style-name="ro2">
          <table:table-cell table:style-name="ce2"/>
          <table:table-cell table:style-name="ce10" table:number-columns-repeated="6"/>
          <table:table-cell table:style-name="ce26"/>
          <table:table-cell table:number-columns-repeated="1016"/>
        </table:table-row>
        <table:table-row table:style-name="ro3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4" table:number-columns-repeated="5"/>
          <table:covered-table-cell table:style-name="ce20"/>
          <table:table-cell table:style-name="ce27"/>
          <table:table-cell ns41:value-type="string" table:number-rows-spanned="2" table:style-name="ce29" table:number-columns-spanned="4" office:value-type="string">
            <text:p>Woningen in de gemeente</text:p>
          </table:table-cell>
          <table:covered-table-cell table:style-name="ce14" table:number-columns-repeated="3"/>
          <table:table-cell ns41:value-type="string" table:number-rows-spanned="9" table:style-name="ce34" table:number-columns-spanned="1" office:value-type="string">
            <text:p>Tijdelijk aanwezig schepen</text:p>
          </table:table-cell>
          <table:table-cell ns41:value-type="string" table:number-rows-spanned="2" table:style-name="ce14" table:number-columns-spanned="6" office:value-type="string">
            <text:p>Bevolking</text:p>
          </table:table-cell>
          <table:covered-table-cell table:style-name="ce14" table:number-columns-repeated="5"/>
          <table:table-cell ns41:value-type="string" table:number-rows-spanned="8" table:style-name="ce40" table:number-columns-spanned="2" office:value-type="string">
            <text:p>Tijdelijk aanwezig</text:p>
          </table:table-cell>
          <table:covered-table-cell table:style-name="ce40"/>
          <table:table-cell ns41:value-type="string" table:number-rows-spanned="9" table:style-name="ce47" table:number-columns-spanned="1" office:value-type="string">
            <text:p>Telling</text:p>
          </table:table-cell>
          <table:table-cell ns41:value-type="string" table:number-rows-spanned="9" table:style-name="ce54" table:number-columns-spanned="1" office:value-type="string">
            <text:p>Tabel</text:p>
          </table:table-cell>
          <table:table-cell ns41:value-type="string" table:number-rows-spanned="9" table:style-name="ce54" table:number-columns-spanned="1" office:value-type="string">
            <text:p>Pagina links</text:p>
          </table:table-cell>
          <table:table-cell ns41:value-type="string" table:number-rows-spanned="9" table:style-name="ce56" table:number-columns-spanned="1" office:value-type="string">
            <text:p>Pagina rechts</text:p>
          </table:table-cell>
          <table:table-cell ns41:value-type="string" table:number-rows-spanned="9" table:style-name="ce54" table:number-columns-spanned="1" office:value-type="string">
            <text:p>Provincie</text:p>
          </table:table-cell>
          <table:table-cell ns41:value-type="string" table:number-rows-spanned="9" table:style-name="ce59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5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5" table:number-columns-spanned="1" office:value-type="string">
            <text:p>Plaats (naam dorp, buurtschap, gehucht, etc.)</text:p>
          </table:table-cell>
          <table:table-cell ns41:value-type="string" table:number-rows-spanned="8" table:style-name="ce15" table:number-columns-spanned="1" office:value-type="string">
            <text:p>Wijk (letter, [Romeins] cijfer, Noord, Oost, etc.)</text:p>
          </table:table-cell>
          <table:table-cell ns41:value-type="string" table:number-rows-spanned="8" table:style-name="ce15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15" table:number-columns-spanned="1" office:value-type="string">
            <text:p>Woningtype (schepen, tehuizen, etc.)</text:p>
          </table:table-cell>
          <table:table-cell ns41:value-type="string" table:number-rows-spanned="8" table:style-name="ce21" table:number-columns-spanned="1" office:value-type="string">
            <text:p>Kom, Buiten de kom, (tijdelijk aanwezige) Schepen, Personen zonder vaste verblijfplaats</text:p>
          </table:table-cell>
          <table:table-cell table:style-name="ce28"/>
          <table:covered-table-cell table:style-name="ce5"/>
          <table:covered-table-cell table:style-name="ce16" table:number-columns-repeated="3"/>
          <table:covered-table-cell table:style-name="ce35"/>
          <table:covered-table-cell table:style-name="ce16" table:number-columns-repeated="6"/>
          <table:covered-table-cell table:style-name="ce41"/>
          <table:covered-table-cell table:style-name="ce44"/>
          <table:covered-table-cell table:style-name="ce48"/>
          <table:covered-table-cell table:style-name="ce55" table:number-columns-repeated="2"/>
          <table:covered-table-cell table:style-name="ce57"/>
          <table:covered-table-cell table:style-name="ce55"/>
          <table:covered-table-cell table:style-name="ce60"/>
          <table:table-cell table:number-columns-repeated="997"/>
        </table:table-row>
        <table:table-row table:style-name="ro4">
          <table:covered-table-cell table:style-name="ce5"/>
          <table:covered-table-cell table:style-name="ce16" table:number-columns-repeated="5"/>
          <table:covered-table-cell table:style-name="ce22"/>
          <table:table-cell table:style-name="ce28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16" table:number-columns-repeated="2"/>
          <table:table-cell ns41:value-type="string" table:number-rows-spanned="7" table:style-name="ce32" table:number-columns-spanned="1" office:value-type="string">
            <text:p>Bewoonde schepen</text:p>
          </table:table-cell>
          <table:covered-table-cell table:style-name="ce35"/>
          <table:table-cell ns41:value-type="string" table:number-rows-spanned="6" table:style-name="ce16" table:number-columns-spanned="2" office:value-type="string">
            <text:p>Bij de telling aanwezig</text:p>
          </table:table-cell>
          <table:covered-table-cell table:style-name="ce16"/>
          <table:table-cell ns41:value-type="string" table:number-rows-spanned="6" table:style-name="ce16" table:number-columns-spanned="2" office:value-type="string">
            <text:p>Tijdelijk afwezig</text:p>
          </table:table-cell>
          <table:covered-table-cell table:style-name="ce16"/>
          <table:table-cell ns41:value-type="string" table:number-rows-spanned="6" table:style-name="ce16" table:number-columns-spanned="2" office:value-type="string">
            <text:p>Totaal</text:p>
          </table:table-cell>
          <table:covered-table-cell table:style-name="ce16"/>
          <table:covered-table-cell table:style-name="ce41"/>
          <table:covered-table-cell table:style-name="ce44"/>
          <table:covered-table-cell table:style-name="ce48"/>
          <table:covered-table-cell table:style-name="ce55" table:number-columns-repeated="2"/>
          <table:covered-table-cell table:style-name="ce57"/>
          <table:covered-table-cell table:style-name="ce55"/>
          <table:covered-table-cell table:style-name="ce60"/>
          <table:table-cell table:number-columns-repeated="997"/>
        </table:table-row>
        <table:table-row table:style-name="ro4">
          <table:covered-table-cell table:style-name="ce5"/>
          <table:covered-table-cell table:style-name="ce16" table:number-columns-repeated="5"/>
          <table:covered-table-cell table:style-name="ce22"/>
          <table:table-cell table:style-name="ce28"/>
          <table:covered-table-cell table:style-name="ce5"/>
          <table:covered-table-cell table:style-name="ce16" table:number-columns-repeated="2"/>
          <table:covered-table-cell table:style-name="ce33"/>
          <table:covered-table-cell table:style-name="ce35"/>
          <table:covered-table-cell table:style-name="ce16" table:number-columns-repeated="6"/>
          <table:covered-table-cell table:style-name="ce41"/>
          <table:covered-table-cell table:style-name="ce44"/>
          <table:covered-table-cell table:style-name="ce48"/>
          <table:covered-table-cell table:style-name="ce55" table:number-columns-repeated="2"/>
          <table:covered-table-cell table:style-name="ce57"/>
          <table:covered-table-cell table:style-name="ce55"/>
          <table:covered-table-cell table:style-name="ce60"/>
          <table:table-cell table:number-columns-repeated="997"/>
        </table:table-row>
        <table:table-row table:style-name="ro5">
          <table:covered-table-cell table:style-name="ce5"/>
          <table:covered-table-cell table:style-name="ce16" table:number-columns-repeated="5"/>
          <table:covered-table-cell table:style-name="ce22"/>
          <table:table-cell table:style-name="ce28"/>
          <table:table-cell ns41:value-type="string" table:number-rows-spanned="5" table:style-name="ce30" table:number-columns-spanned="1" office:value-type="string">
            <text:p>Bewoond</text:p>
          </table:table-cell>
          <table:table-cell ns41:value-type="string" table:number-rows-spanned="5" table:style-name="ce32" table:number-columns-spanned="1" office:value-type="string">
            <text:p>Onbewoond</text:p>
          </table:table-cell>
          <table:table-cell ns41:value-type="string" table:number-rows-spanned="5" table:style-name="ce32" table:number-columns-spanned="1" office:value-type="string">
            <text:p>In aanbouw</text:p>
          </table:table-cell>
          <table:covered-table-cell table:style-name="ce33"/>
          <table:covered-table-cell table:style-name="ce35"/>
          <table:covered-table-cell table:style-name="ce16" table:number-columns-repeated="6"/>
          <table:covered-table-cell table:style-name="ce41"/>
          <table:covered-table-cell table:style-name="ce44"/>
          <table:covered-table-cell table:style-name="ce49"/>
          <table:covered-table-cell table:style-name="ce35" table:number-columns-repeated="4"/>
          <table:covered-table-cell table:style-name="ce61"/>
          <table:table-cell table:number-columns-repeated="997"/>
        </table:table-row>
        <table:table-row table:style-name="ro4">
          <table:covered-table-cell table:style-name="ce5"/>
          <table:covered-table-cell table:style-name="ce16" table:number-columns-repeated="5"/>
          <table:covered-table-cell table:style-name="ce22"/>
          <table:table-cell table:style-name="ce28"/>
          <table:covered-table-cell table:style-name="ce31"/>
          <table:covered-table-cell table:style-name="ce33" table:number-columns-repeated="3"/>
          <table:covered-table-cell table:style-name="ce35"/>
          <table:covered-table-cell table:style-name="ce16" table:number-columns-repeated="6"/>
          <table:covered-table-cell table:style-name="ce41"/>
          <table:covered-table-cell table:style-name="ce44"/>
          <table:covered-table-cell table:style-name="ce49"/>
          <table:covered-table-cell table:style-name="ce35" table:number-columns-repeated="4"/>
          <table:covered-table-cell table:style-name="ce61"/>
          <table:table-cell table:number-columns-repeated="997"/>
        </table:table-row>
        <table:table-row table:style-name="ro4">
          <table:covered-table-cell table:style-name="ce5"/>
          <table:covered-table-cell table:style-name="ce16" table:number-columns-repeated="5"/>
          <table:covered-table-cell table:style-name="ce22"/>
          <table:table-cell table:style-name="ce28"/>
          <table:covered-table-cell table:style-name="ce31"/>
          <table:covered-table-cell table:style-name="ce33" table:number-columns-repeated="3"/>
          <table:covered-table-cell table:style-name="ce35"/>
          <table:covered-table-cell table:style-name="ce16" table:number-columns-repeated="6"/>
          <table:covered-table-cell table:style-name="ce41"/>
          <table:covered-table-cell table:style-name="ce44"/>
          <table:covered-table-cell table:style-name="ce49"/>
          <table:covered-table-cell table:style-name="ce35" table:number-columns-repeated="4"/>
          <table:covered-table-cell table:style-name="ce61"/>
          <table:table-cell table:number-columns-repeated="997"/>
        </table:table-row>
        <table:table-row table:style-name="ro6">
          <table:covered-table-cell table:style-name="ce5"/>
          <table:covered-table-cell table:style-name="ce16" table:number-columns-repeated="5"/>
          <table:covered-table-cell table:style-name="ce22"/>
          <table:table-cell table:style-name="ce28"/>
          <table:covered-table-cell table:style-name="ce31"/>
          <table:covered-table-cell table:style-name="ce33" table:number-columns-repeated="3"/>
          <table:covered-table-cell table:style-name="ce35"/>
          <table:covered-table-cell table:style-name="ce16" table:number-columns-repeated="6"/>
          <table:covered-table-cell table:style-name="ce41"/>
          <table:covered-table-cell table:style-name="ce44"/>
          <table:covered-table-cell table:style-name="ce49"/>
          <table:covered-table-cell table:style-name="ce35" table:number-columns-repeated="4"/>
          <table:covered-table-cell table:style-name="ce61"/>
          <table:table-cell table:number-columns-repeated="997"/>
        </table:table-row>
        <table:table-row table:style-name="ro2">
          <table:covered-table-cell table:style-name="ce4"/>
          <table:covered-table-cell table:style-name="ce15" table:number-columns-repeated="5"/>
          <table:covered-table-cell table:style-name="ce21"/>
          <table:table-cell table:style-name="ce28"/>
          <table:covered-table-cell table:style-name="ce30"/>
          <table:covered-table-cell table:style-name="ce32" table:number-columns-repeated="3"/>
          <table:covered-table-cell table:style-name="ce36"/>
          <table:table-cell ns41:value-type="string" table:style-name="ce68" office:value-type="string">
            <text:p>M</text:p>
          </table:table-cell>
          <table:table-cell ns41:value-type="string" table:style-name="ce68" office:value-type="string">
            <text:p>V</text:p>
          </table:table-cell>
          <table:table-cell ns41:value-type="string" table:style-name="ce68" office:value-type="string">
            <text:p>M</text:p>
          </table:table-cell>
          <table:table-cell ns41:value-type="string" table:style-name="ce68" office:value-type="string">
            <text:p>V</text:p>
          </table:table-cell>
          <table:table-cell ns41:value-type="string" table:style-name="ce68" office:value-type="string">
            <text:p>M</text:p>
          </table:table-cell>
          <table:table-cell ns41:value-type="string" table:style-name="ce68" office:value-type="string">
            <text:p>V</text:p>
          </table:table-cell>
          <table:table-cell ns41:value-type="string" table:style-name="ce42" office:value-type="string">
            <text:p>M</text:p>
          </table:table-cell>
          <table:table-cell ns41:value-type="string" table:style-name="ce45" office:value-type="string">
            <text:p>V</text:p>
          </table:table-cell>
          <table:covered-table-cell table:style-name="ce50"/>
          <table:covered-table-cell table:style-name="ce36" table:number-columns-repeated="4"/>
          <table:covered-table-cell table:style-name="ce62"/>
          <table:table-cell table:number-columns-repeated="997"/>
        </table:table-row>
        <table:table-row table:style-name="ro2">
          <table:table-cell table:style-name="ce6" table:number-columns-repeated="7"/>
          <table:table-cell table:style-name="ce28" table:number-columns-repeated="5"/>
          <table:table-cell table:style-name="ce18"/>
          <table:table-cell table:style-name="ce6" table:number-columns-repeated="4"/>
          <table:table-cell table:style-name="ce38" table:number-columns-repeated="2"/>
          <table:table-cell table:style-name="ce43" table:number-columns-repeated="2"/>
          <table:table-cell table:style-name="ce18" table:number-columns-repeated="6"/>
          <table:table-cell table:number-columns-repeated="997"/>
        </table:table-row>
        <table:table-row table:style-name="ro7">
          <table:table-cell ns41:value-type="string" table:style-name="ce7" office:value-type="string">
            <text:p>Abcoude-Baambrugge</text:p>
          </table:table-cell>
          <table:table-cell ns41:value-type="string" table:style-name="ce17" office:value-type="string">
            <text:p>Hoogheemraadschap Amstelland</text:p>
          </table:table-cell>
          <table:table-cell ns41:value-type="string" table:style-name="ce17" office:value-type="string">
            <text:p>Dorp Abcoude</text:p>
          </table:table-cell>
          <table:table-cell ns41:value-type="string" table:style-name="ce17" office:value-type="string">
            <text:p>Wijk A</text:p>
          </table:table-cell>
          <table:table-cell table:style-name="ce17" table:number-columns-repeated="2"/>
          <table:table-cell ns41:value-type="string" table:style-name="ce23" office:value-type="string">
            <text:p>Kom</text:p>
          </table:table-cell>
          <table:table-cell table:style-name="ce10"/>
          <table:table-cell ns41:value-type="float" table:style-name="ce69" office:value="65" office:value-type="float">
            <text:p>65</text:p>
          </table:table-cell>
          <table:table-cell ns41:value-type="float" table:style-name="ce70" office:value="1" office:value-type="float">
            <text:p>1</text:p>
          </table:table-cell>
          <table:table-cell ns41:value-type="float" table:style-name="ce70" office:value="6" office:value-type="float">
            <text:p>6</text:p>
          </table:table-cell>
          <table:table-cell table:style-name="ce70" table:number-columns-repeated="2"/>
          <table:table-cell ns41:value-type="float" table:style-name="ce70" office:value="130" office:value-type="float">
            <text:p>130</text:p>
          </table:table-cell>
          <table:table-cell ns41:value-type="float" table:style-name="ce70" office:value="136" office:value-type="float">
            <text:p>136</text:p>
          </table:table-cell>
          <table:table-cell ns41:value-type="float" table:style-name="ce70" office:value="3" office:value-type="float">
            <text:p>3</text:p>
          </table:table-cell>
          <table:table-cell ns41:value-type="float" table:style-name="ce70" office:value="10" office:value-type="float">
            <text:p>10</text:p>
          </table:table-cell>
          <table:table-cell table:formula="of:=[.N13]+[.P13]" ns41:value-type="float" table:style-name="ce70" office:value-type="float" office:value="133">
            <text:p>133</text:p>
          </table:table-cell>
          <table:table-cell table:formula="of:=[.O13]+[.Q13]" ns41:value-type="float" table:style-name="ce70" office:value-type="float" office:value="146">
            <text:p>146</text:p>
          </table:table-cell>
          <table:table-cell ns41:value-type="float" table:style-name="ce70" office:value="6" office:value-type="float">
            <text:p>6</text:p>
          </table:table-cell>
          <table:table-cell ns41:value-type="float" table:style-name="ce71" office:value="11" office:value-type="float">
            <text:p>11</text:p>
          </table:table-cell>
          <table:table-cell ns41:value-type="string" table:style-name="ce51" office:value-type="string">
            <text:p>VT</text:p>
          </table:table-cell>
          <table:table-cell ns41:value-type="string" table:style-name="ce51" office:value-type="string">
            <text:p>1879_7_H1</text:p>
          </table:table-cell>
          <table:table-cell ns41:value-type="float" table:style-name="ce51" office:value="2" office:value-type="float">
            <text:p>2</text:p>
          </table:table-cell>
          <table:table-cell ns41:value-type="float" table:style-name="ce51" office:value="3" office:value-type="float">
            <text:p>3</text:p>
          </table:table-cell>
          <table:table-cell ns41:value-type="string" table:style-name="ce51" office:value-type="string">
            <text:p>UT</text:p>
          </table:table-cell>
          <table:table-cell ns41:value-type="string" table:style-name="ce63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Baambrugge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Abcoude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6" office:value-type="float">
            <text:p>16</text:p>
          </table:table-cell>
          <table:table-cell table:style-name="ce74" table:number-columns-repeated="4"/>
          <table:table-cell ns41:value-type="float" table:style-name="ce74" office:value="53" office:value-type="float">
            <text:p>53</text:p>
          </table:table-cell>
          <table:table-cell ns41:value-type="float" table:style-name="ce74" office:value="39" office:value-type="float">
            <text:p>39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14]+[.P14]" ns41:value-type="float" table:style-name="ce74" office:value-type="float" office:value="54">
            <text:p>54</text:p>
          </table:table-cell>
          <table:table-cell table:formula="of:=[.O14]+[.Q14]" ns41:value-type="float" table:style-name="ce74" office:value-type="float" office:value="39">
            <text:p>39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Baambrugge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Baambrugge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0" office:value-type="float">
            <text:p>10</text:p>
          </table:table-cell>
          <table:table-cell table:style-name="ce74" table:number-columns-repeated="4"/>
          <table:table-cell ns41:value-type="float" table:style-name="ce74" office:value="17" office:value-type="float">
            <text:p>17</text:p>
          </table:table-cell>
          <table:table-cell ns41:value-type="float" table:style-name="ce74" office:value="16" office:value-type="float">
            <text:p>16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formula="of:=[.N15]+[.P15]" ns41:value-type="float" table:style-name="ce74" office:value-type="float" office:value="18">
            <text:p>18</text:p>
          </table:table-cell>
          <table:table-cell table:formula="of:=[.O15]+[.Q15]" ns41:value-type="float" table:style-name="ce74" office:value-type="float" office:value="17">
            <text:p>17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Baambrugge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Baambrugge</text:p>
          </table:table-cell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98" office:value-type="float">
            <text:p>98</text:p>
          </table:table-cell>
          <table:table-cell table:style-name="ce74" table:number-columns-repeated="4"/>
          <table:table-cell ns41:value-type="float" table:style-name="ce74" office:value="170" office:value-type="float">
            <text:p>170</text:p>
          </table:table-cell>
          <table:table-cell ns41:value-type="float" table:style-name="ce74" office:value="196" office:value-type="float">
            <text:p>196</text:p>
          </table:table-cell>
          <table:table-cell ns41:value-type="float" table:style-name="ce74" office:value="11" office:value-type="float">
            <text:p>11</text:p>
          </table:table-cell>
          <table:table-cell ns41:value-type="float" table:style-name="ce74" office:value="9" office:value-type="float">
            <text:p>9</text:p>
          </table:table-cell>
          <table:table-cell table:formula="of:=[.N16]+[.P16]" ns41:value-type="float" table:style-name="ce74" office:value-type="float" office:value="181">
            <text:p>181</text:p>
          </table:table-cell>
          <table:table-cell table:formula="of:=[.O16]+[.Q16]" ns41:value-type="float" table:style-name="ce74" office:value-type="float" office:value="205">
            <text:p>205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Baambrugge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Baambrugge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Jongens kostschool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7" office:value-type="float">
            <text:p>7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15" office:value-type="float">
            <text:p>15</text:p>
          </table:table-cell>
          <table:table-cell ns41:value-type="float" table:style-name="ce74" office:value="1" office:value-type="float">
            <text:p>1</text:p>
          </table:table-cell>
          <table:table-cell table:formula="of:=[.N17]+[.P17]" ns41:value-type="float" table:style-name="ce74" office:value-type="float" office:value="22">
            <text:p>22</text:p>
          </table:table-cell>
          <table:table-cell table:formula="of:=[.O17]+[.Q17]" ns41:value-type="float" table:style-name="ce74" office:value-type="float" office:value="6">
            <text:p>6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Baambrugge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Baambrugge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7" office:value-type="float">
            <text:p>67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55" office:value-type="float">
            <text:p>155</text:p>
          </table:table-cell>
          <table:table-cell ns41:value-type="float" table:style-name="ce74" office:value="157" office:value-type="float">
            <text:p>157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4" office:value-type="float">
            <text:p>14</text:p>
          </table:table-cell>
          <table:table-cell table:formula="of:=[.N18]+[.P18]" ns41:value-type="float" table:style-name="ce74" office:value-type="float" office:value="167">
            <text:p>167</text:p>
          </table:table-cell>
          <table:table-cell table:formula="of:=[.O18]+[.Q18]" ns41:value-type="float" table:style-name="ce74" office:value-type="float" office:value="171">
            <text:p>171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Baambrugge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Baambrugge</text:p>
          </table:table-cell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0" office:value-type="float">
            <text:p>40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06" office:value-type="float">
            <text:p>106</text:p>
          </table:table-cell>
          <table:table-cell ns41:value-type="float" table:style-name="ce74" office:value="111" office:value-type="float">
            <text:p>11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7" office:value-type="float">
            <text:p>7</text:p>
          </table:table-cell>
          <table:table-cell table:formula="of:=[.N19]+[.P19]" ns41:value-type="float" table:style-name="ce74" office:value-type="float" office:value="108">
            <text:p>108</text:p>
          </table:table-cell>
          <table:table-cell table:formula="of:=[.O19]+[.Q19]" ns41:value-type="float" table:style-name="ce74" office:value-type="float" office:value="118">
            <text:p>118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Baambrugge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13];[.I15];[.I16])" ns41:value-type="float" table:style-name="ce73" office:value-type="float" office:value="173">
            <text:p>173</text:p>
          </table:table-cell>
          <table:table-cell table:formula="of:=SUM([.J13];[.J15];[.J16])" ns41:value-type="float" table:style-name="ce74" office:value-type="float" office:value="1">
            <text:p>1</text:p>
          </table:table-cell>
          <table:table-cell table:formula="of:=SUM([.K13];[.K15];[.K16])" ns41:value-type="float" table:style-name="ce74" office:value-type="float" office:value="6">
            <text:p>6</text:p>
          </table:table-cell>
          <table:table-cell table:formula="of:=SUM([.L13];[.L15];[.L16])" ns41:value-type="float" table:style-name="ce74" office:value-type="float" office:value="0">
            <text:p>0</text:p>
          </table:table-cell>
          <table:table-cell table:formula="of:=SUM([.M13];[.M15];[.M16])" ns41:value-type="float" table:style-name="ce74" office:value-type="float" office:value="0">
            <text:p>0</text:p>
          </table:table-cell>
          <table:table-cell table:formula="of:=SUM([.N13];[.N15];[.N16])" ns41:value-type="float" table:style-name="ce74" office:value-type="float" office:value="317">
            <text:p>317</text:p>
          </table:table-cell>
          <table:table-cell table:formula="of:=SUM([.O13];[.O15];[.O16])" ns41:value-type="float" table:style-name="ce74" office:value-type="float" office:value="348">
            <text:p>348</text:p>
          </table:table-cell>
          <table:table-cell table:formula="of:=SUM([.P13];[.P15];[.P16])" ns41:value-type="float" table:style-name="ce74" office:value-type="float" office:value="15">
            <text:p>15</text:p>
          </table:table-cell>
          <table:table-cell table:formula="of:=SUM([.Q13];[.Q15];[.Q16])" ns41:value-type="float" table:style-name="ce74" office:value-type="float" office:value="20">
            <text:p>20</text:p>
          </table:table-cell>
          <table:table-cell table:formula="of:=[.N20]+[.P20]" ns41:value-type="float" table:style-name="ce74" office:value-type="float" office:value="332">
            <text:p>332</text:p>
          </table:table-cell>
          <table:table-cell table:formula="of:=[.O20]+[.Q20]" ns41:value-type="float" table:style-name="ce74" office:value-type="float" office:value="368">
            <text:p>368</text:p>
          </table:table-cell>
          <table:table-cell table:formula="of:=SUM([.T13];[.T15];[.T16])" ns41:value-type="float" table:style-name="ce74" office:value-type="float" office:value="13">
            <text:p>13</text:p>
          </table:table-cell>
          <table:table-cell table:formula="of:=SUM([.U13];[.U15];[.U16])" ns41:value-type="float" table:style-name="ce75" office:value-type="float" office:value="19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Baambrugge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14];[.I17];[.I18];[.I19])" ns41:value-type="float" table:style-name="ce73" office:value-type="float" office:value="124">
            <text:p>124</text:p>
          </table:table-cell>
          <table:table-cell table:formula="of:=SUM([.J14];[.J17];[.J18];[.J19])" ns41:value-type="float" table:style-name="ce74" office:value-type="float" office:value="3">
            <text:p>3</text:p>
          </table:table-cell>
          <table:table-cell table:formula="of:=SUM([.K14];[.K17];[.K18];[.K19])" ns41:value-type="float" table:style-name="ce74" office:value-type="float" office:value="0">
            <text:p>0</text:p>
          </table:table-cell>
          <table:table-cell table:formula="of:=SUM([.L14];[.L17];[.L18];[.L19])" ns41:value-type="float" table:style-name="ce74" office:value-type="float" office:value="0">
            <text:p>0</text:p>
          </table:table-cell>
          <table:table-cell table:formula="of:=SUM([.M14];[.M17];[.M18];[.M19])" ns41:value-type="float" table:style-name="ce74" office:value-type="float" office:value="0">
            <text:p>0</text:p>
          </table:table-cell>
          <table:table-cell table:formula="of:=SUM([.N14];[.N17];[.N18];[.N19])" ns41:value-type="float" table:style-name="ce74" office:value-type="float" office:value="321">
            <text:p>321</text:p>
          </table:table-cell>
          <table:table-cell table:formula="of:=SUM([.O14];[.O17];[.O18];[.O19])" ns41:value-type="float" table:style-name="ce74" office:value-type="float" office:value="312">
            <text:p>312</text:p>
          </table:table-cell>
          <table:table-cell table:formula="of:=SUM([.P14];[.P17];[.P18];[.P19])" ns41:value-type="float" table:style-name="ce74" office:value-type="float" office:value="30">
            <text:p>30</text:p>
          </table:table-cell>
          <table:table-cell table:formula="of:=SUM([.Q14];[.Q17];[.Q18];[.Q19])" ns41:value-type="float" table:style-name="ce74" office:value-type="float" office:value="22">
            <text:p>22</text:p>
          </table:table-cell>
          <table:table-cell table:formula="of:=[.N21]+[.P21]" ns41:value-type="float" table:style-name="ce74" office:value-type="float" office:value="351">
            <text:p>351</text:p>
          </table:table-cell>
          <table:table-cell table:formula="of:=[.O21]+[.Q21]" ns41:value-type="float" table:style-name="ce74" office:value-type="float" office:value="334">
            <text:p>334</text:p>
          </table:table-cell>
          <table:table-cell table:formula="of:=SUM([.T14];[.T17];[.T18];[.T19])" ns41:value-type="float" table:style-name="ce74" office:value-type="float" office:value="12">
            <text:p>12</text:p>
          </table:table-cell>
          <table:table-cell table:formula="of:=SUM([.U14];[.U17];[.U18];[.U19])" ns41:value-type="float" table:style-name="ce75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bcoude-Baambrugge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13:.I19])" ns41:value-type="float" table:style-name="ce73" office:value-type="float" office:value="297">
            <text:p>297</text:p>
          </table:table-cell>
          <table:table-cell table:formula="of:=SUM([.J13:.J19])" ns41:value-type="float" table:style-name="ce74" office:value-type="float" office:value="4">
            <text:p>4</text:p>
          </table:table-cell>
          <table:table-cell table:formula="of:=SUM([.K13:.K19])" ns41:value-type="float" table:style-name="ce74" office:value-type="float" office:value="6">
            <text:p>6</text:p>
          </table:table-cell>
          <table:table-cell table:formula="of:=SUM([.L13:.L19])" ns41:value-type="float" table:style-name="ce74" office:value-type="float" office:value="0">
            <text:p>0</text:p>
          </table:table-cell>
          <table:table-cell table:formula="of:=SUM([.M13:.M19])" ns41:value-type="float" table:style-name="ce74" office:value-type="float" office:value="0">
            <text:p>0</text:p>
          </table:table-cell>
          <table:table-cell table:formula="of:=SUM([.N13:.N19])" ns41:value-type="float" table:style-name="ce74" office:value-type="float" office:value="638">
            <text:p>638</text:p>
          </table:table-cell>
          <table:table-cell table:formula="of:=SUM([.O13:.O19])" ns41:value-type="float" table:style-name="ce74" office:value-type="float" office:value="660">
            <text:p>660</text:p>
          </table:table-cell>
          <table:table-cell table:formula="of:=SUM([.P13:.P19])" ns41:value-type="float" table:style-name="ce74" office:value-type="float" office:value="45">
            <text:p>45</text:p>
          </table:table-cell>
          <table:table-cell table:formula="of:=SUM([.Q13:.Q19])" ns41:value-type="float" table:style-name="ce74" office:value-type="float" office:value="42">
            <text:p>42</text:p>
          </table:table-cell>
          <table:table-cell table:formula="of:=[.N22]+[.P22]" ns41:value-type="float" table:style-name="ce74" office:value-type="float" office:value="683">
            <text:p>683</text:p>
          </table:table-cell>
          <table:table-cell table:formula="of:=[.O22]+[.Q22]" ns41:value-type="float" table:style-name="ce74" office:value-type="float" office:value="702">
            <text:p>702</text:p>
          </table:table-cell>
          <table:table-cell table:formula="of:=SUM([.T13:.T19])" ns41:value-type="float" table:style-name="ce74" office:value-type="float" office:value="25">
            <text:p>25</text:p>
          </table:table-cell>
          <table:table-cell table:formula="of:=SUM([.U13:.U19])" ns41:value-type="float" table:style-name="ce75" office:value-type="float" office:value="30">
            <text:p>3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Abcoude-Proostdij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Abcoude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03" office:value-type="float">
            <text:p>103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3"/>
          <table:table-cell ns41:value-type="float" table:style-name="ce74" office:value="205" office:value-type="float">
            <text:p>205</text:p>
          </table:table-cell>
          <table:table-cell ns41:value-type="float" table:style-name="ce74" office:value="216" office:value-type="float">
            <text:p>216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9" office:value-type="float">
            <text:p>9</text:p>
          </table:table-cell>
          <table:table-cell table:formula="of:=[.N23]+[.P23]" ns41:value-type="float" table:style-name="ce74" office:value-type="float" office:value="208">
            <text:p>208</text:p>
          </table:table-cell>
          <table:table-cell table:formula="of:=[.O23]+[.Q23]" ns41:value-type="float" table:style-name="ce74" office:value-type="float" office:value="225">
            <text:p>225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Proostdij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Abcoude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60" office:value-type="float">
            <text:p>60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2"/>
          <table:table-cell ns41:value-type="float" table:style-name="ce74" office:value="119" office:value-type="float">
            <text:p>119</text:p>
          </table:table-cell>
          <table:table-cell ns41:value-type="float" table:style-name="ce74" office:value="126" office:value-type="float">
            <text:p>126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2" office:value-type="float">
            <text:p>2</text:p>
          </table:table-cell>
          <table:table-cell table:formula="of:=[.N24]+[.P24]" ns41:value-type="float" table:style-name="ce74" office:value-type="float" office:value="123">
            <text:p>123</text:p>
          </table:table-cell>
          <table:table-cell table:formula="of:=[.O24]+[.Q24]" ns41:value-type="float" table:style-name="ce74" office:value-type="float" office:value="128">
            <text:p>128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Abcoude-Proostdij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Abcoude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7" office:value-type="float">
            <text:p>47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111" office:value-type="float">
            <text:p>111</text:p>
          </table:table-cell>
          <table:table-cell ns41:value-type="float" table:style-name="ce74" office:value="112" office:value-type="float">
            <text:p>112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2" office:value-type="float">
            <text:p>2</text:p>
          </table:table-cell>
          <table:table-cell table:formula="of:=[.N25]+[.P25]" ns41:value-type="float" table:style-name="ce74" office:value-type="float" office:value="116">
            <text:p>116</text:p>
          </table:table-cell>
          <table:table-cell table:formula="of:=[.O25]+[.Q25]" ns41:value-type="float" table:style-name="ce74" office:value-type="float" office:value="114">
            <text:p>114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Proostdij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Abcoude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3" office:value-type="float">
            <text:p>3</text:p>
          </table:table-cell>
          <table:table-cell ns41:value-type="float" table:style-name="ce74" office:value="1" office:value-type="float">
            <text:p>1</text:p>
          </table:table-cell>
          <table:table-cell table:formula="of:=[.N26]+[.P26]" ns41:value-type="float" table:style-name="ce74" office:value-type="float" office:value="3">
            <text:p>3</text:p>
          </table:table-cell>
          <table:table-cell table:formula="of:=[.O26]+[.Q26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Proostdij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Abcoude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0" office:value-type="float">
            <text:p>40</text:p>
          </table:table-cell>
          <table:table-cell table:style-name="ce74" table:number-columns-repeated="4"/>
          <table:table-cell ns41:value-type="float" table:style-name="ce74" office:value="122" office:value-type="float">
            <text:p>122</text:p>
          </table:table-cell>
          <table:table-cell ns41:value-type="float" table:style-name="ce74" office:value="101" office:value-type="float">
            <text:p>101</text:p>
          </table:table-cell>
          <table:table-cell ns41:value-type="float" office:value="2" table:style-name="ce74" table:number-columns-repeated="2" office:value-type="float">
            <text:p>2</text:p>
          </table:table-cell>
          <table:table-cell table:formula="of:=[.N27]+[.P27]" ns41:value-type="float" table:style-name="ce74" office:value-type="float" office:value="124">
            <text:p>124</text:p>
          </table:table-cell>
          <table:table-cell table:formula="of:=[.O27]+[.Q27]" ns41:value-type="float" table:style-name="ce74" office:value-type="float" office:value="103">
            <text:p>103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Proostdij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Buurtschap Proostdij</text:p>
          </table:table-cell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07" office:value-type="float">
            <text:p>107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246" office:value-type="float">
            <text:p>246</text:p>
          </table:table-cell>
          <table:table-cell ns41:value-type="float" table:style-name="ce74" office:value="214" office:value-type="float">
            <text:p>214</text:p>
          </table:table-cell>
          <table:table-cell ns41:value-type="float" office:value="6" table:style-name="ce74" table:number-columns-repeated="2" office:value-type="float">
            <text:p>6</text:p>
          </table:table-cell>
          <table:table-cell table:formula="of:=[.N28]+[.P28]" ns41:value-type="float" table:style-name="ce74" office:value-type="float" office:value="252">
            <text:p>252</text:p>
          </table:table-cell>
          <table:table-cell table:formula="of:=[.O28]+[.Q28]" ns41:value-type="float" table:style-name="ce74" office:value-type="float" office:value="220">
            <text:p>220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Proostdij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Buurtschap Proostdij</text:p>
          </table:table-cell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Keet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6" office:value-type="float">
            <text:p>6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2"/>
          <table:table-cell table:formula="of:=[.N29]+[.P29]" ns41:value-type="float" table:style-name="ce74" office:value-type="float" office:value="6">
            <text:p>6</text:p>
          </table:table-cell>
          <table:table-cell table:formula="of:=[.O29]+[.Q29]" ns41:value-type="float" table:style-name="ce74" office:value-type="float" office:value="4">
            <text:p>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Proostdij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Buurtschap Proostdij</text:p>
          </table:table-cell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5" office:value-type="float">
            <text:p>5</text:p>
          </table:table-cell>
          <table:table-cell table:style-name="ce74"/>
          <table:table-cell ns41:value-type="float" table:style-name="ce74" office:value="11" office:value-type="float">
            <text:p>11</text:p>
          </table:table-cell>
          <table:table-cell ns41:value-type="float" table:style-name="ce74" office:value="5" office:value-type="float">
            <text:p>5</text:p>
          </table:table-cell>
          <table:table-cell ns41:value-type="float" office:value="4" table:style-name="ce74" table:number-columns-repeated="2" office:value-type="float">
            <text:p>4</text:p>
          </table:table-cell>
          <table:table-cell table:formula="of:=[.N30]+[.P30]" ns41:value-type="float" table:style-name="ce74" office:value-type="float" office:value="15">
            <text:p>15</text:p>
          </table:table-cell>
          <table:table-cell table:formula="of:=[.O30]+[.Q30]" ns41:value-type="float" table:style-name="ce74" office:value-type="float" office:value="9">
            <text:p>9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Proostdij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23:.I24])" ns41:value-type="float" table:style-name="ce73" office:value-type="float" office:value="163">
            <text:p>163</text:p>
          </table:table-cell>
          <table:table-cell table:formula="of:=SUM([.J23:.J24])" ns41:value-type="float" table:style-name="ce74" office:value-type="float" office:value="5">
            <text:p>5</text:p>
          </table:table-cell>
          <table:table-cell table:formula="of:=SUM([.K23:.K24])" ns41:value-type="float" table:style-name="ce74" office:value-type="float" office:value="5">
            <text:p>5</text:p>
          </table:table-cell>
          <table:table-cell table:formula="of:=SUM([.L23:.L24])" ns41:value-type="float" table:style-name="ce74" office:value-type="float" office:value="0">
            <text:p>0</text:p>
          </table:table-cell>
          <table:table-cell table:formula="of:=SUM([.M23:.M24])" ns41:value-type="float" table:style-name="ce74" office:value-type="float" office:value="0">
            <text:p>0</text:p>
          </table:table-cell>
          <table:table-cell table:formula="of:=SUM([.N23:.N24])" ns41:value-type="float" table:style-name="ce74" office:value-type="float" office:value="324">
            <text:p>324</text:p>
          </table:table-cell>
          <table:table-cell table:formula="of:=SUM([.O23:.O24])" ns41:value-type="float" table:style-name="ce74" office:value-type="float" office:value="342">
            <text:p>342</text:p>
          </table:table-cell>
          <table:table-cell table:formula="of:=SUM([.P23:.P24])" ns41:value-type="float" table:style-name="ce74" office:value-type="float" office:value="7">
            <text:p>7</text:p>
          </table:table-cell>
          <table:table-cell table:formula="of:=SUM([.Q23:.Q24])" ns41:value-type="float" table:style-name="ce74" office:value-type="float" office:value="11">
            <text:p>11</text:p>
          </table:table-cell>
          <table:table-cell table:formula="of:=[.N31]+[.P31]" ns41:value-type="float" table:style-name="ce74" office:value-type="float" office:value="331">
            <text:p>331</text:p>
          </table:table-cell>
          <table:table-cell table:formula="of:=[.O31]+[.Q31]" ns41:value-type="float" table:style-name="ce74" office:value-type="float" office:value="353">
            <text:p>353</text:p>
          </table:table-cell>
          <table:table-cell table:formula="of:=SUM([.T23:.T24])" ns41:value-type="float" table:style-name="ce74" office:value-type="float" office:value="9">
            <text:p>9</text:p>
          </table:table-cell>
          <table:table-cell table:formula="of:=SUM([.U23:.U24])" ns41:value-type="float" table:style-name="ce75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Proostdij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25:.I30])" ns41:value-type="float" table:style-name="ce73" office:value-type="float" office:value="195">
            <text:p>195</text:p>
          </table:table-cell>
          <table:table-cell table:formula="of:=SUM([.J25:.J30])" ns41:value-type="float" table:style-name="ce74" office:value-type="float" office:value="10">
            <text:p>10</text:p>
          </table:table-cell>
          <table:table-cell table:formula="of:=SUM([.K25:.K30])" ns41:value-type="float" table:style-name="ce74" office:value-type="float" office:value="0">
            <text:p>0</text:p>
          </table:table-cell>
          <table:table-cell table:formula="of:=SUM([.L25:.L30])" ns41:value-type="float" table:style-name="ce74" office:value-type="float" office:value="6">
            <text:p>6</text:p>
          </table:table-cell>
          <table:table-cell table:formula="of:=SUM([.M25:.M30])" ns41:value-type="float" table:style-name="ce74" office:value-type="float" office:value="0">
            <text:p>0</text:p>
          </table:table-cell>
          <table:table-cell table:formula="of:=SUM([.N25:.N30])" ns41:value-type="float" table:style-name="ce74" office:value-type="float" office:value="496">
            <text:p>496</text:p>
          </table:table-cell>
          <table:table-cell table:formula="of:=SUM([.O25:.O30])" ns41:value-type="float" table:style-name="ce74" office:value-type="float" office:value="436">
            <text:p>436</text:p>
          </table:table-cell>
          <table:table-cell table:formula="of:=SUM([.P25:.P30])" ns41:value-type="float" table:style-name="ce74" office:value-type="float" office:value="20">
            <text:p>20</text:p>
          </table:table-cell>
          <table:table-cell table:formula="of:=SUM([.Q25:.Q30])" ns41:value-type="float" table:style-name="ce74" office:value-type="float" office:value="15">
            <text:p>15</text:p>
          </table:table-cell>
          <table:table-cell table:formula="of:=[.N32]+[.P32]" ns41:value-type="float" table:style-name="ce74" office:value-type="float" office:value="516">
            <text:p>516</text:p>
          </table:table-cell>
          <table:table-cell table:formula="of:=[.O32]+[.Q32]" ns41:value-type="float" table:style-name="ce74" office:value-type="float" office:value="451">
            <text:p>451</text:p>
          </table:table-cell>
          <table:table-cell table:formula="of:=SUM([.T25:.T30])" ns41:value-type="float" table:style-name="ce74" office:value-type="float" office:value="7">
            <text:p>7</text:p>
          </table:table-cell>
          <table:table-cell table:formula="of:=SUM([.U25:.U30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bcoude-Proostdij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31:.I32])" ns41:value-type="float" table:style-name="ce73" office:value-type="float" office:value="358">
            <text:p>358</text:p>
          </table:table-cell>
          <table:table-cell table:formula="of:=SUM([.J31:.J32])" ns41:value-type="float" table:style-name="ce74" office:value-type="float" office:value="15">
            <text:p>15</text:p>
          </table:table-cell>
          <table:table-cell table:formula="of:=SUM([.K31:.K32])" ns41:value-type="float" table:style-name="ce74" office:value-type="float" office:value="5">
            <text:p>5</text:p>
          </table:table-cell>
          <table:table-cell table:formula="of:=SUM([.L31:.L32])" ns41:value-type="float" table:style-name="ce74" office:value-type="float" office:value="6">
            <text:p>6</text:p>
          </table:table-cell>
          <table:table-cell table:formula="of:=SUM([.M31:.M32])" ns41:value-type="float" table:style-name="ce74" office:value-type="float" office:value="0">
            <text:p>0</text:p>
          </table:table-cell>
          <table:table-cell table:formula="of:=SUM([.N31:.N32])" ns41:value-type="float" table:style-name="ce74" office:value-type="float" office:value="820">
            <text:p>820</text:p>
          </table:table-cell>
          <table:table-cell table:formula="of:=SUM([.O31:.O32])" ns41:value-type="float" table:style-name="ce74" office:value-type="float" office:value="778">
            <text:p>778</text:p>
          </table:table-cell>
          <table:table-cell table:formula="of:=SUM([.P31:.P32])" ns41:value-type="float" table:style-name="ce74" office:value-type="float" office:value="27">
            <text:p>27</text:p>
          </table:table-cell>
          <table:table-cell table:formula="of:=SUM([.Q31:.Q32])" ns41:value-type="float" table:style-name="ce74" office:value-type="float" office:value="26">
            <text:p>26</text:p>
          </table:table-cell>
          <table:table-cell table:formula="of:=[.N33]+[.P33]" ns41:value-type="float" table:style-name="ce74" office:value-type="float" office:value="847">
            <text:p>847</text:p>
          </table:table-cell>
          <table:table-cell table:formula="of:=[.O33]+[.Q33]" ns41:value-type="float" table:style-name="ce74" office:value-type="float" office:value="804">
            <text:p>804</text:p>
          </table:table-cell>
          <table:table-cell table:formula="of:=SUM([.T31:.T32])" ns41:value-type="float" table:style-name="ce74" office:value-type="float" office:value="16">
            <text:p>16</text:p>
          </table:table-cell>
          <table:table-cell table:formula="of:=SUM([.U31:.U32])" ns41:value-type="float" table:style-name="ce75" office:value-type="float" office:value="14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Abcoude-Proostdij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2" office:value-type="float">
            <text:p>2</text:p>
          </table:table-cell>
          <table:table-cell table:style-name="ce74" table:number-columns-repeated="6"/>
          <table:table-cell ns41:value-type="float" table:style-name="ce74" office:value="6" office:value-type="float">
            <text:p>6</text:p>
          </table:table-cell>
          <table:table-cell ns41:value-type="float" table:style-name="ce75" office:value="4" office:value-type="float">
            <text:p>4</text:p>
          </table:table-cell>
          <table:table-cell table:style-name="ce52"/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chttienhoven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 table:number-columns-repeated="4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34" office:value-type="float">
            <text:p>34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81" office:value-type="float">
            <text:p>81</text:p>
          </table:table-cell>
          <table:table-cell ns41:value-type="float" table:style-name="ce74" office:value="75" office:value-type="float">
            <text:p>75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35]+[.P35]" ns41:value-type="float" table:style-name="ce74" office:value-type="float" office:value="82">
            <text:p>82</text:p>
          </table:table-cell>
          <table:table-cell table:formula="of:=[.O35]+[.Q35]" ns41:value-type="float" table:style-name="ce74" office:value-type="float" office:value="75">
            <text:p>75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chttienhoven</text:p>
          </table:table-cell>
          <table:table-cell table:style-name="ce72" table:number-columns-repeated="4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61" office:value-type="float">
            <text:p>61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86" office:value-type="float">
            <text:p>186</text:p>
          </table:table-cell>
          <table:table-cell ns41:value-type="float" table:style-name="ce74" office:value="155" office:value-type="float">
            <text:p>155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4" office:value-type="float">
            <text:p>4</text:p>
          </table:table-cell>
          <table:table-cell table:formula="of:=[.N36]+[.P36]" ns41:value-type="float" table:style-name="ce74" office:value-type="float" office:value="191">
            <text:p>191</text:p>
          </table:table-cell>
          <table:table-cell table:formula="of:=[.O36]+[.Q36]" ns41:value-type="float" table:style-name="ce74" office:value-type="float" office:value="159">
            <text:p>159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10" office:value-type="float">
            <text:p>1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chttienhov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35:.I36])" ns41:value-type="float" table:style-name="ce73" office:value-type="float" office:value="95">
            <text:p>95</text:p>
          </table:table-cell>
          <table:table-cell table:formula="of:=SUM([.J35:.J36])" ns41:value-type="float" table:style-name="ce74" office:value-type="float" office:value="4">
            <text:p>4</text:p>
          </table:table-cell>
          <table:table-cell table:formula="of:=SUM([.K35:.K36])" ns41:value-type="float" table:style-name="ce74" office:value-type="float" office:value="0">
            <text:p>0</text:p>
          </table:table-cell>
          <table:table-cell table:formula="of:=SUM([.L35:.L36])" ns41:value-type="float" table:style-name="ce74" office:value-type="float" office:value="0">
            <text:p>0</text:p>
          </table:table-cell>
          <table:table-cell table:formula="of:=SUM([.M35:.M36])" ns41:value-type="float" table:style-name="ce74" office:value-type="float" office:value="0">
            <text:p>0</text:p>
          </table:table-cell>
          <table:table-cell table:formula="of:=SUM([.N35:.N36])" ns41:value-type="float" table:style-name="ce74" office:value-type="float" office:value="267">
            <text:p>267</text:p>
          </table:table-cell>
          <table:table-cell table:formula="of:=SUM([.O35:.O36])" ns41:value-type="float" table:style-name="ce74" office:value-type="float" office:value="230">
            <text:p>230</text:p>
          </table:table-cell>
          <table:table-cell table:formula="of:=SUM([.P35:.P36])" ns41:value-type="float" table:style-name="ce74" office:value-type="float" office:value="6">
            <text:p>6</text:p>
          </table:table-cell>
          <table:table-cell table:formula="of:=SUM([.Q35:.Q36])" ns41:value-type="float" table:style-name="ce74" office:value-type="float" office:value="4">
            <text:p>4</text:p>
          </table:table-cell>
          <table:table-cell table:formula="of:=[.N37]+[.P37]" ns41:value-type="float" table:style-name="ce74" office:value-type="float" office:value="273">
            <text:p>273</text:p>
          </table:table-cell>
          <table:table-cell table:formula="of:=[.O37]+[.Q37]" ns41:value-type="float" table:style-name="ce74" office:value-type="float" office:value="234">
            <text:p>234</text:p>
          </table:table-cell>
          <table:table-cell table:formula="of:=SUM([.T35:.T36])" ns41:value-type="float" table:style-name="ce74" office:value-type="float" office:value="5">
            <text:p>5</text:p>
          </table:table-cell>
          <table:table-cell table:formula="of:=SUM([.U35:.U36])" ns41:value-type="float" table:style-name="ce75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67" table:number-columns-repeated="997"/>
        </table:table-row>
        <table:table-row table:style-name="ro4">
          <table:table-cell ns41:value-type="string" table:style-name="ce8" office:value-type="string">
            <text:p>Amerongen</text:p>
          </table:table-cell>
          <table:table-cell table:style-name="ce72"/>
          <table:table-cell ns41:value-type="string" table:style-name="ce72" office:value-type="string">
            <text:p>Dorp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Arm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1" office:value-type="float">
            <text:p>11</text:p>
          </table:table-cell>
          <table:table-cell ns41:value-type="float" table:style-name="ce74" office:value="15" office:value-type="float">
            <text:p>15</text:p>
          </table:table-cell>
          <table:table-cell table:style-name="ce74" table:number-columns-repeated="2"/>
          <table:table-cell table:formula="of:=[.N38]+[.P38]" ns41:value-type="float" table:style-name="ce74" office:value-type="float" office:value="11">
            <text:p>11</text:p>
          </table:table-cell>
          <table:table-cell table:formula="of:=[.O38]+[.Q38]" ns41:value-type="float" table:style-name="ce74" office:value-type="float" office:value="15">
            <text:p>1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ongen</text:p>
          </table:table-cell>
          <table:table-cell table:style-name="ce72"/>
          <table:table-cell ns41:value-type="string" table:style-name="ce72" office:value-type="string">
            <text:p>Dorp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Jongenskostschoo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6"/>
          <table:table-cell ns41:value-type="float" table:style-name="ce74" office:value="16" office:value-type="float">
            <text:p>16</text:p>
          </table:table-cell>
          <table:table-cell ns41:value-type="float" table:style-name="ce74" office:value="3" office:value-type="float">
            <text:p>3</text:p>
          </table:table-cell>
          <table:table-cell table:formula="of:=[.N39]+[.P39]" ns41:value-type="float" table:style-name="ce74" office:value-type="float" office:value="16">
            <text:p>16</text:p>
          </table:table-cell>
          <table:table-cell table:formula="of:=[.O39]+[.Q39]" ns41:value-type="float" table:style-name="ce74" office:value-type="float" office:value="3">
            <text:p>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ongen</text:p>
          </table:table-cell>
          <table:table-cell table:style-name="ce72"/>
          <table:table-cell ns41:value-type="string" table:style-name="ce72" office:value-type="string">
            <text:p>Dorp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292" office:value-type="float">
            <text:p>292</text:p>
          </table:table-cell>
          <table:table-cell ns41:value-type="float" table:style-name="ce74" office:value="27" office:value-type="float">
            <text:p>27</text:p>
          </table:table-cell>
          <table:table-cell table:style-name="ce74" table:number-columns-repeated="3"/>
          <table:table-cell ns41:value-type="float" table:style-name="ce74" office:value="655" office:value-type="float">
            <text:p>655</text:p>
          </table:table-cell>
          <table:table-cell ns41:value-type="float" table:style-name="ce74" office:value="648" office:value-type="float">
            <text:p>648</text:p>
          </table:table-cell>
          <table:table-cell ns41:value-type="float" table:style-name="ce74" office:value="23" office:value-type="float">
            <text:p>23</text:p>
          </table:table-cell>
          <table:table-cell ns41:value-type="float" table:style-name="ce74" office:value="7" office:value-type="float">
            <text:p>7</text:p>
          </table:table-cell>
          <table:table-cell table:formula="of:=[.N40]+[.P40]" ns41:value-type="float" table:style-name="ce74" office:value-type="float" office:value="678">
            <text:p>678</text:p>
          </table:table-cell>
          <table:table-cell table:formula="of:=[.O40]+[.Q40]" ns41:value-type="float" table:style-name="ce74" office:value-type="float" office:value="655">
            <text:p>655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5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ongen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ns41:value-type="string" table:style-name="ce72" office:value-type="string">
            <text:p>Buurtschap Lekdijk c.a.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9" office:value-type="float">
            <text:p>29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3"/>
          <table:table-cell ns41:value-type="float" table:style-name="ce74" office:value="84" office:value-type="float">
            <text:p>84</text:p>
          </table:table-cell>
          <table:table-cell ns41:value-type="float" table:style-name="ce74" office:value="73" office:value-type="float">
            <text:p>73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table:formula="of:=[.N41]+[.P41]" ns41:value-type="float" table:style-name="ce74" office:value-type="float" office:value="86">
            <text:p>86</text:p>
          </table:table-cell>
          <table:table-cell table:formula="of:=[.O41]+[.Q41]" ns41:value-type="float" table:style-name="ce74" office:value-type="float" office:value="76">
            <text:p>76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Amerongen</text:p>
          </table:table-cell>
          <table:table-cell table:style-name="ce72"/>
          <table:table-cell ns41:value-type="string" table:style-name="ce72" office:value-type="string">
            <text:p>Buurtschap Elst c.a.</text:p>
          </table:table-cell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9" office:value-type="float">
            <text:p>69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75" office:value-type="float">
            <text:p>175</text:p>
          </table:table-cell>
          <table:table-cell ns41:value-type="float" table:style-name="ce74" office:value="163" office:value-type="float">
            <text:p>163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3" office:value-type="float">
            <text:p>3</text:p>
          </table:table-cell>
          <table:table-cell table:formula="of:=[.N42]+[.P42]" ns41:value-type="float" table:style-name="ce74" office:value-type="float" office:value="180">
            <text:p>180</text:p>
          </table:table-cell>
          <table:table-cell table:formula="of:=[.O42]+[.Q42]" ns41:value-type="float" table:style-name="ce74" office:value-type="float" office:value="166">
            <text:p>166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ongen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Overberg c.a.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1" office:value-type="float">
            <text:p>61</text:p>
          </table:table-cell>
          <table:table-cell table:style-name="ce74" table:number-columns-repeated="4"/>
          <table:table-cell ns41:value-type="float" table:style-name="ce74" office:value="178" office:value-type="float">
            <text:p>178</text:p>
          </table:table-cell>
          <table:table-cell ns41:value-type="float" table:style-name="ce74" office:value="171" office:value-type="float">
            <text:p>171</text:p>
          </table:table-cell>
          <table:table-cell ns41:value-type="float" table:style-name="ce74" office:value="2" office:value-type="float">
            <text:p>2</text:p>
          </table:table-cell>
          <table:table-cell table:style-name="ce74"/>
          <table:table-cell table:formula="of:=[.N43]+[.P43]" ns41:value-type="float" table:style-name="ce74" office:value-type="float" office:value="180">
            <text:p>180</text:p>
          </table:table-cell>
          <table:table-cell table:formula="of:=[.O43]+[.Q43]" ns41:value-type="float" table:style-name="ce74" office:value-type="float" office:value="171">
            <text:p>171</text:p>
          </table:table-cell>
          <table:table-cell table:style-name="ce74"/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Amerong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38:.I40])" ns41:value-type="float" table:style-name="ce73" office:value-type="float" office:value="294">
            <text:p>294</text:p>
          </table:table-cell>
          <table:table-cell table:formula="of:=SUM([.J38:.J40])" ns41:value-type="float" table:style-name="ce74" office:value-type="float" office:value="27">
            <text:p>27</text:p>
          </table:table-cell>
          <table:table-cell table:formula="of:=SUM([.K38:.K40])" ns41:value-type="float" table:style-name="ce74" office:value-type="float" office:value="0">
            <text:p>0</text:p>
          </table:table-cell>
          <table:table-cell table:formula="of:=SUM([.L38:.L40])" ns41:value-type="float" table:style-name="ce74" office:value-type="float" office:value="0">
            <text:p>0</text:p>
          </table:table-cell>
          <table:table-cell table:formula="of:=SUM([.M38:.M40])" ns41:value-type="float" table:style-name="ce74" office:value-type="float" office:value="0">
            <text:p>0</text:p>
          </table:table-cell>
          <table:table-cell table:formula="of:=SUM([.N38:.N40])" ns41:value-type="float" table:style-name="ce74" office:value-type="float" office:value="666">
            <text:p>666</text:p>
          </table:table-cell>
          <table:table-cell table:formula="of:=SUM([.O38:.O40])" ns41:value-type="float" table:style-name="ce74" office:value-type="float" office:value="663">
            <text:p>663</text:p>
          </table:table-cell>
          <table:table-cell table:formula="of:=SUM([.P38:.P40])" ns41:value-type="float" table:style-name="ce74" office:value-type="float" office:value="39">
            <text:p>39</text:p>
          </table:table-cell>
          <table:table-cell table:formula="of:=SUM([.Q38:.Q40])" ns41:value-type="float" table:style-name="ce74" office:value-type="float" office:value="10">
            <text:p>10</text:p>
          </table:table-cell>
          <table:table-cell table:formula="of:=[.N44]+[.P44]" ns41:value-type="float" table:style-name="ce74" office:value-type="float" office:value="705">
            <text:p>705</text:p>
          </table:table-cell>
          <table:table-cell table:formula="of:=[.O44]+[.Q44]" ns41:value-type="float" table:style-name="ce74" office:value-type="float" office:value="673">
            <text:p>673</text:p>
          </table:table-cell>
          <table:table-cell table:formula="of:=SUM([.T38:.T40])" ns41:value-type="float" table:style-name="ce74" office:value-type="float" office:value="14">
            <text:p>14</text:p>
          </table:table-cell>
          <table:table-cell table:formula="of:=SUM([.U38:.U40])" ns41:value-type="float" table:style-name="ce75" office:value-type="float" office:value="14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ong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41:.I43])" ns41:value-type="float" table:style-name="ce73" office:value-type="float" office:value="159">
            <text:p>159</text:p>
          </table:table-cell>
          <table:table-cell table:formula="of:=SUM([.J41:.J43])" ns41:value-type="float" table:style-name="ce74" office:value-type="float" office:value="5">
            <text:p>5</text:p>
          </table:table-cell>
          <table:table-cell table:formula="of:=SUM([.K41:.K43])" ns41:value-type="float" table:style-name="ce74" office:value-type="float" office:value="0">
            <text:p>0</text:p>
          </table:table-cell>
          <table:table-cell table:formula="of:=SUM([.L41:.L43])" ns41:value-type="float" table:style-name="ce74" office:value-type="float" office:value="0">
            <text:p>0</text:p>
          </table:table-cell>
          <table:table-cell table:formula="of:=SUM([.M41:.M43])" ns41:value-type="float" table:style-name="ce74" office:value-type="float" office:value="0">
            <text:p>0</text:p>
          </table:table-cell>
          <table:table-cell table:formula="of:=SUM([.N41:.N43])" ns41:value-type="float" table:style-name="ce74" office:value-type="float" office:value="437">
            <text:p>437</text:p>
          </table:table-cell>
          <table:table-cell table:formula="of:=SUM([.O41:.O43])" ns41:value-type="float" table:style-name="ce74" office:value-type="float" office:value="407">
            <text:p>407</text:p>
          </table:table-cell>
          <table:table-cell table:formula="of:=SUM([.P41:.P43])" ns41:value-type="float" table:style-name="ce74" office:value-type="float" office:value="9">
            <text:p>9</text:p>
          </table:table-cell>
          <table:table-cell table:formula="of:=SUM([.Q41:.Q43])" ns41:value-type="float" table:style-name="ce74" office:value-type="float" office:value="6">
            <text:p>6</text:p>
          </table:table-cell>
          <table:table-cell table:formula="of:=[.N45]+[.P45]" ns41:value-type="float" table:style-name="ce74" office:value-type="float" office:value="446">
            <text:p>446</text:p>
          </table:table-cell>
          <table:table-cell table:formula="of:=[.O45]+[.Q45]" ns41:value-type="float" table:style-name="ce74" office:value-type="float" office:value="413">
            <text:p>413</text:p>
          </table:table-cell>
          <table:table-cell table:formula="of:=SUM([.T41:.T43])" ns41:value-type="float" table:style-name="ce74" office:value-type="float" office:value="3">
            <text:p>3</text:p>
          </table:table-cell>
          <table:table-cell table:formula="of:=SUM([.U41:.U43])" ns41:value-type="float" table:style-name="ce75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ong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44:.I45])" ns41:value-type="float" table:style-name="ce73" office:value-type="float" office:value="453">
            <text:p>453</text:p>
          </table:table-cell>
          <table:table-cell table:formula="of:=SUM([.J44:.J45])" ns41:value-type="float" table:style-name="ce74" office:value-type="float" office:value="32">
            <text:p>32</text:p>
          </table:table-cell>
          <table:table-cell table:formula="of:=SUM([.K44:.K45])" ns41:value-type="float" table:style-name="ce74" office:value-type="float" office:value="0">
            <text:p>0</text:p>
          </table:table-cell>
          <table:table-cell table:formula="of:=SUM([.L44:.L45])" ns41:value-type="float" table:style-name="ce74" office:value-type="float" office:value="0">
            <text:p>0</text:p>
          </table:table-cell>
          <table:table-cell table:formula="of:=SUM([.M44:.M45])" ns41:value-type="float" table:style-name="ce74" office:value-type="float" office:value="0">
            <text:p>0</text:p>
          </table:table-cell>
          <table:table-cell table:formula="of:=SUM([.N44:.N45])" ns41:value-type="float" table:style-name="ce74" office:value-type="float" office:value="1103">
            <text:p>1103</text:p>
          </table:table-cell>
          <table:table-cell table:formula="of:=SUM([.O44:.O45])" ns41:value-type="float" table:style-name="ce74" office:value-type="float" office:value="1070">
            <text:p>1070</text:p>
          </table:table-cell>
          <table:table-cell table:formula="of:=SUM([.P44:.P45])" ns41:value-type="float" table:style-name="ce74" office:value-type="float" office:value="48">
            <text:p>48</text:p>
          </table:table-cell>
          <table:table-cell table:formula="of:=SUM([.Q44:.Q45])" ns41:value-type="float" table:style-name="ce74" office:value-type="float" office:value="16">
            <text:p>16</text:p>
          </table:table-cell>
          <table:table-cell table:formula="of:=[.N46]+[.P46]" ns41:value-type="float" table:style-name="ce74" office:value-type="float" office:value="1151">
            <text:p>1151</text:p>
          </table:table-cell>
          <table:table-cell table:formula="of:=[.O46]+[.Q46]" ns41:value-type="float" table:style-name="ce74" office:value-type="float" office:value="1086">
            <text:p>1086</text:p>
          </table:table-cell>
          <table:table-cell table:formula="of:=SUM([.T44:.T45])" ns41:value-type="float" table:style-name="ce74" office:value-type="float" office:value="17">
            <text:p>17</text:p>
          </table:table-cell>
          <table:table-cell table:formula="of:=SUM([.U44:.U45])" ns41:value-type="float" table:style-name="ce75" office:value-type="float" office:value="20">
            <text:p>2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67" table:number-columns-repeated="997"/>
        </table:table-row>
        <table:table-row table:style-name="ro4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Logement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7" office:value-type="float">
            <text:p>7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2"/>
          <table:table-cell table:formula="of:=[.N47]+[.P47]" ns41:value-type="float" table:style-name="ce74" office:value-type="float" office:value="7">
            <text:p>7</text:p>
          </table:table-cell>
          <table:table-cell table:formula="of:=[.O47]+[.Q47]" ns41:value-type="float" table:style-name="ce74" office:value-type="float" office:value="3">
            <text:p>3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Burgerwees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33" office:value-type="float">
            <text:p>33</text:p>
          </table:table-cell>
          <table:table-cell ns41:value-type="float" table:style-name="ce74" office:value="26" office:value-type="float">
            <text:p>26</text:p>
          </table:table-cell>
          <table:table-cell table:style-name="ce74" table:number-columns-repeated="2"/>
          <table:table-cell table:formula="of:=[.N48]+[.P48]" ns41:value-type="float" table:style-name="ce74" office:value-type="float" office:value="33">
            <text:p>33</text:p>
          </table:table-cell>
          <table:table-cell table:formula="of:=[.O48]+[.Q48]" ns41:value-type="float" table:style-name="ce74" office:value-type="float" office:value="26">
            <text:p>26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Herv. Diac. Oude Mannen- en Vrouwen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6" office:value-type="float">
            <text:p>6</text:p>
          </table:table-cell>
          <table:table-cell ns41:value-type="float" table:style-name="ce74" office:value="18" office:value-type="float">
            <text:p>18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formula="of:=[.N49]+[.P49]" ns41:value-type="float" table:style-name="ce74" office:value-type="float" office:value="7">
            <text:p>7</text:p>
          </table:table-cell>
          <table:table-cell table:formula="of:=[.O49]+[.Q49]" ns41:value-type="float" table:style-name="ce74" office:value-type="float" office:value="19">
            <text:p>19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39" office:value-type="float">
            <text:p>339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2"/>
          <table:table-cell ns41:value-type="float" table:style-name="ce74" office:value="724" office:value-type="float">
            <text:p>724</text:p>
          </table:table-cell>
          <table:table-cell ns41:value-type="float" table:style-name="ce74" office:value="793" office:value-type="float">
            <text:p>793</text:p>
          </table:table-cell>
          <table:table-cell ns41:value-type="float" table:style-name="ce74" office:value="27" office:value-type="float">
            <text:p>27</text:p>
          </table:table-cell>
          <table:table-cell ns41:value-type="float" table:style-name="ce74" office:value="11" office:value-type="float">
            <text:p>11</text:p>
          </table:table-cell>
          <table:table-cell table:formula="of:=[.N50]+[.P50]" ns41:value-type="float" table:style-name="ce74" office:value-type="float" office:value="751">
            <text:p>751</text:p>
          </table:table-cell>
          <table:table-cell table:formula="of:=[.O50]+[.Q50]" ns41:value-type="float" table:style-name="ce74" office:value-type="float" office:value="804">
            <text:p>804</text:p>
          </table:table-cell>
          <table:table-cell ns41:value-type="float" table:style-name="ce74" office:value="17" office:value-type="float">
            <text:p>17</text:p>
          </table:table-cell>
          <table:table-cell ns41:value-type="float" table:style-name="ce7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Garnizoens-bakkerij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2"/>
          <table:table-cell table:formula="of:=[.N51]+[.P51]" ns41:value-type="float" table:style-name="ce74" office:value-type="float" office:value="1">
            <text:p>1</text:p>
          </table:table-cell>
          <table:table-cell table:formula="of:=[.O51]+[.Q51]" ns41:value-type="float" table:style-name="ce74" office:value-type="float" office:value="2">
            <text:p>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Kantonaal Huis van bewaring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1" table:style-name="ce74" table:number-columns-repeated="2" office:value-type="float">
            <text:p>1</text:p>
          </table:table-cell>
          <table:table-cell table:style-name="ce74" table:number-columns-repeated="2"/>
          <table:table-cell table:formula="of:=[.N52]+[.P52]" ns41:value-type="float" table:style-name="ce74" office:value-type="float" office:value="1">
            <text:p>1</text:p>
          </table:table-cell>
          <table:table-cell table:formula="of:=[.O52]+[.Q52]" ns41:value-type="float" table:style-name="ce74" office:value-type="float" office:value="1">
            <text:p>1</text:p>
          </table:table-cell>
          <table:table-cell ns41:value-type="float" table:style-name="ce74" office:value="10" office:value-type="float">
            <text:p>10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R.C. gesticht voor verlaten meisje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17" office:value-type="float">
            <text:p>17</text:p>
          </table:table-cell>
          <table:table-cell table:style-name="ce74" table:number-columns-repeated="2"/>
          <table:table-cell table:formula="of:=[.N53]+[.P53]" ns41:value-type="float" table:style-name="ce74" office:value-type="float" office:value="0">
            <text:p>0</text:p>
          </table:table-cell>
          <table:table-cell table:formula="of:=[.O53]+[.Q53]" ns41:value-type="float" table:style-name="ce74" office:value-type="float" office:value="17">
            <text:p>17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R.C. Meisjeskostschoo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ns41:value-type="float" table:style-name="ce74" office:value="125" office:value-type="float">
            <text:p>125</text:p>
          </table:table-cell>
          <table:table-cell table:style-name="ce74" table:number-columns-repeated="2"/>
          <table:table-cell table:formula="of:=[.N54]+[.P54]" ns41:value-type="float" table:style-name="ce74" office:value-type="float" office:value="1">
            <text:p>1</text:p>
          </table:table-cell>
          <table:table-cell table:formula="of:=[.O54]+[.Q54]" ns41:value-type="float" table:style-name="ce74" office:value-type="float" office:value="125">
            <text:p>12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Zieken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2"/>
          <table:table-cell table:formula="of:=[.N55]+[.P55]" ns41:value-type="float" table:style-name="ce74" office:value-type="float" office:value="1">
            <text:p>1</text:p>
          </table:table-cell>
          <table:table-cell table:formula="of:=[.O55]+[.Q55]" ns41:value-type="float" table:style-name="ce74" office:value-type="float" office:value="4">
            <text:p>4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215" office:value-type="float">
            <text:p>215</text:p>
          </table:table-cell>
          <table:table-cell ns41:value-type="float" table:style-name="ce74" office:value="8" office:value-type="float">
            <text:p>8</text:p>
          </table:table-cell>
          <table:table-cell table:style-name="ce74" table:number-columns-repeated="3"/>
          <table:table-cell ns41:value-type="float" table:style-name="ce74" office:value="446" office:value-type="float">
            <text:p>446</text:p>
          </table:table-cell>
          <table:table-cell ns41:value-type="float" table:style-name="ce74" office:value="522" office:value-type="float">
            <text:p>522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6" office:value-type="float">
            <text:p>16</text:p>
          </table:table-cell>
          <table:table-cell table:formula="of:=[.N56]+[.P56]" ns41:value-type="float" table:style-name="ce74" office:value-type="float" office:value="458">
            <text:p>458</text:p>
          </table:table-cell>
          <table:table-cell table:formula="of:=[.O56]+[.Q56]" ns41:value-type="float" table:style-name="ce74" office:value-type="float" office:value="538">
            <text:p>538</text:p>
          </table:table-cell>
          <table:table-cell ns41:value-type="float" table:style-name="ce74" office:value="17" office:value-type="float">
            <text:p>17</text:p>
          </table:table-cell>
          <table:table-cell ns41:value-type="float" table:style-name="ce75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Militaire stal C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32" office:value-type="float">
            <text:p>32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57]+[.P57]" ns41:value-type="float" table:style-name="ce74" office:value-type="float" office:value="33">
            <text:p>33</text:p>
          </table:table-cell>
          <table:table-cell table:formula="of:=[.O57]+[.Q57]" ns41:value-type="float" table:style-name="ce74" office:value-type="float" office:value="0">
            <text:p>0</text:p>
          </table:table-cell>
          <table:table-cell ns41:value-type="float" table:style-name="ce74" office:value="30" office:value-type="float">
            <text:p>30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Militaire stal D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35" office:value-type="float">
            <text:p>35</text:p>
          </table:table-cell>
          <table:table-cell table:style-name="ce74"/>
          <table:table-cell ns41:value-type="float" table:style-name="ce74" office:value="2" office:value-type="float">
            <text:p>2</text:p>
          </table:table-cell>
          <table:table-cell table:style-name="ce74"/>
          <table:table-cell table:formula="of:=[.N58]+[.P58]" ns41:value-type="float" table:style-name="ce74" office:value-type="float" office:value="37">
            <text:p>37</text:p>
          </table:table-cell>
          <table:table-cell table:formula="of:=[.O58]+[.Q58]" ns41:value-type="float" table:style-name="ce74" office:value-type="float" office:value="0">
            <text:p>0</text:p>
          </table:table-cell>
          <table:table-cell ns41:value-type="float" table:style-name="ce74" office:value="23" office:value-type="float">
            <text:p>23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Hulp-kazernement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2" office:value-type="float">
            <text:p>2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2"/>
          <table:table-cell table:formula="of:=[.N59]+[.P59]" ns41:value-type="float" table:style-name="ce74" office:value-type="float" office:value="2">
            <text:p>2</text:p>
          </table:table-cell>
          <table:table-cell table:formula="of:=[.O59]+[.Q59]" ns41:value-type="float" table:style-name="ce74" office:value-type="float" office:value="5">
            <text:p>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01" office:value-type="float">
            <text:p>30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6" office:value-type="float">
            <text:p>6</text:p>
          </table:table-cell>
          <table:table-cell table:style-name="ce74" table:number-columns-repeated="2"/>
          <table:table-cell ns41:value-type="float" table:style-name="ce74" office:value="651" office:value-type="float">
            <text:p>651</text:p>
          </table:table-cell>
          <table:table-cell ns41:value-type="float" table:style-name="ce74" office:value="683" office:value-type="float">
            <text:p>683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15" office:value-type="float">
            <text:p>15</text:p>
          </table:table-cell>
          <table:table-cell table:formula="of:=[.N60]+[.P60]" ns41:value-type="float" table:style-name="ce74" office:value-type="float" office:value="671">
            <text:p>671</text:p>
          </table:table-cell>
          <table:table-cell table:formula="of:=[.O60]+[.Q60]" ns41:value-type="float" table:style-name="ce74" office:value-type="float" office:value="698">
            <text:p>698</text:p>
          </table:table-cell>
          <table:table-cell ns41:value-type="float" table:style-name="ce74" office:value="11" office:value-type="float">
            <text:p>11</text:p>
          </table:table-cell>
          <table:table-cell ns41:value-type="float" table:style-name="ce75" office:value="11" office:value-type="float">
            <text:p>1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D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97" office:value-type="float">
            <text:p>397</text:p>
          </table:table-cell>
          <table:table-cell ns41:value-type="float" table:style-name="ce74" office:value="13" office:value-type="float">
            <text:p>13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2"/>
          <table:table-cell ns41:value-type="float" table:style-name="ce74" office:value="786" office:value-type="float">
            <text:p>786</text:p>
          </table:table-cell>
          <table:table-cell ns41:value-type="float" table:style-name="ce74" office:value="862" office:value-type="float">
            <text:p>862</text:p>
          </table:table-cell>
          <table:table-cell ns41:value-type="float" table:style-name="ce74" office:value="21" office:value-type="float">
            <text:p>21</text:p>
          </table:table-cell>
          <table:table-cell ns41:value-type="float" table:style-name="ce74" office:value="17" office:value-type="float">
            <text:p>17</text:p>
          </table:table-cell>
          <table:table-cell table:formula="of:=[.N61]+[.P61]" ns41:value-type="float" table:style-name="ce74" office:value-type="float" office:value="807">
            <text:p>807</text:p>
          </table:table-cell>
          <table:table-cell table:formula="of:=[.O61]+[.Q61]" ns41:value-type="float" table:style-name="ce74" office:value-type="float" office:value="879">
            <text:p>879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E</text:p>
          </table:table-cell>
          <table:table-cell table:style-name="ce72"/>
          <table:table-cell ns41:value-type="string" table:style-name="ce72" office:value-type="string">
            <text:p>Kazerne het Werk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03" office:value-type="float">
            <text:p>103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4" office:value="12" office:value-type="float">
            <text:p>12</text:p>
          </table:table-cell>
          <table:table-cell table:style-name="ce74"/>
          <table:table-cell table:formula="of:=[.N62]+[.P62]" ns41:value-type="float" table:style-name="ce74" office:value-type="float" office:value="115">
            <text:p>115</text:p>
          </table:table-cell>
          <table:table-cell table:formula="of:=[.O62]+[.Q62]" ns41:value-type="float" table:style-name="ce74" office:value-type="float" office:value="7">
            <text:p>7</text:p>
          </table:table-cell>
          <table:table-cell ns41:value-type="float" table:style-name="ce74" office:value="90" office:value-type="float">
            <text:p>90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E</text:p>
          </table:table-cell>
          <table:table-cell table:style-name="ce72"/>
          <table:table-cell ns41:value-type="string" table:style-name="ce72" office:value-type="string">
            <text:p>St. Pieters- en Bloklandsgast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33" office:value-type="float">
            <text:p>33</text:p>
          </table:table-cell>
          <table:table-cell ns41:value-type="float" table:style-name="ce74" office:value="34" office:value-type="float">
            <text:p>34</text:p>
          </table:table-cell>
          <table:table-cell table:style-name="ce74" table:number-columns-repeated="2"/>
          <table:table-cell table:formula="of:=[.N63]+[.P63]" ns41:value-type="float" table:style-name="ce74" office:value-type="float" office:value="33">
            <text:p>33</text:p>
          </table:table-cell>
          <table:table-cell table:formula="of:=[.O63]+[.Q63]" ns41:value-type="float" table:style-name="ce74" office:value-type="float" office:value="34">
            <text:p>3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E</text:p>
          </table:table-cell>
          <table:table-cell table:style-name="ce72"/>
          <table:table-cell ns41:value-type="string" table:style-name="ce72" office:value-type="string">
            <text:p>Oude Infirmerie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1" table:style-name="ce74" table:number-columns-repeated="2" office:value-type="float">
            <text:p>1</text:p>
          </table:table-cell>
          <table:table-cell table:style-name="ce74" table:number-columns-repeated="2"/>
          <table:table-cell table:formula="of:=[.N64]+[.P64]" ns41:value-type="float" table:style-name="ce74" office:value-type="float" office:value="1">
            <text:p>1</text:p>
          </table:table-cell>
          <table:table-cell table:formula="of:=[.O64]+[.Q64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E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57" office:value-type="float">
            <text:p>357</text:p>
          </table:table-cell>
          <table:table-cell ns41:value-type="float" table:style-name="ce74" office:value="9" office:value-type="float">
            <text:p>9</text:p>
          </table:table-cell>
          <table:table-cell table:style-name="ce74" table:number-columns-repeated="3"/>
          <table:table-cell ns41:value-type="float" table:style-name="ce74" office:value="802" office:value-type="float">
            <text:p>802</text:p>
          </table:table-cell>
          <table:table-cell ns41:value-type="float" table:style-name="ce74" office:value="870" office:value-type="float">
            <text:p>870</text:p>
          </table:table-cell>
          <table:table-cell ns41:value-type="float" table:style-name="ce74" office:value="17" office:value-type="float">
            <text:p>17</text:p>
          </table:table-cell>
          <table:table-cell ns41:value-type="float" table:style-name="ce74" office:value="16" office:value-type="float">
            <text:p>16</text:p>
          </table:table-cell>
          <table:table-cell table:formula="of:=[.N65]+[.P65]" ns41:value-type="float" table:style-name="ce74" office:value-type="float" office:value="819">
            <text:p>819</text:p>
          </table:table-cell>
          <table:table-cell table:formula="of:=[.O65]+[.Q65]" ns41:value-type="float" table:style-name="ce74" office:value-type="float" office:value="886">
            <text:p>886</text:p>
          </table:table-cell>
          <table:table-cell ns41:value-type="float" table:style-name="ce74" office:value="13" office:value-type="float">
            <text:p>13</text:p>
          </table:table-cell>
          <table:table-cell ns41:value-type="float" table:style-name="ce75" office:value="16" office:value-type="float">
            <text:p>1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F</text:p>
          </table:table-cell>
          <table:table-cell table:style-name="ce72"/>
          <table:table-cell ns41:value-type="string" table:style-name="ce72" office:value-type="string">
            <text:p>Jongens kostschoo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4" office:value-type="float">
            <text:p>4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22" office:value-type="float">
            <text:p>22</text:p>
          </table:table-cell>
          <table:table-cell table:style-name="ce74"/>
          <table:table-cell table:formula="of:=[.N66]+[.P66]" ns41:value-type="float" table:style-name="ce74" office:value-type="float" office:value="26">
            <text:p>26</text:p>
          </table:table-cell>
          <table:table-cell table:formula="of:=[.O66]+[.Q66]" ns41:value-type="float" table:style-name="ce74" office:value-type="float" office:value="8">
            <text:p>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F</text:p>
          </table:table-cell>
          <table:table-cell table:style-name="ce72"/>
          <table:table-cell ns41:value-type="string" table:style-name="ce72" office:value-type="string">
            <text:p>Kazerne Kinder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6" office:value-type="float">
            <text:p>6</text:p>
          </table:table-cell>
          <table:table-cell ns41:value-type="float" table:style-name="ce74" office:value="10" office:value-type="float">
            <text:p>10</text:p>
          </table:table-cell>
          <table:table-cell table:style-name="ce74" table:number-columns-repeated="2"/>
          <table:table-cell table:formula="of:=[.N67]+[.P67]" ns41:value-type="float" table:style-name="ce74" office:value-type="float" office:value="6">
            <text:p>6</text:p>
          </table:table-cell>
          <table:table-cell table:formula="of:=[.O67]+[.Q67]" ns41:value-type="float" table:style-name="ce74" office:value-type="float" office:value="10">
            <text:p>1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F</text:p>
          </table:table-cell>
          <table:table-cell table:style-name="ce72"/>
          <table:table-cell ns41:value-type="string" table:style-name="ce72" office:value-type="string">
            <text:p>Seminarie der R.C van de Klerezie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24" office:value-type="float">
            <text:p>24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2"/>
          <table:table-cell table:formula="of:=[.N68]+[.P68]" ns41:value-type="float" table:style-name="ce74" office:value-type="float" office:value="24">
            <text:p>24</text:p>
          </table:table-cell>
          <table:table-cell table:formula="of:=[.O68]+[.Q68]" ns41:value-type="float" table:style-name="ce74" office:value-type="float" office:value="2">
            <text:p>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F</text:p>
          </table:table-cell>
          <table:table-cell table:style-name="ce72"/>
          <table:table-cell ns41:value-type="string" table:style-name="ce72" office:value-type="string">
            <text:p>R.C. Liefde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26" office:value-type="float">
            <text:p>126</text:p>
          </table:table-cell>
          <table:table-cell ns41:value-type="float" table:style-name="ce74" office:value="174" office:value-type="float">
            <text:p>174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6" office:value-type="float">
            <text:p>6</text:p>
          </table:table-cell>
          <table:table-cell table:formula="of:=[.N69]+[.P69]" ns41:value-type="float" table:style-name="ce74" office:value-type="float" office:value="128">
            <text:p>128</text:p>
          </table:table-cell>
          <table:table-cell table:formula="of:=[.O69]+[.Q69]" ns41:value-type="float" table:style-name="ce74" office:value-type="float" office:value="180">
            <text:p>18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F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499" office:value-type="float">
            <text:p>499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2"/>
          <table:table-cell ns41:value-type="float" table:style-name="ce74" office:value="1016" office:value-type="float">
            <text:p>1016</text:p>
          </table:table-cell>
          <table:table-cell ns41:value-type="float" table:style-name="ce74" office:value="1209" office:value-type="float">
            <text:p>1209</text:p>
          </table:table-cell>
          <table:table-cell ns41:value-type="float" table:style-name="ce74" office:value="43" office:value-type="float">
            <text:p>43</text:p>
          </table:table-cell>
          <table:table-cell ns41:value-type="float" table:style-name="ce74" office:value="37" office:value-type="float">
            <text:p>37</text:p>
          </table:table-cell>
          <table:table-cell table:formula="of:=[.N70]+[.P70]" ns41:value-type="float" table:style-name="ce74" office:value-type="float" office:value="1059">
            <text:p>1059</text:p>
          </table:table-cell>
          <table:table-cell table:formula="of:=[.O70]+[.Q70]" ns41:value-type="float" table:style-name="ce74" office:value-type="float" office:value="1246">
            <text:p>1246</text:p>
          </table:table-cell>
          <table:table-cell ns41:value-type="float" table:style-name="ce74" office:value="26" office:value-type="float">
            <text:p>26</text:p>
          </table:table-cell>
          <table:table-cell ns41:value-type="float" table:style-name="ce75" office:value="26" office:value-type="float">
            <text:p>2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G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6" office:value-type="float">
            <text:p>36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58" office:value-type="float">
            <text:p>58</text:p>
          </table:table-cell>
          <table:table-cell ns41:value-type="float" table:style-name="ce74" office:value="112" office:value-type="float">
            <text:p>112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5" office:value-type="float">
            <text:p>5</text:p>
          </table:table-cell>
          <table:table-cell table:formula="of:=[.N71]+[.P71]" ns41:value-type="float" table:style-name="ce74" office:value-type="float" office:value="66">
            <text:p>66</text:p>
          </table:table-cell>
          <table:table-cell table:formula="of:=[.O71]+[.Q71]" ns41:value-type="float" table:style-name="ce74" office:value-type="float" office:value="117">
            <text:p>117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H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43" office:value-type="float">
            <text:p>43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95" office:value-type="float">
            <text:p>95</text:p>
          </table:table-cell>
          <table:table-cell ns41:value-type="float" table:style-name="ce74" office:value="116" office:value-type="float">
            <text:p>116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2" office:value-type="float">
            <text:p>2</text:p>
          </table:table-cell>
          <table:table-cell table:formula="of:=[.N72]+[.P72]" ns41:value-type="float" table:style-name="ce74" office:value-type="float" office:value="98">
            <text:p>98</text:p>
          </table:table-cell>
          <table:table-cell table:formula="of:=[.O72]+[.Q72]" ns41:value-type="float" table:style-name="ce74" office:value-type="float" office:value="118">
            <text:p>118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I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0" office:value-type="float">
            <text:p>30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62" office:value-type="float">
            <text:p>62</text:p>
          </table:table-cell>
          <table:table-cell ns41:value-type="float" table:style-name="ce74" office:value="83" office:value-type="float">
            <text:p>83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table:formula="of:=[.N73]+[.P73]" ns41:value-type="float" table:style-name="ce74" office:value-type="float" office:value="64">
            <text:p>64</text:p>
          </table:table-cell>
          <table:table-cell table:formula="of:=[.O73]+[.Q73]" ns41:value-type="float" table:style-name="ce74" office:value-type="float" office:value="86">
            <text:p>86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I</text:p>
          </table:table-cell>
          <table:table-cell table:style-name="ce72"/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12" office:value-type="float">
            <text:p>12</text:p>
          </table:table-cell>
          <table:table-cell ns41:value-type="float" table:style-name="ce74" office:value="8" office:value-type="float">
            <text:p>8</text:p>
          </table:table-cell>
          <table:table-cell table:formula="of:=[.N74]+[.P74]" ns41:value-type="float" table:style-name="ce74" office:value-type="float" office:value="12">
            <text:p>12</text:p>
          </table:table-cell>
          <table:table-cell table:formula="of:=[.O74]+[.Q74]" ns41:value-type="float" table:style-name="ce74" office:value-type="float" office:value="8">
            <text:p>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G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22" office:value-type="float">
            <text:p>322</text:p>
          </table:table-cell>
          <table:table-cell ns41:value-type="float" table:style-name="ce74" office:value="15" office:value-type="float">
            <text:p>15</text:p>
          </table:table-cell>
          <table:table-cell table:style-name="ce74" table:number-columns-repeated="3"/>
          <table:table-cell ns41:value-type="float" table:style-name="ce74" office:value="773" office:value-type="float">
            <text:p>773</text:p>
          </table:table-cell>
          <table:table-cell ns41:value-type="float" table:style-name="ce74" office:value="746" office:value-type="float">
            <text:p>746</text:p>
          </table:table-cell>
          <table:table-cell ns41:value-type="float" table:style-name="ce74" office:value="17" office:value-type="float">
            <text:p>17</text:p>
          </table:table-cell>
          <table:table-cell ns41:value-type="float" table:style-name="ce74" office:value="13" office:value-type="float">
            <text:p>13</text:p>
          </table:table-cell>
          <table:table-cell table:formula="of:=[.N75]+[.P75]" ns41:value-type="float" table:style-name="ce74" office:value-type="float" office:value="790">
            <text:p>790</text:p>
          </table:table-cell>
          <table:table-cell table:formula="of:=[.O75]+[.Q75]" ns41:value-type="float" table:style-name="ce74" office:value-type="float" office:value="759">
            <text:p>759</text:p>
          </table:table-cell>
          <table:table-cell ns41:value-type="float" table:style-name="ce74" office:value="11" office:value-type="float">
            <text:p>11</text:p>
          </table:table-cell>
          <table:table-cell ns41:value-type="float" table:style-name="ce75" office:value="7" office:value-type="float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H</text:p>
          </table:table-cell>
          <table:table-cell table:style-name="ce72"/>
          <table:table-cell ns41:value-type="string" table:style-name="ce72" office:value-type="string">
            <text:p>Garnizoens-Infirmerie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0" office:value-type="float">
            <text:p>10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2"/>
          <table:table-cell table:formula="of:=[.N76]+[.P76]" ns41:value-type="float" table:style-name="ce74" office:value-type="float" office:value="10">
            <text:p>10</text:p>
          </table:table-cell>
          <table:table-cell table:formula="of:=[.O76]+[.Q76]" ns41:value-type="float" table:style-name="ce74" office:value-type="float" office:value="4">
            <text:p>4</text:p>
          </table:table-cell>
          <table:table-cell ns41:value-type="float" table:style-name="ce74" office:value="20" office:value-type="float">
            <text:p>20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H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79" office:value-type="float">
            <text:p>79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3"/>
          <table:table-cell ns41:value-type="float" table:style-name="ce74" office:value="197" office:value-type="float">
            <text:p>197</text:p>
          </table:table-cell>
          <table:table-cell ns41:value-type="float" table:style-name="ce74" office:value="193" office:value-type="float">
            <text:p>193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2" office:value-type="float">
            <text:p>2</text:p>
          </table:table-cell>
          <table:table-cell table:formula="of:=[.N77]+[.P77]" ns41:value-type="float" table:style-name="ce74" office:value-type="float" office:value="201">
            <text:p>201</text:p>
          </table:table-cell>
          <table:table-cell table:formula="of:=[.O77]+[.Q77]" ns41:value-type="float" table:style-name="ce74" office:value-type="float" office:value="195">
            <text:p>195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Amersfoort</text:p>
          </table:table-cell>
          <table:table-cell table:style-name="ce72" table:number-columns-repeated="2"/>
          <table:table-cell ns41:value-type="string" table:style-name="ce72" office:value-type="string">
            <text:p>Wijk I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39" office:value-type="float">
            <text:p>139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304" office:value-type="float">
            <text:p>304</text:p>
          </table:table-cell>
          <table:table-cell ns41:value-type="float" table:style-name="ce74" office:value="342" office:value-type="float">
            <text:p>342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4" office:value="3" office:value-type="float">
            <text:p>3</text:p>
          </table:table-cell>
          <table:table-cell table:formula="of:=[.N78]+[.P78]" ns41:value-type="float" table:style-name="ce74" office:value-type="float" office:value="311">
            <text:p>311</text:p>
          </table:table-cell>
          <table:table-cell table:formula="of:=[.O78]+[.Q78]" ns41:value-type="float" table:style-name="ce74" office:value-type="float" office:value="345">
            <text:p>345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Amersfoort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47:.I74])" ns41:value-type="float" table:style-name="ce73" office:value-type="float" office:value="2235">
            <text:p>2235</text:p>
          </table:table-cell>
          <table:table-cell table:formula="of:=SUM([.J47:.J74])" ns41:value-type="float" table:style-name="ce74" office:value-type="float" office:value="86">
            <text:p>86</text:p>
          </table:table-cell>
          <table:table-cell table:formula="of:=SUM([.K47:.K74])" ns41:value-type="float" table:style-name="ce74" office:value-type="float" office:value="16">
            <text:p>16</text:p>
          </table:table-cell>
          <table:table-cell table:formula="of:=SUM([.L47:.L74])" ns41:value-type="float" table:style-name="ce74" office:value-type="float" office:value="5">
            <text:p>5</text:p>
          </table:table-cell>
          <table:table-cell table:formula="of:=SUM([.M47:.M74])" ns41:value-type="float" table:style-name="ce74" office:value-type="float" office:value="0">
            <text:p>0</text:p>
          </table:table-cell>
          <table:table-cell table:formula="of:=SUM([.N47:.N74])" ns41:value-type="float" table:style-name="ce74" office:value-type="float" office:value="5056">
            <text:p>5056</text:p>
          </table:table-cell>
          <table:table-cell table:formula="of:=SUM([.O47:.O74])" ns41:value-type="float" table:style-name="ce74" office:value-type="float" office:value="5687">
            <text:p>5687</text:p>
          </table:table-cell>
          <table:table-cell table:formula="of:=SUM([.P47:.P74])" ns41:value-type="float" table:style-name="ce74" office:value-type="float" office:value="205">
            <text:p>205</text:p>
          </table:table-cell>
          <table:table-cell table:formula="of:=SUM([.Q47:.Q74])" ns41:value-type="float" table:style-name="ce74" office:value-type="float" office:value="137">
            <text:p>137</text:p>
          </table:table-cell>
          <table:table-cell table:formula="of:=[.N79]+[.P79]" ns41:value-type="float" table:style-name="ce74" office:value-type="float" office:value="5261">
            <text:p>5261</text:p>
          </table:table-cell>
          <table:table-cell table:formula="of:=[.O79]+[.Q79]" ns41:value-type="float" table:style-name="ce74" office:value-type="float" office:value="5824">
            <text:p>5824</text:p>
          </table:table-cell>
          <table:table-cell table:formula="of:=SUM([.T47:.T74])" ns41:value-type="float" table:style-name="ce74" office:value-type="float" office:value="262">
            <text:p>262</text:p>
          </table:table-cell>
          <table:table-cell table:formula="of:=SUM([.U47:.U74])" ns41:value-type="float" table:style-name="ce75" office:value-type="float" office:value="102">
            <text:p>10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75:.I78])" ns41:value-type="float" table:style-name="ce73" office:value-type="float" office:value="541">
            <text:p>541</text:p>
          </table:table-cell>
          <table:table-cell table:formula="of:=SUM([.J75:.J78])" ns41:value-type="float" table:style-name="ce74" office:value-type="float" office:value="22">
            <text:p>22</text:p>
          </table:table-cell>
          <table:table-cell table:formula="of:=SUM([.K75:.K78])" ns41:value-type="float" table:style-name="ce74" office:value-type="float" office:value="0">
            <text:p>0</text:p>
          </table:table-cell>
          <table:table-cell table:formula="of:=SUM([.L75:.L78])" ns41:value-type="float" table:style-name="ce74" office:value-type="float" office:value="0">
            <text:p>0</text:p>
          </table:table-cell>
          <table:table-cell table:formula="of:=SUM([.M75:.M78])" ns41:value-type="float" table:style-name="ce74" office:value-type="float" office:value="0">
            <text:p>0</text:p>
          </table:table-cell>
          <table:table-cell table:formula="of:=SUM([.N75:.N78])" ns41:value-type="float" table:style-name="ce74" office:value-type="float" office:value="1284">
            <text:p>1284</text:p>
          </table:table-cell>
          <table:table-cell table:formula="of:=SUM([.O75:.O78])" ns41:value-type="float" table:style-name="ce74" office:value-type="float" office:value="1285">
            <text:p>1285</text:p>
          </table:table-cell>
          <table:table-cell table:formula="of:=SUM([.P75:.P78])" ns41:value-type="float" table:style-name="ce74" office:value-type="float" office:value="28">
            <text:p>28</text:p>
          </table:table-cell>
          <table:table-cell table:formula="of:=SUM([.Q75:.Q78])" ns41:value-type="float" table:style-name="ce74" office:value-type="float" office:value="18">
            <text:p>18</text:p>
          </table:table-cell>
          <table:table-cell table:formula="of:=[.N80]+[.P80]" ns41:value-type="float" table:style-name="ce74" office:value-type="float" office:value="1312">
            <text:p>1312</text:p>
          </table:table-cell>
          <table:table-cell table:formula="of:=[.O80]+[.Q80]" ns41:value-type="float" table:style-name="ce74" office:value-type="float" office:value="1303">
            <text:p>1303</text:p>
          </table:table-cell>
          <table:table-cell table:formula="of:=SUM([.T75:.T78])" ns41:value-type="float" table:style-name="ce74" office:value-type="float" office:value="43">
            <text:p>43</text:p>
          </table:table-cell>
          <table:table-cell table:formula="of:=SUM([.U75:.U78])" ns41:value-type="float" table:style-name="ce75" office:value-type="float" office:value="18">
            <text:p>1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79:.I80])" ns41:value-type="float" table:style-name="ce73" office:value-type="float" office:value="2776">
            <text:p>2776</text:p>
          </table:table-cell>
          <table:table-cell table:formula="of:=SUM([.J79:.J80])" ns41:value-type="float" table:style-name="ce74" office:value-type="float" office:value="108">
            <text:p>108</text:p>
          </table:table-cell>
          <table:table-cell table:formula="of:=SUM([.K79:.K80])" ns41:value-type="float" table:style-name="ce74" office:value-type="float" office:value="16">
            <text:p>16</text:p>
          </table:table-cell>
          <table:table-cell table:formula="of:=SUM([.L79:.L80])" ns41:value-type="float" table:style-name="ce74" office:value-type="float" office:value="5">
            <text:p>5</text:p>
          </table:table-cell>
          <table:table-cell table:formula="of:=SUM([.M79:.M80])" ns41:value-type="float" table:style-name="ce74" office:value-type="float" office:value="0">
            <text:p>0</text:p>
          </table:table-cell>
          <table:table-cell table:formula="of:=SUM([.N79:.N80])" ns41:value-type="float" table:style-name="ce74" office:value-type="float" office:value="6340">
            <text:p>6340</text:p>
          </table:table-cell>
          <table:table-cell table:formula="of:=SUM([.O79:.O80])" ns41:value-type="float" table:style-name="ce74" office:value-type="float" office:value="6972">
            <text:p>6972</text:p>
          </table:table-cell>
          <table:table-cell table:formula="of:=SUM([.P79:.P80])" ns41:value-type="float" table:style-name="ce74" office:value-type="float" office:value="233">
            <text:p>233</text:p>
          </table:table-cell>
          <table:table-cell table:formula="of:=SUM([.Q79:.Q80])" ns41:value-type="float" table:style-name="ce74" office:value-type="float" office:value="155">
            <text:p>155</text:p>
          </table:table-cell>
          <table:table-cell table:formula="of:=[.N81]+[.P81]" ns41:value-type="float" table:style-name="ce74" office:value-type="float" office:value="6573">
            <text:p>6573</text:p>
          </table:table-cell>
          <table:table-cell table:formula="of:=[.O81]+[.Q81]" ns41:value-type="float" table:style-name="ce74" office:value-type="float" office:value="7127">
            <text:p>7127</text:p>
          </table:table-cell>
          <table:table-cell table:formula="of:=SUM([.T79:.T80])" ns41:value-type="float" table:style-name="ce74" office:value-type="float" office:value="305">
            <text:p>305</text:p>
          </table:table-cell>
          <table:table-cell table:formula="of:=SUM([.U79:.U80])" ns41:value-type="float" table:style-name="ce75" office:value-type="float" office:value="120">
            <text:p>12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67" table:number-columns-repeated="997"/>
        </table:table-row>
        <table:table-row table:style-name="ro11">
          <table:table-cell ns41:value-type="string" table:style-name="ce8" office:value-type="string">
            <text:p>Amersfoort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6"/>
          <table:table-cell ns41:value-type="float" table:style-name="ce74" office:value="4" office:value-type="float">
            <text:p>4</text:p>
          </table:table-cell>
          <table:table-cell table:style-name="ce74"/>
          <table:table-cell table:formula="of:=[.N82]+[.P82]" ns41:value-type="float" table:style-name="ce74" office:value-type="float" office:value="4">
            <text:p>4</text:p>
          </table:table-cell>
          <table:table-cell table:formula="of:=[.O82]+[.Q82]" ns41:value-type="float" table:style-name="ce74" office:value-type="float" office:value="0">
            <text:p>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81:.I82])" ns41:value-type="float" table:style-name="ce73" office:value-type="float" office:value="2776">
            <text:p>2776</text:p>
          </table:table-cell>
          <table:table-cell table:formula="of:=SUM([.J81:.J82])" ns41:value-type="float" table:style-name="ce74" office:value-type="float" office:value="108">
            <text:p>108</text:p>
          </table:table-cell>
          <table:table-cell table:formula="of:=SUM([.K81:.K82])" ns41:value-type="float" table:style-name="ce74" office:value-type="float" office:value="16">
            <text:p>16</text:p>
          </table:table-cell>
          <table:table-cell table:formula="of:=SUM([.L81:.L82])" ns41:value-type="float" table:style-name="ce74" office:value-type="float" office:value="5">
            <text:p>5</text:p>
          </table:table-cell>
          <table:table-cell table:formula="of:=SUM([.M81:.M82])" ns41:value-type="float" table:style-name="ce74" office:value-type="float" office:value="0">
            <text:p>0</text:p>
          </table:table-cell>
          <table:table-cell table:formula="of:=SUM([.N81:.N82])" ns41:value-type="float" table:style-name="ce74" office:value-type="float" office:value="6340">
            <text:p>6340</text:p>
          </table:table-cell>
          <table:table-cell table:formula="of:=SUM([.O81:.O82])" ns41:value-type="float" table:style-name="ce74" office:value-type="float" office:value="6972">
            <text:p>6972</text:p>
          </table:table-cell>
          <table:table-cell table:formula="of:=SUM([.P81:.P82])" ns41:value-type="float" table:style-name="ce74" office:value-type="float" office:value="237">
            <text:p>237</text:p>
          </table:table-cell>
          <table:table-cell table:formula="of:=SUM([.Q81:.Q82])" ns41:value-type="float" table:style-name="ce74" office:value-type="float" office:value="155">
            <text:p>155</text:p>
          </table:table-cell>
          <table:table-cell table:formula="of:=[.N83]+[.P83]" ns41:value-type="float" table:style-name="ce74" office:value-type="float" office:value="6577">
            <text:p>6577</text:p>
          </table:table-cell>
          <table:table-cell table:formula="of:=[.O83]+[.Q83]" ns41:value-type="float" table:style-name="ce74" office:value-type="float" office:value="7127">
            <text:p>7127</text:p>
          </table:table-cell>
          <table:table-cell table:formula="of:=SUM([.T81:.T82])" ns41:value-type="float" table:style-name="ce74" office:value-type="float" office:value="305">
            <text:p>305</text:p>
          </table:table-cell>
          <table:table-cell table:formula="of:=SUM([.U81:.U82])" ns41:value-type="float" table:style-name="ce75" office:value-type="float" office:value="120">
            <text:p>12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Amersfoort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6" office:value-type="float">
            <text:p>6</text:p>
          </table:table-cell>
          <table:table-cell table:style-name="ce74" table:number-columns-repeated="6"/>
          <table:table-cell ns41:value-type="float" table:style-name="ce74" office:value="13" office:value-type="float">
            <text:p>13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" office:value-type="float">
            <text:p>2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</table:table-cell>
          <table:table-cell table:style-name="ce72"/>
          <table:table-cell ns41:value-type="string" table:style-name="ce72" office:value-type="string">
            <text:p>Dorp Baar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Meisjeskostschoo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6" office:value-type="float">
            <text:p>6</text:p>
          </table:table-cell>
          <table:table-cell table:style-name="ce74"/>
          <table:table-cell ns41:value-type="float" table:style-name="ce74" office:value="23" office:value-type="float">
            <text:p>23</text:p>
          </table:table-cell>
          <table:table-cell table:formula="of:=[.N85]+[.P85]" ns41:value-type="float" table:style-name="ce74" office:value-type="float" office:value="0">
            <text:p>0</text:p>
          </table:table-cell>
          <table:table-cell table:formula="of:=[.O85]+[.Q85]" ns41:value-type="float" table:style-name="ce74" office:value-type="float" office:value="29">
            <text:p>29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</table:table-cell>
          <table:table-cell table:style-name="ce72"/>
          <table:table-cell ns41:value-type="string" table:style-name="ce72" office:value-type="string">
            <text:p>Dorp Baar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41" office:value-type="float">
            <text:p>341</text:p>
          </table:table-cell>
          <table:table-cell ns41:value-type="float" table:style-name="ce74" office:value="65" office:value-type="float">
            <text:p>65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2"/>
          <table:table-cell ns41:value-type="float" table:style-name="ce74" office:value="662" office:value-type="float">
            <text:p>662</text:p>
          </table:table-cell>
          <table:table-cell ns41:value-type="float" table:style-name="ce74" office:value="821" office:value-type="float">
            <text:p>821</text:p>
          </table:table-cell>
          <table:table-cell ns41:value-type="float" table:style-name="ce74" office:value="29" office:value-type="float">
            <text:p>29</text:p>
          </table:table-cell>
          <table:table-cell ns41:value-type="float" table:style-name="ce74" office:value="49" office:value-type="float">
            <text:p>49</text:p>
          </table:table-cell>
          <table:table-cell table:formula="of:=[.N86]+[.P86]" ns41:value-type="float" table:style-name="ce74" office:value-type="float" office:value="691">
            <text:p>691</text:p>
          </table:table-cell>
          <table:table-cell table:formula="of:=[.O86]+[.Q86]" ns41:value-type="float" table:style-name="ce74" office:value-type="float" office:value="870">
            <text:p>870</text:p>
          </table:table-cell>
          <table:table-cell ns41:value-type="float" table:style-name="ce74" office:value="30" office:value-type="float">
            <text:p>30</text:p>
          </table:table-cell>
          <table:table-cell ns41:value-type="float" table:style-name="ce75" office:value="28" office:value-type="float">
            <text:p>2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Baarn</text:p>
          </table:table-cell>
          <table:table-cell table:style-name="ce72"/>
          <table:table-cell ns41:value-type="string" table:style-name="ce72" office:value-type="string">
            <text:p>Dorp Baarn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24" office:value-type="float">
            <text:p>124</text:p>
          </table:table-cell>
          <table:table-cell ns41:value-type="float" table:style-name="ce74" office:value="7" office:value-type="float">
            <text:p>7</text:p>
          </table:table-cell>
          <table:table-cell table:style-name="ce74" table:number-columns-repeated="3"/>
          <table:table-cell ns41:value-type="float" table:style-name="ce74" office:value="271" office:value-type="float">
            <text:p>271</text:p>
          </table:table-cell>
          <table:table-cell ns41:value-type="float" table:style-name="ce74" office:value="251" office:value-type="float">
            <text:p>25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table:formula="of:=[.N87]+[.P87]" ns41:value-type="float" table:style-name="ce74" office:value-type="float" office:value="277">
            <text:p>277</text:p>
          </table:table-cell>
          <table:table-cell table:formula="of:=[.O87]+[.Q87]" ns41:value-type="float" table:style-name="ce74" office:value-type="float" office:value="258">
            <text:p>258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Zandvoort</text:p>
          </table:table-cell>
          <table:table-cell ns41:value-type="string" table:style-name="ce72" office:value-type="string">
            <text:p>Jongenskostschool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3" office:value-type="float">
            <text:p>3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14" office:value-type="float">
            <text:p>14</text:p>
          </table:table-cell>
          <table:table-cell table:style-name="ce74"/>
          <table:table-cell table:formula="of:=[.N88]+[.P88]" ns41:value-type="float" table:style-name="ce74" office:value-type="float" office:value="17">
            <text:p>17</text:p>
          </table:table-cell>
          <table:table-cell table:formula="of:=[.O88]+[.Q88]" ns41:value-type="float" table:style-name="ce74" office:value-type="float" office:value="6">
            <text:p>6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Zandvoort</text:p>
          </table:table-cell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93" office:value-type="float">
            <text:p>93</text:p>
          </table:table-cell>
          <table:table-cell ns41:value-type="float" table:style-name="ce74" office:value="10" office:value-type="float">
            <text:p>10</text:p>
          </table:table-cell>
          <table:table-cell table:style-name="ce74" table:number-columns-repeated="3"/>
          <table:table-cell ns41:value-type="float" table:style-name="ce74" office:value="227" office:value-type="float">
            <text:p>227</text:p>
          </table:table-cell>
          <table:table-cell ns41:value-type="float" table:style-name="ce74" office:value="196" office:value-type="float">
            <text:p>196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4" office:value-type="float">
            <text:p>4</text:p>
          </table:table-cell>
          <table:table-cell table:formula="of:=[.N89]+[.P89]" ns41:value-type="float" table:style-name="ce74" office:value-type="float" office:value="230">
            <text:p>230</text:p>
          </table:table-cell>
          <table:table-cell table:formula="of:=[.O89]+[.Q89]" ns41:value-type="float" table:style-name="ce74" office:value-type="float" office:value="200">
            <text:p>200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ns41:value-type="string" table:style-name="ce72" office:value-type="string">
            <text:p>Buurtschap Groeneveld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73" office:value-type="float">
            <text:p>73</text:p>
          </table:table-cell>
          <table:table-cell ns41:value-type="float" table:style-name="ce74" office:value="16" office:value-type="float">
            <text:p>16</text:p>
          </table:table-cell>
          <table:table-cell table:style-name="ce74" table:number-columns-repeated="3"/>
          <table:table-cell ns41:value-type="float" table:style-name="ce74" office:value="160" office:value-type="float">
            <text:p>160</text:p>
          </table:table-cell>
          <table:table-cell ns41:value-type="float" table:style-name="ce74" office:value="137" office:value-type="float">
            <text:p>137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table:formula="of:=[.N90]+[.P90]" ns41:value-type="float" table:style-name="ce74" office:value-type="float" office:value="168">
            <text:p>168</text:p>
          </table:table-cell>
          <table:table-cell table:formula="of:=[.O90]+[.Q90]" ns41:value-type="float" table:style-name="ce74" office:value-type="float" office:value="146">
            <text:p>146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</table:table-cell>
          <table:table-cell table:style-name="ce72" table:number-columns-repeated="2"/>
          <table:table-cell ns41:value-type="string" table:style-name="ce72" office:value-type="string">
            <text:p>Wijk D</text:p>
          </table:table-cell>
          <table:table-cell ns41:value-type="string" table:style-name="ce72" office:value-type="string">
            <text:p>Buurtschap Ter Eem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5" office:value-type="float">
            <text:p>35</text:p>
          </table:table-cell>
          <table:table-cell ns41:value-type="float" table:style-name="ce74" office:value="10" office:value-type="float">
            <text:p>10</text:p>
          </table:table-cell>
          <table:table-cell table:style-name="ce74" table:number-columns-repeated="3"/>
          <table:table-cell ns41:value-type="float" table:style-name="ce74" office:value="89" office:value-type="float">
            <text:p>89</text:p>
          </table:table-cell>
          <table:table-cell ns41:value-type="float" table:style-name="ce74" office:value="67" office:value-type="float">
            <text:p>67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91]+[.P91]" ns41:value-type="float" table:style-name="ce74" office:value-type="float" office:value="91">
            <text:p>91</text:p>
          </table:table-cell>
          <table:table-cell table:formula="of:=[.O91]+[.Q91]" ns41:value-type="float" table:style-name="ce74" office:value-type="float" office:value="68">
            <text:p>6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</table:table-cell>
          <table:table-cell table:style-name="ce72" table:number-columns-repeated="2"/>
          <table:table-cell ns41:value-type="string" table:style-name="ce72" office:value-type="string">
            <text:p>Wijk D</text:p>
          </table:table-cell>
          <table:table-cell ns41:value-type="string" table:style-name="ce72" office:value-type="string">
            <text:p>Buurtschap Ter Eem</text:p>
          </table:table-cell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92]+[.P92]" ns41:value-type="float" table:style-name="ce74" office:value-type="float" office:value="2">
            <text:p>2</text:p>
          </table:table-cell>
          <table:table-cell table:formula="of:=[.O92]+[.Q92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</table:table-cell>
          <table:table-cell table:style-name="ce72" table:number-columns-repeated="2"/>
          <table:table-cell ns41:value-type="string" table:style-name="ce72" office:value-type="string">
            <text:p>Wijk E</text:p>
          </table:table-cell>
          <table:table-cell ns41:value-type="string" table:style-name="ce72" office:value-type="string">
            <text:p>Buurtschap Soestdijk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6" office:value-type="float">
            <text:p>26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55" office:value-type="float">
            <text:p>55</text:p>
          </table:table-cell>
          <table:table-cell ns41:value-type="float" table:style-name="ce74" office:value="73" office:value-type="float">
            <text:p>73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table:formula="of:=[.N93]+[.P93]" ns41:value-type="float" table:style-name="ce74" office:value-type="float" office:value="57">
            <text:p>57</text:p>
          </table:table-cell>
          <table:table-cell table:formula="of:=[.O93]+[.Q93]" ns41:value-type="float" table:style-name="ce74" office:value-type="float" office:value="76">
            <text:p>76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Baarn</text:p>
          </table:table-cell>
          <table:table-cell table:style-name="ce72"/>
          <table:table-cell ns41:value-type="string" table:style-name="ce72" office:value-type="string">
            <text:p>Dorp de Vuursche</text:p>
          </table:table-cell>
          <table:table-cell ns41:value-type="string" table:style-name="ce72" office:value-type="string">
            <text:p>Wijk F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29" office:value-type="float">
            <text:p>29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64" office:value-type="float">
            <text:p>64</text:p>
          </table:table-cell>
          <table:table-cell ns41:value-type="float" table:style-name="ce74" office:value="67" office:value-type="float">
            <text:p>67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3" office:value-type="float">
            <text:p>3</text:p>
          </table:table-cell>
          <table:table-cell table:formula="of:=[.N94]+[.P94]" ns41:value-type="float" table:style-name="ce74" office:value-type="float" office:value="69">
            <text:p>69</text:p>
          </table:table-cell>
          <table:table-cell table:formula="of:=[.O94]+[.Q94]" ns41:value-type="float" table:style-name="ce74" office:value-type="float" office:value="70">
            <text:p>70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Baarn</text:p>
          </table:table-cell>
          <table:table-cell table:style-name="ce72"/>
          <table:table-cell ns41:value-type="string" table:style-name="ce72" office:value-type="string">
            <text:p>Dorp de Vuursche</text:p>
          </table:table-cell>
          <table:table-cell ns41:value-type="string" table:style-name="ce72" office:value-type="string">
            <text:p>Wijk F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9" office:value-type="float">
            <text:p>39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115" office:value-type="float">
            <text:p>115</text:p>
          </table:table-cell>
          <table:table-cell ns41:value-type="float" table:style-name="ce74" office:value="77" office:value-type="float">
            <text:p>77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6" office:value-type="float">
            <text:p>6</text:p>
          </table:table-cell>
          <table:table-cell table:formula="of:=[.N95]+[.P95]" ns41:value-type="float" table:style-name="ce74" office:value-type="float" office:value="120">
            <text:p>120</text:p>
          </table:table-cell>
          <table:table-cell table:formula="of:=[.O95]+[.Q95]" ns41:value-type="float" table:style-name="ce74" office:value-type="float" office:value="83">
            <text:p>83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Baar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85:.I86];[.I94])" ns41:value-type="float" table:style-name="ce73" office:value-type="float" office:value="371">
            <text:p>371</text:p>
          </table:table-cell>
          <table:table-cell table:formula="of:=SUM([.J85:.J86];[.J94])" ns41:value-type="float" table:style-name="ce74" office:value-type="float" office:value="70">
            <text:p>70</text:p>
          </table:table-cell>
          <table:table-cell table:formula="of:=SUM([.K85:.K86];[.K94])" ns41:value-type="float" table:style-name="ce74" office:value-type="float" office:value="2">
            <text:p>2</text:p>
          </table:table-cell>
          <table:table-cell table:formula="of:=SUM([.L85:.L86];[.L94])" ns41:value-type="float" table:style-name="ce74" office:value-type="float" office:value="0">
            <text:p>0</text:p>
          </table:table-cell>
          <table:table-cell table:formula="of:=SUM([.M85:.M86];[.M94])" ns41:value-type="float" table:style-name="ce74" office:value-type="float" office:value="0">
            <text:p>0</text:p>
          </table:table-cell>
          <table:table-cell table:formula="of:=SUM([.N85:.N86];[.N94])" ns41:value-type="float" table:style-name="ce74" office:value-type="float" office:value="726">
            <text:p>726</text:p>
          </table:table-cell>
          <table:table-cell table:formula="of:=SUM([.O85:.O86];[.O94])" ns41:value-type="float" table:style-name="ce74" office:value-type="float" office:value="894">
            <text:p>894</text:p>
          </table:table-cell>
          <table:table-cell table:formula="of:=SUM([.P85:.P86];[.P94])" ns41:value-type="float" table:style-name="ce74" office:value-type="float" office:value="34">
            <text:p>34</text:p>
          </table:table-cell>
          <table:table-cell table:formula="of:=SUM([.Q85:.Q86];[.Q94])" ns41:value-type="float" table:style-name="ce74" office:value-type="float" office:value="75">
            <text:p>75</text:p>
          </table:table-cell>
          <table:table-cell table:formula="of:=[.N96]+[.P96]" ns41:value-type="float" table:style-name="ce74" office:value-type="float" office:value="760">
            <text:p>760</text:p>
          </table:table-cell>
          <table:table-cell table:formula="of:=[.O96]+[.Q96]" ns41:value-type="float" table:style-name="ce74" office:value-type="float" office:value="969">
            <text:p>969</text:p>
          </table:table-cell>
          <table:table-cell table:formula="of:=SUM([.T85:.T86];[.T94])" ns41:value-type="float" table:style-name="ce74" office:value-type="float" office:value="32">
            <text:p>32</text:p>
          </table:table-cell>
          <table:table-cell table:formula="of:=SUM([.U85:.U86];[.U94])" ns41:value-type="float" table:style-name="ce75" office:value-type="float" office:value="32">
            <text:p>3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87:.I93];[.I95])" ns41:value-type="float" table:style-name="ce73" office:value-type="float" office:value="391">
            <text:p>391</text:p>
          </table:table-cell>
          <table:table-cell table:formula="of:=SUM([.J87:.J93];[.J95])" ns41:value-type="float" table:style-name="ce74" office:value-type="float" office:value="47">
            <text:p>47</text:p>
          </table:table-cell>
          <table:table-cell table:formula="of:=SUM([.K87:.K93];[.K95])" ns41:value-type="float" table:style-name="ce74" office:value-type="float" office:value="0">
            <text:p>0</text:p>
          </table:table-cell>
          <table:table-cell table:formula="of:=SUM([.L87:.L93];[.L95])" ns41:value-type="float" table:style-name="ce74" office:value-type="float" office:value="1">
            <text:p>1</text:p>
          </table:table-cell>
          <table:table-cell table:formula="of:=SUM([.M87:.M93];[.M95])" ns41:value-type="float" table:style-name="ce74" office:value-type="float" office:value="0">
            <text:p>0</text:p>
          </table:table-cell>
          <table:table-cell table:formula="of:=SUM([.N87:.N93];[.N95])" ns41:value-type="float" table:style-name="ce74" office:value-type="float" office:value="920">
            <text:p>920</text:p>
          </table:table-cell>
          <table:table-cell table:formula="of:=SUM([.O87:.O93];[.O95])" ns41:value-type="float" table:style-name="ce74" office:value-type="float" office:value="807">
            <text:p>807</text:p>
          </table:table-cell>
          <table:table-cell table:formula="of:=SUM([.P87:.P93];[.P95])" ns41:value-type="float" table:style-name="ce74" office:value-type="float" office:value="42">
            <text:p>42</text:p>
          </table:table-cell>
          <table:table-cell table:formula="of:=SUM([.Q87:.Q93];[.Q95])" ns41:value-type="float" table:style-name="ce74" office:value-type="float" office:value="31">
            <text:p>31</text:p>
          </table:table-cell>
          <table:table-cell table:formula="of:=[.N97]+[.P97]" ns41:value-type="float" table:style-name="ce74" office:value-type="float" office:value="962">
            <text:p>962</text:p>
          </table:table-cell>
          <table:table-cell table:formula="of:=[.O97]+[.Q97]" ns41:value-type="float" table:style-name="ce74" office:value-type="float" office:value="838">
            <text:p>838</text:p>
          </table:table-cell>
          <table:table-cell table:formula="of:=SUM([.T87:.T93];[.T95])" ns41:value-type="float" table:style-name="ce74" office:value-type="float" office:value="18">
            <text:p>18</text:p>
          </table:table-cell>
          <table:table-cell table:formula="of:=SUM([.U87:.U93];[.U95])" ns41:value-type="float" table:style-name="ce75" office:value-type="float" office:value="12">
            <text:p>1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Baar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96:.I97])" ns41:value-type="float" table:style-name="ce73" office:value-type="float" office:value="762">
            <text:p>762</text:p>
          </table:table-cell>
          <table:table-cell table:formula="of:=SUM([.J96:.J97])" ns41:value-type="float" table:style-name="ce74" office:value-type="float" office:value="117">
            <text:p>117</text:p>
          </table:table-cell>
          <table:table-cell table:formula="of:=SUM([.K96:.K97])" ns41:value-type="float" table:style-name="ce74" office:value-type="float" office:value="2">
            <text:p>2</text:p>
          </table:table-cell>
          <table:table-cell table:formula="of:=SUM([.L96:.L97])" ns41:value-type="float" table:style-name="ce74" office:value-type="float" office:value="1">
            <text:p>1</text:p>
          </table:table-cell>
          <table:table-cell table:formula="of:=SUM([.M96:.M97])" ns41:value-type="float" table:style-name="ce74" office:value-type="float" office:value="0">
            <text:p>0</text:p>
          </table:table-cell>
          <table:table-cell table:formula="of:=SUM([.N96:.N97])" ns41:value-type="float" table:style-name="ce74" office:value-type="float" office:value="1646">
            <text:p>1646</text:p>
          </table:table-cell>
          <table:table-cell table:formula="of:=SUM([.O96:.O97])" ns41:value-type="float" table:style-name="ce74" office:value-type="float" office:value="1701">
            <text:p>1701</text:p>
          </table:table-cell>
          <table:table-cell table:formula="of:=SUM([.P96:.P97])" ns41:value-type="float" table:style-name="ce74" office:value-type="float" office:value="76">
            <text:p>76</text:p>
          </table:table-cell>
          <table:table-cell table:formula="of:=SUM([.Q96:.Q97])" ns41:value-type="float" table:style-name="ce74" office:value-type="float" office:value="106">
            <text:p>106</text:p>
          </table:table-cell>
          <table:table-cell table:formula="of:=[.N98]+[.P98]" ns41:value-type="float" table:style-name="ce74" office:value-type="float" office:value="1722">
            <text:p>1722</text:p>
          </table:table-cell>
          <table:table-cell table:formula="of:=[.O98]+[.Q98]" ns41:value-type="float" table:style-name="ce74" office:value-type="float" office:value="1807">
            <text:p>1807</text:p>
          </table:table-cell>
          <table:table-cell table:formula="of:=SUM([.T96:.T97])" ns41:value-type="float" table:style-name="ce74" office:value-type="float" office:value="50">
            <text:p>50</text:p>
          </table:table-cell>
          <table:table-cell table:formula="of:=SUM([.U96:.U97])" ns41:value-type="float" table:style-name="ce75" office:value-type="float" office:value="44">
            <text:p>4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Baarn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7" office:value-type="float">
            <text:p>7</text:p>
          </table:table-cell>
          <table:table-cell table:style-name="ce74" table:number-columns-repeated="6"/>
          <table:table-cell ns41:value-type="float" table:style-name="ce74" office:value="12" office:value-type="float">
            <text:p>12</text:p>
          </table:table-cell>
          <table:table-cell ns41:value-type="float" table:style-name="ce75" office:value="18" office:value-type="float">
            <text:p>1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enschop</text:p>
          </table:table-cell>
          <table:table-cell ns41:value-type="string" table:style-name="ce72" office:value-type="string">
            <text:p>Hoogheemraadschap Lekdijk Benedendams</text:p>
          </table:table-cell>
          <table:table-cell table:style-name="ce72" table:number-columns-repeated="4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26" office:value-type="float">
            <text:p>26</text:p>
          </table:table-cell>
          <table:table-cell table:style-name="ce74" table:number-columns-repeated="4"/>
          <table:table-cell ns41:value-type="float" table:style-name="ce74" office:value="45" office:value-type="float">
            <text:p>45</text:p>
          </table:table-cell>
          <table:table-cell ns41:value-type="float" table:style-name="ce74" office:value="63" office:value-type="float">
            <text:p>63</text:p>
          </table:table-cell>
          <table:table-cell ns41:value-type="float" table:style-name="ce74" office:value="2" office:value-type="float">
            <text:p>2</text:p>
          </table:table-cell>
          <table:table-cell table:style-name="ce74"/>
          <table:table-cell table:formula="of:=[.N100]+[.P100]" ns41:value-type="float" table:style-name="ce74" office:value-type="float" office:value="47">
            <text:p>47</text:p>
          </table:table-cell>
          <table:table-cell table:formula="of:=[.O100]+[.Q100]" ns41:value-type="float" table:style-name="ce74" office:value-type="float" office:value="63">
            <text:p>63</text:p>
          </table:table-cell>
          <table:table-cell ns41:value-type="float" table:style-name="ce74" office:value="2" office:value-type="float">
            <text:p>2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enschop</text:p>
          </table:table-cell>
          <table:table-cell ns41:value-type="string" table:style-name="ce72" office:value-type="string">
            <text:p>Hoogheemraadschap Lekdijk Benedendams</text:p>
          </table:table-cell>
          <table:table-cell table:style-name="ce72" table:number-columns-repeated="4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31" office:value-type="float">
            <text:p>331</text:p>
          </table:table-cell>
          <table:table-cell table:style-name="ce74" table:number-columns-repeated="4"/>
          <table:table-cell ns41:value-type="float" table:style-name="ce74" office:value="791" office:value-type="float">
            <text:p>791</text:p>
          </table:table-cell>
          <table:table-cell ns41:value-type="float" table:style-name="ce74" office:value="744" office:value-type="float">
            <text:p>744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8" office:value-type="float">
            <text:p>18</text:p>
          </table:table-cell>
          <table:table-cell table:formula="of:=[.N101]+[.P101]" ns41:value-type="float" table:style-name="ce74" office:value-type="float" office:value="801">
            <text:p>801</text:p>
          </table:table-cell>
          <table:table-cell table:formula="of:=[.O101]+[.Q101]" ns41:value-type="float" table:style-name="ce74" office:value-type="float" office:value="762">
            <text:p>762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Benschop</text:p>
          </table:table-cell>
          <table:table-cell table:style-name="ce72" table:number-columns-repeated="4"/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office:value="2" table:style-name="ce74" table:number-columns-repeated="2" office:value-type="float">
            <text:p>2</text:p>
          </table:table-cell>
          <table:table-cell table:formula="of:=[.N102]+[.P102]" ns41:value-type="float" table:style-name="ce74" office:value-type="float" office:value="2">
            <text:p>2</text:p>
          </table:table-cell>
          <table:table-cell table:formula="of:=[.O102]+[.Q102]" ns41:value-type="float" table:style-name="ce74" office:value-type="float" office:value="2">
            <text:p>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Benschop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100])" ns41:value-type="float" table:style-name="ce73" office:value-type="float" office:value="26">
            <text:p>26</text:p>
          </table:table-cell>
          <table:table-cell table:formula="of:=SUM([.J100])" ns41:value-type="float" table:style-name="ce74" office:value-type="float" office:value="0">
            <text:p>0</text:p>
          </table:table-cell>
          <table:table-cell table:formula="of:=SUM([.K100])" ns41:value-type="float" table:style-name="ce74" office:value-type="float" office:value="0">
            <text:p>0</text:p>
          </table:table-cell>
          <table:table-cell table:formula="of:=SUM([.L100])" ns41:value-type="float" table:style-name="ce74" office:value-type="float" office:value="0">
            <text:p>0</text:p>
          </table:table-cell>
          <table:table-cell table:formula="of:=SUM([.M100])" ns41:value-type="float" table:style-name="ce74" office:value-type="float" office:value="0">
            <text:p>0</text:p>
          </table:table-cell>
          <table:table-cell table:formula="of:=SUM([.N100])" ns41:value-type="float" table:style-name="ce74" office:value-type="float" office:value="45">
            <text:p>45</text:p>
          </table:table-cell>
          <table:table-cell table:formula="of:=SUM([.O100])" ns41:value-type="float" table:style-name="ce74" office:value-type="float" office:value="63">
            <text:p>63</text:p>
          </table:table-cell>
          <table:table-cell table:formula="of:=SUM([.P100])" ns41:value-type="float" table:style-name="ce74" office:value-type="float" office:value="2">
            <text:p>2</text:p>
          </table:table-cell>
          <table:table-cell table:formula="of:=SUM([.Q100])" ns41:value-type="float" table:style-name="ce74" office:value-type="float" office:value="0">
            <text:p>0</text:p>
          </table:table-cell>
          <table:table-cell table:formula="of:=[.N103]+[.P103]" ns41:value-type="float" table:style-name="ce74" office:value-type="float" office:value="47">
            <text:p>47</text:p>
          </table:table-cell>
          <table:table-cell table:formula="of:=[.O103]+[.Q103]" ns41:value-type="float" table:style-name="ce74" office:value-type="float" office:value="63">
            <text:p>63</text:p>
          </table:table-cell>
          <table:table-cell table:formula="of:=SUM([.T100])" ns41:value-type="float" table:style-name="ce74" office:value-type="float" office:value="2">
            <text:p>2</text:p>
          </table:table-cell>
          <table:table-cell table:formula="of:=SUM([.U100])" ns41:value-type="float" table:style-name="ce75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enschop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101:.I102])" ns41:value-type="float" table:style-name="ce73" office:value-type="float" office:value="331">
            <text:p>331</text:p>
          </table:table-cell>
          <table:table-cell table:formula="of:=SUM([.J101:.J102])" ns41:value-type="float" table:style-name="ce74" office:value-type="float" office:value="0">
            <text:p>0</text:p>
          </table:table-cell>
          <table:table-cell table:formula="of:=SUM([.K101:.K102])" ns41:value-type="float" table:style-name="ce74" office:value-type="float" office:value="0">
            <text:p>0</text:p>
          </table:table-cell>
          <table:table-cell table:formula="of:=SUM([.L101:.L102])" ns41:value-type="float" table:style-name="ce74" office:value-type="float" office:value="1">
            <text:p>1</text:p>
          </table:table-cell>
          <table:table-cell table:formula="of:=SUM([.M101:.M102])" ns41:value-type="float" table:style-name="ce74" office:value-type="float" office:value="0">
            <text:p>0</text:p>
          </table:table-cell>
          <table:table-cell table:formula="of:=SUM([.N101:.N102])" ns41:value-type="float" table:style-name="ce74" office:value-type="float" office:value="791">
            <text:p>791</text:p>
          </table:table-cell>
          <table:table-cell table:formula="of:=SUM([.O101:.O102])" ns41:value-type="float" table:style-name="ce74" office:value-type="float" office:value="744">
            <text:p>744</text:p>
          </table:table-cell>
          <table:table-cell table:formula="of:=SUM([.P101:.P102])" ns41:value-type="float" table:style-name="ce74" office:value-type="float" office:value="12">
            <text:p>12</text:p>
          </table:table-cell>
          <table:table-cell table:formula="of:=SUM([.Q101:.Q102])" ns41:value-type="float" table:style-name="ce74" office:value-type="float" office:value="20">
            <text:p>20</text:p>
          </table:table-cell>
          <table:table-cell table:formula="of:=[.N104]+[.P104]" ns41:value-type="float" table:style-name="ce74" office:value-type="float" office:value="803">
            <text:p>803</text:p>
          </table:table-cell>
          <table:table-cell table:formula="of:=[.O104]+[.Q104]" ns41:value-type="float" table:style-name="ce74" office:value-type="float" office:value="764">
            <text:p>764</text:p>
          </table:table-cell>
          <table:table-cell table:formula="of:=SUM([.T101:.T102])" ns41:value-type="float" table:style-name="ce74" office:value-type="float" office:value="22">
            <text:p>22</text:p>
          </table:table-cell>
          <table:table-cell table:formula="of:=SUM([.U101:.U102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Benschop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103:.I104])" ns41:value-type="float" table:style-name="ce73" office:value-type="float" office:value="357">
            <text:p>357</text:p>
          </table:table-cell>
          <table:table-cell table:formula="of:=SUM([.J103:.J104])" ns41:value-type="float" table:style-name="ce74" office:value-type="float" office:value="0">
            <text:p>0</text:p>
          </table:table-cell>
          <table:table-cell table:formula="of:=SUM([.K103:.K104])" ns41:value-type="float" table:style-name="ce74" office:value-type="float" office:value="0">
            <text:p>0</text:p>
          </table:table-cell>
          <table:table-cell table:formula="of:=SUM([.L103:.L104])" ns41:value-type="float" table:style-name="ce74" office:value-type="float" office:value="1">
            <text:p>1</text:p>
          </table:table-cell>
          <table:table-cell table:formula="of:=SUM([.M103:.M104])" ns41:value-type="float" table:style-name="ce74" office:value-type="float" office:value="0">
            <text:p>0</text:p>
          </table:table-cell>
          <table:table-cell table:formula="of:=SUM([.N103:.N104])" ns41:value-type="float" table:style-name="ce74" office:value-type="float" office:value="836">
            <text:p>836</text:p>
          </table:table-cell>
          <table:table-cell table:formula="of:=SUM([.O103:.O104])" ns41:value-type="float" table:style-name="ce74" office:value-type="float" office:value="807">
            <text:p>807</text:p>
          </table:table-cell>
          <table:table-cell table:formula="of:=SUM([.P103:.P104])" ns41:value-type="float" table:style-name="ce74" office:value-type="float" office:value="14">
            <text:p>14</text:p>
          </table:table-cell>
          <table:table-cell table:formula="of:=SUM([.Q103:.Q104])" ns41:value-type="float" table:style-name="ce74" office:value-type="float" office:value="20">
            <text:p>20</text:p>
          </table:table-cell>
          <table:table-cell table:formula="of:=[.N105]+[.P105]" ns41:value-type="float" table:style-name="ce74" office:value-type="float" office:value="850">
            <text:p>850</text:p>
          </table:table-cell>
          <table:table-cell table:formula="of:=[.O105]+[.Q105]" ns41:value-type="float" table:style-name="ce74" office:value-type="float" office:value="827">
            <text:p>827</text:p>
          </table:table-cell>
          <table:table-cell table:formula="of:=SUM([.T103:.T104])" ns41:value-type="float" table:style-name="ce74" office:value-type="float" office:value="24">
            <text:p>24</text:p>
          </table:table-cell>
          <table:table-cell table:formula="of:=SUM([.U103:.U104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Bilt (De)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34" office:value-type="float">
            <text:p>134</text:p>
          </table:table-cell>
          <table:table-cell ns41:value-type="float" table:style-name="ce74" office:value="8" office:value-type="float">
            <text:p>8</text:p>
          </table:table-cell>
          <table:table-cell table:style-name="ce74" table:number-columns-repeated="3"/>
          <table:table-cell ns41:value-type="float" table:style-name="ce74" office:value="281" office:value-type="float">
            <text:p>281</text:p>
          </table:table-cell>
          <table:table-cell ns41:value-type="float" table:style-name="ce74" office:value="296" office:value-type="float">
            <text:p>296</text:p>
          </table:table-cell>
          <table:table-cell ns41:value-type="float" table:style-name="ce74" office:value="13" office:value-type="float">
            <text:p>13</text:p>
          </table:table-cell>
          <table:table-cell ns41:value-type="float" table:style-name="ce74" office:value="10" office:value-type="float">
            <text:p>10</text:p>
          </table:table-cell>
          <table:table-cell table:formula="of:=[.N106]+[.P106]" ns41:value-type="float" table:style-name="ce74" office:value-type="float" office:value="294">
            <text:p>294</text:p>
          </table:table-cell>
          <table:table-cell table:formula="of:=[.O106]+[.Q106]" ns41:value-type="float" table:style-name="ce74" office:value-type="float" office:value="306">
            <text:p>306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5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Bilt (De)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73" office:value-type="float">
            <text:p>73</text:p>
          </table:table-cell>
          <table:table-cell table:style-name="ce74" table:number-columns-repeated="4"/>
          <table:table-cell ns41:value-type="float" table:style-name="ce74" office:value="164" office:value-type="float">
            <text:p>164</text:p>
          </table:table-cell>
          <table:table-cell ns41:value-type="float" table:style-name="ce74" office:value="158" office:value-type="float">
            <text:p>158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9" office:value-type="float">
            <text:p>9</text:p>
          </table:table-cell>
          <table:table-cell table:formula="of:=[.N107]+[.P107]" ns41:value-type="float" table:style-name="ce74" office:value-type="float" office:value="169">
            <text:p>169</text:p>
          </table:table-cell>
          <table:table-cell table:formula="of:=[.O107]+[.Q107]" ns41:value-type="float" table:style-name="ce74" office:value-type="float" office:value="167">
            <text:p>167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Bilt (De)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Wachterswoning fort Hoofddijk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table:formula="of:=[.N108]+[.P108]" ns41:value-type="float" table:style-name="ce74" office:value-type="float" office:value="1">
            <text:p>1</text:p>
          </table:table-cell>
          <table:table-cell table:formula="of:=[.O108]+[.Q108]" ns41:value-type="float" table:style-name="ce74" office:value-type="float" office:value="0">
            <text:p>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8" office:value-type="float">
            <text:p>48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3"/>
          <table:table-cell ns41:value-type="float" table:style-name="ce74" office:value="138" office:value-type="float">
            <text:p>138</text:p>
          </table:table-cell>
          <table:table-cell ns41:value-type="float" table:style-name="ce74" office:value="119" office:value-type="float">
            <text:p>119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6" office:value-type="float">
            <text:p>6</text:p>
          </table:table-cell>
          <table:table-cell table:formula="of:=[.N109]+[.P109]" ns41:value-type="float" table:style-name="ce74" office:value-type="float" office:value="142">
            <text:p>142</text:p>
          </table:table-cell>
          <table:table-cell table:formula="of:=[.O109]+[.Q109]" ns41:value-type="float" table:style-name="ce74" office:value-type="float" office:value="125">
            <text:p>125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Bilt (De)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79" office:value-type="float">
            <text:p>179</text:p>
          </table:table-cell>
          <table:table-cell ns41:value-type="float" table:style-name="ce74" office:value="10" office:value-type="float">
            <text:p>10</text:p>
          </table:table-cell>
          <table:table-cell table:style-name="ce74" table:number-columns-repeated="3"/>
          <table:table-cell ns41:value-type="float" table:style-name="ce74" office:value="444" office:value-type="float">
            <text:p>444</text:p>
          </table:table-cell>
          <table:table-cell ns41:value-type="float" table:style-name="ce74" office:value="357" office:value-type="float">
            <text:p>357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21" office:value-type="float">
            <text:p>21</text:p>
          </table:table-cell>
          <table:table-cell table:formula="of:=[.N110]+[.P110]" ns41:value-type="float" table:style-name="ce74" office:value-type="float" office:value="456">
            <text:p>456</text:p>
          </table:table-cell>
          <table:table-cell table:formula="of:=[.O110]+[.Q110]" ns41:value-type="float" table:style-name="ce74" office:value-type="float" office:value="378">
            <text:p>378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Bilt (De)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9" office:value-type="float">
            <text:p>49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29" office:value-type="float">
            <text:p>129</text:p>
          </table:table-cell>
          <table:table-cell ns41:value-type="float" table:style-name="ce74" office:value="113" office:value-type="float">
            <text:p>113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1" office:value-type="float">
            <text:p>1</text:p>
          </table:table-cell>
          <table:table-cell table:formula="of:=[.N111]+[.P111]" ns41:value-type="float" table:style-name="ce74" office:value-type="float" office:value="132">
            <text:p>132</text:p>
          </table:table-cell>
          <table:table-cell table:formula="of:=[.O111]+[.Q111]" ns41:value-type="float" table:style-name="ce74" office:value-type="float" office:value="114">
            <text:p>114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Bilt (De)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106:.I107])" ns41:value-type="float" table:style-name="ce73" office:value-type="float" office:value="207">
            <text:p>207</text:p>
          </table:table-cell>
          <table:table-cell table:formula="of:=SUM([.J106:.J107])" ns41:value-type="float" table:style-name="ce74" office:value-type="float" office:value="8">
            <text:p>8</text:p>
          </table:table-cell>
          <table:table-cell table:formula="of:=SUM([.K106:.K107])" ns41:value-type="float" table:style-name="ce74" office:value-type="float" office:value="0">
            <text:p>0</text:p>
          </table:table-cell>
          <table:table-cell table:formula="of:=SUM([.L106:.L107])" ns41:value-type="float" table:style-name="ce74" office:value-type="float" office:value="0">
            <text:p>0</text:p>
          </table:table-cell>
          <table:table-cell table:formula="of:=SUM([.M106:.M107])" ns41:value-type="float" table:style-name="ce74" office:value-type="float" office:value="0">
            <text:p>0</text:p>
          </table:table-cell>
          <table:table-cell table:formula="of:=SUM([.N106:.N107])" ns41:value-type="float" table:style-name="ce74" office:value-type="float" office:value="445">
            <text:p>445</text:p>
          </table:table-cell>
          <table:table-cell table:formula="of:=SUM([.O106:.O107])" ns41:value-type="float" table:style-name="ce74" office:value-type="float" office:value="454">
            <text:p>454</text:p>
          </table:table-cell>
          <table:table-cell table:formula="of:=SUM([.P106:.P107])" ns41:value-type="float" table:style-name="ce74" office:value-type="float" office:value="18">
            <text:p>18</text:p>
          </table:table-cell>
          <table:table-cell table:formula="of:=SUM([.Q106:.Q107])" ns41:value-type="float" table:style-name="ce74" office:value-type="float" office:value="19">
            <text:p>19</text:p>
          </table:table-cell>
          <table:table-cell table:formula="of:=[.N112]+[.P112]" ns41:value-type="float" table:style-name="ce74" office:value-type="float" office:value="463">
            <text:p>463</text:p>
          </table:table-cell>
          <table:table-cell table:formula="of:=[.O112]+[.Q112]" ns41:value-type="float" table:style-name="ce74" office:value-type="float" office:value="473">
            <text:p>473</text:p>
          </table:table-cell>
          <table:table-cell table:formula="of:=SUM([.T106:.T107])" ns41:value-type="float" table:style-name="ce74" office:value-type="float" office:value="14">
            <text:p>14</text:p>
          </table:table-cell>
          <table:table-cell table:formula="of:=SUM([.U106:.U107])" ns41:value-type="float" table:style-name="ce75" office:value-type="float" office:value="19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108:.I111])" ns41:value-type="float" table:style-name="ce73" office:value-type="float" office:value="277">
            <text:p>277</text:p>
          </table:table-cell>
          <table:table-cell table:formula="of:=SUM([.J108:.J111])" ns41:value-type="float" table:style-name="ce74" office:value-type="float" office:value="15">
            <text:p>15</text:p>
          </table:table-cell>
          <table:table-cell table:formula="of:=SUM([.K108:.K111])" ns41:value-type="float" table:style-name="ce74" office:value-type="float" office:value="0">
            <text:p>0</text:p>
          </table:table-cell>
          <table:table-cell table:formula="of:=SUM([.L108:.L111])" ns41:value-type="float" table:style-name="ce74" office:value-type="float" office:value="0">
            <text:p>0</text:p>
          </table:table-cell>
          <table:table-cell table:formula="of:=SUM([.M108:.M111])" ns41:value-type="float" table:style-name="ce74" office:value-type="float" office:value="0">
            <text:p>0</text:p>
          </table:table-cell>
          <table:table-cell table:formula="of:=SUM([.N108:.N111])" ns41:value-type="float" table:style-name="ce74" office:value-type="float" office:value="712">
            <text:p>712</text:p>
          </table:table-cell>
          <table:table-cell table:formula="of:=SUM([.O108:.O111])" ns41:value-type="float" table:style-name="ce74" office:value-type="float" office:value="589">
            <text:p>589</text:p>
          </table:table-cell>
          <table:table-cell table:formula="of:=SUM([.P108:.P111])" ns41:value-type="float" table:style-name="ce74" office:value-type="float" office:value="19">
            <text:p>19</text:p>
          </table:table-cell>
          <table:table-cell table:formula="of:=SUM([.Q108:.Q111])" ns41:value-type="float" table:style-name="ce74" office:value-type="float" office:value="28">
            <text:p>28</text:p>
          </table:table-cell>
          <table:table-cell table:formula="of:=[.N113]+[.P113]" ns41:value-type="float" table:style-name="ce74" office:value-type="float" office:value="731">
            <text:p>731</text:p>
          </table:table-cell>
          <table:table-cell table:formula="of:=[.O113]+[.Q113]" ns41:value-type="float" table:style-name="ce74" office:value-type="float" office:value="617">
            <text:p>617</text:p>
          </table:table-cell>
          <table:table-cell table:formula="of:=SUM([.T108:.T111])" ns41:value-type="float" table:style-name="ce74" office:value-type="float" office:value="9">
            <text:p>9</text:p>
          </table:table-cell>
          <table:table-cell table:formula="of:=SUM([.U108:.U111])" ns41:value-type="float" table:style-name="ce75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Bilt (De)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112:.I113])" ns41:value-type="float" table:style-name="ce73" office:value-type="float" office:value="484">
            <text:p>484</text:p>
          </table:table-cell>
          <table:table-cell table:formula="of:=SUM([.J112:.J113])" ns41:value-type="float" table:style-name="ce74" office:value-type="float" office:value="23">
            <text:p>23</text:p>
          </table:table-cell>
          <table:table-cell table:formula="of:=SUM([.K112:.K113])" ns41:value-type="float" table:style-name="ce74" office:value-type="float" office:value="0">
            <text:p>0</text:p>
          </table:table-cell>
          <table:table-cell table:formula="of:=SUM([.L112:.L113])" ns41:value-type="float" table:style-name="ce74" office:value-type="float" office:value="0">
            <text:p>0</text:p>
          </table:table-cell>
          <table:table-cell table:formula="of:=SUM([.M112:.M113])" ns41:value-type="float" table:style-name="ce74" office:value-type="float" office:value="0">
            <text:p>0</text:p>
          </table:table-cell>
          <table:table-cell table:formula="of:=SUM([.N112:.N113])" ns41:value-type="float" table:style-name="ce74" office:value-type="float" office:value="1157">
            <text:p>1157</text:p>
          </table:table-cell>
          <table:table-cell table:formula="of:=SUM([.O112:.O113])" ns41:value-type="float" table:style-name="ce74" office:value-type="float" office:value="1043">
            <text:p>1043</text:p>
          </table:table-cell>
          <table:table-cell table:formula="of:=SUM([.P112:.P113])" ns41:value-type="float" table:style-name="ce74" office:value-type="float" office:value="37">
            <text:p>37</text:p>
          </table:table-cell>
          <table:table-cell table:formula="of:=SUM([.Q112:.Q113])" ns41:value-type="float" table:style-name="ce74" office:value-type="float" office:value="47">
            <text:p>47</text:p>
          </table:table-cell>
          <table:table-cell table:formula="of:=[.N114]+[.P114]" ns41:value-type="float" table:style-name="ce74" office:value-type="float" office:value="1194">
            <text:p>1194</text:p>
          </table:table-cell>
          <table:table-cell table:formula="of:=[.O114]+[.Q114]" ns41:value-type="float" table:style-name="ce74" office:value-type="float" office:value="1090">
            <text:p>1090</text:p>
          </table:table-cell>
          <table:table-cell table:formula="of:=SUM([.T112:.T113])" ns41:value-type="float" table:style-name="ce74" office:value-type="float" office:value="23">
            <text:p>23</text:p>
          </table:table-cell>
          <table:table-cell table:formula="of:=SUM([.U112:.U113])" ns41:value-type="float" table:style-name="ce75" office:value-type="float" office:value="32">
            <text:p>3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Breukelen-Nijenrode</text:p>
          </table:table-cell>
          <table:table-cell table:style-name="ce72"/>
          <table:table-cell ns41:value-type="string" table:style-name="ce72" office:value-type="string">
            <text:p>Dorp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Huis van Bewaring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8"/>
          <table:table-cell table:formula="of:=[.N115]+[.P115]" ns41:value-type="float" table:style-name="ce74" office:value-type="float" office:value="0">
            <text:p>0</text:p>
          </table:table-cell>
          <table:table-cell table:formula="of:=[.O115]+[.Q115]" ns41:value-type="float" table:style-name="ce74" office:value-type="float" office:value="0">
            <text:p>0</text:p>
          </table:table-cell>
          <table:table-cell ns41:value-type="float" table:style-name="ce74" office:value="2" office:value-type="float">
            <text:p>2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-Nijenrode</text:p>
          </table:table-cell>
          <table:table-cell table:style-name="ce72"/>
          <table:table-cell ns41:value-type="string" table:style-name="ce72" office:value-type="string">
            <text:p>Dorp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03" office:value-type="float">
            <text:p>303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556" office:value-type="float">
            <text:p>556</text:p>
          </table:table-cell>
          <table:table-cell ns41:value-type="float" table:style-name="ce74" office:value="618" office:value-type="float">
            <text:p>618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16" office:value-type="float">
            <text:p>16</text:p>
          </table:table-cell>
          <table:table-cell table:formula="of:=[.N116]+[.P116]" ns41:value-type="float" table:style-name="ce74" office:value-type="float" office:value="578">
            <text:p>578</text:p>
          </table:table-cell>
          <table:table-cell table:formula="of:=[.O116]+[.Q116]" ns41:value-type="float" table:style-name="ce74" office:value-type="float" office:value="634">
            <text:p>634</text:p>
          </table:table-cell>
          <table:table-cell ns41:value-type="float" table:style-name="ce74" office:value="32" office:value-type="float">
            <text:p>32</text:p>
          </table:table-cell>
          <table:table-cell ns41:value-type="float" table:style-name="ce75" office:value="16" office:value-type="float">
            <text:p>1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Breukelen-Nijenrode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pen Broekdijk, Poeldijk, Galgewaard, Kortrijk, Portengen, Oud-Aa</text:p>
          </table:table-cell>
          <table:table-cell ns41:value-type="string" table:style-name="ce72" office:value-type="string">
            <text:p>Meisjeskostschool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1" table:style-name="ce74" table:number-columns-repeated="2" office:value-type="float">
            <text:p>1</text:p>
          </table:table-cell>
          <table:table-cell table:style-name="ce74"/>
          <table:table-cell ns41:value-type="float" table:style-name="ce74" office:value="10" office:value-type="float">
            <text:p>10</text:p>
          </table:table-cell>
          <table:table-cell table:formula="of:=[.N117]+[.P117]" ns41:value-type="float" table:style-name="ce74" office:value-type="float" office:value="1">
            <text:p>1</text:p>
          </table:table-cell>
          <table:table-cell table:formula="of:=[.O117]+[.Q117]" ns41:value-type="float" table:style-name="ce74" office:value-type="float" office:value="11">
            <text:p>1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Breukelen-Nijenrode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pen Broekdijk, Poeldijk, Galgewaard, Kortrijk, Portengen, Oud-Aa</text:p>
          </table:table-cell>
          <table:table-cell ns41:value-type="string" table:style-name="ce72" office:value-type="string">
            <text:p>Jongenskostschool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7" office:value-type="float">
            <text:p>7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8" office:value-type="float">
            <text:p>8</text:p>
          </table:table-cell>
          <table:table-cell table:style-name="ce74"/>
          <table:table-cell table:formula="of:=[.N118]+[.P118]" ns41:value-type="float" table:style-name="ce74" office:value-type="float" office:value="15">
            <text:p>15</text:p>
          </table:table-cell>
          <table:table-cell table:formula="of:=[.O118]+[.Q118]" ns41:value-type="float" table:style-name="ce74" office:value-type="float" office:value="5">
            <text:p>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Breukelen-Nijenrode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pen Broekdijk, Poeldijk, Galgewaard, Kortrijk, Portengen, Oud-Aa</text:p>
          </table:table-cell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54" office:value-type="float">
            <text:p>154</text:p>
          </table:table-cell>
          <table:table-cell ns41:value-type="float" table:style-name="ce74" office:value="10" office:value-type="float">
            <text:p>10</text:p>
          </table:table-cell>
          <table:table-cell table:style-name="ce74" table:number-columns-repeated="3"/>
          <table:table-cell ns41:value-type="float" table:style-name="ce74" office:value="348" office:value-type="float">
            <text:p>348</text:p>
          </table:table-cell>
          <table:table-cell ns41:value-type="float" table:style-name="ce74" office:value="336" office:value-type="float">
            <text:p>336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7" office:value-type="float">
            <text:p>7</text:p>
          </table:table-cell>
          <table:table-cell table:formula="of:=[.N119]+[.P119]" ns41:value-type="float" table:style-name="ce74" office:value-type="float" office:value="352">
            <text:p>352</text:p>
          </table:table-cell>
          <table:table-cell table:formula="of:=[.O119]+[.Q119]" ns41:value-type="float" table:style-name="ce74" office:value-type="float" office:value="343">
            <text:p>343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5" office:value="7" office:value-type="float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-Nijenrode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115:.I116])" ns41:value-type="float" table:style-name="ce73" office:value-type="float" office:value="304">
            <text:p>304</text:p>
          </table:table-cell>
          <table:table-cell table:formula="of:=SUM([.J115:.J116])" ns41:value-type="float" table:style-name="ce74" office:value-type="float" office:value="5">
            <text:p>5</text:p>
          </table:table-cell>
          <table:table-cell table:formula="of:=SUM([.K115:.K116])" ns41:value-type="float" table:style-name="ce74" office:value-type="float" office:value="0">
            <text:p>0</text:p>
          </table:table-cell>
          <table:table-cell table:formula="of:=SUM([.L115:.L116])" ns41:value-type="float" table:style-name="ce74" office:value-type="float" office:value="0">
            <text:p>0</text:p>
          </table:table-cell>
          <table:table-cell table:formula="of:=SUM([.M115:.M116])" ns41:value-type="float" table:style-name="ce74" office:value-type="float" office:value="0">
            <text:p>0</text:p>
          </table:table-cell>
          <table:table-cell table:formula="of:=SUM([.N115:.N116])" ns41:value-type="float" table:style-name="ce74" office:value-type="float" office:value="556">
            <text:p>556</text:p>
          </table:table-cell>
          <table:table-cell table:formula="of:=SUM([.O115:.O116])" ns41:value-type="float" table:style-name="ce74" office:value-type="float" office:value="618">
            <text:p>618</text:p>
          </table:table-cell>
          <table:table-cell table:formula="of:=SUM([.P115:.P116])" ns41:value-type="float" table:style-name="ce74" office:value-type="float" office:value="22">
            <text:p>22</text:p>
          </table:table-cell>
          <table:table-cell table:formula="of:=SUM([.Q115:.Q116])" ns41:value-type="float" table:style-name="ce74" office:value-type="float" office:value="16">
            <text:p>16</text:p>
          </table:table-cell>
          <table:table-cell table:formula="of:=[.N120]+[.P120]" ns41:value-type="float" table:style-name="ce74" office:value-type="float" office:value="578">
            <text:p>578</text:p>
          </table:table-cell>
          <table:table-cell table:formula="of:=[.O120]+[.Q120]" ns41:value-type="float" table:style-name="ce74" office:value-type="float" office:value="634">
            <text:p>634</text:p>
          </table:table-cell>
          <table:table-cell table:formula="of:=SUM([.T115:.T116])" ns41:value-type="float" table:style-name="ce74" office:value-type="float" office:value="34">
            <text:p>34</text:p>
          </table:table-cell>
          <table:table-cell table:formula="of:=SUM([.U115:.U116])" ns41:value-type="float" table:style-name="ce75" office:value-type="float" office:value="16">
            <text:p>1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-Nijenrode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117:.I119])" ns41:value-type="float" table:style-name="ce73" office:value-type="float" office:value="156">
            <text:p>156</text:p>
          </table:table-cell>
          <table:table-cell table:formula="of:=SUM([.J117:.J119])" ns41:value-type="float" table:style-name="ce74" office:value-type="float" office:value="10">
            <text:p>10</text:p>
          </table:table-cell>
          <table:table-cell table:formula="of:=SUM([.K117:.K119])" ns41:value-type="float" table:style-name="ce74" office:value-type="float" office:value="0">
            <text:p>0</text:p>
          </table:table-cell>
          <table:table-cell table:formula="of:=SUM([.L117:.L119])" ns41:value-type="float" table:style-name="ce74" office:value-type="float" office:value="0">
            <text:p>0</text:p>
          </table:table-cell>
          <table:table-cell table:formula="of:=SUM([.M117:.M119])" ns41:value-type="float" table:style-name="ce74" office:value-type="float" office:value="0">
            <text:p>0</text:p>
          </table:table-cell>
          <table:table-cell table:formula="of:=SUM([.N117:.N119])" ns41:value-type="float" table:style-name="ce74" office:value-type="float" office:value="356">
            <text:p>356</text:p>
          </table:table-cell>
          <table:table-cell table:formula="of:=SUM([.O117:.O119])" ns41:value-type="float" table:style-name="ce74" office:value-type="float" office:value="342">
            <text:p>342</text:p>
          </table:table-cell>
          <table:table-cell table:formula="of:=SUM([.P117:.P119])" ns41:value-type="float" table:style-name="ce74" office:value-type="float" office:value="12">
            <text:p>12</text:p>
          </table:table-cell>
          <table:table-cell table:formula="of:=SUM([.Q117:.Q119])" ns41:value-type="float" table:style-name="ce74" office:value-type="float" office:value="17">
            <text:p>17</text:p>
          </table:table-cell>
          <table:table-cell table:formula="of:=[.N121]+[.P121]" ns41:value-type="float" table:style-name="ce74" office:value-type="float" office:value="368">
            <text:p>368</text:p>
          </table:table-cell>
          <table:table-cell table:formula="of:=[.O121]+[.Q121]" ns41:value-type="float" table:style-name="ce74" office:value-type="float" office:value="359">
            <text:p>359</text:p>
          </table:table-cell>
          <table:table-cell table:formula="of:=SUM([.T117:.T119])" ns41:value-type="float" table:style-name="ce74" office:value-type="float" office:value="14">
            <text:p>14</text:p>
          </table:table-cell>
          <table:table-cell table:formula="of:=SUM([.U117:.U119])" ns41:value-type="float" table:style-name="ce75" office:value-type="float" office:value="7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Breukelen-Nijenrode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120:.I121])" ns41:value-type="float" table:style-name="ce73" office:value-type="float" office:value="460">
            <text:p>460</text:p>
          </table:table-cell>
          <table:table-cell table:formula="of:=SUM([.J115:.J119])" ns41:value-type="float" table:style-name="ce74" office:value-type="float" office:value="15">
            <text:p>15</text:p>
          </table:table-cell>
          <table:table-cell table:formula="of:=SUM([.K115:.K119])" ns41:value-type="float" table:style-name="ce74" office:value-type="float" office:value="0">
            <text:p>0</text:p>
          </table:table-cell>
          <table:table-cell table:formula="of:=SUM([.L115:.L119])" ns41:value-type="float" table:style-name="ce74" office:value-type="float" office:value="0">
            <text:p>0</text:p>
          </table:table-cell>
          <table:table-cell table:formula="of:=SUM([.M115:.M119])" ns41:value-type="float" table:style-name="ce74" office:value-type="float" office:value="0">
            <text:p>0</text:p>
          </table:table-cell>
          <table:table-cell table:formula="of:=SUM([.N115:.N119])" ns41:value-type="float" table:style-name="ce74" office:value-type="float" office:value="912">
            <text:p>912</text:p>
          </table:table-cell>
          <table:table-cell table:formula="of:=SUM([.O115:.O119])" ns41:value-type="float" table:style-name="ce74" office:value-type="float" office:value="960">
            <text:p>960</text:p>
          </table:table-cell>
          <table:table-cell table:formula="of:=SUM([.P115:.P119])" ns41:value-type="float" table:style-name="ce74" office:value-type="float" office:value="34">
            <text:p>34</text:p>
          </table:table-cell>
          <table:table-cell table:formula="of:=SUM([.Q115:.Q119])" ns41:value-type="float" table:style-name="ce74" office:value-type="float" office:value="33">
            <text:p>33</text:p>
          </table:table-cell>
          <table:table-cell table:formula="of:=[.N122]+[.P122]" ns41:value-type="float" table:style-name="ce74" office:value-type="float" office:value="946">
            <text:p>946</text:p>
          </table:table-cell>
          <table:table-cell table:formula="of:=[.O122]+[.Q122]" ns41:value-type="float" table:style-name="ce74" office:value-type="float" office:value="993">
            <text:p>993</text:p>
          </table:table-cell>
          <table:table-cell table:formula="of:=SUM([.T115:.T119])" ns41:value-type="float" table:style-name="ce74" office:value-type="float" office:value="48">
            <text:p>48</text:p>
          </table:table-cell>
          <table:table-cell table:formula="of:=SUM([.U115:.U119])" ns41:value-type="float" table:style-name="ce75" office:value-type="float" office:value="23">
            <text:p>2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11">
          <table:table-cell ns41:value-type="string" table:style-name="ce8" office:value-type="string">
            <text:p>Breukelen-Nijenrode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6"/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123]+[.P123]" ns41:value-type="float" table:style-name="ce74" office:value-type="float" office:value="1">
            <text:p>1</text:p>
          </table:table-cell>
          <table:table-cell table:formula="of:=[.O123]+[.Q123]" ns41:value-type="float" table:style-name="ce74" office:value-type="float" office:value="0">
            <text:p>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Breukelen-Nijenrode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122:.I123])" ns41:value-type="float" table:style-name="ce73" office:value-type="float" office:value="460">
            <text:p>460</text:p>
          </table:table-cell>
          <table:table-cell table:formula="of:=SUM([.J122:.J123])" ns41:value-type="float" table:style-name="ce74" office:value-type="float" office:value="15">
            <text:p>15</text:p>
          </table:table-cell>
          <table:table-cell table:formula="of:=SUM([.K122:.K123])" ns41:value-type="float" table:style-name="ce74" office:value-type="float" office:value="0">
            <text:p>0</text:p>
          </table:table-cell>
          <table:table-cell table:formula="of:=SUM([.L122:.L123])" ns41:value-type="float" table:style-name="ce74" office:value-type="float" office:value="0">
            <text:p>0</text:p>
          </table:table-cell>
          <table:table-cell table:formula="of:=SUM([.M122:.M123])" ns41:value-type="float" table:style-name="ce74" office:value-type="float" office:value="0">
            <text:p>0</text:p>
          </table:table-cell>
          <table:table-cell table:formula="of:=SUM([.N122:.N123])" ns41:value-type="float" table:style-name="ce74" office:value-type="float" office:value="912">
            <text:p>912</text:p>
          </table:table-cell>
          <table:table-cell table:formula="of:=SUM([.O122:.O123])" ns41:value-type="float" table:style-name="ce74" office:value-type="float" office:value="960">
            <text:p>960</text:p>
          </table:table-cell>
          <table:table-cell table:formula="of:=SUM([.P122:.P123])" ns41:value-type="float" table:style-name="ce74" office:value-type="float" office:value="35">
            <text:p>35</text:p>
          </table:table-cell>
          <table:table-cell table:formula="of:=SUM([.Q122:.Q123])" ns41:value-type="float" table:style-name="ce74" office:value-type="float" office:value="33">
            <text:p>33</text:p>
          </table:table-cell>
          <table:table-cell table:formula="of:=[.N124]+[.P124]" ns41:value-type="float" table:style-name="ce74" office:value-type="float" office:value="947">
            <text:p>947</text:p>
          </table:table-cell>
          <table:table-cell table:formula="of:=[.O124]+[.Q124]" ns41:value-type="float" table:style-name="ce74" office:value-type="float" office:value="993">
            <text:p>993</text:p>
          </table:table-cell>
          <table:table-cell table:formula="of:=SUM([.T122:.T123])" ns41:value-type="float" table:style-name="ce74" office:value-type="float" office:value="48">
            <text:p>48</text:p>
          </table:table-cell>
          <table:table-cell table:formula="of:=SUM([.U122:.U123])" ns41:value-type="float" table:style-name="ce75" office:value-type="float" office:value="23">
            <text:p>2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Breukelen-Nijenrode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1" office:value-type="float">
            <text:p>1</text:p>
          </table:table-cell>
          <table:table-cell table:style-name="ce74" table:number-columns-repeated="6"/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 St. Pieters</text:p>
          </table:table-cell>
          <table:table-cell table:style-name="ce72"/>
          <table:table-cell ns41:value-type="string" table:style-name="ce72" office:value-type="string">
            <text:p>Dorp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Klooster Bethlehem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12" office:value-type="float">
            <text:p>12</text:p>
          </table:table-cell>
          <table:table-cell table:style-name="ce74"/>
          <table:table-cell ns41:value-type="float" table:style-name="ce74" office:value="2" office:value-type="float">
            <text:p>2</text:p>
          </table:table-cell>
          <table:table-cell table:formula="of:=[.N126]+[.P126]" ns41:value-type="float" table:style-name="ce74" office:value-type="float" office:value="0">
            <text:p>0</text:p>
          </table:table-cell>
          <table:table-cell table:formula="of:=[.O126]+[.Q126]" ns41:value-type="float" table:style-name="ce74" office:value-type="float" office:value="14">
            <text:p>14</text:p>
          </table:table-cell>
          <table:table-cell table:style-name="ce74"/>
          <table:table-cell ns41:value-type="float" table:style-name="ce75" office:value="12" office:value-type="float">
            <text:p>1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 St. Pieters</text:p>
          </table:table-cell>
          <table:table-cell table:style-name="ce72"/>
          <table:table-cell ns41:value-type="string" table:style-name="ce72" office:value-type="string">
            <text:p>Dorp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08" office:value-type="float">
            <text:p>108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2"/>
          <table:table-cell ns41:value-type="float" table:style-name="ce74" office:value="264" office:value-type="float">
            <text:p>264</text:p>
          </table:table-cell>
          <table:table-cell ns41:value-type="float" table:style-name="ce74" office:value="219" office:value-type="float">
            <text:p>219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3" office:value-type="float">
            <text:p>3</text:p>
          </table:table-cell>
          <table:table-cell table:formula="of:=[.N127]+[.P127]" ns41:value-type="float" table:style-name="ce74" office:value-type="float" office:value="269">
            <text:p>269</text:p>
          </table:table-cell>
          <table:table-cell table:formula="of:=[.O127]+[.Q127]" ns41:value-type="float" table:style-name="ce74" office:value-type="float" office:value="222">
            <text:p>222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 St. Pieters</text:p>
          </table:table-cell>
          <table:table-cell table:style-name="ce72"/>
          <table:table-cell ns41:value-type="string" table:style-name="ce72" office:value-type="string">
            <text:p>Buurtschap Breukeleveen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98" office:value-type="float">
            <text:p>98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3"/>
          <table:table-cell ns41:value-type="float" table:style-name="ce74" office:value="218" office:value-type="float">
            <text:p>218</text:p>
          </table:table-cell>
          <table:table-cell ns41:value-type="float" table:style-name="ce74" office:value="196" office:value-type="float">
            <text:p>196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4" office:value="4" office:value-type="float">
            <text:p>4</text:p>
          </table:table-cell>
          <table:table-cell table:formula="of:=[.N128]+[.P128]" ns41:value-type="float" table:style-name="ce74" office:value-type="float" office:value="225">
            <text:p>225</text:p>
          </table:table-cell>
          <table:table-cell table:formula="of:=[.O128]+[.Q128]" ns41:value-type="float" table:style-name="ce74" office:value-type="float" office:value="200">
            <text:p>200</text:p>
          </table:table-cell>
          <table:table-cell ns41:value-type="float" table:style-name="ce74" office:value="4" office:value-type="float">
            <text:p>4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 St. Pieters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126:.I127])" ns41:value-type="float" table:style-name="ce73" office:value-type="float" office:value="109">
            <text:p>109</text:p>
          </table:table-cell>
          <table:table-cell table:formula="of:=SUM([.J126:.J127])" ns41:value-type="float" table:style-name="ce74" office:value-type="float" office:value="6">
            <text:p>6</text:p>
          </table:table-cell>
          <table:table-cell table:formula="of:=SUM([.K126:.K127])" ns41:value-type="float" table:style-name="ce74" office:value-type="float" office:value="3">
            <text:p>3</text:p>
          </table:table-cell>
          <table:table-cell table:formula="of:=SUM([.L126:.L127])" ns41:value-type="float" table:style-name="ce74" office:value-type="float" office:value="0">
            <text:p>0</text:p>
          </table:table-cell>
          <table:table-cell table:formula="of:=SUM([.M126:.M127])" ns41:value-type="float" table:style-name="ce74" office:value-type="float" office:value="0">
            <text:p>0</text:p>
          </table:table-cell>
          <table:table-cell table:formula="of:=SUM([.N126:.N127])" ns41:value-type="float" table:style-name="ce74" office:value-type="float" office:value="264">
            <text:p>264</text:p>
          </table:table-cell>
          <table:table-cell table:formula="of:=SUM([.O126:.O127])" ns41:value-type="float" table:style-name="ce74" office:value-type="float" office:value="231">
            <text:p>231</text:p>
          </table:table-cell>
          <table:table-cell table:formula="of:=SUM([.P126:.P127])" ns41:value-type="float" table:style-name="ce74" office:value-type="float" office:value="5">
            <text:p>5</text:p>
          </table:table-cell>
          <table:table-cell table:formula="of:=SUM([.Q126:.Q127])" ns41:value-type="float" table:style-name="ce74" office:value-type="float" office:value="5">
            <text:p>5</text:p>
          </table:table-cell>
          <table:table-cell table:formula="of:=[.N129]+[.P129]" ns41:value-type="float" table:style-name="ce74" office:value-type="float" office:value="269">
            <text:p>269</text:p>
          </table:table-cell>
          <table:table-cell table:formula="of:=[.O129]+[.Q129]" ns41:value-type="float" table:style-name="ce74" office:value-type="float" office:value="236">
            <text:p>236</text:p>
          </table:table-cell>
          <table:table-cell table:formula="of:=SUM([.T126:.T127])" ns41:value-type="float" table:style-name="ce74" office:value-type="float" office:value="7">
            <text:p>7</text:p>
          </table:table-cell>
          <table:table-cell table:formula="of:=SUM([.U126:.U127])" ns41:value-type="float" table:style-name="ce75" office:value-type="float" office:value="21">
            <text:p>2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 St. Pieters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128])" ns41:value-type="float" table:style-name="ce73" office:value-type="float" office:value="98">
            <text:p>98</text:p>
          </table:table-cell>
          <table:table-cell table:formula="of:=SUM([.J128])" ns41:value-type="float" table:style-name="ce74" office:value-type="float" office:value="4">
            <text:p>4</text:p>
          </table:table-cell>
          <table:table-cell table:formula="of:=SUM([.K128])" ns41:value-type="float" table:style-name="ce74" office:value-type="float" office:value="0">
            <text:p>0</text:p>
          </table:table-cell>
          <table:table-cell table:formula="of:=SUM([.L128])" ns41:value-type="float" table:style-name="ce74" office:value-type="float" office:value="0">
            <text:p>0</text:p>
          </table:table-cell>
          <table:table-cell table:formula="of:=SUM([.M128])" ns41:value-type="float" table:style-name="ce74" office:value-type="float" office:value="0">
            <text:p>0</text:p>
          </table:table-cell>
          <table:table-cell table:formula="of:=SUM([.N128])" ns41:value-type="float" table:style-name="ce74" office:value-type="float" office:value="218">
            <text:p>218</text:p>
          </table:table-cell>
          <table:table-cell table:formula="of:=SUM([.O128])" ns41:value-type="float" table:style-name="ce74" office:value-type="float" office:value="196">
            <text:p>196</text:p>
          </table:table-cell>
          <table:table-cell table:formula="of:=SUM([.P128])" ns41:value-type="float" table:style-name="ce74" office:value-type="float" office:value="7">
            <text:p>7</text:p>
          </table:table-cell>
          <table:table-cell table:formula="of:=SUM([.Q128])" ns41:value-type="float" table:style-name="ce74" office:value-type="float" office:value="4">
            <text:p>4</text:p>
          </table:table-cell>
          <table:table-cell table:formula="of:=[.N130]+[.P130]" ns41:value-type="float" table:style-name="ce74" office:value-type="float" office:value="225">
            <text:p>225</text:p>
          </table:table-cell>
          <table:table-cell table:formula="of:=[.O130]+[.Q130]" ns41:value-type="float" table:style-name="ce74" office:value-type="float" office:value="200">
            <text:p>200</text:p>
          </table:table-cell>
          <table:table-cell table:formula="of:=SUM([.T128])" ns41:value-type="float" table:style-name="ce74" office:value-type="float" office:value="4">
            <text:p>4</text:p>
          </table:table-cell>
          <table:table-cell table:formula="of:=SUM([.U128])" ns41:value-type="float" table:style-name="ce75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Breukelen St. Pieters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129:.I130])" ns41:value-type="float" table:style-name="ce73" office:value-type="float" office:value="207">
            <text:p>207</text:p>
          </table:table-cell>
          <table:table-cell table:formula="of:=SUM([.J129:.J130])" ns41:value-type="float" table:style-name="ce74" office:value-type="float" office:value="10">
            <text:p>10</text:p>
          </table:table-cell>
          <table:table-cell table:formula="of:=SUM([.K129:.K130])" ns41:value-type="float" table:style-name="ce74" office:value-type="float" office:value="3">
            <text:p>3</text:p>
          </table:table-cell>
          <table:table-cell table:formula="of:=SUM([.L129:.L130])" ns41:value-type="float" table:style-name="ce74" office:value-type="float" office:value="0">
            <text:p>0</text:p>
          </table:table-cell>
          <table:table-cell table:formula="of:=SUM([.M129:.M130])" ns41:value-type="float" table:style-name="ce74" office:value-type="float" office:value="0">
            <text:p>0</text:p>
          </table:table-cell>
          <table:table-cell table:formula="of:=SUM([.N129:.N130])" ns41:value-type="float" table:style-name="ce74" office:value-type="float" office:value="482">
            <text:p>482</text:p>
          </table:table-cell>
          <table:table-cell table:formula="of:=SUM([.O129:.O130])" ns41:value-type="float" table:style-name="ce74" office:value-type="float" office:value="427">
            <text:p>427</text:p>
          </table:table-cell>
          <table:table-cell table:formula="of:=SUM([.P129:.P130])" ns41:value-type="float" table:style-name="ce74" office:value-type="float" office:value="12">
            <text:p>12</text:p>
          </table:table-cell>
          <table:table-cell table:formula="of:=SUM([.Q129:.Q130])" ns41:value-type="float" table:style-name="ce74" office:value-type="float" office:value="9">
            <text:p>9</text:p>
          </table:table-cell>
          <table:table-cell table:formula="of:=[.N131]+[.P131]" ns41:value-type="float" table:style-name="ce74" office:value-type="float" office:value="494">
            <text:p>494</text:p>
          </table:table-cell>
          <table:table-cell table:formula="of:=[.O131]+[.Q131]" ns41:value-type="float" table:style-name="ce74" office:value-type="float" office:value="436">
            <text:p>436</text:p>
          </table:table-cell>
          <table:table-cell table:formula="of:=SUM([.T129:.T130])" ns41:value-type="float" table:style-name="ce74" office:value-type="float" office:value="11">
            <text:p>11</text:p>
          </table:table-cell>
          <table:table-cell table:formula="of:=SUM([.U129:.U130])" ns41:value-type="float" table:style-name="ce75" office:value-type="float" office:value="21">
            <text:p>2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11">
          <table:table-cell ns41:value-type="string" table:style-name="ce8" office:value-type="string">
            <text:p>Breukelen St. Pieters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7"/>
          <table:table-cell ns41:value-type="float" table:style-name="ce74" office:value="2" office:value-type="float">
            <text:p>2</text:p>
          </table:table-cell>
          <table:table-cell table:formula="of:=[.N132]+[.P132]" ns41:value-type="float" table:style-name="ce74" office:value-type="float" office:value="0">
            <text:p>0</text:p>
          </table:table-cell>
          <table:table-cell table:formula="of:=[.O132]+[.Q132]" ns41:value-type="float" table:style-name="ce74" office:value-type="float" office:value="2">
            <text:p>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Breukelen St. Pieters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131:.I132])" ns41:value-type="float" table:style-name="ce73" office:value-type="float" office:value="207">
            <text:p>207</text:p>
          </table:table-cell>
          <table:table-cell table:formula="of:=SUM([.J131:.J132])" ns41:value-type="float" table:style-name="ce74" office:value-type="float" office:value="10">
            <text:p>10</text:p>
          </table:table-cell>
          <table:table-cell table:formula="of:=SUM([.K131:.K132])" ns41:value-type="float" table:style-name="ce74" office:value-type="float" office:value="3">
            <text:p>3</text:p>
          </table:table-cell>
          <table:table-cell table:formula="of:=SUM([.L131:.L132])" ns41:value-type="float" table:style-name="ce74" office:value-type="float" office:value="0">
            <text:p>0</text:p>
          </table:table-cell>
          <table:table-cell table:formula="of:=SUM([.M131:.M132])" ns41:value-type="float" table:style-name="ce74" office:value-type="float" office:value="0">
            <text:p>0</text:p>
          </table:table-cell>
          <table:table-cell table:formula="of:=SUM([.N131:.N132])" ns41:value-type="float" table:style-name="ce74" office:value-type="float" office:value="482">
            <text:p>482</text:p>
          </table:table-cell>
          <table:table-cell table:formula="of:=SUM([.O131:.O132])" ns41:value-type="float" table:style-name="ce74" office:value-type="float" office:value="427">
            <text:p>427</text:p>
          </table:table-cell>
          <table:table-cell table:formula="of:=SUM([.P131:.P132])" ns41:value-type="float" table:style-name="ce74" office:value-type="float" office:value="12">
            <text:p>12</text:p>
          </table:table-cell>
          <table:table-cell table:formula="of:=SUM([.Q131:.Q132])" ns41:value-type="float" table:style-name="ce74" office:value-type="float" office:value="11">
            <text:p>11</text:p>
          </table:table-cell>
          <table:table-cell table:formula="of:=[.N133]+[.P133]" ns41:value-type="float" table:style-name="ce74" office:value-type="float" office:value="494">
            <text:p>494</text:p>
          </table:table-cell>
          <table:table-cell table:formula="of:=[.O133]+[.Q133]" ns41:value-type="float" table:style-name="ce74" office:value-type="float" office:value="438">
            <text:p>438</text:p>
          </table:table-cell>
          <table:table-cell table:formula="of:=SUM([.T131:.T132])" ns41:value-type="float" table:style-name="ce74" office:value-type="float" office:value="11">
            <text:p>11</text:p>
          </table:table-cell>
          <table:table-cell table:formula="of:=SUM([.U131:.U132])" ns41:value-type="float" table:style-name="ce75" office:value-type="float" office:value="21">
            <text:p>2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11" office:value-type="float">
            <text:p>111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225" office:value-type="float">
            <text:p>225</text:p>
          </table:table-cell>
          <table:table-cell ns41:value-type="float" table:style-name="ce74" office:value="216" office:value-type="float">
            <text:p>216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1" office:value-type="float">
            <text:p>1</text:p>
          </table:table-cell>
          <table:table-cell table:formula="of:=[.N134]+[.P134]" ns41:value-type="float" table:style-name="ce74" office:value-type="float" office:value="231">
            <text:p>231</text:p>
          </table:table-cell>
          <table:table-cell table:formula="of:=[.O134]+[.Q134]" ns41:value-type="float" table:style-name="ce74" office:value-type="float" office:value="217">
            <text:p>217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0" office:value-type="float">
            <text:p>60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28" office:value-type="float">
            <text:p>128</text:p>
          </table:table-cell>
          <table:table-cell ns41:value-type="float" table:style-name="ce74" office:value="129" office:value-type="float">
            <text:p>129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2" office:value-type="float">
            <text:p>2</text:p>
          </table:table-cell>
          <table:table-cell table:formula="of:=[.N135]+[.P135]" ns41:value-type="float" table:style-name="ce74" office:value-type="float" office:value="131">
            <text:p>131</text:p>
          </table:table-cell>
          <table:table-cell table:formula="of:=[.O135]+[.Q135]" ns41:value-type="float" table:style-name="ce74" office:value-type="float" office:value="131">
            <text:p>131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Vecht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Fort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table:style-name="ce74"/>
          <table:table-cell ns41:value-type="float" table:style-name="ce74" office:value="4" office:value-type="float">
            <text:p>4</text:p>
          </table:table-cell>
          <table:table-cell ns41:value-type="float" table:style-name="ce74" office:value="2" office:value-type="float">
            <text:p>2</text:p>
          </table:table-cell>
          <table:table-cell table:formula="of:=[.N136]+[.P136]" ns41:value-type="float" table:style-name="ce74" office:value-type="float" office:value="5">
            <text:p>5</text:p>
          </table:table-cell>
          <table:table-cell table:formula="of:=[.O136]+[.Q136]" ns41:value-type="float" table:style-name="ce74" office:value-type="float" office:value="2">
            <text:p>2</text:p>
          </table:table-cell>
          <table:table-cell ns41:value-type="float" table:style-name="ce74" office:value="6" office:value-type="float">
            <text:p>6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Bunni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Vecht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Wachterswoning in het Fort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2"/>
          <table:table-cell table:formula="of:=[.N137]+[.P137]" ns41:value-type="float" table:style-name="ce74" office:value-type="float" office:value="1">
            <text:p>1</text:p>
          </table:table-cell>
          <table:table-cell table:formula="of:=[.O137]+[.Q137]" ns41:value-type="float" table:style-name="ce74" office:value-type="float" office:value="2">
            <text:p>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Vecht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Tijdelijke keet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9" office:value-type="float">
            <text:p>9</text:p>
          </table:table-cell>
          <table:table-cell table:style-name="ce74" table:number-columns-repeated="4"/>
          <table:table-cell ns41:value-type="float" table:style-name="ce74" office:value="17" office:value-type="float">
            <text:p>17</text:p>
          </table:table-cell>
          <table:table-cell ns41:value-type="float" table:style-name="ce74" office:value="15" office:value-type="float">
            <text:p>15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2" office:value-type="float">
            <text:p>2</text:p>
          </table:table-cell>
          <table:table-cell table:formula="of:=[.N138]+[.P138]" ns41:value-type="float" table:style-name="ce74" office:value-type="float" office:value="18">
            <text:p>18</text:p>
          </table:table-cell>
          <table:table-cell table:formula="of:=[.O138]+[.Q138]" ns41:value-type="float" table:style-name="ce74" office:value-type="float" office:value="17">
            <text:p>17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Vecht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0" office:value-type="float">
            <text:p>60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46" office:value-type="float">
            <text:p>146</text:p>
          </table:table-cell>
          <table:table-cell ns41:value-type="float" table:style-name="ce74" office:value="132" office:value-type="float">
            <text:p>132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1" office:value-type="float">
            <text:p>1</text:p>
          </table:table-cell>
          <table:table-cell table:formula="of:=[.N139]+[.P139]" ns41:value-type="float" table:style-name="ce74" office:value-type="float" office:value="150">
            <text:p>150</text:p>
          </table:table-cell>
          <table:table-cell table:formula="of:=[.O139]+[.Q139]" ns41:value-type="float" table:style-name="ce74" office:value-type="float" office:value="133">
            <text:p>133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Bunni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Rhijnauw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Wachterswoning bij het Fort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3" office:value-type="float">
            <text:p>3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2"/>
          <table:table-cell table:formula="of:=[.N140]+[.P140]" ns41:value-type="float" table:style-name="ce74" office:value-type="float" office:value="3">
            <text:p>3</text:p>
          </table:table-cell>
          <table:table-cell table:formula="of:=[.O140]+[.Q140]" ns41:value-type="float" table:style-name="ce74" office:value-type="float" office:value="5">
            <text:p>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Rhijnauw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Tijdelijke keet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" office:value-type="float">
            <text:p>3</text:p>
          </table:table-cell>
          <table:table-cell table:style-name="ce74" table:number-columns-repeated="4"/>
          <table:table-cell ns41:value-type="float" table:style-name="ce74" office:value="3" office:value-type="float">
            <text:p>3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141]+[.P141]" ns41:value-type="float" table:style-name="ce74" office:value-type="float" office:value="5">
            <text:p>5</text:p>
          </table:table-cell>
          <table:table-cell table:formula="of:=[.O141]+[.Q141]" ns41:value-type="float" table:style-name="ce74" office:value-type="float" office:value="5">
            <text:p>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Rhijnauw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4" office:value-type="float">
            <text:p>14</text:p>
          </table:table-cell>
          <table:table-cell table:style-name="ce74" table:number-columns-repeated="4"/>
          <table:table-cell ns41:value-type="float" table:style-name="ce74" office:value="32" office:value-type="float">
            <text:p>32</text:p>
          </table:table-cell>
          <table:table-cell ns41:value-type="float" table:style-name="ce74" office:value="37" office:value-type="float">
            <text:p>37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formula="of:=[.N142]+[.P142]" ns41:value-type="float" table:style-name="ce74" office:value-type="float" office:value="33">
            <text:p>33</text:p>
          </table:table-cell>
          <table:table-cell table:formula="of:=[.O142]+[.Q142]" ns41:value-type="float" table:style-name="ce74" office:value-type="float" office:value="38">
            <text:p>38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Bunnik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134])" ns41:value-type="float" table:style-name="ce73" office:value-type="float" office:value="111">
            <text:p>111</text:p>
          </table:table-cell>
          <table:table-cell table:formula="of:=SUM([.J134])" ns41:value-type="float" table:style-name="ce74" office:value-type="float" office:value="3">
            <text:p>3</text:p>
          </table:table-cell>
          <table:table-cell table:formula="of:=SUM([.K134])" ns41:value-type="float" table:style-name="ce74" office:value-type="float" office:value="0">
            <text:p>0</text:p>
          </table:table-cell>
          <table:table-cell table:formula="of:=SUM([.L134])" ns41:value-type="float" table:style-name="ce74" office:value-type="float" office:value="0">
            <text:p>0</text:p>
          </table:table-cell>
          <table:table-cell table:formula="of:=SUM([.M134])" ns41:value-type="float" table:style-name="ce74" office:value-type="float" office:value="0">
            <text:p>0</text:p>
          </table:table-cell>
          <table:table-cell table:formula="of:=SUM([.N134])" ns41:value-type="float" table:style-name="ce74" office:value-type="float" office:value="225">
            <text:p>225</text:p>
          </table:table-cell>
          <table:table-cell table:formula="of:=SUM([.O134])" ns41:value-type="float" table:style-name="ce74" office:value-type="float" office:value="216">
            <text:p>216</text:p>
          </table:table-cell>
          <table:table-cell table:formula="of:=SUM([.P134])" ns41:value-type="float" table:style-name="ce74" office:value-type="float" office:value="6">
            <text:p>6</text:p>
          </table:table-cell>
          <table:table-cell table:formula="of:=SUM([.Q134])" ns41:value-type="float" table:style-name="ce74" office:value-type="float" office:value="1">
            <text:p>1</text:p>
          </table:table-cell>
          <table:table-cell table:formula="of:=[.N143]+[.P143]" ns41:value-type="float" table:style-name="ce74" office:value-type="float" office:value="231">
            <text:p>231</text:p>
          </table:table-cell>
          <table:table-cell table:formula="of:=[.O143]+[.Q143]" ns41:value-type="float" table:style-name="ce74" office:value-type="float" office:value="217">
            <text:p>217</text:p>
          </table:table-cell>
          <table:table-cell table:formula="of:=SUM([.T134])" ns41:value-type="float" table:style-name="ce74" office:value-type="float" office:value="4">
            <text:p>4</text:p>
          </table:table-cell>
          <table:table-cell table:formula="of:=SUM([.U134])" ns41:value-type="float" table:style-name="ce75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135:.I142])" ns41:value-type="float" table:style-name="ce73" office:value-type="float" office:value="149">
            <text:p>149</text:p>
          </table:table-cell>
          <table:table-cell table:formula="of:=SUM([.J135:.J142])" ns41:value-type="float" table:style-name="ce74" office:value-type="float" office:value="3">
            <text:p>3</text:p>
          </table:table-cell>
          <table:table-cell table:formula="of:=SUM([.K135:.K142])" ns41:value-type="float" table:style-name="ce74" office:value-type="float" office:value="0">
            <text:p>0</text:p>
          </table:table-cell>
          <table:table-cell table:formula="of:=SUM([.L135:.L142])" ns41:value-type="float" table:style-name="ce74" office:value-type="float" office:value="0">
            <text:p>0</text:p>
          </table:table-cell>
          <table:table-cell table:formula="of:=SUM([.M135:.M142])" ns41:value-type="float" table:style-name="ce74" office:value-type="float" office:value="0">
            <text:p>0</text:p>
          </table:table-cell>
          <table:table-cell table:formula="of:=SUM([.N135:.N142])" ns41:value-type="float" table:style-name="ce74" office:value-type="float" office:value="331">
            <text:p>331</text:p>
          </table:table-cell>
          <table:table-cell table:formula="of:=SUM([.O135:.O142])" ns41:value-type="float" table:style-name="ce74" office:value-type="float" office:value="324">
            <text:p>324</text:p>
          </table:table-cell>
          <table:table-cell table:formula="of:=SUM([.P135:.P142])" ns41:value-type="float" table:style-name="ce74" office:value-type="float" office:value="15">
            <text:p>15</text:p>
          </table:table-cell>
          <table:table-cell table:formula="of:=SUM([.Q135:.Q142])" ns41:value-type="float" table:style-name="ce74" office:value-type="float" office:value="9">
            <text:p>9</text:p>
          </table:table-cell>
          <table:table-cell table:formula="of:=[.N144]+[.P144]" ns41:value-type="float" table:style-name="ce74" office:value-type="float" office:value="346">
            <text:p>346</text:p>
          </table:table-cell>
          <table:table-cell table:formula="of:=[.O144]+[.Q144]" ns41:value-type="float" table:style-name="ce74" office:value-type="float" office:value="333">
            <text:p>333</text:p>
          </table:table-cell>
          <table:table-cell table:formula="of:=SUM([.T135:.T142])" ns41:value-type="float" table:style-name="ce74" office:value-type="float" office:value="26">
            <text:p>26</text:p>
          </table:table-cell>
          <table:table-cell table:formula="of:=SUM([.U135:.U142])" ns41:value-type="float" table:style-name="ce75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Bunnik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143:.I144])" ns41:value-type="float" table:style-name="ce73" office:value-type="float" office:value="260">
            <text:p>260</text:p>
          </table:table-cell>
          <table:table-cell table:formula="of:=SUM([.J143:.J144])" ns41:value-type="float" table:style-name="ce74" office:value-type="float" office:value="6">
            <text:p>6</text:p>
          </table:table-cell>
          <table:table-cell table:formula="of:=SUM([.K143:.K144])" ns41:value-type="float" table:style-name="ce74" office:value-type="float" office:value="0">
            <text:p>0</text:p>
          </table:table-cell>
          <table:table-cell table:formula="of:=SUM([.L143:.L144])" ns41:value-type="float" table:style-name="ce74" office:value-type="float" office:value="0">
            <text:p>0</text:p>
          </table:table-cell>
          <table:table-cell table:formula="of:=SUM([.M143:.M144])" ns41:value-type="float" table:style-name="ce74" office:value-type="float" office:value="0">
            <text:p>0</text:p>
          </table:table-cell>
          <table:table-cell table:formula="of:=SUM([.N143:.N144])" ns41:value-type="float" table:style-name="ce74" office:value-type="float" office:value="556">
            <text:p>556</text:p>
          </table:table-cell>
          <table:table-cell table:formula="of:=SUM([.O143:.O144])" ns41:value-type="float" table:style-name="ce74" office:value-type="float" office:value="540">
            <text:p>540</text:p>
          </table:table-cell>
          <table:table-cell table:formula="of:=SUM([.P143:.P144])" ns41:value-type="float" table:style-name="ce74" office:value-type="float" office:value="21">
            <text:p>21</text:p>
          </table:table-cell>
          <table:table-cell table:formula="of:=SUM([.Q143:.Q144])" ns41:value-type="float" table:style-name="ce74" office:value-type="float" office:value="10">
            <text:p>10</text:p>
          </table:table-cell>
          <table:table-cell table:formula="of:=[.N145]+[.P145]" ns41:value-type="float" table:style-name="ce74" office:value-type="float" office:value="577">
            <text:p>577</text:p>
          </table:table-cell>
          <table:table-cell table:formula="of:=[.O145]+[.Q145]" ns41:value-type="float" table:style-name="ce74" office:value-type="float" office:value="550">
            <text:p>550</text:p>
          </table:table-cell>
          <table:table-cell table:formula="of:=SUM([.T143:.T144])" ns41:value-type="float" table:style-name="ce74" office:value-type="float" office:value="30">
            <text:p>30</text:p>
          </table:table-cell>
          <table:table-cell table:formula="of:=SUM([.U143:.U144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11">
          <table:table-cell ns41:value-type="string" table:style-name="ce8" office:value-type="string">
            <text:p>Bunnik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6"/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146]+[.P146]" ns41:value-type="float" table:style-name="ce74" office:value-type="float" office:value="1">
            <text:p>1</text:p>
          </table:table-cell>
          <table:table-cell table:formula="of:=[.O146]+[.Q146]" ns41:value-type="float" table:style-name="ce74" office:value-type="float" office:value="0">
            <text:p>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145:.I146])" ns41:value-type="float" table:style-name="ce73" office:value-type="float" office:value="260">
            <text:p>260</text:p>
          </table:table-cell>
          <table:table-cell table:formula="of:=SUM([.J145:.J146])" ns41:value-type="float" table:style-name="ce74" office:value-type="float" office:value="6">
            <text:p>6</text:p>
          </table:table-cell>
          <table:table-cell table:formula="of:=SUM([.K145:.K146])" ns41:value-type="float" table:style-name="ce74" office:value-type="float" office:value="0">
            <text:p>0</text:p>
          </table:table-cell>
          <table:table-cell table:formula="of:=SUM([.L145:.L146])" ns41:value-type="float" table:style-name="ce74" office:value-type="float" office:value="0">
            <text:p>0</text:p>
          </table:table-cell>
          <table:table-cell table:formula="of:=SUM([.M145:.M146])" ns41:value-type="float" table:style-name="ce74" office:value-type="float" office:value="0">
            <text:p>0</text:p>
          </table:table-cell>
          <table:table-cell table:formula="of:=SUM([.N145:.N146])" ns41:value-type="float" table:style-name="ce74" office:value-type="float" office:value="556">
            <text:p>556</text:p>
          </table:table-cell>
          <table:table-cell table:formula="of:=SUM([.O145:.O146])" ns41:value-type="float" table:style-name="ce74" office:value-type="float" office:value="540">
            <text:p>540</text:p>
          </table:table-cell>
          <table:table-cell table:formula="of:=SUM([.P145:.P146])" ns41:value-type="float" table:style-name="ce74" office:value-type="float" office:value="22">
            <text:p>22</text:p>
          </table:table-cell>
          <table:table-cell table:formula="of:=SUM([.Q145:.Q146])" ns41:value-type="float" table:style-name="ce74" office:value-type="float" office:value="10">
            <text:p>10</text:p>
          </table:table-cell>
          <table:table-cell table:formula="of:=[.N147]+[.P147]" ns41:value-type="float" table:style-name="ce74" office:value-type="float" office:value="578">
            <text:p>578</text:p>
          </table:table-cell>
          <table:table-cell table:formula="of:=[.O147]+[.Q147]" ns41:value-type="float" table:style-name="ce74" office:value-type="float" office:value="550">
            <text:p>550</text:p>
          </table:table-cell>
          <table:table-cell table:formula="of:=SUM([.T145:.T146])" ns41:value-type="float" table:style-name="ce74" office:value-type="float" office:value="30">
            <text:p>30</text:p>
          </table:table-cell>
          <table:table-cell table:formula="of:=SUM([.U145:.U146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5</text:p>
          </table:table-cell>
          <table:table-cell table:style-name="ce67" table:number-columns-repeated="997"/>
        </table:table-row>
        <table:table-row table:style-name="ro4">
          <table:table-cell ns41:value-type="string" table:style-name="ce8" office:value-type="string">
            <text:p>Bunschoten</text:p>
          </table:table-cell>
          <table:table-cell table:style-name="ce72"/>
          <table:table-cell ns41:value-type="string" table:style-name="ce72" office:value-type="string">
            <text:p>Dorp Bunschoten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71" office:value-type="float">
            <text:p>71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style-name="ce74" table:number-columns-repeated="2"/>
          <table:table-cell ns41:value-type="float" table:style-name="ce74" office:value="180" office:value-type="float">
            <text:p>180</text:p>
          </table:table-cell>
          <table:table-cell ns41:value-type="float" table:style-name="ce74" office:value="186" office:value-type="float">
            <text:p>186</text:p>
          </table:table-cell>
          <table:table-cell ns41:value-type="float" table:style-name="ce74" office:value="4" office:value-type="float">
            <text:p>4</text:p>
          </table:table-cell>
          <table:table-cell table:style-name="ce74"/>
          <table:table-cell table:formula="of:=[.N148]+[.P148]" ns41:value-type="float" table:style-name="ce74" office:value-type="float" office:value="184">
            <text:p>184</text:p>
          </table:table-cell>
          <table:table-cell table:formula="of:=[.O148]+[.Q148]" ns41:value-type="float" table:style-name="ce74" office:value-type="float" office:value="186">
            <text:p>186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Bunschoten</text:p>
          </table:table-cell>
          <table:table-cell table:style-name="ce72"/>
          <table:table-cell ns41:value-type="string" table:style-name="ce72" office:value-type="string">
            <text:p>Dorp Bunschoten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3" office:value-type="float">
            <text:p>13</text:p>
          </table:table-cell>
          <table:table-cell table:style-name="ce74" table:number-columns-repeated="4"/>
          <table:table-cell ns41:value-type="float" table:style-name="ce74" office:value="29" office:value-type="float">
            <text:p>29</text:p>
          </table:table-cell>
          <table:table-cell ns41:value-type="float" table:style-name="ce74" office:value="32" office:value-type="float">
            <text:p>32</text:p>
          </table:table-cell>
          <table:table-cell table:style-name="ce74" table:number-columns-repeated="2"/>
          <table:table-cell table:formula="of:=[.N149]+[.P149]" ns41:value-type="float" table:style-name="ce74" office:value-type="float" office:value="29">
            <text:p>29</text:p>
          </table:table-cell>
          <table:table-cell table:formula="of:=[.O149]+[.Q149]" ns41:value-type="float" table:style-name="ce74" office:value-type="float" office:value="32">
            <text:p>3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Bunschoten</text:p>
          </table:table-cell>
          <table:table-cell table:style-name="ce72"/>
          <table:table-cell ns41:value-type="string" table:style-name="ce72" office:value-type="string">
            <text:p>Dorp Spakenburg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216" office:value-type="float">
            <text:p>216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style-name="ce74" table:number-columns-repeated="2"/>
          <table:table-cell ns41:value-type="float" table:style-name="ce74" office:value="655" office:value-type="float">
            <text:p>655</text:p>
          </table:table-cell>
          <table:table-cell ns41:value-type="float" table:style-name="ce74" office:value="610" office:value-type="float">
            <text:p>610</text:p>
          </table:table-cell>
          <table:table-cell ns41:value-type="float" table:style-name="ce74" office:value="4" office:value-type="float">
            <text:p>4</text:p>
          </table:table-cell>
          <table:table-cell table:style-name="ce74"/>
          <table:table-cell table:formula="of:=[.N150]+[.P150]" ns41:value-type="float" table:style-name="ce74" office:value-type="float" office:value="659">
            <text:p>659</text:p>
          </table:table-cell>
          <table:table-cell table:formula="of:=[.O150]+[.Q150]" ns41:value-type="float" table:style-name="ce74" office:value-type="float" office:value="610">
            <text:p>610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schoten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ns41:value-type="string" table:style-name="ce72" office:value-type="string">
            <text:p>Buurtschap Veenstraat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7" office:value-type="float">
            <text:p>7</text:p>
          </table:table-cell>
          <table:table-cell table:style-name="ce74" table:number-columns-repeated="4"/>
          <table:table-cell ns41:value-type="float" table:style-name="ce74" office:value="20" office:value-type="float">
            <text:p>20</text:p>
          </table:table-cell>
          <table:table-cell ns41:value-type="float" table:style-name="ce74" office:value="19" office:value-type="float">
            <text:p>19</text:p>
          </table:table-cell>
          <table:table-cell table:style-name="ce74" table:number-columns-repeated="2"/>
          <table:table-cell table:formula="of:=[.N151]+[.P151]" ns41:value-type="float" table:style-name="ce74" office:value-type="float" office:value="20">
            <text:p>20</text:p>
          </table:table-cell>
          <table:table-cell table:formula="of:=[.O151]+[.Q151]" ns41:value-type="float" table:style-name="ce74" office:value-type="float" office:value="19">
            <text:p>19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schoten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ns41:value-type="string" table:style-name="ce72" office:value-type="string">
            <text:p>Buurtschap Eemdijk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0" office:value-type="float">
            <text:p>40</text:p>
          </table:table-cell>
          <table:table-cell table:style-name="ce74" table:number-columns-repeated="4"/>
          <table:table-cell ns41:value-type="float" table:style-name="ce74" office:value="105" office:value-type="float">
            <text:p>105</text:p>
          </table:table-cell>
          <table:table-cell ns41:value-type="float" table:style-name="ce74" office:value="99" office:value-type="float">
            <text:p>99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4" office:value-type="float">
            <text:p>4</text:p>
          </table:table-cell>
          <table:table-cell table:formula="of:=[.N152]+[.P152]" ns41:value-type="float" table:style-name="ce74" office:value-type="float" office:value="106">
            <text:p>106</text:p>
          </table:table-cell>
          <table:table-cell table:formula="of:=[.O152]+[.Q152]" ns41:value-type="float" table:style-name="ce74" office:value-type="float" office:value="103">
            <text:p>10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Bunschot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148];[.I150])" ns41:value-type="float" table:style-name="ce73" office:value-type="float" office:value="287">
            <text:p>287</text:p>
          </table:table-cell>
          <table:table-cell table:formula="of:=SUM([.J148];[.J150])" ns41:value-type="float" table:style-name="ce74" office:value-type="float" office:value="1">
            <text:p>1</text:p>
          </table:table-cell>
          <table:table-cell table:formula="of:=SUM([.K148];[.K150])" ns41:value-type="float" table:style-name="ce74" office:value-type="float" office:value="2">
            <text:p>2</text:p>
          </table:table-cell>
          <table:table-cell table:formula="of:=SUM([.L148];[.L150])" ns41:value-type="float" table:style-name="ce74" office:value-type="float" office:value="0">
            <text:p>0</text:p>
          </table:table-cell>
          <table:table-cell table:formula="of:=SUM([.M148];[.M150])" ns41:value-type="float" table:style-name="ce74" office:value-type="float" office:value="0">
            <text:p>0</text:p>
          </table:table-cell>
          <table:table-cell table:formula="of:=SUM([.N148];[.N150])" ns41:value-type="float" table:style-name="ce74" office:value-type="float" office:value="835">
            <text:p>835</text:p>
          </table:table-cell>
          <table:table-cell table:formula="of:=SUM([.O148];[.O150])" ns41:value-type="float" table:style-name="ce74" office:value-type="float" office:value="796">
            <text:p>796</text:p>
          </table:table-cell>
          <table:table-cell table:formula="of:=SUM([.P148];[.P150])" ns41:value-type="float" table:style-name="ce74" office:value-type="float" office:value="8">
            <text:p>8</text:p>
          </table:table-cell>
          <table:table-cell table:formula="of:=SUM([.Q148];[.Q150])" ns41:value-type="float" table:style-name="ce74" office:value-type="float" office:value="0">
            <text:p>0</text:p>
          </table:table-cell>
          <table:table-cell table:formula="of:=[.N153]+[.P153]" ns41:value-type="float" table:style-name="ce74" office:value-type="float" office:value="843">
            <text:p>843</text:p>
          </table:table-cell>
          <table:table-cell table:formula="of:=[.O153]+[.Q153]" ns41:value-type="float" table:style-name="ce74" office:value-type="float" office:value="796">
            <text:p>796</text:p>
          </table:table-cell>
          <table:table-cell table:formula="of:=SUM([.T148];[.T150])" ns41:value-type="float" table:style-name="ce74" office:value-type="float" office:value="11">
            <text:p>11</text:p>
          </table:table-cell>
          <table:table-cell table:formula="of:=SUM([.U148];[.U150])" ns41:value-type="float" table:style-name="ce75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schot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149];[.I151];[.I152])" ns41:value-type="float" table:style-name="ce73" office:value-type="float" office:value="60">
            <text:p>60</text:p>
          </table:table-cell>
          <table:table-cell table:formula="of:=SUM([.J149];[.J151];[.J152])" ns41:value-type="float" table:style-name="ce74" office:value-type="float" office:value="0">
            <text:p>0</text:p>
          </table:table-cell>
          <table:table-cell table:formula="of:=SUM([.K149];[.K151];[.K152])" ns41:value-type="float" table:style-name="ce74" office:value-type="float" office:value="0">
            <text:p>0</text:p>
          </table:table-cell>
          <table:table-cell table:formula="of:=SUM([.L149];[.L151];[.L152])" ns41:value-type="float" table:style-name="ce74" office:value-type="float" office:value="0">
            <text:p>0</text:p>
          </table:table-cell>
          <table:table-cell table:formula="of:=SUM([.M149];[.M151];[.M152])" ns41:value-type="float" table:style-name="ce74" office:value-type="float" office:value="0">
            <text:p>0</text:p>
          </table:table-cell>
          <table:table-cell table:formula="of:=SUM([.N149];[.N151];[.N152])" ns41:value-type="float" table:style-name="ce74" office:value-type="float" office:value="154">
            <text:p>154</text:p>
          </table:table-cell>
          <table:table-cell table:formula="of:=SUM([.O149];[.O151];[.O152])" ns41:value-type="float" table:style-name="ce74" office:value-type="float" office:value="150">
            <text:p>150</text:p>
          </table:table-cell>
          <table:table-cell table:formula="of:=SUM([.P149];[.P151];[.P152])" ns41:value-type="float" table:style-name="ce74" office:value-type="float" office:value="1">
            <text:p>1</text:p>
          </table:table-cell>
          <table:table-cell table:formula="of:=SUM([.Q149];[.Q151];[.Q152])" ns41:value-type="float" table:style-name="ce74" office:value-type="float" office:value="4">
            <text:p>4</text:p>
          </table:table-cell>
          <table:table-cell table:formula="of:=[.N154]+[.P154]" ns41:value-type="float" table:style-name="ce74" office:value-type="float" office:value="155">
            <text:p>155</text:p>
          </table:table-cell>
          <table:table-cell table:formula="of:=[.O154]+[.Q154]" ns41:value-type="float" table:style-name="ce74" office:value-type="float" office:value="154">
            <text:p>154</text:p>
          </table:table-cell>
          <table:table-cell table:formula="of:=SUM([.T149];[.T151];[.T152])" ns41:value-type="float" table:style-name="ce74" office:value-type="float" office:value="0">
            <text:p>0</text:p>
          </table:table-cell>
          <table:table-cell table:formula="of:=SUM([.U149];[.U151];[.U152])" ns41:value-type="float" table:style-name="ce75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Bunschot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148:.I152])" ns41:value-type="float" table:style-name="ce73" office:value-type="float" office:value="347">
            <text:p>347</text:p>
          </table:table-cell>
          <table:table-cell table:formula="of:=SUM([.J148:.J152])" ns41:value-type="float" table:style-name="ce74" office:value-type="float" office:value="1">
            <text:p>1</text:p>
          </table:table-cell>
          <table:table-cell table:formula="of:=SUM([.K148:.K152])" ns41:value-type="float" table:style-name="ce74" office:value-type="float" office:value="2">
            <text:p>2</text:p>
          </table:table-cell>
          <table:table-cell table:formula="of:=SUM([.L148:.L152])" ns41:value-type="float" table:style-name="ce74" office:value-type="float" office:value="0">
            <text:p>0</text:p>
          </table:table-cell>
          <table:table-cell table:formula="of:=SUM([.M148:.M152])" ns41:value-type="float" table:style-name="ce74" office:value-type="float" office:value="0">
            <text:p>0</text:p>
          </table:table-cell>
          <table:table-cell table:formula="of:=SUM([.N148:.N152])" ns41:value-type="float" table:style-name="ce74" office:value-type="float" office:value="989">
            <text:p>989</text:p>
          </table:table-cell>
          <table:table-cell table:formula="of:=SUM([.O148:.O152])" ns41:value-type="float" table:style-name="ce74" office:value-type="float" office:value="946">
            <text:p>946</text:p>
          </table:table-cell>
          <table:table-cell table:formula="of:=SUM([.P148:.P152])" ns41:value-type="float" table:style-name="ce74" office:value-type="float" office:value="9">
            <text:p>9</text:p>
          </table:table-cell>
          <table:table-cell table:formula="of:=SUM([.Q148:.Q152])" ns41:value-type="float" table:style-name="ce74" office:value-type="float" office:value="4">
            <text:p>4</text:p>
          </table:table-cell>
          <table:table-cell table:formula="of:=[.N155]+[.P155]" ns41:value-type="float" table:style-name="ce74" office:value-type="float" office:value="998">
            <text:p>998</text:p>
          </table:table-cell>
          <table:table-cell table:formula="of:=[.O155]+[.Q155]" ns41:value-type="float" table:style-name="ce74" office:value-type="float" office:value="950">
            <text:p>950</text:p>
          </table:table-cell>
          <table:table-cell table:formula="of:=SUM([.T148:.T152])" ns41:value-type="float" table:style-name="ce74" office:value-type="float" office:value="11">
            <text:p>11</text:p>
          </table:table-cell>
          <table:table-cell table:formula="of:=SUM([.U148:.U152])" ns41:value-type="float" table:style-name="ce75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Bunschoten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3" office:value-type="float">
            <text:p>3</text:p>
          </table:table-cell>
          <table:table-cell table:style-name="ce74" table:number-columns-repeated="7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Coth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 table:number-columns-repeated="4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83" office:value-type="float">
            <text:p>83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84" office:value-type="float">
            <text:p>184</text:p>
          </table:table-cell>
          <table:table-cell ns41:value-type="float" table:style-name="ce74" office:value="178" office:value-type="float">
            <text:p>178</text:p>
          </table:table-cell>
          <table:table-cell ns41:value-type="float" office:value="3" table:style-name="ce74" table:number-columns-repeated="2" office:value-type="float">
            <text:p>3</text:p>
          </table:table-cell>
          <table:table-cell table:formula="of:=[.N157]+[.P157]" ns41:value-type="float" table:style-name="ce74" office:value-type="float" office:value="187">
            <text:p>187</text:p>
          </table:table-cell>
          <table:table-cell table:formula="of:=[.O157]+[.Q157]" ns41:value-type="float" table:style-name="ce74" office:value-type="float" office:value="181">
            <text:p>181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Coth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 table:number-columns-repeated="4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79" office:value-type="float">
            <text:p>79</text:p>
          </table:table-cell>
          <table:table-cell table:style-name="ce74" table:number-columns-repeated="4"/>
          <table:table-cell ns41:value-type="float" table:style-name="ce74" office:value="224" office:value-type="float">
            <text:p>224</text:p>
          </table:table-cell>
          <table:table-cell ns41:value-type="float" table:style-name="ce74" office:value="183" office:value-type="float">
            <text:p>183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1" office:value-type="float">
            <text:p>1</text:p>
          </table:table-cell>
          <table:table-cell table:formula="of:=[.N158]+[.P158]" ns41:value-type="float" table:style-name="ce74" office:value-type="float" office:value="227">
            <text:p>227</text:p>
          </table:table-cell>
          <table:table-cell table:formula="of:=[.O158]+[.Q158]" ns41:value-type="float" table:style-name="ce74" office:value-type="float" office:value="184">
            <text:p>184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Coth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157])" ns41:value-type="float" table:style-name="ce73" office:value-type="float" office:value="83">
            <text:p>83</text:p>
          </table:table-cell>
          <table:table-cell table:formula="of:=SUM([.J157])" ns41:value-type="float" table:style-name="ce74" office:value-type="float" office:value="1">
            <text:p>1</text:p>
          </table:table-cell>
          <table:table-cell table:formula="of:=SUM([.K157])" ns41:value-type="float" table:style-name="ce74" office:value-type="float" office:value="0">
            <text:p>0</text:p>
          </table:table-cell>
          <table:table-cell table:formula="of:=SUM([.L157])" ns41:value-type="float" table:style-name="ce74" office:value-type="float" office:value="0">
            <text:p>0</text:p>
          </table:table-cell>
          <table:table-cell table:formula="of:=SUM([.M157])" ns41:value-type="float" table:style-name="ce74" office:value-type="float" office:value="0">
            <text:p>0</text:p>
          </table:table-cell>
          <table:table-cell table:formula="of:=SUM([.N157])" ns41:value-type="float" table:style-name="ce74" office:value-type="float" office:value="184">
            <text:p>184</text:p>
          </table:table-cell>
          <table:table-cell table:formula="of:=SUM([.O157])" ns41:value-type="float" table:style-name="ce74" office:value-type="float" office:value="178">
            <text:p>178</text:p>
          </table:table-cell>
          <table:table-cell table:formula="of:=SUM([.P157])" ns41:value-type="float" table:style-name="ce74" office:value-type="float" office:value="3">
            <text:p>3</text:p>
          </table:table-cell>
          <table:table-cell table:formula="of:=SUM([.Q157])" ns41:value-type="float" table:style-name="ce74" office:value-type="float" office:value="3">
            <text:p>3</text:p>
          </table:table-cell>
          <table:table-cell table:formula="of:=[.N159]+[.P159]" ns41:value-type="float" table:style-name="ce74" office:value-type="float" office:value="187">
            <text:p>187</text:p>
          </table:table-cell>
          <table:table-cell table:formula="of:=[.O159]+[.Q159]" ns41:value-type="float" table:style-name="ce74" office:value-type="float" office:value="181">
            <text:p>181</text:p>
          </table:table-cell>
          <table:table-cell table:formula="of:=SUM([.T157])" ns41:value-type="float" table:style-name="ce74" office:value-type="float" office:value="5">
            <text:p>5</text:p>
          </table:table-cell>
          <table:table-cell table:formula="of:=SUM([.U157])" ns41:value-type="float" table:style-name="ce75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Coth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158])" ns41:value-type="float" table:style-name="ce73" office:value-type="float" office:value="79">
            <text:p>79</text:p>
          </table:table-cell>
          <table:table-cell table:formula="of:=SUM([.J158])" ns41:value-type="float" table:style-name="ce74" office:value-type="float" office:value="0">
            <text:p>0</text:p>
          </table:table-cell>
          <table:table-cell table:formula="of:=SUM([.K158])" ns41:value-type="float" table:style-name="ce74" office:value-type="float" office:value="0">
            <text:p>0</text:p>
          </table:table-cell>
          <table:table-cell table:formula="of:=SUM([.L158])" ns41:value-type="float" table:style-name="ce74" office:value-type="float" office:value="0">
            <text:p>0</text:p>
          </table:table-cell>
          <table:table-cell table:formula="of:=SUM([.M158])" ns41:value-type="float" table:style-name="ce74" office:value-type="float" office:value="0">
            <text:p>0</text:p>
          </table:table-cell>
          <table:table-cell table:formula="of:=SUM([.N158])" ns41:value-type="float" table:style-name="ce74" office:value-type="float" office:value="224">
            <text:p>224</text:p>
          </table:table-cell>
          <table:table-cell table:formula="of:=SUM([.O158])" ns41:value-type="float" table:style-name="ce74" office:value-type="float" office:value="183">
            <text:p>183</text:p>
          </table:table-cell>
          <table:table-cell table:formula="of:=SUM([.P158])" ns41:value-type="float" table:style-name="ce74" office:value-type="float" office:value="3">
            <text:p>3</text:p>
          </table:table-cell>
          <table:table-cell table:formula="of:=SUM([.Q158])" ns41:value-type="float" table:style-name="ce74" office:value-type="float" office:value="1">
            <text:p>1</text:p>
          </table:table-cell>
          <table:table-cell table:formula="of:=[.N160]+[.P160]" ns41:value-type="float" table:style-name="ce74" office:value-type="float" office:value="227">
            <text:p>227</text:p>
          </table:table-cell>
          <table:table-cell table:formula="of:=[.O160]+[.Q160]" ns41:value-type="float" table:style-name="ce74" office:value-type="float" office:value="184">
            <text:p>184</text:p>
          </table:table-cell>
          <table:table-cell table:formula="of:=SUM([.T158])" ns41:value-type="float" table:style-name="ce74" office:value-type="float" office:value="4">
            <text:p>4</text:p>
          </table:table-cell>
          <table:table-cell table:formula="of:=SUM([.U158])" ns41:value-type="float" table:style-name="ce75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Coth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159:.I160])" ns41:value-type="float" table:style-name="ce73" office:value-type="float" office:value="162">
            <text:p>162</text:p>
          </table:table-cell>
          <table:table-cell table:formula="of:=SUM([.J159:.J160])" ns41:value-type="float" table:style-name="ce74" office:value-type="float" office:value="1">
            <text:p>1</text:p>
          </table:table-cell>
          <table:table-cell table:formula="of:=SUM([.K159:.K160])" ns41:value-type="float" table:style-name="ce74" office:value-type="float" office:value="0">
            <text:p>0</text:p>
          </table:table-cell>
          <table:table-cell table:formula="of:=SUM([.L159:.L160])" ns41:value-type="float" table:style-name="ce74" office:value-type="float" office:value="0">
            <text:p>0</text:p>
          </table:table-cell>
          <table:table-cell table:formula="of:=SUM([.M159:.M160])" ns41:value-type="float" table:style-name="ce74" office:value-type="float" office:value="0">
            <text:p>0</text:p>
          </table:table-cell>
          <table:table-cell table:formula="of:=SUM([.N159:.N160])" ns41:value-type="float" table:style-name="ce74" office:value-type="float" office:value="408">
            <text:p>408</text:p>
          </table:table-cell>
          <table:table-cell table:formula="of:=SUM([.O159:.O160])" ns41:value-type="float" table:style-name="ce74" office:value-type="float" office:value="361">
            <text:p>361</text:p>
          </table:table-cell>
          <table:table-cell table:formula="of:=SUM([.P159:.P160])" ns41:value-type="float" table:style-name="ce74" office:value-type="float" office:value="6">
            <text:p>6</text:p>
          </table:table-cell>
          <table:table-cell table:formula="of:=SUM([.Q159:.Q160])" ns41:value-type="float" table:style-name="ce74" office:value-type="float" office:value="4">
            <text:p>4</text:p>
          </table:table-cell>
          <table:table-cell table:formula="of:=[.N161]+[.P161]" ns41:value-type="float" table:style-name="ce74" office:value-type="float" office:value="414">
            <text:p>414</text:p>
          </table:table-cell>
          <table:table-cell table:formula="of:=[.O161]+[.Q161]" ns41:value-type="float" table:style-name="ce74" office:value-type="float" office:value="365">
            <text:p>365</text:p>
          </table:table-cell>
          <table:table-cell table:formula="of:=SUM([.T159:.T160])" ns41:value-type="float" table:style-name="ce74" office:value-type="float" office:value="9">
            <text:p>9</text:p>
          </table:table-cell>
          <table:table-cell table:formula="of:=SUM([.U159:.U160])" ns41:value-type="float" table:style-name="ce75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Door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 table:number-columns-repeated="4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7" office:value-type="float">
            <text:p>7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9" office:value-type="float">
            <text:p>19</text:p>
          </table:table-cell>
          <table:table-cell ns41:value-type="float" table:style-name="ce74" office:value="26" office:value-type="float">
            <text:p>26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162]+[.P162]" ns41:value-type="float" table:style-name="ce74" office:value-type="float" office:value="20">
            <text:p>20</text:p>
          </table:table-cell>
          <table:table-cell table:formula="of:=[.O162]+[.Q162]" ns41:value-type="float" table:style-name="ce74" office:value-type="float" office:value="26">
            <text:p>26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oorn</text:p>
          </table:table-cell>
          <table:table-cell table:style-name="ce72" table:number-columns-repeated="4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61" office:value-type="float">
            <text:p>161</text:p>
          </table:table-cell>
          <table:table-cell ns41:value-type="float" table:style-name="ce74" office:value="11" office:value-type="float">
            <text:p>11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2"/>
          <table:table-cell ns41:value-type="float" table:style-name="ce74" office:value="362" office:value-type="float">
            <text:p>362</text:p>
          </table:table-cell>
          <table:table-cell ns41:value-type="float" table:style-name="ce74" office:value="357" office:value-type="float">
            <text:p>357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table:formula="of:=[.N163]+[.P163]" ns41:value-type="float" table:style-name="ce74" office:value-type="float" office:value="370">
            <text:p>370</text:p>
          </table:table-cell>
          <table:table-cell table:formula="of:=[.O163]+[.Q163]" ns41:value-type="float" table:style-name="ce74" office:value-type="float" office:value="366">
            <text:p>366</text:p>
          </table:table-cell>
          <table:table-cell ns41:value-type="float" table:style-name="ce74" office:value="13" office:value-type="float">
            <text:p>13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oor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 table:number-columns-repeated="4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1" office:value-type="float">
            <text:p>21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50" office:value-type="float">
            <text:p>50</text:p>
          </table:table-cell>
          <table:table-cell ns41:value-type="float" table:style-name="ce74" office:value="48" office:value-type="float">
            <text:p>48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3" office:value-type="float">
            <text:p>3</text:p>
          </table:table-cell>
          <table:table-cell table:formula="of:=[.N164]+[.P164]" ns41:value-type="float" table:style-name="ce74" office:value-type="float" office:value="55">
            <text:p>55</text:p>
          </table:table-cell>
          <table:table-cell table:formula="of:=[.O164]+[.Q164]" ns41:value-type="float" table:style-name="ce74" office:value-type="float" office:value="51">
            <text:p>51</text:p>
          </table:table-cell>
          <table:table-cell ns41:value-type="float" table:style-name="ce74" office:value="3" office:value-type="float">
            <text:p>3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oorn</text:p>
          </table:table-cell>
          <table:table-cell table:style-name="ce72" table:number-columns-repeated="4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78" office:value-type="float">
            <text:p>78</text:p>
          </table:table-cell>
          <table:table-cell ns41:value-type="float" table:style-name="ce74" office:value="8" office:value-type="float">
            <text:p>8</text:p>
          </table:table-cell>
          <table:table-cell table:style-name="ce74" table:number-columns-repeated="3"/>
          <table:table-cell ns41:value-type="float" table:style-name="ce74" office:value="232" office:value-type="float">
            <text:p>232</text:p>
          </table:table-cell>
          <table:table-cell ns41:value-type="float" table:style-name="ce74" office:value="191" office:value-type="float">
            <text:p>191</text:p>
          </table:table-cell>
          <table:table-cell ns41:value-type="float" table:style-name="ce74" office:value="11" office:value-type="float">
            <text:p>11</text:p>
          </table:table-cell>
          <table:table-cell ns41:value-type="float" table:style-name="ce74" office:value="15" office:value-type="float">
            <text:p>15</text:p>
          </table:table-cell>
          <table:table-cell table:formula="of:=[.N165]+[.P165]" ns41:value-type="float" table:style-name="ce74" office:value-type="float" office:value="243">
            <text:p>243</text:p>
          </table:table-cell>
          <table:table-cell table:formula="of:=[.O165]+[.Q165]" ns41:value-type="float" table:style-name="ce74" office:value-type="float" office:value="206">
            <text:p>206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Door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162:.I163])" ns41:value-type="float" table:style-name="ce73" office:value-type="float" office:value="168">
            <text:p>168</text:p>
          </table:table-cell>
          <table:table-cell table:formula="of:=SUM([.J162:.J163])" ns41:value-type="float" table:style-name="ce74" office:value-type="float" office:value="13">
            <text:p>13</text:p>
          </table:table-cell>
          <table:table-cell table:formula="of:=SUM([.K162:.K163])" ns41:value-type="float" table:style-name="ce74" office:value-type="float" office:value="2">
            <text:p>2</text:p>
          </table:table-cell>
          <table:table-cell table:formula="of:=SUM([.L162:.L163])" ns41:value-type="float" table:style-name="ce74" office:value-type="float" office:value="0">
            <text:p>0</text:p>
          </table:table-cell>
          <table:table-cell table:formula="of:=SUM([.M162:.M163])" ns41:value-type="float" table:style-name="ce74" office:value-type="float" office:value="0">
            <text:p>0</text:p>
          </table:table-cell>
          <table:table-cell table:formula="of:=SUM([.N162:.N163])" ns41:value-type="float" table:style-name="ce74" office:value-type="float" office:value="381">
            <text:p>381</text:p>
          </table:table-cell>
          <table:table-cell table:formula="of:=SUM([.O162:.O163])" ns41:value-type="float" table:style-name="ce74" office:value-type="float" office:value="383">
            <text:p>383</text:p>
          </table:table-cell>
          <table:table-cell table:formula="of:=SUM([.P162:.P163])" ns41:value-type="float" table:style-name="ce74" office:value-type="float" office:value="9">
            <text:p>9</text:p>
          </table:table-cell>
          <table:table-cell table:formula="of:=SUM([.Q162:.Q163])" ns41:value-type="float" table:style-name="ce74" office:value-type="float" office:value="9">
            <text:p>9</text:p>
          </table:table-cell>
          <table:table-cell table:formula="of:=[.N166]+[.P166]" ns41:value-type="float" table:style-name="ce74" office:value-type="float" office:value="390">
            <text:p>390</text:p>
          </table:table-cell>
          <table:table-cell table:formula="of:=[.O166]+[.Q166]" ns41:value-type="float" table:style-name="ce74" office:value-type="float" office:value="392">
            <text:p>392</text:p>
          </table:table-cell>
          <table:table-cell table:formula="of:=SUM([.T162:.T163])" ns41:value-type="float" table:style-name="ce74" office:value-type="float" office:value="13">
            <text:p>13</text:p>
          </table:table-cell>
          <table:table-cell table:formula="of:=SUM([.U162:.U163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oor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164:.I165])" ns41:value-type="float" table:style-name="ce73" office:value-type="float" office:value="99">
            <text:p>99</text:p>
          </table:table-cell>
          <table:table-cell table:formula="of:=SUM([.J164:.J165])" ns41:value-type="float" table:style-name="ce74" office:value-type="float" office:value="10">
            <text:p>10</text:p>
          </table:table-cell>
          <table:table-cell table:formula="of:=SUM([.K164:.K165])" ns41:value-type="float" table:style-name="ce74" office:value-type="float" office:value="0">
            <text:p>0</text:p>
          </table:table-cell>
          <table:table-cell table:formula="of:=SUM([.L164:.L165])" ns41:value-type="float" table:style-name="ce74" office:value-type="float" office:value="0">
            <text:p>0</text:p>
          </table:table-cell>
          <table:table-cell table:formula="of:=SUM([.M164:.M165])" ns41:value-type="float" table:style-name="ce74" office:value-type="float" office:value="0">
            <text:p>0</text:p>
          </table:table-cell>
          <table:table-cell table:formula="of:=SUM([.N164:.N165])" ns41:value-type="float" table:style-name="ce74" office:value-type="float" office:value="282">
            <text:p>282</text:p>
          </table:table-cell>
          <table:table-cell table:formula="of:=SUM([.O164:.O165])" ns41:value-type="float" table:style-name="ce74" office:value-type="float" office:value="239">
            <text:p>239</text:p>
          </table:table-cell>
          <table:table-cell table:formula="of:=SUM([.P164:.P165])" ns41:value-type="float" table:style-name="ce74" office:value-type="float" office:value="16">
            <text:p>16</text:p>
          </table:table-cell>
          <table:table-cell table:formula="of:=SUM([.Q164:.Q165])" ns41:value-type="float" table:style-name="ce74" office:value-type="float" office:value="18">
            <text:p>18</text:p>
          </table:table-cell>
          <table:table-cell table:formula="of:=[.N167]+[.P167]" ns41:value-type="float" table:style-name="ce74" office:value-type="float" office:value="298">
            <text:p>298</text:p>
          </table:table-cell>
          <table:table-cell table:formula="of:=[.O167]+[.Q167]" ns41:value-type="float" table:style-name="ce74" office:value-type="float" office:value="257">
            <text:p>257</text:p>
          </table:table-cell>
          <table:table-cell table:formula="of:=SUM([.T164:.T165])" ns41:value-type="float" table:style-name="ce74" office:value-type="float" office:value="4">
            <text:p>4</text:p>
          </table:table-cell>
          <table:table-cell table:formula="of:=SUM([.U164:.U165])" ns41:value-type="float" table:style-name="ce75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Door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166:.I167])" ns41:value-type="float" table:style-name="ce73" office:value-type="float" office:value="267">
            <text:p>267</text:p>
          </table:table-cell>
          <table:table-cell table:formula="of:=SUM([.J166:.J167])" ns41:value-type="float" table:style-name="ce74" office:value-type="float" office:value="23">
            <text:p>23</text:p>
          </table:table-cell>
          <table:table-cell table:formula="of:=SUM([.K166:.K167])" ns41:value-type="float" table:style-name="ce74" office:value-type="float" office:value="2">
            <text:p>2</text:p>
          </table:table-cell>
          <table:table-cell table:formula="of:=SUM([.L166:.L167])" ns41:value-type="float" table:style-name="ce74" office:value-type="float" office:value="0">
            <text:p>0</text:p>
          </table:table-cell>
          <table:table-cell table:formula="of:=SUM([.M166:.M167])" ns41:value-type="float" table:style-name="ce74" office:value-type="float" office:value="0">
            <text:p>0</text:p>
          </table:table-cell>
          <table:table-cell table:formula="of:=SUM([.N166:.N167])" ns41:value-type="float" table:style-name="ce74" office:value-type="float" office:value="663">
            <text:p>663</text:p>
          </table:table-cell>
          <table:table-cell table:formula="of:=SUM([.O166:.O167])" ns41:value-type="float" table:style-name="ce74" office:value-type="float" office:value="622">
            <text:p>622</text:p>
          </table:table-cell>
          <table:table-cell table:formula="of:=SUM([.P166:.P167])" ns41:value-type="float" table:style-name="ce74" office:value-type="float" office:value="25">
            <text:p>25</text:p>
          </table:table-cell>
          <table:table-cell table:formula="of:=SUM([.Q166:.Q167])" ns41:value-type="float" table:style-name="ce74" office:value-type="float" office:value="27">
            <text:p>27</text:p>
          </table:table-cell>
          <table:table-cell table:formula="of:=[.N168]+[.P168]" ns41:value-type="float" table:style-name="ce74" office:value-type="float" office:value="688">
            <text:p>688</text:p>
          </table:table-cell>
          <table:table-cell table:formula="of:=[.O168]+[.Q168]" ns41:value-type="float" table:style-name="ce74" office:value-type="float" office:value="649">
            <text:p>649</text:p>
          </table:table-cell>
          <table:table-cell table:formula="of:=SUM([.T166:.T167])" ns41:value-type="float" table:style-name="ce74" office:value-type="float" office:value="17">
            <text:p>17</text:p>
          </table:table-cell>
          <table:table-cell table:formula="of:=SUM([.U166:.U167])" ns41:value-type="float" table:style-name="ce75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Meisjesschoo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3" office:value-type="float">
            <text:p>3</text:p>
          </table:table-cell>
          <table:table-cell table:style-name="ce74"/>
          <table:table-cell ns41:value-type="float" table:style-name="ce74" office:value="11" office:value-type="float">
            <text:p>11</text:p>
          </table:table-cell>
          <table:table-cell table:formula="of:=[.N169]+[.P169]" ns41:value-type="float" table:style-name="ce74" office:value-type="float" office:value="0">
            <text:p>0</text:p>
          </table:table-cell>
          <table:table-cell table:formula="of:=[.O169]+[.Q169]" ns41:value-type="float" table:style-name="ce74" office:value-type="float" office:value="14">
            <text:p>1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4" office:value-type="float">
            <text:p>4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170]+[.P170]" ns41:value-type="float" table:style-name="ce74" office:value-type="float" office:value="5">
            <text:p>5</text:p>
          </table:table-cell>
          <table:table-cell table:formula="of:=[.O170]+[.Q170]" ns41:value-type="float" table:style-name="ce74" office:value-type="float" office:value="6">
            <text:p>6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78" office:value-type="float">
            <text:p>178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2"/>
          <table:table-cell ns41:value-type="float" table:style-name="ce74" office:value="379" office:value-type="float">
            <text:p>379</text:p>
          </table:table-cell>
          <table:table-cell ns41:value-type="float" table:style-name="ce74" office:value="363" office:value-type="float">
            <text:p>363</text:p>
          </table:table-cell>
          <table:table-cell ns41:value-type="float" table:style-name="ce74" office:value="13" office:value-type="float">
            <text:p>13</text:p>
          </table:table-cell>
          <table:table-cell ns41:value-type="float" table:style-name="ce74" office:value="19" office:value-type="float">
            <text:p>19</text:p>
          </table:table-cell>
          <table:table-cell table:formula="of:=[.N171]+[.P171]" ns41:value-type="float" table:style-name="ce74" office:value-type="float" office:value="392">
            <text:p>392</text:p>
          </table:table-cell>
          <table:table-cell table:formula="of:=[.O171]+[.Q171]" ns41:value-type="float" table:style-name="ce74" office:value-type="float" office:value="382">
            <text:p>382</text:p>
          </table:table-cell>
          <table:table-cell ns41:value-type="float" table:style-name="ce74" office:value="13" office:value-type="float">
            <text:p>13</text:p>
          </table:table-cell>
          <table:table-cell ns41:value-type="float" table:style-name="ce75" office:value="7" office:value-type="float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" office:value-type="float">
            <text:p>2</text:p>
          </table:table-cell>
          <table:table-cell table:style-name="ce74" table:number-columns-repeated="4"/>
          <table:table-cell ns41:value-type="float" table:style-name="ce74" office:value="12" office:value-type="float">
            <text:p>12</text:p>
          </table:table-cell>
          <table:table-cell ns41:value-type="float" table:style-name="ce74" office:value="11" office:value-type="float">
            <text:p>11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172]+[.P172]" ns41:value-type="float" table:style-name="ce74" office:value-type="float" office:value="13">
            <text:p>13</text:p>
          </table:table-cell>
          <table:table-cell table:formula="of:=[.O172]+[.Q172]" ns41:value-type="float" table:style-name="ce74" office:value-type="float" office:value="11">
            <text:p>11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79" office:value-type="float">
            <text:p>79</text:p>
          </table:table-cell>
          <table:table-cell ns41:value-type="float" table:style-name="ce74" office:value="12" office:value-type="float">
            <text:p>12</text:p>
          </table:table-cell>
          <table:table-cell table:style-name="ce74" table:number-columns-repeated="3"/>
          <table:table-cell ns41:value-type="float" table:style-name="ce74" office:value="190" office:value-type="float">
            <text:p>190</text:p>
          </table:table-cell>
          <table:table-cell ns41:value-type="float" table:style-name="ce74" office:value="193" office:value-type="float">
            <text:p>193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7" office:value-type="float">
            <text:p>7</text:p>
          </table:table-cell>
          <table:table-cell table:formula="of:=[.N173]+[.P173]" ns41:value-type="float" table:style-name="ce74" office:value-type="float" office:value="194">
            <text:p>194</text:p>
          </table:table-cell>
          <table:table-cell table:formula="of:=[.O173]+[.Q173]" ns41:value-type="float" table:style-name="ce74" office:value-type="float" office:value="200">
            <text:p>200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R.C. Seminarium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70" office:value-type="float">
            <text:p>70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27" office:value-type="float">
            <text:p>27</text:p>
          </table:table-cell>
          <table:table-cell table:style-name="ce74"/>
          <table:table-cell table:formula="of:=[.N174]+[.P174]" ns41:value-type="float" table:style-name="ce74" office:value-type="float" office:value="97">
            <text:p>97</text:p>
          </table:table-cell>
          <table:table-cell table:formula="of:=[.O174]+[.Q174]" ns41:value-type="float" table:style-name="ce74" office:value-type="float" office:value="4">
            <text:p>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4" office:value-type="float">
            <text:p>4</text:p>
          </table:table-cell>
          <table:table-cell ns41:value-type="float" table:style-name="ce74" office:value="2" office:value-type="float">
            <text:p>2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175]+[.P175]" ns41:value-type="float" table:style-name="ce74" office:value-type="float" office:value="4">
            <text:p>4</text:p>
          </table:table-cell>
          <table:table-cell table:formula="of:=[.O175]+[.Q175]" ns41:value-type="float" table:style-name="ce74" office:value-type="float" office:value="3">
            <text:p>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" office:value-type="float">
            <text:p>6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2" office:value-type="float">
            <text:p>12</text:p>
          </table:table-cell>
          <table:table-cell ns41:value-type="float" table:style-name="ce74" office:value="19" office:value-type="float">
            <text:p>19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formula="of:=[.N176]+[.P176]" ns41:value-type="float" table:style-name="ce74" office:value-type="float" office:value="13">
            <text:p>13</text:p>
          </table:table-cell>
          <table:table-cell table:formula="of:=[.O176]+[.Q176]" ns41:value-type="float" table:style-name="ce74" office:value-type="float" office:value="20">
            <text:p>20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" office:value-type="float">
            <text:p>3</text:p>
          </table:table-cell>
          <table:table-cell table:style-name="ce74" table:number-columns-repeated="4"/>
          <table:table-cell ns41:value-type="float" table:style-name="ce74" office:value="11" office:value-type="float">
            <text:p>11</text:p>
          </table:table-cell>
          <table:table-cell ns41:value-type="float" table:style-name="ce74" office:value="8" office:value-type="float">
            <text:p>8</text:p>
          </table:table-cell>
          <table:table-cell table:style-name="ce74" table:number-columns-repeated="2"/>
          <table:table-cell table:formula="of:=[.N177]+[.P177]" ns41:value-type="float" table:style-name="ce74" office:value-type="float" office:value="11">
            <text:p>11</text:p>
          </table:table-cell>
          <table:table-cell table:formula="of:=[.O177]+[.Q177]" ns41:value-type="float" table:style-name="ce74" office:value-type="float" office:value="8">
            <text:p>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80" office:value-type="float">
            <text:p>80</text:p>
          </table:table-cell>
          <table:table-cell ns41:value-type="float" table:style-name="ce74" office:value="7" office:value-type="float">
            <text:p>7</text:p>
          </table:table-cell>
          <table:table-cell table:style-name="ce74" table:number-columns-repeated="3"/>
          <table:table-cell ns41:value-type="float" table:style-name="ce74" office:value="167" office:value-type="float">
            <text:p>167</text:p>
          </table:table-cell>
          <table:table-cell ns41:value-type="float" table:style-name="ce74" office:value="181" office:value-type="float">
            <text:p>181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4" office:value="13" office:value-type="float">
            <text:p>13</text:p>
          </table:table-cell>
          <table:table-cell table:formula="of:=[.N178]+[.P178]" ns41:value-type="float" table:style-name="ce74" office:value-type="float" office:value="174">
            <text:p>174</text:p>
          </table:table-cell>
          <table:table-cell table:formula="of:=[.O178]+[.Q178]" ns41:value-type="float" table:style-name="ce74" office:value-type="float" office:value="194">
            <text:p>194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Driebergen</text:p>
          </table:table-cell>
          <table:table-cell table:style-name="ce72"/>
          <table:table-cell ns41:value-type="string" table:style-name="ce72" office:value-type="string">
            <text:p>Buurtschap Sterkenburg c.a.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R.C. Kloostergesticht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39" office:value-type="float">
            <text:p>39</text:p>
          </table:table-cell>
          <table:table-cell table:style-name="ce74" table:number-columns-repeated="2"/>
          <table:table-cell table:formula="of:=[.N179]+[.P179]" ns41:value-type="float" table:style-name="ce74" office:value-type="float" office:value="0">
            <text:p>0</text:p>
          </table:table-cell>
          <table:table-cell table:formula="of:=[.O179]+[.Q179]" ns41:value-type="float" table:style-name="ce74" office:value-type="float" office:value="39">
            <text:p>39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Sterkenburg c.a.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7" office:value-type="float">
            <text:p>27</text:p>
          </table:table-cell>
          <table:table-cell table:style-name="ce74" table:number-columns-repeated="4"/>
          <table:table-cell ns41:value-type="float" table:style-name="ce74" office:value="102" office:value-type="float">
            <text:p>102</text:p>
          </table:table-cell>
          <table:table-cell ns41:value-type="float" table:style-name="ce74" office:value="79" office:value-type="float">
            <text:p>79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4" office:value="15" office:value-type="float">
            <text:p>15</text:p>
          </table:table-cell>
          <table:table-cell table:formula="of:=[.N180]+[.P180]" ns41:value-type="float" table:style-name="ce74" office:value-type="float" office:value="111">
            <text:p>111</text:p>
          </table:table-cell>
          <table:table-cell table:formula="of:=[.O180]+[.Q180]" ns41:value-type="float" table:style-name="ce74" office:value-type="float" office:value="94">
            <text:p>94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table:style-name="ce72"/>
          <table:table-cell ns41:value-type="string" table:style-name="ce72" office:value-type="string">
            <text:p>Buurtschap Sterkenburg c.a.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6" office:value-type="float">
            <text:p>46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138" office:value-type="float">
            <text:p>138</text:p>
          </table:table-cell>
          <table:table-cell ns41:value-type="float" table:style-name="ce74" office:value="107" office:value-type="float">
            <text:p>107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formula="of:=[.N181]+[.P181]" ns41:value-type="float" table:style-name="ce74" office:value-type="float" office:value="139">
            <text:p>139</text:p>
          </table:table-cell>
          <table:table-cell table:formula="of:=[.O181]+[.Q181]" ns41:value-type="float" table:style-name="ce74" office:value-type="float" office:value="108">
            <text:p>108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Drieberg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169:.I171])" ns41:value-type="float" table:style-name="ce73" office:value-type="float" office:value="181">
            <text:p>181</text:p>
          </table:table-cell>
          <table:table-cell table:formula="of:=SUM([.J169:.J171])" ns41:value-type="float" table:style-name="ce74" office:value-type="float" office:value="9">
            <text:p>9</text:p>
          </table:table-cell>
          <table:table-cell table:formula="of:=SUM([.K169:.K171])" ns41:value-type="float" table:style-name="ce74" office:value-type="float" office:value="1">
            <text:p>1</text:p>
          </table:table-cell>
          <table:table-cell table:formula="of:=SUM([.L169:.L171])" ns41:value-type="float" table:style-name="ce74" office:value-type="float" office:value="0">
            <text:p>0</text:p>
          </table:table-cell>
          <table:table-cell table:formula="of:=SUM([.M169:.M171])" ns41:value-type="float" table:style-name="ce74" office:value-type="float" office:value="0">
            <text:p>0</text:p>
          </table:table-cell>
          <table:table-cell table:formula="of:=SUM([.N169:.N171])" ns41:value-type="float" table:style-name="ce74" office:value-type="float" office:value="383">
            <text:p>383</text:p>
          </table:table-cell>
          <table:table-cell table:formula="of:=SUM([.O169:.O171])" ns41:value-type="float" table:style-name="ce74" office:value-type="float" office:value="372">
            <text:p>372</text:p>
          </table:table-cell>
          <table:table-cell table:formula="of:=SUM([.P169:.P171])" ns41:value-type="float" table:style-name="ce74" office:value-type="float" office:value="14">
            <text:p>14</text:p>
          </table:table-cell>
          <table:table-cell table:formula="of:=SUM([.Q169:.Q171])" ns41:value-type="float" table:style-name="ce74" office:value-type="float" office:value="30">
            <text:p>30</text:p>
          </table:table-cell>
          <table:table-cell table:formula="of:=[.N182]+[.P182]" ns41:value-type="float" table:style-name="ce74" office:value-type="float" office:value="397">
            <text:p>397</text:p>
          </table:table-cell>
          <table:table-cell table:formula="of:=[.O182]+[.Q182]" ns41:value-type="float" table:style-name="ce74" office:value-type="float" office:value="402">
            <text:p>402</text:p>
          </table:table-cell>
          <table:table-cell table:formula="of:=SUM([.T169:.T171])" ns41:value-type="float" table:style-name="ce74" office:value-type="float" office:value="13">
            <text:p>13</text:p>
          </table:table-cell>
          <table:table-cell table:formula="of:=SUM([.U169:.U171])" ns41:value-type="float" table:style-name="ce75" office:value-type="float" office:value="7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172:.I181])" ns41:value-type="float" table:style-name="ce73" office:value-type="float" office:value="246">
            <text:p>246</text:p>
          </table:table-cell>
          <table:table-cell table:formula="of:=SUM([.J172:.J181])" ns41:value-type="float" table:style-name="ce74" office:value-type="float" office:value="23">
            <text:p>23</text:p>
          </table:table-cell>
          <table:table-cell table:formula="of:=SUM([.K172:.K181])" ns41:value-type="float" table:style-name="ce74" office:value-type="float" office:value="0">
            <text:p>0</text:p>
          </table:table-cell>
          <table:table-cell table:formula="of:=SUM([.L172:.L181])" ns41:value-type="float" table:style-name="ce74" office:value-type="float" office:value="0">
            <text:p>0</text:p>
          </table:table-cell>
          <table:table-cell table:formula="of:=SUM([.M172:.M181])" ns41:value-type="float" table:style-name="ce74" office:value-type="float" office:value="0">
            <text:p>0</text:p>
          </table:table-cell>
          <table:table-cell table:formula="of:=SUM([.N172:.N181])" ns41:value-type="float" table:style-name="ce74" office:value-type="float" office:value="706">
            <text:p>706</text:p>
          </table:table-cell>
          <table:table-cell table:formula="of:=SUM([.O172:.O181])" ns41:value-type="float" table:style-name="ce74" office:value-type="float" office:value="643">
            <text:p>643</text:p>
          </table:table-cell>
          <table:table-cell table:formula="of:=SUM([.P172:.P181])" ns41:value-type="float" table:style-name="ce74" office:value-type="float" office:value="50">
            <text:p>50</text:p>
          </table:table-cell>
          <table:table-cell table:formula="of:=SUM([.Q172:.Q181])" ns41:value-type="float" table:style-name="ce74" office:value-type="float" office:value="38">
            <text:p>38</text:p>
          </table:table-cell>
          <table:table-cell table:formula="of:=[.N183]+[.P183]" ns41:value-type="float" table:style-name="ce74" office:value-type="float" office:value="756">
            <text:p>756</text:p>
          </table:table-cell>
          <table:table-cell table:formula="of:=[.O183]+[.Q183]" ns41:value-type="float" table:style-name="ce74" office:value-type="float" office:value="681">
            <text:p>681</text:p>
          </table:table-cell>
          <table:table-cell table:formula="of:=SUM([.T172:.T181])" ns41:value-type="float" table:style-name="ce74" office:value-type="float" office:value="14">
            <text:p>14</text:p>
          </table:table-cell>
          <table:table-cell table:formula="of:=SUM([.U172:.U181])" ns41:value-type="float" table:style-name="ce75" office:value-type="float" office:value="12">
            <text:p>1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Drieberg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182:.I183])" ns41:value-type="float" table:style-name="ce73" office:value-type="float" office:value="427">
            <text:p>427</text:p>
          </table:table-cell>
          <table:table-cell table:formula="of:=SUM([.J182:.J183])" ns41:value-type="float" table:style-name="ce74" office:value-type="float" office:value="32">
            <text:p>32</text:p>
          </table:table-cell>
          <table:table-cell table:formula="of:=SUM([.K182:.K183])" ns41:value-type="float" table:style-name="ce74" office:value-type="float" office:value="1">
            <text:p>1</text:p>
          </table:table-cell>
          <table:table-cell table:formula="of:=SUM([.L182:.L183])" ns41:value-type="float" table:style-name="ce74" office:value-type="float" office:value="0">
            <text:p>0</text:p>
          </table:table-cell>
          <table:table-cell table:formula="of:=SUM([.M182:.M183])" ns41:value-type="float" table:style-name="ce74" office:value-type="float" office:value="0">
            <text:p>0</text:p>
          </table:table-cell>
          <table:table-cell table:formula="of:=SUM([.N182:.N183])" ns41:value-type="float" table:style-name="ce74" office:value-type="float" office:value="1089">
            <text:p>1089</text:p>
          </table:table-cell>
          <table:table-cell table:formula="of:=SUM([.O182:.O183])" ns41:value-type="float" table:style-name="ce74" office:value-type="float" office:value="1015">
            <text:p>1015</text:p>
          </table:table-cell>
          <table:table-cell table:formula="of:=SUM([.P182:.P183])" ns41:value-type="float" table:style-name="ce74" office:value-type="float" office:value="64">
            <text:p>64</text:p>
          </table:table-cell>
          <table:table-cell table:formula="of:=SUM([.Q182:.Q183])" ns41:value-type="float" table:style-name="ce74" office:value-type="float" office:value="68">
            <text:p>68</text:p>
          </table:table-cell>
          <table:table-cell table:formula="of:=[.N184]+[.P184]" ns41:value-type="float" table:style-name="ce74" office:value-type="float" office:value="1153">
            <text:p>1153</text:p>
          </table:table-cell>
          <table:table-cell table:formula="of:=[.O184]+[.Q184]" ns41:value-type="float" table:style-name="ce74" office:value-type="float" office:value="1083">
            <text:p>1083</text:p>
          </table:table-cell>
          <table:table-cell table:formula="of:=SUM([.T182:.T183])" ns41:value-type="float" table:style-name="ce74" office:value-type="float" office:value="27">
            <text:p>27</text:p>
          </table:table-cell>
          <table:table-cell table:formula="of:=SUM([.U182:.U183])" ns41:value-type="float" table:style-name="ce75" office:value-type="float" office:value="19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67" table:number-columns-repeated="997"/>
        </table:table-row>
        <table:table-row table:style-name="ro4">
          <table:table-cell ns41:value-type="string" table:style-name="ce8" office:value-type="string">
            <text:p>Eemnes</text:p>
          </table:table-cell>
          <table:table-cell table:style-name="ce72"/>
          <table:table-cell ns41:value-type="string" table:style-name="ce72" office:value-type="string">
            <text:p>Dorp Eemnes</text:p>
          </table:table-cell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itendijks</text:p>
          </table:table-cell>
          <table:table-cell table:style-name="ce7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5" office:value-type="float">
            <text:p>35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78" office:value-type="float">
            <text:p>78</text:p>
          </table:table-cell>
          <table:table-cell ns41:value-type="float" table:style-name="ce74" office:value="66" office:value-type="float">
            <text:p>66</text:p>
          </table:table-cell>
          <table:table-cell table:style-name="ce74" table:number-columns-repeated="2"/>
          <table:table-cell table:formula="of:=[.N185]+[.P185]" ns41:value-type="float" table:style-name="ce74" office:value-type="float" office:value="78">
            <text:p>78</text:p>
          </table:table-cell>
          <table:table-cell table:formula="of:=[.O185]+[.Q185]" ns41:value-type="float" table:style-name="ce74" office:value-type="float" office:value="66">
            <text:p>66</text:p>
          </table:table-cell>
          <table:table-cell ns41:value-type="float" table:style-name="ce74" office:value="2" office:value-type="float">
            <text:p>2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Eemnes</text:p>
          </table:table-cell>
          <table:table-cell table:style-name="ce72"/>
          <table:table-cell ns41:value-type="string" table:style-name="ce72" office:value-type="string">
            <text:p>Dorp Eemnes</text:p>
          </table:table-cell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itendijks</text:p>
          </table:table-cell>
          <table:table-cell ns41:value-type="string" table:style-name="ce72" office:value-type="string">
            <text:p>R.C. Kloostergesticht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12" office:value-type="float">
            <text:p>12</text:p>
          </table:table-cell>
          <table:table-cell table:style-name="ce74" table:number-columns-repeated="2"/>
          <table:table-cell table:formula="of:=[.N186]+[.P186]" ns41:value-type="float" table:style-name="ce74" office:value-type="float" office:value="0">
            <text:p>0</text:p>
          </table:table-cell>
          <table:table-cell table:formula="of:=[.O186]+[.Q186]" ns41:value-type="float" table:style-name="ce74" office:value-type="float" office:value="12">
            <text:p>1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</table:table-cell>
          <table:table-cell table:style-name="ce72"/>
          <table:table-cell ns41:value-type="string" table:style-name="ce72" office:value-type="string">
            <text:p>Dorp Eemnes</text:p>
          </table:table-cell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itendijks</text:p>
          </table:table-cell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72" office:value-type="float">
            <text:p>172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397" office:value-type="float">
            <text:p>397</text:p>
          </table:table-cell>
          <table:table-cell ns41:value-type="float" table:style-name="ce74" office:value="335" office:value-type="float">
            <text:p>335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3" office:value-type="float">
            <text:p>3</text:p>
          </table:table-cell>
          <table:table-cell table:formula="of:=[.N187]+[.P187]" ns41:value-type="float" table:style-name="ce74" office:value-type="float" office:value="403">
            <text:p>403</text:p>
          </table:table-cell>
          <table:table-cell table:formula="of:=[.O187]+[.Q187]" ns41:value-type="float" table:style-name="ce74" office:value-type="float" office:value="338">
            <text:p>338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Eemnes</text:p>
          </table:table-cell>
          <table:table-cell table:style-name="ce72"/>
          <table:table-cell ns41:value-type="string" table:style-name="ce72" office:value-type="string">
            <text:p>Dorp Eemnes</text:p>
          </table:table-cell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itendijks</text:p>
          </table:table-cell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5" office:value-type="float">
            <text:p>5</text:p>
          </table:table-cell>
          <table:table-cell ns41:value-type="float" table:style-name="ce74" office:value="3" office:value-type="float">
            <text:p>3</text:p>
          </table:table-cell>
          <table:table-cell table:formula="of:=[.N188]+[.P188]" ns41:value-type="float" table:style-name="ce74" office:value-type="float" office:value="5">
            <text:p>5</text:p>
          </table:table-cell>
          <table:table-cell table:formula="of:=[.O188]+[.Q188]" ns41:value-type="float" table:style-name="ce74" office:value-type="float" office:value="3">
            <text:p>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Eemnes</text:p>
          </table:table-cell>
          <table:table-cell table:style-name="ce72"/>
          <table:table-cell ns41:value-type="string" table:style-name="ce72" office:value-type="string">
            <text:p>Dorp Eemnes</text:p>
          </table:table-cell>
          <table:table-cell ns41:value-type="string" table:style-name="ce72" office:value-type="string">
            <text:p>Wijk A</text:p>
          </table:table-cell>
          <table:table-cell ns41:value-type="string" table:style-name="ce72" office:value-type="string">
            <text:p>binnendijks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85" office:value-type="float">
            <text:p>85</text:p>
          </table:table-cell>
          <table:table-cell ns41:value-type="float" table:style-name="ce74" office:value="12" office:value-type="float">
            <text:p>12</text:p>
          </table:table-cell>
          <table:table-cell table:style-name="ce74" table:number-columns-repeated="3"/>
          <table:table-cell ns41:value-type="float" table:style-name="ce74" office:value="188" office:value-type="float">
            <text:p>188</text:p>
          </table:table-cell>
          <table:table-cell ns41:value-type="float" table:style-name="ce74" office:value="192" office:value-type="float">
            <text:p>192</text:p>
          </table:table-cell>
          <table:table-cell table:style-name="ce74"/>
          <table:table-cell ns41:value-type="float" table:style-name="ce74" office:value="2" office:value-type="float">
            <text:p>2</text:p>
          </table:table-cell>
          <table:table-cell table:formula="of:=[.N189]+[.P189]" ns41:value-type="float" table:style-name="ce74" office:value-type="float" office:value="188">
            <text:p>188</text:p>
          </table:table-cell>
          <table:table-cell table:formula="of:=[.O189]+[.Q189]" ns41:value-type="float" table:style-name="ce74" office:value-type="float" office:value="194">
            <text:p>194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Eemnes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185])" ns41:value-type="float" table:style-name="ce73" office:value-type="float" office:value="35">
            <text:p>35</text:p>
          </table:table-cell>
          <table:table-cell table:formula="of:=SUM([.J185])" ns41:value-type="float" table:style-name="ce74" office:value-type="float" office:value="3">
            <text:p>3</text:p>
          </table:table-cell>
          <table:table-cell table:formula="of:=SUM([.K185])" ns41:value-type="float" table:style-name="ce74" office:value-type="float" office:value="0">
            <text:p>0</text:p>
          </table:table-cell>
          <table:table-cell table:formula="of:=SUM([.L185])" ns41:value-type="float" table:style-name="ce74" office:value-type="float" office:value="0">
            <text:p>0</text:p>
          </table:table-cell>
          <table:table-cell table:formula="of:=SUM([.M185])" ns41:value-type="float" table:style-name="ce74" office:value-type="float" office:value="0">
            <text:p>0</text:p>
          </table:table-cell>
          <table:table-cell table:formula="of:=SUM([.N185])" ns41:value-type="float" table:style-name="ce74" office:value-type="float" office:value="78">
            <text:p>78</text:p>
          </table:table-cell>
          <table:table-cell table:formula="of:=SUM([.O185])" ns41:value-type="float" table:style-name="ce74" office:value-type="float" office:value="66">
            <text:p>66</text:p>
          </table:table-cell>
          <table:table-cell table:formula="of:=SUM([.P185])" ns41:value-type="float" table:style-name="ce74" office:value-type="float" office:value="0">
            <text:p>0</text:p>
          </table:table-cell>
          <table:table-cell table:formula="of:=SUM([.Q185])" ns41:value-type="float" table:style-name="ce74" office:value-type="float" office:value="0">
            <text:p>0</text:p>
          </table:table-cell>
          <table:table-cell table:formula="of:=[.N190]+[.P190]" ns41:value-type="float" table:style-name="ce74" office:value-type="float" office:value="78">
            <text:p>78</text:p>
          </table:table-cell>
          <table:table-cell table:formula="of:=[.O190]+[.Q190]" ns41:value-type="float" table:style-name="ce74" office:value-type="float" office:value="66">
            <text:p>66</text:p>
          </table:table-cell>
          <table:table-cell table:formula="of:=SUM([.T185])" ns41:value-type="float" table:style-name="ce74" office:value-type="float" office:value="2">
            <text:p>2</text:p>
          </table:table-cell>
          <table:table-cell table:formula="of:=SUM([.U185])" ns41:value-type="float" table:style-name="ce75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186:.I189])" ns41:value-type="float" table:style-name="ce73" office:value-type="float" office:value="258">
            <text:p>258</text:p>
          </table:table-cell>
          <table:table-cell table:formula="of:=SUM([.J186:.J189])" ns41:value-type="float" table:style-name="ce74" office:value-type="float" office:value="17">
            <text:p>17</text:p>
          </table:table-cell>
          <table:table-cell table:formula="of:=SUM([.K186:.K189])" ns41:value-type="float" table:style-name="ce74" office:value-type="float" office:value="0">
            <text:p>0</text:p>
          </table:table-cell>
          <table:table-cell table:formula="of:=SUM([.L186:.L189])" ns41:value-type="float" table:style-name="ce74" office:value-type="float" office:value="2">
            <text:p>2</text:p>
          </table:table-cell>
          <table:table-cell table:formula="of:=SUM([.M186:.M189])" ns41:value-type="float" table:style-name="ce74" office:value-type="float" office:value="0">
            <text:p>0</text:p>
          </table:table-cell>
          <table:table-cell table:formula="of:=SUM([.N186:.N189])" ns41:value-type="float" table:style-name="ce74" office:value-type="float" office:value="585">
            <text:p>585</text:p>
          </table:table-cell>
          <table:table-cell table:formula="of:=SUM([.O186:.O189])" ns41:value-type="float" table:style-name="ce74" office:value-type="float" office:value="539">
            <text:p>539</text:p>
          </table:table-cell>
          <table:table-cell table:formula="of:=SUM([.P186:.P189])" ns41:value-type="float" table:style-name="ce74" office:value-type="float" office:value="11">
            <text:p>11</text:p>
          </table:table-cell>
          <table:table-cell table:formula="of:=SUM([.Q186:.Q189])" ns41:value-type="float" table:style-name="ce74" office:value-type="float" office:value="8">
            <text:p>8</text:p>
          </table:table-cell>
          <table:table-cell table:formula="of:=[.N191]+[.P191]" ns41:value-type="float" table:style-name="ce74" office:value-type="float" office:value="596">
            <text:p>596</text:p>
          </table:table-cell>
          <table:table-cell table:formula="of:=[.O191]+[.Q191]" ns41:value-type="float" table:style-name="ce74" office:value-type="float" office:value="547">
            <text:p>547</text:p>
          </table:table-cell>
          <table:table-cell table:formula="of:=SUM([.T186:.T189])" ns41:value-type="float" table:style-name="ce74" office:value-type="float" office:value="3">
            <text:p>3</text:p>
          </table:table-cell>
          <table:table-cell table:formula="of:=SUM([.U186:.U189])" ns41:value-type="float" table:style-name="ce75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Eemnes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185:.I189])" ns41:value-type="float" table:style-name="ce73" office:value-type="float" office:value="293">
            <text:p>293</text:p>
          </table:table-cell>
          <table:table-cell table:formula="of:=SUM([.J185:.J189])" ns41:value-type="float" table:style-name="ce74" office:value-type="float" office:value="20">
            <text:p>20</text:p>
          </table:table-cell>
          <table:table-cell table:formula="of:=SUM([.K185:.K189])" ns41:value-type="float" table:style-name="ce74" office:value-type="float" office:value="0">
            <text:p>0</text:p>
          </table:table-cell>
          <table:table-cell table:formula="of:=SUM([.L185:.L189])" ns41:value-type="float" table:style-name="ce74" office:value-type="float" office:value="2">
            <text:p>2</text:p>
          </table:table-cell>
          <table:table-cell table:formula="of:=SUM([.M185:.M189])" ns41:value-type="float" table:style-name="ce74" office:value-type="float" office:value="0">
            <text:p>0</text:p>
          </table:table-cell>
          <table:table-cell table:formula="of:=SUM([.N185:.N189])" ns41:value-type="float" table:style-name="ce74" office:value-type="float" office:value="663">
            <text:p>663</text:p>
          </table:table-cell>
          <table:table-cell table:formula="of:=SUM([.O185:.O189])" ns41:value-type="float" table:style-name="ce74" office:value-type="float" office:value="605">
            <text:p>605</text:p>
          </table:table-cell>
          <table:table-cell table:formula="of:=SUM([.P185:.P189])" ns41:value-type="float" table:style-name="ce74" office:value-type="float" office:value="11">
            <text:p>11</text:p>
          </table:table-cell>
          <table:table-cell table:formula="of:=SUM([.Q185:.Q189])" ns41:value-type="float" table:style-name="ce74" office:value-type="float" office:value="8">
            <text:p>8</text:p>
          </table:table-cell>
          <table:table-cell table:formula="of:=[.N192]+[.P192]" ns41:value-type="float" table:style-name="ce74" office:value-type="float" office:value="674">
            <text:p>674</text:p>
          </table:table-cell>
          <table:table-cell table:formula="of:=[.O192]+[.Q192]" ns41:value-type="float" table:style-name="ce74" office:value-type="float" office:value="613">
            <text:p>613</text:p>
          </table:table-cell>
          <table:table-cell table:formula="of:=SUM([.T185:.T189])" ns41:value-type="float" table:style-name="ce74" office:value-type="float" office:value="5">
            <text:p>5</text:p>
          </table:table-cell>
          <table:table-cell table:formula="of:=SUM([.U185:.U189])" ns41:value-type="float" table:style-name="ce75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Haarzuilens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 table:number-columns-repeated="2"/>
          <table:table-cell ns41:value-type="string" table:style-name="ce72" office:value-type="string">
            <text:p>Buurtschap de Haar</text:p>
          </table:table-cell>
          <table:table-cell table:style-name="ce7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25" office:value-type="float">
            <text:p>25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51" office:value-type="float">
            <text:p>51</text:p>
          </table:table-cell>
          <table:table-cell ns41:value-type="float" table:style-name="ce74" office:value="45" office:value-type="float">
            <text:p>45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formula="of:=[.N193]+[.P193]" ns41:value-type="float" table:style-name="ce74" office:value-type="float" office:value="52">
            <text:p>52</text:p>
          </table:table-cell>
          <table:table-cell table:formula="of:=[.O193]+[.Q193]" ns41:value-type="float" table:style-name="ce74" office:value-type="float" office:value="46">
            <text:p>46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arzuilens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 table:number-columns-repeated="2"/>
          <table:table-cell ns41:value-type="string" table:style-name="ce72" office:value-type="string">
            <text:p>Buurtschap de Haar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8" office:value-type="float">
            <text:p>8</text:p>
          </table:table-cell>
          <table:table-cell table:style-name="ce74" table:number-columns-repeated="4"/>
          <table:table-cell ns41:value-type="float" table:style-name="ce74" office:value="17" office:value-type="float">
            <text:p>17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194]+[.P194]" ns41:value-type="float" table:style-name="ce74" office:value-type="float" office:value="18">
            <text:p>18</text:p>
          </table:table-cell>
          <table:table-cell table:formula="of:=[.O194]+[.Q194]" ns41:value-type="float" table:style-name="ce74" office:value-type="float" office:value="18">
            <text:p>1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arzuilens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 table:number-columns-repeated="2"/>
          <table:table-cell ns41:value-type="string" table:style-name="ce72" office:value-type="string">
            <text:p>Buurtschap de lage Haar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3" office:value-type="float">
            <text:p>23</text:p>
          </table:table-cell>
          <table:table-cell table:style-name="ce74" table:number-columns-repeated="4"/>
          <table:table-cell ns41:value-type="float" office:value="52" table:style-name="ce74" table:number-columns-repeated="2" office:value-type="float">
            <text:p>52</text:p>
          </table:table-cell>
          <table:table-cell ns41:value-type="float" table:style-name="ce74" office:value="2" office:value-type="float">
            <text:p>2</text:p>
          </table:table-cell>
          <table:table-cell table:style-name="ce74"/>
          <table:table-cell table:formula="of:=[.N195]+[.P195]" ns41:value-type="float" table:style-name="ce74" office:value-type="float" office:value="54">
            <text:p>54</text:p>
          </table:table-cell>
          <table:table-cell table:formula="of:=[.O195]+[.Q195]" ns41:value-type="float" table:style-name="ce74" office:value-type="float" office:value="52">
            <text:p>52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arzuilens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 table:number-columns-repeated="2"/>
          <table:table-cell ns41:value-type="string" table:style-name="ce72" office:value-type="string">
            <text:p>Buurtschap Themaat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0" office:value-type="float">
            <text:p>20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68" office:value-type="float">
            <text:p>68</text:p>
          </table:table-cell>
          <table:table-cell ns41:value-type="float" table:style-name="ce74" office:value="67" office:value-type="float">
            <text:p>67</text:p>
          </table:table-cell>
          <table:table-cell table:style-name="ce74" table:number-columns-repeated="2"/>
          <table:table-cell table:formula="of:=[.N196]+[.P196]" ns41:value-type="float" table:style-name="ce74" office:value-type="float" office:value="68">
            <text:p>68</text:p>
          </table:table-cell>
          <table:table-cell table:formula="of:=[.O196]+[.Q196]" ns41:value-type="float" table:style-name="ce74" office:value-type="float" office:value="67">
            <text:p>67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Haarzuilens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193])" ns41:value-type="float" table:style-name="ce73" office:value-type="float" office:value="25">
            <text:p>25</text:p>
          </table:table-cell>
          <table:table-cell table:formula="of:=SUM([.J193])" ns41:value-type="float" table:style-name="ce74" office:value-type="float" office:value="2">
            <text:p>2</text:p>
          </table:table-cell>
          <table:table-cell table:formula="of:=SUM([.K193])" ns41:value-type="float" table:style-name="ce74" office:value-type="float" office:value="0">
            <text:p>0</text:p>
          </table:table-cell>
          <table:table-cell table:formula="of:=SUM([.L193])" ns41:value-type="float" table:style-name="ce74" office:value-type="float" office:value="0">
            <text:p>0</text:p>
          </table:table-cell>
          <table:table-cell table:formula="of:=SUM([.M193])" ns41:value-type="float" table:style-name="ce74" office:value-type="float" office:value="0">
            <text:p>0</text:p>
          </table:table-cell>
          <table:table-cell table:formula="of:=SUM([.N193])" ns41:value-type="float" table:style-name="ce74" office:value-type="float" office:value="51">
            <text:p>51</text:p>
          </table:table-cell>
          <table:table-cell table:formula="of:=SUM([.O193])" ns41:value-type="float" table:style-name="ce74" office:value-type="float" office:value="45">
            <text:p>45</text:p>
          </table:table-cell>
          <table:table-cell table:formula="of:=SUM([.P193])" ns41:value-type="float" table:style-name="ce74" office:value-type="float" office:value="1">
            <text:p>1</text:p>
          </table:table-cell>
          <table:table-cell table:formula="of:=SUM([.Q193])" ns41:value-type="float" table:style-name="ce74" office:value-type="float" office:value="1">
            <text:p>1</text:p>
          </table:table-cell>
          <table:table-cell table:formula="of:=[.N197]+[.P197]" ns41:value-type="float" table:style-name="ce74" office:value-type="float" office:value="52">
            <text:p>52</text:p>
          </table:table-cell>
          <table:table-cell table:formula="of:=[.O197]+[.Q197]" ns41:value-type="float" table:style-name="ce74" office:value-type="float" office:value="46">
            <text:p>46</text:p>
          </table:table-cell>
          <table:table-cell table:formula="of:=SUM([.T193])" ns41:value-type="float" table:style-name="ce74" office:value-type="float" office:value="4">
            <text:p>4</text:p>
          </table:table-cell>
          <table:table-cell table:formula="of:=SUM([.U193])" ns41:value-type="float" table:style-name="ce75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arzuilens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194:.I196])" ns41:value-type="float" table:style-name="ce73" office:value-type="float" office:value="51">
            <text:p>51</text:p>
          </table:table-cell>
          <table:table-cell table:formula="of:=SUM([.J194:.J196])" ns41:value-type="float" table:style-name="ce74" office:value-type="float" office:value="1">
            <text:p>1</text:p>
          </table:table-cell>
          <table:table-cell table:formula="of:=SUM([.K194:.K196])" ns41:value-type="float" table:style-name="ce74" office:value-type="float" office:value="0">
            <text:p>0</text:p>
          </table:table-cell>
          <table:table-cell table:formula="of:=SUM([.L194:.L196])" ns41:value-type="float" table:style-name="ce74" office:value-type="float" office:value="0">
            <text:p>0</text:p>
          </table:table-cell>
          <table:table-cell table:formula="of:=SUM([.M194:.M196])" ns41:value-type="float" table:style-name="ce74" office:value-type="float" office:value="0">
            <text:p>0</text:p>
          </table:table-cell>
          <table:table-cell table:formula="of:=SUM([.N194:.N196])" ns41:value-type="float" table:style-name="ce74" office:value-type="float" office:value="137">
            <text:p>137</text:p>
          </table:table-cell>
          <table:table-cell table:formula="of:=SUM([.O194:.O196])" ns41:value-type="float" table:style-name="ce74" office:value-type="float" office:value="137">
            <text:p>137</text:p>
          </table:table-cell>
          <table:table-cell table:formula="of:=SUM([.P194:.P196])" ns41:value-type="float" table:style-name="ce74" office:value-type="float" office:value="3">
            <text:p>3</text:p>
          </table:table-cell>
          <table:table-cell table:formula="of:=SUM([.Q194:.Q196])" ns41:value-type="float" table:style-name="ce74" office:value-type="float" office:value="0">
            <text:p>0</text:p>
          </table:table-cell>
          <table:table-cell table:formula="of:=[.N198]+[.P198]" ns41:value-type="float" table:style-name="ce74" office:value-type="float" office:value="140">
            <text:p>140</text:p>
          </table:table-cell>
          <table:table-cell table:formula="of:=[.O198]+[.Q198]" ns41:value-type="float" table:style-name="ce74" office:value-type="float" office:value="137">
            <text:p>137</text:p>
          </table:table-cell>
          <table:table-cell table:formula="of:=SUM([.T194:.T196])" ns41:value-type="float" table:style-name="ce74" office:value-type="float" office:value="5">
            <text:p>5</text:p>
          </table:table-cell>
          <table:table-cell table:formula="of:=SUM([.U194:.U196])" ns41:value-type="float" table:style-name="ce75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Haarzuilens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197:.I198])" ns41:value-type="float" table:style-name="ce73" office:value-type="float" office:value="76">
            <text:p>76</text:p>
          </table:table-cell>
          <table:table-cell table:formula="of:=SUM([.J197:.J198])" ns41:value-type="float" table:style-name="ce74" office:value-type="float" office:value="3">
            <text:p>3</text:p>
          </table:table-cell>
          <table:table-cell table:formula="of:=SUM([.K197:.K198])" ns41:value-type="float" table:style-name="ce74" office:value-type="float" office:value="0">
            <text:p>0</text:p>
          </table:table-cell>
          <table:table-cell table:formula="of:=SUM([.L197:.L198])" ns41:value-type="float" table:style-name="ce74" office:value-type="float" office:value="0">
            <text:p>0</text:p>
          </table:table-cell>
          <table:table-cell table:formula="of:=SUM([.M197:.M198])" ns41:value-type="float" table:style-name="ce74" office:value-type="float" office:value="0">
            <text:p>0</text:p>
          </table:table-cell>
          <table:table-cell table:formula="of:=SUM([.N197:.N198])" ns41:value-type="float" table:style-name="ce74" office:value-type="float" office:value="188">
            <text:p>188</text:p>
          </table:table-cell>
          <table:table-cell table:formula="of:=SUM([.O197:.O198])" ns41:value-type="float" table:style-name="ce74" office:value-type="float" office:value="182">
            <text:p>182</text:p>
          </table:table-cell>
          <table:table-cell table:formula="of:=SUM([.P197:.P198])" ns41:value-type="float" table:style-name="ce74" office:value-type="float" office:value="4">
            <text:p>4</text:p>
          </table:table-cell>
          <table:table-cell table:formula="of:=SUM([.Q197:.Q198])" ns41:value-type="float" table:style-name="ce74" office:value-type="float" office:value="1">
            <text:p>1</text:p>
          </table:table-cell>
          <table:table-cell table:formula="of:=[.N199]+[.P199]" ns41:value-type="float" table:style-name="ce74" office:value-type="float" office:value="192">
            <text:p>192</text:p>
          </table:table-cell>
          <table:table-cell table:formula="of:=[.O199]+[.Q199]" ns41:value-type="float" table:style-name="ce74" office:value-type="float" office:value="183">
            <text:p>183</text:p>
          </table:table-cell>
          <table:table-cell table:formula="of:=SUM([.T197:.T198])" ns41:value-type="float" table:style-name="ce74" office:value-type="float" office:value="9">
            <text:p>9</text:p>
          </table:table-cell>
          <table:table-cell table:formula="of:=SUM([.U197:.U198])" ns41:value-type="float" table:style-name="ce75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67" table:number-columns-repeated="997"/>
        </table:table-row>
        <table:table-row table:style-name="ro11">
          <table:table-cell ns41:value-type="string" table:style-name="ce8" office:value-type="string">
            <text:p>Haarzuilens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6"/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200]+[.P200]" ns41:value-type="float" table:style-name="ce74" office:value-type="float" office:value="1">
            <text:p>1</text:p>
          </table:table-cell>
          <table:table-cell table:formula="of:=[.O200]+[.Q200]" ns41:value-type="float" table:style-name="ce74" office:value-type="float" office:value="0">
            <text:p>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Haarzuilens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199:.I200])" ns41:value-type="float" table:style-name="ce73" office:value-type="float" office:value="76">
            <text:p>76</text:p>
          </table:table-cell>
          <table:table-cell table:formula="of:=SUM([.J199:.J200])" ns41:value-type="float" table:style-name="ce74" office:value-type="float" office:value="3">
            <text:p>3</text:p>
          </table:table-cell>
          <table:table-cell table:formula="of:=SUM([.K199:.K200])" ns41:value-type="float" table:style-name="ce74" office:value-type="float" office:value="0">
            <text:p>0</text:p>
          </table:table-cell>
          <table:table-cell table:formula="of:=SUM([.L199:.L200])" ns41:value-type="float" table:style-name="ce74" office:value-type="float" office:value="0">
            <text:p>0</text:p>
          </table:table-cell>
          <table:table-cell table:formula="of:=SUM([.M199:.M200])" ns41:value-type="float" table:style-name="ce74" office:value-type="float" office:value="0">
            <text:p>0</text:p>
          </table:table-cell>
          <table:table-cell table:formula="of:=SUM([.N199:.N200])" ns41:value-type="float" table:style-name="ce74" office:value-type="float" office:value="188">
            <text:p>188</text:p>
          </table:table-cell>
          <table:table-cell table:formula="of:=SUM([.O199:.O200])" ns41:value-type="float" table:style-name="ce74" office:value-type="float" office:value="182">
            <text:p>182</text:p>
          </table:table-cell>
          <table:table-cell table:formula="of:=SUM([.P199:.P200])" ns41:value-type="float" table:style-name="ce74" office:value-type="float" office:value="5">
            <text:p>5</text:p>
          </table:table-cell>
          <table:table-cell table:formula="of:=SUM([.Q199:.Q200])" ns41:value-type="float" table:style-name="ce74" office:value-type="float" office:value="1">
            <text:p>1</text:p>
          </table:table-cell>
          <table:table-cell table:formula="of:=[.N201]+[.P201]" ns41:value-type="float" table:style-name="ce74" office:value-type="float" office:value="193">
            <text:p>193</text:p>
          </table:table-cell>
          <table:table-cell table:formula="of:=[.O201]+[.Q201]" ns41:value-type="float" table:style-name="ce74" office:value-type="float" office:value="183">
            <text:p>183</text:p>
          </table:table-cell>
          <table:table-cell table:formula="of:=SUM([.T199:.T200])" ns41:value-type="float" table:style-name="ce74" office:value-type="float" office:value="9">
            <text:p>9</text:p>
          </table:table-cell>
          <table:table-cell table:formula="of:=SUM([.U199:.U200])" ns41:value-type="float" table:style-name="ce75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67" table:number-columns-repeated="997"/>
        </table:table-row>
        <table:table-row table:style-name="ro4">
          <table:table-cell ns41:value-type="string" table:style-name="ce8" office:value-type="string">
            <text:p>Harmelen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50" office:value-type="float">
            <text:p>50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95" office:value-type="float">
            <text:p>95</text:p>
          </table:table-cell>
          <table:table-cell ns41:value-type="float" table:style-name="ce74" office:value="109" office:value-type="float">
            <text:p>109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2" office:value-type="float">
            <text:p>2</text:p>
          </table:table-cell>
          <table:table-cell table:formula="of:=[.N202]+[.P202]" ns41:value-type="float" table:style-name="ce74" office:value-type="float" office:value="99">
            <text:p>99</text:p>
          </table:table-cell>
          <table:table-cell table:formula="of:=[.O202]+[.Q202]" ns41:value-type="float" table:style-name="ce74" office:value-type="float" office:value="111">
            <text:p>111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Harmelen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54" office:value-type="float">
            <text:p>54</text:p>
          </table:table-cell>
          <table:table-cell table:style-name="ce74" table:number-columns-repeated="4"/>
          <table:table-cell ns41:value-type="float" table:style-name="ce74" office:value="99" office:value-type="float">
            <text:p>99</text:p>
          </table:table-cell>
          <table:table-cell ns41:value-type="float" table:style-name="ce74" office:value="126" office:value-type="float">
            <text:p>126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2" office:value-type="float">
            <text:p>2</text:p>
          </table:table-cell>
          <table:table-cell table:formula="of:=[.N203]+[.P203]" ns41:value-type="float" table:style-name="ce74" office:value-type="float" office:value="103">
            <text:p>103</text:p>
          </table:table-cell>
          <table:table-cell table:formula="of:=[.O203]+[.Q203]" ns41:value-type="float" table:style-name="ce74" office:value-type="float" office:value="128">
            <text:p>128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Harmelen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60" office:value-type="float">
            <text:p>60</text:p>
          </table:table-cell>
          <table:table-cell table:style-name="ce74" table:number-columns-repeated="4"/>
          <table:table-cell ns41:value-type="float" table:style-name="ce74" office:value="107" office:value-type="float">
            <text:p>107</text:p>
          </table:table-cell>
          <table:table-cell ns41:value-type="float" table:style-name="ce74" office:value="109" office:value-type="float">
            <text:p>109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2" office:value-type="float">
            <text:p>2</text:p>
          </table:table-cell>
          <table:table-cell table:formula="of:=[.N204]+[.P204]" ns41:value-type="float" table:style-name="ce74" office:value-type="float" office:value="111">
            <text:p>111</text:p>
          </table:table-cell>
          <table:table-cell table:formula="of:=[.O204]+[.Q204]" ns41:value-type="float" table:style-name="ce74" office:value-type="float" office:value="111">
            <text:p>111</text:p>
          </table:table-cell>
          <table:table-cell ns41:value-type="float" table:style-name="ce74" office:value="2" office:value-type="float">
            <text:p>2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ns41:value-type="string" table:style-name="ce72" office:value-type="string">
            <text:p>Hoogheemraadschap Amstelland</text:p>
          </table:table-cell>
          <table:table-cell table:style-name="ce72"/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5" office:value-type="float">
            <text:p>35</text:p>
          </table:table-cell>
          <table:table-cell table:style-name="ce74" table:number-columns-repeated="4"/>
          <table:table-cell ns41:value-type="float" table:style-name="ce74" office:value="62" office:value-type="float">
            <text:p>62</text:p>
          </table:table-cell>
          <table:table-cell ns41:value-type="float" table:style-name="ce74" office:value="67" office:value-type="float">
            <text:p>67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205]+[.P205]" ns41:value-type="float" table:style-name="ce74" office:value-type="float" office:value="64">
            <text:p>64</text:p>
          </table:table-cell>
          <table:table-cell table:formula="of:=[.O205]+[.Q205]" ns41:value-type="float" table:style-name="ce74" office:value-type="float" office:value="68">
            <text:p>68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Harmelen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" office:value-type="float">
            <text:p>3</text:p>
          </table:table-cell>
          <table:table-cell table:style-name="ce74" table:number-columns-repeated="4"/>
          <table:table-cell ns41:value-type="float" table:style-name="ce74" office:value="9" office:value-type="float">
            <text:p>9</text:p>
          </table:table-cell>
          <table:table-cell ns41:value-type="float" table:style-name="ce74" office:value="12" office:value-type="float">
            <text:p>12</text:p>
          </table:table-cell>
          <table:table-cell table:style-name="ce74" table:number-columns-repeated="2"/>
          <table:table-cell table:formula="of:=[.N206]+[.P206]" ns41:value-type="float" table:style-name="ce74" office:value-type="float" office:value="9">
            <text:p>9</text:p>
          </table:table-cell>
          <table:table-cell table:formula="of:=[.O206]+[.Q206]" ns41:value-type="float" table:style-name="ce74" office:value-type="float" office:value="12">
            <text:p>12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ns41:value-type="string" table:style-name="ce72" office:value-type="string">
            <text:p>Hoogheemraadschap Amstelland</text:p>
          </table:table-cell>
          <table:table-cell table:style-name="ce72"/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8" office:value-type="float">
            <text:p>28</text:p>
          </table:table-cell>
          <table:table-cell table:style-name="ce74" table:number-columns-repeated="4"/>
          <table:table-cell ns41:value-type="float" table:style-name="ce74" office:value="52" office:value-type="float">
            <text:p>52</text:p>
          </table:table-cell>
          <table:table-cell ns41:value-type="float" table:style-name="ce74" office:value="45" office:value-type="float">
            <text:p>45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1" office:value-type="float">
            <text:p>1</text:p>
          </table:table-cell>
          <table:table-cell table:formula="of:=[.N207]+[.P207]" ns41:value-type="float" table:style-name="ce74" office:value-type="float" office:value="56">
            <text:p>56</text:p>
          </table:table-cell>
          <table:table-cell table:formula="of:=[.O207]+[.Q207]" ns41:value-type="float" table:style-name="ce74" office:value-type="float" office:value="46">
            <text:p>46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Harmelen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ns41:value-type="string" table:style-name="ce72" office:value-type="string">
            <text:p>Buurtschap Harmelerwaard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4" office:value-type="float">
            <text:p>24</text:p>
          </table:table-cell>
          <table:table-cell table:style-name="ce74" table:number-columns-repeated="4"/>
          <table:table-cell ns41:value-type="float" table:style-name="ce74" office:value="63" office:value-type="float">
            <text:p>63</text:p>
          </table:table-cell>
          <table:table-cell ns41:value-type="float" table:style-name="ce74" office:value="67" office:value-type="float">
            <text:p>67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2" office:value-type="float">
            <text:p>2</text:p>
          </table:table-cell>
          <table:table-cell table:formula="of:=[.N208]+[.P208]" ns41:value-type="float" table:style-name="ce74" office:value-type="float" office:value="64">
            <text:p>64</text:p>
          </table:table-cell>
          <table:table-cell table:formula="of:=[.O208]+[.Q208]" ns41:value-type="float" table:style-name="ce74" office:value-type="float" office:value="69">
            <text:p>69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6" office:value-type="float">
            <text:p>6</text:p>
          </table:table-cell>
          <table:table-cell ns41:value-type="float" table:style-name="ce52" office:value="7" office:value-type="float">
            <text:p>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6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Harmelen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Reijerscop en Haanwijk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0" office:value-type="float">
            <text:p>20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45" office:value-type="float">
            <text:p>45</text:p>
          </table:table-cell>
          <table:table-cell ns41:value-type="float" table:style-name="ce74" office:value="50" office:value-type="float">
            <text:p>50</text:p>
          </table:table-cell>
          <table:table-cell table:style-name="ce74" table:number-columns-repeated="2"/>
          <table:table-cell table:formula="of:=[.N209]+[.P209]" ns41:value-type="float" table:style-name="ce74" office:value-type="float" office:value="45">
            <text:p>45</text:p>
          </table:table-cell>
          <table:table-cell table:formula="of:=[.O209]+[.Q209]" ns41:value-type="float" table:style-name="ce74" office:value-type="float" office:value="50">
            <text:p>5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Harmelen</text:p>
          </table:table-cell>
          <table:table-cell ns41:value-type="string" table:style-name="ce72" office:value-type="string">
            <text:p>Hoogheemraadschap Amstelland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Reijerscop en Haanwijk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7" office:value-type="float">
            <text:p>17</text:p>
          </table:table-cell>
          <table:table-cell table:style-name="ce74" table:number-columns-repeated="4"/>
          <table:table-cell ns41:value-type="float" table:style-name="ce74" office:value="40" office:value-type="float">
            <text:p>40</text:p>
          </table:table-cell>
          <table:table-cell ns41:value-type="float" table:style-name="ce74" office:value="41" office:value-type="float">
            <text:p>41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210]+[.P210]" ns41:value-type="float" table:style-name="ce74" office:value-type="float" office:value="41">
            <text:p>41</text:p>
          </table:table-cell>
          <table:table-cell table:formula="of:=[.O210]+[.Q210]" ns41:value-type="float" table:style-name="ce74" office:value-type="float" office:value="41">
            <text:p>41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table:style-name="ce72" table:number-columns-repeated="2"/>
          <table:table-cell ns41:value-type="string" table:style-name="ce72" office:value-type="string">
            <text:p>Wijk D</text:p>
          </table:table-cell>
          <table:table-cell ns41:value-type="string" table:style-name="ce72" office:value-type="string">
            <text:p>Buurtschap Breudijk c.a.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" office:value-type="float">
            <text:p>3</text:p>
          </table:table-cell>
          <table:table-cell table:style-name="ce74" table:number-columns-repeated="4"/>
          <table:table-cell ns41:value-type="float" table:style-name="ce74" office:value="5" office:value-type="float">
            <text:p>5</text:p>
          </table:table-cell>
          <table:table-cell ns41:value-type="float" table:style-name="ce74" office:value="6" office:value-type="float">
            <text:p>6</text:p>
          </table:table-cell>
          <table:table-cell table:style-name="ce74" table:number-columns-repeated="2"/>
          <table:table-cell table:formula="of:=[.N211]+[.P211]" ns41:value-type="float" table:style-name="ce74" office:value-type="float" office:value="5">
            <text:p>5</text:p>
          </table:table-cell>
          <table:table-cell table:formula="of:=[.O211]+[.Q211]" ns41:value-type="float" table:style-name="ce74" office:value-type="float" office:value="6">
            <text:p>6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ns41:value-type="string" table:style-name="ce72" office:value-type="string">
            <text:p>Hoogheemraadschap Amstelland</text:p>
          </table:table-cell>
          <table:table-cell table:style-name="ce72"/>
          <table:table-cell ns41:value-type="string" table:style-name="ce72" office:value-type="string">
            <text:p>Wijk D</text:p>
          </table:table-cell>
          <table:table-cell ns41:value-type="string" table:style-name="ce72" office:value-type="string">
            <text:p>Buurtschap Breudijk c.a.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53" office:value-type="float">
            <text:p>53</text:p>
          </table:table-cell>
          <table:table-cell table:style-name="ce74" table:number-columns-repeated="4"/>
          <table:table-cell ns41:value-type="float" table:style-name="ce74" office:value="120" office:value-type="float">
            <text:p>120</text:p>
          </table:table-cell>
          <table:table-cell ns41:value-type="float" table:style-name="ce74" office:value="106" office:value-type="float">
            <text:p>106</text:p>
          </table:table-cell>
          <table:table-cell ns41:value-type="float" table:style-name="ce74" office:value="2" office:value-type="float">
            <text:p>2</text:p>
          </table:table-cell>
          <table:table-cell table:style-name="ce74"/>
          <table:table-cell table:formula="of:=[.N212]+[.P212]" ns41:value-type="float" table:style-name="ce74" office:value-type="float" office:value="122">
            <text:p>122</text:p>
          </table:table-cell>
          <table:table-cell table:formula="of:=[.O212]+[.Q212]" ns41:value-type="float" table:style-name="ce74" office:value-type="float" office:value="106">
            <text:p>106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Harmelen</text:p>
          </table:table-cell>
          <table:table-cell ns41:value-type="string" table:style-name="ce72" office:value-type="string">
            <text:p>Hoogheemraadschap Amstelland</text:p>
          </table:table-cell>
          <table:table-cell table:style-name="ce72"/>
          <table:table-cell ns41:value-type="string" table:style-name="ce72" office:value-type="string">
            <text:p>Wijk E</text:p>
          </table:table-cell>
          <table:table-cell ns41:value-type="string" table:style-name="ce72" office:value-type="string">
            <text:p>Buurtschap Gerverscop c.a.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5" office:value-type="float">
            <text:p>45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23" office:value-type="float">
            <text:p>123</text:p>
          </table:table-cell>
          <table:table-cell ns41:value-type="float" table:style-name="ce74" office:value="108" office:value-type="float">
            <text:p>108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3" office:value-type="float">
            <text:p>3</text:p>
          </table:table-cell>
          <table:table-cell table:formula="of:=[.N213]+[.P213]" ns41:value-type="float" table:style-name="ce74" office:value-type="float" office:value="124">
            <text:p>124</text:p>
          </table:table-cell>
          <table:table-cell table:formula="of:=[.O213]+[.Q213]" ns41:value-type="float" table:style-name="ce74" office:value-type="float" office:value="111">
            <text:p>111</text:p>
          </table:table-cell>
          <table:table-cell ns41:value-type="float" table:style-name="ce74" office:value="3" office:value-type="float">
            <text:p>3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Harmel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202:.I205])" ns41:value-type="float" table:style-name="ce73" office:value-type="float" office:value="199">
            <text:p>199</text:p>
          </table:table-cell>
          <table:table-cell table:formula="of:=SUM([.J202:.J205])" ns41:value-type="float" table:style-name="ce74" office:value-type="float" office:value="3">
            <text:p>3</text:p>
          </table:table-cell>
          <table:table-cell table:formula="of:=SUM([.K202:.K205])" ns41:value-type="float" table:style-name="ce74" office:value-type="float" office:value="0">
            <text:p>0</text:p>
          </table:table-cell>
          <table:table-cell table:formula="of:=SUM([.L202:.L205])" ns41:value-type="float" table:style-name="ce74" office:value-type="float" office:value="0">
            <text:p>0</text:p>
          </table:table-cell>
          <table:table-cell table:formula="of:=SUM([.M202:.M205])" ns41:value-type="float" table:style-name="ce74" office:value-type="float" office:value="0">
            <text:p>0</text:p>
          </table:table-cell>
          <table:table-cell table:formula="of:=SUM([.N202:.N205])" ns41:value-type="float" table:style-name="ce74" office:value-type="float" office:value="363">
            <text:p>363</text:p>
          </table:table-cell>
          <table:table-cell table:formula="of:=SUM([.O202:.O205])" ns41:value-type="float" table:style-name="ce74" office:value-type="float" office:value="411">
            <text:p>411</text:p>
          </table:table-cell>
          <table:table-cell table:formula="of:=SUM([.P202:.P205])" ns41:value-type="float" table:style-name="ce74" office:value-type="float" office:value="14">
            <text:p>14</text:p>
          </table:table-cell>
          <table:table-cell table:formula="of:=SUM([.Q202:.Q205])" ns41:value-type="float" table:style-name="ce74" office:value-type="float" office:value="7">
            <text:p>7</text:p>
          </table:table-cell>
          <table:table-cell table:formula="of:=[.N214]+[.P214]" ns41:value-type="float" table:style-name="ce74" office:value-type="float" office:value="377">
            <text:p>377</text:p>
          </table:table-cell>
          <table:table-cell table:formula="of:=[.O214]+[.Q214]" ns41:value-type="float" table:style-name="ce74" office:value-type="float" office:value="418">
            <text:p>418</text:p>
          </table:table-cell>
          <table:table-cell table:formula="of:=SUM([.T202:.T205])" ns41:value-type="float" table:style-name="ce74" office:value-type="float" office:value="17">
            <text:p>17</text:p>
          </table:table-cell>
          <table:table-cell table:formula="of:=SUM([.U202:.U205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206:.I213])" ns41:value-type="float" table:style-name="ce73" office:value-type="float" office:value="193">
            <text:p>193</text:p>
          </table:table-cell>
          <table:table-cell table:formula="of:=SUM([.J206:.J213])" ns41:value-type="float" table:style-name="ce74" office:value-type="float" office:value="2">
            <text:p>2</text:p>
          </table:table-cell>
          <table:table-cell table:formula="of:=SUM([.K206:.K213])" ns41:value-type="float" table:style-name="ce74" office:value-type="float" office:value="0">
            <text:p>0</text:p>
          </table:table-cell>
          <table:table-cell table:formula="of:=SUM([.L206:.L213])" ns41:value-type="float" table:style-name="ce74" office:value-type="float" office:value="0">
            <text:p>0</text:p>
          </table:table-cell>
          <table:table-cell table:formula="of:=SUM([.M206:.M213])" ns41:value-type="float" table:style-name="ce74" office:value-type="float" office:value="0">
            <text:p>0</text:p>
          </table:table-cell>
          <table:table-cell table:formula="of:=SUM([.N206:.N213])" ns41:value-type="float" table:style-name="ce74" office:value-type="float" office:value="457">
            <text:p>457</text:p>
          </table:table-cell>
          <table:table-cell table:formula="of:=SUM([.O206:.O213])" ns41:value-type="float" table:style-name="ce74" office:value-type="float" office:value="435">
            <text:p>435</text:p>
          </table:table-cell>
          <table:table-cell table:formula="of:=SUM([.P206:.P213])" ns41:value-type="float" table:style-name="ce74" office:value-type="float" office:value="9">
            <text:p>9</text:p>
          </table:table-cell>
          <table:table-cell table:formula="of:=SUM([.Q206:.Q213])" ns41:value-type="float" table:style-name="ce74" office:value-type="float" office:value="6">
            <text:p>6</text:p>
          </table:table-cell>
          <table:table-cell table:formula="of:=[.N215]+[.P215]" ns41:value-type="float" table:style-name="ce74" office:value-type="float" office:value="466">
            <text:p>466</text:p>
          </table:table-cell>
          <table:table-cell table:formula="of:=[.O215]+[.Q215]" ns41:value-type="float" table:style-name="ce74" office:value-type="float" office:value="441">
            <text:p>441</text:p>
          </table:table-cell>
          <table:table-cell table:formula="of:=SUM([.T206:.T213])" ns41:value-type="float" table:style-name="ce74" office:value-type="float" office:value="9">
            <text:p>9</text:p>
          </table:table-cell>
          <table:table-cell table:formula="of:=SUM([.U206:.U213])" ns41:value-type="float" table:style-name="ce75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Harmel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214:.I215])" ns41:value-type="float" table:style-name="ce73" office:value-type="float" office:value="392">
            <text:p>392</text:p>
          </table:table-cell>
          <table:table-cell table:formula="of:=SUM([.J214:.J215])" ns41:value-type="float" table:style-name="ce74" office:value-type="float" office:value="5">
            <text:p>5</text:p>
          </table:table-cell>
          <table:table-cell table:formula="of:=SUM([.K214:.K215])" ns41:value-type="float" table:style-name="ce74" office:value-type="float" office:value="0">
            <text:p>0</text:p>
          </table:table-cell>
          <table:table-cell table:formula="of:=SUM([.L214:.L215])" ns41:value-type="float" table:style-name="ce74" office:value-type="float" office:value="0">
            <text:p>0</text:p>
          </table:table-cell>
          <table:table-cell table:formula="of:=SUM([.M214:.M215])" ns41:value-type="float" table:style-name="ce74" office:value-type="float" office:value="0">
            <text:p>0</text:p>
          </table:table-cell>
          <table:table-cell table:formula="of:=SUM([.N214:.N215])" ns41:value-type="float" table:style-name="ce74" office:value-type="float" office:value="820">
            <text:p>820</text:p>
          </table:table-cell>
          <table:table-cell table:formula="of:=SUM([.O214:.O215])" ns41:value-type="float" table:style-name="ce74" office:value-type="float" office:value="846">
            <text:p>846</text:p>
          </table:table-cell>
          <table:table-cell table:formula="of:=SUM([.P214:.P215])" ns41:value-type="float" table:style-name="ce74" office:value-type="float" office:value="23">
            <text:p>23</text:p>
          </table:table-cell>
          <table:table-cell table:formula="of:=SUM([.Q214:.Q215])" ns41:value-type="float" table:style-name="ce74" office:value-type="float" office:value="13">
            <text:p>13</text:p>
          </table:table-cell>
          <table:table-cell table:formula="of:=[.N216]+[.P216]" ns41:value-type="float" table:style-name="ce74" office:value-type="float" office:value="843">
            <text:p>843</text:p>
          </table:table-cell>
          <table:table-cell table:formula="of:=[.O216]+[.Q216]" ns41:value-type="float" table:style-name="ce74" office:value-type="float" office:value="859">
            <text:p>859</text:p>
          </table:table-cell>
          <table:table-cell table:formula="of:=SUM([.T214:.T215])" ns41:value-type="float" table:style-name="ce74" office:value-type="float" office:value="26">
            <text:p>26</text:p>
          </table:table-cell>
          <table:table-cell table:formula="of:=SUM([.U214:.U215])" ns41:value-type="float" table:style-name="ce75" office:value-type="float" office:value="14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Hoenkoop</text:p>
          </table:table-cell>
          <table:table-cell ns41:value-type="string" table:style-name="ce72" office:value-type="string">
            <text:p>Hoogheemraadschap Lekdijk Benedendams</text:p>
          </table:table-cell>
          <table:table-cell table:style-name="ce72" table:number-columns-repeated="4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74" office:value-type="float">
            <text:p>74</text:p>
          </table:table-cell>
          <table:table-cell table:style-name="ce74" table:number-columns-repeated="4"/>
          <table:table-cell ns41:value-type="float" table:style-name="ce74" office:value="195" office:value-type="float">
            <text:p>195</text:p>
          </table:table-cell>
          <table:table-cell ns41:value-type="float" table:style-name="ce74" office:value="190" office:value-type="float">
            <text:p>190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217]+[.P217]" ns41:value-type="float" table:style-name="ce74" office:value-type="float" office:value="197">
            <text:p>197</text:p>
          </table:table-cell>
          <table:table-cell table:formula="of:=[.O217]+[.Q217]" ns41:value-type="float" table:style-name="ce74" office:value-type="float" office:value="191">
            <text:p>191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enkoop</text:p>
          </table:table-cell>
          <table:table-cell table:style-name="ce72" table:number-columns-repeated="4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3" office:value-type="float">
            <text:p>3</text:p>
          </table:table-cell>
          <table:table-cell table:style-name="ce74" table:number-columns-repeated="4"/>
          <table:table-cell ns41:value-type="float" table:style-name="ce74" office:value="8" office:value-type="float">
            <text:p>8</text:p>
          </table:table-cell>
          <table:table-cell ns41:value-type="float" table:style-name="ce74" office:value="7" office:value-type="float">
            <text:p>7</text:p>
          </table:table-cell>
          <table:table-cell table:style-name="ce74" table:number-columns-repeated="2"/>
          <table:table-cell table:formula="of:=[.N218]+[.P218]" ns41:value-type="float" table:style-name="ce74" office:value-type="float" office:value="8">
            <text:p>8</text:p>
          </table:table-cell>
          <table:table-cell table:formula="of:=[.O218]+[.Q218]" ns41:value-type="float" table:style-name="ce74" office:value-type="float" office:value="7">
            <text:p>7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Hoenkoop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217:.I218])" ns41:value-type="float" table:style-name="ce73" office:value-type="float" office:value="77">
            <text:p>77</text:p>
          </table:table-cell>
          <table:table-cell table:formula="of:=SUM([.J217:.J218])" ns41:value-type="float" table:style-name="ce74" office:value-type="float" office:value="0">
            <text:p>0</text:p>
          </table:table-cell>
          <table:table-cell table:formula="of:=SUM([.K217:.K218])" ns41:value-type="float" table:style-name="ce74" office:value-type="float" office:value="0">
            <text:p>0</text:p>
          </table:table-cell>
          <table:table-cell table:formula="of:=SUM([.L217:.L218])" ns41:value-type="float" table:style-name="ce74" office:value-type="float" office:value="0">
            <text:p>0</text:p>
          </table:table-cell>
          <table:table-cell table:formula="of:=SUM([.M217:.M218])" ns41:value-type="float" table:style-name="ce74" office:value-type="float" office:value="0">
            <text:p>0</text:p>
          </table:table-cell>
          <table:table-cell table:formula="of:=SUM([.N217:.N218])" ns41:value-type="float" table:style-name="ce74" office:value-type="float" office:value="203">
            <text:p>203</text:p>
          </table:table-cell>
          <table:table-cell table:formula="of:=SUM([.O217:.O218])" ns41:value-type="float" table:style-name="ce74" office:value-type="float" office:value="197">
            <text:p>197</text:p>
          </table:table-cell>
          <table:table-cell table:formula="of:=SUM([.P217:.P218])" ns41:value-type="float" table:style-name="ce74" office:value-type="float" office:value="2">
            <text:p>2</text:p>
          </table:table-cell>
          <table:table-cell table:formula="of:=SUM([.Q217:.Q218])" ns41:value-type="float" table:style-name="ce74" office:value-type="float" office:value="1">
            <text:p>1</text:p>
          </table:table-cell>
          <table:table-cell table:formula="of:=[.N219]+[.P219]" ns41:value-type="float" table:style-name="ce74" office:value-type="float" office:value="205">
            <text:p>205</text:p>
          </table:table-cell>
          <table:table-cell table:formula="of:=[.O219]+[.Q219]" ns41:value-type="float" table:style-name="ce74" office:value-type="float" office:value="198">
            <text:p>198</text:p>
          </table:table-cell>
          <table:table-cell table:formula="of:=SUM([.T217:.T218])" ns41:value-type="float" table:style-name="ce74" office:value-type="float" office:value="9">
            <text:p>9</text:p>
          </table:table-cell>
          <table:table-cell table:formula="of:=SUM([.U217:.U218])" ns41:value-type="float" table:style-name="ce75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Hoogland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ns41:value-type="string" table:style-name="ce72" office:value-type="string">
            <text:p>Buurtschap Nieuwland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30" office:value-type="float">
            <text:p>30</text:p>
          </table:table-cell>
          <table:table-cell table:style-name="ce74" table:number-columns-repeated="4"/>
          <table:table-cell ns41:value-type="float" table:style-name="ce74" office:value="72" office:value-type="float">
            <text:p>72</text:p>
          </table:table-cell>
          <table:table-cell ns41:value-type="float" table:style-name="ce74" office:value="58" office:value-type="float">
            <text:p>58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220]+[.P220]" ns41:value-type="float" table:style-name="ce74" office:value-type="float" office:value="72">
            <text:p>72</text:p>
          </table:table-cell>
          <table:table-cell table:formula="of:=[.O220]+[.Q220]" ns41:value-type="float" table:style-name="ce74" office:value-type="float" office:value="59">
            <text:p>59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Kalveen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54" office:value-type="float">
            <text:p>154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347" office:value-type="float">
            <text:p>347</text:p>
          </table:table-cell>
          <table:table-cell ns41:value-type="float" table:style-name="ce74" office:value="315" office:value-type="float">
            <text:p>315</text:p>
          </table:table-cell>
          <table:table-cell ns41:value-type="float" table:style-name="ce74" office:value="3" office:value-type="float">
            <text:p>3</text:p>
          </table:table-cell>
          <table:table-cell table:style-name="ce74"/>
          <table:table-cell table:formula="of:=[.N221]+[.P221]" ns41:value-type="float" table:style-name="ce74" office:value-type="float" office:value="350">
            <text:p>350</text:p>
          </table:table-cell>
          <table:table-cell table:formula="of:=[.O221]+[.Q221]" ns41:value-type="float" table:style-name="ce74" office:value-type="float" office:value="315">
            <text:p>315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ns41:value-type="string" table:style-name="ce72" office:value-type="string">
            <text:p>Buurtschap Vinkenhoef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37" office:value-type="float">
            <text:p>37</text:p>
          </table:table-cell>
          <table:table-cell table:style-name="ce74" table:number-columns-repeated="4"/>
          <table:table-cell ns41:value-type="float" table:style-name="ce74" office:value="96" office:value-type="float">
            <text:p>96</text:p>
          </table:table-cell>
          <table:table-cell ns41:value-type="float" table:style-name="ce74" office:value="93" office:value-type="float">
            <text:p>93</text:p>
          </table:table-cell>
          <table:table-cell ns41:value-type="float" table:style-name="ce74" office:value="4" office:value-type="float">
            <text:p>4</text:p>
          </table:table-cell>
          <table:table-cell table:style-name="ce74"/>
          <table:table-cell table:formula="of:=[.N222]+[.P222]" ns41:value-type="float" table:style-name="ce74" office:value-type="float" office:value="100">
            <text:p>100</text:p>
          </table:table-cell>
          <table:table-cell table:formula="of:=[.O222]+[.Q222]" ns41:value-type="float" table:style-name="ce74" office:value-type="float" office:value="93">
            <text:p>93</text:p>
          </table:table-cell>
          <table:table-cell table:style-name="ce74"/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</table:table-cell>
          <table:table-cell table:style-name="ce72" table:number-columns-repeated="2"/>
          <table:table-cell ns41:value-type="string" table:style-name="ce72" office:value-type="string">
            <text:p>Wijk D</text:p>
          </table:table-cell>
          <table:table-cell ns41:value-type="string" table:style-name="ce72" office:value-type="string">
            <text:p>Buurtschap den Brand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01" office:value-type="float">
            <text:p>101</text:p>
          </table:table-cell>
          <table:table-cell table:style-name="ce74" table:number-columns-repeated="4"/>
          <table:table-cell ns41:value-type="float" table:style-name="ce74" office:value="224" office:value-type="float">
            <text:p>224</text:p>
          </table:table-cell>
          <table:table-cell ns41:value-type="float" table:style-name="ce74" office:value="225" office:value-type="float">
            <text:p>225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2" office:value-type="float">
            <text:p>2</text:p>
          </table:table-cell>
          <table:table-cell table:formula="of:=[.N223]+[.P223]" ns41:value-type="float" table:style-name="ce74" office:value-type="float" office:value="230">
            <text:p>230</text:p>
          </table:table-cell>
          <table:table-cell table:formula="of:=[.O223]+[.Q223]" ns41:value-type="float" table:style-name="ce74" office:value-type="float" office:value="227">
            <text:p>227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Hoogland</text:p>
          </table:table-cell>
          <table:table-cell table:style-name="ce72" table:number-columns-repeated="2"/>
          <table:table-cell ns41:value-type="string" table:style-name="ce72" office:value-type="string">
            <text:p>Wijk E</text:p>
          </table:table-cell>
          <table:table-cell ns41:value-type="string" table:style-name="ce72" office:value-type="string">
            <text:p>Buurtschap Coelhorst en den Ham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23" office:value-type="float">
            <text:p>123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305" office:value-type="float">
            <text:p>305</text:p>
          </table:table-cell>
          <table:table-cell ns41:value-type="float" table:style-name="ce74" office:value="289" office:value-type="float">
            <text:p>289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3" office:value-type="float">
            <text:p>3</text:p>
          </table:table-cell>
          <table:table-cell table:formula="of:=[.N224]+[.P224]" ns41:value-type="float" table:style-name="ce74" office:value-type="float" office:value="311">
            <text:p>311</text:p>
          </table:table-cell>
          <table:table-cell table:formula="of:=[.O224]+[.Q224]" ns41:value-type="float" table:style-name="ce74" office:value-type="float" office:value="292">
            <text:p>292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</table:table-cell>
          <table:table-cell table:style-name="ce72" table:number-columns-repeated="2"/>
          <table:table-cell ns41:value-type="string" table:style-name="ce72" office:value-type="string">
            <text:p>Wijk F</text:p>
          </table:table-cell>
          <table:table-cell ns41:value-type="string" table:style-name="ce72" office:value-type="string">
            <text:p>Buurtschap Duist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35" office:value-type="float">
            <text:p>35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97" office:value-type="float">
            <text:p>97</text:p>
          </table:table-cell>
          <table:table-cell ns41:value-type="float" table:style-name="ce74" office:value="83" office:value-type="float">
            <text:p>83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225]+[.P225]" ns41:value-type="float" table:style-name="ce74" office:value-type="float" office:value="98">
            <text:p>98</text:p>
          </table:table-cell>
          <table:table-cell table:formula="of:=[.O225]+[.Q225]" ns41:value-type="float" table:style-name="ce74" office:value-type="float" office:value="83">
            <text:p>83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Hoogland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220:.I225])" ns41:value-type="float" table:style-name="ce73" office:value-type="float" office:value="480">
            <text:p>480</text:p>
          </table:table-cell>
          <table:table-cell table:formula="of:=SUM([.J220:.J225])" ns41:value-type="float" table:style-name="ce74" office:value-type="float" office:value="3">
            <text:p>3</text:p>
          </table:table-cell>
          <table:table-cell table:formula="of:=SUM([.K220:.K225])" ns41:value-type="float" table:style-name="ce74" office:value-type="float" office:value="0">
            <text:p>0</text:p>
          </table:table-cell>
          <table:table-cell table:formula="of:=SUM([.L220:.L225])" ns41:value-type="float" table:style-name="ce74" office:value-type="float" office:value="0">
            <text:p>0</text:p>
          </table:table-cell>
          <table:table-cell table:formula="of:=SUM([.M220:.M225])" ns41:value-type="float" table:style-name="ce74" office:value-type="float" office:value="0">
            <text:p>0</text:p>
          </table:table-cell>
          <table:table-cell table:formula="of:=SUM([.N220:.N225])" ns41:value-type="float" table:style-name="ce74" office:value-type="float" office:value="1141">
            <text:p>1141</text:p>
          </table:table-cell>
          <table:table-cell table:formula="of:=SUM([.O220:.O225])" ns41:value-type="float" table:style-name="ce74" office:value-type="float" office:value="1063">
            <text:p>1063</text:p>
          </table:table-cell>
          <table:table-cell table:formula="of:=SUM([.P220:.P225])" ns41:value-type="float" table:style-name="ce74" office:value-type="float" office:value="20">
            <text:p>20</text:p>
          </table:table-cell>
          <table:table-cell table:formula="of:=SUM([.Q220:.Q225])" ns41:value-type="float" table:style-name="ce74" office:value-type="float" office:value="6">
            <text:p>6</text:p>
          </table:table-cell>
          <table:table-cell table:formula="of:=[.N226]+[.P226]" ns41:value-type="float" table:style-name="ce74" office:value-type="float" office:value="1161">
            <text:p>1161</text:p>
          </table:table-cell>
          <table:table-cell table:formula="of:=[.O226]+[.Q226]" ns41:value-type="float" table:style-name="ce74" office:value-type="float" office:value="1069">
            <text:p>1069</text:p>
          </table:table-cell>
          <table:table-cell table:formula="of:=SUM([.T220:.T225])" ns41:value-type="float" table:style-name="ce74" office:value-type="float" office:value="16">
            <text:p>16</text:p>
          </table:table-cell>
          <table:table-cell table:formula="of:=SUM([.U220:.U225])" ns41:value-type="float" table:style-name="ce75" office:value-type="float" office:value="19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11">
          <table:table-cell ns41:value-type="string" table:style-name="ce8" office:value-type="string">
            <text:p>Hoogland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7"/>
          <table:table-cell ns41:value-type="float" table:style-name="ce74" office:value="1" office:value-type="float">
            <text:p>1</text:p>
          </table:table-cell>
          <table:table-cell table:formula="of:=[.N227]+[.P227]" ns41:value-type="float" table:style-name="ce74" office:value-type="float" office:value="0">
            <text:p>0</text:p>
          </table:table-cell>
          <table:table-cell table:formula="of:=[.O227]+[.Q227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Hoogland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226:.I227])" ns41:value-type="float" table:style-name="ce73" office:value-type="float" office:value="480">
            <text:p>480</text:p>
          </table:table-cell>
          <table:table-cell table:formula="of:=SUM([.J226:.J227])" ns41:value-type="float" table:style-name="ce74" office:value-type="float" office:value="3">
            <text:p>3</text:p>
          </table:table-cell>
          <table:table-cell table:formula="of:=SUM([.K226:.K227])" ns41:value-type="float" table:style-name="ce74" office:value-type="float" office:value="0">
            <text:p>0</text:p>
          </table:table-cell>
          <table:table-cell table:formula="of:=SUM([.L226:.L227])" ns41:value-type="float" table:style-name="ce74" office:value-type="float" office:value="0">
            <text:p>0</text:p>
          </table:table-cell>
          <table:table-cell table:formula="of:=SUM([.M226:.M227])" ns41:value-type="float" table:style-name="ce74" office:value-type="float" office:value="0">
            <text:p>0</text:p>
          </table:table-cell>
          <table:table-cell table:formula="of:=SUM([.N226:.N227])" ns41:value-type="float" table:style-name="ce74" office:value-type="float" office:value="1141">
            <text:p>1141</text:p>
          </table:table-cell>
          <table:table-cell table:formula="of:=SUM([.O226:.O227])" ns41:value-type="float" table:style-name="ce74" office:value-type="float" office:value="1063">
            <text:p>1063</text:p>
          </table:table-cell>
          <table:table-cell table:formula="of:=SUM([.P226:.P227])" ns41:value-type="float" table:style-name="ce74" office:value-type="float" office:value="20">
            <text:p>20</text:p>
          </table:table-cell>
          <table:table-cell table:formula="of:=SUM([.Q226:.Q227])" ns41:value-type="float" table:style-name="ce74" office:value-type="float" office:value="7">
            <text:p>7</text:p>
          </table:table-cell>
          <table:table-cell table:formula="of:=[.N228]+[.P228]" ns41:value-type="float" table:style-name="ce74" office:value-type="float" office:value="1161">
            <text:p>1161</text:p>
          </table:table-cell>
          <table:table-cell table:formula="of:=[.O228]+[.Q228]" ns41:value-type="float" table:style-name="ce74" office:value-type="float" office:value="1070">
            <text:p>1070</text:p>
          </table:table-cell>
          <table:table-cell table:formula="of:=SUM([.T226:.T227])" ns41:value-type="float" table:style-name="ce74" office:value-type="float" office:value="16">
            <text:p>16</text:p>
          </table:table-cell>
          <table:table-cell table:formula="of:=SUM([.U226:.U227])" ns41:value-type="float" table:style-name="ce75" office:value-type="float" office:value="19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Hout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H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77" office:value-type="float">
            <text:p>77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158" office:value-type="float">
            <text:p>158</text:p>
          </table:table-cell>
          <table:table-cell ns41:value-type="float" table:style-name="ce74" office:value="167" office:value-type="float">
            <text:p>167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229]+[.P229]" ns41:value-type="float" table:style-name="ce74" office:value-type="float" office:value="159">
            <text:p>159</text:p>
          </table:table-cell>
          <table:table-cell table:formula="of:=[.O229]+[.Q229]" ns41:value-type="float" table:style-name="ce74" office:value-type="float" office:value="167">
            <text:p>167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H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93" office:value-type="float">
            <text:p>93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2"/>
          <table:table-cell ns41:value-type="float" table:style-name="ce74" office:value="236" office:value-type="float">
            <text:p>236</text:p>
          </table:table-cell>
          <table:table-cell ns41:value-type="float" table:style-name="ce74" office:value="203" office:value-type="float">
            <text:p>203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3" office:value-type="float">
            <text:p>3</text:p>
          </table:table-cell>
          <table:table-cell table:formula="of:=[.N230]+[.P230]" ns41:value-type="float" table:style-name="ce74" office:value-type="float" office:value="237">
            <text:p>237</text:p>
          </table:table-cell>
          <table:table-cell table:formula="of:=[.O230]+[.Q230]" ns41:value-type="float" table:style-name="ce74" office:value-type="float" office:value="206">
            <text:p>206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't Goy</text:p>
          </table:table-cell>
          <table:table-cell ns41:value-type="string" table:style-name="ce72" office:value-type="string">
            <text:p>Wijk G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74" office:value-type="float">
            <text:p>74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179" office:value-type="float">
            <text:p>179</text:p>
          </table:table-cell>
          <table:table-cell ns41:value-type="float" table:style-name="ce74" office:value="169" office:value-type="float">
            <text:p>169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4" office:value-type="float">
            <text:p>4</text:p>
          </table:table-cell>
          <table:table-cell table:formula="of:=[.N231]+[.P231]" ns41:value-type="float" table:style-name="ce74" office:value-type="float" office:value="181">
            <text:p>181</text:p>
          </table:table-cell>
          <table:table-cell table:formula="of:=[.O231]+[.Q231]" ns41:value-type="float" table:style-name="ce74" office:value-type="float" office:value="173">
            <text:p>173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Hout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Oudwulven</text:p>
          </table:table-cell>
          <table:table-cell ns41:value-type="string" table:style-name="ce72" office:value-type="string">
            <text:p>Wijk O</text:p>
          </table:table-cell>
          <table:table-cell table:style-name="ce72"/>
          <table:table-cell ns41:value-type="string" table:style-name="ce72" office:value-type="string">
            <text:p>Tijdelijke keeten (fort 't Hemeltje)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8" office:value-type="float">
            <text:p>8</text:p>
          </table:table-cell>
          <table:table-cell table:style-name="ce74" table:number-columns-repeated="4"/>
          <table:table-cell ns41:value-type="float" table:style-name="ce74" office:value="24" office:value-type="float">
            <text:p>24</text:p>
          </table:table-cell>
          <table:table-cell ns41:value-type="float" table:style-name="ce74" office:value="17" office:value-type="float">
            <text:p>17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4" office:value="3" office:value-type="float">
            <text:p>3</text:p>
          </table:table-cell>
          <table:table-cell table:formula="of:=[.N232]+[.P232]" ns41:value-type="float" table:style-name="ce74" office:value-type="float" office:value="33">
            <text:p>33</text:p>
          </table:table-cell>
          <table:table-cell table:formula="of:=[.O232]+[.Q232]" ns41:value-type="float" table:style-name="ce74" office:value-type="float" office:value="20">
            <text:p>20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Oudwulven</text:p>
          </table:table-cell>
          <table:table-cell ns41:value-type="string" table:style-name="ce72" office:value-type="string">
            <text:p>Wijk O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51" office:value-type="float">
            <text:p>5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2"/>
          <table:table-cell ns41:value-type="float" table:style-name="ce74" office:value="142" office:value-type="float">
            <text:p>142</text:p>
          </table:table-cell>
          <table:table-cell ns41:value-type="float" table:style-name="ce74" office:value="146" office:value-type="float">
            <text:p>146</text:p>
          </table:table-cell>
          <table:table-cell ns41:value-type="float" office:value="2" table:style-name="ce74" table:number-columns-repeated="2" office:value-type="float">
            <text:p>2</text:p>
          </table:table-cell>
          <table:table-cell table:formula="of:=[.N233]+[.P233]" ns41:value-type="float" table:style-name="ce74" office:value-type="float" office:value="144">
            <text:p>144</text:p>
          </table:table-cell>
          <table:table-cell table:formula="of:=[.O233]+[.Q233]" ns41:value-type="float" table:style-name="ce74" office:value-type="float" office:value="148">
            <text:p>148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Schonauwen</text:p>
          </table:table-cell>
          <table:table-cell ns41:value-type="string" table:style-name="ce72" office:value-type="string">
            <text:p>Wijk S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1" office:value-type="float">
            <text:p>41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17" office:value-type="float">
            <text:p>117</text:p>
          </table:table-cell>
          <table:table-cell ns41:value-type="float" table:style-name="ce74" office:value="129" office:value-type="float">
            <text:p>129</text:p>
          </table:table-cell>
          <table:table-cell table:style-name="ce74" table:number-columns-repeated="2"/>
          <table:table-cell table:formula="of:=[.N234]+[.P234]" ns41:value-type="float" table:style-name="ce74" office:value-type="float" office:value="117">
            <text:p>117</text:p>
          </table:table-cell>
          <table:table-cell table:formula="of:=[.O234]+[.Q234]" ns41:value-type="float" table:style-name="ce74" office:value-type="float" office:value="129">
            <text:p>129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Hout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229])" ns41:value-type="float" table:style-name="ce73" office:value-type="float" office:value="77">
            <text:p>77</text:p>
          </table:table-cell>
          <table:table-cell table:formula="of:=SUM([.J229])" ns41:value-type="float" table:style-name="ce74" office:value-type="float" office:value="3">
            <text:p>3</text:p>
          </table:table-cell>
          <table:table-cell table:formula="of:=SUM([.K229])" ns41:value-type="float" table:style-name="ce74" office:value-type="float" office:value="0">
            <text:p>0</text:p>
          </table:table-cell>
          <table:table-cell table:formula="of:=SUM([.L229])" ns41:value-type="float" table:style-name="ce74" office:value-type="float" office:value="0">
            <text:p>0</text:p>
          </table:table-cell>
          <table:table-cell table:formula="of:=SUM([.M229])" ns41:value-type="float" table:style-name="ce74" office:value-type="float" office:value="0">
            <text:p>0</text:p>
          </table:table-cell>
          <table:table-cell table:formula="of:=SUM([.N229])" ns41:value-type="float" table:style-name="ce74" office:value-type="float" office:value="158">
            <text:p>158</text:p>
          </table:table-cell>
          <table:table-cell table:formula="of:=SUM([.O229])" ns41:value-type="float" table:style-name="ce74" office:value-type="float" office:value="167">
            <text:p>167</text:p>
          </table:table-cell>
          <table:table-cell table:formula="of:=SUM([.P229])" ns41:value-type="float" table:style-name="ce74" office:value-type="float" office:value="1">
            <text:p>1</text:p>
          </table:table-cell>
          <table:table-cell table:formula="of:=SUM([.Q229])" ns41:value-type="float" table:style-name="ce74" office:value-type="float" office:value="0">
            <text:p>0</text:p>
          </table:table-cell>
          <table:table-cell table:formula="of:=[.N235]+[.P235]" ns41:value-type="float" table:style-name="ce74" office:value-type="float" office:value="159">
            <text:p>159</text:p>
          </table:table-cell>
          <table:table-cell table:formula="of:=[.O235]+[.Q235]" ns41:value-type="float" table:style-name="ce74" office:value-type="float" office:value="167">
            <text:p>167</text:p>
          </table:table-cell>
          <table:table-cell table:formula="of:=SUM([.T229])" ns41:value-type="float" table:style-name="ce74" office:value-type="float" office:value="4">
            <text:p>4</text:p>
          </table:table-cell>
          <table:table-cell table:formula="of:=SUM([.U229])" ns41:value-type="float" table:style-name="ce75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230:.I234])" ns41:value-type="float" table:style-name="ce73" office:value-type="float" office:value="267">
            <text:p>267</text:p>
          </table:table-cell>
          <table:table-cell table:formula="of:=SUM([.J230:.J234])" ns41:value-type="float" table:style-name="ce74" office:value-type="float" office:value="8">
            <text:p>8</text:p>
          </table:table-cell>
          <table:table-cell table:formula="of:=SUM([.K230:.K234])" ns41:value-type="float" table:style-name="ce74" office:value-type="float" office:value="2">
            <text:p>2</text:p>
          </table:table-cell>
          <table:table-cell table:formula="of:=SUM([.L230:.L234])" ns41:value-type="float" table:style-name="ce74" office:value-type="float" office:value="0">
            <text:p>0</text:p>
          </table:table-cell>
          <table:table-cell table:formula="of:=SUM([.M230:.M234])" ns41:value-type="float" table:style-name="ce74" office:value-type="float" office:value="0">
            <text:p>0</text:p>
          </table:table-cell>
          <table:table-cell table:formula="of:=SUM([.N230:.N234])" ns41:value-type="float" table:style-name="ce74" office:value-type="float" office:value="698">
            <text:p>698</text:p>
          </table:table-cell>
          <table:table-cell table:formula="of:=SUM([.O230:.O234])" ns41:value-type="float" table:style-name="ce74" office:value-type="float" office:value="664">
            <text:p>664</text:p>
          </table:table-cell>
          <table:table-cell table:formula="of:=SUM([.P230:.P234])" ns41:value-type="float" table:style-name="ce74" office:value-type="float" office:value="14">
            <text:p>14</text:p>
          </table:table-cell>
          <table:table-cell table:formula="of:=SUM([.Q230:.Q234])" ns41:value-type="float" table:style-name="ce74" office:value-type="float" office:value="12">
            <text:p>12</text:p>
          </table:table-cell>
          <table:table-cell table:formula="of:=[.N236]+[.P236]" ns41:value-type="float" table:style-name="ce74" office:value-type="float" office:value="712">
            <text:p>712</text:p>
          </table:table-cell>
          <table:table-cell table:formula="of:=[.O236]+[.Q236]" ns41:value-type="float" table:style-name="ce74" office:value-type="float" office:value="676">
            <text:p>676</text:p>
          </table:table-cell>
          <table:table-cell table:formula="of:=SUM([.T230:.T234])" ns41:value-type="float" table:style-name="ce74" office:value-type="float" office:value="9">
            <text:p>9</text:p>
          </table:table-cell>
          <table:table-cell table:formula="of:=SUM([.U230:.U234])" ns41:value-type="float" table:style-name="ce75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Hout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235:.I236])" ns41:value-type="float" table:style-name="ce73" office:value-type="float" office:value="344">
            <text:p>344</text:p>
          </table:table-cell>
          <table:table-cell table:formula="of:=SUM([.J235:.J236])" ns41:value-type="float" table:style-name="ce74" office:value-type="float" office:value="11">
            <text:p>11</text:p>
          </table:table-cell>
          <table:table-cell table:formula="of:=SUM([.K235:.K236])" ns41:value-type="float" table:style-name="ce74" office:value-type="float" office:value="2">
            <text:p>2</text:p>
          </table:table-cell>
          <table:table-cell table:formula="of:=SUM([.L235:.L236])" ns41:value-type="float" table:style-name="ce74" office:value-type="float" office:value="0">
            <text:p>0</text:p>
          </table:table-cell>
          <table:table-cell table:formula="of:=SUM([.M235:.M236])" ns41:value-type="float" table:style-name="ce74" office:value-type="float" office:value="0">
            <text:p>0</text:p>
          </table:table-cell>
          <table:table-cell table:formula="of:=SUM([.N235:.N236])" ns41:value-type="float" table:style-name="ce74" office:value-type="float" office:value="856">
            <text:p>856</text:p>
          </table:table-cell>
          <table:table-cell table:formula="of:=SUM([.O235:.O236])" ns41:value-type="float" table:style-name="ce74" office:value-type="float" office:value="831">
            <text:p>831</text:p>
          </table:table-cell>
          <table:table-cell table:formula="of:=SUM([.P235:.P236])" ns41:value-type="float" table:style-name="ce74" office:value-type="float" office:value="15">
            <text:p>15</text:p>
          </table:table-cell>
          <table:table-cell table:formula="of:=SUM([.Q235:.Q236])" ns41:value-type="float" table:style-name="ce74" office:value-type="float" office:value="12">
            <text:p>12</text:p>
          </table:table-cell>
          <table:table-cell table:formula="of:=[.N237]+[.P237]" ns41:value-type="float" table:style-name="ce74" office:value-type="float" office:value="871">
            <text:p>871</text:p>
          </table:table-cell>
          <table:table-cell table:formula="of:=[.O237]+[.Q237]" ns41:value-type="float" table:style-name="ce74" office:value-type="float" office:value="843">
            <text:p>843</text:p>
          </table:table-cell>
          <table:table-cell table:formula="of:=SUM([.T235:.T236])" ns41:value-type="float" table:style-name="ce74" office:value-type="float" office:value="13">
            <text:p>13</text:p>
          </table:table-cell>
          <table:table-cell table:formula="of:=SUM([.U235:.U236])" ns41:value-type="float" table:style-name="ce75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Jaarsveld</text:p>
          </table:table-cell>
          <table:table-cell ns41:value-type="string" table:style-name="ce72" office:value-type="string">
            <text:p>Hoogheemraadschap van den Lekdijk Benedendams</text:p>
          </table:table-cell>
          <table:table-cell table:style-name="ce72" table:number-columns-repeated="4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1" office:value-type="float">
            <text:p>31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69" office:value-type="float">
            <text:p>69</text:p>
          </table:table-cell>
          <table:table-cell ns41:value-type="float" table:style-name="ce74" office:value="60" office:value-type="float">
            <text:p>60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table:formula="of:=[.N238]+[.P238]" ns41:value-type="float" table:style-name="ce74" office:value-type="float" office:value="73">
            <text:p>73</text:p>
          </table:table-cell>
          <table:table-cell table:formula="of:=[.O238]+[.Q238]" ns41:value-type="float" table:style-name="ce74" office:value-type="float" office:value="65">
            <text:p>65</text:p>
          </table:table-cell>
          <table:table-cell ns41:value-type="float" table:style-name="ce74" office:value="3" office:value-type="float">
            <text:p>3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Jaarsveld</text:p>
          </table:table-cell>
          <table:table-cell ns41:value-type="string" table:style-name="ce72" office:value-type="string">
            <text:p>Hoogheemraadschap van den Lekdijk Benedendams</text:p>
          </table:table-cell>
          <table:table-cell table:style-name="ce72" table:number-columns-repeated="4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70" office:value-type="float">
            <text:p>270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2"/>
          <table:table-cell ns41:value-type="float" table:style-name="ce74" office:value="645" office:value-type="float">
            <text:p>645</text:p>
          </table:table-cell>
          <table:table-cell ns41:value-type="float" table:style-name="ce74" office:value="584" office:value-type="float">
            <text:p>584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2" office:value-type="float">
            <text:p>12</text:p>
          </table:table-cell>
          <table:table-cell table:formula="of:=[.N239]+[.P239]" ns41:value-type="float" table:style-name="ce74" office:value-type="float" office:value="655">
            <text:p>655</text:p>
          </table:table-cell>
          <table:table-cell table:formula="of:=[.O239]+[.Q239]" ns41:value-type="float" table:style-name="ce74" office:value-type="float" office:value="596">
            <text:p>596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Jaarsveld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238:.I239])" ns41:value-type="float" table:style-name="ce73" office:value-type="float" office:value="301">
            <text:p>301</text:p>
          </table:table-cell>
          <table:table-cell table:formula="of:=SUM([.J238:.J239])" ns41:value-type="float" table:style-name="ce74" office:value-type="float" office:value="7">
            <text:p>7</text:p>
          </table:table-cell>
          <table:table-cell table:formula="of:=SUM([.K238:.K239])" ns41:value-type="float" table:style-name="ce74" office:value-type="float" office:value="1">
            <text:p>1</text:p>
          </table:table-cell>
          <table:table-cell table:formula="of:=SUM([.L238:.L239])" ns41:value-type="float" table:style-name="ce74" office:value-type="float" office:value="0">
            <text:p>0</text:p>
          </table:table-cell>
          <table:table-cell table:formula="of:=SUM([.M238:.M239])" ns41:value-type="float" table:style-name="ce74" office:value-type="float" office:value="0">
            <text:p>0</text:p>
          </table:table-cell>
          <table:table-cell table:formula="of:=SUM([.N238:.N239])" ns41:value-type="float" table:style-name="ce74" office:value-type="float" office:value="714">
            <text:p>714</text:p>
          </table:table-cell>
          <table:table-cell table:formula="of:=SUM([.O238:.O239])" ns41:value-type="float" table:style-name="ce74" office:value-type="float" office:value="644">
            <text:p>644</text:p>
          </table:table-cell>
          <table:table-cell table:formula="of:=SUM([.P238:.P239])" ns41:value-type="float" table:style-name="ce74" office:value-type="float" office:value="14">
            <text:p>14</text:p>
          </table:table-cell>
          <table:table-cell table:formula="of:=SUM([.Q238:.Q239])" ns41:value-type="float" table:style-name="ce74" office:value-type="float" office:value="17">
            <text:p>17</text:p>
          </table:table-cell>
          <table:table-cell table:formula="of:=[.N240]+[.P240]" ns41:value-type="float" table:style-name="ce74" office:value-type="float" office:value="728">
            <text:p>728</text:p>
          </table:table-cell>
          <table:table-cell table:formula="of:=[.O240]+[.Q240]" ns41:value-type="float" table:style-name="ce74" office:value-type="float" office:value="661">
            <text:p>661</text:p>
          </table:table-cell>
          <table:table-cell table:formula="of:=SUM([.T238:.T239])" ns41:value-type="float" table:style-name="ce74" office:value-type="float" office:value="9">
            <text:p>9</text:p>
          </table:table-cell>
          <table:table-cell table:formula="of:=SUM([.U238:.U239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Jutphaas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ns41:value-type="string" table:style-name="ce72" office:value-type="string">
            <text:p>Dorp</text:p>
          </table:table-cell>
          <table:table-cell table:style-name="ce7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89" office:value-type="float">
            <text:p>89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72" office:value-type="float">
            <text:p>172</text:p>
          </table:table-cell>
          <table:table-cell ns41:value-type="float" table:style-name="ce74" office:value="180" office:value-type="float">
            <text:p>180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2" office:value-type="float">
            <text:p>2</text:p>
          </table:table-cell>
          <table:table-cell table:formula="of:=[.N241]+[.P241]" ns41:value-type="float" table:style-name="ce74" office:value-type="float" office:value="177">
            <text:p>177</text:p>
          </table:table-cell>
          <table:table-cell table:formula="of:=[.O241]+[.Q241]" ns41:value-type="float" table:style-name="ce74" office:value-type="float" office:value="182">
            <text:p>182</text:p>
          </table:table-cell>
          <table:table-cell table:style-name="ce74"/>
          <table:table-cell ns41:value-type="float" table:style-name="ce75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ns41:value-type="string" table:style-name="ce72" office:value-type="string">
            <text:p>Buurtschap Nedereind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65" office:value-type="float">
            <text:p>165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371" office:value-type="float">
            <text:p>371</text:p>
          </table:table-cell>
          <table:table-cell ns41:value-type="float" table:style-name="ce74" office:value="345" office:value-type="float">
            <text:p>345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242]+[.P242]" ns41:value-type="float" table:style-name="ce74" office:value-type="float" office:value="373">
            <text:p>373</text:p>
          </table:table-cell>
          <table:table-cell table:formula="of:=[.O242]+[.Q242]" ns41:value-type="float" table:style-name="ce74" office:value-type="float" office:value="346">
            <text:p>346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Overeind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78" office:value-type="float">
            <text:p>78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3"/>
          <table:table-cell ns41:value-type="float" table:style-name="ce74" office:value="194" office:value-type="float">
            <text:p>194</text:p>
          </table:table-cell>
          <table:table-cell ns41:value-type="float" table:style-name="ce74" office:value="189" office:value-type="float">
            <text:p>189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4" office:value-type="float">
            <text:p>4</text:p>
          </table:table-cell>
          <table:table-cell table:formula="of:=[.N243]+[.P243]" ns41:value-type="float" table:style-name="ce74" office:value-type="float" office:value="196">
            <text:p>196</text:p>
          </table:table-cell>
          <table:table-cell table:formula="of:=[.O243]+[.Q243]" ns41:value-type="float" table:style-name="ce74" office:value-type="float" office:value="193">
            <text:p>193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Gein</text:p>
          </table:table-cell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3" office:value-type="float">
            <text:p>13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45" office:value-type="float">
            <text:p>45</text:p>
          </table:table-cell>
          <table:table-cell ns41:value-type="float" table:style-name="ce74" office:value="39" office:value-type="float">
            <text:p>39</text:p>
          </table:table-cell>
          <table:table-cell table:style-name="ce74" table:number-columns-repeated="2"/>
          <table:table-cell table:formula="of:=[.N244]+[.P244]" ns41:value-type="float" table:style-name="ce74" office:value-type="float" office:value="45">
            <text:p>45</text:p>
          </table:table-cell>
          <table:table-cell table:formula="of:=[.O244]+[.Q244]" ns41:value-type="float" table:style-name="ce74" office:value-type="float" office:value="39">
            <text:p>39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Jutphaas</text:p>
          </table:table-cell>
          <table:table-cell ns41:value-type="string" table:style-name="ce72" office:value-type="string">
            <text:p>Hoogheemraadschap van den Lekdijk Benedendams</text:p>
          </table:table-cell>
          <table:table-cell table:style-name="ce72"/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" office:value-type="float">
            <text:p>3</text:p>
          </table:table-cell>
          <table:table-cell table:style-name="ce74" table:number-columns-repeated="4"/>
          <table:table-cell ns41:value-type="float" office:value="8" table:style-name="ce74" table:number-columns-repeated="2" office:value-type="float">
            <text:p>8</text:p>
          </table:table-cell>
          <table:table-cell table:style-name="ce74" table:number-columns-repeated="2"/>
          <table:table-cell table:formula="of:=[.N245]+[.P245]" ns41:value-type="float" table:style-name="ce74" office:value-type="float" office:value="8">
            <text:p>8</text:p>
          </table:table-cell>
          <table:table-cell table:formula="of:=[.O245]+[.Q245]" ns41:value-type="float" table:style-name="ce74" office:value-type="float" office:value="8">
            <text:p>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Raven (Oost en West)</text:p>
          </table:table-cell>
          <table:table-cell ns41:value-type="string" table:style-name="ce72" office:value-type="string">
            <text:p>Wijk D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90" office:value-type="float">
            <text:p>190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460" office:value-type="float">
            <text:p>460</text:p>
          </table:table-cell>
          <table:table-cell ns41:value-type="float" table:style-name="ce74" office:value="490" office:value-type="float">
            <text:p>490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4" office:value="8" office:value-type="float">
            <text:p>8</text:p>
          </table:table-cell>
          <table:table-cell table:formula="of:=[.N246]+[.P246]" ns41:value-type="float" table:style-name="ce74" office:value-type="float" office:value="467">
            <text:p>467</text:p>
          </table:table-cell>
          <table:table-cell table:formula="of:=[.O246]+[.Q246]" ns41:value-type="float" table:style-name="ce74" office:value-type="float" office:value="498">
            <text:p>498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Jutphaas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241])" ns41:value-type="float" table:style-name="ce73" office:value-type="float" office:value="89">
            <text:p>89</text:p>
          </table:table-cell>
          <table:table-cell table:formula="of:=SUM([.J241])" ns41:value-type="float" table:style-name="ce74" office:value-type="float" office:value="1">
            <text:p>1</text:p>
          </table:table-cell>
          <table:table-cell table:formula="of:=SUM([.K241])" ns41:value-type="float" table:style-name="ce74" office:value-type="float" office:value="0">
            <text:p>0</text:p>
          </table:table-cell>
          <table:table-cell table:formula="of:=SUM([.L241])" ns41:value-type="float" table:style-name="ce74" office:value-type="float" office:value="0">
            <text:p>0</text:p>
          </table:table-cell>
          <table:table-cell table:formula="of:=SUM([.M241])" ns41:value-type="float" table:style-name="ce74" office:value-type="float" office:value="0">
            <text:p>0</text:p>
          </table:table-cell>
          <table:table-cell table:formula="of:=SUM([.N241])" ns41:value-type="float" table:style-name="ce74" office:value-type="float" office:value="172">
            <text:p>172</text:p>
          </table:table-cell>
          <table:table-cell table:formula="of:=SUM([.O241])" ns41:value-type="float" table:style-name="ce74" office:value-type="float" office:value="180">
            <text:p>180</text:p>
          </table:table-cell>
          <table:table-cell table:formula="of:=SUM([.P241])" ns41:value-type="float" table:style-name="ce74" office:value-type="float" office:value="5">
            <text:p>5</text:p>
          </table:table-cell>
          <table:table-cell table:formula="of:=SUM([.Q241])" ns41:value-type="float" table:style-name="ce74" office:value-type="float" office:value="2">
            <text:p>2</text:p>
          </table:table-cell>
          <table:table-cell table:formula="of:=[.N247]+[.P247]" ns41:value-type="float" table:style-name="ce74" office:value-type="float" office:value="177">
            <text:p>177</text:p>
          </table:table-cell>
          <table:table-cell table:formula="of:=[.O247]+[.Q247]" ns41:value-type="float" table:style-name="ce74" office:value-type="float" office:value="182">
            <text:p>182</text:p>
          </table:table-cell>
          <table:table-cell table:formula="of:=SUM([.T241])" ns41:value-type="float" table:style-name="ce74" office:value-type="float" office:value="0">
            <text:p>0</text:p>
          </table:table-cell>
          <table:table-cell table:formula="of:=SUM([.U241])" ns41:value-type="float" table:style-name="ce75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242:.I246])" ns41:value-type="float" table:style-name="ce73" office:value-type="float" office:value="449">
            <text:p>449</text:p>
          </table:table-cell>
          <table:table-cell table:formula="of:=SUM([.J242:.J246])" ns41:value-type="float" table:style-name="ce74" office:value-type="float" office:value="16">
            <text:p>16</text:p>
          </table:table-cell>
          <table:table-cell table:formula="of:=SUM([.K242:.K246])" ns41:value-type="float" table:style-name="ce74" office:value-type="float" office:value="0">
            <text:p>0</text:p>
          </table:table-cell>
          <table:table-cell table:formula="of:=SUM([.L242:.L246])" ns41:value-type="float" table:style-name="ce74" office:value-type="float" office:value="0">
            <text:p>0</text:p>
          </table:table-cell>
          <table:table-cell table:formula="of:=SUM([.M242:.M246])" ns41:value-type="float" table:style-name="ce74" office:value-type="float" office:value="0">
            <text:p>0</text:p>
          </table:table-cell>
          <table:table-cell table:formula="of:=SUM([.N242:.N246])" ns41:value-type="float" table:style-name="ce74" office:value-type="float" office:value="1078">
            <text:p>1078</text:p>
          </table:table-cell>
          <table:table-cell table:formula="of:=SUM([.O242:.O246])" ns41:value-type="float" table:style-name="ce74" office:value-type="float" office:value="1071">
            <text:p>1071</text:p>
          </table:table-cell>
          <table:table-cell table:formula="of:=SUM([.P242:.P246])" ns41:value-type="float" table:style-name="ce74" office:value-type="float" office:value="11">
            <text:p>11</text:p>
          </table:table-cell>
          <table:table-cell table:formula="of:=SUM([.Q242:.Q246])" ns41:value-type="float" table:style-name="ce74" office:value-type="float" office:value="13">
            <text:p>13</text:p>
          </table:table-cell>
          <table:table-cell table:formula="of:=[.N248]+[.P248]" ns41:value-type="float" table:style-name="ce74" office:value-type="float" office:value="1089">
            <text:p>1089</text:p>
          </table:table-cell>
          <table:table-cell table:formula="of:=[.O248]+[.Q248]" ns41:value-type="float" table:style-name="ce74" office:value-type="float" office:value="1084">
            <text:p>1084</text:p>
          </table:table-cell>
          <table:table-cell table:formula="of:=SUM([.T242:.T246])" ns41:value-type="float" table:style-name="ce74" office:value-type="float" office:value="9">
            <text:p>9</text:p>
          </table:table-cell>
          <table:table-cell table:formula="of:=SUM([.U242:.U246])" ns41:value-type="float" table:style-name="ce75" office:value-type="float" office:value="14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Jutphaas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247:.I248])" ns41:value-type="float" table:style-name="ce73" office:value-type="float" office:value="538">
            <text:p>538</text:p>
          </table:table-cell>
          <table:table-cell table:formula="of:=SUM([.J247:.J248])" ns41:value-type="float" table:style-name="ce74" office:value-type="float" office:value="17">
            <text:p>17</text:p>
          </table:table-cell>
          <table:table-cell table:formula="of:=SUM([.K247:.K248])" ns41:value-type="float" table:style-name="ce74" office:value-type="float" office:value="0">
            <text:p>0</text:p>
          </table:table-cell>
          <table:table-cell table:formula="of:=SUM([.L247:.L248])" ns41:value-type="float" table:style-name="ce74" office:value-type="float" office:value="0">
            <text:p>0</text:p>
          </table:table-cell>
          <table:table-cell table:formula="of:=SUM([.M247:.M248])" ns41:value-type="float" table:style-name="ce74" office:value-type="float" office:value="0">
            <text:p>0</text:p>
          </table:table-cell>
          <table:table-cell table:formula="of:=SUM([.N247:.N248])" ns41:value-type="float" table:style-name="ce74" office:value-type="float" office:value="1250">
            <text:p>1250</text:p>
          </table:table-cell>
          <table:table-cell table:formula="of:=SUM([.O247:.O248])" ns41:value-type="float" table:style-name="ce74" office:value-type="float" office:value="1251">
            <text:p>1251</text:p>
          </table:table-cell>
          <table:table-cell table:formula="of:=SUM([.P247:.P248])" ns41:value-type="float" table:style-name="ce74" office:value-type="float" office:value="16">
            <text:p>16</text:p>
          </table:table-cell>
          <table:table-cell table:formula="of:=SUM([.Q247:.Q248])" ns41:value-type="float" table:style-name="ce74" office:value-type="float" office:value="15">
            <text:p>15</text:p>
          </table:table-cell>
          <table:table-cell table:formula="of:=[.N249]+[.P249]" ns41:value-type="float" table:style-name="ce74" office:value-type="float" office:value="1266">
            <text:p>1266</text:p>
          </table:table-cell>
          <table:table-cell table:formula="of:=[.O249]+[.Q249]" ns41:value-type="float" table:style-name="ce74" office:value-type="float" office:value="1266">
            <text:p>1266</text:p>
          </table:table-cell>
          <table:table-cell table:formula="of:=SUM([.T247:.T248])" ns41:value-type="float" table:style-name="ce74" office:value-type="float" office:value="9">
            <text:p>9</text:p>
          </table:table-cell>
          <table:table-cell table:formula="of:=SUM([.U247:.U248])" ns41:value-type="float" table:style-name="ce75" office:value-type="float" office:value="22">
            <text:p>2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11">
          <table:table-cell ns41:value-type="string" table:style-name="ce8" office:value-type="string">
            <text:p>Jutphaas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6"/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250]+[.P250]" ns41:value-type="float" table:style-name="ce74" office:value-type="float" office:value="1">
            <text:p>1</text:p>
          </table:table-cell>
          <table:table-cell table:formula="of:=[.O250]+[.Q250]" ns41:value-type="float" table:style-name="ce74" office:value-type="float" office:value="0">
            <text:p>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Jutphaas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249:.I250])" ns41:value-type="float" table:style-name="ce73" office:value-type="float" office:value="538">
            <text:p>538</text:p>
          </table:table-cell>
          <table:table-cell table:formula="of:=SUM([.J249:.J250])" ns41:value-type="float" table:style-name="ce74" office:value-type="float" office:value="17">
            <text:p>17</text:p>
          </table:table-cell>
          <table:table-cell table:formula="of:=SUM([.K249:.K250])" ns41:value-type="float" table:style-name="ce74" office:value-type="float" office:value="0">
            <text:p>0</text:p>
          </table:table-cell>
          <table:table-cell table:formula="of:=SUM([.L249:.L250])" ns41:value-type="float" table:style-name="ce74" office:value-type="float" office:value="0">
            <text:p>0</text:p>
          </table:table-cell>
          <table:table-cell table:formula="of:=SUM([.M249:.M250])" ns41:value-type="float" table:style-name="ce74" office:value-type="float" office:value="0">
            <text:p>0</text:p>
          </table:table-cell>
          <table:table-cell table:formula="of:=SUM([.N249:.N250])" ns41:value-type="float" table:style-name="ce74" office:value-type="float" office:value="1250">
            <text:p>1250</text:p>
          </table:table-cell>
          <table:table-cell table:formula="of:=SUM([.O249:.O250])" ns41:value-type="float" table:style-name="ce74" office:value-type="float" office:value="1251">
            <text:p>1251</text:p>
          </table:table-cell>
          <table:table-cell table:formula="of:=SUM([.P249:.P250])" ns41:value-type="float" table:style-name="ce74" office:value-type="float" office:value="17">
            <text:p>17</text:p>
          </table:table-cell>
          <table:table-cell table:formula="of:=SUM([.Q249:.Q250])" ns41:value-type="float" table:style-name="ce74" office:value-type="float" office:value="15">
            <text:p>15</text:p>
          </table:table-cell>
          <table:table-cell table:formula="of:=[.N251]+[.P251]" ns41:value-type="float" table:style-name="ce74" office:value-type="float" office:value="1267">
            <text:p>1267</text:p>
          </table:table-cell>
          <table:table-cell table:formula="of:=[.O251]+[.Q251]" ns41:value-type="float" table:style-name="ce74" office:value-type="float" office:value="1266">
            <text:p>1266</text:p>
          </table:table-cell>
          <table:table-cell table:formula="of:=SUM([.T249:.T250])" ns41:value-type="float" table:style-name="ce74" office:value-type="float" office:value="9">
            <text:p>9</text:p>
          </table:table-cell>
          <table:table-cell table:formula="of:=SUM([.U249:.U250])" ns41:value-type="float" table:style-name="ce75" office:value-type="float" office:value="22">
            <text:p>2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Jutphaas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7" office:value-type="float">
            <text:p>7</text:p>
          </table:table-cell>
          <table:table-cell table:style-name="ce74" table:number-columns-repeated="6"/>
          <table:table-cell ns41:value-type="float" table:style-name="ce74" office:value="18" office:value-type="float">
            <text:p>18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amerik</text:p>
          </table:table-cell>
          <table:table-cell ns41:value-type="string" table:style-name="ce72" office:value-type="string">
            <text:p>Grootwaterschap Woerden</text:p>
          </table:table-cell>
          <table:table-cell ns41:value-type="string" table:style-name="ce72" office:value-type="string">
            <text:p>Dorp Kamerik en de beide Houtdijken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54" office:value-type="float">
            <text:p>54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105" office:value-type="float">
            <text:p>105</text:p>
          </table:table-cell>
          <table:table-cell ns41:value-type="float" table:style-name="ce74" office:value="98" office:value-type="float">
            <text:p>98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3" office:value-type="float">
            <text:p>3</text:p>
          </table:table-cell>
          <table:table-cell table:formula="of:=[.N253]+[.P253]" ns41:value-type="float" table:style-name="ce74" office:value-type="float" office:value="109">
            <text:p>109</text:p>
          </table:table-cell>
          <table:table-cell table:formula="of:=[.O253]+[.Q253]" ns41:value-type="float" table:style-name="ce74" office:value-type="float" office:value="101">
            <text:p>10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amerik</text:p>
          </table:table-cell>
          <table:table-cell ns41:value-type="string" table:style-name="ce72" office:value-type="string">
            <text:p>Grootwaterschap Woerden</text:p>
          </table:table-cell>
          <table:table-cell ns41:value-type="string" table:style-name="ce72" office:value-type="string">
            <text:p>Dorp Kamerik en de beide Houtdijken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17" office:value-type="float">
            <text:p>117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298" office:value-type="float">
            <text:p>298</text:p>
          </table:table-cell>
          <table:table-cell ns41:value-type="float" table:style-name="ce74" office:value="284" office:value-type="float">
            <text:p>284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4" office:value="5" office:value-type="float">
            <text:p>5</text:p>
          </table:table-cell>
          <table:table-cell table:formula="of:=[.N254]+[.P254]" ns41:value-type="float" table:style-name="ce74" office:value-type="float" office:value="305">
            <text:p>305</text:p>
          </table:table-cell>
          <table:table-cell table:formula="of:=[.O254]+[.Q254]" ns41:value-type="float" table:style-name="ce74" office:value-type="float" office:value="289">
            <text:p>289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amerik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Kamerik en de beide Houtdijken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" office:value-type="float">
            <text:p>2</text:p>
          </table:table-cell>
          <table:table-cell table:style-name="ce74" table:number-columns-repeated="4"/>
          <table:table-cell ns41:value-type="float" table:style-name="ce74" office:value="3" office:value-type="float">
            <text:p>3</text:p>
          </table:table-cell>
          <table:table-cell ns41:value-type="float" table:style-name="ce74" office:value="5" office:value-type="float">
            <text:p>5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255]+[.P255]" ns41:value-type="float" table:style-name="ce74" office:value-type="float" office:value="3">
            <text:p>3</text:p>
          </table:table-cell>
          <table:table-cell table:formula="of:=[.O255]+[.Q255]" ns41:value-type="float" table:style-name="ce74" office:value-type="float" office:value="6">
            <text:p>6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amerik</text:p>
          </table:table-cell>
          <table:table-cell ns41:value-type="string" table:style-name="ce72" office:value-type="string">
            <text:p>Grootwaterschap Woerden</text:p>
          </table:table-cell>
          <table:table-cell ns41:value-type="string" table:style-name="ce72" office:value-type="string">
            <text:p>Buurtschap Kamerik Mijzijde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7" office:value-type="float">
            <text:p>37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65" office:value-type="float">
            <text:p>65</text:p>
          </table:table-cell>
          <table:table-cell ns41:value-type="float" table:style-name="ce74" office:value="67" office:value-type="float">
            <text:p>67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256]+[.P256]" ns41:value-type="float" table:style-name="ce74" office:value-type="float" office:value="66">
            <text:p>66</text:p>
          </table:table-cell>
          <table:table-cell table:formula="of:=[.O256]+[.Q256]" ns41:value-type="float" table:style-name="ce74" office:value-type="float" office:value="67">
            <text:p>67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amerik</text:p>
          </table:table-cell>
          <table:table-cell ns41:value-type="string" table:style-name="ce72" office:value-type="string">
            <text:p>Grootwaterschap Woerden</text:p>
          </table:table-cell>
          <table:table-cell ns41:value-type="string" table:style-name="ce72" office:value-type="string">
            <text:p>Buurtschap Kamerik Mijzijde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74" office:value-type="float">
            <text:p>74</text:p>
          </table:table-cell>
          <table:table-cell table:style-name="ce74" table:number-columns-repeated="4"/>
          <table:table-cell ns41:value-type="float" table:style-name="ce74" office:value="209" office:value-type="float">
            <text:p>209</text:p>
          </table:table-cell>
          <table:table-cell ns41:value-type="float" table:style-name="ce74" office:value="199" office:value-type="float">
            <text:p>199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7" office:value-type="float">
            <text:p>7</text:p>
          </table:table-cell>
          <table:table-cell table:formula="of:=[.N257]+[.P257]" ns41:value-type="float" table:style-name="ce74" office:value-type="float" office:value="210">
            <text:p>210</text:p>
          </table:table-cell>
          <table:table-cell table:formula="of:=[.O257]+[.Q257]" ns41:value-type="float" table:style-name="ce74" office:value-type="float" office:value="206">
            <text:p>206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amerik</text:p>
          </table:table-cell>
          <table:table-cell ns41:value-type="string" table:style-name="ce72" office:value-type="string">
            <text:p>Grootwaterschap Woerden</text:p>
          </table:table-cell>
          <table:table-cell ns41:value-type="string" table:style-name="ce72" office:value-type="string">
            <text:p>Buurtschap 's Gravesloot</text:p>
          </table:table-cell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8" office:value-type="float">
            <text:p>28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60" office:value-type="float">
            <text:p>60</text:p>
          </table:table-cell>
          <table:table-cell ns41:value-type="float" table:style-name="ce74" office:value="71" office:value-type="float">
            <text:p>7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258]+[.P258]" ns41:value-type="float" table:style-name="ce74" office:value-type="float" office:value="62">
            <text:p>62</text:p>
          </table:table-cell>
          <table:table-cell table:formula="of:=[.O258]+[.Q258]" ns41:value-type="float" table:style-name="ce74" office:value-type="float" office:value="72">
            <text:p>72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amerik</text:p>
          </table:table-cell>
          <table:table-cell ns41:value-type="string" table:style-name="ce72" office:value-type="string">
            <text:p>Grootwaterschap Woerden</text:p>
          </table:table-cell>
          <table:table-cell ns41:value-type="string" table:style-name="ce72" office:value-type="string">
            <text:p>Buurtschap Teckop</text:p>
          </table:table-cell>
          <table:table-cell ns41:value-type="string" table:style-name="ce72" office:value-type="string">
            <text:p>Wijk D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7" office:value-type="float">
            <text:p>37</text:p>
          </table:table-cell>
          <table:table-cell table:style-name="ce74" table:number-columns-repeated="4"/>
          <table:table-cell ns41:value-type="float" table:style-name="ce74" office:value="92" office:value-type="float">
            <text:p>92</text:p>
          </table:table-cell>
          <table:table-cell ns41:value-type="float" table:style-name="ce74" office:value="77" office:value-type="float">
            <text:p>77</text:p>
          </table:table-cell>
          <table:table-cell ns41:value-type="float" office:value="3" table:style-name="ce74" table:number-columns-repeated="2" office:value-type="float">
            <text:p>3</text:p>
          </table:table-cell>
          <table:table-cell table:formula="of:=[.N259]+[.P259]" ns41:value-type="float" table:style-name="ce74" office:value-type="float" office:value="95">
            <text:p>95</text:p>
          </table:table-cell>
          <table:table-cell table:formula="of:=[.O259]+[.Q259]" ns41:value-type="float" table:style-name="ce74" office:value-type="float" office:value="80">
            <text:p>80</text:p>
          </table:table-cell>
          <table:table-cell table:style-name="ce74"/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Kamerik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253];[.I256])" ns41:value-type="float" table:style-name="ce73" office:value-type="float" office:value="91">
            <text:p>91</text:p>
          </table:table-cell>
          <table:table-cell table:formula="of:=SUM([.J253];[.J256])" ns41:value-type="float" table:style-name="ce74" office:value-type="float" office:value="4">
            <text:p>4</text:p>
          </table:table-cell>
          <table:table-cell table:formula="of:=SUM([.K253];[.K256])" ns41:value-type="float" table:style-name="ce74" office:value-type="float" office:value="0">
            <text:p>0</text:p>
          </table:table-cell>
          <table:table-cell table:formula="of:=SUM([.L253];[.L256])" ns41:value-type="float" table:style-name="ce74" office:value-type="float" office:value="0">
            <text:p>0</text:p>
          </table:table-cell>
          <table:table-cell table:formula="of:=SUM([.M253];[.M256])" ns41:value-type="float" table:style-name="ce74" office:value-type="float" office:value="0">
            <text:p>0</text:p>
          </table:table-cell>
          <table:table-cell table:formula="of:=SUM([.N253];[.N256])" ns41:value-type="float" table:style-name="ce74" office:value-type="float" office:value="170">
            <text:p>170</text:p>
          </table:table-cell>
          <table:table-cell table:formula="of:=SUM([.O253];[.O256])" ns41:value-type="float" table:style-name="ce74" office:value-type="float" office:value="165">
            <text:p>165</text:p>
          </table:table-cell>
          <table:table-cell table:formula="of:=SUM([.P253];[.P256])" ns41:value-type="float" table:style-name="ce74" office:value-type="float" office:value="5">
            <text:p>5</text:p>
          </table:table-cell>
          <table:table-cell table:formula="of:=SUM([.Q253];[.Q256])" ns41:value-type="float" table:style-name="ce74" office:value-type="float" office:value="3">
            <text:p>3</text:p>
          </table:table-cell>
          <table:table-cell table:formula="of:=[.N260]+[.P260]" ns41:value-type="float" table:style-name="ce74" office:value-type="float" office:value="175">
            <text:p>175</text:p>
          </table:table-cell>
          <table:table-cell table:formula="of:=[.O260]+[.Q260]" ns41:value-type="float" table:style-name="ce74" office:value-type="float" office:value="168">
            <text:p>168</text:p>
          </table:table-cell>
          <table:table-cell table:formula="of:=SUM([.T253];[.T256])" ns41:value-type="float" table:style-name="ce74" office:value-type="float" office:value="4">
            <text:p>4</text:p>
          </table:table-cell>
          <table:table-cell table:formula="of:=SUM([.U253];[.U256])" ns41:value-type="float" table:style-name="ce75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amerik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254:.I255];[.I257];[.I258];[.I259])" ns41:value-type="float" table:style-name="ce73" office:value-type="float" office:value="258">
            <text:p>258</text:p>
          </table:table-cell>
          <table:table-cell table:formula="of:=SUM([.J254:.J255];[.J257];[.J258];[.J259])" ns41:value-type="float" table:style-name="ce74" office:value-type="float" office:value="3">
            <text:p>3</text:p>
          </table:table-cell>
          <table:table-cell table:formula="of:=SUM([.K254:.K255];[.K257];[.K258];[.K259])" ns41:value-type="float" table:style-name="ce74" office:value-type="float" office:value="0">
            <text:p>0</text:p>
          </table:table-cell>
          <table:table-cell table:formula="of:=SUM([.L254:.L255];[.L257];[.L258];[.L259])" ns41:value-type="float" table:style-name="ce74" office:value-type="float" office:value="0">
            <text:p>0</text:p>
          </table:table-cell>
          <table:table-cell table:formula="of:=SUM([.M254:.M255];[.M257];[.M258];[.M259])" ns41:value-type="float" table:style-name="ce74" office:value-type="float" office:value="0">
            <text:p>0</text:p>
          </table:table-cell>
          <table:table-cell table:formula="of:=SUM([.N254:.N255];[.N257];[.N258];[.N259])" ns41:value-type="float" table:style-name="ce74" office:value-type="float" office:value="662">
            <text:p>662</text:p>
          </table:table-cell>
          <table:table-cell table:formula="of:=SUM([.O254:.O255];[.O257];[.O258];[.O259])" ns41:value-type="float" table:style-name="ce74" office:value-type="float" office:value="636">
            <text:p>636</text:p>
          </table:table-cell>
          <table:table-cell table:formula="of:=SUM([.P254:.P255];[.P257];[.P258];[.P259])" ns41:value-type="float" table:style-name="ce74" office:value-type="float" office:value="13">
            <text:p>13</text:p>
          </table:table-cell>
          <table:table-cell table:formula="of:=SUM([.Q254:.Q255];[.Q257];[.Q258];[.Q259])" ns41:value-type="float" table:style-name="ce74" office:value-type="float" office:value="17">
            <text:p>17</text:p>
          </table:table-cell>
          <table:table-cell table:formula="of:=[.N261]+[.P261]" ns41:value-type="float" table:style-name="ce74" office:value-type="float" office:value="675">
            <text:p>675</text:p>
          </table:table-cell>
          <table:table-cell table:formula="of:=[.O261]+[.Q261]" ns41:value-type="float" table:style-name="ce74" office:value-type="float" office:value="653">
            <text:p>653</text:p>
          </table:table-cell>
          <table:table-cell table:formula="of:=SUM([.T254:.T255];[.T257];[.T258];[.T259])" ns41:value-type="float" table:style-name="ce74" office:value-type="float" office:value="3">
            <text:p>3</text:p>
          </table:table-cell>
          <table:table-cell table:formula="of:=SUM([.U254:.U255];[.U257];[.U258];[.U259])" ns41:value-type="float" table:style-name="ce75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Kamerik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260:.I261])" ns41:value-type="float" table:style-name="ce73" office:value-type="float" office:value="349">
            <text:p>349</text:p>
          </table:table-cell>
          <table:table-cell table:formula="of:=SUM([.J260:.J261])" ns41:value-type="float" table:style-name="ce74" office:value-type="float" office:value="7">
            <text:p>7</text:p>
          </table:table-cell>
          <table:table-cell table:formula="of:=SUM([.K260:.K261])" ns41:value-type="float" table:style-name="ce74" office:value-type="float" office:value="0">
            <text:p>0</text:p>
          </table:table-cell>
          <table:table-cell table:formula="of:=SUM([.L260:.L261])" ns41:value-type="float" table:style-name="ce74" office:value-type="float" office:value="0">
            <text:p>0</text:p>
          </table:table-cell>
          <table:table-cell table:formula="of:=SUM([.M260:.M261])" ns41:value-type="float" table:style-name="ce74" office:value-type="float" office:value="0">
            <text:p>0</text:p>
          </table:table-cell>
          <table:table-cell table:formula="of:=SUM([.N260:.N261])" ns41:value-type="float" table:style-name="ce74" office:value-type="float" office:value="832">
            <text:p>832</text:p>
          </table:table-cell>
          <table:table-cell table:formula="of:=SUM([.O260:.O261])" ns41:value-type="float" table:style-name="ce74" office:value-type="float" office:value="801">
            <text:p>801</text:p>
          </table:table-cell>
          <table:table-cell table:formula="of:=SUM([.P260:.P261])" ns41:value-type="float" table:style-name="ce74" office:value-type="float" office:value="18">
            <text:p>18</text:p>
          </table:table-cell>
          <table:table-cell table:formula="of:=SUM([.Q260:.Q261])" ns41:value-type="float" table:style-name="ce74" office:value-type="float" office:value="20">
            <text:p>20</text:p>
          </table:table-cell>
          <table:table-cell table:formula="of:=[.N262]+[.P262]" ns41:value-type="float" table:style-name="ce74" office:value-type="float" office:value="850">
            <text:p>850</text:p>
          </table:table-cell>
          <table:table-cell table:formula="of:=[.O262]+[.Q262]" ns41:value-type="float" table:style-name="ce74" office:value-type="float" office:value="821">
            <text:p>821</text:p>
          </table:table-cell>
          <table:table-cell table:formula="of:=SUM([.T260:.T261])" ns41:value-type="float" table:style-name="ce74" office:value-type="float" office:value="7">
            <text:p>7</text:p>
          </table:table-cell>
          <table:table-cell table:formula="of:=SUM([.U260:.U261])" ns41:value-type="float" table:style-name="ce75" office:value-type="float" office:value="7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67" table:number-columns-repeated="997"/>
        </table:table-row>
        <table:table-row table:style-name="ro13">
          <table:table-cell ns41:value-type="string" table:style-name="ce8" office:value-type="string">
            <text:p>Kockengen</text:p>
          </table:table-cell>
          <table:table-cell ns41:value-type="string" table:style-name="ce72" office:value-type="string">
            <text:p>Geheel Hoogheemraadschap Lekdijk Bovendams, ressorteert bovendien gedeeltelijk onder Woerden en Amstelland</text:p>
          </table:table-cell>
          <table:table-cell table:style-name="ce72" table:number-columns-repeated="2"/>
          <table:table-cell ns41:value-type="string" table:style-name="ce72" office:value-type="string">
            <text:p>Dorp</text:p>
          </table:table-cell>
          <table:table-cell table:style-name="ce7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99" office:value-type="float">
            <text:p>99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196" office:value-type="float">
            <text:p>196</text:p>
          </table:table-cell>
          <table:table-cell ns41:value-type="float" table:style-name="ce74" office:value="206" office:value-type="float">
            <text:p>206</text:p>
          </table:table-cell>
          <table:table-cell ns41:value-type="float" office:value="2" table:style-name="ce74" table:number-columns-repeated="2" office:value-type="float">
            <text:p>2</text:p>
          </table:table-cell>
          <table:table-cell table:formula="of:=[.N263]+[.P263]" ns41:value-type="float" table:style-name="ce74" office:value-type="float" office:value="198">
            <text:p>198</text:p>
          </table:table-cell>
          <table:table-cell table:formula="of:=[.O263]+[.Q263]" ns41:value-type="float" table:style-name="ce74" office:value-type="float" office:value="208">
            <text:p>208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5" office:value="12" office:value-type="float">
            <text:p>1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13">
          <table:table-cell ns41:value-type="string" table:style-name="ce8" office:value-type="string">
            <text:p>Kockengen</text:p>
          </table:table-cell>
          <table:table-cell ns41:value-type="string" table:style-name="ce72" office:value-type="string">
            <text:p>Geheel Hoogheemraadschap Lekdijk Bovendams, ressorteert bovendien gedeeltelijk onder Woerden en Amstelland</text:p>
          </table:table-cell>
          <table:table-cell table:style-name="ce72" table:number-columns-repeated="2"/>
          <table:table-cell ns41:value-type="string" table:style-name="ce72" office:value-type="string">
            <text:p>Dorp</text:p>
          </table:table-cell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1" office:value-type="float">
            <text:p>1</text:p>
          </table:table-cell>
          <table:table-cell table:style-name="ce74"/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2"/>
          <table:table-cell table:formula="of:=[.N264]+[.P264]" ns41:value-type="float" table:style-name="ce74" office:value-type="float" office:value="2">
            <text:p>2</text:p>
          </table:table-cell>
          <table:table-cell table:formula="of:=[.O264]+[.Q264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13">
          <table:table-cell ns41:value-type="string" table:style-name="ce8" office:value-type="string">
            <text:p>Kockengen</text:p>
          </table:table-cell>
          <table:table-cell ns41:value-type="string" table:style-name="ce72" office:value-type="string">
            <text:p>Geheel Hoogheemraadschap Lekdijk Bovendams, ressorteert bovendien gedeeltelijk onder Woerden en Amstelland</text:p>
          </table:table-cell>
          <table:table-cell table:style-name="ce72" table:number-columns-repeated="2"/>
          <table:table-cell ns41:value-type="string" table:style-name="ce72" office:value-type="string">
            <text:p>Buurtschap Wagendijk N.-Zijde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9" office:value-type="float">
            <text:p>19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36" office:value-type="float">
            <text:p>36</text:p>
          </table:table-cell>
          <table:table-cell ns41:value-type="float" table:style-name="ce74" office:value="35" office:value-type="float">
            <text:p>35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265]+[.P265]" ns41:value-type="float" table:style-name="ce74" office:value-type="float" office:value="36">
            <text:p>36</text:p>
          </table:table-cell>
          <table:table-cell table:formula="of:=[.O265]+[.Q265]" ns41:value-type="float" table:style-name="ce74" office:value-type="float" office:value="36">
            <text:p>36</text:p>
          </table:table-cell>
          <table:table-cell ns41:value-type="float" table:style-name="ce74" office:value="3" office:value-type="float">
            <text:p>3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8" office:value-type="float">
            <text:p>8</text:p>
          </table:table-cell>
          <table:table-cell ns41:value-type="float" table:style-name="ce52" office:value="9" office:value-type="float">
            <text:p>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7</text:p>
          </table:table-cell>
          <table:table-cell table:style-name="ce2" table:number-columns-repeated="997"/>
        </table:table-row>
        <table:table-row table:style-name="ro13">
          <table:table-cell ns41:value-type="string" table:style-name="ce8" office:value-type="string">
            <text:p>Kockengen</text:p>
          </table:table-cell>
          <table:table-cell ns41:value-type="string" table:style-name="ce72" office:value-type="string">
            <text:p>Geheel Hoogheemraadschap Lekdijk Bovendams, ressorteert bovendien gedeeltelijk onder Woerden en Amstelland</text:p>
          </table:table-cell>
          <table:table-cell table:style-name="ce72" table:number-columns-repeated="2"/>
          <table:table-cell ns41:value-type="string" table:style-name="ce72" office:value-type="string">
            <text:p>Buurtschap Wagendijk Z.-Zijde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3" office:value-type="float">
            <text:p>23</text:p>
          </table:table-cell>
          <table:table-cell table:style-name="ce74" table:number-columns-repeated="4"/>
          <table:table-cell ns41:value-type="float" table:style-name="ce74" office:value="71" office:value-type="float">
            <text:p>71</text:p>
          </table:table-cell>
          <table:table-cell ns41:value-type="float" table:style-name="ce74" office:value="67" office:value-type="float">
            <text:p>67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2" office:value-type="float">
            <text:p>2</text:p>
          </table:table-cell>
          <table:table-cell table:formula="of:=[.N266]+[.P266]" ns41:value-type="float" table:style-name="ce74" office:value-type="float" office:value="72">
            <text:p>72</text:p>
          </table:table-cell>
          <table:table-cell table:formula="of:=[.O266]+[.Q266]" ns41:value-type="float" table:style-name="ce74" office:value-type="float" office:value="69">
            <text:p>69</text:p>
          </table:table-cell>
          <table:table-cell ns41:value-type="float" table:style-name="ce74" office:value="4" office:value-type="float">
            <text:p>4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13">
          <table:table-cell ns41:value-type="string" table:style-name="ce8" office:value-type="string">
            <text:p>Kockengen</text:p>
          </table:table-cell>
          <table:table-cell ns41:value-type="string" table:style-name="ce72" office:value-type="string">
            <text:p>Geheel Hoogheemraadschap Lekdijk Bovendams, ressorteert bovendien gedeeltelijk onder Woerden en Amstelland</text:p>
          </table:table-cell>
          <table:table-cell table:style-name="ce72" table:number-columns-repeated="2"/>
          <table:table-cell ns41:value-type="string" table:style-name="ce72" office:value-type="string">
            <text:p>Buurtschap Sprengen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9" office:value-type="float">
            <text:p>39</text:p>
          </table:table-cell>
          <table:table-cell table:style-name="ce74" table:number-columns-repeated="4"/>
          <table:table-cell ns41:value-type="float" table:style-name="ce74" office:value="88" office:value-type="float">
            <text:p>88</text:p>
          </table:table-cell>
          <table:table-cell ns41:value-type="float" table:style-name="ce74" office:value="93" office:value-type="float">
            <text:p>93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267]+[.P267]" ns41:value-type="float" table:style-name="ce74" office:value-type="float" office:value="90">
            <text:p>90</text:p>
          </table:table-cell>
          <table:table-cell table:formula="of:=[.O267]+[.Q267]" ns41:value-type="float" table:style-name="ce74" office:value-type="float" office:value="94">
            <text:p>94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Kockeng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263:.I264])" ns41:value-type="float" table:style-name="ce73" office:value-type="float" office:value="99">
            <text:p>99</text:p>
          </table:table-cell>
          <table:table-cell table:formula="of:=SUM([.J263:.J264])" ns41:value-type="float" table:style-name="ce74" office:value-type="float" office:value="5">
            <text:p>5</text:p>
          </table:table-cell>
          <table:table-cell table:formula="of:=SUM([.K263:.K264])" ns41:value-type="float" table:style-name="ce74" office:value-type="float" office:value="0">
            <text:p>0</text:p>
          </table:table-cell>
          <table:table-cell table:formula="of:=SUM([.L263:.L264])" ns41:value-type="float" table:style-name="ce74" office:value-type="float" office:value="1">
            <text:p>1</text:p>
          </table:table-cell>
          <table:table-cell table:formula="of:=SUM([.M263:.M264])" ns41:value-type="float" table:style-name="ce74" office:value-type="float" office:value="0">
            <text:p>0</text:p>
          </table:table-cell>
          <table:table-cell table:formula="of:=SUM([.N263:.N264])" ns41:value-type="float" table:style-name="ce74" office:value-type="float" office:value="198">
            <text:p>198</text:p>
          </table:table-cell>
          <table:table-cell table:formula="of:=SUM([.O263:.O264])" ns41:value-type="float" table:style-name="ce74" office:value-type="float" office:value="207">
            <text:p>207</text:p>
          </table:table-cell>
          <table:table-cell table:formula="of:=SUM([.P263:.P264])" ns41:value-type="float" table:style-name="ce74" office:value-type="float" office:value="2">
            <text:p>2</text:p>
          </table:table-cell>
          <table:table-cell table:formula="of:=SUM([.Q263:.Q264])" ns41:value-type="float" table:style-name="ce74" office:value-type="float" office:value="2">
            <text:p>2</text:p>
          </table:table-cell>
          <table:table-cell table:formula="of:=[.N268]+[.P268]" ns41:value-type="float" table:style-name="ce74" office:value-type="float" office:value="200">
            <text:p>200</text:p>
          </table:table-cell>
          <table:table-cell table:formula="of:=[.O268]+[.Q268]" ns41:value-type="float" table:style-name="ce74" office:value-type="float" office:value="209">
            <text:p>209</text:p>
          </table:table-cell>
          <table:table-cell table:formula="of:=SUM([.T263:.T264])" ns41:value-type="float" table:style-name="ce74" office:value-type="float" office:value="9">
            <text:p>9</text:p>
          </table:table-cell>
          <table:table-cell table:formula="of:=SUM([.U263:.U264])" ns41:value-type="float" table:style-name="ce75" office:value-type="float" office:value="12">
            <text:p>1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ockeng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265:.I267])" ns41:value-type="float" table:style-name="ce73" office:value-type="float" office:value="81">
            <text:p>81</text:p>
          </table:table-cell>
          <table:table-cell table:formula="of:=SUM([.J265:.J267])" ns41:value-type="float" table:style-name="ce74" office:value-type="float" office:value="1">
            <text:p>1</text:p>
          </table:table-cell>
          <table:table-cell table:formula="of:=SUM([.K265:.K267])" ns41:value-type="float" table:style-name="ce74" office:value-type="float" office:value="0">
            <text:p>0</text:p>
          </table:table-cell>
          <table:table-cell table:formula="of:=SUM([.L265:.L267])" ns41:value-type="float" table:style-name="ce74" office:value-type="float" office:value="0">
            <text:p>0</text:p>
          </table:table-cell>
          <table:table-cell table:formula="of:=SUM([.M265:.M267])" ns41:value-type="float" table:style-name="ce74" office:value-type="float" office:value="0">
            <text:p>0</text:p>
          </table:table-cell>
          <table:table-cell table:formula="of:=SUM([.N265:.N267])" ns41:value-type="float" table:style-name="ce74" office:value-type="float" office:value="195">
            <text:p>195</text:p>
          </table:table-cell>
          <table:table-cell table:formula="of:=SUM([.O265:.O267])" ns41:value-type="float" table:style-name="ce74" office:value-type="float" office:value="195">
            <text:p>195</text:p>
          </table:table-cell>
          <table:table-cell table:formula="of:=SUM([.P265:.P267])" ns41:value-type="float" table:style-name="ce74" office:value-type="float" office:value="3">
            <text:p>3</text:p>
          </table:table-cell>
          <table:table-cell table:formula="of:=SUM([.Q265:.Q267])" ns41:value-type="float" table:style-name="ce74" office:value-type="float" office:value="4">
            <text:p>4</text:p>
          </table:table-cell>
          <table:table-cell table:formula="of:=[.N269]+[.P269]" ns41:value-type="float" table:style-name="ce74" office:value-type="float" office:value="198">
            <text:p>198</text:p>
          </table:table-cell>
          <table:table-cell table:formula="of:=[.O269]+[.Q269]" ns41:value-type="float" table:style-name="ce74" office:value-type="float" office:value="199">
            <text:p>199</text:p>
          </table:table-cell>
          <table:table-cell table:formula="of:=SUM([.T265:.T267])" ns41:value-type="float" table:style-name="ce74" office:value-type="float" office:value="8">
            <text:p>8</text:p>
          </table:table-cell>
          <table:table-cell table:formula="of:=SUM([.U265:.U267])" ns41:value-type="float" table:style-name="ce75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Kockeng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268:.I269])" ns41:value-type="float" table:style-name="ce73" office:value-type="float" office:value="180">
            <text:p>180</text:p>
          </table:table-cell>
          <table:table-cell table:formula="of:=SUM([.J268:.J269])" ns41:value-type="float" table:style-name="ce74" office:value-type="float" office:value="6">
            <text:p>6</text:p>
          </table:table-cell>
          <table:table-cell table:formula="of:=SUM([.K268:.K269])" ns41:value-type="float" table:style-name="ce74" office:value-type="float" office:value="0">
            <text:p>0</text:p>
          </table:table-cell>
          <table:table-cell table:formula="of:=SUM([.L268:.L269])" ns41:value-type="float" table:style-name="ce74" office:value-type="float" office:value="1">
            <text:p>1</text:p>
          </table:table-cell>
          <table:table-cell table:formula="of:=SUM([.M268:.M269])" ns41:value-type="float" table:style-name="ce74" office:value-type="float" office:value="0">
            <text:p>0</text:p>
          </table:table-cell>
          <table:table-cell table:formula="of:=SUM([.N268:.N269])" ns41:value-type="float" table:style-name="ce74" office:value-type="float" office:value="393">
            <text:p>393</text:p>
          </table:table-cell>
          <table:table-cell table:formula="of:=SUM([.O268:.O269])" ns41:value-type="float" table:style-name="ce74" office:value-type="float" office:value="402">
            <text:p>402</text:p>
          </table:table-cell>
          <table:table-cell table:formula="of:=SUM([.P268:.P269])" ns41:value-type="float" table:style-name="ce74" office:value-type="float" office:value="5">
            <text:p>5</text:p>
          </table:table-cell>
          <table:table-cell table:formula="of:=SUM([.Q268:.Q269])" ns41:value-type="float" table:style-name="ce74" office:value-type="float" office:value="6">
            <text:p>6</text:p>
          </table:table-cell>
          <table:table-cell table:formula="of:=[.N270]+[.P270]" ns41:value-type="float" table:style-name="ce74" office:value-type="float" office:value="398">
            <text:p>398</text:p>
          </table:table-cell>
          <table:table-cell table:formula="of:=[.O270]+[.Q270]" ns41:value-type="float" table:style-name="ce74" office:value-type="float" office:value="408">
            <text:p>408</text:p>
          </table:table-cell>
          <table:table-cell table:formula="of:=SUM([.T268:.T269])" ns41:value-type="float" table:style-name="ce74" office:value-type="float" office:value="17">
            <text:p>17</text:p>
          </table:table-cell>
          <table:table-cell table:formula="of:=SUM([.U268:.U269])" ns41:value-type="float" table:style-name="ce75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Laagnieuwkoop</text:p>
          </table:table-cell>
          <table:table-cell table:style-name="ce72" table:number-columns-repeated="3"/>
          <table:table-cell ns41:value-type="string" table:style-name="ce72" office:value-type="string">
            <text:p>Buurtschap Varkensbuurt</text:p>
          </table:table-cell>
          <table:table-cell table:style-name="ce7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2" office:value-type="float">
            <text:p>32</text:p>
          </table:table-cell>
          <table:table-cell table:style-name="ce74" table:number-columns-repeated="4"/>
          <table:table-cell ns41:value-type="float" table:style-name="ce74" office:value="74" office:value-type="float">
            <text:p>74</text:p>
          </table:table-cell>
          <table:table-cell ns41:value-type="float" table:style-name="ce74" office:value="66" office:value-type="float">
            <text:p>66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2" office:value-type="float">
            <text:p>2</text:p>
          </table:table-cell>
          <table:table-cell table:formula="of:=[.N271]+[.P271]" ns41:value-type="float" table:style-name="ce74" office:value-type="float" office:value="77">
            <text:p>77</text:p>
          </table:table-cell>
          <table:table-cell table:formula="of:=[.O271]+[.Q271]" ns41:value-type="float" table:style-name="ce74" office:value-type="float" office:value="68">
            <text:p>6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Laagnieuwkoop</text:p>
          </table:table-cell>
          <table:table-cell table:style-name="ce72" table:number-columns-repeated="3"/>
          <table:table-cell ns41:value-type="string" table:style-name="ce72" office:value-type="string">
            <text:p>Buurtschap Portengen, Kortrijk en Gieltjesdorp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4" office:value-type="float">
            <text:p>24</text:p>
          </table:table-cell>
          <table:table-cell table:style-name="ce74" table:number-columns-repeated="4"/>
          <table:table-cell ns41:value-type="float" office:value="70" table:style-name="ce74" table:number-columns-repeated="2" office:value-type="float">
            <text:p>70</text:p>
          </table:table-cell>
          <table:table-cell table:style-name="ce74"/>
          <table:table-cell ns41:value-type="float" table:style-name="ce74" office:value="3" office:value-type="float">
            <text:p>3</text:p>
          </table:table-cell>
          <table:table-cell table:formula="of:=[.N272]+[.P272]" ns41:value-type="float" table:style-name="ce74" office:value-type="float" office:value="70">
            <text:p>70</text:p>
          </table:table-cell>
          <table:table-cell table:formula="of:=[.O272]+[.Q272]" ns41:value-type="float" table:style-name="ce74" office:value-type="float" office:value="73">
            <text:p>73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aagnieuwkoop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 table:number-columns-repeated="2"/>
          <table:table-cell ns41:value-type="string" table:style-name="ce72" office:value-type="string">
            <text:p>Buurtschap Laagnieuwkoop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8" office:value-type="float">
            <text:p>18</text:p>
          </table:table-cell>
          <table:table-cell table:style-name="ce74" table:number-columns-repeated="4"/>
          <table:table-cell ns41:value-type="float" table:style-name="ce74" office:value="46" office:value-type="float">
            <text:p>46</text:p>
          </table:table-cell>
          <table:table-cell ns41:value-type="float" table:style-name="ce74" office:value="53" office:value-type="float">
            <text:p>53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formula="of:=[.N273]+[.P273]" ns41:value-type="float" table:style-name="ce74" office:value-type="float" office:value="47">
            <text:p>47</text:p>
          </table:table-cell>
          <table:table-cell table:formula="of:=[.O273]+[.Q273]" ns41:value-type="float" table:style-name="ce74" office:value-type="float" office:value="54">
            <text:p>54</text:p>
          </table:table-cell>
          <table:table-cell table:style-name="ce74"/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 table:number-columns-repeated="2"/>
          <table:table-cell ns41:value-type="string" table:style-name="ce72" office:value-type="string">
            <text:p>Buurtschap Lage Haar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1" office:value-type="float">
            <text:p>11</text:p>
          </table:table-cell>
          <table:table-cell table:style-name="ce74" table:number-columns-repeated="4"/>
          <table:table-cell ns41:value-type="float" table:style-name="ce74" office:value="28" office:value-type="float">
            <text:p>28</text:p>
          </table:table-cell>
          <table:table-cell ns41:value-type="float" table:style-name="ce74" office:value="15" office:value-type="float">
            <text:p>15</text:p>
          </table:table-cell>
          <table:table-cell table:style-name="ce74" table:number-columns-repeated="2"/>
          <table:table-cell table:formula="of:=[.N274]+[.P274]" ns41:value-type="float" table:style-name="ce74" office:value-type="float" office:value="28">
            <text:p>28</text:p>
          </table:table-cell>
          <table:table-cell table:formula="of:=[.O274]+[.Q274]" ns41:value-type="float" table:style-name="ce74" office:value-type="float" office:value="15">
            <text:p>1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aagnieuwkoop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271])" ns41:value-type="float" table:style-name="ce73" office:value-type="float" office:value="32">
            <text:p>32</text:p>
          </table:table-cell>
          <table:table-cell table:formula="of:=SUM([.J271])" ns41:value-type="float" table:style-name="ce74" office:value-type="float" office:value="0">
            <text:p>0</text:p>
          </table:table-cell>
          <table:table-cell table:formula="of:=SUM([.K271])" ns41:value-type="float" table:style-name="ce74" office:value-type="float" office:value="0">
            <text:p>0</text:p>
          </table:table-cell>
          <table:table-cell table:formula="of:=SUM([.L271])" ns41:value-type="float" table:style-name="ce74" office:value-type="float" office:value="0">
            <text:p>0</text:p>
          </table:table-cell>
          <table:table-cell table:formula="of:=SUM([.M271])" ns41:value-type="float" table:style-name="ce74" office:value-type="float" office:value="0">
            <text:p>0</text:p>
          </table:table-cell>
          <table:table-cell table:formula="of:=SUM([.N271])" ns41:value-type="float" table:style-name="ce74" office:value-type="float" office:value="74">
            <text:p>74</text:p>
          </table:table-cell>
          <table:table-cell table:formula="of:=SUM([.O271])" ns41:value-type="float" table:style-name="ce74" office:value-type="float" office:value="66">
            <text:p>66</text:p>
          </table:table-cell>
          <table:table-cell table:formula="of:=SUM([.P271])" ns41:value-type="float" table:style-name="ce74" office:value-type="float" office:value="3">
            <text:p>3</text:p>
          </table:table-cell>
          <table:table-cell table:formula="of:=SUM([.Q271])" ns41:value-type="float" table:style-name="ce74" office:value-type="float" office:value="2">
            <text:p>2</text:p>
          </table:table-cell>
          <table:table-cell table:formula="of:=[.N275]+[.P275]" ns41:value-type="float" table:style-name="ce74" office:value-type="float" office:value="77">
            <text:p>77</text:p>
          </table:table-cell>
          <table:table-cell table:formula="of:=[.O275]+[.Q275]" ns41:value-type="float" table:style-name="ce74" office:value-type="float" office:value="68">
            <text:p>68</text:p>
          </table:table-cell>
          <table:table-cell table:formula="of:=SUM([.T271])" ns41:value-type="float" table:style-name="ce74" office:value-type="float" office:value="0">
            <text:p>0</text:p>
          </table:table-cell>
          <table:table-cell table:formula="of:=SUM([.U271])" ns41:value-type="float" table:style-name="ce75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272:.I274])" ns41:value-type="float" table:style-name="ce73" office:value-type="float" office:value="53">
            <text:p>53</text:p>
          </table:table-cell>
          <table:table-cell table:formula="of:=SUM([.J272:.J274])" ns41:value-type="float" table:style-name="ce74" office:value-type="float" office:value="0">
            <text:p>0</text:p>
          </table:table-cell>
          <table:table-cell table:formula="of:=SUM([.K272:.K274])" ns41:value-type="float" table:style-name="ce74" office:value-type="float" office:value="0">
            <text:p>0</text:p>
          </table:table-cell>
          <table:table-cell table:formula="of:=SUM([.L272:.L274])" ns41:value-type="float" table:style-name="ce74" office:value-type="float" office:value="0">
            <text:p>0</text:p>
          </table:table-cell>
          <table:table-cell table:formula="of:=SUM([.M272:.M274])" ns41:value-type="float" table:style-name="ce74" office:value-type="float" office:value="0">
            <text:p>0</text:p>
          </table:table-cell>
          <table:table-cell table:formula="of:=SUM([.N272:.N274])" ns41:value-type="float" table:style-name="ce74" office:value-type="float" office:value="144">
            <text:p>144</text:p>
          </table:table-cell>
          <table:table-cell table:formula="of:=SUM([.O272:.O274])" ns41:value-type="float" table:style-name="ce74" office:value-type="float" office:value="138">
            <text:p>138</text:p>
          </table:table-cell>
          <table:table-cell table:formula="of:=SUM([.P272:.P274])" ns41:value-type="float" table:style-name="ce74" office:value-type="float" office:value="1">
            <text:p>1</text:p>
          </table:table-cell>
          <table:table-cell table:formula="of:=SUM([.Q272:.Q274])" ns41:value-type="float" table:style-name="ce74" office:value-type="float" office:value="4">
            <text:p>4</text:p>
          </table:table-cell>
          <table:table-cell table:formula="of:=[.N276]+[.P276]" ns41:value-type="float" table:style-name="ce74" office:value-type="float" office:value="145">
            <text:p>145</text:p>
          </table:table-cell>
          <table:table-cell table:formula="of:=[.O276]+[.Q276]" ns41:value-type="float" table:style-name="ce74" office:value-type="float" office:value="142">
            <text:p>142</text:p>
          </table:table-cell>
          <table:table-cell table:formula="of:=SUM([.T272:.T274])" ns41:value-type="float" table:style-name="ce74" office:value-type="float" office:value="2">
            <text:p>2</text:p>
          </table:table-cell>
          <table:table-cell table:formula="of:=SUM([.U272:.U274])" ns41:value-type="float" table:style-name="ce75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aagnieuwkoop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275:.I276])" ns41:value-type="float" table:style-name="ce73" office:value-type="float" office:value="85">
            <text:p>85</text:p>
          </table:table-cell>
          <table:table-cell table:formula="of:=SUM([.J275:.J276])" ns41:value-type="float" table:style-name="ce74" office:value-type="float" office:value="0">
            <text:p>0</text:p>
          </table:table-cell>
          <table:table-cell table:formula="of:=SUM([.K275:.K276])" ns41:value-type="float" table:style-name="ce74" office:value-type="float" office:value="0">
            <text:p>0</text:p>
          </table:table-cell>
          <table:table-cell table:formula="of:=SUM([.L275:.L276])" ns41:value-type="float" table:style-name="ce74" office:value-type="float" office:value="0">
            <text:p>0</text:p>
          </table:table-cell>
          <table:table-cell table:formula="of:=SUM([.M275:.M276])" ns41:value-type="float" table:style-name="ce74" office:value-type="float" office:value="0">
            <text:p>0</text:p>
          </table:table-cell>
          <table:table-cell table:formula="of:=SUM([.N275:.N276])" ns41:value-type="float" table:style-name="ce74" office:value-type="float" office:value="218">
            <text:p>218</text:p>
          </table:table-cell>
          <table:table-cell table:formula="of:=SUM([.O275:.O276])" ns41:value-type="float" table:style-name="ce74" office:value-type="float" office:value="204">
            <text:p>204</text:p>
          </table:table-cell>
          <table:table-cell table:formula="of:=SUM([.P275:.P276])" ns41:value-type="float" table:style-name="ce74" office:value-type="float" office:value="4">
            <text:p>4</text:p>
          </table:table-cell>
          <table:table-cell table:formula="of:=SUM([.Q275:.Q276])" ns41:value-type="float" table:style-name="ce74" office:value-type="float" office:value="6">
            <text:p>6</text:p>
          </table:table-cell>
          <table:table-cell table:formula="of:=[.N277]+[.P277]" ns41:value-type="float" table:style-name="ce74" office:value-type="float" office:value="222">
            <text:p>222</text:p>
          </table:table-cell>
          <table:table-cell table:formula="of:=[.O277]+[.Q277]" ns41:value-type="float" table:style-name="ce74" office:value-type="float" office:value="210">
            <text:p>210</text:p>
          </table:table-cell>
          <table:table-cell table:formula="of:=SUM([.T275:.T276])" ns41:value-type="float" table:style-name="ce74" office:value-type="float" office:value="2">
            <text:p>2</text:p>
          </table:table-cell>
          <table:table-cell table:formula="of:=SUM([.U275:.U276])" ns41:value-type="float" table:style-name="ce75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Langbroek</text:p>
          </table:table-cell>
          <table:table-cell ns41:value-type="string" table:style-name="ce72" office:value-type="string">
            <text:p>Hoogheemraadschap Lekdijk Bovendams</text:p>
          </table:table-cell>
          <table:table-cell ns41:value-type="string" table:style-name="ce72" office:value-type="string">
            <text:p>Dorp Neder-Langbroek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203" office:value-type="float">
            <text:p>203</text:p>
          </table:table-cell>
          <table:table-cell ns41:value-type="float" table:style-name="ce74" office:value="9" office:value-type="float">
            <text:p>9</text:p>
          </table:table-cell>
          <table:table-cell table:style-name="ce74" table:number-columns-repeated="3"/>
          <table:table-cell ns41:value-type="float" table:style-name="ce74" office:value="462" office:value-type="float">
            <text:p>462</text:p>
          </table:table-cell>
          <table:table-cell ns41:value-type="float" table:style-name="ce74" office:value="414" office:value-type="float">
            <text:p>414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9" office:value-type="float">
            <text:p>9</text:p>
          </table:table-cell>
          <table:table-cell table:formula="of:=[.N278]+[.P278]" ns41:value-type="float" table:style-name="ce74" office:value-type="float" office:value="476">
            <text:p>476</text:p>
          </table:table-cell>
          <table:table-cell table:formula="of:=[.O278]+[.Q278]" ns41:value-type="float" table:style-name="ce74" office:value-type="float" office:value="423">
            <text:p>423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ngbroek</text:p>
          </table:table-cell>
          <table:table-cell ns41:value-type="string" table:style-name="ce72" office:value-type="string">
            <text:p>Hoogheemraadschap Lekdijk Bovendams</text:p>
          </table:table-cell>
          <table:table-cell ns41:value-type="string" table:style-name="ce72" office:value-type="string">
            <text:p>Dorp Over-Langbroek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46" office:value-type="float">
            <text:p>46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33" office:value-type="float">
            <text:p>133</text:p>
          </table:table-cell>
          <table:table-cell ns41:value-type="float" table:style-name="ce74" office:value="113" office:value-type="float">
            <text:p>113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4" office:value-type="float">
            <text:p>4</text:p>
          </table:table-cell>
          <table:table-cell table:formula="of:=[.N279]+[.P279]" ns41:value-type="float" table:style-name="ce74" office:value-type="float" office:value="136">
            <text:p>136</text:p>
          </table:table-cell>
          <table:table-cell table:formula="of:=[.O279]+[.Q279]" ns41:value-type="float" table:style-name="ce74" office:value-type="float" office:value="117">
            <text:p>117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angbroek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278:.I279])" ns41:value-type="float" table:style-name="ce73" office:value-type="float" office:value="249">
            <text:p>249</text:p>
          </table:table-cell>
          <table:table-cell table:formula="of:=SUM([.J278:.J279])" ns41:value-type="float" table:style-name="ce74" office:value-type="float" office:value="10">
            <text:p>10</text:p>
          </table:table-cell>
          <table:table-cell table:formula="of:=SUM([.K278:.K279])" ns41:value-type="float" table:style-name="ce74" office:value-type="float" office:value="0">
            <text:p>0</text:p>
          </table:table-cell>
          <table:table-cell table:formula="of:=SUM([.L278:.L279])" ns41:value-type="float" table:style-name="ce74" office:value-type="float" office:value="0">
            <text:p>0</text:p>
          </table:table-cell>
          <table:table-cell table:formula="of:=SUM([.M278:.M279])" ns41:value-type="float" table:style-name="ce74" office:value-type="float" office:value="0">
            <text:p>0</text:p>
          </table:table-cell>
          <table:table-cell table:formula="of:=SUM([.N278:.N279])" ns41:value-type="float" table:style-name="ce74" office:value-type="float" office:value="595">
            <text:p>595</text:p>
          </table:table-cell>
          <table:table-cell table:formula="of:=SUM([.O278:.O279])" ns41:value-type="float" table:style-name="ce74" office:value-type="float" office:value="527">
            <text:p>527</text:p>
          </table:table-cell>
          <table:table-cell table:formula="of:=SUM([.P278:.P279])" ns41:value-type="float" table:style-name="ce74" office:value-type="float" office:value="17">
            <text:p>17</text:p>
          </table:table-cell>
          <table:table-cell table:formula="of:=SUM([.Q278:.Q279])" ns41:value-type="float" table:style-name="ce74" office:value-type="float" office:value="13">
            <text:p>13</text:p>
          </table:table-cell>
          <table:table-cell table:formula="of:=[.N280]+[.P280]" ns41:value-type="float" table:style-name="ce74" office:value-type="float" office:value="612">
            <text:p>612</text:p>
          </table:table-cell>
          <table:table-cell table:formula="of:=[.O280]+[.Q280]" ns41:value-type="float" table:style-name="ce74" office:value-type="float" office:value="540">
            <text:p>540</text:p>
          </table:table-cell>
          <table:table-cell table:formula="of:=SUM([.T278:.T279])" ns41:value-type="float" table:style-name="ce74" office:value-type="float" office:value="13">
            <text:p>13</text:p>
          </table:table-cell>
          <table:table-cell table:formula="of:=SUM([.U278:.U279])" ns41:value-type="float" table:style-name="ce75" office:value-type="float" office:value="10">
            <text:p>1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Leersum</text:p>
          </table:table-cell>
          <table:table-cell ns41:value-type="string" table:style-name="ce72" office:value-type="string">
            <text:p>Hoogheemraadschap Lekdijk Bovendams</text:p>
          </table:table-cell>
          <table:table-cell ns41:value-type="string" table:style-name="ce72" office:value-type="string">
            <text:p>Dorp Leersum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25" office:value-type="float">
            <text:p>25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51" office:value-type="float">
            <text:p>51</text:p>
          </table:table-cell>
          <table:table-cell ns41:value-type="float" table:style-name="ce74" office:value="55" office:value-type="float">
            <text:p>55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281]+[.P281]" ns41:value-type="float" table:style-name="ce74" office:value-type="float" office:value="52">
            <text:p>52</text:p>
          </table:table-cell>
          <table:table-cell table:formula="of:=[.O281]+[.Q281]" ns41:value-type="float" table:style-name="ce74" office:value-type="float" office:value="55">
            <text:p>55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ersum</text:p>
          </table:table-cell>
          <table:table-cell table:style-name="ce72"/>
          <table:table-cell ns41:value-type="string" table:style-name="ce72" office:value-type="string">
            <text:p>Dorp Leersum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24" office:value-type="float">
            <text:p>24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60" office:value-type="float">
            <text:p>60</text:p>
          </table:table-cell>
          <table:table-cell ns41:value-type="float" table:style-name="ce74" office:value="44" office:value-type="float">
            <text:p>44</text:p>
          </table:table-cell>
          <table:table-cell table:style-name="ce74" table:number-columns-repeated="2"/>
          <table:table-cell table:formula="of:=[.N282]+[.P282]" ns41:value-type="float" table:style-name="ce74" office:value-type="float" office:value="60">
            <text:p>60</text:p>
          </table:table-cell>
          <table:table-cell table:formula="of:=[.O282]+[.Q282]" ns41:value-type="float" table:style-name="ce74" office:value-type="float" office:value="44">
            <text:p>44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ersum</text:p>
          </table:table-cell>
          <table:table-cell ns41:value-type="string" table:style-name="ce72" office:value-type="string">
            <text:p>Hoogheemraadschap Lekdijk Bovendams</text:p>
          </table:table-cell>
          <table:table-cell ns41:value-type="string" table:style-name="ce72" office:value-type="string">
            <text:p>Dorp Leersum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80" office:value-type="float">
            <text:p>80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208" office:value-type="float">
            <text:p>208</text:p>
          </table:table-cell>
          <table:table-cell ns41:value-type="float" table:style-name="ce74" office:value="177" office:value-type="float">
            <text:p>177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6" office:value-type="float">
            <text:p>6</text:p>
          </table:table-cell>
          <table:table-cell table:formula="of:=[.N283]+[.P283]" ns41:value-type="float" table:style-name="ce74" office:value-type="float" office:value="213">
            <text:p>213</text:p>
          </table:table-cell>
          <table:table-cell table:formula="of:=[.O283]+[.Q283]" ns41:value-type="float" table:style-name="ce74" office:value-type="float" office:value="183">
            <text:p>183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ersum</text:p>
          </table:table-cell>
          <table:table-cell table:style-name="ce72"/>
          <table:table-cell ns41:value-type="string" table:style-name="ce72" office:value-type="string">
            <text:p>Dorp Leersum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7" office:value-type="float">
            <text:p>37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82" office:value-type="float">
            <text:p>82</text:p>
          </table:table-cell>
          <table:table-cell ns41:value-type="float" table:style-name="ce74" office:value="67" office:value-type="float">
            <text:p>67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2" office:value-type="float">
            <text:p>2</text:p>
          </table:table-cell>
          <table:table-cell table:formula="of:=[.N284]+[.P284]" ns41:value-type="float" table:style-name="ce74" office:value-type="float" office:value="86">
            <text:p>86</text:p>
          </table:table-cell>
          <table:table-cell table:formula="of:=[.O284]+[.Q284]" ns41:value-type="float" table:style-name="ce74" office:value-type="float" office:value="69">
            <text:p>69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ersum</text:p>
          </table:table-cell>
          <table:table-cell ns41:value-type="string" table:style-name="ce72" office:value-type="string">
            <text:p>Hoogheemraadschap Lekdijk Bovendams</text:p>
          </table:table-cell>
          <table:table-cell ns41:value-type="string" table:style-name="ce72" office:value-type="string">
            <text:p>Buurtschap Darthuizen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0" office:value-type="float">
            <text:p>40</text:p>
          </table:table-cell>
          <table:table-cell table:style-name="ce74" table:number-columns-repeated="4"/>
          <table:table-cell ns41:value-type="float" table:style-name="ce74" office:value="136" office:value-type="float">
            <text:p>136</text:p>
          </table:table-cell>
          <table:table-cell ns41:value-type="float" table:style-name="ce74" office:value="101" office:value-type="float">
            <text:p>101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285]+[.P285]" ns41:value-type="float" table:style-name="ce74" office:value-type="float" office:value="137">
            <text:p>137</text:p>
          </table:table-cell>
          <table:table-cell table:formula="of:=[.O285]+[.Q285]" ns41:value-type="float" table:style-name="ce74" office:value-type="float" office:value="101">
            <text:p>101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ersum</text:p>
          </table:table-cell>
          <table:table-cell table:style-name="ce72"/>
          <table:table-cell ns41:value-type="string" table:style-name="ce72" office:value-type="string">
            <text:p>Buurtschap Darthuiz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3" office:value-type="float">
            <text:p>13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34" office:value-type="float">
            <text:p>34</text:p>
          </table:table-cell>
          <table:table-cell ns41:value-type="float" table:style-name="ce74" office:value="39" office:value-type="float">
            <text:p>39</text:p>
          </table:table-cell>
          <table:table-cell ns41:value-type="float" office:value="2" table:style-name="ce74" table:number-columns-repeated="2" office:value-type="float">
            <text:p>2</text:p>
          </table:table-cell>
          <table:table-cell table:formula="of:=[.N286]+[.P286]" ns41:value-type="float" table:style-name="ce74" office:value-type="float" office:value="36">
            <text:p>36</text:p>
          </table:table-cell>
          <table:table-cell table:formula="of:=[.O286]+[.Q286]" ns41:value-type="float" table:style-name="ce74" office:value-type="float" office:value="41">
            <text:p>4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eersum</text:p>
          </table:table-cell>
          <table:table-cell table:style-name="ce72"/>
          <table:table-cell ns41:value-type="string" table:style-name="ce72" office:value-type="string">
            <text:p>Buurtschap Ginkel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0" office:value-type="float">
            <text:p>30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office:value="91" table:style-name="ce74" table:number-columns-repeated="2" office:value-type="float">
            <text:p>91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287]+[.P287]" ns41:value-type="float" table:style-name="ce74" office:value-type="float" office:value="92">
            <text:p>92</text:p>
          </table:table-cell>
          <table:table-cell table:formula="of:=[.O287]+[.Q287]" ns41:value-type="float" table:style-name="ce74" office:value-type="float" office:value="91">
            <text:p>91</text:p>
          </table:table-cell>
          <table:table-cell ns41:value-type="float" table:style-name="ce74" office:value="2" office:value-type="float">
            <text:p>2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eersum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281:.I282])" ns41:value-type="float" table:style-name="ce73" office:value-type="float" office:value="49">
            <text:p>49</text:p>
          </table:table-cell>
          <table:table-cell table:formula="of:=SUM([.J281:.J282])" ns41:value-type="float" table:style-name="ce74" office:value-type="float" office:value="4">
            <text:p>4</text:p>
          </table:table-cell>
          <table:table-cell table:formula="of:=SUM([.K281:.K282])" ns41:value-type="float" table:style-name="ce74" office:value-type="float" office:value="0">
            <text:p>0</text:p>
          </table:table-cell>
          <table:table-cell table:formula="of:=SUM([.L281:.L282])" ns41:value-type="float" table:style-name="ce74" office:value-type="float" office:value="0">
            <text:p>0</text:p>
          </table:table-cell>
          <table:table-cell table:formula="of:=SUM([.M281:.M282])" ns41:value-type="float" table:style-name="ce74" office:value-type="float" office:value="0">
            <text:p>0</text:p>
          </table:table-cell>
          <table:table-cell table:formula="of:=SUM([.N281:.N282])" ns41:value-type="float" table:style-name="ce74" office:value-type="float" office:value="111">
            <text:p>111</text:p>
          </table:table-cell>
          <table:table-cell table:formula="of:=SUM([.O281:.O282])" ns41:value-type="float" table:style-name="ce74" office:value-type="float" office:value="99">
            <text:p>99</text:p>
          </table:table-cell>
          <table:table-cell table:formula="of:=SUM([.P281:.P282])" ns41:value-type="float" table:style-name="ce74" office:value-type="float" office:value="1">
            <text:p>1</text:p>
          </table:table-cell>
          <table:table-cell table:formula="of:=SUM([.Q281:.Q282])" ns41:value-type="float" table:style-name="ce74" office:value-type="float" office:value="0">
            <text:p>0</text:p>
          </table:table-cell>
          <table:table-cell table:formula="of:=[.N288]+[.P288]" ns41:value-type="float" table:style-name="ce74" office:value-type="float" office:value="112">
            <text:p>112</text:p>
          </table:table-cell>
          <table:table-cell table:formula="of:=[.O288]+[.Q288]" ns41:value-type="float" table:style-name="ce74" office:value-type="float" office:value="99">
            <text:p>99</text:p>
          </table:table-cell>
          <table:table-cell table:formula="of:=SUM([.T281:.T282])" ns41:value-type="float" table:style-name="ce74" office:value-type="float" office:value="7">
            <text:p>7</text:p>
          </table:table-cell>
          <table:table-cell table:formula="of:=SUM([.U281:.U282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ersum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283:.I287])" ns41:value-type="float" table:style-name="ce73" office:value-type="float" office:value="200">
            <text:p>200</text:p>
          </table:table-cell>
          <table:table-cell table:formula="of:=SUM([.J283:.J287])" ns41:value-type="float" table:style-name="ce74" office:value-type="float" office:value="11">
            <text:p>11</text:p>
          </table:table-cell>
          <table:table-cell table:formula="of:=SUM([.K283:.K287])" ns41:value-type="float" table:style-name="ce74" office:value-type="float" office:value="0">
            <text:p>0</text:p>
          </table:table-cell>
          <table:table-cell table:formula="of:=SUM([.L283:.L287])" ns41:value-type="float" table:style-name="ce74" office:value-type="float" office:value="0">
            <text:p>0</text:p>
          </table:table-cell>
          <table:table-cell table:formula="of:=SUM([.M283:.M287])" ns41:value-type="float" table:style-name="ce74" office:value-type="float" office:value="0">
            <text:p>0</text:p>
          </table:table-cell>
          <table:table-cell table:formula="of:=SUM([.N283:.N287])" ns41:value-type="float" table:style-name="ce74" office:value-type="float" office:value="551">
            <text:p>551</text:p>
          </table:table-cell>
          <table:table-cell table:formula="of:=SUM([.O283:.O287])" ns41:value-type="float" table:style-name="ce74" office:value-type="float" office:value="475">
            <text:p>475</text:p>
          </table:table-cell>
          <table:table-cell table:formula="of:=SUM([.P283:.P287])" ns41:value-type="float" table:style-name="ce74" office:value-type="float" office:value="13">
            <text:p>13</text:p>
          </table:table-cell>
          <table:table-cell table:formula="of:=SUM([.Q283:.Q287])" ns41:value-type="float" table:style-name="ce74" office:value-type="float" office:value="10">
            <text:p>10</text:p>
          </table:table-cell>
          <table:table-cell table:formula="of:=[.N289]+[.P289]" ns41:value-type="float" table:style-name="ce74" office:value-type="float" office:value="564">
            <text:p>564</text:p>
          </table:table-cell>
          <table:table-cell table:formula="of:=[.O289]+[.Q289]" ns41:value-type="float" table:style-name="ce74" office:value-type="float" office:value="485">
            <text:p>485</text:p>
          </table:table-cell>
          <table:table-cell table:formula="of:=SUM([.T283:.T287])" ns41:value-type="float" table:style-name="ce74" office:value-type="float" office:value="7">
            <text:p>7</text:p>
          </table:table-cell>
          <table:table-cell table:formula="of:=SUM([.U283:.U287])" ns41:value-type="float" table:style-name="ce75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eersum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281:.I287])" ns41:value-type="float" table:style-name="ce73" office:value-type="float" office:value="249">
            <text:p>249</text:p>
          </table:table-cell>
          <table:table-cell table:formula="of:=SUM([.J281:.J287])" ns41:value-type="float" table:style-name="ce74" office:value-type="float" office:value="15">
            <text:p>15</text:p>
          </table:table-cell>
          <table:table-cell table:formula="of:=SUM([.K281:.K287])" ns41:value-type="float" table:style-name="ce74" office:value-type="float" office:value="0">
            <text:p>0</text:p>
          </table:table-cell>
          <table:table-cell table:formula="of:=SUM([.L281:.L287])" ns41:value-type="float" table:style-name="ce74" office:value-type="float" office:value="0">
            <text:p>0</text:p>
          </table:table-cell>
          <table:table-cell table:formula="of:=SUM([.M281:.M287])" ns41:value-type="float" table:style-name="ce74" office:value-type="float" office:value="0">
            <text:p>0</text:p>
          </table:table-cell>
          <table:table-cell table:formula="of:=SUM([.N281:.N287])" ns41:value-type="float" table:style-name="ce74" office:value-type="float" office:value="662">
            <text:p>662</text:p>
          </table:table-cell>
          <table:table-cell table:formula="of:=SUM([.O281:.O287])" ns41:value-type="float" table:style-name="ce74" office:value-type="float" office:value="574">
            <text:p>574</text:p>
          </table:table-cell>
          <table:table-cell table:formula="of:=SUM([.P281:.P287])" ns41:value-type="float" table:style-name="ce74" office:value-type="float" office:value="14">
            <text:p>14</text:p>
          </table:table-cell>
          <table:table-cell table:formula="of:=SUM([.Q281:.Q287])" ns41:value-type="float" table:style-name="ce74" office:value-type="float" office:value="10">
            <text:p>10</text:p>
          </table:table-cell>
          <table:table-cell table:formula="of:=[.N290]+[.P290]" ns41:value-type="float" table:style-name="ce74" office:value-type="float" office:value="676">
            <text:p>676</text:p>
          </table:table-cell>
          <table:table-cell table:formula="of:=[.O290]+[.Q290]" ns41:value-type="float" table:style-name="ce74" office:value-type="float" office:value="584">
            <text:p>584</text:p>
          </table:table-cell>
          <table:table-cell table:formula="of:=SUM([.T281:.T287])" ns41:value-type="float" table:style-name="ce74" office:value-type="float" office:value="14">
            <text:p>14</text:p>
          </table:table-cell>
          <table:table-cell table:formula="of:=SUM([.U281:.U287])" ns41:value-type="float" table:style-name="ce75" office:value-type="float" office:value="14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Leusden</text:p>
          </table:table-cell>
          <table:table-cell table:style-name="ce72" table:number-columns-repeated="3"/>
          <table:table-cell ns41:value-type="string" table:style-name="ce72" office:value-type="string">
            <text:p>Buurtschap Oud-Leusden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35" office:value-type="float">
            <text:p>35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00" office:value-type="float">
            <text:p>100</text:p>
          </table:table-cell>
          <table:table-cell ns41:value-type="float" table:style-name="ce74" office:value="92" office:value-type="float">
            <text:p>92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table:formula="of:=[.N291]+[.P291]" ns41:value-type="float" table:style-name="ce74" office:value-type="float" office:value="102">
            <text:p>102</text:p>
          </table:table-cell>
          <table:table-cell table:formula="of:=[.O291]+[.Q291]" ns41:value-type="float" table:style-name="ce74" office:value-type="float" office:value="95">
            <text:p>95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usden</text:p>
          </table:table-cell>
          <table:table-cell table:style-name="ce72" table:number-columns-repeated="3"/>
          <table:table-cell ns41:value-type="string" table:style-name="ce72" office:value-type="string">
            <text:p>Buurtschap Heetveld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41" office:value-type="float">
            <text:p>41</text:p>
          </table:table-cell>
          <table:table-cell table:style-name="ce74" table:number-columns-repeated="4"/>
          <table:table-cell ns41:value-type="float" table:style-name="ce74" office:value="121" office:value-type="float">
            <text:p>121</text:p>
          </table:table-cell>
          <table:table-cell ns41:value-type="float" table:style-name="ce74" office:value="111" office:value-type="float">
            <text:p>11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table:formula="of:=[.N292]+[.P292]" ns41:value-type="float" table:style-name="ce74" office:value-type="float" office:value="125">
            <text:p>125</text:p>
          </table:table-cell>
          <table:table-cell table:formula="of:=[.O292]+[.Q292]" ns41:value-type="float" table:style-name="ce74" office:value-type="float" office:value="116">
            <text:p>116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usden</text:p>
          </table:table-cell>
          <table:table-cell table:style-name="ce72" table:number-columns-repeated="3"/>
          <table:table-cell ns41:value-type="string" table:style-name="ce72" office:value-type="string">
            <text:p>Buurtschap Leusbroek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54" office:value-type="float">
            <text:p>54</text:p>
          </table:table-cell>
          <table:table-cell table:style-name="ce74" table:number-columns-repeated="4"/>
          <table:table-cell ns41:value-type="float" table:style-name="ce74" office:value="139" office:value-type="float">
            <text:p>139</text:p>
          </table:table-cell>
          <table:table-cell ns41:value-type="float" table:style-name="ce74" office:value="121" office:value-type="float">
            <text:p>121</text:p>
          </table:table-cell>
          <table:table-cell table:style-name="ce74" table:number-columns-repeated="2"/>
          <table:table-cell table:formula="of:=[.N293]+[.P293]" ns41:value-type="float" table:style-name="ce74" office:value-type="float" office:value="139">
            <text:p>139</text:p>
          </table:table-cell>
          <table:table-cell table:formula="of:=[.O293]+[.Q293]" ns41:value-type="float" table:style-name="ce74" office:value-type="float" office:value="121">
            <text:p>121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usden</text:p>
          </table:table-cell>
          <table:table-cell table:style-name="ce72" table:number-columns-repeated="3"/>
          <table:table-cell ns41:value-type="string" table:style-name="ce72" office:value-type="string">
            <text:p>Buurtschap Snorrenhoef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33" office:value-type="float">
            <text:p>33</text:p>
          </table:table-cell>
          <table:table-cell table:style-name="ce74" table:number-columns-repeated="4"/>
          <table:table-cell ns41:value-type="float" table:style-name="ce74" office:value="115" office:value-type="float">
            <text:p>115</text:p>
          </table:table-cell>
          <table:table-cell ns41:value-type="float" table:style-name="ce74" office:value="90" office:value-type="float">
            <text:p>90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294]+[.P294]" ns41:value-type="float" table:style-name="ce74" office:value-type="float" office:value="115">
            <text:p>115</text:p>
          </table:table-cell>
          <table:table-cell table:formula="of:=[.O294]+[.Q294]" ns41:value-type="float" table:style-name="ce74" office:value-type="float" office:value="91">
            <text:p>91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usden</text:p>
          </table:table-cell>
          <table:table-cell table:style-name="ce72" table:number-columns-repeated="3"/>
          <table:table-cell ns41:value-type="string" table:style-name="ce72" office:value-type="string">
            <text:p>Buurtschap Asgat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47" office:value-type="float">
            <text:p>47</text:p>
          </table:table-cell>
          <table:table-cell table:style-name="ce74" table:number-columns-repeated="4"/>
          <table:table-cell ns41:value-type="float" table:style-name="ce74" office:value="148" office:value-type="float">
            <text:p>148</text:p>
          </table:table-cell>
          <table:table-cell ns41:value-type="float" table:style-name="ce74" office:value="110" office:value-type="float">
            <text:p>110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formula="of:=[.N295]+[.P295]" ns41:value-type="float" table:style-name="ce74" office:value-type="float" office:value="149">
            <text:p>149</text:p>
          </table:table-cell>
          <table:table-cell table:formula="of:=[.O295]+[.Q295]" ns41:value-type="float" table:style-name="ce74" office:value-type="float" office:value="111">
            <text:p>111</text:p>
          </table:table-cell>
          <table:table-cell ns41:value-type="float" table:style-name="ce74" office:value="2" office:value-type="float">
            <text:p>2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usden</text:p>
          </table:table-cell>
          <table:table-cell table:style-name="ce72" table:number-columns-repeated="3"/>
          <table:table-cell ns41:value-type="string" table:style-name="ce72" office:value-type="string">
            <text:p>Buurtschap Hamersveld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12" office:value-type="float">
            <text:p>112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283" office:value-type="float">
            <text:p>283</text:p>
          </table:table-cell>
          <table:table-cell ns41:value-type="float" table:style-name="ce74" office:value="263" office:value-type="float">
            <text:p>263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table:formula="of:=[.N296]+[.P296]" ns41:value-type="float" table:style-name="ce74" office:value-type="float" office:value="285">
            <text:p>285</text:p>
          </table:table-cell>
          <table:table-cell table:formula="of:=[.O296]+[.Q296]" ns41:value-type="float" table:style-name="ce74" office:value-type="float" office:value="266">
            <text:p>266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eusd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291:.I296])" ns41:value-type="float" table:style-name="ce73" office:value-type="float" office:value="322">
            <text:p>322</text:p>
          </table:table-cell>
          <table:table-cell table:formula="of:=SUM([.J291:.J296])" ns41:value-type="float" table:style-name="ce74" office:value-type="float" office:value="4">
            <text:p>4</text:p>
          </table:table-cell>
          <table:table-cell table:formula="of:=SUM([.K291:.K296])" ns41:value-type="float" table:style-name="ce74" office:value-type="float" office:value="0">
            <text:p>0</text:p>
          </table:table-cell>
          <table:table-cell table:formula="of:=SUM([.L291:.L296])" ns41:value-type="float" table:style-name="ce74" office:value-type="float" office:value="0">
            <text:p>0</text:p>
          </table:table-cell>
          <table:table-cell table:formula="of:=SUM([.M291:.M296])" ns41:value-type="float" table:style-name="ce74" office:value-type="float" office:value="0">
            <text:p>0</text:p>
          </table:table-cell>
          <table:table-cell table:formula="of:=SUM([.N291:.N296])" ns41:value-type="float" table:style-name="ce74" office:value-type="float" office:value="906">
            <text:p>906</text:p>
          </table:table-cell>
          <table:table-cell table:formula="of:=SUM([.O291:.O296])" ns41:value-type="float" table:style-name="ce74" office:value-type="float" office:value="787">
            <text:p>787</text:p>
          </table:table-cell>
          <table:table-cell table:formula="of:=SUM([.P291:.P296])" ns41:value-type="float" table:style-name="ce74" office:value-type="float" office:value="9">
            <text:p>9</text:p>
          </table:table-cell>
          <table:table-cell table:formula="of:=SUM([.Q291:.Q296])" ns41:value-type="float" table:style-name="ce74" office:value-type="float" office:value="13">
            <text:p>13</text:p>
          </table:table-cell>
          <table:table-cell table:formula="of:=[.N297]+[.P297]" ns41:value-type="float" table:style-name="ce74" office:value-type="float" office:value="915">
            <text:p>915</text:p>
          </table:table-cell>
          <table:table-cell table:formula="of:=[.O297]+[.Q297]" ns41:value-type="float" table:style-name="ce74" office:value-type="float" office:value="800">
            <text:p>800</text:p>
          </table:table-cell>
          <table:table-cell table:formula="of:=SUM([.T291:.T296])" ns41:value-type="float" table:style-name="ce74" office:value-type="float" office:value="10">
            <text:p>10</text:p>
          </table:table-cell>
          <table:table-cell table:formula="of:=SUM([.U291:.U296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11">
          <table:table-cell ns41:value-type="string" table:style-name="ce8" office:value-type="string">
            <text:p>Leusden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7"/>
          <table:table-cell ns41:value-type="float" table:style-name="ce74" office:value="1" office:value-type="float">
            <text:p>1</text:p>
          </table:table-cell>
          <table:table-cell table:formula="of:=[.N298]+[.P298]" ns41:value-type="float" table:style-name="ce74" office:value-type="float" office:value="0">
            <text:p>0</text:p>
          </table:table-cell>
          <table:table-cell table:formula="of:=[.O298]+[.Q298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Leusden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297:.I298])" ns41:value-type="float" table:style-name="ce73" office:value-type="float" office:value="322">
            <text:p>322</text:p>
          </table:table-cell>
          <table:table-cell table:formula="of:=SUM([.J297:.J298])" ns41:value-type="float" table:style-name="ce74" office:value-type="float" office:value="4">
            <text:p>4</text:p>
          </table:table-cell>
          <table:table-cell table:formula="of:=SUM([.K297:.K298])" ns41:value-type="float" table:style-name="ce74" office:value-type="float" office:value="0">
            <text:p>0</text:p>
          </table:table-cell>
          <table:table-cell table:formula="of:=SUM([.L297:.L298])" ns41:value-type="float" table:style-name="ce74" office:value-type="float" office:value="0">
            <text:p>0</text:p>
          </table:table-cell>
          <table:table-cell table:formula="of:=SUM([.M297:.M298])" ns41:value-type="float" table:style-name="ce74" office:value-type="float" office:value="0">
            <text:p>0</text:p>
          </table:table-cell>
          <table:table-cell table:formula="of:=SUM([.N297:.N298])" ns41:value-type="float" table:style-name="ce74" office:value-type="float" office:value="906">
            <text:p>906</text:p>
          </table:table-cell>
          <table:table-cell table:formula="of:=SUM([.O297:.O298])" ns41:value-type="float" table:style-name="ce74" office:value-type="float" office:value="787">
            <text:p>787</text:p>
          </table:table-cell>
          <table:table-cell table:formula="of:=SUM([.P297:.P298])" ns41:value-type="float" table:style-name="ce74" office:value-type="float" office:value="9">
            <text:p>9</text:p>
          </table:table-cell>
          <table:table-cell table:formula="of:=SUM([.Q297:.Q298])" ns41:value-type="float" table:style-name="ce74" office:value-type="float" office:value="14">
            <text:p>14</text:p>
          </table:table-cell>
          <table:table-cell table:formula="of:=[.N299]+[.P299]" ns41:value-type="float" table:style-name="ce74" office:value-type="float" office:value="915">
            <text:p>915</text:p>
          </table:table-cell>
          <table:table-cell table:formula="of:=[.O299]+[.Q299]" ns41:value-type="float" table:style-name="ce74" office:value-type="float" office:value="801">
            <text:p>801</text:p>
          </table:table-cell>
          <table:table-cell table:formula="of:=SUM([.T297:.T298])" ns41:value-type="float" table:style-name="ce74" office:value-type="float" office:value="10">
            <text:p>10</text:p>
          </table:table-cell>
          <table:table-cell table:formula="of:=SUM([.U297:.U298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ns41:value-type="string" table:style-name="ce72" office:value-type="string">
            <text:p>Grootwaterschap Woerden</text:p>
          </table:table-cell>
          <table:table-cell ns41:value-type="string" table:style-name="ce72" office:value-type="string">
            <text:p>Dorp Linschoten</text:p>
          </table:table-cell>
          <table:table-cell ns41:value-type="string" table:style-name="ce72" office:value-type="string">
            <text:p>Wijk A, B, E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00" office:value-type="float">
            <text:p>100</text:p>
          </table:table-cell>
          <table:table-cell ns41:value-type="float" table:style-name="ce74" office:value="8" office:value-type="float">
            <text:p>8</text:p>
          </table:table-cell>
          <table:table-cell table:style-name="ce74" table:number-columns-repeated="3"/>
          <table:table-cell ns41:value-type="float" table:style-name="ce74" office:value="186" office:value-type="float">
            <text:p>186</text:p>
          </table:table-cell>
          <table:table-cell ns41:value-type="float" table:style-name="ce74" office:value="191" office:value-type="float">
            <text:p>19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3" office:value-type="float">
            <text:p>3</text:p>
          </table:table-cell>
          <table:table-cell table:formula="of:=[.N300]+[.P300]" ns41:value-type="float" table:style-name="ce74" office:value-type="float" office:value="190">
            <text:p>190</text:p>
          </table:table-cell>
          <table:table-cell table:formula="of:=[.O300]+[.Q300]" ns41:value-type="float" table:style-name="ce74" office:value-type="float" office:value="194">
            <text:p>194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ns41:value-type="string" table:style-name="ce72" office:value-type="string">
            <text:p>Grootwaterschap Woerden</text:p>
          </table:table-cell>
          <table:table-cell ns41:value-type="string" table:style-name="ce72" office:value-type="string">
            <text:p>Dorp Linschoten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6" office:value-type="float">
            <text:p>36</text:p>
          </table:table-cell>
          <table:table-cell table:style-name="ce74" table:number-columns-repeated="4"/>
          <table:table-cell ns41:value-type="float" table:style-name="ce74" office:value="86" office:value-type="float">
            <text:p>86</text:p>
          </table:table-cell>
          <table:table-cell ns41:value-type="float" table:style-name="ce74" office:value="82" office:value-type="float">
            <text:p>82</text:p>
          </table:table-cell>
          <table:table-cell table:style-name="ce74"/>
          <table:table-cell ns41:value-type="float" table:style-name="ce74" office:value="4" office:value-type="float">
            <text:p>4</text:p>
          </table:table-cell>
          <table:table-cell table:formula="of:=[.N301]+[.P301]" ns41:value-type="float" table:style-name="ce74" office:value-type="float" office:value="86">
            <text:p>86</text:p>
          </table:table-cell>
          <table:table-cell table:formula="of:=[.O301]+[.Q301]" ns41:value-type="float" table:style-name="ce74" office:value-type="float" office:value="86">
            <text:p>86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7" office:value-type="float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ns41:value-type="string" table:style-name="ce72" office:value-type="string">
            <text:p>Grootwaterschap Woerden</text:p>
          </table:table-cell>
          <table:table-cell ns41:value-type="string" table:style-name="ce72" office:value-type="string">
            <text:p>Dorp Linschot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1" office:value-type="float">
            <text:p>1</text:p>
          </table:table-cell>
          <table:table-cell table:style-name="ce74"/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2"/>
          <table:table-cell table:formula="of:=[.N302]+[.P302]" ns41:value-type="float" table:style-name="ce74" office:value-type="float" office:value="2">
            <text:p>2</text:p>
          </table:table-cell>
          <table:table-cell table:formula="of:=[.O302]+[.Q302]" ns41:value-type="float" table:style-name="ce74" office:value-type="float" office:value="3">
            <text:p>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ns41:value-type="string" table:style-name="ce72" office:value-type="string">
            <text:p>Grootwaterschap Woerden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Polanen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1" office:value-type="float">
            <text:p>31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office:value="80" table:style-name="ce74" table:number-columns-repeated="2" office:value-type="float">
            <text:p>80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5" office:value-type="float">
            <text:p>5</text:p>
          </table:table-cell>
          <table:table-cell table:formula="of:=[.N303]+[.P303]" ns41:value-type="float" table:style-name="ce74" office:value-type="float" office:value="83">
            <text:p>83</text:p>
          </table:table-cell>
          <table:table-cell table:formula="of:=[.O303]+[.Q303]" ns41:value-type="float" table:style-name="ce74" office:value-type="float" office:value="85">
            <text:p>85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ns41:value-type="string" table:style-name="ce72" office:value-type="string">
            <text:p>Grootwaterschap Woerden</text:p>
          </table:table-cell>
          <table:table-cell table:style-name="ce72"/>
          <table:table-cell ns41:value-type="string" table:style-name="ce72" office:value-type="string">
            <text:p>Wijk C</text:p>
          </table:table-cell>
          <table:table-cell ns41:value-type="string" table:style-name="ce72" office:value-type="string">
            <text:p>Buurtschap Cattenbroek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7" office:value-type="float">
            <text:p>17</text:p>
          </table:table-cell>
          <table:table-cell table:style-name="ce74" table:number-columns-repeated="4"/>
          <table:table-cell ns41:value-type="float" table:style-name="ce74" office:value="63" office:value-type="float">
            <text:p>63</text:p>
          </table:table-cell>
          <table:table-cell ns41:value-type="float" table:style-name="ce74" office:value="52" office:value-type="float">
            <text:p>52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304]+[.P304]" ns41:value-type="float" table:style-name="ce74" office:value-type="float" office:value="65">
            <text:p>65</text:p>
          </table:table-cell>
          <table:table-cell table:formula="of:=[.O304]+[.Q304]" ns41:value-type="float" table:style-name="ce74" office:value-type="float" office:value="53">
            <text:p>5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inschoten</text:p>
          </table:table-cell>
          <table:table-cell table:style-name="ce72" table:number-columns-repeated="2"/>
          <table:table-cell ns41:value-type="string" table:style-name="ce72" office:value-type="string">
            <text:p>Wijk D</text:p>
          </table:table-cell>
          <table:table-cell ns41:value-type="string" table:style-name="ce72" office:value-type="string">
            <text:p>Buurtschap Mastdijk en Achthoven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2" office:value-type="float">
            <text:p>32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office:value="91" table:style-name="ce74" table:number-columns-repeated="2" office:value-type="float">
            <text:p>91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4" office:value="3" office:value-type="float">
            <text:p>3</text:p>
          </table:table-cell>
          <table:table-cell table:formula="of:=[.N305]+[.P305]" ns41:value-type="float" table:style-name="ce74" office:value-type="float" office:value="100">
            <text:p>100</text:p>
          </table:table-cell>
          <table:table-cell table:formula="of:=[.O305]+[.Q305]" ns41:value-type="float" table:style-name="ce74" office:value-type="float" office:value="94">
            <text:p>94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inschoten</text:p>
          </table:table-cell>
          <table:table-cell ns41:value-type="string" table:style-name="ce72" office:value-type="string">
            <text:p>Grootwaterschap Woerden</text:p>
          </table:table-cell>
          <table:table-cell table:style-name="ce72"/>
          <table:table-cell ns41:value-type="string" table:style-name="ce72" office:value-type="string">
            <text:p>Wijk E</text:p>
          </table:table-cell>
          <table:table-cell ns41:value-type="string" table:style-name="ce72" office:value-type="string">
            <text:p>Buurtschap Vinkebuurt c.a.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3" office:value-type="float">
            <text:p>43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2"/>
          <table:table-cell ns41:value-type="float" table:style-name="ce74" office:value="106" office:value-type="float">
            <text:p>106</text:p>
          </table:table-cell>
          <table:table-cell ns41:value-type="float" table:style-name="ce74" office:value="108" office:value-type="float">
            <text:p>108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3" office:value-type="float">
            <text:p>3</text:p>
          </table:table-cell>
          <table:table-cell table:formula="of:=[.N306]+[.P306]" ns41:value-type="float" table:style-name="ce74" office:value-type="float" office:value="107">
            <text:p>107</text:p>
          </table:table-cell>
          <table:table-cell table:formula="of:=[.O306]+[.Q306]" ns41:value-type="float" table:style-name="ce74" office:value-type="float" office:value="111">
            <text:p>111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table:style-name="ce72" table:number-columns-repeated="2"/>
          <table:table-cell ns41:value-type="string" table:style-name="ce72" office:value-type="string">
            <text:p>Wijk F</text:p>
          </table:table-cell>
          <table:table-cell ns41:value-type="string" table:style-name="ce72" office:value-type="string">
            <text:p>Buurtschap Heeswijk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8" office:value-type="float">
            <text:p>18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3"/>
          <table:table-cell ns41:value-type="float" table:style-name="ce74" office:value="36" office:value-type="float">
            <text:p>36</text:p>
          </table:table-cell>
          <table:table-cell ns41:value-type="float" table:style-name="ce74" office:value="33" office:value-type="float">
            <text:p>33</text:p>
          </table:table-cell>
          <table:table-cell table:style-name="ce74" table:number-columns-repeated="2"/>
          <table:table-cell table:formula="of:=[.N307]+[.P307]" ns41:value-type="float" table:style-name="ce74" office:value-type="float" office:value="36">
            <text:p>36</text:p>
          </table:table-cell>
          <table:table-cell table:formula="of:=[.O307]+[.Q307]" ns41:value-type="float" table:style-name="ce74" office:value-type="float" office:value="33">
            <text:p>3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inschoten</text:p>
          </table:table-cell>
          <table:table-cell ns41:value-type="string" table:style-name="ce72" office:value-type="string">
            <text:p>Hoogheemraadschap van den Lekdijk Benedendams</text:p>
          </table:table-cell>
          <table:table-cell table:style-name="ce72"/>
          <table:table-cell ns41:value-type="string" table:style-name="ce72" office:value-type="string">
            <text:p>Wijk F</text:p>
          </table:table-cell>
          <table:table-cell ns41:value-type="string" table:style-name="ce72" office:value-type="string">
            <text:p>Buurtschap Heeswijk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9" office:value-type="float">
            <text:p>9</text:p>
          </table:table-cell>
          <table:table-cell table:style-name="ce74" table:number-columns-repeated="4"/>
          <table:table-cell ns41:value-type="float" table:style-name="ce74" office:value="24" office:value-type="float">
            <text:p>24</text:p>
          </table:table-cell>
          <table:table-cell ns41:value-type="float" table:style-name="ce74" office:value="20" office:value-type="float">
            <text:p>20</text:p>
          </table:table-cell>
          <table:table-cell table:style-name="ce74" table:number-columns-repeated="2"/>
          <table:table-cell table:formula="of:=[.N308]+[.P308]" ns41:value-type="float" table:style-name="ce74" office:value-type="float" office:value="24">
            <text:p>24</text:p>
          </table:table-cell>
          <table:table-cell table:formula="of:=[.O308]+[.Q308]" ns41:value-type="float" table:style-name="ce74" office:value-type="float" office:value="20">
            <text:p>20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inschot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300])" ns41:value-type="float" table:style-name="ce73" office:value-type="float" office:value="100">
            <text:p>100</text:p>
          </table:table-cell>
          <table:table-cell table:formula="of:=SUM([.J300])" ns41:value-type="float" table:style-name="ce74" office:value-type="float" office:value="8">
            <text:p>8</text:p>
          </table:table-cell>
          <table:table-cell table:formula="of:=SUM([.K300])" ns41:value-type="float" table:style-name="ce74" office:value-type="float" office:value="0">
            <text:p>0</text:p>
          </table:table-cell>
          <table:table-cell table:formula="of:=SUM([.L300])" ns41:value-type="float" table:style-name="ce74" office:value-type="float" office:value="0">
            <text:p>0</text:p>
          </table:table-cell>
          <table:table-cell table:formula="of:=SUM([.M300])" ns41:value-type="float" table:style-name="ce74" office:value-type="float" office:value="0">
            <text:p>0</text:p>
          </table:table-cell>
          <table:table-cell table:formula="of:=SUM([.N300])" ns41:value-type="float" table:style-name="ce74" office:value-type="float" office:value="186">
            <text:p>186</text:p>
          </table:table-cell>
          <table:table-cell table:formula="of:=SUM([.O300])" ns41:value-type="float" table:style-name="ce74" office:value-type="float" office:value="191">
            <text:p>191</text:p>
          </table:table-cell>
          <table:table-cell table:formula="of:=SUM([.P300])" ns41:value-type="float" table:style-name="ce74" office:value-type="float" office:value="4">
            <text:p>4</text:p>
          </table:table-cell>
          <table:table-cell table:formula="of:=SUM([.Q300])" ns41:value-type="float" table:style-name="ce74" office:value-type="float" office:value="3">
            <text:p>3</text:p>
          </table:table-cell>
          <table:table-cell table:formula="of:=SUM([.R300])" ns41:value-type="float" table:style-name="ce74" office:value-type="float" office:value="190">
            <text:p>190</text:p>
          </table:table-cell>
          <table:table-cell table:formula="of:=SUM([.S300])" ns41:value-type="float" table:style-name="ce74" office:value-type="float" office:value="194">
            <text:p>194</text:p>
          </table:table-cell>
          <table:table-cell table:formula="of:=SUM([.T300])" ns41:value-type="float" table:style-name="ce74" office:value-type="float" office:value="4">
            <text:p>4</text:p>
          </table:table-cell>
          <table:table-cell table:formula="of:=SUM([.U300])" ns41:value-type="float" table:style-name="ce75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301:.I308])" ns41:value-type="float" table:style-name="ce73" office:value-type="float" office:value="186">
            <text:p>186</text:p>
          </table:table-cell>
          <table:table-cell table:formula="of:=SUM([.J301:.J308])" ns41:value-type="float" table:style-name="ce74" office:value-type="float" office:value="9">
            <text:p>9</text:p>
          </table:table-cell>
          <table:table-cell table:formula="of:=SUM([.K301:.K308])" ns41:value-type="float" table:style-name="ce74" office:value-type="float" office:value="1">
            <text:p>1</text:p>
          </table:table-cell>
          <table:table-cell table:formula="of:=SUM([.L301:.L308])" ns41:value-type="float" table:style-name="ce74" office:value-type="float" office:value="1">
            <text:p>1</text:p>
          </table:table-cell>
          <table:table-cell table:formula="of:=SUM([.M301:.M308])" ns41:value-type="float" table:style-name="ce74" office:value-type="float" office:value="0">
            <text:p>0</text:p>
          </table:table-cell>
          <table:table-cell table:formula="of:=SUM([.N301:.N308])" ns41:value-type="float" table:style-name="ce74" office:value-type="float" office:value="488">
            <text:p>488</text:p>
          </table:table-cell>
          <table:table-cell table:formula="of:=SUM([.O301:.O308])" ns41:value-type="float" table:style-name="ce74" office:value-type="float" office:value="469">
            <text:p>469</text:p>
          </table:table-cell>
          <table:table-cell table:formula="of:=SUM([.P301:.P308])" ns41:value-type="float" table:style-name="ce74" office:value-type="float" office:value="15">
            <text:p>15</text:p>
          </table:table-cell>
          <table:table-cell table:formula="of:=SUM([.Q301:.Q308])" ns41:value-type="float" table:style-name="ce74" office:value-type="float" office:value="16">
            <text:p>16</text:p>
          </table:table-cell>
          <table:table-cell table:formula="of:=SUM([.R301:.R308])" ns41:value-type="float" table:style-name="ce74" office:value-type="float" office:value="503">
            <text:p>503</text:p>
          </table:table-cell>
          <table:table-cell table:formula="of:=SUM([.S301:.S308])" ns41:value-type="float" table:style-name="ce74" office:value-type="float" office:value="485">
            <text:p>485</text:p>
          </table:table-cell>
          <table:table-cell table:formula="of:=SUM([.T301:.T308])" ns41:value-type="float" table:style-name="ce74" office:value-type="float" office:value="7">
            <text:p>7</text:p>
          </table:table-cell>
          <table:table-cell table:formula="of:=SUM([.U301:.U308])" ns41:value-type="float" table:style-name="ce75" office:value-type="float" office:value="15">
            <text:p>1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inschot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309:.I310])" ns41:value-type="float" table:style-name="ce73" office:value-type="float" office:value="286">
            <text:p>286</text:p>
          </table:table-cell>
          <table:table-cell table:formula="of:=SUM([.J309:.J310])" ns41:value-type="float" table:style-name="ce74" office:value-type="float" office:value="17">
            <text:p>17</text:p>
          </table:table-cell>
          <table:table-cell table:formula="of:=SUM([.K309:.K310])" ns41:value-type="float" table:style-name="ce74" office:value-type="float" office:value="1">
            <text:p>1</text:p>
          </table:table-cell>
          <table:table-cell table:formula="of:=SUM([.L309:.L310])" ns41:value-type="float" table:style-name="ce74" office:value-type="float" office:value="1">
            <text:p>1</text:p>
          </table:table-cell>
          <table:table-cell table:formula="of:=SUM([.M309:.M310])" ns41:value-type="float" table:style-name="ce74" office:value-type="float" office:value="0">
            <text:p>0</text:p>
          </table:table-cell>
          <table:table-cell table:formula="of:=SUM([.N309:.N310])" ns41:value-type="float" table:style-name="ce74" office:value-type="float" office:value="674">
            <text:p>674</text:p>
          </table:table-cell>
          <table:table-cell table:formula="of:=SUM([.O309:.O310])" ns41:value-type="float" table:style-name="ce74" office:value-type="float" office:value="660">
            <text:p>660</text:p>
          </table:table-cell>
          <table:table-cell table:formula="of:=SUM([.P309:.P310])" ns41:value-type="float" table:style-name="ce74" office:value-type="float" office:value="19">
            <text:p>19</text:p>
          </table:table-cell>
          <table:table-cell table:formula="of:=SUM([.Q309:.Q310])" ns41:value-type="float" table:style-name="ce74" office:value-type="float" office:value="19">
            <text:p>19</text:p>
          </table:table-cell>
          <table:table-cell table:formula="of:=SUM([.R309:.R310])" ns41:value-type="float" table:style-name="ce74" office:value-type="float" office:value="693">
            <text:p>693</text:p>
          </table:table-cell>
          <table:table-cell table:formula="of:=SUM([.S309:.S310])" ns41:value-type="float" table:style-name="ce74" office:value-type="float" office:value="679">
            <text:p>679</text:p>
          </table:table-cell>
          <table:table-cell table:formula="of:=SUM([.T309:.T310])" ns41:value-type="float" table:style-name="ce74" office:value-type="float" office:value="11">
            <text:p>11</text:p>
          </table:table-cell>
          <table:table-cell table:formula="of:=SUM([.U309:.U310])" ns41:value-type="float" table:style-name="ce75" office:value-type="float" office:value="23">
            <text:p>2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Linschoten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1" office:value-type="float">
            <text:p>1</text:p>
          </table:table-cell>
          <table:table-cell table:style-name="ce74" table:number-columns-repeated="6"/>
          <table:table-cell ns41:value-type="float" table:style-name="ce74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Loenen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Gehucht Nieuwersluis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Fortwachterswoning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2" table:style-name="ce74" table:number-columns-repeated="2" office:value-type="float">
            <text:p>2</text:p>
          </table:table-cell>
          <table:table-cell table:style-name="ce74" table:number-columns-repeated="2"/>
          <table:table-cell table:formula="of:=[.N313]+[.P313]" ns41:value-type="float" table:style-name="ce74" office:value-type="float" office:value="2">
            <text:p>2</text:p>
          </table:table-cell>
          <table:table-cell table:formula="of:=[.O313]+[.Q313]" ns41:value-type="float" table:style-name="ce74" office:value-type="float" office:value="2">
            <text:p>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n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Gehucht Nieuwersluis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Arsenaal, Pupill. schoo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2"/>
          <table:table-cell table:formula="of:=[.N314]+[.P314]" ns41:value-type="float" table:style-name="ce74" office:value-type="float" office:value="2">
            <text:p>2</text:p>
          </table:table-cell>
          <table:table-cell table:formula="of:=[.O314]+[.Q314]" ns41:value-type="float" table:style-name="ce74" office:value-type="float" office:value="3">
            <text:p>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n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Gehucht Nieuwersluis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9" office:value-type="float">
            <text:p>19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31" office:value-type="float">
            <text:p>31</text:p>
          </table:table-cell>
          <table:table-cell ns41:value-type="float" table:style-name="ce74" office:value="35" office:value-type="float">
            <text:p>35</text:p>
          </table:table-cell>
          <table:table-cell ns41:value-type="float" office:value="3" table:style-name="ce74" table:number-columns-repeated="2" office:value-type="float">
            <text:p>3</text:p>
          </table:table-cell>
          <table:table-cell table:formula="of:=[.N315]+[.P315]" ns41:value-type="float" table:style-name="ce74" office:value-type="float" office:value="34">
            <text:p>34</text:p>
          </table:table-cell>
          <table:table-cell table:formula="of:=[.O315]+[.Q315]" ns41:value-type="float" table:style-name="ce74" office:value-type="float" office:value="38">
            <text:p>38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enen</text:p>
          </table:table-cell>
          <table:table-cell ns41:value-type="string" table:style-name="ce72" office:value-type="string">
            <text:p>Buiten het waterschap</text:p>
          </table:table-cell>
          <table:table-cell ns41:value-type="string" table:style-name="ce72" office:value-type="string">
            <text:p>Gehucht Nieuwersluis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29" office:value-type="float">
            <text:p>29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44" office:value-type="float">
            <text:p>44</text:p>
          </table:table-cell>
          <table:table-cell ns41:value-type="float" table:style-name="ce74" office:value="57" office:value-type="float">
            <text:p>57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2" office:value-type="float">
            <text:p>2</text:p>
          </table:table-cell>
          <table:table-cell table:formula="of:=[.N316]+[.P316]" ns41:value-type="float" table:style-name="ce74" office:value-type="float" office:value="45">
            <text:p>45</text:p>
          </table:table-cell>
          <table:table-cell table:formula="of:=[.O316]+[.Q316]" ns41:value-type="float" table:style-name="ce74" office:value-type="float" office:value="59">
            <text:p>59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n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Gehucht Nieuwersluis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" office:value-type="float">
            <text:p>4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office:value="13" table:style-name="ce74" table:number-columns-repeated="2" office:value-type="float">
            <text:p>13</text:p>
          </table:table-cell>
          <table:table-cell table:style-name="ce74" table:number-columns-repeated="2"/>
          <table:table-cell table:formula="of:=[.N317]+[.P317]" ns41:value-type="float" table:style-name="ce74" office:value-type="float" office:value="13">
            <text:p>13</text:p>
          </table:table-cell>
          <table:table-cell table:formula="of:=[.O317]+[.Q317]" ns41:value-type="float" table:style-name="ce74" office:value-type="float" office:value="13">
            <text:p>1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n</text:p>
          </table:table-cell>
          <table:table-cell table:style-name="ce72"/>
          <table:table-cell ns41:value-type="string" table:style-name="ce72" office:value-type="string">
            <text:p>Gehucht Nieuwersluis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9" office:value-type="float">
            <text:p>29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66" office:value-type="float">
            <text:p>66</text:p>
          </table:table-cell>
          <table:table-cell ns41:value-type="float" table:style-name="ce74" office:value="79" office:value-type="float">
            <text:p>79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2" office:value-type="float">
            <text:p>2</text:p>
          </table:table-cell>
          <table:table-cell table:formula="of:=[.N318]+[.P318]" ns41:value-type="float" table:style-name="ce74" office:value-type="float" office:value="69">
            <text:p>69</text:p>
          </table:table-cell>
          <table:table-cell table:formula="of:=[.O318]+[.Q318]" ns41:value-type="float" table:style-name="ce74" office:value-type="float" office:value="81">
            <text:p>81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enen</text:p>
          </table:table-cell>
          <table:table-cell table:style-name="ce72"/>
          <table:table-cell ns41:value-type="string" table:style-name="ce72" office:value-type="string">
            <text:p>Dorp Loenen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43" office:value-type="float">
            <text:p>43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91" office:value-type="float">
            <text:p>91</text:p>
          </table:table-cell>
          <table:table-cell ns41:value-type="float" table:style-name="ce74" office:value="84" office:value-type="float">
            <text:p>84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7" office:value-type="float">
            <text:p>7</text:p>
          </table:table-cell>
          <table:table-cell table:formula="of:=[.N319]+[.P319]" ns41:value-type="float" table:style-name="ce74" office:value-type="float" office:value="101">
            <text:p>101</text:p>
          </table:table-cell>
          <table:table-cell table:formula="of:=[.O319]+[.Q319]" ns41:value-type="float" table:style-name="ce74" office:value-type="float" office:value="91">
            <text:p>91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enen</text:p>
          </table:table-cell>
          <table:table-cell table:style-name="ce72"/>
          <table:table-cell ns41:value-type="string" table:style-name="ce72" office:value-type="string">
            <text:p>Dorp Loen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3" office:value-type="float">
            <text:p>3</text:p>
          </table:table-cell>
          <table:table-cell ns41:value-type="float" table:style-name="ce74" office:value="4" office:value-type="float">
            <text:p>4</text:p>
          </table:table-cell>
          <table:table-cell table:formula="of:=[.N320]+[.P320]" ns41:value-type="float" table:style-name="ce74" office:value-type="float" office:value="3">
            <text:p>3</text:p>
          </table:table-cell>
          <table:table-cell table:formula="of:=[.O320]+[.Q320]" ns41:value-type="float" table:style-name="ce74" office:value-type="float" office:value="4">
            <text:p>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enen</text:p>
          </table:table-cell>
          <table:table-cell table:style-name="ce72"/>
          <table:table-cell ns41:value-type="string" table:style-name="ce72" office:value-type="string">
            <text:p>Dorp Loenen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22" office:value-type="float">
            <text:p>122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223" office:value-type="float">
            <text:p>223</text:p>
          </table:table-cell>
          <table:table-cell ns41:value-type="float" table:style-name="ce74" office:value="278" office:value-type="float">
            <text:p>278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6" office:value-type="float">
            <text:p>6</text:p>
          </table:table-cell>
          <table:table-cell table:formula="of:=[.N321]+[.P321]" ns41:value-type="float" table:style-name="ce74" office:value-type="float" office:value="224">
            <text:p>224</text:p>
          </table:table-cell>
          <table:table-cell table:formula="of:=[.O321]+[.Q321]" ns41:value-type="float" table:style-name="ce74" office:value-type="float" office:value="284">
            <text:p>284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enen</text:p>
          </table:table-cell>
          <table:table-cell table:style-name="ce72"/>
          <table:table-cell ns41:value-type="string" table:style-name="ce72" office:value-type="string">
            <text:p>Dorp Loenen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" office:value-type="float">
            <text:p>6</text:p>
          </table:table-cell>
          <table:table-cell table:style-name="ce74" table:number-columns-repeated="4"/>
          <table:table-cell ns41:value-type="float" table:style-name="ce74" office:value="12" office:value-type="float">
            <text:p>12</text:p>
          </table:table-cell>
          <table:table-cell ns41:value-type="float" table:style-name="ce74" office:value="17" office:value-type="float">
            <text:p>17</text:p>
          </table:table-cell>
          <table:table-cell table:style-name="ce74" table:number-columns-repeated="2"/>
          <table:table-cell table:formula="of:=[.N322]+[.P322]" ns41:value-type="float" table:style-name="ce74" office:value-type="float" office:value="12">
            <text:p>12</text:p>
          </table:table-cell>
          <table:table-cell table:formula="of:=[.O322]+[.Q322]" ns41:value-type="float" table:style-name="ce74" office:value-type="float" office:value="17">
            <text:p>17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enen</text:p>
          </table:table-cell>
          <table:table-cell table:style-name="ce72"/>
          <table:table-cell ns41:value-type="string" table:style-name="ce72" office:value-type="string">
            <text:p>Dorp Loenen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5" office:value-type="float">
            <text:p>5</text:p>
          </table:table-cell>
          <table:table-cell table:style-name="ce74" table:number-columns-repeated="4"/>
          <table:table-cell ns41:value-type="float" office:value="14" table:style-name="ce74" table:number-columns-repeated="2" office:value-type="float">
            <text:p>14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323]+[.P323]" ns41:value-type="float" table:style-name="ce74" office:value-type="float" office:value="15">
            <text:p>15</text:p>
          </table:table-cell>
          <table:table-cell table:formula="of:=[.O323]+[.Q323]" ns41:value-type="float" table:style-name="ce74" office:value-type="float" office:value="14">
            <text:p>14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n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Slootdijk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9" office:value-type="float">
            <text:p>19</text:p>
          </table:table-cell>
          <table:table-cell table:style-name="ce74" table:number-columns-repeated="4"/>
          <table:table-cell ns41:value-type="float" table:style-name="ce74" office:value="51" office:value-type="float">
            <text:p>51</text:p>
          </table:table-cell>
          <table:table-cell ns41:value-type="float" table:style-name="ce74" office:value="62" office:value-type="float">
            <text:p>62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2" office:value-type="float">
            <text:p>2</text:p>
          </table:table-cell>
          <table:table-cell table:formula="of:=[.N324]+[.P324]" ns41:value-type="float" table:style-name="ce74" office:value-type="float" office:value="52">
            <text:p>52</text:p>
          </table:table-cell>
          <table:table-cell table:formula="of:=[.O324]+[.Q324]" ns41:value-type="float" table:style-name="ce74" office:value-type="float" office:value="64">
            <text:p>64</text:p>
          </table:table-cell>
          <table:table-cell ns41:value-type="float" table:style-name="ce74" office:value="2" office:value-type="float">
            <text:p>2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en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313:.I316];[.I319];[.I320];[.I321])" ns41:value-type="float" table:style-name="ce73" office:value-type="float" office:value="215">
            <text:p>215</text:p>
          </table:table-cell>
          <table:table-cell table:formula="of:=SUM([.J313:.J316];[.J319];[.J320];[.J321])" ns41:value-type="float" table:style-name="ce74" office:value-type="float" office:value="10">
            <text:p>10</text:p>
          </table:table-cell>
          <table:table-cell table:formula="of:=SUM([.K313:.K316];[.K319];[.K320];[.K321])" ns41:value-type="float" table:style-name="ce74" office:value-type="float" office:value="0">
            <text:p>0</text:p>
          </table:table-cell>
          <table:table-cell table:formula="of:=SUM([.L313:.L316];[.L319];[.L320];[.L321])" ns41:value-type="float" table:style-name="ce74" office:value-type="float" office:value="2">
            <text:p>2</text:p>
          </table:table-cell>
          <table:table-cell table:formula="of:=SUM([.M313:.M316];[.M319];[.M320];[.M321])" ns41:value-type="float" table:style-name="ce74" office:value-type="float" office:value="0">
            <text:p>0</text:p>
          </table:table-cell>
          <table:table-cell table:formula="of:=SUM([.N313:.N316];[.N319];[.N320];[.N321])" ns41:value-type="float" table:style-name="ce74" office:value-type="float" office:value="393">
            <text:p>393</text:p>
          </table:table-cell>
          <table:table-cell table:formula="of:=SUM([.O313:.O316];[.O319];[.O320];[.O321])" ns41:value-type="float" table:style-name="ce74" office:value-type="float" office:value="459">
            <text:p>459</text:p>
          </table:table-cell>
          <table:table-cell table:formula="of:=SUM([.P313:.P316];[.P319];[.P320];[.P321])" ns41:value-type="float" table:style-name="ce74" office:value-type="float" office:value="18">
            <text:p>18</text:p>
          </table:table-cell>
          <table:table-cell table:formula="of:=SUM([.Q313:.Q316];[.Q319];[.Q320];[.Q321])" ns41:value-type="float" table:style-name="ce74" office:value-type="float" office:value="22">
            <text:p>22</text:p>
          </table:table-cell>
          <table:table-cell table:formula="of:=[.N325]+[.P325]" ns41:value-type="float" table:style-name="ce74" office:value-type="float" office:value="411">
            <text:p>411</text:p>
          </table:table-cell>
          <table:table-cell table:formula="of:=[.O325]+[.Q325]" ns41:value-type="float" table:style-name="ce74" office:value-type="float" office:value="481">
            <text:p>481</text:p>
          </table:table-cell>
          <table:table-cell table:formula="of:=SUM([.T313:.T316];[.T319];[.T320];[.T321])" ns41:value-type="float" table:style-name="ce74" office:value-type="float" office:value="19">
            <text:p>19</text:p>
          </table:table-cell>
          <table:table-cell table:formula="of:=SUM([.U313:.U316];[.U319];[.U320];[.U321])" ns41:value-type="float" table:style-name="ce75" office:value-type="float" office:value="15">
            <text:p>1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317:.I318];[.I322];[.I323];[.I324])" ns41:value-type="float" table:style-name="ce73" office:value-type="float" office:value="63">
            <text:p>63</text:p>
          </table:table-cell>
          <table:table-cell table:formula="of:=SUM([.J317:.J318];[.J322];[.J323];[.J324])" ns41:value-type="float" table:style-name="ce74" office:value-type="float" office:value="2">
            <text:p>2</text:p>
          </table:table-cell>
          <table:table-cell table:formula="of:=SUM([.K317:.K318];[.K322];[.K323];[.K324])" ns41:value-type="float" table:style-name="ce74" office:value-type="float" office:value="0">
            <text:p>0</text:p>
          </table:table-cell>
          <table:table-cell table:formula="of:=SUM([.L317:.L318];[.L322];[.L323];[.L324])" ns41:value-type="float" table:style-name="ce74" office:value-type="float" office:value="0">
            <text:p>0</text:p>
          </table:table-cell>
          <table:table-cell table:formula="of:=SUM([.M317:.M318];[.M322];[.M323];[.M324])" ns41:value-type="float" table:style-name="ce74" office:value-type="float" office:value="0">
            <text:p>0</text:p>
          </table:table-cell>
          <table:table-cell table:formula="of:=SUM([.N317:.N318];[.N322];[.N323];[.N324])" ns41:value-type="float" table:style-name="ce74" office:value-type="float" office:value="156">
            <text:p>156</text:p>
          </table:table-cell>
          <table:table-cell table:formula="of:=SUM([.O317:.O318];[.O322];[.O323];[.O324])" ns41:value-type="float" table:style-name="ce74" office:value-type="float" office:value="185">
            <text:p>185</text:p>
          </table:table-cell>
          <table:table-cell table:formula="of:=SUM([.P317:.P318];[.P322];[.P323];[.P324])" ns41:value-type="float" table:style-name="ce74" office:value-type="float" office:value="5">
            <text:p>5</text:p>
          </table:table-cell>
          <table:table-cell table:formula="of:=SUM([.Q317:.Q318];[.Q322];[.Q323];[.Q324])" ns41:value-type="float" table:style-name="ce74" office:value-type="float" office:value="4">
            <text:p>4</text:p>
          </table:table-cell>
          <table:table-cell table:formula="of:=[.N326]+[.P326]" ns41:value-type="float" table:style-name="ce74" office:value-type="float" office:value="161">
            <text:p>161</text:p>
          </table:table-cell>
          <table:table-cell table:formula="of:=[.O326]+[.Q326]" ns41:value-type="float" table:style-name="ce74" office:value-type="float" office:value="189">
            <text:p>189</text:p>
          </table:table-cell>
          <table:table-cell table:formula="of:=SUM([.T317:.T318];[.T322];[.T323];[.T324])" ns41:value-type="float" table:style-name="ce74" office:value-type="float" office:value="7">
            <text:p>7</text:p>
          </table:table-cell>
          <table:table-cell table:formula="of:=SUM([.U317:.U318];[.U322];[.U323];[.U324])" ns41:value-type="float" table:style-name="ce75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oen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313:.I324])" ns41:value-type="float" table:style-name="ce73" office:value-type="float" office:value="278">
            <text:p>278</text:p>
          </table:table-cell>
          <table:table-cell table:formula="of:=SUM([.J313:.J324])" ns41:value-type="float" table:style-name="ce74" office:value-type="float" office:value="12">
            <text:p>12</text:p>
          </table:table-cell>
          <table:table-cell table:formula="of:=SUM([.K313:.K324])" ns41:value-type="float" table:style-name="ce74" office:value-type="float" office:value="0">
            <text:p>0</text:p>
          </table:table-cell>
          <table:table-cell table:formula="of:=SUM([.L313:.L324])" ns41:value-type="float" table:style-name="ce74" office:value-type="float" office:value="2">
            <text:p>2</text:p>
          </table:table-cell>
          <table:table-cell table:formula="of:=SUM([.M313:.M324])" ns41:value-type="float" table:style-name="ce74" office:value-type="float" office:value="0">
            <text:p>0</text:p>
          </table:table-cell>
          <table:table-cell table:formula="of:=SUM([.N313:.N324])" ns41:value-type="float" table:style-name="ce74" office:value-type="float" office:value="549">
            <text:p>549</text:p>
          </table:table-cell>
          <table:table-cell table:formula="of:=SUM([.O313:.O324])" ns41:value-type="float" table:style-name="ce74" office:value-type="float" office:value="644">
            <text:p>644</text:p>
          </table:table-cell>
          <table:table-cell table:formula="of:=SUM([.P313:.P324])" ns41:value-type="float" table:style-name="ce74" office:value-type="float" office:value="23">
            <text:p>23</text:p>
          </table:table-cell>
          <table:table-cell table:formula="of:=SUM([.Q313:.Q324])" ns41:value-type="float" table:style-name="ce74" office:value-type="float" office:value="26">
            <text:p>26</text:p>
          </table:table-cell>
          <table:table-cell table:formula="of:=[.N327]+[.P327]" ns41:value-type="float" table:style-name="ce74" office:value-type="float" office:value="572">
            <text:p>572</text:p>
          </table:table-cell>
          <table:table-cell table:formula="of:=[.O327]+[.Q327]" ns41:value-type="float" table:style-name="ce74" office:value-type="float" office:value="670">
            <text:p>670</text:p>
          </table:table-cell>
          <table:table-cell table:formula="of:=SUM([.T313:.T324])" ns41:value-type="float" table:style-name="ce74" office:value-type="float" office:value="26">
            <text:p>26</text:p>
          </table:table-cell>
          <table:table-cell table:formula="of:=SUM([.U313:.U324])" ns41:value-type="float" table:style-name="ce75" office:value-type="float" office:value="18">
            <text:p>1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Loenen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2" office:value-type="float">
            <text:p>2</text:p>
          </table:table-cell>
          <table:table-cell table:style-name="ce74" table:number-columns-repeated="6"/>
          <table:table-cell ns41:value-type="float" table:style-name="ce74" office:value="3" office:value-type="float">
            <text:p>3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0" office:value-type="float">
            <text:p>10</text:p>
          </table:table-cell>
          <table:table-cell ns41:value-type="float" table:style-name="ce52" office:value="11" office:value-type="float">
            <text:p>1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8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enersloot</text:p>
          </table:table-cell>
          <table:table-cell table:style-name="ce72"/>
          <table:table-cell ns41:value-type="string" table:style-name="ce72" office:value-type="string">
            <text:p>Gehucht Loenersloot</text:p>
          </table:table-cell>
          <table:table-cell table:style-name="ce72" table:number-columns-repeated="3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7" office:value-type="float">
            <text:p>37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2"/>
          <table:table-cell ns41:value-type="float" table:style-name="ce74" office:value="72" office:value-type="float">
            <text:p>72</text:p>
          </table:table-cell>
          <table:table-cell ns41:value-type="float" table:style-name="ce74" office:value="78" office:value-type="float">
            <text:p>78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1" office:value-type="float">
            <text:p>1</text:p>
          </table:table-cell>
          <table:table-cell table:formula="of:=[.N329]+[.P329]" ns41:value-type="float" table:style-name="ce74" office:value-type="float" office:value="76">
            <text:p>76</text:p>
          </table:table-cell>
          <table:table-cell table:formula="of:=[.O329]+[.Q329]" ns41:value-type="float" table:style-name="ce74" office:value-type="float" office:value="79">
            <text:p>79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enersloot</text:p>
          </table:table-cell>
          <table:table-cell table:style-name="ce72"/>
          <table:table-cell ns41:value-type="string" table:style-name="ce72" office:value-type="string">
            <text:p>Gehucht Loenersloot</text:p>
          </table:table-cell>
          <table:table-cell table:style-name="ce72" table:number-columns-repeated="3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1" office:value-type="float">
            <text:p>11</text:p>
          </table:table-cell>
          <table:table-cell table:style-name="ce74" table:number-columns-repeated="4"/>
          <table:table-cell ns41:value-type="float" table:style-name="ce74" office:value="13" office:value-type="float">
            <text:p>13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330]+[.P330]" ns41:value-type="float" table:style-name="ce74" office:value-type="float" office:value="15">
            <text:p>15</text:p>
          </table:table-cell>
          <table:table-cell table:formula="of:=[.O330]+[.Q330]" ns41:value-type="float" table:style-name="ce74" office:value-type="float" office:value="21">
            <text:p>21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enersloot</text:p>
          </table:table-cell>
          <table:table-cell table:style-name="ce72"/>
          <table:table-cell ns41:value-type="string" table:style-name="ce72" office:value-type="string">
            <text:p>Buurtschap Oukoop</text:p>
          </table:table-cell>
          <table:table-cell table:style-name="ce72" table:number-columns-repeated="3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7" office:value-type="float">
            <text:p>27</text:p>
          </table:table-cell>
          <table:table-cell table:style-name="ce74" table:number-columns-repeated="4"/>
          <table:table-cell ns41:value-type="float" table:style-name="ce74" office:value="80" office:value-type="float">
            <text:p>80</text:p>
          </table:table-cell>
          <table:table-cell ns41:value-type="float" table:style-name="ce74" office:value="82" office:value-type="float">
            <text:p>82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6" office:value-type="float">
            <text:p>6</text:p>
          </table:table-cell>
          <table:table-cell table:formula="of:=[.N331]+[.P331]" ns41:value-type="float" table:style-name="ce74" office:value-type="float" office:value="81">
            <text:p>81</text:p>
          </table:table-cell>
          <table:table-cell table:formula="of:=[.O331]+[.Q331]" ns41:value-type="float" table:style-name="ce74" office:value-type="float" office:value="88">
            <text:p>88</text:p>
          </table:table-cell>
          <table:table-cell table:style-name="ce74"/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enersloot</text:p>
          </table:table-cell>
          <table:table-cell table:style-name="ce72"/>
          <table:table-cell ns41:value-type="string" table:style-name="ce72" office:value-type="string">
            <text:p>Buurtschap Oukoop</text:p>
          </table:table-cell>
          <table:table-cell table:style-name="ce72" table:number-columns-repeated="2"/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1" office:value-type="float">
            <text:p>1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332]+[.P332]" ns41:value-type="float" table:style-name="ce74" office:value-type="float" office:value="2">
            <text:p>2</text:p>
          </table:table-cell>
          <table:table-cell table:formula="of:=[.O332]+[.Q332]" ns41:value-type="float" table:style-name="ce74" office:value-type="float" office:value="4">
            <text:p>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rsloot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Ter Aa</text:p>
          </table:table-cell>
          <table:table-cell table:style-name="ce72" table:number-columns-repeated="3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8" office:value-type="float">
            <text:p>18</text:p>
          </table:table-cell>
          <table:table-cell table:style-name="ce74" table:number-columns-repeated="4"/>
          <table:table-cell ns41:value-type="float" table:style-name="ce74" office:value="46" office:value-type="float">
            <text:p>46</text:p>
          </table:table-cell>
          <table:table-cell ns41:value-type="float" table:style-name="ce74" office:value="38" office:value-type="float">
            <text:p>38</text:p>
          </table:table-cell>
          <table:table-cell table:style-name="ce74" table:number-columns-repeated="2"/>
          <table:table-cell table:formula="of:=[.N333]+[.P333]" ns41:value-type="float" table:style-name="ce74" office:value-type="float" office:value="46">
            <text:p>46</text:p>
          </table:table-cell>
          <table:table-cell table:formula="of:=[.O333]+[.Q333]" ns41:value-type="float" table:style-name="ce74" office:value-type="float" office:value="38">
            <text:p>38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rsloot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Ter Aa</text:p>
          </table:table-cell>
          <table:table-cell table:style-name="ce72" table:number-columns-repeated="3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" office:value-type="float">
            <text:p>4</text:p>
          </table:table-cell>
          <table:table-cell table:style-name="ce74" table:number-columns-repeated="4"/>
          <table:table-cell ns41:value-type="float" table:style-name="ce74" office:value="11" office:value-type="float">
            <text:p>11</text:p>
          </table:table-cell>
          <table:table-cell ns41:value-type="float" table:style-name="ce74" office:value="8" office:value-type="float">
            <text:p>8</text:p>
          </table:table-cell>
          <table:table-cell table:style-name="ce74" table:number-columns-repeated="2"/>
          <table:table-cell table:formula="of:=[.N334]+[.P334]" ns41:value-type="float" table:style-name="ce74" office:value-type="float" office:value="11">
            <text:p>11</text:p>
          </table:table-cell>
          <table:table-cell table:formula="of:=[.O334]+[.Q334]" ns41:value-type="float" table:style-name="ce74" office:value-type="float" office:value="8">
            <text:p>8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enersloot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329];[.I333])" ns41:value-type="float" table:style-name="ce73" office:value-type="float" office:value="55">
            <text:p>55</text:p>
          </table:table-cell>
          <table:table-cell table:formula="of:=SUM([.J329];[.J333])" ns41:value-type="float" table:style-name="ce74" office:value-type="float" office:value="1">
            <text:p>1</text:p>
          </table:table-cell>
          <table:table-cell table:formula="of:=SUM([.K329];[.K333])" ns41:value-type="float" table:style-name="ce74" office:value-type="float" office:value="3">
            <text:p>3</text:p>
          </table:table-cell>
          <table:table-cell table:formula="of:=SUM([.L329];[.L333])" ns41:value-type="float" table:style-name="ce74" office:value-type="float" office:value="0">
            <text:p>0</text:p>
          </table:table-cell>
          <table:table-cell table:formula="of:=SUM([.M329];[.M333])" ns41:value-type="float" table:style-name="ce74" office:value-type="float" office:value="0">
            <text:p>0</text:p>
          </table:table-cell>
          <table:table-cell table:formula="of:=SUM([.N329];[.N333])" ns41:value-type="float" table:style-name="ce74" office:value-type="float" office:value="118">
            <text:p>118</text:p>
          </table:table-cell>
          <table:table-cell table:formula="of:=SUM([.O329];[.O333])" ns41:value-type="float" table:style-name="ce74" office:value-type="float" office:value="116">
            <text:p>116</text:p>
          </table:table-cell>
          <table:table-cell table:formula="of:=SUM([.P329];[.P333])" ns41:value-type="float" table:style-name="ce74" office:value-type="float" office:value="4">
            <text:p>4</text:p>
          </table:table-cell>
          <table:table-cell table:formula="of:=SUM([.Q329];[.Q333])" ns41:value-type="float" table:style-name="ce74" office:value-type="float" office:value="1">
            <text:p>1</text:p>
          </table:table-cell>
          <table:table-cell table:formula="of:=[.N335]+[.P335]" ns41:value-type="float" table:style-name="ce74" office:value-type="float" office:value="122">
            <text:p>122</text:p>
          </table:table-cell>
          <table:table-cell table:formula="of:=[.O335]+[.Q335]" ns41:value-type="float" table:style-name="ce74" office:value-type="float" office:value="117">
            <text:p>117</text:p>
          </table:table-cell>
          <table:table-cell table:formula="of:=SUM([.T329];[.T333])" ns41:value-type="float" table:style-name="ce74" office:value-type="float" office:value="6">
            <text:p>6</text:p>
          </table:table-cell>
          <table:table-cell table:formula="of:=SUM([.U329];[.U333])" ns41:value-type="float" table:style-name="ce75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rsloot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330:.I332];[.I334])" ns41:value-type="float" table:style-name="ce73" office:value-type="float" office:value="42">
            <text:p>42</text:p>
          </table:table-cell>
          <table:table-cell table:formula="of:=SUM([.J330:.J332];[.J334])" ns41:value-type="float" table:style-name="ce74" office:value-type="float" office:value="0">
            <text:p>0</text:p>
          </table:table-cell>
          <table:table-cell table:formula="of:=SUM([.K330:.K332];[.K334])" ns41:value-type="float" table:style-name="ce74" office:value-type="float" office:value="0">
            <text:p>0</text:p>
          </table:table-cell>
          <table:table-cell table:formula="of:=SUM([.L330:.L332];[.L334])" ns41:value-type="float" table:style-name="ce74" office:value-type="float" office:value="1">
            <text:p>1</text:p>
          </table:table-cell>
          <table:table-cell table:formula="of:=SUM([.M330:.M332];[.M334])" ns41:value-type="float" table:style-name="ce74" office:value-type="float" office:value="0">
            <text:p>0</text:p>
          </table:table-cell>
          <table:table-cell table:formula="of:=SUM([.N330:.N332];[.N334])" ns41:value-type="float" table:style-name="ce74" office:value-type="float" office:value="105">
            <text:p>105</text:p>
          </table:table-cell>
          <table:table-cell table:formula="of:=SUM([.O330:.O332];[.O334])" ns41:value-type="float" table:style-name="ce74" office:value-type="float" office:value="114">
            <text:p>114</text:p>
          </table:table-cell>
          <table:table-cell table:formula="of:=SUM([.P330:.P332];[.P334])" ns41:value-type="float" table:style-name="ce74" office:value-type="float" office:value="4">
            <text:p>4</text:p>
          </table:table-cell>
          <table:table-cell table:formula="of:=SUM([.Q330:.Q332];[.Q334])" ns41:value-type="float" table:style-name="ce74" office:value-type="float" office:value="7">
            <text:p>7</text:p>
          </table:table-cell>
          <table:table-cell table:formula="of:=[.N336]+[.P336]" ns41:value-type="float" table:style-name="ce74" office:value-type="float" office:value="109">
            <text:p>109</text:p>
          </table:table-cell>
          <table:table-cell table:formula="of:=[.O336]+[.Q336]" ns41:value-type="float" table:style-name="ce74" office:value-type="float" office:value="121">
            <text:p>121</text:p>
          </table:table-cell>
          <table:table-cell table:formula="of:=SUM([.T330:.T332];[.T334])" ns41:value-type="float" table:style-name="ce74" office:value-type="float" office:value="2">
            <text:p>2</text:p>
          </table:table-cell>
          <table:table-cell table:formula="of:=SUM([.U330:.U332];[.U334])" ns41:value-type="float" table:style-name="ce75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oenersloot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329:.I334])" ns41:value-type="float" table:style-name="ce73" office:value-type="float" office:value="97">
            <text:p>97</text:p>
          </table:table-cell>
          <table:table-cell table:formula="of:=SUM([.J329:.J334])" ns41:value-type="float" table:style-name="ce74" office:value-type="float" office:value="1">
            <text:p>1</text:p>
          </table:table-cell>
          <table:table-cell table:formula="of:=SUM([.K329:.K334])" ns41:value-type="float" table:style-name="ce74" office:value-type="float" office:value="3">
            <text:p>3</text:p>
          </table:table-cell>
          <table:table-cell table:formula="of:=SUM([.L329:.L334])" ns41:value-type="float" table:style-name="ce74" office:value-type="float" office:value="1">
            <text:p>1</text:p>
          </table:table-cell>
          <table:table-cell table:formula="of:=SUM([.M329:.M334])" ns41:value-type="float" table:style-name="ce74" office:value-type="float" office:value="0">
            <text:p>0</text:p>
          </table:table-cell>
          <table:table-cell table:formula="of:=SUM([.N329:.N334])" ns41:value-type="float" table:style-name="ce74" office:value-type="float" office:value="223">
            <text:p>223</text:p>
          </table:table-cell>
          <table:table-cell table:formula="of:=SUM([.O329:.O334])" ns41:value-type="float" table:style-name="ce74" office:value-type="float" office:value="230">
            <text:p>230</text:p>
          </table:table-cell>
          <table:table-cell table:formula="of:=SUM([.P329:.P334])" ns41:value-type="float" table:style-name="ce74" office:value-type="float" office:value="8">
            <text:p>8</text:p>
          </table:table-cell>
          <table:table-cell table:formula="of:=SUM([.Q329:.Q334])" ns41:value-type="float" table:style-name="ce74" office:value-type="float" office:value="8">
            <text:p>8</text:p>
          </table:table-cell>
          <table:table-cell table:formula="of:=[.N337]+[.P337]" ns41:value-type="float" table:style-name="ce74" office:value-type="float" office:value="231">
            <text:p>231</text:p>
          </table:table-cell>
          <table:table-cell table:formula="of:=[.O337]+[.Q337]" ns41:value-type="float" table:style-name="ce74" office:value-type="float" office:value="238">
            <text:p>238</text:p>
          </table:table-cell>
          <table:table-cell table:formula="of:=SUM([.T329:.T334])" ns41:value-type="float" table:style-name="ce74" office:value-type="float" office:value="8">
            <text:p>8</text:p>
          </table:table-cell>
          <table:table-cell table:formula="of:=SUM([.U329:.U334])" ns41:value-type="float" table:style-name="ce75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Loenersloot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1" office:value-type="float">
            <text:p>1</text:p>
          </table:table-cell>
          <table:table-cell table:style-name="ce74" table:number-columns-repeated="6"/>
          <table:table-cell ns41:value-type="float" table:style-name="ce74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</table:table-cell>
          <table:table-cell table:style-name="ce72"/>
          <table:table-cell ns41:value-type="string" table:style-name="ce72" office:value-type="string">
            <text:p>Buurtschap Mijnd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Pupillenschool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7" office:value-type="float">
            <text:p>7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108" office:value-type="float">
            <text:p>108</text:p>
          </table:table-cell>
          <table:table-cell table:style-name="ce74"/>
          <table:table-cell table:formula="of:=[.N339]+[.P339]" ns41:value-type="float" table:style-name="ce74" office:value-type="float" office:value="115">
            <text:p>115</text:p>
          </table:table-cell>
          <table:table-cell table:formula="of:=[.O339]+[.Q339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</table:table-cell>
          <table:table-cell table:style-name="ce72"/>
          <table:table-cell ns41:value-type="string" table:style-name="ce72" office:value-type="string">
            <text:p>Buurtschap Mijnd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Directeurswoning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6"/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table:formula="of:=[.N340]+[.P340]" ns41:value-type="float" table:style-name="ce74" office:value-type="float" office:value="2">
            <text:p>2</text:p>
          </table:table-cell>
          <table:table-cell table:formula="of:=[.O340]+[.Q340]" ns41:value-type="float" table:style-name="ce74" office:value-type="float" office:value="3">
            <text:p>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</table:table-cell>
          <table:table-cell table:style-name="ce72"/>
          <table:table-cell ns41:value-type="string" table:style-name="ce72" office:value-type="string">
            <text:p>Buurtschap Mijnd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46" office:value-type="float">
            <text:p>46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99" office:value-type="float">
            <text:p>99</text:p>
          </table:table-cell>
          <table:table-cell ns41:value-type="float" table:style-name="ce74" office:value="92" office:value-type="float">
            <text:p>92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3" office:value-type="float">
            <text:p>3</text:p>
          </table:table-cell>
          <table:table-cell table:formula="of:=[.N341]+[.P341]" ns41:value-type="float" table:style-name="ce74" office:value-type="float" office:value="103">
            <text:p>103</text:p>
          </table:table-cell>
          <table:table-cell table:formula="of:=[.O341]+[.Q341]" ns41:value-type="float" table:style-name="ce74" office:value-type="float" office:value="95">
            <text:p>95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oosdrecht</text:p>
          </table:table-cell>
          <table:table-cell table:style-name="ce72"/>
          <table:table-cell ns41:value-type="string" table:style-name="ce72" office:value-type="string">
            <text:p>Buurtschap Oud-Over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Fortwachterswoning, Spion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4" office:value-type="float">
            <text:p>4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2"/>
          <table:table-cell table:formula="of:=[.N342]+[.P342]" ns41:value-type="float" table:style-name="ce74" office:value-type="float" office:value="4">
            <text:p>4</text:p>
          </table:table-cell>
          <table:table-cell table:formula="of:=[.O342]+[.Q342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</table:table-cell>
          <table:table-cell table:style-name="ce72"/>
          <table:table-cell ns41:value-type="string" table:style-name="ce72" office:value-type="string">
            <text:p>Buurtschap Oud-Over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62" office:value-type="float">
            <text:p>162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335" office:value-type="float">
            <text:p>335</text:p>
          </table:table-cell>
          <table:table-cell ns41:value-type="float" table:style-name="ce74" office:value="345" office:value-type="float">
            <text:p>345</text:p>
          </table:table-cell>
          <table:table-cell ns41:value-type="float" office:value="4" table:style-name="ce74" table:number-columns-repeated="2" office:value-type="float">
            <text:p>4</text:p>
          </table:table-cell>
          <table:table-cell table:formula="of:=[.N343]+[.P343]" ns41:value-type="float" table:style-name="ce74" office:value-type="float" office:value="339">
            <text:p>339</text:p>
          </table:table-cell>
          <table:table-cell table:formula="of:=[.O343]+[.Q343]" ns41:value-type="float" table:style-name="ce74" office:value-type="float" office:value="349">
            <text:p>349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osdrecht</text:p>
          </table:table-cell>
          <table:table-cell table:style-name="ce72"/>
          <table:table-cell ns41:value-type="string" table:style-name="ce72" office:value-type="string">
            <text:p>Buurtschap Oud-Over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Keeten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2" office:value-type="float">
            <text:p>2</text:p>
          </table:table-cell>
          <table:table-cell table:style-name="ce74" table:number-columns-repeated="4"/>
          <table:table-cell ns41:value-type="float" table:style-name="ce74" office:value="4" office:value-type="float">
            <text:p>4</text:p>
          </table:table-cell>
          <table:table-cell ns41:value-type="float" office:value="2" table:style-name="ce74" table:number-columns-repeated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344]+[.P344]" ns41:value-type="float" table:style-name="ce74" office:value-type="float" office:value="6">
            <text:p>6</text:p>
          </table:table-cell>
          <table:table-cell table:formula="of:=[.O344]+[.Q344]" ns41:value-type="float" table:style-name="ce74" office:value-type="float" office:value="3">
            <text:p>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osdrecht</text:p>
          </table:table-cell>
          <table:table-cell table:style-name="ce72"/>
          <table:table-cell ns41:value-type="string" table:style-name="ce72" office:value-type="string">
            <text:p>Buurtschap Oud-Over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3" office:value-type="float">
            <text:p>3</text:p>
          </table:table-cell>
          <table:table-cell table:style-name="ce74"/>
          <table:table-cell ns41:value-type="float" table:style-name="ce74" office:value="4" office:value-type="float">
            <text:p>4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3" office:value-type="float">
            <text:p>3</text:p>
          </table:table-cell>
          <table:table-cell table:formula="of:=[.N345]+[.P345]" ns41:value-type="float" table:style-name="ce74" office:value-type="float" office:value="8">
            <text:p>8</text:p>
          </table:table-cell>
          <table:table-cell table:formula="of:=[.O345]+[.Q345]" ns41:value-type="float" table:style-name="ce74" office:value-type="float" office:value="6">
            <text:p>6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osdrecht</text:p>
          </table:table-cell>
          <table:table-cell table:style-name="ce72"/>
          <table:table-cell ns41:value-type="string" table:style-name="ce72" office:value-type="string">
            <text:p>Dorp Oud-Loosdrecht</text:p>
          </table:table-cell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275" office:value-type="float">
            <text:p>275</text:p>
          </table:table-cell>
          <table:table-cell ns41:value-type="float" table:style-name="ce74" office:value="10" office:value-type="float">
            <text:p>10</text:p>
          </table:table-cell>
          <table:table-cell table:style-name="ce74" table:number-columns-repeated="3"/>
          <table:table-cell ns41:value-type="float" table:style-name="ce74" office:value="548" office:value-type="float">
            <text:p>548</text:p>
          </table:table-cell>
          <table:table-cell ns41:value-type="float" table:style-name="ce74" office:value="519" office:value-type="float">
            <text:p>519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4" office:value="7" office:value-type="float">
            <text:p>7</text:p>
          </table:table-cell>
          <table:table-cell table:formula="of:=[.N346]+[.P346]" ns41:value-type="float" table:style-name="ce74" office:value-type="float" office:value="557">
            <text:p>557</text:p>
          </table:table-cell>
          <table:table-cell table:formula="of:=[.O346]+[.Q346]" ns41:value-type="float" table:style-name="ce74" office:value-type="float" office:value="526">
            <text:p>526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5" office:value="10" office:value-type="float">
            <text:p>1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osdrecht</text:p>
          </table:table-cell>
          <table:table-cell table:style-name="ce72"/>
          <table:table-cell ns41:value-type="string" table:style-name="ce72" office:value-type="string">
            <text:p>Dorp Oud-Loosdrecht</text:p>
          </table:table-cell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1" office:value-type="float">
            <text:p>1</text:p>
          </table:table-cell>
          <table:table-cell table:style-name="ce74"/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2"/>
          <table:table-cell table:formula="of:=[.N347]+[.P347]" ns41:value-type="float" table:style-name="ce74" office:value-type="float" office:value="2">
            <text:p>2</text:p>
          </table:table-cell>
          <table:table-cell table:formula="of:=[.O347]+[.Q347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osdrecht</text:p>
          </table:table-cell>
          <table:table-cell table:style-name="ce72"/>
          <table:table-cell ns41:value-type="string" table:style-name="ce72" office:value-type="string">
            <text:p>Dorp Nieuw-Loosdrecht</text:p>
          </table:table-cell>
          <table:table-cell ns41:value-type="string" table:style-name="ce72" office:value-type="string">
            <text:p>Wijk D</text:p>
          </table:table-cell>
          <table:table-cell table:style-name="ce72" table:number-columns-repeated="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68" office:value-type="float">
            <text:p>168</text:p>
          </table:table-cell>
          <table:table-cell ns41:value-type="float" table:style-name="ce74" office:value="8" office:value-type="float">
            <text:p>8</text:p>
          </table:table-cell>
          <table:table-cell table:style-name="ce74" table:number-columns-repeated="3"/>
          <table:table-cell ns41:value-type="float" table:style-name="ce74" office:value="336" office:value-type="float">
            <text:p>336</text:p>
          </table:table-cell>
          <table:table-cell ns41:value-type="float" table:style-name="ce74" office:value="321" office:value-type="float">
            <text:p>32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1" office:value-type="float">
            <text:p>11</text:p>
          </table:table-cell>
          <table:table-cell table:formula="of:=[.N348]+[.P348]" ns41:value-type="float" table:style-name="ce74" office:value-type="float" office:value="348">
            <text:p>348</text:p>
          </table:table-cell>
          <table:table-cell table:formula="of:=[.O348]+[.Q348]" ns41:value-type="float" table:style-name="ce74" office:value-type="float" office:value="332">
            <text:p>332</text:p>
          </table:table-cell>
          <table:table-cell ns41:value-type="float" table:style-name="ce74" office:value="15" office:value-type="float">
            <text:p>15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osdrecht</text:p>
          </table:table-cell>
          <table:table-cell table:style-name="ce72"/>
          <table:table-cell ns41:value-type="string" table:style-name="ce72" office:value-type="string">
            <text:p>Buurtschap Muieveld</text:p>
          </table:table-cell>
          <table:table-cell ns41:value-type="string" table:style-name="ce72" office:value-type="string">
            <text:p>Wijk E</text:p>
          </table:table-cell>
          <table:table-cell table:style-name="ce72" table:number-columns-repeated="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20" office:value-type="float">
            <text:p>20</text:p>
          </table:table-cell>
          <table:table-cell table:style-name="ce74" table:number-columns-repeated="4"/>
          <table:table-cell ns41:value-type="float" table:style-name="ce74" office:value="37" office:value-type="float">
            <text:p>37</text:p>
          </table:table-cell>
          <table:table-cell ns41:value-type="float" table:style-name="ce74" office:value="40" office:value-type="float">
            <text:p>40</text:p>
          </table:table-cell>
          <table:table-cell ns41:value-type="float" table:style-name="ce74" office:value="2" office:value-type="float">
            <text:p>2</text:p>
          </table:table-cell>
          <table:table-cell table:style-name="ce74"/>
          <table:table-cell table:formula="of:=[.N349]+[.P349]" ns41:value-type="float" table:style-name="ce74" office:value-type="float" office:value="39">
            <text:p>39</text:p>
          </table:table-cell>
          <table:table-cell table:formula="of:=[.O349]+[.Q349]" ns41:value-type="float" table:style-name="ce74" office:value-type="float" office:value="40">
            <text:p>40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oosdrecht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339:.I349])" ns41:value-type="float" table:style-name="ce73" office:value-type="float" office:value="676">
            <text:p>676</text:p>
          </table:table-cell>
          <table:table-cell table:formula="of:=SUM([.J339:.J349])" ns41:value-type="float" table:style-name="ce74" office:value-type="float" office:value="26">
            <text:p>26</text:p>
          </table:table-cell>
          <table:table-cell table:formula="of:=SUM([.K339:.K349])" ns41:value-type="float" table:style-name="ce74" office:value-type="float" office:value="0">
            <text:p>0</text:p>
          </table:table-cell>
          <table:table-cell table:formula="of:=SUM([.L339:.L349])" ns41:value-type="float" table:style-name="ce74" office:value-type="float" office:value="4">
            <text:p>4</text:p>
          </table:table-cell>
          <table:table-cell table:formula="of:=SUM([.M339:.M349])" ns41:value-type="float" table:style-name="ce74" office:value-type="float" office:value="0">
            <text:p>0</text:p>
          </table:table-cell>
          <table:table-cell table:formula="of:=SUM([.N339:.N349])" ns41:value-type="float" table:style-name="ce74" office:value-type="float" office:value="1376">
            <text:p>1376</text:p>
          </table:table-cell>
          <table:table-cell table:formula="of:=SUM([.O339:.O349])" ns41:value-type="float" table:style-name="ce74" office:value-type="float" office:value="1325">
            <text:p>1325</text:p>
          </table:table-cell>
          <table:table-cell table:formula="of:=SUM([.P339:.P349])" ns41:value-type="float" table:style-name="ce74" office:value-type="float" office:value="147">
            <text:p>147</text:p>
          </table:table-cell>
          <table:table-cell table:formula="of:=SUM([.Q339:.Q349])" ns41:value-type="float" table:style-name="ce74" office:value-type="float" office:value="32">
            <text:p>32</text:p>
          </table:table-cell>
          <table:table-cell table:formula="of:=[.N350]+[.P350]" ns41:value-type="float" table:style-name="ce74" office:value-type="float" office:value="1523">
            <text:p>1523</text:p>
          </table:table-cell>
          <table:table-cell table:formula="of:=[.O350]+[.Q350]" ns41:value-type="float" table:style-name="ce74" office:value-type="float" office:value="1357">
            <text:p>1357</text:p>
          </table:table-cell>
          <table:table-cell table:formula="of:=SUM([.T339:.T349])" ns41:value-type="float" table:style-name="ce74" office:value-type="float" office:value="44">
            <text:p>44</text:p>
          </table:table-cell>
          <table:table-cell table:formula="of:=SUM([.U339:.U349])" ns41:value-type="float" table:style-name="ce75" office:value-type="float" office:value="25">
            <text:p>2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Loosdrecht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6" office:value-type="float">
            <text:p>6</text:p>
          </table:table-cell>
          <table:table-cell table:style-name="ce74" table:number-columns-repeated="6"/>
          <table:table-cell ns41:value-type="float" table:style-name="ce74" office:value="16" office:value-type="float">
            <text:p>16</text:p>
          </table:table-cell>
          <table:table-cell ns41:value-type="float" table:style-name="ce75" office:value="16" office:value-type="float">
            <text:p>1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opik</text:p>
          </table:table-cell>
          <table:table-cell ns41:value-type="string" table:style-name="ce72" office:value-type="string">
            <text:p>Hoogheemraadschap van den Lekdijk Benedendams</text:p>
          </table:table-cell>
          <table:table-cell ns41:value-type="string" table:style-name="ce72" office:value-type="string">
            <text:p>Dorp Lopik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29" office:value-type="float">
            <text:p>29</text:p>
          </table:table-cell>
          <table:table-cell table:style-name="ce74" table:number-columns-repeated="4"/>
          <table:table-cell ns41:value-type="float" table:style-name="ce74" office:value="61" office:value-type="float">
            <text:p>61</text:p>
          </table:table-cell>
          <table:table-cell ns41:value-type="float" table:style-name="ce74" office:value="55" office:value-type="float">
            <text:p>55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3" office:value-type="float">
            <text:p>3</text:p>
          </table:table-cell>
          <table:table-cell table:formula="of:=[.N352]+[.P352]" ns41:value-type="float" table:style-name="ce74" office:value-type="float" office:value="62">
            <text:p>62</text:p>
          </table:table-cell>
          <table:table-cell table:formula="of:=[.O352]+[.Q352]" ns41:value-type="float" table:style-name="ce74" office:value-type="float" office:value="58">
            <text:p>58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opik</text:p>
          </table:table-cell>
          <table:table-cell ns41:value-type="string" table:style-name="ce72" office:value-type="string">
            <text:p>Hoogheemraadschap van den Lekdijk Benedendams</text:p>
          </table:table-cell>
          <table:table-cell ns41:value-type="string" table:style-name="ce72" office:value-type="string">
            <text:p>Dorp Lopik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50" office:value-type="float">
            <text:p>50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43" office:value-type="float">
            <text:p>143</text:p>
          </table:table-cell>
          <table:table-cell ns41:value-type="float" table:style-name="ce74" office:value="128" office:value-type="float">
            <text:p>128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4" office:value="2" office:value-type="float">
            <text:p>2</text:p>
          </table:table-cell>
          <table:table-cell table:formula="of:=[.N353]+[.P353]" ns41:value-type="float" table:style-name="ce74" office:value-type="float" office:value="150">
            <text:p>150</text:p>
          </table:table-cell>
          <table:table-cell table:formula="of:=[.O353]+[.Q353]" ns41:value-type="float" table:style-name="ce74" office:value-type="float" office:value="130">
            <text:p>130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opik</text:p>
          </table:table-cell>
          <table:table-cell ns41:value-type="string" table:style-name="ce72" office:value-type="string">
            <text:p>Hoogheemraadschap van den Lekdijk Benedendams</text:p>
          </table:table-cell>
          <table:table-cell ns41:value-type="string" table:style-name="ce72" office:value-type="string">
            <text:p>Dorp Lopik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86" office:value-type="float">
            <text:p>86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230" office:value-type="float">
            <text:p>230</text:p>
          </table:table-cell>
          <table:table-cell ns41:value-type="float" table:style-name="ce74" office:value="228" office:value-type="float">
            <text:p>228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4" office:value="5" office:value-type="float">
            <text:p>5</text:p>
          </table:table-cell>
          <table:table-cell table:formula="of:=[.N354]+[.P354]" ns41:value-type="float" table:style-name="ce74" office:value-type="float" office:value="239">
            <text:p>239</text:p>
          </table:table-cell>
          <table:table-cell table:formula="of:=[.O354]+[.Q354]" ns41:value-type="float" table:style-name="ce74" office:value-type="float" office:value="233">
            <text:p>233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opik</text:p>
          </table:table-cell>
          <table:table-cell ns41:value-type="string" table:style-name="ce72" office:value-type="string">
            <text:p>Hoogheemraadschap van den Lekdijk Benedendams</text:p>
          </table:table-cell>
          <table:table-cell ns41:value-type="string" table:style-name="ce72" office:value-type="string">
            <text:p>Dorp Lopik</text:p>
          </table:table-cell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81" office:value-type="float">
            <text:p>81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79" office:value-type="float">
            <text:p>179</text:p>
          </table:table-cell>
          <table:table-cell ns41:value-type="float" table:style-name="ce74" office:value="149" office:value-type="float">
            <text:p>149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5" office:value-type="float">
            <text:p>5</text:p>
          </table:table-cell>
          <table:table-cell table:formula="of:=[.N355]+[.P355]" ns41:value-type="float" table:style-name="ce74" office:value-type="float" office:value="181">
            <text:p>181</text:p>
          </table:table-cell>
          <table:table-cell table:formula="of:=[.O355]+[.Q355]" ns41:value-type="float" table:style-name="ce74" office:value-type="float" office:value="154">
            <text:p>154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opik</text:p>
          </table:table-cell>
          <table:table-cell ns41:value-type="string" table:style-name="ce72" office:value-type="string">
            <text:p>Hoogheemraadschap van den Lekdijk Benedendams</text:p>
          </table:table-cell>
          <table:table-cell ns41:value-type="string" table:style-name="ce72" office:value-type="string">
            <text:p>Dorp Lopikerkapel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59" office:value-type="float">
            <text:p>59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57" office:value-type="float">
            <text:p>157</text:p>
          </table:table-cell>
          <table:table-cell ns41:value-type="float" table:style-name="ce74" office:value="142" office:value-type="float">
            <text:p>142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4" office:value-type="float">
            <text:p>4</text:p>
          </table:table-cell>
          <table:table-cell table:formula="of:=[.N356]+[.P356]" ns41:value-type="float" table:style-name="ce74" office:value-type="float" office:value="160">
            <text:p>160</text:p>
          </table:table-cell>
          <table:table-cell table:formula="of:=[.O356]+[.Q356]" ns41:value-type="float" table:style-name="ce74" office:value-type="float" office:value="146">
            <text:p>146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Lopik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352])" ns41:value-type="float" table:style-name="ce73" office:value-type="float" office:value="29">
            <text:p>29</text:p>
          </table:table-cell>
          <table:table-cell table:formula="of:=SUM([.J352])" ns41:value-type="float" table:style-name="ce74" office:value-type="float" office:value="0">
            <text:p>0</text:p>
          </table:table-cell>
          <table:table-cell table:formula="of:=SUM([.K352])" ns41:value-type="float" table:style-name="ce74" office:value-type="float" office:value="0">
            <text:p>0</text:p>
          </table:table-cell>
          <table:table-cell table:formula="of:=SUM([.L352])" ns41:value-type="float" table:style-name="ce74" office:value-type="float" office:value="0">
            <text:p>0</text:p>
          </table:table-cell>
          <table:table-cell table:formula="of:=SUM([.M352])" ns41:value-type="float" table:style-name="ce74" office:value-type="float" office:value="0">
            <text:p>0</text:p>
          </table:table-cell>
          <table:table-cell table:formula="of:=SUM([.N352])" ns41:value-type="float" table:style-name="ce74" office:value-type="float" office:value="61">
            <text:p>61</text:p>
          </table:table-cell>
          <table:table-cell table:formula="of:=SUM([.O352])" ns41:value-type="float" table:style-name="ce74" office:value-type="float" office:value="55">
            <text:p>55</text:p>
          </table:table-cell>
          <table:table-cell table:formula="of:=SUM([.P352])" ns41:value-type="float" table:style-name="ce74" office:value-type="float" office:value="1">
            <text:p>1</text:p>
          </table:table-cell>
          <table:table-cell table:formula="of:=SUM([.Q352])" ns41:value-type="float" table:style-name="ce74" office:value-type="float" office:value="3">
            <text:p>3</text:p>
          </table:table-cell>
          <table:table-cell table:formula="of:=SUM([.R352])" ns41:value-type="float" table:style-name="ce74" office:value-type="float" office:value="62">
            <text:p>62</text:p>
          </table:table-cell>
          <table:table-cell table:formula="of:=SUM([.S352])" ns41:value-type="float" table:style-name="ce74" office:value-type="float" office:value="58">
            <text:p>58</text:p>
          </table:table-cell>
          <table:table-cell table:formula="of:=SUM([.T352])" ns41:value-type="float" table:style-name="ce74" office:value-type="float" office:value="6">
            <text:p>6</text:p>
          </table:table-cell>
          <table:table-cell table:formula="of:=SUM([.U352])" ns41:value-type="float" table:style-name="ce75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353:.I356])" ns41:value-type="float" table:style-name="ce73" office:value-type="float" office:value="276">
            <text:p>276</text:p>
          </table:table-cell>
          <table:table-cell table:formula="of:=SUM([.J353:.J356])" ns41:value-type="float" table:style-name="ce74" office:value-type="float" office:value="6">
            <text:p>6</text:p>
          </table:table-cell>
          <table:table-cell table:formula="of:=SUM([.K353:.K356])" ns41:value-type="float" table:style-name="ce74" office:value-type="float" office:value="0">
            <text:p>0</text:p>
          </table:table-cell>
          <table:table-cell table:formula="of:=SUM([.L353:.L356])" ns41:value-type="float" table:style-name="ce74" office:value-type="float" office:value="0">
            <text:p>0</text:p>
          </table:table-cell>
          <table:table-cell table:formula="of:=SUM([.M353:.M356])" ns41:value-type="float" table:style-name="ce74" office:value-type="float" office:value="0">
            <text:p>0</text:p>
          </table:table-cell>
          <table:table-cell table:formula="of:=SUM([.N353:.N356])" ns41:value-type="float" table:style-name="ce74" office:value-type="float" office:value="709">
            <text:p>709</text:p>
          </table:table-cell>
          <table:table-cell table:formula="of:=SUM([.O353:.O356])" ns41:value-type="float" table:style-name="ce74" office:value-type="float" office:value="647">
            <text:p>647</text:p>
          </table:table-cell>
          <table:table-cell table:formula="of:=SUM([.P353:.P356])" ns41:value-type="float" table:style-name="ce74" office:value-type="float" office:value="21">
            <text:p>21</text:p>
          </table:table-cell>
          <table:table-cell table:formula="of:=SUM([.Q353:.Q356])" ns41:value-type="float" table:style-name="ce74" office:value-type="float" office:value="16">
            <text:p>16</text:p>
          </table:table-cell>
          <table:table-cell table:formula="of:=SUM([.R353:.R356])" ns41:value-type="float" table:style-name="ce74" office:value-type="float" office:value="730">
            <text:p>730</text:p>
          </table:table-cell>
          <table:table-cell table:formula="of:=SUM([.S353:.S356])" ns41:value-type="float" table:style-name="ce74" office:value-type="float" office:value="663">
            <text:p>663</text:p>
          </table:table-cell>
          <table:table-cell table:formula="of:=SUM([.T353:.T356])" ns41:value-type="float" table:style-name="ce74" office:value-type="float" office:value="15">
            <text:p>15</text:p>
          </table:table-cell>
          <table:table-cell table:formula="of:=SUM([.U353:.U356])" ns41:value-type="float" table:style-name="ce75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opik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357:.I358])" ns41:value-type="float" table:style-name="ce73" office:value-type="float" office:value="305">
            <text:p>305</text:p>
          </table:table-cell>
          <table:table-cell table:formula="of:=SUM([.J357:.J358])" ns41:value-type="float" table:style-name="ce74" office:value-type="float" office:value="6">
            <text:p>6</text:p>
          </table:table-cell>
          <table:table-cell table:formula="of:=SUM([.K357:.K358])" ns41:value-type="float" table:style-name="ce74" office:value-type="float" office:value="0">
            <text:p>0</text:p>
          </table:table-cell>
          <table:table-cell table:formula="of:=SUM([.L357:.L358])" ns41:value-type="float" table:style-name="ce74" office:value-type="float" office:value="0">
            <text:p>0</text:p>
          </table:table-cell>
          <table:table-cell table:formula="of:=SUM([.M357:.M358])" ns41:value-type="float" table:style-name="ce74" office:value-type="float" office:value="0">
            <text:p>0</text:p>
          </table:table-cell>
          <table:table-cell table:formula="of:=SUM([.N357:.N358])" ns41:value-type="float" table:style-name="ce74" office:value-type="float" office:value="770">
            <text:p>770</text:p>
          </table:table-cell>
          <table:table-cell table:formula="of:=SUM([.O357:.O358])" ns41:value-type="float" table:style-name="ce74" office:value-type="float" office:value="702">
            <text:p>702</text:p>
          </table:table-cell>
          <table:table-cell table:formula="of:=SUM([.P357:.P358])" ns41:value-type="float" table:style-name="ce74" office:value-type="float" office:value="22">
            <text:p>22</text:p>
          </table:table-cell>
          <table:table-cell table:formula="of:=SUM([.Q357:.Q358])" ns41:value-type="float" table:style-name="ce74" office:value-type="float" office:value="19">
            <text:p>19</text:p>
          </table:table-cell>
          <table:table-cell table:formula="of:=SUM([.R357:.R358])" ns41:value-type="float" table:style-name="ce74" office:value-type="float" office:value="792">
            <text:p>792</text:p>
          </table:table-cell>
          <table:table-cell table:formula="of:=SUM([.S357:.S358])" ns41:value-type="float" table:style-name="ce74" office:value-type="float" office:value="721">
            <text:p>721</text:p>
          </table:table-cell>
          <table:table-cell table:formula="of:=SUM([.T357:.T358])" ns41:value-type="float" table:style-name="ce74" office:value-type="float" office:value="21">
            <text:p>21</text:p>
          </table:table-cell>
          <table:table-cell table:formula="of:=SUM([.U357:.U358])" ns41:value-type="float" table:style-name="ce75" office:value-type="float" office:value="26">
            <text:p>2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67" table:number-columns-repeated="997"/>
        </table:table-row>
        <table:table-row table:style-name="ro4">
          <table:table-cell ns41:value-type="string" table:style-name="ce8" office:value-type="string">
            <text:p>Maarn</text:p>
          </table:table-cell>
          <table:table-cell table:style-name="ce72"/>
          <table:table-cell ns41:value-type="string" table:style-name="ce72" office:value-type="string">
            <text:p>Buurtschap Maarn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80" office:value-type="float">
            <text:p>80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176" office:value-type="float">
            <text:p>176</text:p>
          </table:table-cell>
          <table:table-cell ns41:value-type="float" table:style-name="ce74" office:value="164" office:value-type="float">
            <text:p>164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360]+[.P360]" ns41:value-type="float" table:style-name="ce74" office:value-type="float" office:value="178">
            <text:p>178</text:p>
          </table:table-cell>
          <table:table-cell table:formula="of:=[.O360]+[.Q360]" ns41:value-type="float" table:style-name="ce74" office:value-type="float" office:value="165">
            <text:p>165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n</text:p>
          </table:table-cell>
          <table:table-cell table:style-name="ce72"/>
          <table:table-cell ns41:value-type="string" table:style-name="ce72" office:value-type="string">
            <text:p>Buurtschap Maarsbergen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54" office:value-type="float">
            <text:p>54</text:p>
          </table:table-cell>
          <table:table-cell table:style-name="ce74" table:number-columns-repeated="4"/>
          <table:table-cell ns41:value-type="float" table:style-name="ce74" office:value="192" office:value-type="float">
            <text:p>192</text:p>
          </table:table-cell>
          <table:table-cell ns41:value-type="float" table:style-name="ce74" office:value="153" office:value-type="float">
            <text:p>153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2" office:value-type="float">
            <text:p>2</text:p>
          </table:table-cell>
          <table:table-cell table:formula="of:=[.N361]+[.P361]" ns41:value-type="float" table:style-name="ce74" office:value-type="float" office:value="195">
            <text:p>195</text:p>
          </table:table-cell>
          <table:table-cell table:formula="of:=[.O361]+[.Q361]" ns41:value-type="float" table:style-name="ce74" office:value-type="float" office:value="155">
            <text:p>155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aar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360:.I361])" ns41:value-type="float" table:style-name="ce73" office:value-type="float" office:value="134">
            <text:p>134</text:p>
          </table:table-cell>
          <table:table-cell table:formula="of:=SUM([.J360:.J361])" ns41:value-type="float" table:style-name="ce74" office:value-type="float" office:value="3">
            <text:p>3</text:p>
          </table:table-cell>
          <table:table-cell table:formula="of:=SUM([.K360:.K361])" ns41:value-type="float" table:style-name="ce74" office:value-type="float" office:value="0">
            <text:p>0</text:p>
          </table:table-cell>
          <table:table-cell table:formula="of:=SUM([.L360:.L361])" ns41:value-type="float" table:style-name="ce74" office:value-type="float" office:value="0">
            <text:p>0</text:p>
          </table:table-cell>
          <table:table-cell table:formula="of:=SUM([.M360:.M361])" ns41:value-type="float" table:style-name="ce74" office:value-type="float" office:value="0">
            <text:p>0</text:p>
          </table:table-cell>
          <table:table-cell table:formula="of:=SUM([.N360:.N361])" ns41:value-type="float" table:style-name="ce74" office:value-type="float" office:value="368">
            <text:p>368</text:p>
          </table:table-cell>
          <table:table-cell table:formula="of:=SUM([.O360:.O361])" ns41:value-type="float" table:style-name="ce74" office:value-type="float" office:value="317">
            <text:p>317</text:p>
          </table:table-cell>
          <table:table-cell table:formula="of:=SUM([.P360:.P361])" ns41:value-type="float" table:style-name="ce74" office:value-type="float" office:value="5">
            <text:p>5</text:p>
          </table:table-cell>
          <table:table-cell table:formula="of:=SUM([.Q360:.Q361])" ns41:value-type="float" table:style-name="ce74" office:value-type="float" office:value="3">
            <text:p>3</text:p>
          </table:table-cell>
          <table:table-cell table:formula="of:=[.N362]+[.P362]" ns41:value-type="float" table:style-name="ce74" office:value-type="float" office:value="373">
            <text:p>373</text:p>
          </table:table-cell>
          <table:table-cell table:formula="of:=[.O362]+[.Q362]" ns41:value-type="float" table:style-name="ce74" office:value-type="float" office:value="320">
            <text:p>320</text:p>
          </table:table-cell>
          <table:table-cell table:formula="of:=SUM([.T360:.T361])" ns41:value-type="float" table:style-name="ce74" office:value-type="float" office:value="3">
            <text:p>3</text:p>
          </table:table-cell>
          <table:table-cell table:formula="of:=SUM([.U360:.U361])" ns41:value-type="float" table:style-name="ce75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Maarss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Jongenskostschoo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9" office:value-type="float">
            <text:p>9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" office:value-type="float">
            <text:p>1</text:p>
          </table:table-cell>
          <table:table-cell table:formula="of:=[.N363]+[.P363]" ns41:value-type="float" table:style-name="ce74" office:value-type="float" office:value="19">
            <text:p>19</text:p>
          </table:table-cell>
          <table:table-cell table:formula="of:=[.O363]+[.Q363]" ns41:value-type="float" table:style-name="ce74" office:value-type="float" office:value="6">
            <text:p>6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Meisjeskostschoo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6" office:value-type="float">
            <text:p>6</text:p>
          </table:table-cell>
          <table:table-cell table:style-name="ce74"/>
          <table:table-cell ns41:value-type="float" table:style-name="ce74" office:value="18" office:value-type="float">
            <text:p>18</text:p>
          </table:table-cell>
          <table:table-cell table:formula="of:=[.N364]+[.P364]" ns41:value-type="float" table:style-name="ce74" office:value-type="float" office:value="0">
            <text:p>0</text:p>
          </table:table-cell>
          <table:table-cell table:formula="of:=[.O364]+[.Q364]" ns41:value-type="float" table:style-name="ce74" office:value-type="float" office:value="24">
            <text:p>2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68" office:value-type="float">
            <text:p>68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19" office:value-type="float">
            <text:p>119</text:p>
          </table:table-cell>
          <table:table-cell ns41:value-type="float" table:style-name="ce74" office:value="143" office:value-type="float">
            <text:p>143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2" office:value-type="float">
            <text:p>2</text:p>
          </table:table-cell>
          <table:table-cell table:formula="of:=[.N365]+[.P365]" ns41:value-type="float" table:style-name="ce74" office:value-type="float" office:value="124">
            <text:p>124</text:p>
          </table:table-cell>
          <table:table-cell table:formula="of:=[.O365]+[.Q365]" ns41:value-type="float" table:style-name="ce74" office:value-type="float" office:value="145">
            <text:p>145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80" office:value-type="float">
            <text:p>180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322" office:value-type="float">
            <text:p>322</text:p>
          </table:table-cell>
          <table:table-cell ns41:value-type="float" table:style-name="ce74" office:value="373" office:value-type="float">
            <text:p>373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8" office:value-type="float">
            <text:p>8</text:p>
          </table:table-cell>
          <table:table-cell table:formula="of:=[.N366]+[.P366]" ns41:value-type="float" table:style-name="ce74" office:value-type="float" office:value="334">
            <text:p>334</text:p>
          </table:table-cell>
          <table:table-cell table:formula="of:=[.O366]+[.Q366]" ns41:value-type="float" table:style-name="ce74" office:value-type="float" office:value="381">
            <text:p>38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15" office:value-type="float">
            <text:p>115</text:p>
          </table:table-cell>
          <table:table-cell ns41:value-type="float" table:style-name="ce74" office:value="6" office:value-type="float">
            <text:p>6</text:p>
          </table:table-cell>
          <table:table-cell table:style-name="ce74" table:number-columns-repeated="3"/>
          <table:table-cell ns41:value-type="float" table:style-name="ce74" office:value="242" office:value-type="float">
            <text:p>242</text:p>
          </table:table-cell>
          <table:table-cell ns41:value-type="float" table:style-name="ce74" office:value="274" office:value-type="float">
            <text:p>274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12" office:value-type="float">
            <text:p>12</text:p>
          </table:table-cell>
          <table:table-cell table:formula="of:=[.N367]+[.P367]" ns41:value-type="float" table:style-name="ce74" office:value-type="float" office:value="245">
            <text:p>245</text:p>
          </table:table-cell>
          <table:table-cell table:formula="of:=[.O367]+[.Q367]" ns41:value-type="float" table:style-name="ce74" office:value-type="float" office:value="286">
            <text:p>286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7" office:value-type="float">
            <text:p>27</text:p>
          </table:table-cell>
          <table:table-cell table:style-name="ce74" table:number-columns-repeated="4"/>
          <table:table-cell ns41:value-type="float" table:style-name="ce74" office:value="51" office:value-type="float">
            <text:p>51</text:p>
          </table:table-cell>
          <table:table-cell ns41:value-type="float" table:style-name="ce74" office:value="65" office:value-type="float">
            <text:p>65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4" office:value-type="float">
            <text:p>4</text:p>
          </table:table-cell>
          <table:table-cell table:formula="of:=[.N368]+[.P368]" ns41:value-type="float" table:style-name="ce74" office:value-type="float" office:value="52">
            <text:p>52</text:p>
          </table:table-cell>
          <table:table-cell table:formula="of:=[.O368]+[.Q368]" ns41:value-type="float" table:style-name="ce74" office:value-type="float" office:value="69">
            <text:p>69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aarss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C</text:p>
          </table:table-cell>
          <table:table-cell ns41:value-type="string" table:style-name="ce72" office:value-type="string">
            <text:p>Buurtschap Maarssenbroek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7" office:value-type="float">
            <text:p>37</text:p>
          </table:table-cell>
          <table:table-cell table:style-name="ce74" table:number-columns-repeated="4"/>
          <table:table-cell ns41:value-type="float" table:style-name="ce74" office:value="113" office:value-type="float">
            <text:p>113</text:p>
          </table:table-cell>
          <table:table-cell ns41:value-type="float" table:style-name="ce74" office:value="87" office:value-type="float">
            <text:p>87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formula="of:=[.N369]+[.P369]" ns41:value-type="float" table:style-name="ce74" office:value-type="float" office:value="114">
            <text:p>114</text:p>
          </table:table-cell>
          <table:table-cell table:formula="of:=[.O369]+[.Q369]" ns41:value-type="float" table:style-name="ce74" office:value-type="float" office:value="88">
            <text:p>88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Maarss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363:.I366])" ns41:value-type="float" table:style-name="ce73" office:value-type="float" office:value="250">
            <text:p>250</text:p>
          </table:table-cell>
          <table:table-cell table:formula="of:=SUM([.J363:.J366])" ns41:value-type="float" table:style-name="ce74" office:value-type="float" office:value="4">
            <text:p>4</text:p>
          </table:table-cell>
          <table:table-cell table:formula="of:=SUM([.K363:.K366])" ns41:value-type="float" table:style-name="ce74" office:value-type="float" office:value="0">
            <text:p>0</text:p>
          </table:table-cell>
          <table:table-cell table:formula="of:=SUM([.L363:.L366])" ns41:value-type="float" table:style-name="ce74" office:value-type="float" office:value="0">
            <text:p>0</text:p>
          </table:table-cell>
          <table:table-cell table:formula="of:=SUM([.M363:.M366])" ns41:value-type="float" table:style-name="ce74" office:value-type="float" office:value="0">
            <text:p>0</text:p>
          </table:table-cell>
          <table:table-cell table:formula="of:=SUM([.N363:.N366])" ns41:value-type="float" table:style-name="ce74" office:value-type="float" office:value="450">
            <text:p>450</text:p>
          </table:table-cell>
          <table:table-cell table:formula="of:=SUM([.O363:.O366])" ns41:value-type="float" table:style-name="ce74" office:value-type="float" office:value="527">
            <text:p>527</text:p>
          </table:table-cell>
          <table:table-cell table:formula="of:=SUM([.P363:.P366])" ns41:value-type="float" table:style-name="ce74" office:value-type="float" office:value="27">
            <text:p>27</text:p>
          </table:table-cell>
          <table:table-cell table:formula="of:=SUM([.Q363:.Q366])" ns41:value-type="float" table:style-name="ce74" office:value-type="float" office:value="29">
            <text:p>29</text:p>
          </table:table-cell>
          <table:table-cell table:formula="of:=[.N370]+[.P370]" ns41:value-type="float" table:style-name="ce74" office:value-type="float" office:value="477">
            <text:p>477</text:p>
          </table:table-cell>
          <table:table-cell table:formula="of:=[.O370]+[.Q370]" ns41:value-type="float" table:style-name="ce74" office:value-type="float" office:value="556">
            <text:p>556</text:p>
          </table:table-cell>
          <table:table-cell table:formula="of:=SUM([.T363:.T366])" ns41:value-type="float" table:style-name="ce74" office:value-type="float" office:value="20">
            <text:p>20</text:p>
          </table:table-cell>
          <table:table-cell table:formula="of:=SUM([.U363:.U366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367:.I369])" ns41:value-type="float" table:style-name="ce73" office:value-type="float" office:value="179">
            <text:p>179</text:p>
          </table:table-cell>
          <table:table-cell table:formula="of:=SUM([.J367:.J369])" ns41:value-type="float" table:style-name="ce74" office:value-type="float" office:value="6">
            <text:p>6</text:p>
          </table:table-cell>
          <table:table-cell table:formula="of:=SUM([.K367:.K369])" ns41:value-type="float" table:style-name="ce74" office:value-type="float" office:value="0">
            <text:p>0</text:p>
          </table:table-cell>
          <table:table-cell table:formula="of:=SUM([.L367:.L369])" ns41:value-type="float" table:style-name="ce74" office:value-type="float" office:value="0">
            <text:p>0</text:p>
          </table:table-cell>
          <table:table-cell table:formula="of:=SUM([.M367:.M369])" ns41:value-type="float" table:style-name="ce74" office:value-type="float" office:value="0">
            <text:p>0</text:p>
          </table:table-cell>
          <table:table-cell table:formula="of:=SUM([.N367:.N369])" ns41:value-type="float" table:style-name="ce74" office:value-type="float" office:value="406">
            <text:p>406</text:p>
          </table:table-cell>
          <table:table-cell table:formula="of:=SUM([.O367:.O369])" ns41:value-type="float" table:style-name="ce74" office:value-type="float" office:value="426">
            <text:p>426</text:p>
          </table:table-cell>
          <table:table-cell table:formula="of:=SUM([.P367:.P369])" ns41:value-type="float" table:style-name="ce74" office:value-type="float" office:value="5">
            <text:p>5</text:p>
          </table:table-cell>
          <table:table-cell table:formula="of:=SUM([.Q367:.Q369])" ns41:value-type="float" table:style-name="ce74" office:value-type="float" office:value="17">
            <text:p>17</text:p>
          </table:table-cell>
          <table:table-cell table:formula="of:=[.N371]+[.P371]" ns41:value-type="float" table:style-name="ce74" office:value-type="float" office:value="411">
            <text:p>411</text:p>
          </table:table-cell>
          <table:table-cell table:formula="of:=[.O371]+[.Q371]" ns41:value-type="float" table:style-name="ce74" office:value-type="float" office:value="443">
            <text:p>443</text:p>
          </table:table-cell>
          <table:table-cell table:formula="of:=SUM([.T367:.T369])" ns41:value-type="float" table:style-name="ce74" office:value-type="float" office:value="9">
            <text:p>9</text:p>
          </table:table-cell>
          <table:table-cell table:formula="of:=SUM([.U367:.U369])" ns41:value-type="float" table:style-name="ce75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aarss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370:.I371])" ns41:value-type="float" table:style-name="ce73" office:value-type="float" office:value="429">
            <text:p>429</text:p>
          </table:table-cell>
          <table:table-cell table:formula="of:=SUM([.J370:.J371])" ns41:value-type="float" table:style-name="ce74" office:value-type="float" office:value="10">
            <text:p>10</text:p>
          </table:table-cell>
          <table:table-cell table:formula="of:=SUM([.K370:.K371])" ns41:value-type="float" table:style-name="ce74" office:value-type="float" office:value="0">
            <text:p>0</text:p>
          </table:table-cell>
          <table:table-cell table:formula="of:=SUM([.L370:.L371])" ns41:value-type="float" table:style-name="ce74" office:value-type="float" office:value="0">
            <text:p>0</text:p>
          </table:table-cell>
          <table:table-cell table:formula="of:=SUM([.M370:.M371])" ns41:value-type="float" table:style-name="ce74" office:value-type="float" office:value="0">
            <text:p>0</text:p>
          </table:table-cell>
          <table:table-cell table:formula="of:=SUM([.N370:.N371])" ns41:value-type="float" table:style-name="ce74" office:value-type="float" office:value="856">
            <text:p>856</text:p>
          </table:table-cell>
          <table:table-cell table:formula="of:=SUM([.O370:.O371])" ns41:value-type="float" table:style-name="ce74" office:value-type="float" office:value="953">
            <text:p>953</text:p>
          </table:table-cell>
          <table:table-cell table:formula="of:=SUM([.P370:.P371])" ns41:value-type="float" table:style-name="ce74" office:value-type="float" office:value="32">
            <text:p>32</text:p>
          </table:table-cell>
          <table:table-cell table:formula="of:=SUM([.Q370:.Q371])" ns41:value-type="float" table:style-name="ce74" office:value-type="float" office:value="46">
            <text:p>46</text:p>
          </table:table-cell>
          <table:table-cell table:formula="of:=[.N372]+[.P372]" ns41:value-type="float" table:style-name="ce74" office:value-type="float" office:value="888">
            <text:p>888</text:p>
          </table:table-cell>
          <table:table-cell table:formula="of:=[.O372]+[.Q372]" ns41:value-type="float" table:style-name="ce74" office:value-type="float" office:value="999">
            <text:p>999</text:p>
          </table:table-cell>
          <table:table-cell table:formula="of:=SUM([.T370:.T371])" ns41:value-type="float" table:style-name="ce74" office:value-type="float" office:value="29">
            <text:p>29</text:p>
          </table:table-cell>
          <table:table-cell table:formula="of:=SUM([.U370:.U371])" ns41:value-type="float" table:style-name="ce75" office:value-type="float" office:value="17">
            <text:p>1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Maarssen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1" office:value-type="float">
            <text:p>1</text:p>
          </table:table-cell>
          <table:table-cell table:style-name="ce74" table:number-columns-repeated="6"/>
          <table:table-cell ns41:value-type="float" table:style-name="ce74" office:value="4" office:value-type="float">
            <text:p>4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ve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Nieuw-Maarsseveen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98" office:value-type="float">
            <text:p>98</text:p>
          </table:table-cell>
          <table:table-cell ns41:value-type="float" table:style-name="ce74" office:value="6" office:value-type="float">
            <text:p>6</text:p>
          </table:table-cell>
          <table:table-cell table:style-name="ce74" table:number-columns-repeated="3"/>
          <table:table-cell ns41:value-type="float" table:style-name="ce74" office:value="199" office:value-type="float">
            <text:p>199</text:p>
          </table:table-cell>
          <table:table-cell ns41:value-type="float" table:style-name="ce74" office:value="235" office:value-type="float">
            <text:p>235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5" office:value-type="float">
            <text:p>5</text:p>
          </table:table-cell>
          <table:table-cell table:formula="of:=[.N374]+[.P374]" ns41:value-type="float" table:style-name="ce74" office:value-type="float" office:value="202">
            <text:p>202</text:p>
          </table:table-cell>
          <table:table-cell table:formula="of:=[.O374]+[.Q374]" ns41:value-type="float" table:style-name="ce74" office:value-type="float" office:value="240">
            <text:p>240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14">
          <table:table-cell ns41:value-type="string" table:style-name="ce8" office:value-type="string">
            <text:p>Maarsseve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Nieuw-Maarsseve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R.C. klooster en oude vrouwengesticht "Endelhoven"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14" office:value-type="float">
            <text:p>14</text:p>
          </table:table-cell>
          <table:table-cell table:style-name="ce74" table:number-columns-repeated="2"/>
          <table:table-cell table:formula="of:=[.N375]+[.P375]" ns41:value-type="float" table:style-name="ce74" office:value-type="float" office:value="0">
            <text:p>0</text:p>
          </table:table-cell>
          <table:table-cell table:formula="of:=[.O375]+[.Q375]" ns41:value-type="float" table:style-name="ce74" office:value-type="float" office:value="14">
            <text:p>1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ve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Nieuw-Maarsseve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52" office:value-type="float">
            <text:p>52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98" office:value-type="float">
            <text:p>98</text:p>
          </table:table-cell>
          <table:table-cell ns41:value-type="float" table:style-name="ce74" office:value="130" office:value-type="float">
            <text:p>130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376]+[.P376]" ns41:value-type="float" table:style-name="ce74" office:value-type="float" office:value="98">
            <text:p>98</text:p>
          </table:table-cell>
          <table:table-cell table:formula="of:=[.O376]+[.Q376]" ns41:value-type="float" table:style-name="ce74" office:value-type="float" office:value="131">
            <text:p>13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veen</text:p>
          </table:table-cell>
          <table:table-cell table:style-name="ce72"/>
          <table:table-cell ns41:value-type="string" table:style-name="ce72" office:value-type="string">
            <text:p>Buurtschap Oud-Maarsseveen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73" office:value-type="float">
            <text:p>73</text:p>
          </table:table-cell>
          <table:table-cell table:style-name="ce74" table:number-columns-repeated="4"/>
          <table:table-cell ns41:value-type="float" table:style-name="ce74" office:value="168" office:value-type="float">
            <text:p>168</text:p>
          </table:table-cell>
          <table:table-cell ns41:value-type="float" table:style-name="ce74" office:value="149" office:value-type="float">
            <text:p>149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4" office:value-type="float">
            <text:p>4</text:p>
          </table:table-cell>
          <table:table-cell table:formula="of:=[.N377]+[.P377]" ns41:value-type="float" table:style-name="ce74" office:value-type="float" office:value="171">
            <text:p>171</text:p>
          </table:table-cell>
          <table:table-cell table:formula="of:=[.O377]+[.Q377]" ns41:value-type="float" table:style-name="ce74" office:value-type="float" office:value="153">
            <text:p>153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ve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Oud-Maarsseveen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6" office:value-type="float">
            <text:p>26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65" office:value-type="float">
            <text:p>65</text:p>
          </table:table-cell>
          <table:table-cell ns41:value-type="float" table:style-name="ce74" office:value="59" office:value-type="float">
            <text:p>59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378]+[.P378]" ns41:value-type="float" table:style-name="ce74" office:value-type="float" office:value="65">
            <text:p>65</text:p>
          </table:table-cell>
          <table:table-cell table:formula="of:=[.O378]+[.Q378]" ns41:value-type="float" table:style-name="ce74" office:value-type="float" office:value="60">
            <text:p>60</text:p>
          </table:table-cell>
          <table:table-cell ns41:value-type="float" table:style-name="ce74" office:value="2" office:value-type="float">
            <text:p>2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veen</text:p>
          </table:table-cell>
          <table:table-cell table:style-name="ce72"/>
          <table:table-cell ns41:value-type="string" table:style-name="ce72" office:value-type="string">
            <text:p>Buurtschap Oud-Maarsseveen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4" office:value-type="float">
            <text:p>44</text:p>
          </table:table-cell>
          <table:table-cell table:style-name="ce74" table:number-columns-repeated="4"/>
          <table:table-cell ns41:value-type="float" table:style-name="ce74" office:value="111" office:value-type="float">
            <text:p>111</text:p>
          </table:table-cell>
          <table:table-cell ns41:value-type="float" table:style-name="ce74" office:value="94" office:value-type="float">
            <text:p>94</text:p>
          </table:table-cell>
          <table:table-cell table:style-name="ce74" table:number-columns-repeated="2"/>
          <table:table-cell table:formula="of:=[.N379]+[.P379]" ns41:value-type="float" table:style-name="ce74" office:value-type="float" office:value="111">
            <text:p>111</text:p>
          </table:table-cell>
          <table:table-cell table:formula="of:=[.O379]+[.Q379]" ns41:value-type="float" table:style-name="ce74" office:value-type="float" office:value="94">
            <text:p>94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Maarsseve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374];[.I377])" ns41:value-type="float" table:style-name="ce73" office:value-type="float" office:value="171">
            <text:p>171</text:p>
          </table:table-cell>
          <table:table-cell table:formula="of:=SUM([.J374];[.J377])" ns41:value-type="float" table:style-name="ce74" office:value-type="float" office:value="6">
            <text:p>6</text:p>
          </table:table-cell>
          <table:table-cell table:formula="of:=SUM([.K374];[.K377])" ns41:value-type="float" table:style-name="ce74" office:value-type="float" office:value="0">
            <text:p>0</text:p>
          </table:table-cell>
          <table:table-cell table:formula="of:=SUM([.L374];[.L377])" ns41:value-type="float" table:style-name="ce74" office:value-type="float" office:value="0">
            <text:p>0</text:p>
          </table:table-cell>
          <table:table-cell table:formula="of:=SUM([.M374];[.M377])" ns41:value-type="float" table:style-name="ce74" office:value-type="float" office:value="0">
            <text:p>0</text:p>
          </table:table-cell>
          <table:table-cell table:formula="of:=SUM([.N374];[.N377])" ns41:value-type="float" table:style-name="ce74" office:value-type="float" office:value="367">
            <text:p>367</text:p>
          </table:table-cell>
          <table:table-cell table:formula="of:=SUM([.O374];[.O377])" ns41:value-type="float" table:style-name="ce74" office:value-type="float" office:value="384">
            <text:p>384</text:p>
          </table:table-cell>
          <table:table-cell table:formula="of:=SUM([.P374];[.P377])" ns41:value-type="float" table:style-name="ce74" office:value-type="float" office:value="6">
            <text:p>6</text:p>
          </table:table-cell>
          <table:table-cell table:formula="of:=SUM([.Q374];[.Q377])" ns41:value-type="float" table:style-name="ce74" office:value-type="float" office:value="9">
            <text:p>9</text:p>
          </table:table-cell>
          <table:table-cell table:formula="of:=[.N380]+[.P380]" ns41:value-type="float" table:style-name="ce74" office:value-type="float" office:value="373">
            <text:p>373</text:p>
          </table:table-cell>
          <table:table-cell table:formula="of:=[.O380]+[.Q380]" ns41:value-type="float" table:style-name="ce74" office:value-type="float" office:value="393">
            <text:p>393</text:p>
          </table:table-cell>
          <table:table-cell table:formula="of:=SUM([.T374];[.T377])" ns41:value-type="float" table:style-name="ce74" office:value-type="float" office:value="7">
            <text:p>7</text:p>
          </table:table-cell>
          <table:table-cell table:formula="of:=SUM([.U374];[.U377])" ns41:value-type="float" table:style-name="ce75" office:value-type="float" office:value="7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ve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375:.I376];[.I378];[.I379])" ns41:value-type="float" table:style-name="ce73" office:value-type="float" office:value="123">
            <text:p>123</text:p>
          </table:table-cell>
          <table:table-cell table:formula="of:=SUM([.J375:.J376];[.J378];[.J379])" ns41:value-type="float" table:style-name="ce74" office:value-type="float" office:value="4">
            <text:p>4</text:p>
          </table:table-cell>
          <table:table-cell table:formula="of:=SUM([.K375:.K376];[.K378];[.K379])" ns41:value-type="float" table:style-name="ce74" office:value-type="float" office:value="0">
            <text:p>0</text:p>
          </table:table-cell>
          <table:table-cell table:formula="of:=SUM([.L375:.L376];[.L378];[.L379])" ns41:value-type="float" table:style-name="ce74" office:value-type="float" office:value="0">
            <text:p>0</text:p>
          </table:table-cell>
          <table:table-cell table:formula="of:=SUM([.M375:.M376];[.M378];[.M379])" ns41:value-type="float" table:style-name="ce74" office:value-type="float" office:value="0">
            <text:p>0</text:p>
          </table:table-cell>
          <table:table-cell table:formula="of:=SUM([.N375:.N376];[.N378];[.N379])" ns41:value-type="float" table:style-name="ce74" office:value-type="float" office:value="274">
            <text:p>274</text:p>
          </table:table-cell>
          <table:table-cell table:formula="of:=SUM([.O375:.O376];[.O378];[.O379])" ns41:value-type="float" table:style-name="ce74" office:value-type="float" office:value="297">
            <text:p>297</text:p>
          </table:table-cell>
          <table:table-cell table:formula="of:=SUM([.P375:.P376];[.P378];[.P379])" ns41:value-type="float" table:style-name="ce74" office:value-type="float" office:value="0">
            <text:p>0</text:p>
          </table:table-cell>
          <table:table-cell table:formula="of:=SUM([.Q375:.Q376];[.Q378];[.Q379])" ns41:value-type="float" table:style-name="ce74" office:value-type="float" office:value="2">
            <text:p>2</text:p>
          </table:table-cell>
          <table:table-cell table:formula="of:=[.N381]+[.P381]" ns41:value-type="float" table:style-name="ce74" office:value-type="float" office:value="274">
            <office:annotation draw:style-name="gr1" svg:height="3.757cm" draw:caption-point-y="-24.04cm" svg:width="4.03cm" svg:x="38.01cm" draw:caption-point-x="-0.067cm" svg:y="404.494cm" draw:text-style-name="P1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</table:table-cell>
          <table:table-cell table:formula="of:=[.O381]+[.Q381]" ns41:value-type="float" table:style-name="ce74" office:value-type="float" office:value="299">
            <office:annotation draw:style-name="gr1" svg:height="3.757cm" draw:caption-point-y="-24.04cm" svg:width="4.028cm" svg:x="39.8cm" draw:caption-point-x="-0.067cm" svg:y="404.494cm" draw:text-style-name="P1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</table:table-cell>
          <table:table-cell table:formula="of:=SUM([.T375:.T376];[.T378];[.T379])" ns41:value-type="float" table:style-name="ce74" office:value-type="float" office:value="17">
            <text:p>17</text:p>
          </table:table-cell>
          <table:table-cell table:formula="of:=SUM([.U375:.U376];[.U378];[.U379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aarsseve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380:.I381])" ns41:value-type="float" table:style-name="ce73" office:value-type="float" office:value="294">
            <text:p>294</text:p>
          </table:table-cell>
          <table:table-cell table:formula="of:=SUM([.J380:.J381])" ns41:value-type="float" table:style-name="ce74" office:value-type="float" office:value="10">
            <text:p>10</text:p>
          </table:table-cell>
          <table:table-cell table:formula="of:=SUM([.K380:.K381])" ns41:value-type="float" table:style-name="ce74" office:value-type="float" office:value="0">
            <text:p>0</text:p>
          </table:table-cell>
          <table:table-cell table:formula="of:=SUM([.L380:.L381])" ns41:value-type="float" table:style-name="ce74" office:value-type="float" office:value="0">
            <text:p>0</text:p>
          </table:table-cell>
          <table:table-cell table:formula="of:=SUM([.M380:.M381])" ns41:value-type="float" table:style-name="ce74" office:value-type="float" office:value="0">
            <text:p>0</text:p>
          </table:table-cell>
          <table:table-cell table:formula="of:=SUM([.N380:.N381])" ns41:value-type="float" table:style-name="ce74" office:value-type="float" office:value="641">
            <text:p>641</text:p>
          </table:table-cell>
          <table:table-cell table:formula="of:=SUM([.O380:.O381])" ns41:value-type="float" table:style-name="ce74" office:value-type="float" office:value="681">
            <text:p>681</text:p>
          </table:table-cell>
          <table:table-cell table:formula="of:=SUM([.P380:.P381])" ns41:value-type="float" table:style-name="ce74" office:value-type="float" office:value="6">
            <text:p>6</text:p>
          </table:table-cell>
          <table:table-cell table:formula="of:=SUM([.Q380:.Q381])" ns41:value-type="float" table:style-name="ce74" office:value-type="float" office:value="11">
            <text:p>11</text:p>
          </table:table-cell>
          <table:table-cell table:formula="of:=[.N382]+[.P382]" ns41:value-type="float" table:style-name="ce74" office:value-type="float" office:value="647">
            <text:p>647</text:p>
          </table:table-cell>
          <table:table-cell table:formula="of:=[.O382]+[.Q382]" ns41:value-type="float" table:style-name="ce74" office:value-type="float" office:value="692">
            <text:p>692</text:p>
          </table:table-cell>
          <table:table-cell table:formula="of:=SUM([.T380:.T381])" ns41:value-type="float" table:style-name="ce74" office:value-type="float" office:value="24">
            <text:p>24</text:p>
          </table:table-cell>
          <table:table-cell table:formula="of:=SUM([.U380:.U381])" ns41:value-type="float" table:style-name="ce75" office:value-type="float" office:value="16">
            <text:p>1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67" table:number-columns-repeated="997"/>
        </table:table-row>
        <table:table-row table:style-name="ro4">
          <table:table-cell ns41:value-type="string" table:style-name="ce8" office:value-type="string">
            <text:p>Maartensdijk</text:p>
          </table:table-cell>
          <table:table-cell table:style-name="ce72"/>
          <table:table-cell ns41:value-type="string" table:style-name="ce72" office:value-type="string">
            <text:p>Dorp Maartensdijk</text:p>
          </table:table-cell>
          <table:table-cell ns41:value-type="string" table:style-name="ce72" office:value-type="string">
            <text:p>Wijk II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66" office:value-type="float">
            <text:p>66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3"/>
          <table:table-cell ns41:value-type="float" table:style-name="ce74" office:value="162" office:value-type="float">
            <text:p>162</text:p>
          </table:table-cell>
          <table:table-cell ns41:value-type="float" table:style-name="ce74" office:value="157" office:value-type="float">
            <text:p>157</text:p>
          </table:table-cell>
          <table:table-cell ns41:value-type="float" table:style-name="ce74" office:value="11" office:value-type="float">
            <text:p>11</text:p>
          </table:table-cell>
          <table:table-cell ns41:value-type="float" table:style-name="ce74" office:value="3" office:value-type="float">
            <text:p>3</text:p>
          </table:table-cell>
          <table:table-cell table:formula="of:=[.N383]+[.P383]" ns41:value-type="float" table:style-name="ce74" office:value-type="float" office:value="173">
            <text:p>173</text:p>
          </table:table-cell>
          <table:table-cell table:formula="of:=[.O383]+[.Q383]" ns41:value-type="float" table:style-name="ce74" office:value-type="float" office:value="160">
            <text:p>160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Maartensdijk</text:p>
          </table:table-cell>
          <table:table-cell table:style-name="ce72"/>
          <table:table-cell ns41:value-type="string" table:style-name="ce72" office:value-type="string">
            <text:p>Dorp Maartensdijk</text:p>
          </table:table-cell>
          <table:table-cell ns41:value-type="string" table:style-name="ce72" office:value-type="string">
            <text:p>Wijk I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18" office:value-type="float">
            <text:p>118</text:p>
          </table:table-cell>
          <table:table-cell table:style-name="ce74" table:number-columns-repeated="4"/>
          <table:table-cell ns41:value-type="float" table:style-name="ce74" office:value="306" office:value-type="float">
            <text:p>306</text:p>
          </table:table-cell>
          <table:table-cell ns41:value-type="float" table:style-name="ce74" office:value="274" office:value-type="float">
            <text:p>274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3" office:value-type="float">
            <text:p>3</text:p>
          </table:table-cell>
          <table:table-cell table:formula="of:=[.N384]+[.P384]" ns41:value-type="float" table:style-name="ce74" office:value-type="float" office:value="310">
            <text:p>310</text:p>
          </table:table-cell>
          <table:table-cell table:formula="of:=[.O384]+[.Q384]" ns41:value-type="float" table:style-name="ce74" office:value-type="float" office:value="277">
            <text:p>277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Maartensdij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Blaauwcapel</text:p>
          </table:table-cell>
          <table:table-cell ns41:value-type="string" table:style-name="ce72" office:value-type="string">
            <text:p>Wijk VI</text:p>
          </table:table-cell>
          <table:table-cell table:style-name="ce72"/>
          <table:table-cell ns41:value-type="string" table:style-name="ce72" office:value-type="string">
            <text:p>Wachterswoning op het Fort Blaauw-Cape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1" table:style-name="ce74" table:number-columns-repeated="2" office:value-type="float">
            <text:p>1</text:p>
          </table:table-cell>
          <table:table-cell table:style-name="ce74" table:number-columns-repeated="2"/>
          <table:table-cell table:formula="of:=[.N385]+[.P385]" ns41:value-type="float" table:style-name="ce74" office:value-type="float" office:value="1">
            <text:p>1</text:p>
          </table:table-cell>
          <table:table-cell table:formula="of:=[.O385]+[.Q385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Blaauwcapel</text:p>
          </table:table-cell>
          <table:table-cell ns41:value-type="string" table:style-name="ce72" office:value-type="string">
            <text:p>Wijk VI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8" office:value-type="float">
            <text:p>18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45" office:value-type="float">
            <text:p>45</text:p>
          </table:table-cell>
          <table:table-cell ns41:value-type="float" table:style-name="ce74" office:value="41" office:value-type="float">
            <text:p>41</text:p>
          </table:table-cell>
          <table:table-cell ns41:value-type="float" table:style-name="ce74" office:value="2" office:value-type="float">
            <text:p>2</text:p>
          </table:table-cell>
          <table:table-cell table:style-name="ce74"/>
          <table:table-cell table:formula="of:=[.N386]+[.P386]" ns41:value-type="float" table:style-name="ce74" office:value-type="float" office:value="47">
            <text:p>47</text:p>
          </table:table-cell>
          <table:table-cell table:formula="of:=[.O386]+[.Q386]" ns41:value-type="float" table:style-name="ce74" office:value-type="float" office:value="41">
            <text:p>41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14">
          <table:table-cell ns41:value-type="string" table:style-name="ce8" office:value-type="string">
            <text:p>Maartensdij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Blaauwcapel</text:p>
          </table:table-cell>
          <table:table-cell ns41:value-type="string" table:style-name="ce72" office:value-type="string">
            <text:p>Wijk VII</text:p>
          </table:table-cell>
          <table:table-cell table:style-name="ce72"/>
          <table:table-cell ns41:value-type="string" table:style-name="ce72" office:value-type="string">
            <text:p>Wachterswoning bij het Fort op den Voordorpschen dijk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1" table:style-name="ce74" table:number-columns-repeated="2" office:value-type="float">
            <text:p>1</text:p>
          </table:table-cell>
          <table:table-cell table:style-name="ce74" table:number-columns-repeated="2"/>
          <table:table-cell table:formula="of:=[.N387]+[.P387]" ns41:value-type="float" table:style-name="ce74" office:value-type="float" office:value="1">
            <text:p>1</text:p>
          </table:table-cell>
          <table:table-cell table:formula="of:=[.O387]+[.Q387]" ns41:value-type="float" table:style-name="ce74" office:value-type="float" office:value="1">
            <text:p>1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Blaauwcapel</text:p>
          </table:table-cell>
          <table:table-cell ns41:value-type="string" table:style-name="ce72" office:value-type="string">
            <text:p>Wijk VII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2" office:value-type="float">
            <text:p>12</text:p>
          </table:table-cell>
          <table:table-cell table:style-name="ce74" table:number-columns-repeated="4"/>
          <table:table-cell ns41:value-type="float" table:style-name="ce74" office:value="30" office:value-type="float">
            <text:p>30</text:p>
          </table:table-cell>
          <table:table-cell ns41:value-type="float" table:style-name="ce74" office:value="24" office:value-type="float">
            <text:p>24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formula="of:=[.N388]+[.P388]" ns41:value-type="float" table:style-name="ce74" office:value-type="float" office:value="31">
            <text:p>31</text:p>
          </table:table-cell>
          <table:table-cell table:formula="of:=[.O388]+[.Q388]" ns41:value-type="float" table:style-name="ce74" office:value-type="float" office:value="25">
            <text:p>25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Blaauwcapel</text:p>
          </table:table-cell>
          <table:table-cell ns41:value-type="string" table:style-name="ce72" office:value-type="string">
            <text:p>Wijk VII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1" office:value-type="float">
            <text:p>41</text:p>
          </table:table-cell>
          <table:table-cell table:style-name="ce74" table:number-columns-repeated="4"/>
          <table:table-cell ns41:value-type="float" table:style-name="ce74" office:value="90" office:value-type="float">
            <text:p>90</text:p>
          </table:table-cell>
          <table:table-cell ns41:value-type="float" table:style-name="ce74" office:value="88" office:value-type="float">
            <text:p>88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1" office:value-type="float">
            <text:p>1</text:p>
          </table:table-cell>
          <table:table-cell table:formula="of:=[.N389]+[.P389]" ns41:value-type="float" table:style-name="ce74" office:value-type="float" office:value="93">
            <text:p>93</text:p>
          </table:table-cell>
          <table:table-cell table:formula="of:=[.O389]+[.Q389]" ns41:value-type="float" table:style-name="ce74" office:value-type="float" office:value="89">
            <text:p>89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aartensdijk</text:p>
          </table:table-cell>
          <table:table-cell table:style-name="ce72" table:number-columns-repeated="2"/>
          <table:table-cell ns41:value-type="string" table:style-name="ce72" office:value-type="string">
            <text:p>Wijk III</text:p>
          </table:table-cell>
          <table:table-cell ns41:value-type="string" table:style-name="ce72" office:value-type="string">
            <text:p>Buurtschap Achter Wetering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9" office:value-type="float">
            <text:p>19</text:p>
          </table:table-cell>
          <table:table-cell table:style-name="ce74" table:number-columns-repeated="4"/>
          <table:table-cell ns41:value-type="float" table:style-name="ce74" office:value="61" office:value-type="float">
            <text:p>61</text:p>
          </table:table-cell>
          <table:table-cell ns41:value-type="float" table:style-name="ce74" office:value="52" office:value-type="float">
            <text:p>52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4" office:value-type="float">
            <text:p>4</text:p>
          </table:table-cell>
          <table:table-cell table:formula="of:=[.N390]+[.P390]" ns41:value-type="float" table:style-name="ce74" office:value-type="float" office:value="67">
            <text:p>67</text:p>
          </table:table-cell>
          <table:table-cell table:formula="of:=[.O390]+[.Q390]" ns41:value-type="float" table:style-name="ce74" office:value-type="float" office:value="56">
            <text:p>56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aartensdijk</text:p>
          </table:table-cell>
          <table:table-cell table:style-name="ce72" table:number-columns-repeated="2"/>
          <table:table-cell ns41:value-type="string" table:style-name="ce72" office:value-type="string">
            <text:p>Wijk IV</text:p>
          </table:table-cell>
          <table:table-cell ns41:value-type="string" table:style-name="ce72" office:value-type="string">
            <text:p>Buurtschap Nieuwe Wetering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2" office:value-type="float">
            <text:p>22</text:p>
          </table:table-cell>
          <table:table-cell table:style-name="ce74" table:number-columns-repeated="4"/>
          <table:table-cell ns41:value-type="float" table:style-name="ce74" office:value="52" office:value-type="float">
            <text:p>52</text:p>
          </table:table-cell>
          <table:table-cell ns41:value-type="float" table:style-name="ce74" office:value="43" office:value-type="float">
            <text:p>43</text:p>
          </table:table-cell>
          <table:table-cell ns41:value-type="float" office:value="12" table:style-name="ce74" table:number-columns-repeated="2" office:value-type="float">
            <text:p>12</text:p>
          </table:table-cell>
          <table:table-cell table:formula="of:=[.N391]+[.P391]" ns41:value-type="float" table:style-name="ce74" office:value-type="float" office:value="64">
            <text:p>64</text:p>
          </table:table-cell>
          <table:table-cell table:formula="of:=[.O391]+[.Q391]" ns41:value-type="float" table:style-name="ce74" office:value-type="float" office:value="55">
            <text:p>55</text:p>
          </table:table-cell>
          <table:table-cell ns41:value-type="float" table:style-name="ce74" office:value="2" office:value-type="float">
            <text:p>2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14">
          <table:table-cell ns41:value-type="string" table:style-name="ce8" office:value-type="string">
            <text:p>Maartensdijk</text:p>
          </table:table-cell>
          <table:table-cell table:style-name="ce72" table:number-columns-repeated="2"/>
          <table:table-cell ns41:value-type="string" table:style-name="ce72" office:value-type="string">
            <text:p>Wijk V</text:p>
          </table:table-cell>
          <table:table-cell ns41:value-type="string" table:style-name="ce72" office:value-type="string">
            <text:p>Buurtschap Groenekan</text:p>
          </table:table-cell>
          <table:table-cell ns41:value-type="string" table:style-name="ce72" office:value-type="string">
            <text:p>Wachterstoren bij het Fort op den Ruigenkselschen dijk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2"/>
          <table:table-cell table:formula="of:=[.N392]+[.P392]" ns41:value-type="float" table:style-name="ce74" office:value-type="float" office:value="1">
            <text:p>1</text:p>
          </table:table-cell>
          <table:table-cell table:formula="of:=[.O392]+[.Q392]" ns41:value-type="float" table:style-name="ce74" office:value-type="float" office:value="3">
            <text:p>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table:style-name="ce72" table:number-columns-repeated="2"/>
          <table:table-cell ns41:value-type="string" table:style-name="ce72" office:value-type="string">
            <text:p>Wijk V</text:p>
          </table:table-cell>
          <table:table-cell ns41:value-type="string" table:style-name="ce72" office:value-type="string">
            <text:p>Buurtschap Groenekan</text:p>
          </table:table-cell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71" office:value-type="float">
            <text:p>71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89" office:value-type="float">
            <text:p>189</text:p>
          </table:table-cell>
          <table:table-cell ns41:value-type="float" table:style-name="ce74" office:value="178" office:value-type="float">
            <text:p>178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3" office:value-type="float">
            <text:p>3</text:p>
          </table:table-cell>
          <table:table-cell table:formula="of:=[.N393]+[.P393]" ns41:value-type="float" table:style-name="ce74" office:value-type="float" office:value="194">
            <text:p>194</text:p>
          </table:table-cell>
          <table:table-cell table:formula="of:=[.O393]+[.Q393]" ns41:value-type="float" table:style-name="ce74" office:value-type="float" office:value="181">
            <text:p>181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2" office:value-type="float">
            <text:p>12</text:p>
          </table:table-cell>
          <table:table-cell ns41:value-type="float" table:style-name="ce52" office:value="13" office:value-type="float">
            <text:p>1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VIII</text:p>
          </table:table-cell>
          <table:table-cell ns41:value-type="string" table:style-name="ce72" office:value-type="string">
            <text:p>Buurtschap Biltstraat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9" office:value-type="float">
            <text:p>19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48" office:value-type="float">
            <text:p>48</text:p>
          </table:table-cell>
          <table:table-cell ns41:value-type="float" table:style-name="ce74" office:value="45" office:value-type="float">
            <text:p>45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7" office:value-type="float">
            <text:p>7</text:p>
          </table:table-cell>
          <table:table-cell table:formula="of:=[.N394]+[.P394]" ns41:value-type="float" table:style-name="ce74" office:value-type="float" office:value="50">
            <text:p>50</text:p>
          </table:table-cell>
          <table:table-cell table:formula="of:=[.O394]+[.Q394]" ns41:value-type="float" table:style-name="ce74" office:value-type="float" office:value="52">
            <text:p>52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aartensdijk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IX</text:p>
          </table:table-cell>
          <table:table-cell ns41:value-type="string" table:style-name="ce72" office:value-type="string">
            <text:p>Buurtschap Haverland of Zwarte Water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6" office:value-type="float">
            <text:p>26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48" office:value-type="float">
            <text:p>48</text:p>
          </table:table-cell>
          <table:table-cell ns41:value-type="float" table:style-name="ce74" office:value="54" office:value-type="float">
            <text:p>54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2" office:value-type="float">
            <text:p>2</text:p>
          </table:table-cell>
          <table:table-cell table:formula="of:=[.N395]+[.P395]" ns41:value-type="float" table:style-name="ce74" office:value-type="float" office:value="51">
            <text:p>51</text:p>
          </table:table-cell>
          <table:table-cell table:formula="of:=[.O395]+[.Q395]" ns41:value-type="float" table:style-name="ce74" office:value-type="float" office:value="56">
            <text:p>56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Maartensdijk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383];[.I385];[.I386])" ns41:value-type="float" table:style-name="ce73" office:value-type="float" office:value="85">
            <text:p>85</text:p>
          </table:table-cell>
          <table:table-cell table:formula="of:=SUM([.J383];[.J385];[.J386])" ns41:value-type="float" table:style-name="ce74" office:value-type="float" office:value="5">
            <text:p>5</text:p>
          </table:table-cell>
          <table:table-cell table:formula="of:=SUM([.K383];[.K385];[.K386])" ns41:value-type="float" table:style-name="ce74" office:value-type="float" office:value="0">
            <text:p>0</text:p>
          </table:table-cell>
          <table:table-cell table:formula="of:=SUM([.L383];[.L385];[.L386])" ns41:value-type="float" table:style-name="ce74" office:value-type="float" office:value="0">
            <text:p>0</text:p>
          </table:table-cell>
          <table:table-cell table:formula="of:=SUM([.M383];[.M385];[.M386])" ns41:value-type="float" table:style-name="ce74" office:value-type="float" office:value="0">
            <text:p>0</text:p>
          </table:table-cell>
          <table:table-cell table:formula="of:=SUM([.N383];[.N385];[.N386])" ns41:value-type="float" table:style-name="ce74" office:value-type="float" office:value="208">
            <text:p>208</text:p>
          </table:table-cell>
          <table:table-cell table:formula="of:=SUM([.O383];[.O385];[.O386])" ns41:value-type="float" table:style-name="ce74" office:value-type="float" office:value="199">
            <text:p>199</text:p>
          </table:table-cell>
          <table:table-cell table:formula="of:=SUM([.P383];[.P385];[.P386])" ns41:value-type="float" table:style-name="ce74" office:value-type="float" office:value="13">
            <text:p>13</text:p>
          </table:table-cell>
          <table:table-cell table:formula="of:=SUM([.Q383];[.Q385];[.Q386])" ns41:value-type="float" table:style-name="ce74" office:value-type="float" office:value="3">
            <text:p>3</text:p>
          </table:table-cell>
          <table:table-cell table:formula="of:=[.N396]+[.P396]" ns41:value-type="float" table:style-name="ce74" office:value-type="float" office:value="221">
            <text:p>221</text:p>
          </table:table-cell>
          <table:table-cell table:formula="of:=[.O396]+[.Q396]" ns41:value-type="float" table:style-name="ce74" office:value-type="float" office:value="202">
            <text:p>202</text:p>
          </table:table-cell>
          <table:table-cell table:formula="of:=SUM([.T383];[.T385];[.T386])" ns41:value-type="float" table:style-name="ce74" office:value-type="float" office:value="3">
            <text:p>3</text:p>
          </table:table-cell>
          <table:table-cell table:formula="of:=SUM([.U383];[.U385];[.U386])" ns41:value-type="float" table:style-name="ce75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384];[.I387];[.I388];[.I389];[.I390];[.I391];[.I392];[.I393];[.I394];[.I395])" ns41:value-type="float" table:style-name="ce73" office:value-type="float" office:value="330">
            <text:p>330</text:p>
          </table:table-cell>
          <table:table-cell table:formula="of:=SUM([.J384];[.J387];[.J388];[.J389];[.J390];[.J391];[.J392];[.J393];[.J394];[.J395])" ns41:value-type="float" table:style-name="ce74" office:value-type="float" office:value="4">
            <text:p>4</text:p>
          </table:table-cell>
          <table:table-cell table:formula="of:=SUM([.K384];[.K387];[.K388];[.K389];[.K390];[.K391];[.K392];[.K393];[.K394];[.K395])" ns41:value-type="float" table:style-name="ce74" office:value-type="float" office:value="0">
            <text:p>0</text:p>
          </table:table-cell>
          <table:table-cell table:formula="of:=SUM([.L384];[.L387];[.L388];[.L389];[.L390];[.L391];[.L392];[.L393];[.L394];[.L395])" ns41:value-type="float" table:style-name="ce74" office:value-type="float" office:value="0">
            <text:p>0</text:p>
          </table:table-cell>
          <table:table-cell table:formula="of:=SUM([.M384];[.M387];[.M388];[.M389];[.M390];[.M391];[.M392];[.M393];[.M394];[.M395])" ns41:value-type="float" table:style-name="ce74" office:value-type="float" office:value="0">
            <text:p>0</text:p>
          </table:table-cell>
          <table:table-cell table:formula="of:=SUM([.N384];[.N387];[.N388];[.N389];[.N390];[.N391];[.N392];[.N393];[.N394];[.N395])" ns41:value-type="float" table:style-name="ce74" office:value-type="float" office:value="826">
            <text:p>826</text:p>
          </table:table-cell>
          <table:table-cell table:formula="of:=SUM([.O384];[.O387];[.O388];[.O389];[.O390];[.O391];[.O392];[.O393];[.O394];[.O395])" ns41:value-type="float" table:style-name="ce74" office:value-type="float" office:value="762">
            <text:p>762</text:p>
          </table:table-cell>
          <table:table-cell table:formula="of:=SUM([.P384];[.P387];[.P388];[.P389];[.P390];[.P391];[.P392];[.P393];[.P394];[.P395])" ns41:value-type="float" table:style-name="ce74" office:value-type="float" office:value="36">
            <text:p>36</text:p>
          </table:table-cell>
          <table:table-cell table:formula="of:=SUM([.Q384];[.Q387];[.Q388];[.Q389];[.Q390];[.Q391];[.Q392];[.Q393];[.Q394];[.Q395])" ns41:value-type="float" table:style-name="ce74" office:value-type="float" office:value="33">
            <text:p>33</text:p>
          </table:table-cell>
          <table:table-cell table:formula="of:=[.N397]+[.P397]" ns41:value-type="float" table:style-name="ce74" office:value-type="float" office:value="862">
            <text:p>862</text:p>
          </table:table-cell>
          <table:table-cell table:formula="of:=[.O397]+[.Q397]" ns41:value-type="float" table:style-name="ce74" office:value-type="float" office:value="795">
            <text:p>795</text:p>
          </table:table-cell>
          <table:table-cell table:formula="of:=SUM([.T384];[.T387];[.T388];[.T389];[.T390];[.T391];[.T392];[.T393];[.T394];[.T395])" ns41:value-type="float" table:style-name="ce74" office:value-type="float" office:value="13">
            <text:p>13</text:p>
          </table:table-cell>
          <table:table-cell table:formula="of:=SUM([.U384];[.U387];[.U388];[.U389];[.U390];[.U391];[.U392];[.U393];[.U394];[.U395])" ns41:value-type="float" table:style-name="ce75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aartensdijk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383:.I395])" ns41:value-type="float" table:style-name="ce73" office:value-type="float" office:value="415">
            <office:annotation draw:style-name="gr1" svg:height="6.691cm" draw:caption-point-y="-23.592cm" svg:width="6.742cm" svg:x="24.052cm" draw:caption-point-x="-0.067cm" svg:y="423.387cm" draw:text-style-name="P1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</table:table-cell>
          <table:table-cell table:formula="of:=SUM([.J383:.J395])" ns41:value-type="float" table:style-name="ce74" office:value-type="float" office:value="9">
            <text:p>9</text:p>
          </table:table-cell>
          <table:table-cell table:formula="of:=SUM([.K383:.K395])" ns41:value-type="float" table:style-name="ce74" office:value-type="float" office:value="0">
            <text:p>0</text:p>
          </table:table-cell>
          <table:table-cell table:formula="of:=SUM([.L383:.L395])" ns41:value-type="float" table:style-name="ce74" office:value-type="float" office:value="0">
            <text:p>0</text:p>
          </table:table-cell>
          <table:table-cell table:formula="of:=SUM([.M383:.M395])" ns41:value-type="float" table:style-name="ce74" office:value-type="float" office:value="0">
            <text:p>0</text:p>
          </table:table-cell>
          <table:table-cell table:formula="of:=SUM([.N383:.N395])" ns41:value-type="float" table:style-name="ce74" office:value-type="float" office:value="1034">
            <text:p>1034</text:p>
          </table:table-cell>
          <table:table-cell table:formula="of:=SUM([.O383:.O395])" ns41:value-type="float" table:style-name="ce74" office:value-type="float" office:value="961">
            <text:p>961</text:p>
          </table:table-cell>
          <table:table-cell table:formula="of:=SUM([.P383:.P395])" ns41:value-type="float" table:style-name="ce74" office:value-type="float" office:value="49">
            <text:p>49</text:p>
          </table:table-cell>
          <table:table-cell table:formula="of:=SUM([.Q383:.Q395])" ns41:value-type="float" table:style-name="ce74" office:value-type="float" office:value="36">
            <text:p>36</text:p>
          </table:table-cell>
          <table:table-cell table:formula="of:=[.N398]+[.P398]" ns41:value-type="float" table:style-name="ce74" office:value-type="float" office:value="1083">
            <text:p>1083</text:p>
          </table:table-cell>
          <table:table-cell table:formula="of:=[.O398]+[.Q398]" ns41:value-type="float" table:style-name="ce74" office:value-type="float" office:value="997">
            <text:p>997</text:p>
          </table:table-cell>
          <table:table-cell table:formula="of:=SUM([.T383:.T395])" ns41:value-type="float" table:style-name="ce74" office:value-type="float" office:value="16">
            <text:p>16</text:p>
          </table:table-cell>
          <table:table-cell table:formula="of:=SUM([.U383:.U395])" ns41:value-type="float" table:style-name="ce75" office:value-type="float" office:value="16">
            <text:p>1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14">
          <table:table-cell ns41:value-type="string" table:style-name="ce8" office:value-type="string">
            <text:p>Montfoort</text:p>
          </table:table-cell>
          <table:table-cell ns41:value-type="string" table:style-name="ce72" office:value-type="string">
            <text:p>Hoogheemraadschap Lekdijk Bened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R.C. kloostergesticht en meisjeskostschoo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ns41:value-type="float" table:style-name="ce74" office:value="44" office:value-type="float">
            <text:p>44</text:p>
          </table:table-cell>
          <table:table-cell table:style-name="ce74" table:number-columns-repeated="2"/>
          <table:table-cell table:formula="of:=[.N399]+[.P399]" ns41:value-type="float" table:style-name="ce74" office:value-type="float" office:value="1">
            <text:p>1</text:p>
          </table:table-cell>
          <table:table-cell table:formula="of:=[.O399]+[.Q399]" ns41:value-type="float" table:style-name="ce74" office:value-type="float" office:value="44">
            <text:p>4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Montfoort</text:p>
          </table:table-cell>
          <table:table-cell ns41:value-type="string" table:style-name="ce72" office:value-type="string">
            <text:p>Hoogheemraadschap Lekdijk Bened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Gevangenis voor jeugdige vrouwelijke veroordeeld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2" office:value-type="float">
            <text:p>2</text:p>
          </table:table-cell>
          <table:table-cell ns41:value-type="float" table:style-name="ce74" office:value="80" office:value-type="float">
            <text:p>80</text:p>
          </table:table-cell>
          <table:table-cell table:style-name="ce74" table:number-columns-repeated="2"/>
          <table:table-cell table:formula="of:=[.N400]+[.P400]" ns41:value-type="float" table:style-name="ce74" office:value-type="float" office:value="2">
            <text:p>2</text:p>
          </table:table-cell>
          <table:table-cell table:formula="of:=[.O400]+[.Q400]" ns41:value-type="float" table:style-name="ce74" office:value-type="float" office:value="80">
            <text:p>80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</table:table-cell>
          <table:table-cell ns41:value-type="string" table:style-name="ce72" office:value-type="string">
            <text:p>Hoogheemraadschap Lekdijk Bened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08" office:value-type="float">
            <text:p>108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200" office:value-type="float">
            <text:p>200</text:p>
          </table:table-cell>
          <table:table-cell ns41:value-type="float" table:style-name="ce74" office:value="192" office:value-type="float">
            <text:p>192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7" office:value-type="float">
            <text:p>7</text:p>
          </table:table-cell>
          <table:table-cell table:formula="of:=[.N401]+[.P401]" ns41:value-type="float" table:style-name="ce74" office:value-type="float" office:value="204">
            <text:p>204</text:p>
          </table:table-cell>
          <table:table-cell table:formula="of:=[.O401]+[.Q401]" ns41:value-type="float" table:style-name="ce74" office:value-type="float" office:value="199">
            <text:p>199</text:p>
          </table:table-cell>
          <table:table-cell ns41:value-type="float" table:style-name="ce74" office:value="4" office:value-type="float">
            <text:p>4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93" office:value-type="float">
            <text:p>93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84" office:value-type="float">
            <text:p>184</text:p>
          </table:table-cell>
          <table:table-cell ns41:value-type="float" table:style-name="ce74" office:value="194" office:value-type="float">
            <text:p>194</text:p>
          </table:table-cell>
          <table:table-cell ns41:value-type="float" table:style-name="ce74" office:value="3" office:value-type="float">
            <text:p>3</text:p>
          </table:table-cell>
          <table:table-cell table:style-name="ce74"/>
          <table:table-cell table:formula="of:=[.N402]+[.P402]" ns41:value-type="float" table:style-name="ce74" office:value-type="float" office:value="187">
            <text:p>187</text:p>
          </table:table-cell>
          <table:table-cell table:formula="of:=[.O402]+[.Q402]" ns41:value-type="float" table:style-name="ce74" office:value-type="float" office:value="194">
            <text:p>194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Montfoor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48" office:value-type="float">
            <text:p>48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80" office:value-type="float">
            <text:p>80</text:p>
          </table:table-cell>
          <table:table-cell ns41:value-type="float" table:style-name="ce74" office:value="93" office:value-type="float">
            <text:p>93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4" office:value="3" office:value-type="float">
            <text:p>3</text:p>
          </table:table-cell>
          <table:table-cell table:formula="of:=[.N403]+[.P403]" ns41:value-type="float" table:style-name="ce74" office:value-type="float" office:value="87">
            <text:p>87</text:p>
          </table:table-cell>
          <table:table-cell table:formula="of:=[.O403]+[.Q403]" ns41:value-type="float" table:style-name="ce74" office:value-type="float" office:value="96">
            <text:p>96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</table:table-cell>
          <table:table-cell ns41:value-type="string" table:style-name="ce72" office:value-type="string">
            <text:p>Hoogheemraadschap Lekdijk Benedendams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52" office:value-type="float">
            <text:p>152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256" office:value-type="float">
            <text:p>256</text:p>
          </table:table-cell>
          <table:table-cell ns41:value-type="float" table:style-name="ce74" office:value="287" office:value-type="float">
            <text:p>287</text:p>
          </table:table-cell>
          <table:table-cell ns41:value-type="float" table:style-name="ce74" office:value="13" office:value-type="float">
            <text:p>13</text:p>
          </table:table-cell>
          <table:table-cell ns41:value-type="float" table:style-name="ce74" office:value="9" office:value-type="float">
            <text:p>9</text:p>
          </table:table-cell>
          <table:table-cell table:formula="of:=[.N404]+[.P404]" ns41:value-type="float" table:style-name="ce74" office:value-type="float" office:value="269">
            <text:p>269</text:p>
          </table:table-cell>
          <table:table-cell table:formula="of:=[.O404]+[.Q404]" ns41:value-type="float" table:style-name="ce74" office:value-type="float" office:value="296">
            <text:p>296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Montfoor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4" office:value-type="float">
            <text:p>4</text:p>
          </table:table-cell>
          <table:table-cell table:style-name="ce74"/>
          <table:table-cell ns41:value-type="float" table:style-name="ce74" office:value="5" office:value-type="float">
            <text:p>5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4" office:value="5" office:value-type="float">
            <text:p>5</text:p>
          </table:table-cell>
          <table:table-cell table:formula="of:=[.N405]+[.P405]" ns41:value-type="float" table:style-name="ce74" office:value-type="float" office:value="12">
            <text:p>12</text:p>
          </table:table-cell>
          <table:table-cell table:formula="of:=[.O405]+[.Q405]" ns41:value-type="float" table:style-name="ce74" office:value-type="float" office:value="6">
            <text:p>6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Montfoort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2" table:style-name="ce74" table:number-columns-repeated="2" office:value-type="float">
            <text:p>2</text:p>
          </table:table-cell>
          <table:table-cell table:style-name="ce74" table:number-columns-repeated="2"/>
          <table:table-cell table:formula="of:=[.N406]+[.P406]" ns41:value-type="float" table:style-name="ce74" office:value-type="float" office:value="2">
            <text:p>2</text:p>
          </table:table-cell>
          <table:table-cell table:formula="of:=[.O406]+[.Q406]" ns41:value-type="float" table:style-name="ce74" office:value-type="float" office:value="2">
            <text:p>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ontfoort</text:p>
          </table:table-cell>
          <table:table-cell ns41:value-type="string" table:style-name="ce72" office:value-type="string">
            <text:p>Hoogheemraadschap van den Lekdijk Bened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1" office:value-type="float">
            <text:p>11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20" office:value-type="float">
            <text:p>20</text:p>
          </table:table-cell>
          <table:table-cell ns41:value-type="float" table:style-name="ce74" office:value="17" office:value-type="float">
            <text:p>17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407]+[.P407]" ns41:value-type="float" table:style-name="ce74" office:value-type="float" office:value="20">
            <text:p>20</text:p>
          </table:table-cell>
          <table:table-cell table:formula="of:=[.O407]+[.Q407]" ns41:value-type="float" table:style-name="ce74" office:value-type="float" office:value="18">
            <text:p>1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</table:table-cell>
          <table:table-cell ns41:value-type="string" table:style-name="ce72" office:value-type="string">
            <text:p>Grootwaterschap Woerden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2" office:value-type="float">
            <text:p>32</text:p>
          </table:table-cell>
          <table:table-cell table:style-name="ce74" table:number-columns-repeated="4"/>
          <table:table-cell ns41:value-type="float" table:style-name="ce74" office:value="69" office:value-type="float">
            <text:p>69</text:p>
          </table:table-cell>
          <table:table-cell ns41:value-type="float" table:style-name="ce74" office:value="57" office:value-type="float">
            <text:p>57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408]+[.P408]" ns41:value-type="float" table:style-name="ce74" office:value-type="float" office:value="69">
            <text:p>69</text:p>
          </table:table-cell>
          <table:table-cell table:formula="of:=[.O408]+[.Q408]" ns41:value-type="float" table:style-name="ce74" office:value-type="float" office:value="58">
            <text:p>58</text:p>
          </table:table-cell>
          <table:table-cell table:style-name="ce74"/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Montfoor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7" office:value-type="float">
            <text:p>7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9" office:value-type="float">
            <text:p>19</text:p>
          </table:table-cell>
          <table:table-cell ns41:value-type="float" table:style-name="ce74" office:value="14" office:value-type="float">
            <text:p>14</text:p>
          </table:table-cell>
          <table:table-cell table:style-name="ce74" table:number-columns-repeated="2"/>
          <table:table-cell table:formula="of:=[.N409]+[.P409]" ns41:value-type="float" table:style-name="ce74" office:value-type="float" office:value="19">
            <text:p>19</text:p>
          </table:table-cell>
          <table:table-cell table:formula="of:=[.O409]+[.Q409]" ns41:value-type="float" table:style-name="ce74" office:value-type="float" office:value="14">
            <text:p>1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</table:table-cell>
          <table:table-cell ns41:value-type="string" table:style-name="ce72" office:value-type="string">
            <text:p>Hoogheemraadschap Lekdijk Benedendams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" office:value-type="float">
            <text:p>4</text:p>
          </table:table-cell>
          <table:table-cell table:style-name="ce74" table:number-columns-repeated="4"/>
          <table:table-cell ns41:value-type="float" table:style-name="ce74" office:value="11" office:value-type="float">
            <text:p>1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410]+[.P410]" ns41:value-type="float" table:style-name="ce74" office:value-type="float" office:value="13">
            <text:p>13</text:p>
          </table:table-cell>
          <table:table-cell table:formula="of:=[.O410]+[.Q410]" ns41:value-type="float" table:style-name="ce74" office:value-type="float" office:value="9">
            <text:p>9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Montfoort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399:.I405])" ns41:value-type="float" table:style-name="ce73" office:value-type="float" office:value="403">
            <text:p>403</text:p>
          </table:table-cell>
          <table:table-cell ns41:value-type="float" table:style-name="ce74" office:value="9" office:value-type="float">
            <text:p>9</text:p>
          </table:table-cell>
          <table:table-cell table:style-name="ce74"/>
          <table:table-cell ns41:value-type="float" table:style-name="ce74" office:value="4" office:value-type="float">
            <text:p>4</text:p>
          </table:table-cell>
          <table:table-cell table:style-name="ce74"/>
          <table:table-cell ns41:value-type="float" table:style-name="ce74" office:value="728" office:value-type="float">
            <text:p>728</text:p>
          </table:table-cell>
          <table:table-cell ns41:value-type="float" table:style-name="ce74" office:value="891" office:value-type="float">
            <text:p>891</text:p>
          </table:table-cell>
          <table:table-cell ns41:value-type="float" table:style-name="ce74" office:value="34" office:value-type="float">
            <text:p>34</text:p>
          </table:table-cell>
          <table:table-cell ns41:value-type="float" table:style-name="ce74" office:value="24" office:value-type="float">
            <text:p>24</text:p>
          </table:table-cell>
          <table:table-cell table:formula="of:=[.N411]+[.P411]" ns41:value-type="float" table:style-name="ce74" office:value-type="float" office:value="762">
            <text:p>762</text:p>
          </table:table-cell>
          <table:table-cell table:formula="of:=[.O411]+[.Q411]" ns41:value-type="float" table:style-name="ce74" office:value-type="float" office:value="915">
            <text:p>915</text:p>
          </table:table-cell>
          <table:table-cell ns41:value-type="float" table:style-name="ce74" office:value="15" office:value-type="float">
            <text:p>15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406:.I410])" ns41:value-type="float" table:style-name="ce73" office:value-type="float" office:value="55">
            <text:p>55</text:p>
          </table:table-cell>
          <table:table-cell table:formula="of:=SUM([.J406:.J410])" ns41:value-type="float" table:style-name="ce74" office:value-type="float" office:value="3">
            <text:p>3</text:p>
          </table:table-cell>
          <table:table-cell table:formula="of:=SUM([.K406:.K410])" ns41:value-type="float" table:style-name="ce74" office:value-type="float" office:value="0">
            <text:p>0</text:p>
          </table:table-cell>
          <table:table-cell table:formula="of:=SUM([.L406:.L410])" ns41:value-type="float" table:style-name="ce74" office:value-type="float" office:value="0">
            <text:p>0</text:p>
          </table:table-cell>
          <table:table-cell table:formula="of:=SUM([.M406:.M410])" ns41:value-type="float" table:style-name="ce74" office:value-type="float" office:value="0">
            <text:p>0</text:p>
          </table:table-cell>
          <table:table-cell table:formula="of:=SUM([.N406:.N410])" ns41:value-type="float" table:style-name="ce74" office:value-type="float" office:value="121">
            <text:p>121</text:p>
          </table:table-cell>
          <table:table-cell table:formula="of:=SUM([.O406:.O410])" ns41:value-type="float" table:style-name="ce74" office:value-type="float" office:value="98">
            <text:p>98</text:p>
          </table:table-cell>
          <table:table-cell table:formula="of:=SUM([.P406:.P410])" ns41:value-type="float" table:style-name="ce74" office:value-type="float" office:value="2">
            <text:p>2</text:p>
          </table:table-cell>
          <table:table-cell table:formula="of:=SUM([.Q406:.Q410])" ns41:value-type="float" table:style-name="ce74" office:value-type="float" office:value="3">
            <text:p>3</text:p>
          </table:table-cell>
          <table:table-cell table:formula="of:=[.N412]+[.P412]" ns41:value-type="float" table:style-name="ce74" office:value-type="float" office:value="123">
            <text:p>123</text:p>
          </table:table-cell>
          <table:table-cell table:formula="of:=[.O412]+[.Q412]" ns41:value-type="float" table:style-name="ce74" office:value-type="float" office:value="101">
            <text:p>101</text:p>
          </table:table-cell>
          <table:table-cell table:formula="of:=SUM([.T406:.T410])" ns41:value-type="float" table:style-name="ce74" office:value-type="float" office:value="0">
            <text:p>0</text:p>
          </table:table-cell>
          <table:table-cell table:formula="of:=SUM([.U406:.U410])" ns41:value-type="float" table:style-name="ce75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ontfoort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399:.I410])" ns41:value-type="float" table:style-name="ce73" office:value-type="float" office:value="458">
            <text:p>458</text:p>
          </table:table-cell>
          <table:table-cell table:formula="of:=SUM([.J399:.J410])" ns41:value-type="float" table:style-name="ce74" office:value-type="float" office:value="12">
            <text:p>12</text:p>
          </table:table-cell>
          <table:table-cell table:formula="of:=SUM([.K399:.K410])" ns41:value-type="float" table:style-name="ce74" office:value-type="float" office:value="0">
            <text:p>0</text:p>
          </table:table-cell>
          <table:table-cell table:formula="of:=SUM([.L399:.L410])" ns41:value-type="float" table:style-name="ce74" office:value-type="float" office:value="4">
            <text:p>4</text:p>
          </table:table-cell>
          <table:table-cell table:formula="of:=SUM([.M399:.M410])" ns41:value-type="float" table:style-name="ce74" office:value-type="float" office:value="0">
            <text:p>0</text:p>
          </table:table-cell>
          <table:table-cell table:formula="of:=SUM([.N399:.N410])" ns41:value-type="float" table:style-name="ce74" office:value-type="float" office:value="849">
            <text:p>849</text:p>
          </table:table-cell>
          <table:table-cell table:formula="of:=SUM([.O399:.O410])" ns41:value-type="float" table:style-name="ce74" office:value-type="float" office:value="989">
            <text:p>989</text:p>
          </table:table-cell>
          <table:table-cell table:formula="of:=SUM([.P399:.P410])" ns41:value-type="float" table:style-name="ce74" office:value-type="float" office:value="36">
            <text:p>36</text:p>
          </table:table-cell>
          <table:table-cell table:formula="of:=SUM([.Q399:.Q410])" ns41:value-type="float" table:style-name="ce74" office:value-type="float" office:value="27">
            <text:p>27</text:p>
          </table:table-cell>
          <table:table-cell table:formula="of:=[.N413]+[.P413]" ns41:value-type="float" table:style-name="ce74" office:value-type="float" office:value="885">
            <text:p>885</text:p>
          </table:table-cell>
          <table:table-cell table:formula="of:=[.O413]+[.Q413]" ns41:value-type="float" table:style-name="ce74" office:value-type="float" office:value="1016">
            <text:p>1016</text:p>
          </table:table-cell>
          <table:table-cell table:formula="of:=SUM([.T399:.T410])" ns41:value-type="float" table:style-name="ce74" office:value-type="float" office:value="15">
            <text:p>15</text:p>
          </table:table-cell>
          <table:table-cell table:formula="of:=SUM([.U399:.U410])" ns41:value-type="float" table:style-name="ce75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Montfoort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1" office:value-type="float">
            <text:p>1</text:p>
          </table:table-cell>
          <table:table-cell table:style-name="ce74" table:number-columns-repeated="6"/>
          <table:table-cell ns41:value-type="float" table:style-name="ce74" office:value="1" office:value-type="float">
            <text:p>1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72" office:value-type="string">
            <text:p>Hoogheemraadschap van Amstelland</text:p>
          </table:table-cell>
          <table:table-cell ns41:value-type="string" table:style-name="ce72" office:value-type="string">
            <text:p>Dorp Mijdrecht</text:p>
          </table:table-cell>
          <table:table-cell ns41:value-type="string" table:style-name="ce72" office:value-type="string">
            <text:p>Wijk I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84" office:value-type="float">
            <text:p>84</text:p>
          </table:table-cell>
          <table:table-cell table:style-name="ce74" table:number-columns-repeated="4"/>
          <table:table-cell ns41:value-type="float" table:style-name="ce74" office:value="200" office:value-type="float">
            <text:p>200</text:p>
          </table:table-cell>
          <table:table-cell ns41:value-type="float" table:style-name="ce74" office:value="181" office:value-type="float">
            <text:p>181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3" office:value-type="float">
            <text:p>3</text:p>
          </table:table-cell>
          <table:table-cell table:formula="of:=[.N415]+[.P415]" ns41:value-type="float" table:style-name="ce74" office:value-type="float" office:value="201">
            <text:p>201</text:p>
          </table:table-cell>
          <table:table-cell table:formula="of:=[.O415]+[.Q415]" ns41:value-type="float" table:style-name="ce74" office:value-type="float" office:value="184">
            <text:p>184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5" office:value="7" office:value-type="float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72" office:value-type="string">
            <text:p>Hoogheemraadschap van Amstelland</text:p>
          </table:table-cell>
          <table:table-cell ns41:value-type="string" table:style-name="ce72" office:value-type="string">
            <text:p>Dorp Mijdrecht</text:p>
          </table:table-cell>
          <table:table-cell ns41:value-type="string" table:style-name="ce72" office:value-type="string">
            <text:p>Wijk II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19" office:value-type="float">
            <text:p>119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232" office:value-type="float">
            <text:p>232</text:p>
          </table:table-cell>
          <table:table-cell ns41:value-type="float" table:style-name="ce74" office:value="222" office:value-type="float">
            <text:p>222</text:p>
          </table:table-cell>
          <table:table-cell ns41:value-type="float" office:value="7" table:style-name="ce74" table:number-columns-repeated="2" office:value-type="float">
            <text:p>7</text:p>
          </table:table-cell>
          <table:table-cell table:formula="of:=[.N416]+[.P416]" ns41:value-type="float" table:style-name="ce74" office:value-type="float" office:value="239">
            <text:p>239</text:p>
          </table:table-cell>
          <table:table-cell table:formula="of:=[.O416]+[.Q416]" ns41:value-type="float" table:style-name="ce74" office:value-type="float" office:value="229">
            <text:p>229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72" office:value-type="string">
            <text:p>Hoogheemraadschap van Amstelland</text:p>
          </table:table-cell>
          <table:table-cell table:style-name="ce72"/>
          <table:table-cell ns41:value-type="string" table:style-name="ce72" office:value-type="string">
            <text:p>Wijk I</text:p>
          </table:table-cell>
          <table:table-cell ns41:value-type="string" table:style-name="ce72" office:value-type="string">
            <text:p>Buurtschap Bovenhoven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60" office:value-type="float">
            <text:p>160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321" office:value-type="float">
            <text:p>321</text:p>
          </table:table-cell>
          <table:table-cell ns41:value-type="float" table:style-name="ce74" office:value="342" office:value-type="float">
            <text:p>342</text:p>
          </table:table-cell>
          <table:table-cell ns41:value-type="float" table:style-name="ce74" office:value="13" office:value-type="float">
            <text:p>13</text:p>
          </table:table-cell>
          <table:table-cell ns41:value-type="float" table:style-name="ce74" office:value="7" office:value-type="float">
            <text:p>7</text:p>
          </table:table-cell>
          <table:table-cell table:formula="of:=[.N417]+[.P417]" ns41:value-type="float" table:style-name="ce74" office:value-type="float" office:value="334">
            <text:p>334</text:p>
          </table:table-cell>
          <table:table-cell table:formula="of:=[.O417]+[.Q417]" ns41:value-type="float" table:style-name="ce74" office:value-type="float" office:value="349">
            <text:p>349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72" office:value-type="string">
            <text:p>Hoogheemraadschap van Amstelland</text:p>
          </table:table-cell>
          <table:table-cell table:style-name="ce72"/>
          <table:table-cell ns41:value-type="string" table:style-name="ce72" office:value-type="string">
            <text:p>Wijk II</text:p>
          </table:table-cell>
          <table:table-cell ns41:value-type="string" table:style-name="ce72" office:value-type="string">
            <text:p>Polder 1e en 2e Bedijking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55" office:value-type="float">
            <text:p>55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50" office:value-type="float">
            <text:p>150</text:p>
          </table:table-cell>
          <table:table-cell ns41:value-type="float" table:style-name="ce74" office:value="146" office:value-type="float">
            <text:p>146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2" office:value-type="float">
            <text:p>2</text:p>
          </table:table-cell>
          <table:table-cell table:formula="of:=[.N418]+[.P418]" ns41:value-type="float" table:style-name="ce74" office:value-type="float" office:value="155">
            <text:p>155</text:p>
          </table:table-cell>
          <table:table-cell table:formula="of:=[.O418]+[.Q418]" ns41:value-type="float" table:style-name="ce74" office:value-type="float" office:value="148">
            <text:p>148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72" office:value-type="string">
            <text:p>Hoogheemraadschap van Amstelland</text:p>
          </table:table-cell>
          <table:table-cell table:style-name="ce72"/>
          <table:table-cell ns41:value-type="string" table:style-name="ce72" office:value-type="string">
            <text:p>Wijk I</text:p>
          </table:table-cell>
          <table:table-cell ns41:value-type="string" table:style-name="ce72" office:value-type="string">
            <text:p>Polder 3e Bedijking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7" office:value-type="float">
            <text:p>67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166" office:value-type="float">
            <text:p>166</text:p>
          </table:table-cell>
          <table:table-cell ns41:value-type="float" table:style-name="ce74" office:value="184" office:value-type="float">
            <text:p>184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2" office:value-type="float">
            <text:p>2</text:p>
          </table:table-cell>
          <table:table-cell table:formula="of:=[.N419]+[.P419]" ns41:value-type="float" table:style-name="ce74" office:value-type="float" office:value="170">
            <text:p>170</text:p>
          </table:table-cell>
          <table:table-cell table:formula="of:=[.O419]+[.Q419]" ns41:value-type="float" table:style-name="ce74" office:value-type="float" office:value="186">
            <text:p>186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72" office:value-type="string">
            <text:p>Hoogheemraadschap van Amstelland</text:p>
          </table:table-cell>
          <table:table-cell table:style-name="ce72"/>
          <table:table-cell ns41:value-type="string" table:style-name="ce72" office:value-type="string">
            <text:p>Wijk III</text:p>
          </table:table-cell>
          <table:table-cell ns41:value-type="string" table:style-name="ce72" office:value-type="string">
            <text:p>Buurtschap Kade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9" office:value-type="float">
            <text:p>69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39" office:value-type="float">
            <text:p>139</text:p>
          </table:table-cell>
          <table:table-cell ns41:value-type="float" table:style-name="ce74" office:value="154" office:value-type="float">
            <text:p>154</text:p>
          </table:table-cell>
          <table:table-cell ns41:value-type="float" table:style-name="ce74" office:value="4" office:value-type="float">
            <text:p>4</text:p>
          </table:table-cell>
          <table:table-cell table:style-name="ce74"/>
          <table:table-cell table:formula="of:=[.N420]+[.P420]" ns41:value-type="float" table:style-name="ce74" office:value-type="float" office:value="143">
            <text:p>143</text:p>
          </table:table-cell>
          <table:table-cell table:formula="of:=[.O420]+[.Q420]" ns41:value-type="float" table:style-name="ce74" office:value-type="float" office:value="154">
            <text:p>154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ijdrecht</text:p>
          </table:table-cell>
          <table:table-cell ns41:value-type="string" table:style-name="ce72" office:value-type="string">
            <text:p>Hoogheemraadschap van Amstelland</text:p>
          </table:table-cell>
          <table:table-cell table:style-name="ce72"/>
          <table:table-cell ns41:value-type="string" table:style-name="ce72" office:value-type="string">
            <text:p>Wijk III</text:p>
          </table:table-cell>
          <table:table-cell ns41:value-type="string" table:style-name="ce72" office:value-type="string">
            <text:p>Buurtschap Mennonitenbuurt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4" office:value-type="float">
            <text:p>64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33" office:value-type="float">
            <text:p>133</text:p>
          </table:table-cell>
          <table:table-cell ns41:value-type="float" table:style-name="ce74" office:value="137" office:value-type="float">
            <text:p>137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table:formula="of:=[.N421]+[.P421]" ns41:value-type="float" table:style-name="ce74" office:value-type="float" office:value="135">
            <text:p>135</text:p>
          </table:table-cell>
          <table:table-cell table:formula="of:=[.O421]+[.Q421]" ns41:value-type="float" table:style-name="ce74" office:value-type="float" office:value="140">
            <text:p>140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ijdrecht</text:p>
          </table:table-cell>
          <table:table-cell ns41:value-type="string" table:style-name="ce72" office:value-type="string">
            <text:p>Hoogheemraadschap van Amstelland</text:p>
          </table:table-cell>
          <table:table-cell table:style-name="ce72"/>
          <table:table-cell ns41:value-type="string" table:style-name="ce72" office:value-type="string">
            <text:p>Wijk III</text:p>
          </table:table-cell>
          <table:table-cell ns41:value-type="string" table:style-name="ce72" office:value-type="string">
            <text:p>Buurtschap Kromme Mijdrecht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7" office:value-type="float">
            <text:p>37</text:p>
          </table:table-cell>
          <table:table-cell table:style-name="ce74" table:number-columns-repeated="4"/>
          <table:table-cell ns41:value-type="float" table:style-name="ce74" office:value="87" office:value-type="float">
            <text:p>87</text:p>
          </table:table-cell>
          <table:table-cell ns41:value-type="float" table:style-name="ce74" office:value="83" office:value-type="float">
            <text:p>83</text:p>
          </table:table-cell>
          <table:table-cell ns41:value-type="float" office:value="2" table:style-name="ce74" table:number-columns-repeated="2" office:value-type="float">
            <text:p>2</text:p>
          </table:table-cell>
          <table:table-cell table:formula="of:=[.N422]+[.P422]" ns41:value-type="float" table:style-name="ce74" office:value-type="float" office:value="89">
            <text:p>89</text:p>
          </table:table-cell>
          <table:table-cell table:formula="of:=[.O422]+[.Q422]" ns41:value-type="float" table:style-name="ce74" office:value-type="float" office:value="85">
            <text:p>8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ijdrecht</text:p>
          </table:table-cell>
          <table:table-cell ns41:value-type="string" table:style-name="ce72" office:value-type="string">
            <text:p>Hoogheemraadschap van Amstelland</text:p>
          </table:table-cell>
          <table:table-cell table:style-name="ce72"/>
          <table:table-cell ns41:value-type="string" table:style-name="ce72" office:value-type="string">
            <text:p>Wijk III</text:p>
          </table:table-cell>
          <table:table-cell ns41:value-type="string" table:style-name="ce72" office:value-type="string">
            <text:p>Buurtschap Kromme Mijdrecht</text:p>
          </table:table-cell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21" office:value-type="float">
            <text:p>21</text:p>
          </table:table-cell>
          <table:table-cell table:style-name="ce74"/>
          <table:table-cell ns41:value-type="float" table:style-name="ce74" office:value="13" office:value-type="float">
            <text:p>13</text:p>
          </table:table-cell>
          <table:table-cell ns41:value-type="float" table:style-name="ce74" office:value="23" office:value-type="float">
            <text:p>23</text:p>
          </table:table-cell>
          <table:table-cell ns41:value-type="float" table:style-name="ce74" office:value="33" office:value-type="float">
            <text:p>33</text:p>
          </table:table-cell>
          <table:table-cell ns41:value-type="float" table:style-name="ce74" office:value="22" office:value-type="float">
            <text:p>22</text:p>
          </table:table-cell>
          <table:table-cell table:formula="of:=[.N423]+[.P423]" ns41:value-type="float" table:style-name="ce74" office:value-type="float" office:value="46">
            <text:p>46</text:p>
          </table:table-cell>
          <table:table-cell table:formula="of:=[.O423]+[.Q423]" ns41:value-type="float" table:style-name="ce74" office:value-type="float" office:value="45">
            <text:p>4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72" office:value-type="string">
            <text:p>Hoogheemraadschap van Amstelland</text:p>
          </table:table-cell>
          <table:table-cell ns41:value-type="string" table:style-name="ce72" office:value-type="string">
            <text:p>Gehucht den Hoef</text:p>
          </table:table-cell>
          <table:table-cell ns41:value-type="string" table:style-name="ce72" office:value-type="string">
            <text:p>Wijk IV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72" office:value-type="float">
            <text:p>72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61" office:value-type="float">
            <text:p>161</text:p>
          </table:table-cell>
          <table:table-cell ns41:value-type="float" table:style-name="ce74" office:value="158" office:value-type="float">
            <text:p>158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1" office:value-type="float">
            <text:p>1</text:p>
          </table:table-cell>
          <table:table-cell table:formula="of:=[.N424]+[.P424]" ns41:value-type="float" table:style-name="ce74" office:value-type="float" office:value="164">
            <text:p>164</text:p>
          </table:table-cell>
          <table:table-cell table:formula="of:=[.O424]+[.Q424]" ns41:value-type="float" table:style-name="ce74" office:value-type="float" office:value="159">
            <text:p>159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72" office:value-type="string">
            <text:p>Hoogheemraadschap van Amstelland</text:p>
          </table:table-cell>
          <table:table-cell table:style-name="ce72"/>
          <table:table-cell ns41:value-type="string" table:style-name="ce72" office:value-type="string">
            <text:p>Wijk V</text:p>
          </table:table-cell>
          <table:table-cell ns41:value-type="string" table:style-name="ce72" office:value-type="string">
            <text:p>Buurtschap Blokland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87" office:value-type="float">
            <text:p>87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204" office:value-type="float">
            <text:p>204</text:p>
          </table:table-cell>
          <table:table-cell ns41:value-type="float" table:style-name="ce74" office:value="239" office:value-type="float">
            <text:p>239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1" office:value-type="float">
            <text:p>1</text:p>
          </table:table-cell>
          <table:table-cell table:formula="of:=[.N425]+[.P425]" ns41:value-type="float" table:style-name="ce74" office:value-type="float" office:value="207">
            <text:p>207</text:p>
          </table:table-cell>
          <table:table-cell table:formula="of:=[.O425]+[.Q425]" ns41:value-type="float" table:style-name="ce74" office:value-type="float" office:value="240">
            <text:p>240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Mijdrecht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415:.I416])" ns41:value-type="float" table:style-name="ce73" office:value-type="float" office:value="203">
            <text:p>203</text:p>
          </table:table-cell>
          <table:table-cell table:formula="of:=SUM([.J415:.J416])" ns41:value-type="float" table:style-name="ce74" office:value-type="float" office:value="2">
            <text:p>2</text:p>
          </table:table-cell>
          <table:table-cell table:formula="of:=SUM([.K415:.K416])" ns41:value-type="float" table:style-name="ce74" office:value-type="float" office:value="0">
            <text:p>0</text:p>
          </table:table-cell>
          <table:table-cell table:formula="of:=SUM([.L415:.L416])" ns41:value-type="float" table:style-name="ce74" office:value-type="float" office:value="0">
            <text:p>0</text:p>
          </table:table-cell>
          <table:table-cell table:formula="of:=SUM([.M415:.M416])" ns41:value-type="float" table:style-name="ce74" office:value-type="float" office:value="0">
            <text:p>0</text:p>
          </table:table-cell>
          <table:table-cell table:formula="of:=SUM([.N415:.N416])" ns41:value-type="float" table:style-name="ce74" office:value-type="float" office:value="432">
            <text:p>432</text:p>
          </table:table-cell>
          <table:table-cell table:formula="of:=SUM([.O415:.O416])" ns41:value-type="float" table:style-name="ce74" office:value-type="float" office:value="403">
            <text:p>403</text:p>
          </table:table-cell>
          <table:table-cell table:formula="of:=SUM([.P415:.P416])" ns41:value-type="float" table:style-name="ce74" office:value-type="float" office:value="8">
            <text:p>8</text:p>
          </table:table-cell>
          <table:table-cell table:formula="of:=SUM([.Q415:.Q416])" ns41:value-type="float" table:style-name="ce74" office:value-type="float" office:value="10">
            <text:p>10</text:p>
          </table:table-cell>
          <table:table-cell table:formula="of:=[.N426]+[.P426]" ns41:value-type="float" table:style-name="ce74" office:value-type="float" office:value="440">
            <text:p>440</text:p>
          </table:table-cell>
          <table:table-cell table:formula="of:=[.O426]+[.Q426]" ns41:value-type="float" table:style-name="ce74" office:value-type="float" office:value="413">
            <text:p>413</text:p>
          </table:table-cell>
          <table:table-cell table:formula="of:=SUM([.T415:.T416])" ns41:value-type="float" table:style-name="ce74" office:value-type="float" office:value="11">
            <text:p>11</text:p>
          </table:table-cell>
          <table:table-cell table:formula="of:=SUM([.U415:.U416])" ns41:value-type="float" table:style-name="ce75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417:.I425])" ns41:value-type="float" table:style-name="ce73" office:value-type="float" office:value="611">
            <text:p>611</text:p>
          </table:table-cell>
          <table:table-cell table:formula="of:=SUM([.J417:.J425])" ns41:value-type="float" table:style-name="ce74" office:value-type="float" office:value="14">
            <text:p>14</text:p>
          </table:table-cell>
          <table:table-cell table:formula="of:=SUM([.K417:.K425])" ns41:value-type="float" table:style-name="ce74" office:value-type="float" office:value="0">
            <text:p>0</text:p>
          </table:table-cell>
          <table:table-cell table:formula="of:=SUM([.L417:.L425])" ns41:value-type="float" table:style-name="ce74" office:value-type="float" office:value="21">
            <text:p>21</text:p>
          </table:table-cell>
          <table:table-cell table:formula="of:=SUM([.M417:.M425])" ns41:value-type="float" table:style-name="ce74" office:value-type="float" office:value="0">
            <text:p>0</text:p>
          </table:table-cell>
          <table:table-cell table:formula="of:=SUM([.N417:.N425])" ns41:value-type="float" table:style-name="ce74" office:value-type="float" office:value="1374">
            <text:p>1374</text:p>
          </table:table-cell>
          <table:table-cell table:formula="of:=SUM([.O417:.O425])" ns41:value-type="float" table:style-name="ce74" office:value-type="float" office:value="1466">
            <text:p>1466</text:p>
          </table:table-cell>
          <table:table-cell table:formula="of:=SUM([.P417:.P425])" ns41:value-type="float" table:style-name="ce74" office:value-type="float" office:value="69">
            <text:p>69</text:p>
          </table:table-cell>
          <table:table-cell table:formula="of:=SUM([.Q417:.Q425])" ns41:value-type="float" table:style-name="ce74" office:value-type="float" office:value="40">
            <text:p>40</text:p>
          </table:table-cell>
          <table:table-cell table:formula="of:=[.N427]+[.P427]" ns41:value-type="float" table:style-name="ce74" office:value-type="float" office:value="1443">
            <text:p>1443</text:p>
          </table:table-cell>
          <table:table-cell table:formula="of:=[.O427]+[.Q427]" ns41:value-type="float" table:style-name="ce74" office:value-type="float" office:value="1506">
            <text:p>1506</text:p>
          </table:table-cell>
          <table:table-cell table:formula="of:=SUM([.T417:.T425])" ns41:value-type="float" table:style-name="ce74" office:value-type="float" office:value="30">
            <text:p>30</text:p>
          </table:table-cell>
          <table:table-cell table:formula="of:=SUM([.U417:.U425])" ns41:value-type="float" table:style-name="ce75" office:value-type="float" office:value="15">
            <text:p>1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ijdrecht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415:.I425])" ns41:value-type="float" table:style-name="ce73" office:value-type="float" office:value="814">
            <text:p>814</text:p>
          </table:table-cell>
          <table:table-cell table:formula="of:=SUM([.J415:.J425])" ns41:value-type="float" table:style-name="ce74" office:value-type="float" office:value="16">
            <text:p>16</text:p>
          </table:table-cell>
          <table:table-cell table:formula="of:=SUM([.K415:.K425])" ns41:value-type="float" table:style-name="ce74" office:value-type="float" office:value="0">
            <text:p>0</text:p>
          </table:table-cell>
          <table:table-cell table:formula="of:=SUM([.L415:.L425])" ns41:value-type="float" table:style-name="ce74" office:value-type="float" office:value="21">
            <text:p>21</text:p>
          </table:table-cell>
          <table:table-cell table:formula="of:=SUM([.M415:.M425])" ns41:value-type="float" table:style-name="ce74" office:value-type="float" office:value="0">
            <text:p>0</text:p>
          </table:table-cell>
          <table:table-cell table:formula="of:=SUM([.N415:.N425])" ns41:value-type="float" table:style-name="ce74" office:value-type="float" office:value="1806">
            <text:p>1806</text:p>
          </table:table-cell>
          <table:table-cell table:formula="of:=SUM([.O415:.O425])" ns41:value-type="float" table:style-name="ce74" office:value-type="float" office:value="1869">
            <text:p>1869</text:p>
          </table:table-cell>
          <table:table-cell table:formula="of:=SUM([.P415:.P425])" ns41:value-type="float" table:style-name="ce74" office:value-type="float" office:value="77">
            <text:p>77</text:p>
          </table:table-cell>
          <table:table-cell table:formula="of:=SUM([.Q415:.Q425])" ns41:value-type="float" table:style-name="ce74" office:value-type="float" office:value="50">
            <text:p>50</text:p>
          </table:table-cell>
          <table:table-cell table:formula="of:=[.N428]+[.P428]" ns41:value-type="float" table:style-name="ce74" office:value-type="float" office:value="1883">
            <text:p>1883</text:p>
          </table:table-cell>
          <table:table-cell table:formula="of:=[.O428]+[.Q428]" ns41:value-type="float" table:style-name="ce74" office:value-type="float" office:value="1919">
            <text:p>1919</text:p>
          </table:table-cell>
          <table:table-cell table:formula="of:=SUM([.T415:.T425])" ns41:value-type="float" table:style-name="ce74" office:value-type="float" office:value="41">
            <text:p>41</text:p>
          </table:table-cell>
          <table:table-cell table:formula="of:=SUM([.U415:.U425])" ns41:value-type="float" table:style-name="ce75" office:value-type="float" office:value="23">
            <text:p>2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Mijdrecht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2" office:value-type="float">
            <text:p>2</text:p>
          </table:table-cell>
          <table:table-cell table:style-name="ce74" table:number-columns-repeated="6"/>
          <table:table-cell ns41:value-type="float" table:style-name="ce74" office:value="3" office:value-type="float">
            <text:p>3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Nigtevecht</text:p>
          </table:table-cell>
          <table:table-cell table:style-name="ce72" table:number-columns-repeated="5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78" office:value-type="float">
            <text:p>78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19" office:value-type="float">
            <text:p>119</text:p>
          </table:table-cell>
          <table:table-cell ns41:value-type="float" table:style-name="ce74" office:value="147" office:value-type="float">
            <text:p>147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9" office:value-type="float">
            <text:p>9</text:p>
          </table:table-cell>
          <table:table-cell table:formula="of:=[.N430]+[.P430]" ns41:value-type="float" table:style-name="ce74" office:value-type="float" office:value="125">
            <text:p>125</text:p>
          </table:table-cell>
          <table:table-cell table:formula="of:=[.O430]+[.Q430]" ns41:value-type="float" table:style-name="ce74" office:value-type="float" office:value="156">
            <text:p>156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Nigtevecht</text:p>
          </table:table-cell>
          <table:table-cell table:style-name="ce72" table:number-columns-repeated="5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3" office:value-type="float">
            <text:p>33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97" office:value-type="float">
            <text:p>97</text:p>
          </table:table-cell>
          <table:table-cell ns41:value-type="float" table:style-name="ce74" office:value="88" office:value-type="float">
            <text:p>88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2" office:value-type="float">
            <text:p>2</text:p>
          </table:table-cell>
          <table:table-cell table:formula="of:=[.N431]+[.P431]" ns41:value-type="float" table:style-name="ce74" office:value-type="float" office:value="101">
            <text:p>101</text:p>
          </table:table-cell>
          <table:table-cell table:formula="of:=[.O431]+[.Q431]" ns41:value-type="float" table:style-name="ce74" office:value-type="float" office:value="90">
            <text:p>90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Nigtevecht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430:.I431])" ns41:value-type="float" table:style-name="ce73" office:value-type="float" office:value="111">
            <text:p>111</text:p>
          </table:table-cell>
          <table:table-cell table:formula="of:=SUM([.J430:.J431])" ns41:value-type="float" table:style-name="ce74" office:value-type="float" office:value="7">
            <text:p>7</text:p>
          </table:table-cell>
          <table:table-cell table:formula="of:=SUM([.K430:.K431])" ns41:value-type="float" table:style-name="ce74" office:value-type="float" office:value="0">
            <text:p>0</text:p>
          </table:table-cell>
          <table:table-cell table:formula="of:=SUM([.L430:.L431])" ns41:value-type="float" table:style-name="ce74" office:value-type="float" office:value="0">
            <text:p>0</text:p>
          </table:table-cell>
          <table:table-cell table:formula="of:=SUM([.M430:.M431])" ns41:value-type="float" table:style-name="ce74" office:value-type="float" office:value="0">
            <text:p>0</text:p>
          </table:table-cell>
          <table:table-cell table:formula="of:=SUM([.N430:.N431])" ns41:value-type="float" table:style-name="ce74" office:value-type="float" office:value="216">
            <text:p>216</text:p>
          </table:table-cell>
          <table:table-cell table:formula="of:=SUM([.O430:.O431])" ns41:value-type="float" table:style-name="ce74" office:value-type="float" office:value="235">
            <text:p>235</text:p>
          </table:table-cell>
          <table:table-cell table:formula="of:=SUM([.P430:.P431])" ns41:value-type="float" table:style-name="ce74" office:value-type="float" office:value="10">
            <text:p>10</text:p>
          </table:table-cell>
          <table:table-cell table:formula="of:=SUM([.Q430:.Q431])" ns41:value-type="float" table:style-name="ce74" office:value-type="float" office:value="11">
            <text:p>11</text:p>
          </table:table-cell>
          <table:table-cell table:formula="of:=[.N432]+[.P432]" ns41:value-type="float" table:style-name="ce74" office:value-type="float" office:value="226">
            <text:p>226</text:p>
          </table:table-cell>
          <table:table-cell table:formula="of:=[.O432]+[.Q432]" ns41:value-type="float" table:style-name="ce74" office:value-type="float" office:value="246">
            <text:p>246</text:p>
          </table:table-cell>
          <table:table-cell table:formula="of:=SUM([.T430:.T431])" ns41:value-type="float" table:style-name="ce74" office:value-type="float" office:value="9">
            <text:p>9</text:p>
          </table:table-cell>
          <table:table-cell table:formula="of:=SUM([.U430:.U431])" ns41:value-type="float" table:style-name="ce75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Odijk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 table:number-columns-repeated="4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52" office:value-type="float">
            <text:p>52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96" office:value-type="float">
            <text:p>96</text:p>
          </table:table-cell>
          <table:table-cell ns41:value-type="float" table:style-name="ce74" office:value="107" office:value-type="float">
            <text:p>107</text:p>
          </table:table-cell>
          <table:table-cell ns41:value-type="float" table:style-name="ce74" office:value="2" office:value-type="float">
            <text:p>2</text:p>
          </table:table-cell>
          <table:table-cell table:style-name="ce74"/>
          <table:table-cell table:formula="of:=[.N433]+[.P433]" ns41:value-type="float" table:style-name="ce74" office:value-type="float" office:value="98">
            <text:p>98</text:p>
          </table:table-cell>
          <table:table-cell table:formula="of:=[.O433]+[.Q433]" ns41:value-type="float" table:style-name="ce74" office:value-type="float" office:value="107">
            <text:p>107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Odijk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 table:number-columns-repeated="4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3" office:value-type="float">
            <text:p>43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09" office:value-type="float">
            <text:p>109</text:p>
          </table:table-cell>
          <table:table-cell ns41:value-type="float" table:style-name="ce74" office:value="99" office:value-type="float">
            <text:p>99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434]+[.P434]" ns41:value-type="float" table:style-name="ce74" office:value-type="float" office:value="109">
            <text:p>109</text:p>
          </table:table-cell>
          <table:table-cell table:formula="of:=[.O434]+[.Q434]" ns41:value-type="float" table:style-name="ce74" office:value-type="float" office:value="100">
            <text:p>10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Odijk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433:.I434])" ns41:value-type="float" table:style-name="ce73" office:value-type="float" office:value="95">
            <text:p>95</text:p>
          </table:table-cell>
          <table:table-cell table:formula="of:=SUM([.J433:.J434])" ns41:value-type="float" table:style-name="ce74" office:value-type="float" office:value="2">
            <text:p>2</text:p>
          </table:table-cell>
          <table:table-cell table:formula="of:=SUM([.K433:.K434])" ns41:value-type="float" table:style-name="ce74" office:value-type="float" office:value="0">
            <text:p>0</text:p>
          </table:table-cell>
          <table:table-cell table:formula="of:=SUM([.L433:.L434])" ns41:value-type="float" table:style-name="ce74" office:value-type="float" office:value="0">
            <text:p>0</text:p>
          </table:table-cell>
          <table:table-cell table:formula="of:=SUM([.M433:.M434])" ns41:value-type="float" table:style-name="ce74" office:value-type="float" office:value="0">
            <text:p>0</text:p>
          </table:table-cell>
          <table:table-cell table:formula="of:=SUM([.N433:.N434])" ns41:value-type="float" table:style-name="ce74" office:value-type="float" office:value="205">
            <text:p>205</text:p>
          </table:table-cell>
          <table:table-cell table:formula="of:=SUM([.O433:.O434])" ns41:value-type="float" table:style-name="ce74" office:value-type="float" office:value="206">
            <text:p>206</text:p>
          </table:table-cell>
          <table:table-cell table:formula="of:=SUM([.P433:.P434])" ns41:value-type="float" table:style-name="ce74" office:value-type="float" office:value="2">
            <text:p>2</text:p>
          </table:table-cell>
          <table:table-cell table:formula="of:=SUM([.Q433:.Q434])" ns41:value-type="float" table:style-name="ce74" office:value-type="float" office:value="1">
            <text:p>1</text:p>
          </table:table-cell>
          <table:table-cell table:formula="of:=[.N435]+[.P435]" ns41:value-type="float" table:style-name="ce74" office:value-type="float" office:value="207">
            <text:p>207</text:p>
          </table:table-cell>
          <table:table-cell table:formula="of:=[.O435]+[.Q435]" ns41:value-type="float" table:style-name="ce74" office:value-type="float" office:value="207">
            <text:p>207</text:p>
          </table:table-cell>
          <table:table-cell table:formula="of:=SUM([.T433:.T434])" ns41:value-type="float" table:style-name="ce74" office:value-type="float" office:value="1">
            <text:p>1</text:p>
          </table:table-cell>
          <table:table-cell table:formula="of:=SUM([.U433:.U434])" ns41:value-type="float" table:style-name="ce75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Oudenrij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 table:number-columns-repeated="4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00" office:value-type="float">
            <text:p>100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265" office:value-type="float">
            <text:p>265</text:p>
          </table:table-cell>
          <table:table-cell ns41:value-type="float" table:style-name="ce74" office:value="264" office:value-type="float">
            <text:p>264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4" office:value="3" office:value-type="float">
            <text:p>3</text:p>
          </table:table-cell>
          <table:table-cell table:formula="of:=[.N436]+[.P436]" ns41:value-type="float" table:style-name="ce74" office:value-type="float" office:value="272">
            <text:p>272</text:p>
          </table:table-cell>
          <table:table-cell table:formula="of:=[.O436]+[.Q436]" ns41:value-type="float" table:style-name="ce74" office:value-type="float" office:value="267">
            <text:p>267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Oudenrijn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7"/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O437]+[.Q437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Oudenrijn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436:.I437])" ns41:value-type="float" table:style-name="ce73" office:value-type="float" office:value="100">
            <text:p>100</text:p>
          </table:table-cell>
          <table:table-cell table:formula="of:=SUM([.J436:.J437])" ns41:value-type="float" table:style-name="ce74" office:value-type="float" office:value="2">
            <text:p>2</text:p>
          </table:table-cell>
          <table:table-cell table:formula="of:=SUM([.K436:.K437])" ns41:value-type="float" table:style-name="ce74" office:value-type="float" office:value="0">
            <text:p>0</text:p>
          </table:table-cell>
          <table:table-cell table:formula="of:=SUM([.L436:.L437])" ns41:value-type="float" table:style-name="ce74" office:value-type="float" office:value="0">
            <text:p>0</text:p>
          </table:table-cell>
          <table:table-cell table:formula="of:=SUM([.M436:.M437])" ns41:value-type="float" table:style-name="ce74" office:value-type="float" office:value="0">
            <text:p>0</text:p>
          </table:table-cell>
          <table:table-cell table:formula="of:=SUM([.N436:.N437])" ns41:value-type="float" table:style-name="ce74" office:value-type="float" office:value="265">
            <text:p>265</text:p>
          </table:table-cell>
          <table:table-cell table:formula="of:=SUM([.O436:.O437])" ns41:value-type="float" table:style-name="ce74" office:value-type="float" office:value="264">
            <text:p>264</text:p>
          </table:table-cell>
          <table:table-cell table:formula="of:=SUM([.P436:.P437])" ns41:value-type="float" table:style-name="ce74" office:value-type="float" office:value="7">
            <text:p>7</text:p>
          </table:table-cell>
          <table:table-cell table:formula="of:=SUM([.Q436:.Q437])" ns41:value-type="float" table:style-name="ce74" office:value-type="float" office:value="4">
            <text:p>4</text:p>
          </table:table-cell>
          <table:table-cell table:formula="of:=SUM([.R436:.R437])" ns41:value-type="float" table:style-name="ce74" office:value-type="float" office:value="272">
            <text:p>272</text:p>
          </table:table-cell>
          <table:table-cell table:formula="of:=SUM([.S436:.S437])" ns41:value-type="float" table:style-name="ce74" office:value-type="float" office:value="268">
            <text:p>268</text:p>
          </table:table-cell>
          <table:table-cell table:formula="of:=SUM([.T436:.T437])" ns41:value-type="float" table:style-name="ce74" office:value-type="float" office:value="10">
            <text:p>10</text:p>
          </table:table-cell>
          <table:table-cell table:formula="of:=SUM([.U436:.U437])" ns41:value-type="float" table:style-name="ce75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Polsbroek</text:p>
          </table:table-cell>
          <table:table-cell ns41:value-type="string" table:style-name="ce72" office:value-type="string">
            <text:p>Hoogheemraadschap van den Lekdijk Benedendams</text:p>
          </table:table-cell>
          <table:table-cell table:style-name="ce72" table:number-columns-repeated="4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1" office:value-type="float">
            <text:p>31</text:p>
          </table:table-cell>
          <table:table-cell table:style-name="ce74" table:number-columns-repeated="4"/>
          <table:table-cell ns41:value-type="float" table:style-name="ce74" office:value="66" office:value-type="float">
            <text:p>66</text:p>
          </table:table-cell>
          <table:table-cell ns41:value-type="float" table:style-name="ce74" office:value="71" office:value-type="float">
            <text:p>71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3" office:value-type="float">
            <text:p>3</text:p>
          </table:table-cell>
          <table:table-cell table:formula="of:=[.N439]+[.P439]" ns41:value-type="float" table:style-name="ce74" office:value-type="float" office:value="67">
            <text:p>67</text:p>
          </table:table-cell>
          <table:table-cell table:formula="of:=[.O439]+[.Q439]" ns41:value-type="float" table:style-name="ce74" office:value-type="float" office:value="74">
            <text:p>74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Polsbroek</text:p>
          </table:table-cell>
          <table:table-cell ns41:value-type="string" table:style-name="ce72" office:value-type="string">
            <text:p>Hoogheemraadschap van den Lekdijk Benedendams</text:p>
          </table:table-cell>
          <table:table-cell table:style-name="ce72" table:number-columns-repeated="4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48" office:value-type="float">
            <text:p>148</text:p>
          </table:table-cell>
          <table:table-cell table:style-name="ce74" table:number-columns-repeated="4"/>
          <table:table-cell ns41:value-type="float" table:style-name="ce74" office:value="361" office:value-type="float">
            <text:p>361</text:p>
          </table:table-cell>
          <table:table-cell ns41:value-type="float" table:style-name="ce74" office:value="404" office:value-type="float">
            <text:p>404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4" office:value-type="float">
            <text:p>4</text:p>
          </table:table-cell>
          <table:table-cell table:formula="of:=[.N440]+[.P440]" ns41:value-type="float" table:style-name="ce74" office:value-type="float" office:value="366">
            <text:p>366</text:p>
          </table:table-cell>
          <table:table-cell table:formula="of:=[.O440]+[.Q440]" ns41:value-type="float" table:style-name="ce74" office:value-type="float" office:value="408">
            <text:p>408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Polsbroek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439:.I440])" ns41:value-type="float" table:style-name="ce73" office:value-type="float" office:value="179">
            <text:p>179</text:p>
          </table:table-cell>
          <table:table-cell table:formula="of:=SUM([.J439:.J440])" ns41:value-type="float" table:style-name="ce74" office:value-type="float" office:value="0">
            <text:p>0</text:p>
          </table:table-cell>
          <table:table-cell table:formula="of:=SUM([.K439:.K440])" ns41:value-type="float" table:style-name="ce74" office:value-type="float" office:value="0">
            <text:p>0</text:p>
          </table:table-cell>
          <table:table-cell table:formula="of:=SUM([.L439:.L440])" ns41:value-type="float" table:style-name="ce74" office:value-type="float" office:value="0">
            <text:p>0</text:p>
          </table:table-cell>
          <table:table-cell table:formula="of:=SUM([.M439:.M440])" ns41:value-type="float" table:style-name="ce74" office:value-type="float" office:value="0">
            <text:p>0</text:p>
          </table:table-cell>
          <table:table-cell table:formula="of:=SUM([.N439:.N440])" ns41:value-type="float" table:style-name="ce74" office:value-type="float" office:value="427">
            <text:p>427</text:p>
          </table:table-cell>
          <table:table-cell table:formula="of:=SUM([.O439:.O440])" ns41:value-type="float" table:style-name="ce74" office:value-type="float" office:value="475">
            <text:p>475</text:p>
          </table:table-cell>
          <table:table-cell table:formula="of:=SUM([.P439:.P440])" ns41:value-type="float" table:style-name="ce74" office:value-type="float" office:value="6">
            <text:p>6</text:p>
          </table:table-cell>
          <table:table-cell table:formula="of:=SUM([.Q439:.Q440])" ns41:value-type="float" table:style-name="ce74" office:value-type="float" office:value="7">
            <text:p>7</text:p>
          </table:table-cell>
          <table:table-cell table:formula="of:=[.N441]+[.P441]" ns41:value-type="float" table:style-name="ce74" office:value-type="float" office:value="433">
            <text:p>433</text:p>
          </table:table-cell>
          <table:table-cell table:formula="of:=[.O441]+[.Q441]" ns41:value-type="float" table:style-name="ce74" office:value-type="float" office:value="482">
            <text:p>482</text:p>
          </table:table-cell>
          <table:table-cell table:formula="of:=SUM([.T439:.T440])" ns41:value-type="float" table:style-name="ce74" office:value-type="float" office:value="4">
            <text:p>4</text:p>
          </table:table-cell>
          <table:table-cell table:formula="of:=SUM([.U439:.U440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4">
          <table:table-cell ns41:value-type="string" table:style-name="ce8" office:value-type="string">
            <text:p>Renswoude</text:p>
          </table:table-cell>
          <table:table-cell table:style-name="ce72"/>
          <table:table-cell ns41:value-type="string" table:style-name="ce72" office:value-type="string">
            <text:p>Dorp Renswoude</text:p>
          </table:table-cell>
          <table:table-cell table:style-name="ce72" table:number-columns-repeated="3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13" office:value-type="float">
            <text:p>113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2"/>
          <table:table-cell ns41:value-type="float" table:style-name="ce74" office:value="342" office:value-type="float">
            <text:p>342</text:p>
          </table:table-cell>
          <table:table-cell ns41:value-type="float" table:style-name="ce74" office:value="281" office:value-type="float">
            <text:p>281</text:p>
          </table:table-cell>
          <table:table-cell ns41:value-type="float" office:value="3" table:style-name="ce74" table:number-columns-repeated="2" office:value-type="float">
            <text:p>3</text:p>
          </table:table-cell>
          <table:table-cell table:formula="of:=[.N442]+[.P442]" ns41:value-type="float" table:style-name="ce74" office:value-type="float" office:value="345">
            <text:p>345</text:p>
          </table:table-cell>
          <table:table-cell table:formula="of:=[.O442]+[.Q442]" ns41:value-type="float" table:style-name="ce74" office:value-type="float" office:value="284">
            <text:p>284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</table:table-cell>
          <table:table-cell table:style-name="ce72" table:number-columns-repeated="3"/>
          <table:table-cell ns41:value-type="string" table:style-name="ce72" office:value-type="string">
            <text:p>Buurtschap Emmikhuizen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3" office:value-type="float">
            <text:p>43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33" office:value-type="float">
            <text:p>133</text:p>
          </table:table-cell>
          <table:table-cell ns41:value-type="float" table:style-name="ce74" office:value="112" office:value-type="float">
            <text:p>112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443]+[.P443]" ns41:value-type="float" table:style-name="ce74" office:value-type="float" office:value="133">
            <text:p>133</text:p>
          </table:table-cell>
          <table:table-cell table:formula="of:=[.O443]+[.Q443]" ns41:value-type="float" table:style-name="ce74" office:value-type="float" office:value="113">
            <text:p>113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</table:table-cell>
          <table:table-cell table:style-name="ce72" table:number-columns-repeated="3"/>
          <table:table-cell ns41:value-type="string" table:style-name="ce72" office:value-type="string">
            <text:p>Buurtschap de Groep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2" office:value-type="float">
            <text:p>42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20" office:value-type="float">
            <text:p>120</text:p>
          </table:table-cell>
          <table:table-cell ns41:value-type="float" table:style-name="ce74" office:value="105" office:value-type="float">
            <text:p>105</text:p>
          </table:table-cell>
          <table:table-cell ns41:value-type="float" table:style-name="ce74" office:value="2" office:value-type="float">
            <text:p>2</text:p>
          </table:table-cell>
          <table:table-cell table:style-name="ce74"/>
          <table:table-cell table:formula="of:=[.N444]+[.P444]" ns41:value-type="float" table:style-name="ce74" office:value-type="float" office:value="122">
            <text:p>122</text:p>
          </table:table-cell>
          <table:table-cell table:formula="of:=[.O444]+[.Q444]" ns41:value-type="float" table:style-name="ce74" office:value-type="float" office:value="105">
            <text:p>10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Renswoude</text:p>
          </table:table-cell>
          <table:table-cell table:style-name="ce72" table:number-columns-repeated="3"/>
          <table:table-cell ns41:value-type="string" table:style-name="ce72" office:value-type="string">
            <text:p>Buurtschap Noorder Kwartier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5" office:value-type="float">
            <text:p>15</text:p>
          </table:table-cell>
          <table:table-cell table:style-name="ce74" table:number-columns-repeated="4"/>
          <table:table-cell ns41:value-type="float" table:style-name="ce74" office:value="60" office:value-type="float">
            <text:p>60</text:p>
          </table:table-cell>
          <table:table-cell ns41:value-type="float" table:style-name="ce74" office:value="54" office:value-type="float">
            <text:p>54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445]+[.P445]" ns41:value-type="float" table:style-name="ce74" office:value-type="float" office:value="60">
            <text:p>60</text:p>
          </table:table-cell>
          <table:table-cell table:formula="of:=[.O445]+[.Q445]" ns41:value-type="float" table:style-name="ce74" office:value-type="float" office:value="55">
            <text:p>55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Renswoude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442])" ns41:value-type="float" table:style-name="ce73" office:value-type="float" office:value="113">
            <text:p>113</text:p>
          </table:table-cell>
          <table:table-cell table:formula="of:=SUM([.J442])" ns41:value-type="float" table:style-name="ce74" office:value-type="float" office:value="4">
            <text:p>4</text:p>
          </table:table-cell>
          <table:table-cell table:formula="of:=SUM([.K442])" ns41:value-type="float" table:style-name="ce74" office:value-type="float" office:value="1">
            <text:p>1</text:p>
          </table:table-cell>
          <table:table-cell table:formula="of:=SUM([.L442])" ns41:value-type="float" table:style-name="ce74" office:value-type="float" office:value="0">
            <text:p>0</text:p>
          </table:table-cell>
          <table:table-cell table:formula="of:=SUM([.M442])" ns41:value-type="float" table:style-name="ce74" office:value-type="float" office:value="0">
            <text:p>0</text:p>
          </table:table-cell>
          <table:table-cell table:formula="of:=SUM([.N442])" ns41:value-type="float" table:style-name="ce74" office:value-type="float" office:value="342">
            <text:p>342</text:p>
          </table:table-cell>
          <table:table-cell table:formula="of:=SUM([.O442])" ns41:value-type="float" table:style-name="ce74" office:value-type="float" office:value="281">
            <text:p>281</text:p>
          </table:table-cell>
          <table:table-cell table:formula="of:=SUM([.P442])" ns41:value-type="float" table:style-name="ce74" office:value-type="float" office:value="3">
            <text:p>3</text:p>
          </table:table-cell>
          <table:table-cell table:formula="of:=SUM([.Q442])" ns41:value-type="float" table:style-name="ce74" office:value-type="float" office:value="3">
            <text:p>3</text:p>
          </table:table-cell>
          <table:table-cell table:formula="of:=[.N446]+[.P446]" ns41:value-type="float" table:style-name="ce74" office:value-type="float" office:value="345">
            <text:p>345</text:p>
          </table:table-cell>
          <table:table-cell table:formula="of:=[.O446]+[.Q446]" ns41:value-type="float" table:style-name="ce74" office:value-type="float" office:value="284">
            <text:p>284</text:p>
          </table:table-cell>
          <table:table-cell table:formula="of:=SUM([.T442])" ns41:value-type="float" table:style-name="ce74" office:value-type="float" office:value="2">
            <text:p>2</text:p>
          </table:table-cell>
          <table:table-cell table:formula="of:=SUM([.U442])" ns41:value-type="float" table:style-name="ce75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443:.I445])" ns41:value-type="float" table:style-name="ce73" office:value-type="float" office:value="100">
            <text:p>100</text:p>
          </table:table-cell>
          <table:table-cell table:formula="of:=SUM([.J443:.J445])" ns41:value-type="float" table:style-name="ce74" office:value-type="float" office:value="3">
            <text:p>3</text:p>
          </table:table-cell>
          <table:table-cell table:formula="of:=SUM([.K443:.K445])" ns41:value-type="float" table:style-name="ce74" office:value-type="float" office:value="0">
            <text:p>0</text:p>
          </table:table-cell>
          <table:table-cell table:formula="of:=SUM([.L443:.L445])" ns41:value-type="float" table:style-name="ce74" office:value-type="float" office:value="0">
            <text:p>0</text:p>
          </table:table-cell>
          <table:table-cell table:formula="of:=SUM([.M443:.M445])" ns41:value-type="float" table:style-name="ce74" office:value-type="float" office:value="0">
            <text:p>0</text:p>
          </table:table-cell>
          <table:table-cell table:formula="of:=SUM([.N443:.N445])" ns41:value-type="float" table:style-name="ce74" office:value-type="float" office:value="313">
            <text:p>313</text:p>
          </table:table-cell>
          <table:table-cell table:formula="of:=SUM([.O443:.O445])" ns41:value-type="float" table:style-name="ce74" office:value-type="float" office:value="271">
            <text:p>271</text:p>
          </table:table-cell>
          <table:table-cell table:formula="of:=SUM([.P443:.P445])" ns41:value-type="float" table:style-name="ce74" office:value-type="float" office:value="2">
            <text:p>2</text:p>
          </table:table-cell>
          <table:table-cell table:formula="of:=SUM([.Q443:.Q445])" ns41:value-type="float" table:style-name="ce74" office:value-type="float" office:value="2">
            <text:p>2</text:p>
          </table:table-cell>
          <table:table-cell table:formula="of:=[.N447]+[.P447]" ns41:value-type="float" table:style-name="ce74" office:value-type="float" office:value="315">
            <text:p>315</text:p>
          </table:table-cell>
          <table:table-cell table:formula="of:=[.O447]+[.Q447]" ns41:value-type="float" table:style-name="ce74" office:value-type="float" office:value="273">
            <text:p>273</text:p>
          </table:table-cell>
          <table:table-cell table:formula="of:=SUM([.T443:.T445])" ns41:value-type="float" table:style-name="ce74" office:value-type="float" office:value="2">
            <text:p>2</text:p>
          </table:table-cell>
          <table:table-cell table:formula="of:=SUM([.U443:.U445])" ns41:value-type="float" table:style-name="ce75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Renswoude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446:.I447])" ns41:value-type="float" table:style-name="ce73" office:value-type="float" office:value="213">
            <text:p>213</text:p>
          </table:table-cell>
          <table:table-cell table:formula="of:=SUM([.J446:.J447])" ns41:value-type="float" table:style-name="ce74" office:value-type="float" office:value="7">
            <text:p>7</text:p>
          </table:table-cell>
          <table:table-cell table:formula="of:=SUM([.K446:.K447])" ns41:value-type="float" table:style-name="ce74" office:value-type="float" office:value="1">
            <text:p>1</text:p>
          </table:table-cell>
          <table:table-cell table:formula="of:=SUM([.L446:.L447])" ns41:value-type="float" table:style-name="ce74" office:value-type="float" office:value="0">
            <text:p>0</text:p>
          </table:table-cell>
          <table:table-cell table:formula="of:=SUM([.M446:.M447])" ns41:value-type="float" table:style-name="ce74" office:value-type="float" office:value="0">
            <text:p>0</text:p>
          </table:table-cell>
          <table:table-cell table:formula="of:=SUM([.N446:.N447])" ns41:value-type="float" table:style-name="ce74" office:value-type="float" office:value="655">
            <office:annotation draw:style-name="gr1" svg:height="11.428cm" draw:caption-point-y="-34.652cm" svg:width="2.268cm" svg:x="31.044cm" draw:caption-point-x="-0.066cm" svg:y="486.623cm" draw:text-style-name="P1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</table:table-cell>
          <table:table-cell table:formula="of:=SUM([.O446:.O447])" ns41:value-type="float" table:style-name="ce74" office:value-type="float" office:value="552">
            <text:p>552</text:p>
          </table:table-cell>
          <table:table-cell table:formula="of:=SUM([.P446:.P447])" ns41:value-type="float" table:style-name="ce74" office:value-type="float" office:value="5">
            <text:p>5</text:p>
          </table:table-cell>
          <table:table-cell table:formula="of:=SUM([.Q446:.Q447])" ns41:value-type="float" table:style-name="ce74" office:value-type="float" office:value="5">
            <text:p>5</text:p>
          </table:table-cell>
          <table:table-cell table:formula="of:=[.N448]+[.P448]" ns41:value-type="float" table:style-name="ce74" office:value-type="float" office:value="660">
            <office:annotation draw:style-name="gr1" svg:height="4.92cm" draw:caption-point-y="-34.652cm" svg:width="0.029cm" svg:x="38.01cm" draw:caption-point-x="-0.067cm" svg:y="486.623cm" draw:text-style-name="P1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</table:table-cell>
          <table:table-cell table:formula="of:=[.O448]+[.Q448]" ns41:value-type="float" table:style-name="ce74" office:value-type="float" office:value="557">
            <text:p>557</text:p>
          </table:table-cell>
          <table:table-cell table:formula="of:=SUM([.T446:.T447])" ns41:value-type="float" table:style-name="ce74" office:value-type="float" office:value="4">
            <text:p>4</text:p>
          </table:table-cell>
          <table:table-cell table:formula="of:=SUM([.U446:.U447])" ns41:value-type="float" table:style-name="ce75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11">
          <table:table-cell ns41:value-type="string" table:style-name="ce8" office:value-type="string">
            <text:p>Renswoude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6"/>
          <table:table-cell ns41:value-type="float" office:value="1" table:style-name="ce74" table:number-columns-repeated="2" office:value-type="float">
            <text:p>1</text:p>
          </table:table-cell>
          <table:table-cell table:formula="of:=[.N449]+[.P449]" ns41:value-type="float" table:style-name="ce74" office:value-type="float" office:value="1">
            <text:p>1</text:p>
          </table:table-cell>
          <table:table-cell table:formula="of:=[.O449]+[.Q449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Renswoude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448:.I449])" ns41:value-type="float" table:style-name="ce73" office:value-type="float" office:value="213">
            <text:p>213</text:p>
          </table:table-cell>
          <table:table-cell table:formula="of:=SUM([.J448:.J449])" ns41:value-type="float" table:style-name="ce74" office:value-type="float" office:value="7">
            <text:p>7</text:p>
          </table:table-cell>
          <table:table-cell table:formula="of:=SUM([.K448:.K449])" ns41:value-type="float" table:style-name="ce74" office:value-type="float" office:value="1">
            <text:p>1</text:p>
          </table:table-cell>
          <table:table-cell table:formula="of:=SUM([.L448:.L449])" ns41:value-type="float" table:style-name="ce74" office:value-type="float" office:value="0">
            <text:p>0</text:p>
          </table:table-cell>
          <table:table-cell table:formula="of:=SUM([.M448:.M449])" ns41:value-type="float" table:style-name="ce74" office:value-type="float" office:value="0">
            <text:p>0</text:p>
          </table:table-cell>
          <table:table-cell table:formula="of:=SUM([.N448:.N449])" ns41:value-type="float" table:style-name="ce74" office:value-type="float" office:value="655">
            <text:p>655</text:p>
          </table:table-cell>
          <table:table-cell table:formula="of:=SUM([.O448:.O449])" ns41:value-type="float" table:style-name="ce74" office:value-type="float" office:value="552">
            <text:p>552</text:p>
          </table:table-cell>
          <table:table-cell table:formula="of:=SUM([.P448:.P449])" ns41:value-type="float" table:style-name="ce74" office:value-type="float" office:value="6">
            <text:p>6</text:p>
          </table:table-cell>
          <table:table-cell table:formula="of:=SUM([.Q448:.Q449])" ns41:value-type="float" table:style-name="ce74" office:value-type="float" office:value="6">
            <text:p>6</text:p>
          </table:table-cell>
          <table:table-cell table:formula="of:=[.N450]+[.P450]" ns41:value-type="float" table:style-name="ce74" office:value-type="float" office:value="661">
            <office:annotation draw:style-name="gr1" svg:height="10.078cm" draw:caption-point-y="-33.938cm" svg:width="0.029cm" svg:x="38.01cm" draw:caption-point-x="-0.067cm" svg:y="490.856cm" draw:text-style-name="P1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</table:table-cell>
          <table:table-cell table:formula="of:=[.O450]+[.Q450]" ns41:value-type="float" table:style-name="ce74" office:value-type="float" office:value="558">
            <text:p>558</text:p>
          </table:table-cell>
          <table:table-cell table:formula="of:=SUM([.T448:.T449])" ns41:value-type="float" table:style-name="ce74" office:value-type="float" office:value="4">
            <text:p>4</text:p>
          </table:table-cell>
          <table:table-cell table:formula="of:=SUM([.U448:.U449])" ns41:value-type="float" table:style-name="ce75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4" office:value-type="float">
            <text:p>14</text:p>
          </table:table-cell>
          <table:table-cell ns41:value-type="float" table:style-name="ce52" office:value="15" office:value-type="float">
            <text:p>1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0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Rhenen</text:p>
          </table:table-cell>
          <table:table-cell table:style-name="ce72"/>
          <table:table-cell ns41:value-type="string" table:style-name="ce72" office:value-type="string">
            <text:p>Dorp Rhen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Jongenskostschoo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2" office:value-type="float">
            <text:p>2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" office:value-type="float">
            <text:p>1</text:p>
          </table:table-cell>
          <table:table-cell table:formula="of:=[.N451]+[.P451]" ns41:value-type="float" table:style-name="ce74" office:value-type="float" office:value="12">
            <text:p>12</text:p>
          </table:table-cell>
          <table:table-cell table:formula="of:=[.O451]+[.Q451]" ns41:value-type="float" table:style-name="ce74" office:value-type="float" office:value="6">
            <text:p>6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henen</text:p>
          </table:table-cell>
          <table:table-cell table:style-name="ce72"/>
          <table:table-cell ns41:value-type="string" table:style-name="ce72" office:value-type="string">
            <text:p>Dorp Rhen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Meisjeskostschoo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8" office:value-type="float">
            <text:p>8</text:p>
          </table:table-cell>
          <table:table-cell table:style-name="ce74"/>
          <table:table-cell ns41:value-type="float" table:style-name="ce74" office:value="10" office:value-type="float">
            <text:p>10</text:p>
          </table:table-cell>
          <table:table-cell table:formula="of:=[.N452]+[.P452]" ns41:value-type="float" table:style-name="ce74" office:value-type="float" office:value="0">
            <text:p>0</text:p>
          </table:table-cell>
          <table:table-cell table:formula="of:=[.O452]+[.Q452]" ns41:value-type="float" table:style-name="ce74" office:value-type="float" office:value="18">
            <text:p>1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henen</text:p>
          </table:table-cell>
          <table:table-cell table:style-name="ce72"/>
          <table:table-cell ns41:value-type="string" table:style-name="ce72" office:value-type="string">
            <text:p>Dorp Rhen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03" office:value-type="float">
            <text:p>303</text:p>
          </table:table-cell>
          <table:table-cell table:style-name="ce74" table:number-columns-repeated="4"/>
          <table:table-cell ns41:value-type="float" table:style-name="ce74" office:value="810" office:value-type="float">
            <text:p>810</text:p>
          </table:table-cell>
          <table:table-cell ns41:value-type="float" table:style-name="ce74" office:value="819" office:value-type="float">
            <text:p>819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13" office:value-type="float">
            <text:p>13</text:p>
          </table:table-cell>
          <table:table-cell table:formula="of:=[.N453]+[.P453]" ns41:value-type="float" table:style-name="ce74" office:value-type="float" office:value="832">
            <text:p>832</text:p>
          </table:table-cell>
          <table:table-cell table:formula="of:=[.O453]+[.Q453]" ns41:value-type="float" table:style-name="ce74" office:value-type="float" office:value="832">
            <text:p>832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5" office:value="10" office:value-type="float">
            <text:p>1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Rhenen</text:p>
          </table:table-cell>
          <table:table-cell table:style-name="ce72"/>
          <table:table-cell ns41:value-type="string" table:style-name="ce72" office:value-type="string">
            <text:p>Dorp Rhenen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4" office:value-type="float">
            <text:p>64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72" office:value-type="float">
            <text:p>172</text:p>
          </table:table-cell>
          <table:table-cell ns41:value-type="float" table:style-name="ce74" office:value="161" office:value-type="float">
            <text:p>16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2" office:value-type="float">
            <text:p>2</text:p>
          </table:table-cell>
          <table:table-cell table:formula="of:=[.N454]+[.P454]" ns41:value-type="float" table:style-name="ce74" office:value-type="float" office:value="178">
            <text:p>178</text:p>
          </table:table-cell>
          <table:table-cell table:formula="of:=[.O454]+[.Q454]" ns41:value-type="float" table:style-name="ce74" office:value-type="float" office:value="163">
            <text:p>163</text:p>
          </table:table-cell>
          <table:table-cell ns41:value-type="float" table:style-name="ce74" office:value="11" office:value-type="float">
            <text:p>1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Rhenen</text:p>
          </table:table-cell>
          <table:table-cell table:style-name="ce72"/>
          <table:table-cell ns41:value-type="string" table:style-name="ce72" office:value-type="string">
            <text:p>Dorp Rhene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9" office:value-type="float">
            <text:p>9</text:p>
          </table:table-cell>
          <table:table-cell table:style-name="ce74" table:number-columns-repeated="3"/>
          <table:table-cell ns41:value-type="float" table:style-name="ce74" office:value="24" office:value-type="float">
            <text:p>24</text:p>
          </table:table-cell>
          <table:table-cell ns41:value-type="float" table:style-name="ce74" office:value="28" office:value-type="float">
            <text:p>28</text:p>
          </table:table-cell>
          <table:table-cell table:formula="of:=[.N455]+[.P455]" ns41:value-type="float" table:style-name="ce74" office:value-type="float" office:value="24">
            <text:p>24</text:p>
          </table:table-cell>
          <table:table-cell table:formula="of:=[.O455]+[.Q455]" ns41:value-type="float" table:style-name="ce74" office:value-type="float" office:value="28">
            <text:p>2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henen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de Grebbe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7" office:value-type="float">
            <text:p>17</text:p>
          </table:table-cell>
          <table:table-cell table:style-name="ce74" table:number-columns-repeated="4"/>
          <table:table-cell ns41:value-type="float" table:style-name="ce74" office:value="46" office:value-type="float">
            <text:p>46</text:p>
          </table:table-cell>
          <table:table-cell ns41:value-type="float" table:style-name="ce74" office:value="51" office:value-type="float">
            <text:p>51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1" office:value-type="float">
            <text:p>1</text:p>
          </table:table-cell>
          <table:table-cell table:formula="of:=[.N456]+[.P456]" ns41:value-type="float" table:style-name="ce74" office:value-type="float" office:value="49">
            <text:p>49</text:p>
          </table:table-cell>
          <table:table-cell table:formula="of:=[.O456]+[.Q456]" ns41:value-type="float" table:style-name="ce74" office:value-type="float" office:value="52">
            <text:p>52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henen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de Grebbe</text:p>
          </table:table-cell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9" office:value-type="float">
            <text:p>9</text:p>
          </table:table-cell>
          <table:table-cell table:style-name="ce74"/>
          <table:table-cell ns41:value-type="float" office:value="3" table:style-name="ce74" table:number-columns-repeated="2" office:value-type="float">
            <text:p>3</text:p>
          </table:table-cell>
          <table:table-cell ns41:value-type="float" table:style-name="ce74" office:value="17" office:value-type="float">
            <text:p>17</text:p>
          </table:table-cell>
          <table:table-cell ns41:value-type="float" table:style-name="ce74" office:value="15" office:value-type="float">
            <text:p>15</text:p>
          </table:table-cell>
          <table:table-cell table:formula="of:=[.N457]+[.P457]" ns41:value-type="float" table:style-name="ce74" office:value-type="float" office:value="20">
            <text:p>20</text:p>
          </table:table-cell>
          <table:table-cell table:formula="of:=[.O457]+[.Q457]" ns41:value-type="float" table:style-name="ce74" office:value-type="float" office:value="18">
            <text:p>1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Rhenen</text:p>
          </table:table-cell>
          <table:table-cell table:style-name="ce72"/>
          <table:table-cell ns41:value-type="string" table:style-name="ce72" office:value-type="string">
            <text:p>Buurtschap Achterberg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38" office:value-type="float">
            <text:p>238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664" office:value-type="float">
            <text:p>664</text:p>
          </table:table-cell>
          <table:table-cell ns41:value-type="float" table:style-name="ce74" office:value="532" office:value-type="float">
            <text:p>532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3" office:value-type="float">
            <text:p>3</text:p>
          </table:table-cell>
          <table:table-cell table:formula="of:=[.N458]+[.P458]" ns41:value-type="float" table:style-name="ce74" office:value-type="float" office:value="670">
            <text:p>670</text:p>
          </table:table-cell>
          <table:table-cell table:formula="of:=[.O458]+[.Q458]" ns41:value-type="float" table:style-name="ce74" office:value-type="float" office:value="535">
            <text:p>535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henen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Remmerden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9" office:value-type="float">
            <text:p>29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79" office:value-type="float">
            <text:p>79</text:p>
          </table:table-cell>
          <table:table-cell ns41:value-type="float" table:style-name="ce74" office:value="70" office:value-type="float">
            <text:p>70</text:p>
          </table:table-cell>
          <table:table-cell ns41:value-type="float" table:style-name="ce74" office:value="2" office:value-type="float">
            <text:p>2</text:p>
          </table:table-cell>
          <table:table-cell table:style-name="ce74"/>
          <table:table-cell table:formula="of:=[.N459]+[.P459]" ns41:value-type="float" table:style-name="ce74" office:value-type="float" office:value="81">
            <text:p>81</text:p>
          </table:table-cell>
          <table:table-cell table:formula="of:=[.O459]+[.Q459]" ns41:value-type="float" table:style-name="ce74" office:value-type="float" office:value="70">
            <text:p>7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Rhenen</text:p>
          </table:table-cell>
          <table:table-cell table:style-name="ce72"/>
          <table:table-cell ns41:value-type="string" table:style-name="ce72" office:value-type="string">
            <text:p>Dorp Elst</text:p>
          </table:table-cell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85" office:value-type="float">
            <text:p>185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468" office:value-type="float">
            <text:p>468</text:p>
          </table:table-cell>
          <table:table-cell ns41:value-type="float" table:style-name="ce74" office:value="413" office:value-type="float">
            <text:p>413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4" office:value="4" office:value-type="float">
            <text:p>4</text:p>
          </table:table-cell>
          <table:table-cell table:formula="of:=[.N460]+[.P460]" ns41:value-type="float" table:style-name="ce74" office:value-type="float" office:value="477">
            <text:p>477</text:p>
          </table:table-cell>
          <table:table-cell table:formula="of:=[.O460]+[.Q460]" ns41:value-type="float" table:style-name="ce74" office:value-type="float" office:value="417">
            <text:p>417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Rhen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451:.I453])" ns41:value-type="float" table:style-name="ce73" office:value-type="float" office:value="305">
            <text:p>305</text:p>
          </table:table-cell>
          <table:table-cell table:formula="of:=SUM([.J451:.J453])" ns41:value-type="float" table:style-name="ce74" office:value-type="float" office:value="0">
            <text:p>0</text:p>
          </table:table-cell>
          <table:table-cell table:formula="of:=SUM([.K451:.K453])" ns41:value-type="float" table:style-name="ce74" office:value-type="float" office:value="0">
            <text:p>0</text:p>
          </table:table-cell>
          <table:table-cell table:formula="of:=SUM([.L451:.L453])" ns41:value-type="float" table:style-name="ce74" office:value-type="float" office:value="0">
            <text:p>0</text:p>
          </table:table-cell>
          <table:table-cell table:formula="of:=SUM([.M451:.M453])" ns41:value-type="float" table:style-name="ce74" office:value-type="float" office:value="0">
            <text:p>0</text:p>
          </table:table-cell>
          <table:table-cell table:formula="of:=SUM([.N451:.N453])" ns41:value-type="float" table:style-name="ce74" office:value-type="float" office:value="812">
            <text:p>812</text:p>
          </table:table-cell>
          <table:table-cell table:formula="of:=SUM([.O451:.O453])" ns41:value-type="float" table:style-name="ce74" office:value-type="float" office:value="832">
            <text:p>832</text:p>
          </table:table-cell>
          <table:table-cell table:formula="of:=SUM([.P451:.P453])" ns41:value-type="float" table:style-name="ce74" office:value-type="float" office:value="32">
            <text:p>32</text:p>
          </table:table-cell>
          <table:table-cell table:formula="of:=SUM([.Q451:.Q453])" ns41:value-type="float" table:style-name="ce74" office:value-type="float" office:value="24">
            <text:p>24</text:p>
          </table:table-cell>
          <table:table-cell table:formula="of:=[.N461]+[.P461]" ns41:value-type="float" table:style-name="ce74" office:value-type="float" office:value="844">
            <text:p>844</text:p>
          </table:table-cell>
          <table:table-cell table:formula="of:=[.O461]+[.Q461]" ns41:value-type="float" table:style-name="ce74" office:value-type="float" office:value="856">
            <text:p>856</text:p>
          </table:table-cell>
          <table:table-cell table:formula="of:=SUM([.T451:.T453])" ns41:value-type="float" table:style-name="ce74" office:value-type="float" office:value="16">
            <text:p>16</text:p>
          </table:table-cell>
          <table:table-cell table:formula="of:=SUM([.U451:.U453])" ns41:value-type="float" table:style-name="ce75" office:value-type="float" office:value="10">
            <text:p>1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hen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454:.I460])" ns41:value-type="float" table:style-name="ce73" office:value-type="float" office:value="533">
            <text:p>533</text:p>
          </table:table-cell>
          <table:table-cell table:formula="of:=SUM([.J454:.J460])" ns41:value-type="float" table:style-name="ce74" office:value-type="float" office:value="11">
            <text:p>11</text:p>
          </table:table-cell>
          <table:table-cell table:formula="of:=SUM([.K454:.K460])" ns41:value-type="float" table:style-name="ce74" office:value-type="float" office:value="0">
            <text:p>0</text:p>
          </table:table-cell>
          <table:table-cell table:formula="of:=SUM([.L454:.L460])" ns41:value-type="float" table:style-name="ce74" office:value-type="float" office:value="18">
            <text:p>18</text:p>
          </table:table-cell>
          <table:table-cell table:formula="of:=SUM([.M454:.M460])" ns41:value-type="float" table:style-name="ce74" office:value-type="float" office:value="0">
            <text:p>0</text:p>
          </table:table-cell>
          <table:table-cell table:formula="of:=SUM([.N454:.N460])" ns41:value-type="float" table:style-name="ce74" office:value-type="float" office:value="1432">
            <text:p>1432</text:p>
          </table:table-cell>
          <table:table-cell table:formula="of:=SUM([.O454:.O460])" ns41:value-type="float" table:style-name="ce74" office:value-type="float" office:value="1230">
            <text:p>1230</text:p>
          </table:table-cell>
          <table:table-cell table:formula="of:=SUM([.P454:.P460])" ns41:value-type="float" table:style-name="ce74" office:value-type="float" office:value="67">
            <text:p>67</text:p>
          </table:table-cell>
          <table:table-cell table:formula="of:=SUM([.Q454:.Q460])" ns41:value-type="float" table:style-name="ce74" office:value-type="float" office:value="53">
            <text:p>53</text:p>
          </table:table-cell>
          <table:table-cell table:formula="of:=[.N462]+[.P462]" ns41:value-type="float" table:style-name="ce74" office:value-type="float" office:value="1499">
            <text:p>1499</text:p>
          </table:table-cell>
          <table:table-cell table:formula="of:=[.O462]+[.Q462]" ns41:value-type="float" table:style-name="ce74" office:value-type="float" office:value="1283">
            <text:p>1283</text:p>
          </table:table-cell>
          <table:table-cell table:formula="of:=SUM([.T454:.T460])" ns41:value-type="float" table:style-name="ce74" office:value-type="float" office:value="27">
            <text:p>27</text:p>
          </table:table-cell>
          <table:table-cell table:formula="of:=SUM([.U454:.U460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Rhen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461:.I462])" ns41:value-type="float" table:style-name="ce73" office:value-type="float" office:value="838">
            <text:p>838</text:p>
          </table:table-cell>
          <table:table-cell table:formula="of:=SUM([.J461:.J462])" ns41:value-type="float" table:style-name="ce74" office:value-type="float" office:value="11">
            <text:p>11</text:p>
          </table:table-cell>
          <table:table-cell table:formula="of:=SUM([.K461:.K462])" ns41:value-type="float" table:style-name="ce74" office:value-type="float" office:value="0">
            <text:p>0</text:p>
          </table:table-cell>
          <table:table-cell table:formula="of:=SUM([.L461:.L462])" ns41:value-type="float" table:style-name="ce74" office:value-type="float" office:value="18">
            <text:p>18</text:p>
          </table:table-cell>
          <table:table-cell table:formula="of:=SUM([.M461:.M462])" ns41:value-type="float" table:style-name="ce74" office:value-type="float" office:value="0">
            <text:p>0</text:p>
          </table:table-cell>
          <table:table-cell table:formula="of:=SUM([.N461:.N462])" ns41:value-type="float" table:style-name="ce74" office:value-type="float" office:value="2244">
            <text:p>2244</text:p>
          </table:table-cell>
          <table:table-cell table:formula="of:=SUM([.O461:.O462])" ns41:value-type="float" table:style-name="ce74" office:value-type="float" office:value="2062">
            <text:p>2062</text:p>
          </table:table-cell>
          <table:table-cell table:formula="of:=SUM([.P461:.P462])" ns41:value-type="float" table:style-name="ce74" office:value-type="float" office:value="99">
            <text:p>99</text:p>
          </table:table-cell>
          <table:table-cell table:formula="of:=SUM([.Q461:.Q462])" ns41:value-type="float" table:style-name="ce74" office:value-type="float" office:value="77">
            <text:p>77</text:p>
          </table:table-cell>
          <table:table-cell table:formula="of:=[.N463]+[.P463]" ns41:value-type="float" table:style-name="ce74" office:value-type="float" office:value="2343">
            <text:p>2343</text:p>
          </table:table-cell>
          <table:table-cell table:formula="of:=[.O463]+[.Q463]" ns41:value-type="float" table:style-name="ce74" office:value-type="float" office:value="2139">
            <text:p>2139</text:p>
          </table:table-cell>
          <table:table-cell table:formula="of:=SUM([.T461:.T462])" ns41:value-type="float" table:style-name="ce74" office:value-type="float" office:value="43">
            <text:p>43</text:p>
          </table:table-cell>
          <table:table-cell table:formula="of:=SUM([.U461:.U462])" ns41:value-type="float" table:style-name="ce75" office:value-type="float" office:value="19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11">
          <table:table-cell ns41:value-type="string" table:style-name="ce8" office:value-type="string">
            <text:p>Rhenen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7"/>
          <table:table-cell ns41:value-type="float" table:style-name="ce74" office:value="1" office:value-type="float">
            <text:p>1</text:p>
          </table:table-cell>
          <table:table-cell table:formula="of:=[.N464]+[.P464]" ns41:value-type="float" table:style-name="ce74" office:value-type="float" office:value="0">
            <text:p>0</text:p>
          </table:table-cell>
          <table:table-cell table:formula="of:=[.O464]+[.Q464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Rhenen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463:.I464])" ns41:value-type="float" table:style-name="ce73" office:value-type="float" office:value="838">
            <text:p>838</text:p>
          </table:table-cell>
          <table:table-cell table:formula="of:=SUM([.J463:.J464])" ns41:value-type="float" table:style-name="ce74" office:value-type="float" office:value="11">
            <text:p>11</text:p>
          </table:table-cell>
          <table:table-cell table:formula="of:=SUM([.K463:.K464])" ns41:value-type="float" table:style-name="ce74" office:value-type="float" office:value="0">
            <text:p>0</text:p>
          </table:table-cell>
          <table:table-cell table:formula="of:=SUM([.L463:.L464])" ns41:value-type="float" table:style-name="ce74" office:value-type="float" office:value="18">
            <text:p>18</text:p>
          </table:table-cell>
          <table:table-cell table:formula="of:=SUM([.M463:.M464])" ns41:value-type="float" table:style-name="ce74" office:value-type="float" office:value="0">
            <text:p>0</text:p>
          </table:table-cell>
          <table:table-cell table:formula="of:=SUM([.N463:.N464])" ns41:value-type="float" table:style-name="ce74" office:value-type="float" office:value="2244">
            <text:p>2244</text:p>
          </table:table-cell>
          <table:table-cell table:formula="of:=SUM([.O463:.O464])" ns41:value-type="float" table:style-name="ce74" office:value-type="float" office:value="2062">
            <text:p>2062</text:p>
          </table:table-cell>
          <table:table-cell table:formula="of:=SUM([.P463:.P464])" ns41:value-type="float" table:style-name="ce74" office:value-type="float" office:value="99">
            <text:p>99</text:p>
          </table:table-cell>
          <table:table-cell table:formula="of:=SUM([.Q463:.Q464])" ns41:value-type="float" table:style-name="ce74" office:value-type="float" office:value="78">
            <text:p>78</text:p>
          </table:table-cell>
          <table:table-cell table:formula="of:=[.N465]+[.P465]" ns41:value-type="float" table:style-name="ce74" office:value-type="float" office:value="2343">
            <text:p>2343</text:p>
          </table:table-cell>
          <table:table-cell table:formula="of:=[.O465]+[.Q465]" ns41:value-type="float" table:style-name="ce74" office:value-type="float" office:value="2140">
            <text:p>2140</text:p>
          </table:table-cell>
          <table:table-cell table:formula="of:=SUM([.T463:.T464])" ns41:value-type="float" table:style-name="ce74" office:value-type="float" office:value="43">
            <text:p>43</text:p>
          </table:table-cell>
          <table:table-cell table:formula="of:=SUM([.U463:.U464])" ns41:value-type="float" table:style-name="ce75" office:value-type="float" office:value="19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Rhenen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3" office:value-type="float">
            <text:p>3</text:p>
          </table:table-cell>
          <table:table-cell table:style-name="ce74" table:number-columns-repeated="6"/>
          <table:table-cell ns41:value-type="float" table:style-name="ce74" office:value="7" office:value-type="float">
            <text:p>7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Ruwiel</text:p>
          </table:table-cell>
          <table:table-cell table:style-name="ce72"/>
          <table:table-cell ns41:value-type="string" table:style-name="ce72" office:value-type="string">
            <text:p>Dorp Ter Aa</text:p>
          </table:table-cell>
          <table:table-cell table:style-name="ce72" table:number-columns-repeated="3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8" office:value-type="float">
            <text:p>18</text:p>
          </table:table-cell>
          <table:table-cell table:style-name="ce74" table:number-columns-repeated="4"/>
          <table:table-cell ns41:value-type="float" table:style-name="ce74" office:value="27" office:value-type="float">
            <text:p>27</text:p>
          </table:table-cell>
          <table:table-cell ns41:value-type="float" table:style-name="ce74" office:value="38" office:value-type="float">
            <text:p>38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467]+[.P467]" ns41:value-type="float" table:style-name="ce74" office:value-type="float" office:value="28">
            <text:p>28</text:p>
          </table:table-cell>
          <table:table-cell table:formula="of:=[.O467]+[.Q467]" ns41:value-type="float" table:style-name="ce74" office:value-type="float" office:value="38">
            <text:p>38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Ter Aa</text:p>
          </table:table-cell>
          <table:table-cell table:style-name="ce72" table:number-columns-repeated="3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9" office:value-type="float">
            <text:p>9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9" office:value-type="float">
            <text:p>19</text:p>
          </table:table-cell>
          <table:table-cell ns41:value-type="float" table:style-name="ce74" office:value="23" office:value-type="float">
            <text:p>23</text:p>
          </table:table-cell>
          <table:table-cell table:style-name="ce74" table:number-columns-repeated="2"/>
          <table:table-cell table:formula="of:=[.N468]+[.P468]" ns41:value-type="float" table:style-name="ce74" office:value-type="float" office:value="19">
            <text:p>19</text:p>
          </table:table-cell>
          <table:table-cell table:formula="of:=[.O468]+[.Q468]" ns41:value-type="float" table:style-name="ce74" office:value-type="float" office:value="23">
            <text:p>23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Ter Aa</text:p>
          </table:table-cell>
          <table:table-cell table:style-name="ce72" table:number-columns-repeated="3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6" office:value-type="float">
            <text:p>6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2"/>
          <table:table-cell table:formula="of:=[.N469]+[.P469]" ns41:value-type="float" table:style-name="ce74" office:value-type="float" office:value="6">
            <text:p>6</text:p>
          </table:table-cell>
          <table:table-cell table:formula="of:=[.O469]+[.Q469]" ns41:value-type="float" table:style-name="ce74" office:value-type="float" office:value="5">
            <text:p>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</table:table-cell>
          <table:table-cell table:style-name="ce72" table:number-columns-repeated="3"/>
          <table:table-cell ns41:value-type="string" table:style-name="ce72" office:value-type="string">
            <text:p>Buurtschap Portengen</text:p>
          </table:table-cell>
          <table:table-cell table:style-name="ce7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2" office:value-type="float">
            <text:p>12</text:p>
          </table:table-cell>
          <table:table-cell table:style-name="ce74" table:number-columns-repeated="4"/>
          <table:table-cell ns41:value-type="float" table:style-name="ce74" office:value="26" office:value-type="float">
            <text:p>26</text:p>
          </table:table-cell>
          <table:table-cell ns41:value-type="float" table:style-name="ce74" office:value="29" office:value-type="float">
            <text:p>29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470]+[.P470]" ns41:value-type="float" table:style-name="ce74" office:value-type="float" office:value="26">
            <text:p>26</text:p>
          </table:table-cell>
          <table:table-cell table:formula="of:=[.O470]+[.Q470]" ns41:value-type="float" table:style-name="ce74" office:value-type="float" office:value="30">
            <text:p>3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</table:table-cell>
          <table:table-cell table:style-name="ce72" table:number-columns-repeated="3"/>
          <table:table-cell ns41:value-type="string" table:style-name="ce72" office:value-type="string">
            <text:p>Buurtschap Portengen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1" office:value-type="float">
            <text:p>31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82" office:value-type="float">
            <text:p>82</text:p>
          </table:table-cell>
          <table:table-cell ns41:value-type="float" table:style-name="ce74" office:value="76" office:value-type="float">
            <text:p>76</text:p>
          </table:table-cell>
          <table:table-cell table:style-name="ce74"/>
          <table:table-cell ns41:value-type="float" table:style-name="ce74" office:value="4" office:value-type="float">
            <text:p>4</text:p>
          </table:table-cell>
          <table:table-cell table:formula="of:=[.N471]+[.P471]" ns41:value-type="float" table:style-name="ce74" office:value-type="float" office:value="82">
            <text:p>82</text:p>
          </table:table-cell>
          <table:table-cell table:formula="of:=[.O471]+[.Q471]" ns41:value-type="float" table:style-name="ce74" office:value-type="float" office:value="80">
            <text:p>80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</table:table-cell>
          <table:table-cell table:style-name="ce72" table:number-columns-repeated="3"/>
          <table:table-cell ns41:value-type="string" table:style-name="ce72" office:value-type="string">
            <text:p>Buurtschap Kortrijk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9" office:value-type="float">
            <text:p>9</text:p>
          </table:table-cell>
          <table:table-cell table:style-name="ce74" table:number-columns-repeated="4"/>
          <table:table-cell ns41:value-type="float" table:style-name="ce74" office:value="32" office:value-type="float">
            <text:p>32</text:p>
          </table:table-cell>
          <table:table-cell ns41:value-type="float" table:style-name="ce74" office:value="27" office:value-type="float">
            <text:p>27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472]+[.P472]" ns41:value-type="float" table:style-name="ce74" office:value-type="float" office:value="33">
            <text:p>33</text:p>
          </table:table-cell>
          <table:table-cell table:formula="of:=[.O472]+[.Q472]" ns41:value-type="float" table:style-name="ce74" office:value-type="float" office:value="27">
            <text:p>27</text:p>
          </table:table-cell>
          <table:table-cell table:style-name="ce74"/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</table:table-cell>
          <table:table-cell table:style-name="ce72" table:number-columns-repeated="3"/>
          <table:table-cell ns41:value-type="string" table:style-name="ce72" office:value-type="string">
            <text:p>Buurtschap Oud-Aa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5" office:value-type="float">
            <text:p>5</text:p>
          </table:table-cell>
          <table:table-cell table:style-name="ce74" table:number-columns-repeated="4"/>
          <table:table-cell ns41:value-type="float" table:style-name="ce74" office:value="13" office:value-type="float">
            <text:p>13</text:p>
          </table:table-cell>
          <table:table-cell ns41:value-type="float" table:style-name="ce74" office:value="14" office:value-type="float">
            <text:p>14</text:p>
          </table:table-cell>
          <table:table-cell table:style-name="ce74" table:number-columns-repeated="2"/>
          <table:table-cell table:formula="of:=[.N473]+[.P473]" ns41:value-type="float" table:style-name="ce74" office:value-type="float" office:value="13">
            <text:p>13</text:p>
          </table:table-cell>
          <table:table-cell table:formula="of:=[.O473]+[.Q473]" ns41:value-type="float" table:style-name="ce74" office:value-type="float" office:value="14">
            <text:p>1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Ruwiel</text:p>
          </table:table-cell>
          <table:table-cell table:style-name="ce72" table:number-columns-repeated="3"/>
          <table:table-cell ns41:value-type="string" table:style-name="ce72" office:value-type="string">
            <text:p>Buurtschap Breukelerwaard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" office:value-type="float">
            <text:p>4</text:p>
          </table:table-cell>
          <table:table-cell table:style-name="ce74" table:number-columns-repeated="4"/>
          <table:table-cell ns41:value-type="float" table:style-name="ce74" office:value="18" office:value-type="float">
            <text:p>18</text:p>
          </table:table-cell>
          <table:table-cell ns41:value-type="float" table:style-name="ce74" office:value="13" office:value-type="float">
            <text:p>13</text:p>
          </table:table-cell>
          <table:table-cell table:style-name="ce74" table:number-columns-repeated="2"/>
          <table:table-cell table:formula="of:=[.N474]+[.P474]" ns41:value-type="float" table:style-name="ce74" office:value-type="float" office:value="18">
            <text:p>18</text:p>
          </table:table-cell>
          <table:table-cell table:formula="of:=[.O474]+[.Q474]" ns41:value-type="float" table:style-name="ce74" office:value-type="float" office:value="13">
            <text:p>1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Ruwiel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467:.I468];[.I470])" ns41:value-type="float" table:style-name="ce73" office:value-type="float" office:value="39">
            <text:p>39</text:p>
          </table:table-cell>
          <table:table-cell table:formula="of:=SUM([.J467:.J468];[.J470])" ns41:value-type="float" table:style-name="ce74" office:value-type="float" office:value="1">
            <text:p>1</text:p>
          </table:table-cell>
          <table:table-cell table:formula="of:=SUM([.K467:.K468];[.K470])" ns41:value-type="float" table:style-name="ce74" office:value-type="float" office:value="0">
            <text:p>0</text:p>
          </table:table-cell>
          <table:table-cell table:formula="of:=SUM([.L467:.L468];[.L470])" ns41:value-type="float" table:style-name="ce74" office:value-type="float" office:value="0">
            <text:p>0</text:p>
          </table:table-cell>
          <table:table-cell table:formula="of:=SUM([.M467:.M468];[.M470])" ns41:value-type="float" table:style-name="ce74" office:value-type="float" office:value="0">
            <text:p>0</text:p>
          </table:table-cell>
          <table:table-cell table:formula="of:=SUM([.N467:.N468];[.N470])" ns41:value-type="float" table:style-name="ce74" office:value-type="float" office:value="72">
            <text:p>72</text:p>
          </table:table-cell>
          <table:table-cell table:formula="of:=SUM([.O467:.O468];[.O470])" ns41:value-type="float" table:style-name="ce74" office:value-type="float" office:value="90">
            <text:p>90</text:p>
          </table:table-cell>
          <table:table-cell table:formula="of:=SUM([.P467:.P468];[.P470])" ns41:value-type="float" table:style-name="ce74" office:value-type="float" office:value="1">
            <text:p>1</text:p>
          </table:table-cell>
          <table:table-cell table:formula="of:=SUM([.Q467:.Q468];[.Q470])" ns41:value-type="float" table:style-name="ce74" office:value-type="float" office:value="1">
            <text:p>1</text:p>
          </table:table-cell>
          <table:table-cell table:formula="of:=[.N475]+[.P475]" ns41:value-type="float" table:style-name="ce74" office:value-type="float" office:value="73">
            <text:p>73</text:p>
          </table:table-cell>
          <table:table-cell table:formula="of:=[.O475]+[.Q475]" ns41:value-type="float" table:style-name="ce74" office:value-type="float" office:value="91">
            <text:p>91</text:p>
          </table:table-cell>
          <table:table-cell table:formula="of:=SUM([.T467:.T468];[.T470])" ns41:value-type="float" table:style-name="ce74" office:value-type="float" office:value="2">
            <text:p>2</text:p>
          </table:table-cell>
          <table:table-cell table:formula="of:=SUM([.U467:.U468];[.U470])" ns41:value-type="float" table:style-name="ce75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469];[.I471:.I474])" ns41:value-type="float" table:style-name="ce73" office:value-type="float" office:value="50">
            <text:p>50</text:p>
          </table:table-cell>
          <table:table-cell table:formula="of:=SUM([.J469];[.J471:.J474])" ns41:value-type="float" table:style-name="ce74" office:value-type="float" office:value="1">
            <text:p>1</text:p>
          </table:table-cell>
          <table:table-cell table:formula="of:=SUM([.K469];[.K471:.K474])" ns41:value-type="float" table:style-name="ce74" office:value-type="float" office:value="0">
            <text:p>0</text:p>
          </table:table-cell>
          <table:table-cell table:formula="of:=SUM([.L469];[.L471:.L474])" ns41:value-type="float" table:style-name="ce74" office:value-type="float" office:value="0">
            <text:p>0</text:p>
          </table:table-cell>
          <table:table-cell table:formula="of:=SUM([.M469];[.M471:.M474])" ns41:value-type="float" table:style-name="ce74" office:value-type="float" office:value="0">
            <text:p>0</text:p>
          </table:table-cell>
          <table:table-cell table:formula="of:=SUM([.N469];[.N471:.N474])" ns41:value-type="float" table:style-name="ce74" office:value-type="float" office:value="151">
            <text:p>151</text:p>
          </table:table-cell>
          <table:table-cell table:formula="of:=SUM([.O469];[.O471:.O474])" ns41:value-type="float" table:style-name="ce74" office:value-type="float" office:value="135">
            <text:p>135</text:p>
          </table:table-cell>
          <table:table-cell table:formula="of:=SUM([.P469];[.P471:.P474])" ns41:value-type="float" table:style-name="ce74" office:value-type="float" office:value="1">
            <text:p>1</text:p>
          </table:table-cell>
          <table:table-cell table:formula="of:=SUM([.Q469];[.Q471:.Q474])" ns41:value-type="float" table:style-name="ce74" office:value-type="float" office:value="4">
            <text:p>4</text:p>
          </table:table-cell>
          <table:table-cell table:formula="of:=[.N476]+[.P476]" ns41:value-type="float" table:style-name="ce74" office:value-type="float" office:value="152">
            <text:p>152</text:p>
          </table:table-cell>
          <table:table-cell table:formula="of:=[.O476]+[.Q476]" ns41:value-type="float" table:style-name="ce74" office:value-type="float" office:value="139">
            <text:p>139</text:p>
          </table:table-cell>
          <table:table-cell table:formula="of:=SUM([.T469];[.T471:.T474])" ns41:value-type="float" table:style-name="ce74" office:value-type="float" office:value="1">
            <text:p>1</text:p>
          </table:table-cell>
          <table:table-cell table:formula="of:=SUM([.U469];[.U471:.U474])" ns41:value-type="float" table:style-name="ce75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Ruwiel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475:.I476])" ns41:value-type="float" table:style-name="ce73" office:value-type="float" office:value="89">
            <text:p>89</text:p>
          </table:table-cell>
          <table:table-cell table:formula="of:=SUM([.J475:.J476])" ns41:value-type="float" table:style-name="ce74" office:value-type="float" office:value="2">
            <text:p>2</text:p>
          </table:table-cell>
          <table:table-cell table:formula="of:=SUM([.K475:.K476])" ns41:value-type="float" table:style-name="ce74" office:value-type="float" office:value="0">
            <text:p>0</text:p>
          </table:table-cell>
          <table:table-cell table:formula="of:=SUM([.L475:.L476])" ns41:value-type="float" table:style-name="ce74" office:value-type="float" office:value="0">
            <text:p>0</text:p>
          </table:table-cell>
          <table:table-cell table:formula="of:=SUM([.M475:.M476])" ns41:value-type="float" table:style-name="ce74" office:value-type="float" office:value="0">
            <text:p>0</text:p>
          </table:table-cell>
          <table:table-cell table:formula="of:=SUM([.N475:.N476])" ns41:value-type="float" table:style-name="ce74" office:value-type="float" office:value="223">
            <text:p>223</text:p>
          </table:table-cell>
          <table:table-cell table:formula="of:=SUM([.O475:.O476])" ns41:value-type="float" table:style-name="ce74" office:value-type="float" office:value="225">
            <text:p>225</text:p>
          </table:table-cell>
          <table:table-cell table:formula="of:=SUM([.P475:.P476])" ns41:value-type="float" table:style-name="ce74" office:value-type="float" office:value="2">
            <text:p>2</text:p>
          </table:table-cell>
          <table:table-cell table:formula="of:=SUM([.Q475:.Q476])" ns41:value-type="float" table:style-name="ce74" office:value-type="float" office:value="5">
            <text:p>5</text:p>
          </table:table-cell>
          <table:table-cell table:formula="of:=[.N477]+[.P477]" ns41:value-type="float" table:style-name="ce74" office:value-type="float" office:value="225">
            <text:p>225</text:p>
          </table:table-cell>
          <table:table-cell table:formula="of:=[.O477]+[.Q477]" ns41:value-type="float" table:style-name="ce74" office:value-type="float" office:value="230">
            <text:p>230</text:p>
          </table:table-cell>
          <table:table-cell table:formula="of:=SUM([.T475:.T476])" ns41:value-type="float" table:style-name="ce74" office:value-type="float" office:value="3">
            <text:p>3</text:p>
          </table:table-cell>
          <table:table-cell table:formula="of:=SUM([.U475:.U476])" ns41:value-type="float" table:style-name="ce75" office:value-type="float" office:value="7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Rijsenburg</text:p>
          </table:table-cell>
          <table:table-cell table:style-name="ce72" table:number-columns-repeated="4"/>
          <table:table-cell ns41:value-type="string" table:style-name="ce72" office:value-type="string">
            <text:p>R.C. kloostergesticht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7" office:value-type="float">
            <text:p>7</text:p>
          </table:table-cell>
          <table:table-cell table:style-name="ce74" table:number-columns-repeated="2"/>
          <table:table-cell table:formula="of:=[.N478]+[.P478]" ns41:value-type="float" table:style-name="ce74" office:value-type="float" office:value="0">
            <text:p>0</text:p>
          </table:table-cell>
          <table:table-cell table:formula="of:=[.O478]+[.Q478]" ns41:value-type="float" table:style-name="ce74" office:value-type="float" office:value="7">
            <text:p>7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ijsenburg</text:p>
          </table:table-cell>
          <table:table-cell table:style-name="ce72" table:number-columns-repeated="4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48" office:value-type="float">
            <text:p>48</text:p>
          </table:table-cell>
          <table:table-cell ns41:value-type="float" table:style-name="ce74" office:value="8" office:value-type="float">
            <text:p>8</text:p>
          </table:table-cell>
          <table:table-cell table:style-name="ce74" table:number-columns-repeated="3"/>
          <table:table-cell ns41:value-type="float" table:style-name="ce74" office:value="105" office:value-type="float">
            <text:p>105</text:p>
          </table:table-cell>
          <table:table-cell ns41:value-type="float" table:style-name="ce74" office:value="110" office:value-type="float">
            <text:p>110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4" office:value-type="float">
            <text:p>4</text:p>
          </table:table-cell>
          <table:table-cell table:formula="of:=[.N479]+[.P479]" ns41:value-type="float" table:style-name="ce74" office:value-type="float" office:value="108">
            <text:p>108</text:p>
          </table:table-cell>
          <table:table-cell table:formula="of:=[.O479]+[.Q479]" ns41:value-type="float" table:style-name="ce74" office:value-type="float" office:value="114">
            <text:p>114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ijsenburg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 table:number-columns-repeated="3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2"/>
          <table:table-cell table:formula="of:=[.N480]+[.P480]" ns41:value-type="float" table:style-name="ce74" office:value-type="float" office:value="2">
            <text:p>2</text:p>
          </table:table-cell>
          <table:table-cell table:formula="of:=[.O480]+[.Q480]" ns41:value-type="float" table:style-name="ce74" office:value-type="float" office:value="3">
            <text:p>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ijsenburg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 table:number-columns-repeated="4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9" office:value-type="float">
            <text:p>9</text:p>
          </table:table-cell>
          <table:table-cell table:style-name="ce74" table:number-columns-repeated="4"/>
          <table:table-cell ns41:value-type="float" table:style-name="ce74" office:value="42" office:value-type="float">
            <text:p>42</text:p>
          </table:table-cell>
          <table:table-cell ns41:value-type="float" table:style-name="ce74" office:value="37" office:value-type="float">
            <text:p>37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table:formula="of:=[.N481]+[.P481]" ns41:value-type="float" table:style-name="ce74" office:value-type="float" office:value="44">
            <text:p>44</text:p>
          </table:table-cell>
          <table:table-cell table:formula="of:=[.O481]+[.Q481]" ns41:value-type="float" table:style-name="ce74" office:value-type="float" office:value="40">
            <text:p>4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ijsenburg</text:p>
          </table:table-cell>
          <table:table-cell table:style-name="ce72" table:number-columns-repeated="4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6" office:value-type="float">
            <text:p>26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3"/>
          <table:table-cell ns41:value-type="float" table:style-name="ce74" office:value="54" office:value-type="float">
            <text:p>54</text:p>
          </table:table-cell>
          <table:table-cell ns41:value-type="float" table:style-name="ce74" office:value="61" office:value-type="float">
            <text:p>61</text:p>
          </table:table-cell>
          <table:table-cell ns41:value-type="float" table:style-name="ce74" office:value="6" office:value-type="float">
            <text:p>6</text:p>
          </table:table-cell>
          <table:table-cell table:style-name="ce74"/>
          <table:table-cell table:formula="of:=[.N482]+[.P482]" ns41:value-type="float" table:style-name="ce74" office:value-type="float" office:value="60">
            <text:p>60</text:p>
          </table:table-cell>
          <table:table-cell table:formula="of:=[.O482]+[.Q482]" ns41:value-type="float" table:style-name="ce74" office:value-type="float" office:value="61">
            <text:p>6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Rijsenburg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478:.I480])" ns41:value-type="float" table:style-name="ce73" office:value-type="float" office:value="50">
            <text:p>50</text:p>
          </table:table-cell>
          <table:table-cell table:formula="of:=SUM([.J478:.J480])" ns41:value-type="float" table:style-name="ce74" office:value-type="float" office:value="8">
            <text:p>8</text:p>
          </table:table-cell>
          <table:table-cell table:formula="of:=SUM([.K478:.K480])" ns41:value-type="float" table:style-name="ce74" office:value-type="float" office:value="0">
            <text:p>0</text:p>
          </table:table-cell>
          <table:table-cell table:formula="of:=SUM([.L478:.L480])" ns41:value-type="float" table:style-name="ce74" office:value-type="float" office:value="0">
            <text:p>0</text:p>
          </table:table-cell>
          <table:table-cell table:formula="of:=SUM([.M478:.M480])" ns41:value-type="float" table:style-name="ce74" office:value-type="float" office:value="0">
            <text:p>0</text:p>
          </table:table-cell>
          <table:table-cell table:formula="of:=SUM([.N478:.N480])" ns41:value-type="float" table:style-name="ce74" office:value-type="float" office:value="107">
            <text:p>107</text:p>
          </table:table-cell>
          <table:table-cell table:formula="of:=SUM([.O478:.O480])" ns41:value-type="float" table:style-name="ce74" office:value-type="float" office:value="120">
            <text:p>120</text:p>
          </table:table-cell>
          <table:table-cell table:formula="of:=SUM([.P478:.P480])" ns41:value-type="float" table:style-name="ce74" office:value-type="float" office:value="3">
            <text:p>3</text:p>
          </table:table-cell>
          <table:table-cell table:formula="of:=SUM([.Q478:.Q480])" ns41:value-type="float" table:style-name="ce74" office:value-type="float" office:value="4">
            <text:p>4</text:p>
          </table:table-cell>
          <table:table-cell table:formula="of:=[.N483]+[.P483]" ns41:value-type="float" table:style-name="ce74" office:value-type="float" office:value="110">
            <text:p>110</text:p>
          </table:table-cell>
          <table:table-cell table:formula="of:=[.O483]+[.Q483]" ns41:value-type="float" table:style-name="ce74" office:value-type="float" office:value="124">
            <text:p>124</text:p>
          </table:table-cell>
          <table:table-cell table:formula="of:=SUM([.T478:.T480])" ns41:value-type="float" table:style-name="ce74" office:value-type="float" office:value="6">
            <text:p>6</text:p>
          </table:table-cell>
          <table:table-cell table:formula="of:=SUM([.U478:.U480])" ns41:value-type="float" table:style-name="ce75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ijsenburg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481:.I482])" ns41:value-type="float" table:style-name="ce73" office:value-type="float" office:value="35">
            <text:p>35</text:p>
          </table:table-cell>
          <table:table-cell table:formula="of:=SUM([.J481:.J482])" ns41:value-type="float" table:style-name="ce74" office:value-type="float" office:value="4">
            <text:p>4</text:p>
          </table:table-cell>
          <table:table-cell table:formula="of:=SUM([.K481:.K482])" ns41:value-type="float" table:style-name="ce74" office:value-type="float" office:value="0">
            <text:p>0</text:p>
          </table:table-cell>
          <table:table-cell table:formula="of:=SUM([.L481:.L482])" ns41:value-type="float" table:style-name="ce74" office:value-type="float" office:value="0">
            <text:p>0</text:p>
          </table:table-cell>
          <table:table-cell table:formula="of:=SUM([.M481:.M482])" ns41:value-type="float" table:style-name="ce74" office:value-type="float" office:value="0">
            <text:p>0</text:p>
          </table:table-cell>
          <table:table-cell table:formula="of:=SUM([.N481:.N482])" ns41:value-type="float" table:style-name="ce74" office:value-type="float" office:value="96">
            <text:p>96</text:p>
          </table:table-cell>
          <table:table-cell table:formula="of:=SUM([.O481:.O482])" ns41:value-type="float" table:style-name="ce74" office:value-type="float" office:value="98">
            <text:p>98</text:p>
          </table:table-cell>
          <table:table-cell table:formula="of:=SUM([.P481:.P482])" ns41:value-type="float" table:style-name="ce74" office:value-type="float" office:value="8">
            <text:p>8</text:p>
          </table:table-cell>
          <table:table-cell table:formula="of:=SUM([.Q481:.Q482])" ns41:value-type="float" table:style-name="ce74" office:value-type="float" office:value="3">
            <text:p>3</text:p>
          </table:table-cell>
          <table:table-cell table:formula="of:=[.N484]+[.P484]" ns41:value-type="float" table:style-name="ce74" office:value-type="float" office:value="104">
            <text:p>104</text:p>
          </table:table-cell>
          <table:table-cell table:formula="of:=[.O484]+[.Q484]" ns41:value-type="float" table:style-name="ce74" office:value-type="float" office:value="101">
            <text:p>101</text:p>
          </table:table-cell>
          <table:table-cell table:formula="of:=SUM([.T481:.T482])" ns41:value-type="float" table:style-name="ce74" office:value-type="float" office:value="2">
            <text:p>2</text:p>
          </table:table-cell>
          <table:table-cell table:formula="of:=SUM([.U481:.U482])" ns41:value-type="float" table:style-name="ce75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Rijsenburg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478:.I482])" ns41:value-type="float" table:style-name="ce73" office:value-type="float" office:value="85">
            <text:p>85</text:p>
          </table:table-cell>
          <table:table-cell table:formula="of:=SUM([.J478:.J482])" ns41:value-type="float" table:style-name="ce74" office:value-type="float" office:value="12">
            <text:p>12</text:p>
          </table:table-cell>
          <table:table-cell table:formula="of:=SUM([.K478:.K482])" ns41:value-type="float" table:style-name="ce74" office:value-type="float" office:value="0">
            <text:p>0</text:p>
          </table:table-cell>
          <table:table-cell table:formula="of:=SUM([.L478:.L482])" ns41:value-type="float" table:style-name="ce74" office:value-type="float" office:value="0">
            <text:p>0</text:p>
          </table:table-cell>
          <table:table-cell table:formula="of:=SUM([.M478:.M482])" ns41:value-type="float" table:style-name="ce74" office:value-type="float" office:value="0">
            <text:p>0</text:p>
          </table:table-cell>
          <table:table-cell table:formula="of:=SUM([.N478:.N482])" ns41:value-type="float" table:style-name="ce74" office:value-type="float" office:value="203">
            <text:p>203</text:p>
          </table:table-cell>
          <table:table-cell table:formula="of:=SUM([.O478:.O482])" ns41:value-type="float" table:style-name="ce74" office:value-type="float" office:value="218">
            <text:p>218</text:p>
          </table:table-cell>
          <table:table-cell table:formula="of:=SUM([.P478:.P482])" ns41:value-type="float" table:style-name="ce74" office:value-type="float" office:value="11">
            <text:p>11</text:p>
          </table:table-cell>
          <table:table-cell table:formula="of:=SUM([.Q478:.Q482])" ns41:value-type="float" table:style-name="ce74" office:value-type="float" office:value="7">
            <text:p>7</text:p>
          </table:table-cell>
          <table:table-cell table:formula="of:=[.N485]+[.P485]" ns41:value-type="float" table:style-name="ce74" office:value-type="float" office:value="214">
            <text:p>214</text:p>
          </table:table-cell>
          <table:table-cell table:formula="of:=[.O485]+[.Q485]" ns41:value-type="float" table:style-name="ce74" office:value-type="float" office:value="225">
            <text:p>225</text:p>
          </table:table-cell>
          <table:table-cell table:formula="of:=SUM([.T478:.T482])" ns41:value-type="float" table:style-name="ce74" office:value-type="float" office:value="8">
            <text:p>8</text:p>
          </table:table-cell>
          <table:table-cell table:formula="of:=SUM([.U478:.U482])" ns41:value-type="float" table:style-name="ce75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Schalkwij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Schalkwijk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1" office:value-type="float">
            <text:p>31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58" office:value-type="float">
            <text:p>58</text:p>
          </table:table-cell>
          <table:table-cell ns41:value-type="float" table:style-name="ce74" office:value="52" office:value-type="float">
            <text:p>52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table:formula="of:=[.N486]+[.P486]" ns41:value-type="float" table:style-name="ce74" office:value-type="float" office:value="60">
            <text:p>60</text:p>
          </table:table-cell>
          <table:table-cell table:formula="of:=[.O486]+[.Q486]" ns41:value-type="float" table:style-name="ce74" office:value-type="float" office:value="55">
            <text:p>55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Schalkwijk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0" office:value-type="float">
            <text:p>10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23" office:value-type="float">
            <text:p>23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487]+[.P487]" ns41:value-type="float" table:style-name="ce74" office:value-type="float" office:value="25">
            <text:p>25</text:p>
          </table:table-cell>
          <table:table-cell table:formula="of:=[.O487]+[.Q487]" ns41:value-type="float" table:style-name="ce74" office:value-type="float" office:value="25">
            <text:p>25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Schalkwijk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02" office:value-type="float">
            <text:p>102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249" office:value-type="float">
            <text:p>249</text:p>
          </table:table-cell>
          <table:table-cell ns41:value-type="float" table:style-name="ce74" office:value="236" office:value-type="float">
            <text:p>236</text:p>
          </table:table-cell>
          <table:table-cell ns41:value-type="float" office:value="3" table:style-name="ce74" table:number-columns-repeated="2" office:value-type="float">
            <text:p>3</text:p>
          </table:table-cell>
          <table:table-cell table:formula="of:=[.N488]+[.P488]" ns41:value-type="float" table:style-name="ce74" office:value-type="float" office:value="252">
            <text:p>252</text:p>
          </table:table-cell>
          <table:table-cell table:formula="of:=[.O488]+[.Q488]" ns41:value-type="float" table:style-name="ce74" office:value-type="float" office:value="239">
            <text:p>239</text:p>
          </table:table-cell>
          <table:table-cell table:style-name="ce74"/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Schalkwij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Schalkwijk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R.C. kloostergesticht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7" office:value-type="float">
            <text:p>7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489]+[.P489]" ns41:value-type="float" table:style-name="ce74" office:value-type="float" office:value="0">
            <text:p>0</text:p>
          </table:table-cell>
          <table:table-cell table:formula="of:=[.O489]+[.Q489]" ns41:value-type="float" table:style-name="ce74" office:value-type="float" office:value="8">
            <text:p>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Schalkwijk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2" office:value-type="float">
            <text:p>62</text:p>
          </table:table-cell>
          <table:table-cell table:style-name="ce74" table:number-columns-repeated="4"/>
          <table:table-cell ns41:value-type="float" table:style-name="ce74" office:value="160" office:value-type="float">
            <text:p>160</text:p>
          </table:table-cell>
          <table:table-cell ns41:value-type="float" table:style-name="ce74" office:value="131" office:value-type="float">
            <text:p>13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490]+[.P490]" ns41:value-type="float" table:style-name="ce74" office:value-type="float" office:value="162">
            <text:p>162</text:p>
          </table:table-cell>
          <table:table-cell table:formula="of:=[.O490]+[.Q490]" ns41:value-type="float" table:style-name="ce74" office:value-type="float" office:value="132">
            <text:p>132</text:p>
          </table:table-cell>
          <table:table-cell ns41:value-type="float" table:style-name="ce74" office:value="2" office:value-type="float">
            <text:p>2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C</text:p>
          </table:table-cell>
          <table:table-cell ns41:value-type="string" table:style-name="ce72" office:value-type="string">
            <text:p>Buurtschap Rietveld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51" office:value-type="float">
            <text:p>51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23" office:value-type="float">
            <text:p>123</text:p>
          </table:table-cell>
          <table:table-cell ns41:value-type="float" table:style-name="ce74" office:value="124" office:value-type="float">
            <text:p>124</text:p>
          </table:table-cell>
          <table:table-cell table:style-name="ce74"/>
          <table:table-cell ns41:value-type="float" table:style-name="ce74" office:value="2" office:value-type="float">
            <text:p>2</text:p>
          </table:table-cell>
          <table:table-cell table:formula="of:=[.N491]+[.P491]" ns41:value-type="float" table:style-name="ce74" office:value-type="float" office:value="123">
            <text:p>123</text:p>
          </table:table-cell>
          <table:table-cell table:formula="of:=[.O491]+[.Q491]" ns41:value-type="float" table:style-name="ce74" office:value-type="float" office:value="126">
            <text:p>126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Schalkwijk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486:.I487])" ns41:value-type="float" table:style-name="ce73" office:value-type="float" office:value="41">
            <text:p>41</text:p>
          </table:table-cell>
          <table:table-cell table:formula="of:=SUM([.J486:.J487])" ns41:value-type="float" table:style-name="ce74" office:value-type="float" office:value="2">
            <text:p>2</text:p>
          </table:table-cell>
          <table:table-cell table:formula="of:=SUM([.K486:.K487])" ns41:value-type="float" table:style-name="ce74" office:value-type="float" office:value="0">
            <text:p>0</text:p>
          </table:table-cell>
          <table:table-cell table:formula="of:=SUM([.L486:.L487])" ns41:value-type="float" table:style-name="ce74" office:value-type="float" office:value="0">
            <text:p>0</text:p>
          </table:table-cell>
          <table:table-cell table:formula="of:=SUM([.M486:.M487])" ns41:value-type="float" table:style-name="ce74" office:value-type="float" office:value="0">
            <text:p>0</text:p>
          </table:table-cell>
          <table:table-cell table:formula="of:=SUM([.N486:.N487])" ns41:value-type="float" table:style-name="ce74" office:value-type="float" office:value="81">
            <text:p>81</text:p>
          </table:table-cell>
          <table:table-cell table:formula="of:=SUM([.O486:.O487])" ns41:value-type="float" table:style-name="ce74" office:value-type="float" office:value="76">
            <text:p>76</text:p>
          </table:table-cell>
          <table:table-cell table:formula="of:=SUM([.P486:.P487])" ns41:value-type="float" table:style-name="ce74" office:value-type="float" office:value="4">
            <text:p>4</text:p>
          </table:table-cell>
          <table:table-cell table:formula="of:=SUM([.Q486:.Q487])" ns41:value-type="float" table:style-name="ce74" office:value-type="float" office:value="4">
            <text:p>4</text:p>
          </table:table-cell>
          <table:table-cell table:formula="of:=[.N492]+[.P492]" ns41:value-type="float" table:style-name="ce74" office:value-type="float" office:value="85">
            <text:p>85</text:p>
          </table:table-cell>
          <table:table-cell table:formula="of:=[.O492]+[.Q492]" ns41:value-type="float" table:style-name="ce74" office:value-type="float" office:value="80">
            <text:p>80</text:p>
          </table:table-cell>
          <table:table-cell table:formula="of:=SUM([.T486:.T487])" ns41:value-type="float" table:style-name="ce74" office:value-type="float" office:value="2">
            <text:p>2</text:p>
          </table:table-cell>
          <table:table-cell table:formula="of:=SUM([.U486:.U487])" ns41:value-type="float" table:style-name="ce75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488:.I491])" ns41:value-type="float" table:style-name="ce73" office:value-type="float" office:value="216">
            <text:p>216</text:p>
          </table:table-cell>
          <table:table-cell table:formula="of:=SUM([.J488:.J491])" ns41:value-type="float" table:style-name="ce74" office:value-type="float" office:value="4">
            <text:p>4</text:p>
          </table:table-cell>
          <table:table-cell table:formula="of:=SUM([.K488:.K491])" ns41:value-type="float" table:style-name="ce74" office:value-type="float" office:value="0">
            <text:p>0</text:p>
          </table:table-cell>
          <table:table-cell table:formula="of:=SUM([.L488:.L491])" ns41:value-type="float" table:style-name="ce74" office:value-type="float" office:value="0">
            <text:p>0</text:p>
          </table:table-cell>
          <table:table-cell table:formula="of:=SUM([.M488:.M491])" ns41:value-type="float" table:style-name="ce74" office:value-type="float" office:value="0">
            <text:p>0</text:p>
          </table:table-cell>
          <table:table-cell table:formula="of:=SUM([.N488:.N491])" ns41:value-type="float" table:style-name="ce74" office:value-type="float" office:value="532">
            <text:p>532</text:p>
          </table:table-cell>
          <table:table-cell table:formula="of:=SUM([.O488:.O491])" ns41:value-type="float" table:style-name="ce74" office:value-type="float" office:value="498">
            <text:p>498</text:p>
          </table:table-cell>
          <table:table-cell table:formula="of:=SUM([.P488:.P491])" ns41:value-type="float" table:style-name="ce74" office:value-type="float" office:value="5">
            <text:p>5</text:p>
          </table:table-cell>
          <table:table-cell table:formula="of:=SUM([.Q488:.Q491])" ns41:value-type="float" table:style-name="ce74" office:value-type="float" office:value="7">
            <text:p>7</text:p>
          </table:table-cell>
          <table:table-cell table:formula="of:=[.N493]+[.P493]" ns41:value-type="float" table:style-name="ce74" office:value-type="float" office:value="537">
            <text:p>537</text:p>
          </table:table-cell>
          <table:table-cell table:formula="of:=[.O493]+[.Q493]" ns41:value-type="float" table:style-name="ce74" office:value-type="float" office:value="505">
            <text:p>505</text:p>
          </table:table-cell>
          <table:table-cell table:formula="of:=SUM([.T488:.T491])" ns41:value-type="float" table:style-name="ce74" office:value-type="float" office:value="3">
            <text:p>3</text:p>
          </table:table-cell>
          <table:table-cell table:formula="of:=SUM([.U488:.U491])" ns41:value-type="float" table:style-name="ce75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Schalkwijk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492:.I493])" ns41:value-type="float" table:style-name="ce73" office:value-type="float" office:value="257">
            <text:p>257</text:p>
          </table:table-cell>
          <table:table-cell table:formula="of:=SUM([.J492:.J493])" ns41:value-type="float" table:style-name="ce74" office:value-type="float" office:value="6">
            <text:p>6</text:p>
          </table:table-cell>
          <table:table-cell table:formula="of:=SUM([.K492:.K493])" ns41:value-type="float" table:style-name="ce74" office:value-type="float" office:value="0">
            <text:p>0</text:p>
          </table:table-cell>
          <table:table-cell table:formula="of:=SUM([.L492:.L493])" ns41:value-type="float" table:style-name="ce74" office:value-type="float" office:value="0">
            <text:p>0</text:p>
          </table:table-cell>
          <table:table-cell table:formula="of:=SUM([.M492:.M493])" ns41:value-type="float" table:style-name="ce74" office:value-type="float" office:value="0">
            <text:p>0</text:p>
          </table:table-cell>
          <table:table-cell table:formula="of:=SUM([.N492:.N493])" ns41:value-type="float" table:style-name="ce74" office:value-type="float" office:value="613">
            <text:p>613</text:p>
          </table:table-cell>
          <table:table-cell table:formula="of:=SUM([.O492:.O493])" ns41:value-type="float" table:style-name="ce74" office:value-type="float" office:value="574">
            <text:p>574</text:p>
          </table:table-cell>
          <table:table-cell table:formula="of:=SUM([.P492:.P493])" ns41:value-type="float" table:style-name="ce74" office:value-type="float" office:value="9">
            <text:p>9</text:p>
          </table:table-cell>
          <table:table-cell table:formula="of:=SUM([.Q492:.Q493])" ns41:value-type="float" table:style-name="ce74" office:value-type="float" office:value="11">
            <text:p>11</text:p>
          </table:table-cell>
          <table:table-cell table:formula="of:=[.N494]+[.P494]" ns41:value-type="float" table:style-name="ce74" office:value-type="float" office:value="622">
            <text:p>622</text:p>
          </table:table-cell>
          <table:table-cell table:formula="of:=[.O494]+[.Q494]" ns41:value-type="float" table:style-name="ce74" office:value-type="float" office:value="585">
            <text:p>585</text:p>
          </table:table-cell>
          <table:table-cell table:formula="of:=SUM([.T492:.T493])" ns41:value-type="float" table:style-name="ce74" office:value-type="float" office:value="5">
            <text:p>5</text:p>
          </table:table-cell>
          <table:table-cell table:formula="of:=SUM([.U492:.U493])" ns41:value-type="float" table:style-name="ce75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Snelrewaard</text:p>
          </table:table-cell>
          <table:table-cell ns41:value-type="string" table:style-name="ce72" office:value-type="string">
            <text:p>Grootwaterschap Woerden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ns41:value-type="string" table:style-name="ce72" office:value-type="string">
            <text:p>Buurtschap de Waard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34" office:value-type="float">
            <text:p>34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3"/>
          <table:table-cell ns41:value-type="float" table:style-name="ce74" office:value="80" office:value-type="float">
            <text:p>80</text:p>
          </table:table-cell>
          <table:table-cell ns41:value-type="float" table:style-name="ce74" office:value="68" office:value-type="float">
            <text:p>68</text:p>
          </table:table-cell>
          <table:table-cell table:style-name="ce74" table:number-columns-repeated="2"/>
          <table:table-cell table:formula="of:=[.N495]+[.P495]" ns41:value-type="float" table:style-name="ce74" office:value-type="float" office:value="80">
            <text:p>80</text:p>
          </table:table-cell>
          <table:table-cell table:formula="of:=[.O495]+[.Q495]" ns41:value-type="float" table:style-name="ce74" office:value-type="float" office:value="68">
            <text:p>68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Snelrewaard</text:p>
          </table:table-cell>
          <table:table-cell ns41:value-type="string" table:style-name="ce72" office:value-type="string">
            <text:p>Grootwaterschap Woerden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Lange Linschoten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37" office:value-type="float">
            <text:p>37</text:p>
          </table:table-cell>
          <table:table-cell table:style-name="ce74" table:number-columns-repeated="4"/>
          <table:table-cell ns41:value-type="float" table:style-name="ce74" office:value="82" office:value-type="float">
            <text:p>82</text:p>
          </table:table-cell>
          <table:table-cell ns41:value-type="float" table:style-name="ce74" office:value="100" office:value-type="float">
            <text:p>100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496]+[.P496]" ns41:value-type="float" table:style-name="ce74" office:value-type="float" office:value="84">
            <text:p>84</text:p>
          </table:table-cell>
          <table:table-cell table:formula="of:=[.O496]+[.Q496]" ns41:value-type="float" table:style-name="ce74" office:value-type="float" office:value="101">
            <text:p>10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Snelrewaard</text:p>
          </table:table-cell>
          <table:table-cell ns41:value-type="string" table:style-name="ce72" office:value-type="string">
            <text:p>Grootwaterschap Woerden</text:p>
          </table:table-cell>
          <table:table-cell table:style-name="ce72"/>
          <table:table-cell ns41:value-type="string" table:style-name="ce72" office:value-type="string">
            <text:p>Wijk C</text:p>
          </table:table-cell>
          <table:table-cell ns41:value-type="string" table:style-name="ce72" office:value-type="string">
            <text:p>Buurtschap Lange Linschoten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25" office:value-type="float">
            <text:p>25</text:p>
          </table:table-cell>
          <table:table-cell table:style-name="ce74" table:number-columns-repeated="4"/>
          <table:table-cell ns41:value-type="float" table:style-name="ce74" office:value="74" office:value-type="float">
            <text:p>74</text:p>
          </table:table-cell>
          <table:table-cell ns41:value-type="float" table:style-name="ce74" office:value="83" office:value-type="float">
            <text:p>83</text:p>
          </table:table-cell>
          <table:table-cell ns41:value-type="float" table:style-name="ce74" office:value="2" office:value-type="float">
            <text:p>2</text:p>
          </table:table-cell>
          <table:table-cell table:style-name="ce74"/>
          <table:table-cell table:formula="of:=[.N497]+[.P497]" ns41:value-type="float" table:style-name="ce74" office:value-type="float" office:value="76">
            <text:p>76</text:p>
          </table:table-cell>
          <table:table-cell table:formula="of:=[.O497]+[.Q497]" ns41:value-type="float" table:style-name="ce74" office:value-type="float" office:value="83">
            <text:p>83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Snelrewaard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495:.I497])" ns41:value-type="float" table:style-name="ce73" office:value-type="float" office:value="96">
            <text:p>96</text:p>
          </table:table-cell>
          <table:table-cell table:formula="of:=SUM([.J495:.J497])" ns41:value-type="float" table:style-name="ce74" office:value-type="float" office:value="4">
            <text:p>4</text:p>
          </table:table-cell>
          <table:table-cell table:formula="of:=SUM([.K495:.K497])" ns41:value-type="float" table:style-name="ce74" office:value-type="float" office:value="0">
            <text:p>0</text:p>
          </table:table-cell>
          <table:table-cell table:formula="of:=SUM([.L495:.L497])" ns41:value-type="float" table:style-name="ce74" office:value-type="float" office:value="0">
            <text:p>0</text:p>
          </table:table-cell>
          <table:table-cell table:formula="of:=SUM([.M495:.M497])" ns41:value-type="float" table:style-name="ce74" office:value-type="float" office:value="0">
            <text:p>0</text:p>
          </table:table-cell>
          <table:table-cell table:formula="of:=SUM([.N495:.N497])" ns41:value-type="float" table:style-name="ce74" office:value-type="float" office:value="236">
            <text:p>236</text:p>
          </table:table-cell>
          <table:table-cell table:formula="of:=SUM([.O495:.O497])" ns41:value-type="float" table:style-name="ce74" office:value-type="float" office:value="251">
            <text:p>251</text:p>
          </table:table-cell>
          <table:table-cell table:formula="of:=SUM([.P495:.P497])" ns41:value-type="float" table:style-name="ce74" office:value-type="float" office:value="4">
            <text:p>4</text:p>
          </table:table-cell>
          <table:table-cell table:formula="of:=SUM([.Q495:.Q497])" ns41:value-type="float" table:style-name="ce74" office:value-type="float" office:value="1">
            <text:p>1</text:p>
          </table:table-cell>
          <table:table-cell table:formula="of:=[.N498]+[.P498]" ns41:value-type="float" table:style-name="ce74" office:value-type="float" office:value="240">
            <text:p>240</text:p>
          </table:table-cell>
          <table:table-cell table:formula="of:=[.O498]+[.Q498]" ns41:value-type="float" table:style-name="ce74" office:value-type="float" office:value="252">
            <text:p>252</text:p>
          </table:table-cell>
          <table:table-cell table:formula="of:=SUM([.T495:.T497])" ns41:value-type="float" table:style-name="ce74" office:value-type="float" office:value="2">
            <text:p>2</text:p>
          </table:table-cell>
          <table:table-cell table:formula="of:=SUM([.U495:.U497])" ns41:value-type="float" table:style-name="ce75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Soest</text:p>
          </table:table-cell>
          <table:table-cell table:style-name="ce72"/>
          <table:table-cell ns41:value-type="string" table:style-name="ce72" office:value-type="string">
            <text:p>Buurtschap Soestdijk c.a.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St. Jozef-gesticht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9" office:value-type="float">
            <text:p>9</text:p>
          </table:table-cell>
          <table:table-cell ns41:value-type="float" table:style-name="ce74" office:value="28" office:value-type="float">
            <text:p>28</text:p>
          </table:table-cell>
          <table:table-cell table:style-name="ce74" table:number-columns-repeated="2"/>
          <table:table-cell table:formula="of:=[.N499]+[.P499]" ns41:value-type="float" table:style-name="ce74" office:value-type="float" office:value="9">
            <text:p>9</text:p>
          </table:table-cell>
          <table:table-cell table:formula="of:=[.O499]+[.Q499]" ns41:value-type="float" table:style-name="ce74" office:value-type="float" office:value="28">
            <text:p>2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</table:table-cell>
          <table:table-cell table:style-name="ce72"/>
          <table:table-cell ns41:value-type="string" table:style-name="ce72" office:value-type="string">
            <text:p>Buurtschap Soestdijk c.a.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228" office:value-type="float">
            <text:p>228</text:p>
          </table:table-cell>
          <table:table-cell ns41:value-type="float" table:style-name="ce74" office:value="17" office:value-type="float">
            <text:p>17</text:p>
          </table:table-cell>
          <table:table-cell table:style-name="ce74" table:number-columns-repeated="3"/>
          <table:table-cell ns41:value-type="float" table:style-name="ce74" office:value="450" office:value-type="float">
            <text:p>450</text:p>
          </table:table-cell>
          <table:table-cell ns41:value-type="float" table:style-name="ce74" office:value="494" office:value-type="float">
            <text:p>494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37" office:value-type="float">
            <text:p>37</text:p>
          </table:table-cell>
          <table:table-cell table:formula="of:=[.N500]+[.P500]" ns41:value-type="float" table:style-name="ce74" office:value-type="float" office:value="468">
            <text:p>468</text:p>
          </table:table-cell>
          <table:table-cell table:formula="of:=[.O500]+[.Q500]" ns41:value-type="float" table:style-name="ce74" office:value-type="float" office:value="531">
            <text:p>531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Soes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de Bunk, oude Bink c.a.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98" office:value-type="float">
            <text:p>198</text:p>
          </table:table-cell>
          <table:table-cell ns41:value-type="float" table:style-name="ce74" office:value="6" office:value-type="float">
            <text:p>6</text:p>
          </table:table-cell>
          <table:table-cell table:style-name="ce74" table:number-columns-repeated="3"/>
          <table:table-cell ns41:value-type="float" table:style-name="ce74" office:value="456" office:value-type="float">
            <text:p>456</text:p>
          </table:table-cell>
          <table:table-cell ns41:value-type="float" table:style-name="ce74" office:value="428" office:value-type="float">
            <text:p>428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2" office:value-type="float">
            <text:p>2</text:p>
          </table:table-cell>
          <table:table-cell table:formula="of:=[.N501]+[.P501]" ns41:value-type="float" table:style-name="ce74" office:value-type="float" office:value="461">
            <text:p>461</text:p>
          </table:table-cell>
          <table:table-cell table:formula="of:=[.O501]+[.Q501]" ns41:value-type="float" table:style-name="ce74" office:value-type="float" office:value="430">
            <text:p>430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14">
          <table:table-cell ns41:value-type="string" table:style-name="ce8" office:value-type="string">
            <text:p>Soes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ns41:value-type="string" table:style-name="ce72" office:value-type="string">
            <text:p>Buurtschap Achter den Engh, 't Hart, 't Veen, Hees c.a.</text:p>
          </table:table-cell>
          <table:table-cell table:style-name="ce7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281" office:value-type="float">
            <text:p>281</text:p>
          </table:table-cell>
          <table:table-cell ns41:value-type="float" table:style-name="ce74" office:value="6" office:value-type="float">
            <text:p>6</text:p>
          </table:table-cell>
          <table:table-cell table:style-name="ce74" table:number-columns-repeated="3"/>
          <table:table-cell ns41:value-type="float" table:style-name="ce74" office:value="668" office:value-type="float">
            <text:p>668</text:p>
          </table:table-cell>
          <table:table-cell ns41:value-type="float" table:style-name="ce74" office:value="593" office:value-type="float">
            <text:p>593</text:p>
          </table:table-cell>
          <table:table-cell ns41:value-type="float" table:style-name="ce74" office:value="13" office:value-type="float">
            <text:p>13</text:p>
          </table:table-cell>
          <table:table-cell ns41:value-type="float" table:style-name="ce74" office:value="6" office:value-type="float">
            <text:p>6</text:p>
          </table:table-cell>
          <table:table-cell table:formula="of:=[.N502]+[.P502]" ns41:value-type="float" table:style-name="ce74" office:value-type="float" office:value="681">
            <text:p>681</text:p>
          </table:table-cell>
          <table:table-cell table:formula="of:=[.O502]+[.Q502]" ns41:value-type="float" table:style-name="ce74" office:value-type="float" office:value="599">
            <text:p>599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Soest</text:p>
          </table:table-cell>
          <table:table-cell table:style-name="ce72"/>
          <table:table-cell ns41:value-type="string" table:style-name="ce72" office:value-type="string">
            <text:p>Buurtschap Soesterberg c.a.</text:p>
          </table:table-cell>
          <table:table-cell ns41:value-type="string" table:style-name="ce72" office:value-type="string">
            <text:p>Wijk D</text:p>
          </table:table-cell>
          <table:table-cell table:style-name="ce72"/>
          <table:table-cell ns41:value-type="string" table:style-name="ce72" office:value-type="string">
            <text:p>Wachterswoning in het kamp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2"/>
          <table:table-cell table:formula="of:=[.N503]+[.P503]" ns41:value-type="float" table:style-name="ce74" office:value-type="float" office:value="1">
            <text:p>1</text:p>
          </table:table-cell>
          <table:table-cell table:formula="of:=[.O503]+[.Q503]" ns41:value-type="float" table:style-name="ce74" office:value-type="float" office:value="2">
            <text:p>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</table:table-cell>
          <table:table-cell table:style-name="ce72"/>
          <table:table-cell ns41:value-type="string" table:style-name="ce72" office:value-type="string">
            <text:p>Buurtschap Soesterberg c.a.</text:p>
          </table:table-cell>
          <table:table-cell ns41:value-type="string" table:style-name="ce72" office:value-type="string">
            <text:p>Wijk D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98" office:value-type="float">
            <text:p>98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3"/>
          <table:table-cell ns41:value-type="float" table:style-name="ce74" office:value="208" office:value-type="float">
            <text:p>208</text:p>
          </table:table-cell>
          <table:table-cell ns41:value-type="float" table:style-name="ce74" office:value="182" office:value-type="float">
            <text:p>182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2" office:value-type="float">
            <text:p>2</text:p>
          </table:table-cell>
          <table:table-cell table:formula="of:=[.N504]+[.P504]" ns41:value-type="float" table:style-name="ce74" office:value-type="float" office:value="212">
            <text:p>212</text:p>
          </table:table-cell>
          <table:table-cell table:formula="of:=[.O504]+[.Q504]" ns41:value-type="float" table:style-name="ce74" office:value-type="float" office:value="184">
            <text:p>184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Soest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499:.I504])" ns41:value-type="float" table:style-name="ce73" office:value-type="float" office:value="807">
            <text:p>807</text:p>
          </table:table-cell>
          <table:table-cell table:formula="of:=SUM([.J499:.J504])" ns41:value-type="float" table:style-name="ce74" office:value-type="float" office:value="33">
            <text:p>33</text:p>
          </table:table-cell>
          <table:table-cell table:formula="of:=SUM([.K499:.K504])" ns41:value-type="float" table:style-name="ce74" office:value-type="float" office:value="0">
            <text:p>0</text:p>
          </table:table-cell>
          <table:table-cell table:formula="of:=SUM([.L499:.L504])" ns41:value-type="float" table:style-name="ce74" office:value-type="float" office:value="0">
            <text:p>0</text:p>
          </table:table-cell>
          <table:table-cell table:formula="of:=SUM([.M499:.M504])" ns41:value-type="float" table:style-name="ce74" office:value-type="float" office:value="0">
            <text:p>0</text:p>
          </table:table-cell>
          <table:table-cell table:formula="of:=SUM([.N499:.N504])" ns41:value-type="float" table:style-name="ce74" office:value-type="float" office:value="1792">
            <text:p>1792</text:p>
          </table:table-cell>
          <table:table-cell table:formula="of:=SUM([.O499:.O504])" ns41:value-type="float" table:style-name="ce74" office:value-type="float" office:value="1727">
            <text:p>1727</text:p>
          </table:table-cell>
          <table:table-cell table:formula="of:=SUM([.P499:.P504])" ns41:value-type="float" table:style-name="ce74" office:value-type="float" office:value="40">
            <text:p>40</text:p>
          </table:table-cell>
          <table:table-cell table:formula="of:=SUM([.Q499:.Q504])" ns41:value-type="float" table:style-name="ce74" office:value-type="float" office:value="47">
            <text:p>47</text:p>
          </table:table-cell>
          <table:table-cell table:formula="of:=[.N505]+[.P505]" ns41:value-type="float" table:style-name="ce74" office:value-type="float" office:value="1832">
            <text:p>1832</text:p>
          </table:table-cell>
          <table:table-cell table:formula="of:=[.O505]+[.Q505]" ns41:value-type="float" table:style-name="ce74" office:value-type="float" office:value="1774">
            <text:p>1774</text:p>
          </table:table-cell>
          <table:table-cell table:formula="of:=SUM([.T499:.T504])" ns41:value-type="float" table:style-name="ce74" office:value-type="float" office:value="26">
            <text:p>26</text:p>
          </table:table-cell>
          <table:table-cell table:formula="of:=SUM([.U499:.U504])" ns41:value-type="float" table:style-name="ce75" office:value-type="float" office:value="18">
            <text:p>1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Stoutenburg</text:p>
          </table:table-cell>
          <table:table-cell table:style-name="ce72"/>
          <table:table-cell ns41:value-type="string" table:style-name="ce72" office:value-type="string">
            <text:p>Buurtschap Stoutenburg</text:p>
          </table:table-cell>
          <table:table-cell table:style-name="ce72" table:number-columns-repeated="3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32" office:value-type="float">
            <text:p>132</text:p>
          </table:table-cell>
          <table:table-cell ns41:value-type="float" table:style-name="ce74" office:value="6" office:value-type="float">
            <text:p>6</text:p>
          </table:table-cell>
          <table:table-cell table:style-name="ce74" table:number-columns-repeated="3"/>
          <table:table-cell ns41:value-type="float" table:style-name="ce74" office:value="327" office:value-type="float">
            <text:p>327</text:p>
          </table:table-cell>
          <table:table-cell ns41:value-type="float" table:style-name="ce74" office:value="295" office:value-type="float">
            <text:p>295</text:p>
          </table:table-cell>
          <table:table-cell ns41:value-type="float" office:value="7" table:style-name="ce74" table:number-columns-repeated="2" office:value-type="float">
            <text:p>7</text:p>
          </table:table-cell>
          <table:table-cell table:formula="of:=[.N506]+[.P506]" ns41:value-type="float" table:style-name="ce74" office:value-type="float" office:value="334">
            <text:p>334</text:p>
          </table:table-cell>
          <table:table-cell table:formula="of:=[.O506]+[.Q506]" ns41:value-type="float" table:style-name="ce74" office:value-type="float" office:value="302">
            <text:p>302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Stoutenburg</text:p>
          </table:table-cell>
          <table:table-cell table:style-name="ce72"/>
          <table:table-cell ns41:value-type="string" table:style-name="ce72" office:value-type="string">
            <text:p>Buurtschap Achterveld</text:p>
          </table:table-cell>
          <table:table-cell table:style-name="ce72" table:number-columns-repeated="3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45" office:value-type="float">
            <text:p>45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91" office:value-type="float">
            <text:p>91</text:p>
          </table:table-cell>
          <table:table-cell ns41:value-type="float" table:style-name="ce74" office:value="80" office:value-type="float">
            <text:p>80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507]+[.P507]" ns41:value-type="float" table:style-name="ce74" office:value-type="float" office:value="93">
            <text:p>93</text:p>
          </table:table-cell>
          <table:table-cell table:formula="of:=[.O507]+[.Q507]" ns41:value-type="float" table:style-name="ce74" office:value-type="float" office:value="81">
            <text:p>81</text:p>
          </table:table-cell>
          <table:table-cell table:style-name="ce74"/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Stoutenburg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506:.I507])" ns41:value-type="float" table:style-name="ce73" office:value-type="float" office:value="177">
            <text:p>177</text:p>
          </table:table-cell>
          <table:table-cell table:formula="of:=SUM([.J506:.J507])" ns41:value-type="float" table:style-name="ce74" office:value-type="float" office:value="11">
            <text:p>11</text:p>
          </table:table-cell>
          <table:table-cell table:formula="of:=SUM([.K506:.K507])" ns41:value-type="float" table:style-name="ce74" office:value-type="float" office:value="0">
            <text:p>0</text:p>
          </table:table-cell>
          <table:table-cell table:formula="of:=SUM([.L506:.L507])" ns41:value-type="float" table:style-name="ce74" office:value-type="float" office:value="0">
            <text:p>0</text:p>
          </table:table-cell>
          <table:table-cell table:formula="of:=SUM([.M506:.M507])" ns41:value-type="float" table:style-name="ce74" office:value-type="float" office:value="0">
            <text:p>0</text:p>
          </table:table-cell>
          <table:table-cell table:formula="of:=SUM([.N506:.N507])" ns41:value-type="float" table:style-name="ce74" office:value-type="float" office:value="418">
            <text:p>418</text:p>
          </table:table-cell>
          <table:table-cell table:formula="of:=SUM([.O506:.O507])" ns41:value-type="float" table:style-name="ce74" office:value-type="float" office:value="375">
            <text:p>375</text:p>
          </table:table-cell>
          <table:table-cell table:formula="of:=SUM([.P506:.P507])" ns41:value-type="float" table:style-name="ce74" office:value-type="float" office:value="9">
            <text:p>9</text:p>
          </table:table-cell>
          <table:table-cell table:formula="of:=SUM([.Q506:.Q507])" ns41:value-type="float" table:style-name="ce74" office:value-type="float" office:value="8">
            <text:p>8</text:p>
          </table:table-cell>
          <table:table-cell table:formula="of:=[.N508]+[.P508]" ns41:value-type="float" table:style-name="ce74" office:value-type="float" office:value="427">
            <text:p>427</text:p>
          </table:table-cell>
          <table:table-cell table:formula="of:=[.O508]+[.Q508]" ns41:value-type="float" table:style-name="ce74" office:value-type="float" office:value="383">
            <text:p>383</text:p>
          </table:table-cell>
          <table:table-cell table:formula="of:=SUM([.T506:.T507])" ns41:value-type="float" table:style-name="ce74" office:value-type="float" office:value="2">
            <text:p>2</text:p>
          </table:table-cell>
          <table:table-cell table:formula="of:=SUM([.U506:.U507])" ns41:value-type="float" table:style-name="ce75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11">
          <table:table-cell ns41:value-type="string" table:style-name="ce8" office:value-type="string">
            <text:p>Stoutenburg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6"/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509]+[.P509]" ns41:value-type="float" table:style-name="ce74" office:value-type="float" office:value="1">
            <text:p>1</text:p>
          </table:table-cell>
          <table:table-cell table:formula="of:=[.O509]+[.Q509]" ns41:value-type="float" table:style-name="ce74" office:value-type="float" office:value="0">
            <text:p>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Stoutenburg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508:.I509])" ns41:value-type="float" table:style-name="ce73" office:value-type="float" office:value="177">
            <text:p>177</text:p>
          </table:table-cell>
          <table:table-cell table:formula="of:=SUM([.J508:.J509])" ns41:value-type="float" table:style-name="ce74" office:value-type="float" office:value="11">
            <text:p>11</text:p>
          </table:table-cell>
          <table:table-cell table:formula="of:=SUM([.K508:.K509])" ns41:value-type="float" table:style-name="ce74" office:value-type="float" office:value="0">
            <text:p>0</text:p>
          </table:table-cell>
          <table:table-cell table:formula="of:=SUM([.L508:.L509])" ns41:value-type="float" table:style-name="ce74" office:value-type="float" office:value="0">
            <text:p>0</text:p>
          </table:table-cell>
          <table:table-cell table:formula="of:=SUM([.M508:.M509])" ns41:value-type="float" table:style-name="ce74" office:value-type="float" office:value="0">
            <text:p>0</text:p>
          </table:table-cell>
          <table:table-cell table:formula="of:=SUM([.N508:.N509])" ns41:value-type="float" table:style-name="ce74" office:value-type="float" office:value="418">
            <text:p>418</text:p>
          </table:table-cell>
          <table:table-cell table:formula="of:=SUM([.O508:.O509])" ns41:value-type="float" table:style-name="ce74" office:value-type="float" office:value="375">
            <text:p>375</text:p>
          </table:table-cell>
          <table:table-cell table:formula="of:=SUM([.P508:.P509])" ns41:value-type="float" table:style-name="ce74" office:value-type="float" office:value="10">
            <text:p>10</text:p>
          </table:table-cell>
          <table:table-cell table:formula="of:=SUM([.Q508:.Q509])" ns41:value-type="float" table:style-name="ce74" office:value-type="float" office:value="8">
            <text:p>8</text:p>
          </table:table-cell>
          <table:table-cell table:formula="of:=[.N510]+[.P510]" ns41:value-type="float" table:style-name="ce74" office:value-type="float" office:value="428">
            <text:p>428</text:p>
          </table:table-cell>
          <table:table-cell table:formula="of:=[.O510]+[.Q510]" ns41:value-type="float" table:style-name="ce74" office:value-type="float" office:value="383">
            <text:p>383</text:p>
          </table:table-cell>
          <table:table-cell table:formula="of:=SUM([.T508:.T509])" ns41:value-type="float" table:style-name="ce74" office:value-type="float" office:value="2">
            <text:p>2</text:p>
          </table:table-cell>
          <table:table-cell table:formula="of:=SUM([.U508:.U509])" ns41:value-type="float" table:style-name="ce75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Tienhoven</text:p>
          </table:table-cell>
          <table:table-cell table:style-name="ce72" table:number-columns-repeated="4"/>
          <table:table-cell ns41:value-type="string" table:style-name="ce72" office:value-type="string">
            <text:p>Fortwachterswoning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2"/>
          <table:table-cell table:formula="of:=[.N511]+[.P511]" ns41:value-type="float" table:style-name="ce74" office:value-type="float" office:value="1">
            <text:p>1</text:p>
          </table:table-cell>
          <table:table-cell table:formula="of:=[.O511]+[.Q511]" ns41:value-type="float" table:style-name="ce74" office:value-type="float" office:value="2">
            <text:p>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ienhoven</text:p>
          </table:table-cell>
          <table:table-cell table:style-name="ce72" table:number-columns-repeated="4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06" office:value-type="float">
            <text:p>106</text:p>
          </table:table-cell>
          <table:table-cell ns41:value-type="float" table:style-name="ce74" office:value="7" office:value-type="float">
            <text:p>7</text:p>
          </table:table-cell>
          <table:table-cell table:style-name="ce74" table:number-columns-repeated="3"/>
          <table:table-cell ns41:value-type="float" table:style-name="ce74" office:value="250" office:value-type="float">
            <text:p>250</text:p>
          </table:table-cell>
          <table:table-cell ns41:value-type="float" table:style-name="ce74" office:value="205" office:value-type="float">
            <text:p>205</text:p>
          </table:table-cell>
          <table:table-cell ns41:value-type="float" office:value="2" table:style-name="ce74" table:number-columns-repeated="2" office:value-type="float">
            <text:p>2</text:p>
          </table:table-cell>
          <table:table-cell table:formula="of:=[.N512]+[.P512]" ns41:value-type="float" table:style-name="ce74" office:value-type="float" office:value="252">
            <text:p>252</text:p>
          </table:table-cell>
          <table:table-cell table:formula="of:=[.O512]+[.Q512]" ns41:value-type="float" table:style-name="ce74" office:value-type="float" office:value="207">
            <text:p>207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Tienhov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511:.I512])" ns41:value-type="float" table:style-name="ce73" office:value-type="float" office:value="107">
            <text:p>107</text:p>
          </table:table-cell>
          <table:table-cell table:formula="of:=SUM([.J511:.J512])" ns41:value-type="float" table:style-name="ce74" office:value-type="float" office:value="7">
            <text:p>7</text:p>
          </table:table-cell>
          <table:table-cell table:formula="of:=SUM([.K511:.K512])" ns41:value-type="float" table:style-name="ce74" office:value-type="float" office:value="0">
            <text:p>0</text:p>
          </table:table-cell>
          <table:table-cell table:formula="of:=SUM([.L511:.L512])" ns41:value-type="float" table:style-name="ce74" office:value-type="float" office:value="0">
            <text:p>0</text:p>
          </table:table-cell>
          <table:table-cell table:formula="of:=SUM([.M511:.M512])" ns41:value-type="float" table:style-name="ce74" office:value-type="float" office:value="0">
            <text:p>0</text:p>
          </table:table-cell>
          <table:table-cell table:formula="of:=SUM([.N511:.N512])" ns41:value-type="float" table:style-name="ce74" office:value-type="float" office:value="251">
            <text:p>251</text:p>
          </table:table-cell>
          <table:table-cell table:formula="of:=SUM([.O511:.O512])" ns41:value-type="float" table:style-name="ce74" office:value-type="float" office:value="207">
            <text:p>207</text:p>
          </table:table-cell>
          <table:table-cell table:formula="of:=SUM([.P511:.P512])" ns41:value-type="float" table:style-name="ce74" office:value-type="float" office:value="2">
            <text:p>2</text:p>
          </table:table-cell>
          <table:table-cell table:formula="of:=SUM([.Q511:.Q512])" ns41:value-type="float" table:style-name="ce74" office:value-type="float" office:value="2">
            <text:p>2</text:p>
          </table:table-cell>
          <table:table-cell table:formula="of:=[.N513]+[.P513]" ns41:value-type="float" table:style-name="ce74" office:value-type="float" office:value="253">
            <text:p>253</text:p>
          </table:table-cell>
          <table:table-cell table:formula="of:=[.O513]+[.Q513]" ns41:value-type="float" table:style-name="ce74" office:value-type="float" office:value="209">
            <text:p>209</text:p>
          </table:table-cell>
          <table:table-cell table:formula="of:=SUM([.T511:.T512])" ns41:value-type="float" table:style-name="ce74" office:value-type="float" office:value="8">
            <text:p>8</text:p>
          </table:table-cell>
          <table:table-cell table:formula="of:=SUM([.U511:.U512])" ns41:value-type="float" table:style-name="ce75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6" office:value-type="float">
            <text:p>16</text:p>
          </table:table-cell>
          <table:table-cell ns41:value-type="float" table:style-name="ce52" office:value="17" office:value-type="float">
            <text:p>17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1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Tull en 't Waal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't Waal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67" office:value-type="float">
            <text:p>67</text:p>
          </table:table-cell>
          <table:table-cell table:style-name="ce74" table:number-columns-repeated="4"/>
          <table:table-cell ns41:value-type="float" table:style-name="ce74" office:value="163" office:value-type="float">
            <text:p>163</text:p>
          </table:table-cell>
          <table:table-cell ns41:value-type="float" table:style-name="ce74" office:value="159" office:value-type="float">
            <text:p>159</text:p>
          </table:table-cell>
          <table:table-cell ns41:value-type="float" office:value="2" table:style-name="ce74" table:number-columns-repeated="2" office:value-type="float">
            <text:p>2</text:p>
          </table:table-cell>
          <table:table-cell table:formula="of:=[.N514]+[.P514]" ns41:value-type="float" table:style-name="ce74" office:value-type="float" office:value="165">
            <text:p>165</text:p>
          </table:table-cell>
          <table:table-cell table:formula="of:=[.O514]+[.Q514]" ns41:value-type="float" table:style-name="ce74" office:value-type="float" office:value="161">
            <text:p>16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ull en 't Waal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Honswijk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Lunet bij het fort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table:formula="of:=[.N515]+[.P515]" ns41:value-type="float" table:style-name="ce74" office:value-type="float" office:value="3">
            <text:p>3</text:p>
          </table:table-cell>
          <table:table-cell table:formula="of:=[.O515]+[.Q515]" ns41:value-type="float" table:style-name="ce74" office:value-type="float" office:value="0">
            <text:p>0</text:p>
          </table:table-cell>
          <table:table-cell ns41:value-type="float" table:style-name="ce74" office:value="13" office:value-type="float">
            <text:p>13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ull en 't Waal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Honswijk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Fort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1" table:style-name="ce74" table:number-columns-repeated="2" office:value-type="float">
            <text:p>1</text:p>
          </table:table-cell>
          <table:table-cell table:style-name="ce74" table:number-columns-repeated="2"/>
          <table:table-cell table:formula="of:=[.N516]+[.P516]" ns41:value-type="float" table:style-name="ce74" office:value-type="float" office:value="1">
            <text:p>1</text:p>
          </table:table-cell>
          <table:table-cell table:formula="of:=[.O516]+[.Q516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ull en 't Waal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Honswijk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Fort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517]+[.P517]" ns41:value-type="float" table:style-name="ce74" office:value-type="float" office:value="2">
            <text:p>2</text:p>
          </table:table-cell>
          <table:table-cell table:formula="of:=[.O517]+[.Q517]" ns41:value-type="float" table:style-name="ce74" office:value-type="float" office:value="0">
            <text:p>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ull en 't Waal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Honswijk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Keeten in het fort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4" office:value-type="float">
            <text:p>14</text:p>
          </table:table-cell>
          <table:table-cell table:style-name="ce74" table:number-columns-repeated="4"/>
          <table:table-cell ns41:value-type="float" table:style-name="ce74" office:value="37" office:value-type="float">
            <text:p>37</text:p>
          </table:table-cell>
          <table:table-cell ns41:value-type="float" table:style-name="ce74" office:value="30" office:value-type="float">
            <text:p>30</text:p>
          </table:table-cell>
          <table:table-cell ns41:value-type="float" office:value="4" table:style-name="ce74" table:number-columns-repeated="2" office:value-type="float">
            <text:p>4</text:p>
          </table:table-cell>
          <table:table-cell table:formula="of:=[.N518]+[.P518]" ns41:value-type="float" table:style-name="ce74" office:value-type="float" office:value="41">
            <text:p>41</text:p>
          </table:table-cell>
          <table:table-cell table:formula="of:=[.O518]+[.Q518]" ns41:value-type="float" table:style-name="ce74" office:value-type="float" office:value="34">
            <text:p>34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ull en 't Waal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Buurtschap Honswijk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34" office:value-type="float">
            <text:p>34</text:p>
          </table:table-cell>
          <table:table-cell table:style-name="ce74" table:number-columns-repeated="4"/>
          <table:table-cell ns41:value-type="float" table:style-name="ce74" office:value="96" office:value-type="float">
            <text:p>96</text:p>
          </table:table-cell>
          <table:table-cell ns41:value-type="float" table:style-name="ce74" office:value="92" office:value-type="float">
            <text:p>92</text:p>
          </table:table-cell>
          <table:table-cell table:style-name="ce74"/>
          <table:table-cell ns41:value-type="float" table:style-name="ce74" office:value="3" office:value-type="float">
            <text:p>3</text:p>
          </table:table-cell>
          <table:table-cell table:formula="of:=[.N519]+[.P519]" ns41:value-type="float" table:style-name="ce74" office:value-type="float" office:value="96">
            <text:p>96</text:p>
          </table:table-cell>
          <table:table-cell table:formula="of:=[.O519]+[.Q519]" ns41:value-type="float" table:style-name="ce74" office:value-type="float" office:value="95">
            <text:p>95</text:p>
          </table:table-cell>
          <table:table-cell table:style-name="ce74"/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Tull en 't Waal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514:.I519])" ns41:value-type="float" table:style-name="ce73" office:value-type="float" office:value="118">
            <text:p>118</text:p>
          </table:table-cell>
          <table:table-cell table:formula="of:=SUM([.J514:.J519])" ns41:value-type="float" table:style-name="ce74" office:value-type="float" office:value="0">
            <text:p>0</text:p>
          </table:table-cell>
          <table:table-cell table:formula="of:=SUM([.K514:.K519])" ns41:value-type="float" table:style-name="ce74" office:value-type="float" office:value="0">
            <text:p>0</text:p>
          </table:table-cell>
          <table:table-cell table:formula="of:=SUM([.L514:.L519])" ns41:value-type="float" table:style-name="ce74" office:value-type="float" office:value="0">
            <text:p>0</text:p>
          </table:table-cell>
          <table:table-cell table:formula="of:=SUM([.M514:.M519])" ns41:value-type="float" table:style-name="ce74" office:value-type="float" office:value="0">
            <text:p>0</text:p>
          </table:table-cell>
          <table:table-cell table:formula="of:=SUM([.N514:.N519])" ns41:value-type="float" table:style-name="ce74" office:value-type="float" office:value="301">
            <text:p>301</text:p>
          </table:table-cell>
          <table:table-cell table:formula="of:=SUM([.O514:.O519])" ns41:value-type="float" table:style-name="ce74" office:value-type="float" office:value="282">
            <text:p>282</text:p>
          </table:table-cell>
          <table:table-cell table:formula="of:=SUM([.P514:.P519])" ns41:value-type="float" table:style-name="ce74" office:value-type="float" office:value="7">
            <text:p>7</text:p>
          </table:table-cell>
          <table:table-cell table:formula="of:=SUM([.Q514:.Q519])" ns41:value-type="float" table:style-name="ce74" office:value-type="float" office:value="9">
            <text:p>9</text:p>
          </table:table-cell>
          <table:table-cell table:formula="of:=[.N520]+[.P520]" ns41:value-type="float" table:style-name="ce74" office:value-type="float" office:value="308">
            <text:p>308</text:p>
          </table:table-cell>
          <table:table-cell table:formula="of:=[.O520]+[.Q520]" ns41:value-type="float" table:style-name="ce74" office:value-type="float" office:value="291">
            <text:p>291</text:p>
          </table:table-cell>
          <table:table-cell table:formula="of:=SUM([.T514:.T519])" ns41:value-type="float" table:style-name="ce74" office:value-type="float" office:value="21">
            <text:p>21</text:p>
          </table:table-cell>
          <table:table-cell table:formula="of:=SUM([.U514:.U519])" ns41:value-type="float" table:style-name="ce75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Garnizoensbakkerij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4" office:value-type="float">
            <text:p>4</text:p>
          </table:table-cell>
          <table:table-cell ns41:value-type="float" table:style-name="ce74" office:value="8" office:value-type="float">
            <text:p>8</text:p>
          </table:table-cell>
          <table:table-cell table:style-name="ce74" table:number-columns-repeated="2"/>
          <table:table-cell table:formula="of:=[.N521]+[.P521]" ns41:value-type="float" table:style-name="ce74" office:value-type="float" office:value="4">
            <text:p>4</text:p>
          </table:table-cell>
          <table:table-cell table:formula="of:=[.O521]+[.Q521]" ns41:value-type="float" table:style-name="ce74" office:value-type="float" office:value="8">
            <text:p>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14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Fundatie Renswoude en Ambachtskinder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25" office:value-type="float">
            <text:p>25</text:p>
          </table:table-cell>
          <table:table-cell ns41:value-type="float" table:style-name="ce74" office:value="17" office:value-type="float">
            <text:p>17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522]+[.P522]" ns41:value-type="float" table:style-name="ce74" office:value-type="float" office:value="27">
            <text:p>27</text:p>
          </table:table-cell>
          <table:table-cell table:formula="of:=[.O522]+[.Q522]" ns41:value-type="float" table:style-name="ce74" office:value-type="float" office:value="18">
            <text:p>1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Krankzinnigengesticht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218" office:value-type="float">
            <text:p>218</text:p>
          </table:table-cell>
          <table:table-cell ns41:value-type="float" table:style-name="ce74" office:value="213" office:value-type="float">
            <text:p>213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523]+[.P523]" ns41:value-type="float" table:style-name="ce74" office:value-type="float" office:value="220">
            <text:p>220</text:p>
          </table:table-cell>
          <table:table-cell table:formula="of:=[.O523]+[.Q523]" ns41:value-type="float" table:style-name="ce74" office:value-type="float" office:value="214">
            <text:p>21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School Enderle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6" office:value-type="float">
            <text:p>6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2"/>
          <table:table-cell table:formula="of:=[.N524]+[.P524]" ns41:value-type="float" table:style-name="ce74" office:value-type="float" office:value="6">
            <text:p>6</text:p>
          </table:table-cell>
          <table:table-cell table:formula="of:=[.O524]+[.Q524]" ns41:value-type="float" table:style-name="ce74" office:value-type="float" office:value="3">
            <text:p>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.R.C. Bestedeling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4" office:value-type="float">
            <text:p>14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525]+[.P525]" ns41:value-type="float" table:style-name="ce74" office:value-type="float" office:value="15">
            <text:p>15</text:p>
          </table:table-cell>
          <table:table-cell table:formula="of:=[.O525]+[.Q525]" ns41:value-type="float" table:style-name="ce74" office:value-type="float" office:value="12">
            <text:p>1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Jongenskostschool (Nijland)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8" office:value-type="float">
            <text:p>8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11" office:value-type="float">
            <text:p>11</text:p>
          </table:table-cell>
          <table:table-cell table:style-name="ce74"/>
          <table:table-cell table:formula="of:=[.N526]+[.P526]" ns41:value-type="float" table:style-name="ce74" office:value-type="float" office:value="19">
            <text:p>19</text:p>
          </table:table-cell>
          <table:table-cell table:formula="of:=[.O526]+[.Q526]" ns41:value-type="float" table:style-name="ce74" office:value-type="float" office:value="5">
            <text:p>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Centraal Israëlitiesch Wees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38" office:value-type="float">
            <text:p>38</text:p>
          </table:table-cell>
          <table:table-cell ns41:value-type="float" table:style-name="ce74" office:value="23" office:value-type="float">
            <text:p>23</text:p>
          </table:table-cell>
          <table:table-cell table:style-name="ce74" table:number-columns-repeated="2"/>
          <table:table-cell table:formula="of:=[.N527]+[.P527]" ns41:value-type="float" table:style-name="ce74" office:value-type="float" office:value="38">
            <text:p>38</text:p>
          </table:table-cell>
          <table:table-cell table:formula="of:=[.O527]+[.Q527]" ns41:value-type="float" table:style-name="ce74" office:value-type="float" office:value="23">
            <text:p>2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Kazerne Kinder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72" office:value-type="float">
            <text:p>72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16" office:value-type="float">
            <text:p>16</text:p>
          </table:table-cell>
          <table:table-cell table:style-name="ce74"/>
          <table:table-cell table:formula="of:=[.N528]+[.P528]" ns41:value-type="float" table:style-name="ce74" office:value-type="float" office:value="88">
            <text:p>88</text:p>
          </table:table-cell>
          <table:table-cell table:formula="of:=[.O528]+[.Q528]" ns41:value-type="float" table:style-name="ce74" office:value-type="float" office:value="5">
            <text:p>5</text:p>
          </table:table-cell>
          <table:table-cell ns41:value-type="float" table:style-name="ce74" office:value="126" office:value-type="float">
            <text:p>126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996" office:value-type="float">
            <text:p>996</text:p>
          </table:table-cell>
          <table:table-cell ns41:value-type="float" table:style-name="ce74" office:value="21" office:value-type="float">
            <text:p>21</text:p>
          </table:table-cell>
          <table:table-cell ns41:value-type="float" table:style-name="ce74" office:value="7" office:value-type="float">
            <text:p>7</text:p>
          </table:table-cell>
          <table:table-cell table:style-name="ce74" table:number-columns-repeated="2"/>
          <table:table-cell ns41:value-type="float" table:style-name="ce74" office:value="2141" office:value-type="float">
            <text:p>2141</text:p>
          </table:table-cell>
          <table:table-cell ns41:value-type="float" table:style-name="ce74" office:value="2859" office:value-type="float">
            <text:p>2859</text:p>
          </table:table-cell>
          <table:table-cell ns41:value-type="float" table:style-name="ce74" office:value="100" office:value-type="float">
            <text:p>100</text:p>
          </table:table-cell>
          <table:table-cell ns41:value-type="float" table:style-name="ce74" office:value="83" office:value-type="float">
            <text:p>83</text:p>
          </table:table-cell>
          <table:table-cell table:formula="of:=[.N529]+[.P529]" ns41:value-type="float" table:style-name="ce74" office:value-type="float" office:value="2241">
            <text:p>2241</text:p>
          </table:table-cell>
          <table:table-cell table:formula="of:=[.O529]+[.Q529]" ns41:value-type="float" table:style-name="ce74" office:value-type="float" office:value="2942">
            <text:p>2942</text:p>
          </table:table-cell>
          <table:table-cell ns41:value-type="float" table:style-name="ce74" office:value="69" office:value-type="float">
            <text:p>69</text:p>
          </table:table-cell>
          <table:table-cell ns41:value-type="float" table:style-name="ce75" office:value="58" office:value-type="float">
            <text:p>5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Andreas Gast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4" office:value-type="float">
            <text:p>4</text:p>
          </table:table-cell>
          <table:table-cell ns41:value-type="float" table:style-name="ce74" office:value="62" office:value-type="float">
            <text:p>62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530]+[.P530]" ns41:value-type="float" table:style-name="ce74" office:value-type="float" office:value="4">
            <text:p>4</text:p>
          </table:table-cell>
          <table:table-cell table:formula="of:=[.O530]+[.Q530]" ns41:value-type="float" table:style-name="ce74" office:value-type="float" office:value="63">
            <text:p>63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5" office:value="19" office:value-type="float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Gereformeerd Burger Wees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31" office:value-type="float">
            <text:p>31</text:p>
          </table:table-cell>
          <table:table-cell ns41:value-type="float" table:style-name="ce74" office:value="43" office:value-type="float">
            <text:p>43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531]+[.P531]" ns41:value-type="float" table:style-name="ce74" office:value-type="float" office:value="32">
            <text:p>32</text:p>
          </table:table-cell>
          <table:table-cell table:formula="of:=[.O531]+[.Q531]" ns41:value-type="float" table:style-name="ce74" office:value-type="float" office:value="43">
            <text:p>43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Diaconessen-Inrigting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ns41:value-type="float" table:style-name="ce74" office:value="83" office:value-type="float">
            <text:p>83</text:p>
          </table:table-cell>
          <table:table-cell table:style-name="ce74"/>
          <table:table-cell ns41:value-type="float" table:style-name="ce74" office:value="10" office:value-type="float">
            <text:p>10</text:p>
          </table:table-cell>
          <table:table-cell table:formula="of:=[.N532]+[.P532]" ns41:value-type="float" table:style-name="ce74" office:value-type="float" office:value="1">
            <text:p>1</text:p>
          </table:table-cell>
          <table:table-cell table:formula="of:=[.O532]+[.Q532]" ns41:value-type="float" table:style-name="ce74" office:value-type="float" office:value="93">
            <text:p>93</text:p>
          </table:table-cell>
          <table:table-cell table:style-name="ce74"/>
          <table:table-cell ns41:value-type="float" table:style-name="ce7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Kinderhuis der Diaconessen-Inrigting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4" office:value-type="float">
            <text:p>4</text:p>
          </table:table-cell>
          <table:table-cell ns41:value-type="float" table:style-name="ce74" office:value="39" office:value-type="float">
            <text:p>39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533]+[.P533]" ns41:value-type="float" table:style-name="ce74" office:value-type="float" office:value="4">
            <text:p>4</text:p>
          </table:table-cell>
          <table:table-cell table:formula="of:=[.O533]+[.Q533]" ns41:value-type="float" table:style-name="ce74" office:value-type="float" office:value="40">
            <text:p>40</text:p>
          </table:table-cell>
          <table:table-cell table:style-name="ce74"/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Diaconess.-Inrigting "Bethanie"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31" office:value-type="float">
            <text:p>31</text:p>
          </table:table-cell>
          <table:table-cell table:style-name="ce74"/>
          <table:table-cell ns41:value-type="float" table:style-name="ce74" office:value="3" office:value-type="float">
            <text:p>3</text:p>
          </table:table-cell>
          <table:table-cell table:formula="of:=[.N534]+[.P534]" ns41:value-type="float" table:style-name="ce74" office:value-type="float" office:value="0">
            <text:p>0</text:p>
          </table:table-cell>
          <table:table-cell table:formula="of:=[.O534]+[.Q534]" ns41:value-type="float" table:style-name="ce74" office:value-type="float" office:value="34">
            <text:p>3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14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Bestedelingenhuis der Stads Aalmoezenierskamer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9" office:value-type="float">
            <text:p>9</text:p>
          </table:table-cell>
          <table:table-cell ns41:value-type="float" table:style-name="ce74" office:value="15" office:value-type="float">
            <text:p>15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535]+[.P535]" ns41:value-type="float" table:style-name="ce74" office:value-type="float" office:value="10">
            <text:p>10</text:p>
          </table:table-cell>
          <table:table-cell table:formula="of:=[.O535]+[.Q535]" ns41:value-type="float" table:style-name="ce74" office:value-type="float" office:value="15">
            <text:p>1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Bartholomaie Gast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23" office:value-type="float">
            <text:p>23</text:p>
          </table:table-cell>
          <table:table-cell ns41:value-type="float" table:style-name="ce74" office:value="51" office:value-type="float">
            <text:p>51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4" office:value-type="float">
            <text:p>4</text:p>
          </table:table-cell>
          <table:table-cell table:formula="of:=[.N536]+[.P536]" ns41:value-type="float" table:style-name="ce74" office:value-type="float" office:value="24">
            <text:p>24</text:p>
          </table:table-cell>
          <table:table-cell table:formula="of:=[.O536]+[.Q536]" ns41:value-type="float" table:style-name="ce74" office:value-type="float" office:value="55">
            <text:p>5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Huis van Arrest en Bewaring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2"/>
          <table:table-cell table:formula="of:=[.N537]+[.P537]" ns41:value-type="float" table:style-name="ce74" office:value-type="float" office:value="1">
            <text:p>1</text:p>
          </table:table-cell>
          <table:table-cell table:formula="of:=[.O537]+[.Q537]" ns41:value-type="float" table:style-name="ce74" office:value-type="float" office:value="3">
            <text:p>3</text:p>
          </table:table-cell>
          <table:table-cell ns41:value-type="float" table:style-name="ce74" office:value="61" office:value-type="float">
            <text:p>61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642" office:value-type="float">
            <text:p>642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2"/>
          <table:table-cell ns41:value-type="float" table:style-name="ce74" office:value="2794" office:value-type="float">
            <text:p>2794</text:p>
          </table:table-cell>
          <table:table-cell ns41:value-type="float" table:style-name="ce74" office:value="3115" office:value-type="float">
            <text:p>3115</text:p>
          </table:table-cell>
          <table:table-cell ns41:value-type="float" table:style-name="ce74" office:value="78" office:value-type="float">
            <text:p>78</text:p>
          </table:table-cell>
          <table:table-cell ns41:value-type="float" table:style-name="ce74" office:value="48" office:value-type="float">
            <text:p>48</text:p>
          </table:table-cell>
          <table:table-cell table:formula="of:=[.N538]+[.P538]" ns41:value-type="float" table:style-name="ce74" office:value-type="float" office:value="2872">
            <text:p>2872</text:p>
          </table:table-cell>
          <table:table-cell table:formula="of:=[.O538]+[.Q538]" ns41:value-type="float" table:style-name="ce74" office:value-type="float" office:value="3163">
            <text:p>3163</text:p>
          </table:table-cell>
          <table:table-cell ns41:value-type="float" table:style-name="ce74" office:value="35" office:value-type="float">
            <text:p>35</text:p>
          </table:table-cell>
          <table:table-cell ns41:value-type="float" table:style-name="ce75" office:value="35" office:value-type="float">
            <text:p>3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Diaconie Oude Mannen- en Vrouwen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40" office:value-type="float">
            <text:p>40</text:p>
          </table:table-cell>
          <table:table-cell ns41:value-type="float" table:style-name="ce74" office:value="52" office:value-type="float">
            <text:p>52</text:p>
          </table:table-cell>
          <table:table-cell table:style-name="ce74" table:number-columns-repeated="2"/>
          <table:table-cell table:formula="of:=[.N539]+[.P539]" ns41:value-type="float" table:style-name="ce74" office:value-type="float" office:value="40">
            <text:p>40</text:p>
          </table:table-cell>
          <table:table-cell table:formula="of:=[.O539]+[.Q539]" ns41:value-type="float" table:style-name="ce74" office:value-type="float" office:value="52">
            <text:p>5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Hôtel Buwalda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4" table:style-name="ce74" table:number-columns-repeated="2" office:value-type="float">
            <text:p>4</text:p>
          </table:table-cell>
          <table:table-cell table:style-name="ce74" table:number-columns-repeated="2"/>
          <table:table-cell table:formula="of:=[.N540]+[.P540]" ns41:value-type="float" table:style-name="ce74" office:value-type="float" office:value="4">
            <text:p>4</text:p>
          </table:table-cell>
          <table:table-cell table:formula="of:=[.O540]+[.Q540]" ns41:value-type="float" table:style-name="ce74" office:value-type="float" office:value="4">
            <text:p>4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Hôtel van den Broek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3" table:style-name="ce74" table:number-columns-repeated="2" office:value-type="float">
            <text:p>3</text:p>
          </table:table-cell>
          <table:table-cell table:style-name="ce74" table:number-columns-repeated="2"/>
          <table:table-cell table:formula="of:=[.N541]+[.P541]" ns41:value-type="float" table:style-name="ce74" office:value-type="float" office:value="3">
            <text:p>3</text:p>
          </table:table-cell>
          <table:table-cell table:formula="of:=[.O541]+[.Q541]" ns41:value-type="float" table:style-name="ce74" office:value-type="float" office:value="3">
            <text:p>3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Volksgaarkeuk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5" office:value-type="float">
            <text:p>15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2"/>
          <table:table-cell table:formula="of:=[.N542]+[.P542]" ns41:value-type="float" table:style-name="ce74" office:value-type="float" office:value="15">
            <text:p>15</text:p>
          </table:table-cell>
          <table:table-cell table:formula="of:=[.O542]+[.Q542]" ns41:value-type="float" table:style-name="ce74" office:value-type="float" office:value="1">
            <text:p>1</text:p>
          </table:table-cell>
          <table:table-cell ns41:value-type="float" table:style-name="ce74" office:value="4" office:value-type="float">
            <text:p>4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Nachtkwartier Brantenaar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6" office:value-type="float">
            <text:p>6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543]+[.P543]" ns41:value-type="float" table:style-name="ce74" office:value-type="float" office:value="8">
            <text:p>8</text:p>
          </table:table-cell>
          <table:table-cell table:formula="of:=[.O543]+[.Q543]" ns41:value-type="float" table:style-name="ce74" office:value-type="float" office:value="4">
            <text:p>4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Nachtkwartier Wijnberg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6" office:value-type="float">
            <text:p>16</text:p>
          </table:table-cell>
          <table:table-cell ns41:value-type="float" office:value="4" table:style-name="ce74" table:number-columns-repeated="2" office:value-type="float">
            <text:p>4</text:p>
          </table:table-cell>
          <table:table-cell table:style-name="ce74"/>
          <table:table-cell table:formula="of:=[.N544]+[.P544]" ns41:value-type="float" table:style-name="ce74" office:value-type="float" office:value="20">
            <text:p>20</text:p>
          </table:table-cell>
          <table:table-cell table:formula="of:=[.O544]+[.Q544]" ns41:value-type="float" table:style-name="ce74" office:value-type="float" office:value="4">
            <text:p>4</text:p>
          </table:table-cell>
          <table:table-cell ns41:value-type="float" table:style-name="ce74" office:value="2" office:value-type="float">
            <text:p>2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Nachtkwartier Vermeul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20" office:value-type="float">
            <text:p>20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2"/>
          <table:table-cell table:formula="of:=[.N545]+[.P545]" ns41:value-type="float" table:style-name="ce74" office:value-type="float" office:value="20">
            <text:p>20</text:p>
          </table:table-cell>
          <table:table-cell table:formula="of:=[.O545]+[.Q545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Nachtkwartier P. van Ham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3" office:value-type="float">
            <text:p>3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1" office:value-type="float">
            <text:p>1</text:p>
          </table:table-cell>
          <table:table-cell table:formula="of:=[.N546]+[.P546]" ns41:value-type="float" table:style-name="ce74" office:value-type="float" office:value="7">
            <text:p>7</text:p>
          </table:table-cell>
          <table:table-cell table:formula="of:=[.O546]+[.Q546]" ns41:value-type="float" table:style-name="ce74" office:value-type="float" office:value="3">
            <text:p>3</text:p>
          </table:table-cell>
          <table:table-cell ns41:value-type="float" table:style-name="ce74" office:value="19" office:value-type="float">
            <text:p>19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Nachtkwartier J. Rijnberg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4" office:value-type="float">
            <text:p>4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2"/>
          <table:table-cell table:formula="of:=[.N547]+[.P547]" ns41:value-type="float" table:style-name="ce74" office:value-type="float" office:value="4">
            <text:p>4</text:p>
          </table:table-cell>
          <table:table-cell table:formula="of:=[.O547]+[.Q547]" ns41:value-type="float" table:style-name="ce74" office:value-type="float" office:value="3">
            <text:p>3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Nachtkwartier Baumgart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2"/>
          <table:table-cell table:formula="of:=[.N548]+[.P548]" ns41:value-type="float" table:style-name="ce74" office:value-type="float" office:value="1">
            <text:p>1</text:p>
          </table:table-cell>
          <table:table-cell table:formula="of:=[.O548]+[.Q548]" ns41:value-type="float" table:style-name="ce74" office:value-type="float" office:value="2">
            <text:p>2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Nachtkwartier van Bemme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3" office:value-type="float">
            <text:p>3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549]+[.P549]" ns41:value-type="float" table:style-name="ce74" office:value-type="float" office:value="4">
            <text:p>4</text:p>
          </table:table-cell>
          <table:table-cell table:formula="of:=[.O549]+[.Q549]" ns41:value-type="float" table:style-name="ce74" office:value-type="float" office:value="4">
            <text:p>4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333" office:value-type="float">
            <text:p>1333</text:p>
          </table:table-cell>
          <table:table-cell ns41:value-type="float" table:style-name="ce74" office:value="21" office:value-type="float">
            <text:p>21</text:p>
          </table:table-cell>
          <table:table-cell table:style-name="ce74" table:number-columns-repeated="3"/>
          <table:table-cell ns41:value-type="float" table:style-name="ce74" office:value="3356" office:value-type="float">
            <text:p>3356</text:p>
          </table:table-cell>
          <table:table-cell ns41:value-type="float" table:style-name="ce74" office:value="3825" office:value-type="float">
            <text:p>3825</text:p>
          </table:table-cell>
          <table:table-cell ns41:value-type="float" table:style-name="ce74" office:value="93" office:value-type="float">
            <text:p>93</text:p>
          </table:table-cell>
          <table:table-cell ns41:value-type="float" table:style-name="ce74" office:value="44" office:value-type="float">
            <text:p>44</text:p>
          </table:table-cell>
          <table:table-cell table:formula="of:=[.N550]+[.P550]" ns41:value-type="float" table:style-name="ce74" office:value-type="float" office:value="3449">
            <text:p>3449</text:p>
          </table:table-cell>
          <table:table-cell table:formula="of:=[.O550]+[.Q550]" ns41:value-type="float" table:style-name="ce74" office:value-type="float" office:value="3869">
            <text:p>3869</text:p>
          </table:table-cell>
          <table:table-cell ns41:value-type="float" table:style-name="ce74" office:value="47" office:value-type="float">
            <text:p>47</text:p>
          </table:table-cell>
          <table:table-cell ns41:value-type="float" table:style-name="ce75" office:value="52" office:value-type="float">
            <text:p>5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D</text:p>
          </table:table-cell>
          <table:table-cell table:style-name="ce72"/>
          <table:table-cell ns41:value-type="string" table:style-name="ce72" office:value-type="string">
            <text:p>O.R.C. Wees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8" office:value-type="float">
            <text:p>8</text:p>
          </table:table-cell>
          <table:table-cell ns41:value-type="float" table:style-name="ce74" office:value="13" office:value-type="float">
            <text:p>13</text:p>
          </table:table-cell>
          <table:table-cell table:style-name="ce74" table:number-columns-repeated="2"/>
          <table:table-cell table:formula="of:=[.N551]+[.P551]" ns41:value-type="float" table:style-name="ce74" office:value-type="float" office:value="8">
            <text:p>8</text:p>
          </table:table-cell>
          <table:table-cell table:formula="of:=[.O551]+[.Q551]" ns41:value-type="float" table:style-name="ce74" office:value-type="float" office:value="13">
            <text:p>1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D</text:p>
          </table:table-cell>
          <table:table-cell table:style-name="ce72"/>
          <table:table-cell ns41:value-type="string" table:style-name="ce72" office:value-type="string">
            <text:p>Logement Bellevue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4" office:value-type="float">
            <text:p>4</text:p>
          </table:table-cell>
          <table:table-cell ns41:value-type="float" table:style-name="ce74" office:value="7" office:value-type="float">
            <text:p>7</text:p>
          </table:table-cell>
          <table:table-cell table:style-name="ce74" table:number-columns-repeated="2"/>
          <table:table-cell table:formula="of:=[.N552]+[.P552]" ns41:value-type="float" table:style-name="ce74" office:value-type="float" office:value="4">
            <text:p>4</text:p>
          </table:table-cell>
          <table:table-cell table:formula="of:=[.O552]+[.Q552]" ns41:value-type="float" table:style-name="ce74" office:value-type="float" office:value="7">
            <text:p>7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D</text:p>
          </table:table-cell>
          <table:table-cell table:style-name="ce72"/>
          <table:table-cell ns41:value-type="string" table:style-name="ce72" office:value-type="string">
            <text:p>Logement Ambrosiu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2" table:style-name="ce74" table:number-columns-repeated="2" office:value-type="float">
            <text:p>2</text:p>
          </table:table-cell>
          <table:table-cell table:style-name="ce74" table:number-columns-repeated="2"/>
          <table:table-cell table:formula="of:=[.N553]+[.P553]" ns41:value-type="float" table:style-name="ce74" office:value-type="float" office:value="2">
            <text:p>2</text:p>
          </table:table-cell>
          <table:table-cell table:formula="of:=[.O553]+[.Q553]" ns41:value-type="float" table:style-name="ce74" office:value-type="float" office:value="2">
            <text:p>2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D</text:p>
          </table:table-cell>
          <table:table-cell table:style-name="ce72"/>
          <table:table-cell ns41:value-type="string" table:style-name="ce72" office:value-type="string">
            <text:p>Logement Kasteel v. Antwerp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5" office:value-type="float">
            <text:p>5</text:p>
          </table:table-cell>
          <table:table-cell ns41:value-type="float" table:style-name="ce74" office:value="6" office:value-type="float">
            <text:p>6</text:p>
          </table:table-cell>
          <table:table-cell table:style-name="ce74" table:number-columns-repeated="2"/>
          <table:table-cell table:formula="of:=[.N554]+[.P554]" ns41:value-type="float" table:style-name="ce74" office:value-type="float" office:value="5">
            <text:p>5</text:p>
          </table:table-cell>
          <table:table-cell table:formula="of:=[.O554]+[.Q554]" ns41:value-type="float" table:style-name="ce74" office:value-type="float" office:value="6">
            <text:p>6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D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505" office:value-type="float">
            <text:p>505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2"/>
          <table:table-cell ns41:value-type="float" table:style-name="ce74" office:value="1352" office:value-type="float">
            <text:p>1352</text:p>
          </table:table-cell>
          <table:table-cell ns41:value-type="float" table:style-name="ce74" office:value="1658" office:value-type="float">
            <text:p>1658</text:p>
          </table:table-cell>
          <table:table-cell ns41:value-type="float" table:style-name="ce74" office:value="83" office:value-type="float">
            <text:p>83</text:p>
          </table:table-cell>
          <table:table-cell ns41:value-type="float" table:style-name="ce74" office:value="55" office:value-type="float">
            <text:p>55</text:p>
          </table:table-cell>
          <table:table-cell table:formula="of:=[.N555]+[.P555]" ns41:value-type="float" table:style-name="ce74" office:value-type="float" office:value="1435">
            <text:p>1435</text:p>
          </table:table-cell>
          <table:table-cell table:formula="of:=[.O555]+[.Q555]" ns41:value-type="float" table:style-name="ce74" office:value-type="float" office:value="1713">
            <text:p>1713</text:p>
          </table:table-cell>
          <table:table-cell ns41:value-type="float" table:style-name="ce74" office:value="31" office:value-type="float">
            <text:p>31</text:p>
          </table:table-cell>
          <table:table-cell ns41:value-type="float" table:style-name="ce75" office:value="33" office:value-type="float">
            <text:p>3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E</text:p>
          </table:table-cell>
          <table:table-cell table:style-name="ce72"/>
          <table:table-cell ns41:value-type="string" table:style-name="ce72" office:value-type="string">
            <text:p>Groot Rijks Hospitaa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6" office:value-type="float">
            <text:p>6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2"/>
          <table:table-cell table:formula="of:=[.N556]+[.P556]" ns41:value-type="float" table:style-name="ce74" office:value-type="float" office:value="6">
            <text:p>6</text:p>
          </table:table-cell>
          <table:table-cell table:formula="of:=[.O556]+[.Q556]" ns41:value-type="float" table:style-name="ce74" office:value-type="float" office:value="4">
            <text:p>4</text:p>
          </table:table-cell>
          <table:table-cell ns41:value-type="float" table:style-name="ce74" office:value="85" office:value-type="float">
            <text:p>85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E</text:p>
          </table:table-cell>
          <table:table-cell table:style-name="ce72"/>
          <table:table-cell ns41:value-type="string" table:style-name="ce72" office:value-type="string">
            <text:p>Kazerne Hospitaalsoldat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8" office:value-type="float">
            <text:p>8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style-name="ce74"/>
          <table:table-cell table:formula="of:=[.N557]+[.P557]" ns41:value-type="float" table:style-name="ce74" office:value-type="float" office:value="9">
            <text:p>9</text:p>
          </table:table-cell>
          <table:table-cell table:formula="of:=[.O557]+[.Q557]" ns41:value-type="float" table:style-name="ce74" office:value-type="float" office:value="1">
            <text:p>1</text:p>
          </table:table-cell>
          <table:table-cell ns41:value-type="float" table:style-name="ce74" office:value="8" office:value-type="float">
            <text:p>8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E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546" office:value-type="float">
            <text:p>546</text:p>
          </table:table-cell>
          <table:table-cell ns41:value-type="float" table:style-name="ce74" office:value="11" office:value-type="float">
            <text:p>11</text:p>
          </table:table-cell>
          <table:table-cell table:style-name="ce74" table:number-columns-repeated="3"/>
          <table:table-cell ns41:value-type="float" table:style-name="ce74" office:value="1440" office:value-type="float">
            <text:p>1440</text:p>
          </table:table-cell>
          <table:table-cell ns41:value-type="float" table:style-name="ce74" office:value="1703" office:value-type="float">
            <text:p>1703</text:p>
          </table:table-cell>
          <table:table-cell ns41:value-type="float" table:style-name="ce74" office:value="84" office:value-type="float">
            <text:p>84</text:p>
          </table:table-cell>
          <table:table-cell ns41:value-type="float" table:style-name="ce74" office:value="31" office:value-type="float">
            <text:p>31</text:p>
          </table:table-cell>
          <table:table-cell table:formula="of:=[.N558]+[.P558]" ns41:value-type="float" table:style-name="ce74" office:value-type="float" office:value="1524">
            <text:p>1524</text:p>
          </table:table-cell>
          <table:table-cell table:formula="of:=[.O558]+[.Q558]" ns41:value-type="float" table:style-name="ce74" office:value-type="float" office:value="1734">
            <text:p>1734</text:p>
          </table:table-cell>
          <table:table-cell ns41:value-type="float" table:style-name="ce74" office:value="21" office:value-type="float">
            <text:p>21</text:p>
          </table:table-cell>
          <table:table-cell ns41:value-type="float" table:style-name="ce75" office:value="27" office:value-type="float">
            <text:p>2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F</text:p>
          </table:table-cell>
          <table:table-cell table:style-name="ce72"/>
          <table:table-cell ns41:value-type="string" table:style-name="ce72" office:value-type="string">
            <text:p>R.C. Gregorius Onderwijsgest.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32" office:value-type="float">
            <text:p>32</text:p>
          </table:table-cell>
          <table:table-cell table:style-name="ce74" table:number-columns-repeated="3"/>
          <table:table-cell table:formula="of:=[.N559]+[.P559]" ns41:value-type="float" table:style-name="ce74" office:value-type="float" office:value="32">
            <text:p>32</text:p>
          </table:table-cell>
          <table:table-cell table:formula="of:=[.O559]+[.Q559]" ns41:value-type="float" table:style-name="ce74" office:value-type="float" office:value="0">
            <text:p>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F</text:p>
          </table:table-cell>
          <table:table-cell table:style-name="ce72"/>
          <table:table-cell ns41:value-type="string" table:style-name="ce72" office:value-type="string">
            <text:p>Meisjeskostsch. (Mej. Dirkmaat)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4" office:value-type="float">
            <text:p>4</text:p>
          </table:table-cell>
          <table:table-cell table:style-name="ce74"/>
          <table:table-cell ns41:value-type="float" table:style-name="ce74" office:value="15" office:value-type="float">
            <text:p>15</text:p>
          </table:table-cell>
          <table:table-cell table:formula="of:=[.N560]+[.P560]" ns41:value-type="float" table:style-name="ce74" office:value-type="float" office:value="0">
            <text:p>0</text:p>
          </table:table-cell>
          <table:table-cell table:formula="of:=[.O560]+[.Q560]" ns41:value-type="float" table:style-name="ce74" office:value-type="float" office:value="19">
            <text:p>19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F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454" office:value-type="float">
            <text:p>454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2"/>
          <table:table-cell ns41:value-type="float" table:style-name="ce74" office:value="962" office:value-type="float">
            <text:p>962</text:p>
          </table:table-cell>
          <table:table-cell ns41:value-type="float" table:style-name="ce74" office:value="1400" office:value-type="float">
            <text:p>1400</text:p>
          </table:table-cell>
          <table:table-cell ns41:value-type="float" table:style-name="ce74" office:value="118" office:value-type="float">
            <text:p>118</text:p>
          </table:table-cell>
          <table:table-cell ns41:value-type="float" table:style-name="ce74" office:value="43" office:value-type="float">
            <text:p>43</text:p>
          </table:table-cell>
          <table:table-cell table:formula="of:=[.N561]+[.P561]" ns41:value-type="float" table:style-name="ce74" office:value-type="float" office:value="1080">
            <text:p>1080</text:p>
          </table:table-cell>
          <table:table-cell table:formula="of:=[.O561]+[.Q561]" ns41:value-type="float" table:style-name="ce74" office:value-type="float" office:value="1443">
            <text:p>1443</text:p>
          </table:table-cell>
          <table:table-cell ns41:value-type="float" table:style-name="ce74" office:value="38" office:value-type="float">
            <text:p>38</text:p>
          </table:table-cell>
          <table:table-cell ns41:value-type="float" table:style-name="ce75" office:value="71" office:value-type="float">
            <text:p>7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G</text:p>
          </table:table-cell>
          <table:table-cell table:style-name="ce72"/>
          <table:table-cell ns41:value-type="string" table:style-name="ce72" office:value-type="string">
            <text:p>Logement Les Pays-Ba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7" office:value-type="float">
            <text:p>7</text:p>
          </table:table-cell>
          <table:table-cell ns41:value-type="float" table:style-name="ce74" office:value="14" office:value-type="float">
            <text:p>14</text:p>
          </table:table-cell>
          <table:table-cell table:style-name="ce74" table:number-columns-repeated="2"/>
          <table:table-cell table:formula="of:=[.N562]+[.P562]" ns41:value-type="float" table:style-name="ce74" office:value-type="float" office:value="7">
            <text:p>7</text:p>
          </table:table-cell>
          <table:table-cell table:formula="of:=[.O562]+[.Q562]" ns41:value-type="float" table:style-name="ce74" office:value-type="float" office:value="14">
            <text:p>14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G</text:p>
          </table:table-cell>
          <table:table-cell table:style-name="ce72"/>
          <table:table-cell ns41:value-type="string" table:style-name="ce72" office:value-type="string">
            <text:p>Jongenskostschool (v. Zwicht)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7" office:value-type="float">
            <text:p>7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18" office:value-type="float">
            <text:p>18</text:p>
          </table:table-cell>
          <table:table-cell table:style-name="ce74"/>
          <table:table-cell table:formula="of:=[.N563]+[.P563]" ns41:value-type="float" table:style-name="ce74" office:value-type="float" office:value="25">
            <text:p>25</text:p>
          </table:table-cell>
          <table:table-cell table:formula="of:=[.O563]+[.Q563]" ns41:value-type="float" table:style-name="ce74" office:value-type="float" office:value="6">
            <text:p>6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G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579" office:value-type="float">
            <text:p>579</text:p>
          </table:table-cell>
          <table:table-cell ns41:value-type="float" table:style-name="ce74" office:value="23" office:value-type="float">
            <text:p>23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2"/>
          <table:table-cell ns41:value-type="float" table:style-name="ce74" office:value="1321" office:value-type="float">
            <text:p>1321</text:p>
          </table:table-cell>
          <table:table-cell ns41:value-type="float" table:style-name="ce74" office:value="1783" office:value-type="float">
            <text:p>1783</text:p>
          </table:table-cell>
          <table:table-cell ns41:value-type="float" table:style-name="ce74" office:value="140" office:value-type="float">
            <text:p>140</text:p>
          </table:table-cell>
          <table:table-cell ns41:value-type="float" table:style-name="ce74" office:value="54" office:value-type="float">
            <text:p>54</text:p>
          </table:table-cell>
          <table:table-cell table:formula="of:=[.N564]+[.P564]" ns41:value-type="float" table:style-name="ce74" office:value-type="float" office:value="1461">
            <text:p>1461</text:p>
          </table:table-cell>
          <table:table-cell table:formula="of:=[.O564]+[.Q564]" ns41:value-type="float" table:style-name="ce74" office:value-type="float" office:value="1837">
            <text:p>1837</text:p>
          </table:table-cell>
          <table:table-cell ns41:value-type="float" table:style-name="ce74" office:value="84" office:value-type="float">
            <text:p>84</text:p>
          </table:table-cell>
          <table:table-cell ns41:value-type="float" table:style-name="ce75" office:value="91" office:value-type="float">
            <text:p>9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H</text:p>
          </table:table-cell>
          <table:table-cell table:style-name="ce72"/>
          <table:table-cell ns41:value-type="string" table:style-name="ce72" office:value-type="string">
            <text:p>Cellulaire Gevangen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5" office:value-type="float">
            <text:p>15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2"/>
          <table:table-cell table:formula="of:=[.N565]+[.P565]" ns41:value-type="float" table:style-name="ce74" office:value-type="float" office:value="15">
            <text:p>15</text:p>
          </table:table-cell>
          <table:table-cell table:formula="of:=[.O565]+[.Q565]" ns41:value-type="float" table:style-name="ce74" office:value-type="float" office:value="4">
            <text:p>4</text:p>
          </table:table-cell>
          <table:table-cell ns41:value-type="float" table:style-name="ce74" office:value="133" office:value-type="float">
            <text:p>133</text:p>
          </table:table-cell>
          <table:table-cell ns41:value-type="float" table:style-name="ce75" office:value="24" office:value-type="float">
            <text:p>2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H</text:p>
          </table:table-cell>
          <table:table-cell table:style-name="ce72"/>
          <table:table-cell ns41:value-type="string" table:style-name="ce72" office:value-type="string">
            <text:p>Meisjeskostsch. (Swellengrebel)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1" table:style-name="ce74" table:number-columns-repeated="2" office:value-type="float">
            <text:p>1</text:p>
          </table:table-cell>
          <table:table-cell table:style-name="ce74"/>
          <table:table-cell ns41:value-type="float" table:style-name="ce74" office:value="13" office:value-type="float">
            <text:p>13</text:p>
          </table:table-cell>
          <table:table-cell table:formula="of:=[.N566]+[.P566]" ns41:value-type="float" table:style-name="ce74" office:value-type="float" office:value="1">
            <text:p>1</text:p>
          </table:table-cell>
          <table:table-cell table:formula="of:=[.O566]+[.Q566]" ns41:value-type="float" table:style-name="ce74" office:value-type="float" office:value="14">
            <text:p>1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H</text:p>
          </table:table-cell>
          <table:table-cell table:style-name="ce72"/>
          <table:table-cell ns41:value-type="string" table:style-name="ce72" office:value-type="string">
            <text:p>Ned. Herv. Diaconie Wees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25" office:value-type="float">
            <text:p>25</text:p>
          </table:table-cell>
          <table:table-cell ns41:value-type="float" table:style-name="ce74" office:value="31" office:value-type="float">
            <text:p>31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567]+[.P567]" ns41:value-type="float" table:style-name="ce74" office:value-type="float" office:value="26">
            <text:p>26</text:p>
          </table:table-cell>
          <table:table-cell table:formula="of:=[.O567]+[.Q567]" ns41:value-type="float" table:style-name="ce74" office:value-type="float" office:value="31">
            <text:p>3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H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796" office:value-type="float">
            <text:p>796</text:p>
          </table:table-cell>
          <table:table-cell ns41:value-type="float" table:style-name="ce74" office:value="9" office:value-type="float">
            <text:p>9</text:p>
          </table:table-cell>
          <table:table-cell table:style-name="ce74" table:number-columns-repeated="3"/>
          <table:table-cell ns41:value-type="float" table:style-name="ce74" office:value="1991" office:value-type="float">
            <text:p>1991</text:p>
          </table:table-cell>
          <table:table-cell ns41:value-type="float" table:style-name="ce74" office:value="2407" office:value-type="float">
            <text:p>2407</text:p>
          </table:table-cell>
          <table:table-cell ns41:value-type="float" table:style-name="ce74" office:value="105" office:value-type="float">
            <text:p>105</text:p>
          </table:table-cell>
          <table:table-cell ns41:value-type="float" table:style-name="ce74" office:value="86" office:value-type="float">
            <text:p>86</text:p>
          </table:table-cell>
          <table:table-cell table:formula="of:=[.N568]+[.P568]" ns41:value-type="float" table:style-name="ce74" office:value-type="float" office:value="2096">
            <text:p>2096</text:p>
          </table:table-cell>
          <table:table-cell table:formula="of:=[.O568]+[.Q568]" ns41:value-type="float" table:style-name="ce74" office:value-type="float" office:value="2493">
            <text:p>2493</text:p>
          </table:table-cell>
          <table:table-cell ns41:value-type="float" table:style-name="ce74" office:value="73" office:value-type="float">
            <text:p>73</text:p>
          </table:table-cell>
          <table:table-cell ns41:value-type="float" table:style-name="ce75" office:value="94" office:value-type="float">
            <text:p>9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I</text:p>
          </table:table-cell>
          <table:table-cell ns41:value-type="string" table:style-name="ce72" office:value-type="string">
            <text:p>Abstede</text:p>
          </table:table-cell>
          <table:table-cell ns41:value-type="string" table:style-name="ce72" office:value-type="string">
            <text:p>Gesticht voor R.C. Weezen en Oude Lied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69" office:value-type="float">
            <text:p>69</text:p>
          </table:table-cell>
          <table:table-cell ns41:value-type="float" table:style-name="ce74" office:value="102" office:value-type="float">
            <text:p>102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569]+[.P569]" ns41:value-type="float" table:style-name="ce74" office:value-type="float" office:value="70">
            <text:p>70</text:p>
          </table:table-cell>
          <table:table-cell table:formula="of:=[.O569]+[.Q569]" ns41:value-type="float" table:style-name="ce74" office:value-type="float" office:value="102">
            <text:p>10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I</text:p>
          </table:table-cell>
          <table:table-cell ns41:value-type="string" table:style-name="ce72" office:value-type="string">
            <text:p>Abstede</text:p>
          </table:table-cell>
          <table:table-cell ns41:value-type="string" table:style-name="ce72" office:value-type="string">
            <text:p>Protest. Kinder-Zendings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3" table:style-name="ce74" table:number-columns-repeated="2" office:value-type="float">
            <text:p>3</text:p>
          </table:table-cell>
          <table:table-cell ns41:value-type="float" table:style-name="ce74" office:value="8" office:value-type="float">
            <text:p>8</text:p>
          </table:table-cell>
          <table:table-cell table:style-name="ce74"/>
          <table:table-cell table:formula="of:=[.N570]+[.P570]" ns41:value-type="float" table:style-name="ce74" office:value-type="float" office:value="11">
            <text:p>11</text:p>
          </table:table-cell>
          <table:table-cell table:formula="of:=[.O570]+[.Q570]" ns41:value-type="float" table:style-name="ce74" office:value-type="float" office:value="3">
            <text:p>3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/>
          <table:table-cell ns41:value-type="string" table:style-name="ce72" office:value-type="string">
            <text:p>Wijk I</text:p>
          </table:table-cell>
          <table:table-cell ns41:value-type="string" table:style-name="ce72" office:value-type="string">
            <text:p>Abstede</text:p>
          </table:table-cell>
          <table:table-cell ns41:value-type="string" table:style-name="ce72" office:value-type="string">
            <text:p>Rijks Veeartsenijschoo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20" office:value-type="float">
            <text:p>20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63" office:value-type="float">
            <text:p>63</text:p>
          </table:table-cell>
          <table:table-cell table:style-name="ce74"/>
          <table:table-cell table:formula="of:=[.N571]+[.P571]" ns41:value-type="float" table:style-name="ce74" office:value-type="float" office:value="83">
            <text:p>83</text:p>
          </table:table-cell>
          <table:table-cell table:formula="of:=[.O571]+[.Q571]" ns41:value-type="float" table:style-name="ce74" office:value-type="float" office:value="4">
            <text:p>4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/>
          <table:table-cell ns41:value-type="string" table:style-name="ce72" office:value-type="string">
            <text:p>Wijk I</text:p>
          </table:table-cell>
          <table:table-cell ns41:value-type="string" table:style-name="ce72" office:value-type="string">
            <text:p>Abstede</text:p>
          </table:table-cell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50" office:value-type="float">
            <text:p>50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42" office:value-type="float">
            <text:p>142</text:p>
          </table:table-cell>
          <table:table-cell ns41:value-type="float" table:style-name="ce74" office:value="129" office:value-type="float">
            <text:p>129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1" office:value-type="float">
            <text:p>1</text:p>
          </table:table-cell>
          <table:table-cell table:formula="of:=[.N572]+[.P572]" ns41:value-type="float" table:style-name="ce74" office:value-type="float" office:value="145">
            <text:p>145</text:p>
          </table:table-cell>
          <table:table-cell table:formula="of:=[.O572]+[.Q572]" ns41:value-type="float" table:style-name="ce74" office:value-type="float" office:value="130">
            <text:p>13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I</text:p>
          </table:table-cell>
          <table:table-cell ns41:value-type="string" table:style-name="ce72" office:value-type="string">
            <text:p>Abstede</text:p>
          </table:table-cell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2220" office:value-type="float">
            <text:p>2220</text:p>
          </table:table-cell>
          <table:table-cell ns41:value-type="float" table:style-name="ce74" office:value="81" office:value-type="float">
            <text:p>81</text:p>
          </table:table-cell>
          <table:table-cell ns41:value-type="float" table:style-name="ce74" office:value="68" office:value-type="float">
            <text:p>68</text:p>
          </table:table-cell>
          <table:table-cell table:style-name="ce74" table:number-columns-repeated="2"/>
          <table:table-cell ns41:value-type="float" table:style-name="ce74" office:value="4204" office:value-type="float">
            <text:p>4204</text:p>
          </table:table-cell>
          <table:table-cell ns41:value-type="float" table:style-name="ce74" office:value="5304" office:value-type="float">
            <text:p>5304</text:p>
          </table:table-cell>
          <table:table-cell ns41:value-type="float" table:style-name="ce74" office:value="134" office:value-type="float">
            <text:p>134</text:p>
          </table:table-cell>
          <table:table-cell ns41:value-type="float" table:style-name="ce74" office:value="162" office:value-type="float">
            <text:p>162</text:p>
          </table:table-cell>
          <table:table-cell table:formula="of:=[.N573]+[.P573]" ns41:value-type="float" table:style-name="ce74" office:value-type="float" office:value="4338">
            <text:p>4338</text:p>
          </table:table-cell>
          <table:table-cell table:formula="of:=[.O573]+[.Q573]" ns41:value-type="float" table:style-name="ce74" office:value-type="float" office:value="5466">
            <text:p>5466</text:p>
          </table:table-cell>
          <table:table-cell ns41:value-type="float" table:style-name="ce74" office:value="132" office:value-type="float">
            <text:p>132</text:p>
          </table:table-cell>
          <table:table-cell ns41:value-type="float" table:style-name="ce75" office:value="111" office:value-type="float">
            <text:p>11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K</text:p>
          </table:table-cell>
          <table:table-cell ns41:value-type="string" table:style-name="ce72" office:value-type="string">
            <text:p>Tolsteeg</text:p>
          </table:table-cell>
          <table:table-cell table:style-name="ce7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648" office:value-type="float">
            <text:p>648</text:p>
          </table:table-cell>
          <table:table-cell ns41:value-type="float" table:style-name="ce74" office:value="19" office:value-type="float">
            <text:p>19</text:p>
          </table:table-cell>
          <table:table-cell ns41:value-type="float" table:style-name="ce74" office:value="26" office:value-type="float">
            <text:p>26</text:p>
          </table:table-cell>
          <table:table-cell table:style-name="ce74" table:number-columns-repeated="2"/>
          <table:table-cell ns41:value-type="float" table:style-name="ce74" office:value="1484" office:value-type="float">
            <text:p>1484</text:p>
          </table:table-cell>
          <table:table-cell ns41:value-type="float" table:style-name="ce74" office:value="1522" office:value-type="float">
            <text:p>1522</text:p>
          </table:table-cell>
          <table:table-cell ns41:value-type="float" table:style-name="ce74" office:value="33" office:value-type="float">
            <text:p>33</text:p>
          </table:table-cell>
          <table:table-cell ns41:value-type="float" table:style-name="ce74" office:value="9" office:value-type="float">
            <text:p>9</text:p>
          </table:table-cell>
          <table:table-cell table:formula="of:=[.N574]+[.P574]" ns41:value-type="float" table:style-name="ce74" office:value-type="float" office:value="1517">
            <text:p>1517</text:p>
          </table:table-cell>
          <table:table-cell table:formula="of:=[.O574]+[.Q574]" ns41:value-type="float" table:style-name="ce74" office:value-type="float" office:value="1531">
            <text:p>1531</text:p>
          </table:table-cell>
          <table:table-cell ns41:value-type="float" table:style-name="ce74" office:value="13" office:value-type="float">
            <text:p>13</text:p>
          </table:table-cell>
          <table:table-cell ns41:value-type="float" table:style-name="ce75" office:value="16" office:value-type="float">
            <text:p>1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/>
          <table:table-cell ns41:value-type="string" table:style-name="ce72" office:value-type="string">
            <text:p>Wijk K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5" office:value-type="float">
            <text:p>15</text:p>
          </table:table-cell>
          <table:table-cell table:style-name="ce74" table:number-columns-repeated="4"/>
          <table:table-cell ns41:value-type="float" table:style-name="ce74" office:value="47" office:value-type="float">
            <text:p>47</text:p>
          </table:table-cell>
          <table:table-cell ns41:value-type="float" table:style-name="ce74" office:value="46" office:value-type="float">
            <text:p>46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575]+[.P575]" ns41:value-type="float" table:style-name="ce74" office:value-type="float" office:value="49">
            <text:p>49</text:p>
          </table:table-cell>
          <table:table-cell table:formula="of:=[.O575]+[.Q575]" ns41:value-type="float" table:style-name="ce74" office:value-type="float" office:value="47">
            <text:p>47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L</text:p>
          </table:table-cell>
          <table:table-cell ns41:value-type="string" table:style-name="ce72" office:value-type="string">
            <text:p>Catharijne</text:p>
          </table:table-cell>
          <table:table-cell ns41:value-type="string" table:style-name="ce72" office:value-type="string">
            <text:p>Logement Hahma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9" office:value-type="float">
            <text:p>9</text:p>
          </table:table-cell>
          <table:table-cell ns41:value-type="float" table:style-name="ce74" office:value="7" office:value-type="float">
            <text:p>7</text:p>
          </table:table-cell>
          <table:table-cell table:style-name="ce74" table:number-columns-repeated="2"/>
          <table:table-cell table:formula="of:=[.N576]+[.P576]" ns41:value-type="float" table:style-name="ce74" office:value-type="float" office:value="9">
            <text:p>9</text:p>
          </table:table-cell>
          <table:table-cell table:formula="of:=[.O576]+[.Q576]" ns41:value-type="float" table:style-name="ce74" office:value-type="float" office:value="7">
            <text:p>7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L</text:p>
          </table:table-cell>
          <table:table-cell ns41:value-type="string" table:style-name="ce72" office:value-type="string">
            <text:p>Catharijne</text:p>
          </table:table-cell>
          <table:table-cell ns41:value-type="string" table:style-name="ce72" office:value-type="string">
            <text:p>Stedelijk Zieken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29" table:style-name="ce74" table:number-columns-repeated="2" office:value-type="float">
            <text:p>29</text:p>
          </table:table-cell>
          <table:table-cell table:style-name="ce74" table:number-columns-repeated="2"/>
          <table:table-cell table:formula="of:=[.N577]+[.P577]" ns41:value-type="float" table:style-name="ce74" office:value-type="float" office:value="29">
            <text:p>29</text:p>
          </table:table-cell>
          <table:table-cell table:formula="of:=[.O577]+[.Q577]" ns41:value-type="float" table:style-name="ce74" office:value-type="float" office:value="29">
            <text:p>29</text:p>
          </table:table-cell>
          <table:table-cell ns41:value-type="float" table:style-name="ce74" office:value="101" office:value-type="float">
            <text:p>101</text:p>
          </table:table-cell>
          <table:table-cell ns41:value-type="float" table:style-name="ce75" office:value="54" office:value-type="float">
            <text:p>5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L</text:p>
          </table:table-cell>
          <table:table-cell ns41:value-type="string" table:style-name="ce72" office:value-type="string">
            <text:p>Catharijne</text:p>
          </table:table-cell>
          <table:table-cell ns41:value-type="string" table:style-name="ce72" office:value-type="string">
            <text:p>Kazerne Damlust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440" office:value-type="float">
            <text:p>440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84" office:value-type="float">
            <text:p>84</text:p>
          </table:table-cell>
          <table:table-cell table:style-name="ce74"/>
          <table:table-cell table:formula="of:=[.N578]+[.P578]" ns41:value-type="float" table:style-name="ce74" office:value-type="float" office:value="524">
            <text:p>524</text:p>
          </table:table-cell>
          <table:table-cell table:formula="of:=[.O578]+[.Q578]" ns41:value-type="float" table:style-name="ce74" office:value-type="float" office:value="12">
            <text:p>12</text:p>
          </table:table-cell>
          <table:table-cell ns41:value-type="float" table:style-name="ce74" office:value="344" office:value-type="float">
            <text:p>344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L</text:p>
          </table:table-cell>
          <table:table-cell ns41:value-type="string" table:style-name="ce72" office:value-type="string">
            <text:p>Catharijne</text:p>
          </table:table-cell>
          <table:table-cell ns41:value-type="string" table:style-name="ce72" office:value-type="string">
            <text:p>Bureau der Genie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1" table:style-name="ce74" table:number-columns-repeated="2" office:value-type="float">
            <text:p>1</text:p>
          </table:table-cell>
          <table:table-cell table:style-name="ce74" table:number-columns-repeated="2"/>
          <table:table-cell table:formula="of:=[.N579]+[.P579]" ns41:value-type="float" table:style-name="ce74" office:value-type="float" office:value="1">
            <text:p>1</text:p>
          </table:table-cell>
          <table:table-cell table:formula="of:=[.O579]+[.Q579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L</text:p>
          </table:table-cell>
          <table:table-cell ns41:value-type="string" table:style-name="ce72" office:value-type="string">
            <text:p>Catharijne</text:p>
          </table:table-cell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427" office:value-type="float">
            <text:p>1427</text:p>
          </table:table-cell>
          <table:table-cell ns41:value-type="float" table:style-name="ce74" office:value="48" office:value-type="float">
            <text:p>48</text:p>
          </table:table-cell>
          <table:table-cell ns41:value-type="float" table:style-name="ce74" office:value="14" office:value-type="float">
            <text:p>14</text:p>
          </table:table-cell>
          <table:table-cell table:style-name="ce74" table:number-columns-repeated="2"/>
          <table:table-cell ns41:value-type="float" table:style-name="ce74" office:value="3150" office:value-type="float">
            <text:p>3150</text:p>
          </table:table-cell>
          <table:table-cell ns41:value-type="float" table:style-name="ce74" office:value="3546" office:value-type="float">
            <text:p>3546</text:p>
          </table:table-cell>
          <table:table-cell ns41:value-type="float" table:style-name="ce74" office:value="106" office:value-type="float">
            <text:p>106</text:p>
          </table:table-cell>
          <table:table-cell ns41:value-type="float" table:style-name="ce74" office:value="92" office:value-type="float">
            <text:p>92</text:p>
          </table:table-cell>
          <table:table-cell table:formula="of:=[.N580]+[.P580]" ns41:value-type="float" table:style-name="ce74" office:value-type="float" office:value="3256">
            <text:p>3256</text:p>
          </table:table-cell>
          <table:table-cell table:formula="of:=[.O580]+[.Q580]" ns41:value-type="float" table:style-name="ce74" office:value-type="float" office:value="3638">
            <text:p>3638</text:p>
          </table:table-cell>
          <table:table-cell ns41:value-type="float" table:style-name="ce74" office:value="91" office:value-type="float">
            <text:p>91</text:p>
          </table:table-cell>
          <table:table-cell ns41:value-type="float" table:style-name="ce75" office:value="93" office:value-type="float">
            <text:p>9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/>
          <table:table-cell ns41:value-type="string" table:style-name="ce72" office:value-type="string">
            <text:p>Wijk L</text:p>
          </table:table-cell>
          <table:table-cell ns41:value-type="string" table:style-name="ce72" office:value-type="string">
            <text:p>Catharijne</text:p>
          </table:table-cell>
          <table:table-cell table:style-name="ce7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2" office:value-type="float">
            <text:p>12</text:p>
          </table:table-cell>
          <table:table-cell table:style-name="ce74" table:number-columns-repeated="4"/>
          <table:table-cell ns41:value-type="float" table:style-name="ce74" office:value="37" office:value-type="float">
            <text:p>37</text:p>
          </table:table-cell>
          <table:table-cell ns41:value-type="float" table:style-name="ce74" office:value="39" office:value-type="float">
            <text:p>39</text:p>
          </table:table-cell>
          <table:table-cell table:style-name="ce74" table:number-columns-repeated="2"/>
          <table:table-cell table:formula="of:=[.N581]+[.P581]" ns41:value-type="float" table:style-name="ce74" office:value-type="float" office:value="37">
            <text:p>37</text:p>
          </table:table-cell>
          <table:table-cell table:formula="of:=[.O581]+[.Q581]" ns41:value-type="float" table:style-name="ce74" office:value-type="float" office:value="39">
            <text:p>39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M</text:p>
          </table:table-cell>
          <table:table-cell ns41:value-type="string" table:style-name="ce72" office:value-type="string">
            <text:p>Lauwerecht</text:p>
          </table:table-cell>
          <table:table-cell table:style-name="ce7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587" office:value-type="float">
            <text:p>1587</text:p>
          </table:table-cell>
          <table:table-cell ns41:value-type="float" table:style-name="ce74" office:value="53" office:value-type="float">
            <text:p>53</text:p>
          </table:table-cell>
          <table:table-cell ns41:value-type="float" table:style-name="ce74" office:value="6" office:value-type="float">
            <text:p>6</text:p>
          </table:table-cell>
          <table:table-cell table:style-name="ce74" table:number-columns-repeated="2"/>
          <table:table-cell ns41:value-type="float" table:style-name="ce74" office:value="3522" office:value-type="float">
            <text:p>3522</text:p>
          </table:table-cell>
          <table:table-cell ns41:value-type="float" table:style-name="ce74" office:value="3854" office:value-type="float">
            <text:p>3854</text:p>
          </table:table-cell>
          <table:table-cell ns41:value-type="float" table:style-name="ce74" office:value="72" office:value-type="float">
            <text:p>72</text:p>
          </table:table-cell>
          <table:table-cell ns41:value-type="float" table:style-name="ce74" office:value="45" office:value-type="float">
            <text:p>45</text:p>
          </table:table-cell>
          <table:table-cell table:formula="of:=[.N582]+[.P582]" ns41:value-type="float" table:style-name="ce74" office:value-type="float" office:value="3594">
            <text:p>3594</text:p>
          </table:table-cell>
          <table:table-cell table:formula="of:=[.O582]+[.Q582]" ns41:value-type="float" table:style-name="ce74" office:value-type="float" office:value="3899">
            <text:p>3899</text:p>
          </table:table-cell>
          <table:table-cell ns41:value-type="float" table:style-name="ce74" office:value="30" office:value-type="float">
            <text:p>30</text:p>
          </table:table-cell>
          <table:table-cell ns41:value-type="float" table:style-name="ce75" office:value="46" office:value-type="float">
            <text:p>4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/>
          <table:table-cell ns41:value-type="string" table:style-name="ce72" office:value-type="string">
            <text:p>Wijk M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83" office:value-type="float">
            <text:p>83</text:p>
          </table:table-cell>
          <table:table-cell table:style-name="ce74" table:number-columns-repeated="4"/>
          <table:table-cell ns41:value-type="float" table:style-name="ce74" office:value="204" office:value-type="float">
            <text:p>204</text:p>
          </table:table-cell>
          <table:table-cell ns41:value-type="float" table:style-name="ce74" office:value="234" office:value-type="float">
            <text:p>234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2" office:value-type="float">
            <text:p>2</text:p>
          </table:table-cell>
          <table:table-cell table:formula="of:=[.N583]+[.P583]" ns41:value-type="float" table:style-name="ce74" office:value-type="float" office:value="208">
            <text:p>208</text:p>
          </table:table-cell>
          <table:table-cell table:formula="of:=[.O583]+[.Q583]" ns41:value-type="float" table:style-name="ce74" office:value-type="float" office:value="236">
            <text:p>236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M</text:p>
          </table:table-cell>
          <table:table-cell table:style-name="ce72"/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56" office:value-type="float">
            <text:p>56</text:p>
          </table:table-cell>
          <table:table-cell table:style-name="ce74"/>
          <table:table-cell ns41:value-type="float" table:style-name="ce74" office:value="46" office:value-type="float">
            <text:p>46</text:p>
          </table:table-cell>
          <table:table-cell ns41:value-type="float" table:style-name="ce74" office:value="44" office:value-type="float">
            <text:p>44</text:p>
          </table:table-cell>
          <table:table-cell ns41:value-type="float" table:style-name="ce74" office:value="73" office:value-type="float">
            <text:p>73</text:p>
          </table:table-cell>
          <table:table-cell ns41:value-type="float" table:style-name="ce74" office:value="61" office:value-type="float">
            <text:p>61</text:p>
          </table:table-cell>
          <table:table-cell table:formula="of:=[.N584]+[.P584]" ns41:value-type="float" table:style-name="ce74" office:value-type="float" office:value="119">
            <text:p>119</text:p>
          </table:table-cell>
          <table:table-cell table:formula="of:=[.O584]+[.Q584]" ns41:value-type="float" table:style-name="ce74" office:value-type="float" office:value="105">
            <text:p>105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I</text:p>
          </table:table-cell>
          <table:table-cell ns41:value-type="string" table:style-name="ce72" office:value-type="string">
            <text:p>Abstede</text:p>
          </table:table-cell>
          <table:table-cell ns41:value-type="string" table:style-name="ce72" office:value-type="string">
            <text:p>Wachterswoning Fort Vosseynt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4" office:value-type="float">
            <text:p>4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2"/>
          <table:table-cell table:formula="of:=[.N585]+[.P585]" ns41:value-type="float" table:style-name="ce74" office:value-type="float" office:value="4">
            <text:p>4</text:p>
          </table:table-cell>
          <table:table-cell table:formula="of:=[.O585]+[.Q585]" ns41:value-type="float" table:style-name="ce74" office:value-type="float" office:value="3">
            <text:p>3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I</text:p>
          </table:table-cell>
          <table:table-cell ns41:value-type="string" table:style-name="ce72" office:value-type="string">
            <text:p>Abstede</text:p>
          </table:table-cell>
          <table:table-cell ns41:value-type="string" table:style-name="ce72" office:value-type="string">
            <text:p>Wachterswoning Fort de Bilt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1" table:style-name="ce74" table:number-columns-repeated="2" office:value-type="float">
            <text:p>1</text:p>
          </table:table-cell>
          <table:table-cell table:style-name="ce74" table:number-columns-repeated="2"/>
          <table:table-cell table:formula="of:=[.N586]+[.P586]" ns41:value-type="float" table:style-name="ce74" office:value-type="float" office:value="1">
            <text:p>1</text:p>
          </table:table-cell>
          <table:table-cell table:formula="of:=[.O586]+[.Q586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I</text:p>
          </table:table-cell>
          <table:table-cell ns41:value-type="string" table:style-name="ce72" office:value-type="string">
            <text:p>Abstede</text:p>
          </table:table-cell>
          <table:table-cell ns41:value-type="string" table:style-name="ce72" office:value-type="string">
            <text:p>Kazerne Fort de Bilt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39" office:value-type="float">
            <text:p>39</text:p>
          </table:table-cell>
          <table:table-cell table:style-name="ce74"/>
          <table:table-cell ns41:value-type="float" table:style-name="ce74" office:value="13" office:value-type="float">
            <text:p>13</text:p>
          </table:table-cell>
          <table:table-cell table:style-name="ce74"/>
          <table:table-cell table:formula="of:=[.N587]+[.P587]" ns41:value-type="float" table:style-name="ce74" office:value-type="float" office:value="52">
            <text:p>52</text:p>
          </table:table-cell>
          <table:table-cell table:formula="of:=[.O587]+[.Q587]" ns41:value-type="float" table:style-name="ce74" office:value-type="float" office:value="0">
            <text:p>0</text:p>
          </table:table-cell>
          <table:table-cell ns41:value-type="float" table:style-name="ce74" office:value="53" office:value-type="float">
            <text:p>53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I</text:p>
          </table:table-cell>
          <table:table-cell ns41:value-type="string" table:style-name="ce72" office:value-type="string">
            <text:p>Abstede</text:p>
          </table:table-cell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57" office:value-type="float">
            <text:p>57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39" office:value-type="float">
            <text:p>139</text:p>
          </table:table-cell>
          <table:table-cell ns41:value-type="float" table:style-name="ce74" office:value="130" office:value-type="float">
            <text:p>130</text:p>
          </table:table-cell>
          <table:table-cell ns41:value-type="float" table:style-name="ce74" office:value="2" office:value-type="float">
            <text:p>2</text:p>
          </table:table-cell>
          <table:table-cell table:style-name="ce74"/>
          <table:table-cell table:formula="of:=[.N588]+[.P588]" ns41:value-type="float" table:style-name="ce74" office:value-type="float" office:value="141">
            <text:p>141</text:p>
          </table:table-cell>
          <table:table-cell table:formula="of:=[.O588]+[.Q588]" ns41:value-type="float" table:style-name="ce74" office:value-type="float" office:value="130">
            <text:p>130</text:p>
          </table:table-cell>
          <table:table-cell table:style-name="ce74"/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/>
          <table:table-cell ns41:value-type="string" table:style-name="ce72" office:value-type="string">
            <text:p>Wijk I</text:p>
          </table:table-cell>
          <table:table-cell ns41:value-type="string" table:style-name="ce72" office:value-type="string">
            <text:p>Abstede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1" office:value-type="float">
            <text:p>11</text:p>
          </table:table-cell>
          <table:table-cell table:style-name="ce74" table:number-columns-repeated="4"/>
          <table:table-cell ns41:value-type="float" table:style-name="ce74" office:value="31" office:value-type="float">
            <text:p>31</text:p>
          </table:table-cell>
          <table:table-cell ns41:value-type="float" table:style-name="ce74" office:value="32" office:value-type="float">
            <text:p>32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formula="of:=[.N589]+[.P589]" ns41:value-type="float" table:style-name="ce74" office:value-type="float" office:value="32">
            <text:p>32</text:p>
          </table:table-cell>
          <table:table-cell table:formula="of:=[.O589]+[.Q589]" ns41:value-type="float" table:style-name="ce74" office:value-type="float" office:value="33">
            <text:p>3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K</text:p>
          </table:table-cell>
          <table:table-cell ns41:value-type="string" table:style-name="ce72" office:value-type="string">
            <text:p>Tolsteeg</text:p>
          </table:table-cell>
          <table:table-cell ns41:value-type="string" table:style-name="ce72" office:value-type="string">
            <text:p>Wachterswoning Lunet III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2"/>
          <table:table-cell table:formula="of:=[.N590]+[.P590]" ns41:value-type="float" table:style-name="ce74" office:value-type="float" office:value="2">
            <text:p>2</text:p>
          </table:table-cell>
          <table:table-cell table:formula="of:=[.O590]+[.Q590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K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03" office:value-type="float">
            <text:p>103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3"/>
          <table:table-cell ns41:value-type="float" table:style-name="ce74" office:value="229" office:value-type="float">
            <text:p>229</text:p>
          </table:table-cell>
          <table:table-cell ns41:value-type="float" table:style-name="ce74" office:value="232" office:value-type="float">
            <text:p>232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591]+[.P591]" ns41:value-type="float" table:style-name="ce74" office:value-type="float" office:value="231">
            <text:p>231</text:p>
          </table:table-cell>
          <table:table-cell table:formula="of:=[.O591]+[.Q591]" ns41:value-type="float" table:style-name="ce74" office:value-type="float" office:value="233">
            <text:p>233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/>
          <table:table-cell ns41:value-type="string" table:style-name="ce72" office:value-type="string">
            <text:p>Wijk K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5" office:value-type="float">
            <text:p>5</text:p>
          </table:table-cell>
          <table:table-cell table:style-name="ce74" table:number-columns-repeated="4"/>
          <table:table-cell ns41:value-type="float" table:style-name="ce74" office:value="9" office:value-type="float">
            <text:p>9</text:p>
          </table:table-cell>
          <table:table-cell ns41:value-type="float" table:style-name="ce74" office:value="39" office:value-type="float">
            <text:p>39</text:p>
          </table:table-cell>
          <table:table-cell table:style-name="ce74" table:number-columns-repeated="2"/>
          <table:table-cell table:formula="of:=[.N592]+[.P592]" ns41:value-type="float" table:style-name="ce74" office:value-type="float" office:value="9">
            <text:p>9</text:p>
          </table:table-cell>
          <table:table-cell table:formula="of:=[.O592]+[.Q592]" ns41:value-type="float" table:style-name="ce74" office:value-type="float" office:value="39">
            <text:p>39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L</text:p>
          </table:table-cell>
          <table:table-cell ns41:value-type="string" table:style-name="ce72" office:value-type="string">
            <text:p>Catharijne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56" office:value-type="float">
            <text:p>56</text:p>
          </table:table-cell>
          <table:table-cell table:style-name="ce74" table:number-columns-repeated="4"/>
          <table:table-cell ns41:value-type="float" table:style-name="ce74" office:value="128" office:value-type="float">
            <text:p>128</text:p>
          </table:table-cell>
          <table:table-cell ns41:value-type="float" table:style-name="ce74" office:value="140" office:value-type="float">
            <text:p>140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2" office:value-type="float">
            <text:p>2</text:p>
          </table:table-cell>
          <table:table-cell table:formula="of:=[.N593]+[.P593]" ns41:value-type="float" table:style-name="ce74" office:value-type="float" office:value="132">
            <text:p>132</text:p>
          </table:table-cell>
          <table:table-cell table:formula="of:=[.O593]+[.Q593]" ns41:value-type="float" table:style-name="ce74" office:value-type="float" office:value="142">
            <text:p>142</text:p>
          </table:table-cell>
          <table:table-cell table:style-name="ce74"/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/>
          <table:table-cell ns41:value-type="string" table:style-name="ce72" office:value-type="string">
            <text:p>Wijk L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2" office:value-type="float">
            <text:p>22</text:p>
          </table:table-cell>
          <table:table-cell table:style-name="ce74" table:number-columns-repeated="4"/>
          <table:table-cell ns41:value-type="float" table:style-name="ce74" office:value="77" office:value-type="float">
            <text:p>77</text:p>
          </table:table-cell>
          <table:table-cell ns41:value-type="float" table:style-name="ce74" office:value="68" office:value-type="float">
            <text:p>68</text:p>
          </table:table-cell>
          <table:table-cell table:style-name="ce74" table:number-columns-repeated="2"/>
          <table:table-cell table:formula="of:=[.N594]+[.P594]" ns41:value-type="float" table:style-name="ce74" office:value-type="float" office:value="77">
            <text:p>77</text:p>
          </table:table-cell>
          <table:table-cell table:formula="of:=[.O594]+[.Q594]" ns41:value-type="float" table:style-name="ce74" office:value-type="float" office:value="68">
            <text:p>68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18" office:value-type="float">
            <text:p>18</text:p>
          </table:table-cell>
          <table:table-cell ns41:value-type="float" table:style-name="ce52" office:value="19" office:value-type="float">
            <text:p>19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2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Utrecht</text:p>
          </table:table-cell>
          <table:table-cell table:style-name="ce72" table:number-columns-repeated="2"/>
          <table:table-cell ns41:value-type="string" table:style-name="ce72" office:value-type="string">
            <text:p>Wijk M</text:p>
          </table:table-cell>
          <table:table-cell ns41:value-type="string" table:style-name="ce72" office:value-type="string">
            <text:p>Lauwerecht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4" office:value-type="float">
            <text:p>14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33" office:value-type="float">
            <text:p>33</text:p>
          </table:table-cell>
          <table:table-cell ns41:value-type="float" table:style-name="ce74" office:value="27" office:value-type="float">
            <text:p>27</text:p>
          </table:table-cell>
          <table:table-cell table:style-name="ce74" table:number-columns-repeated="2"/>
          <table:table-cell table:formula="of:=[.N595]+[.P595]" ns41:value-type="float" table:style-name="ce74" office:value-type="float" office:value="33">
            <text:p>33</text:p>
          </table:table-cell>
          <table:table-cell table:formula="of:=[.O595]+[.Q595]" ns41:value-type="float" table:style-name="ce74" office:value-type="float" office:value="27">
            <text:p>27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/>
          <table:table-cell ns41:value-type="string" table:style-name="ce72" office:value-type="string">
            <text:p>Wijk M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4" table:style-name="ce74" table:number-columns-repeated="2" office:value-type="float">
            <text:p>4</text:p>
          </table:table-cell>
          <table:table-cell table:style-name="ce74" table:number-columns-repeated="2"/>
          <table:table-cell table:formula="of:=[.N596]+[.P596]" ns41:value-type="float" table:style-name="ce74" office:value-type="float" office:value="4">
            <text:p>4</text:p>
          </table:table-cell>
          <table:table-cell table:formula="of:=[.O596]+[.Q596]" ns41:value-type="float" table:style-name="ce74" office:value-type="float" office:value="4">
            <text:p>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Utrecht</text:p>
          </table:table-cell>
          <table:table-cell table:style-name="ce76"/>
          <table:table-cell table:style-name="ce72" table:number-columns-repeated="4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521:.I584])" ns41:value-type="float" table:style-name="ce73" office:value-type="float" office:value="11940">
            <text:p>11940</text:p>
          </table:table-cell>
          <table:table-cell table:formula="of:=SUM([.J521:.J584])" ns41:value-type="float" table:style-name="ce74" office:value-type="float" office:value="328">
            <text:p>328</text:p>
          </table:table-cell>
          <table:table-cell table:formula="of:=SUM([.K521:.K584])" ns41:value-type="float" table:style-name="ce74" office:value-type="float" office:value="128">
            <text:p>128</text:p>
          </table:table-cell>
          <table:table-cell table:formula="of:=SUM([.L521:.L584])" ns41:value-type="float" table:style-name="ce74" office:value-type="float" office:value="56">
            <text:p>56</text:p>
          </table:table-cell>
          <table:table-cell table:formula="of:=SUM([.M521:.M584])" ns41:value-type="float" table:style-name="ce74" office:value-type="float" office:value="0">
            <text:p>0</text:p>
          </table:table-cell>
          <table:table-cell table:formula="of:=SUM([.N521:.N584])" ns41:value-type="float" table:style-name="ce74" office:value-type="float" office:value="29457">
            <text:p>29457</text:p>
          </table:table-cell>
          <table:table-cell table:formula="of:=SUM([.O521:.O584])" ns41:value-type="float" table:style-name="ce74" office:value-type="float" office:value="34411">
            <text:p>34411</text:p>
          </table:table-cell>
          <table:table-cell table:formula="of:=SUM([.P521:.P584])" ns41:value-type="float" table:style-name="ce74" office:value-type="float" office:value="1450">
            <text:p>1450</text:p>
          </table:table-cell>
          <table:table-cell table:formula="of:=SUM([.Q521:.Q584])" ns41:value-type="float" table:style-name="ce74" office:value-type="float" office:value="868">
            <text:p>868</text:p>
          </table:table-cell>
          <table:table-cell table:formula="of:=[.N597]+[.P597]" ns41:value-type="float" table:style-name="ce74" office:value-type="float" office:value="30907">
            <text:p>30907</text:p>
          </table:table-cell>
          <table:table-cell table:formula="of:=[.O597]+[.Q597]" ns41:value-type="float" table:style-name="ce74" office:value-type="float" office:value="35279">
            <text:p>35279</text:p>
          </table:table-cell>
          <table:table-cell table:formula="of:=SUM([.T521:.T584])" ns41:value-type="float" table:style-name="ce74" office:value-type="float" office:value="1597">
            <text:p>1597</text:p>
          </table:table-cell>
          <table:table-cell table:formula="of:=SUM([.U521:.U584])" ns41:value-type="float" table:style-name="ce75" office:value-type="float" office:value="885">
            <text:p>88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585:.I596])" ns41:value-type="float" table:style-name="ce73" office:value-type="float" office:value="273">
            <text:p>273</text:p>
          </table:table-cell>
          <table:table-cell table:formula="of:=SUM([.J585:.J596])" ns41:value-type="float" table:style-name="ce74" office:value-type="float" office:value="7">
            <text:p>7</text:p>
          </table:table-cell>
          <table:table-cell table:formula="of:=SUM([.K585:.K596])" ns41:value-type="float" table:style-name="ce74" office:value-type="float" office:value="0">
            <text:p>0</text:p>
          </table:table-cell>
          <table:table-cell table:formula="of:=SUM([.L585:.L596])" ns41:value-type="float" table:style-name="ce74" office:value-type="float" office:value="0">
            <text:p>0</text:p>
          </table:table-cell>
          <table:table-cell table:formula="of:=SUM([.M585:.M596])" ns41:value-type="float" table:style-name="ce74" office:value-type="float" office:value="0">
            <text:p>0</text:p>
          </table:table-cell>
          <table:table-cell table:formula="of:=SUM([.N585:.N596])" ns41:value-type="float" table:style-name="ce74" office:value-type="float" office:value="696">
            <text:p>696</text:p>
          </table:table-cell>
          <table:table-cell table:formula="of:=SUM([.O585:.O596])" ns41:value-type="float" table:style-name="ce74" office:value-type="float" office:value="677">
            <text:p>677</text:p>
          </table:table-cell>
          <table:table-cell table:formula="of:=SUM([.P585:.P596])" ns41:value-type="float" table:style-name="ce74" office:value-type="float" office:value="22">
            <text:p>22</text:p>
          </table:table-cell>
          <table:table-cell table:formula="of:=SUM([.Q585:.Q596])" ns41:value-type="float" table:style-name="ce74" office:value-type="float" office:value="4">
            <text:p>4</text:p>
          </table:table-cell>
          <table:table-cell table:formula="of:=[.N598]+[.P598]" ns41:value-type="float" table:style-name="ce74" office:value-type="float" office:value="718">
            <text:p>718</text:p>
          </table:table-cell>
          <table:table-cell table:formula="of:=[.O598]+[.Q598]" ns41:value-type="float" table:style-name="ce74" office:value-type="float" office:value="681">
            <text:p>681</text:p>
          </table:table-cell>
          <table:table-cell table:formula="of:=SUM([.T585:.T596])" ns41:value-type="float" table:style-name="ce74" office:value-type="float" office:value="61">
            <text:p>61</text:p>
          </table:table-cell>
          <table:table-cell table:formula="of:=SUM([.U585:.U596])" ns41:value-type="float" table:style-name="ce75" office:value-type="float" office:value="15">
            <text:p>1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597:.I598])" ns41:value-type="float" table:style-name="ce73" office:value-type="float" office:value="12213">
            <text:p>12213</text:p>
          </table:table-cell>
          <table:table-cell table:formula="of:=SUM([.J597:.J598])" ns41:value-type="float" table:style-name="ce74" office:value-type="float" office:value="335">
            <text:p>335</text:p>
          </table:table-cell>
          <table:table-cell table:formula="of:=SUM([.K597:.K598])" ns41:value-type="float" table:style-name="ce74" office:value-type="float" office:value="128">
            <text:p>128</text:p>
          </table:table-cell>
          <table:table-cell table:formula="of:=SUM([.L597:.L598])" ns41:value-type="float" table:style-name="ce74" office:value-type="float" office:value="56">
            <text:p>56</text:p>
          </table:table-cell>
          <table:table-cell table:formula="of:=SUM([.M597:.M598])" ns41:value-type="float" table:style-name="ce74" office:value-type="float" office:value="0">
            <text:p>0</text:p>
          </table:table-cell>
          <table:table-cell table:formula="of:=SUM([.N597:.N598])" ns41:value-type="float" table:style-name="ce74" office:value-type="float" office:value="30153">
            <text:p>30153</text:p>
          </table:table-cell>
          <table:table-cell table:formula="of:=SUM([.O597:.O598])" ns41:value-type="float" table:style-name="ce74" office:value-type="float" office:value="35088">
            <text:p>35088</text:p>
          </table:table-cell>
          <table:table-cell table:formula="of:=SUM([.P597:.P598])" ns41:value-type="float" table:style-name="ce74" office:value-type="float" office:value="1472">
            <text:p>1472</text:p>
          </table:table-cell>
          <table:table-cell table:formula="of:=SUM([.Q597:.Q598])" ns41:value-type="float" table:style-name="ce74" office:value-type="float" office:value="872">
            <text:p>872</text:p>
          </table:table-cell>
          <table:table-cell table:formula="of:=[.N599]+[.P599]" ns41:value-type="float" table:style-name="ce74" office:value-type="float" office:value="31625">
            <text:p>31625</text:p>
          </table:table-cell>
          <table:table-cell table:formula="of:=[.O599]+[.Q599]" ns41:value-type="float" table:style-name="ce74" office:value-type="float" office:value="35960">
            <text:p>35960</text:p>
          </table:table-cell>
          <table:table-cell table:formula="of:=SUM([.T597:.T598])" ns41:value-type="float" table:style-name="ce74" office:value-type="float" office:value="1658">
            <text:p>1658</text:p>
          </table:table-cell>
          <table:table-cell table:formula="of:=SUM([.U597:.U598])" ns41:value-type="float" table:style-name="ce75" office:value-type="float" office:value="900">
            <text:p>90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15">
          <table:table-cell ns41:value-type="string" table:style-name="ce8" office:value-type="string">
            <text:p>Utrecht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6"/>
          <table:table-cell ns41:value-type="float" table:style-name="ce74" office:value="43" office:value-type="float">
            <text:p>43</text:p>
          </table:table-cell>
          <table:table-cell ns41:value-type="float" table:style-name="ce74" office:value="5" office:value-type="float">
            <text:p>5</text:p>
          </table:table-cell>
          <table:table-cell table:formula="of:=[.N600]+[.P600]" ns41:value-type="float" table:style-name="ce74" office:value-type="float" office:value="43">
            <text:p>43</text:p>
          </table:table-cell>
          <table:table-cell table:formula="of:=[.O600]+[.Q600]" ns41:value-type="float" table:style-name="ce74" office:value-type="float" office:value="5">
            <text:p>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599:.I600])" ns41:value-type="float" table:style-name="ce73" office:value-type="float" office:value="12213">
            <text:p>12213</text:p>
          </table:table-cell>
          <table:table-cell table:formula="of:=SUM([.J599:.J600])" ns41:value-type="float" table:style-name="ce74" office:value-type="float" office:value="335">
            <text:p>335</text:p>
          </table:table-cell>
          <table:table-cell table:formula="of:=SUM([.K599:.K600])" ns41:value-type="float" table:style-name="ce74" office:value-type="float" office:value="128">
            <text:p>128</text:p>
          </table:table-cell>
          <table:table-cell table:formula="of:=SUM([.L599:.L600])" ns41:value-type="float" table:style-name="ce74" office:value-type="float" office:value="56">
            <text:p>56</text:p>
          </table:table-cell>
          <table:table-cell table:formula="of:=SUM([.M599:.M600])" ns41:value-type="float" table:style-name="ce74" office:value-type="float" office:value="0">
            <text:p>0</text:p>
          </table:table-cell>
          <table:table-cell table:formula="of:=SUM([.N599:.N600])" ns41:value-type="float" table:style-name="ce74" office:value-type="float" office:value="30153">
            <text:p>30153</text:p>
          </table:table-cell>
          <table:table-cell table:formula="of:=SUM([.O599:.O600])" ns41:value-type="float" table:style-name="ce74" office:value-type="float" office:value="35088">
            <text:p>35088</text:p>
          </table:table-cell>
          <table:table-cell table:formula="of:=SUM([.P599:.P600])" ns41:value-type="float" table:style-name="ce74" office:value-type="float" office:value="1515">
            <text:p>1515</text:p>
          </table:table-cell>
          <table:table-cell table:formula="of:=SUM([.Q599:.Q600])" ns41:value-type="float" table:style-name="ce74" office:value-type="float" office:value="877">
            <text:p>877</text:p>
          </table:table-cell>
          <table:table-cell table:formula="of:=[.N601]+[.P601]" ns41:value-type="float" table:style-name="ce74" office:value-type="float" office:value="31668">
            <text:p>31668</text:p>
          </table:table-cell>
          <table:table-cell table:formula="of:=[.O601]+[.Q601]" ns41:value-type="float" table:style-name="ce74" office:value-type="float" office:value="35965">
            <text:p>35965</text:p>
          </table:table-cell>
          <table:table-cell table:formula="of:=SUM([.T599:.T600])" ns41:value-type="float" table:style-name="ce74" office:value-type="float" office:value="1658">
            <text:p>1658</text:p>
          </table:table-cell>
          <table:table-cell table:formula="of:=SUM([.U599:.U600])" ns41:value-type="float" table:style-name="ce75" office:value-type="float" office:value="900">
            <text:p>90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84" office:value-type="float">
            <text:p>84</text:p>
          </table:table-cell>
          <table:table-cell table:style-name="ce74" table:number-columns-repeated="6"/>
          <table:table-cell ns41:value-type="float" table:style-name="ce74" office:value="203" office:value-type="float">
            <text:p>203</text:p>
          </table:table-cell>
          <table:table-cell ns41:value-type="float" table:style-name="ce75" office:value="156" office:value-type="float">
            <text:p>15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Veenendaal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449" office:value-type="float">
            <text:p>449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014" office:value-type="float">
            <text:p>1014</text:p>
          </table:table-cell>
          <table:table-cell ns41:value-type="float" table:style-name="ce74" office:value="1091" office:value-type="float">
            <text:p>109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9" office:value-type="float">
            <text:p>9</text:p>
          </table:table-cell>
          <table:table-cell table:formula="of:=[.N603]+[.P603]" ns41:value-type="float" table:style-name="ce74" office:value-type="float" office:value="1034">
            <text:p>1034</text:p>
          </table:table-cell>
          <table:table-cell table:formula="of:=[.O603]+[.Q603]" ns41:value-type="float" table:style-name="ce74" office:value-type="float" office:value="1100">
            <text:p>1100</text:p>
          </table:table-cell>
          <table:table-cell ns41:value-type="float" table:style-name="ce74" office:value="19" office:value-type="float">
            <text:p>19</text:p>
          </table:table-cell>
          <table:table-cell ns41:value-type="float" table:style-name="ce75" office:value="12" office:value-type="float">
            <text:p>1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Veenendaal</text:p>
          </table:table-cell>
          <table:table-cell table:style-name="ce72" table:number-columns-repeated="2"/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13" office:value-type="float">
            <text:p>213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548" office:value-type="float">
            <text:p>548</text:p>
          </table:table-cell>
          <table:table-cell ns41:value-type="float" table:style-name="ce74" office:value="520" office:value-type="float">
            <text:p>520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3" office:value-type="float">
            <text:p>3</text:p>
          </table:table-cell>
          <table:table-cell table:formula="of:=[.N604]+[.P604]" ns41:value-type="float" table:style-name="ce74" office:value-type="float" office:value="556">
            <text:p>556</text:p>
          </table:table-cell>
          <table:table-cell table:formula="of:=[.O604]+[.Q604]" ns41:value-type="float" table:style-name="ce74" office:value-type="float" office:value="523">
            <text:p>523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Veenendaal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4" office:value-type="float">
            <text:p>64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70" office:value-type="float">
            <text:p>170</text:p>
          </table:table-cell>
          <table:table-cell ns41:value-type="float" table:style-name="ce74" office:value="149" office:value-type="float">
            <text:p>149</text:p>
          </table:table-cell>
          <table:table-cell ns41:value-type="float" table:style-name="ce74" office:value="3" office:value-type="float">
            <text:p>3</text:p>
          </table:table-cell>
          <table:table-cell table:style-name="ce74"/>
          <table:table-cell table:formula="of:=[.N605]+[.P605]" ns41:value-type="float" table:style-name="ce74" office:value-type="float" office:value="173">
            <text:p>173</text:p>
          </table:table-cell>
          <table:table-cell table:formula="of:=[.O605]+[.Q605]" ns41:value-type="float" table:style-name="ce74" office:value-type="float" office:value="149">
            <text:p>149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Veenendaal</text:p>
          </table:table-cell>
          <table:table-cell table:style-name="ce72" table:number-columns-repeated="2"/>
          <table:table-cell ns41:value-type="string" table:style-name="ce72" office:value-type="string">
            <text:p>Wijk D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04" office:value-type="float">
            <text:p>104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264" office:value-type="float">
            <text:p>264</text:p>
          </table:table-cell>
          <table:table-cell ns41:value-type="float" table:style-name="ce74" office:value="221" office:value-type="float">
            <text:p>221</text:p>
          </table:table-cell>
          <table:table-cell ns41:value-type="float" table:style-name="ce74" office:value="9" office:value-type="float">
            <text:p>9</text:p>
          </table:table-cell>
          <table:table-cell table:style-name="ce74"/>
          <table:table-cell table:formula="of:=[.N606]+[.P606]" ns41:value-type="float" table:style-name="ce74" office:value-type="float" office:value="273">
            <text:p>273</text:p>
          </table:table-cell>
          <table:table-cell table:formula="of:=[.O606]+[.Q606]" ns41:value-type="float" table:style-name="ce74" office:value-type="float" office:value="221">
            <text:p>221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Veenendaal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603])" ns41:value-type="float" table:style-name="ce73" office:value-type="float" office:value="449">
            <text:p>449</text:p>
          </table:table-cell>
          <table:table-cell table:formula="of:=SUM([.J603])" ns41:value-type="float" table:style-name="ce74" office:value-type="float" office:value="1">
            <text:p>1</text:p>
          </table:table-cell>
          <table:table-cell table:formula="of:=SUM([.K603])" ns41:value-type="float" table:style-name="ce74" office:value-type="float" office:value="0">
            <text:p>0</text:p>
          </table:table-cell>
          <table:table-cell table:formula="of:=SUM([.L603])" ns41:value-type="float" table:style-name="ce74" office:value-type="float" office:value="0">
            <text:p>0</text:p>
          </table:table-cell>
          <table:table-cell table:formula="of:=SUM([.M603])" ns41:value-type="float" table:style-name="ce74" office:value-type="float" office:value="0">
            <text:p>0</text:p>
          </table:table-cell>
          <table:table-cell table:formula="of:=SUM([.N603])" ns41:value-type="float" table:style-name="ce74" office:value-type="float" office:value="1014">
            <text:p>1014</text:p>
          </table:table-cell>
          <table:table-cell table:formula="of:=SUM([.O603])" ns41:value-type="float" table:style-name="ce74" office:value-type="float" office:value="1091">
            <text:p>1091</text:p>
          </table:table-cell>
          <table:table-cell table:formula="of:=SUM([.P603])" ns41:value-type="float" table:style-name="ce74" office:value-type="float" office:value="20">
            <text:p>20</text:p>
          </table:table-cell>
          <table:table-cell table:formula="of:=SUM([.Q603])" ns41:value-type="float" table:style-name="ce74" office:value-type="float" office:value="9">
            <text:p>9</text:p>
          </table:table-cell>
          <table:table-cell table:formula="of:=[.N607]+[.P607]" ns41:value-type="float" table:style-name="ce74" office:value-type="float" office:value="1034">
            <text:p>1034</text:p>
          </table:table-cell>
          <table:table-cell table:formula="of:=[.O607]+[.Q607]" ns41:value-type="float" table:style-name="ce74" office:value-type="float" office:value="1100">
            <text:p>1100</text:p>
          </table:table-cell>
          <table:table-cell table:formula="of:=SUM([.T603])" ns41:value-type="float" table:style-name="ce74" office:value-type="float" office:value="19">
            <text:p>19</text:p>
          </table:table-cell>
          <table:table-cell table:formula="of:=SUM([.U603])" ns41:value-type="float" table:style-name="ce75" office:value-type="float" office:value="12">
            <text:p>1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enendaal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604:.I606])" ns41:value-type="float" table:style-name="ce73" office:value-type="float" office:value="381">
            <text:p>381</text:p>
          </table:table-cell>
          <table:table-cell table:formula="of:=SUM([.J604:.J606])" ns41:value-type="float" table:style-name="ce74" office:value-type="float" office:value="5">
            <text:p>5</text:p>
          </table:table-cell>
          <table:table-cell table:formula="of:=SUM([.K604:.K606])" ns41:value-type="float" table:style-name="ce74" office:value-type="float" office:value="0">
            <text:p>0</text:p>
          </table:table-cell>
          <table:table-cell table:formula="of:=SUM([.L604:.L606])" ns41:value-type="float" table:style-name="ce74" office:value-type="float" office:value="0">
            <text:p>0</text:p>
          </table:table-cell>
          <table:table-cell table:formula="of:=SUM([.M604:.M606])" ns41:value-type="float" table:style-name="ce74" office:value-type="float" office:value="0">
            <text:p>0</text:p>
          </table:table-cell>
          <table:table-cell table:formula="of:=SUM([.N604:.N606])" ns41:value-type="float" table:style-name="ce74" office:value-type="float" office:value="982">
            <text:p>982</text:p>
          </table:table-cell>
          <table:table-cell table:formula="of:=SUM([.O604:.O606])" ns41:value-type="float" table:style-name="ce74" office:value-type="float" office:value="890">
            <text:p>890</text:p>
          </table:table-cell>
          <table:table-cell table:formula="of:=SUM([.P604:.P606])" ns41:value-type="float" table:style-name="ce74" office:value-type="float" office:value="20">
            <text:p>20</text:p>
          </table:table-cell>
          <table:table-cell table:formula="of:=SUM([.Q604:.Q606])" ns41:value-type="float" table:style-name="ce74" office:value-type="float" office:value="3">
            <text:p>3</text:p>
          </table:table-cell>
          <table:table-cell table:formula="of:=[.N608]+[.P608]" ns41:value-type="float" table:style-name="ce74" office:value-type="float" office:value="1002">
            <text:p>1002</text:p>
          </table:table-cell>
          <table:table-cell table:formula="of:=[.O608]+[.Q608]" ns41:value-type="float" table:style-name="ce74" office:value-type="float" office:value="893">
            <text:p>893</text:p>
          </table:table-cell>
          <table:table-cell table:formula="of:=SUM([.T604:.T606])" ns41:value-type="float" table:style-name="ce74" office:value-type="float" office:value="6">
            <text:p>6</text:p>
          </table:table-cell>
          <table:table-cell table:formula="of:=SUM([.U604:.U606])" ns41:value-type="float" table:style-name="ce75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Veenendaal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607:.I608])" ns41:value-type="float" table:style-name="ce73" office:value-type="float" office:value="830">
            <text:p>830</text:p>
          </table:table-cell>
          <table:table-cell table:formula="of:=SUM([.J607:.J608])" ns41:value-type="float" table:style-name="ce74" office:value-type="float" office:value="6">
            <text:p>6</text:p>
          </table:table-cell>
          <table:table-cell table:formula="of:=SUM([.K607:.K608])" ns41:value-type="float" table:style-name="ce74" office:value-type="float" office:value="0">
            <text:p>0</text:p>
          </table:table-cell>
          <table:table-cell table:formula="of:=SUM([.L607:.L608])" ns41:value-type="float" table:style-name="ce74" office:value-type="float" office:value="0">
            <text:p>0</text:p>
          </table:table-cell>
          <table:table-cell table:formula="of:=SUM([.M607:.M608])" ns41:value-type="float" table:style-name="ce74" office:value-type="float" office:value="0">
            <text:p>0</text:p>
          </table:table-cell>
          <table:table-cell table:formula="of:=SUM([.N607:.N608])" ns41:value-type="float" table:style-name="ce74" office:value-type="float" office:value="1996">
            <text:p>1996</text:p>
          </table:table-cell>
          <table:table-cell table:formula="of:=SUM([.O607:.O608])" ns41:value-type="float" table:style-name="ce74" office:value-type="float" office:value="1981">
            <text:p>1981</text:p>
          </table:table-cell>
          <table:table-cell table:formula="of:=SUM([.P607:.P608])" ns41:value-type="float" table:style-name="ce74" office:value-type="float" office:value="40">
            <text:p>40</text:p>
          </table:table-cell>
          <table:table-cell table:formula="of:=SUM([.Q607:.Q608])" ns41:value-type="float" table:style-name="ce74" office:value-type="float" office:value="12">
            <text:p>12</text:p>
          </table:table-cell>
          <table:table-cell table:formula="of:=[.N609]+[.P609]" ns41:value-type="float" table:style-name="ce74" office:value-type="float" office:value="2036">
            <text:p>2036</text:p>
          </table:table-cell>
          <table:table-cell table:formula="of:=[.O609]+[.Q609]" ns41:value-type="float" table:style-name="ce74" office:value-type="float" office:value="1993">
            <text:p>1993</text:p>
          </table:table-cell>
          <table:table-cell table:formula="of:=SUM([.T607:.T608])" ns41:value-type="float" table:style-name="ce74" office:value-type="float" office:value="25">
            <text:p>25</text:p>
          </table:table-cell>
          <table:table-cell table:formula="of:=SUM([.U607:.U608])" ns41:value-type="float" table:style-name="ce75" office:value-type="float" office:value="15">
            <text:p>1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1">
          <table:table-cell ns41:value-type="string" table:style-name="ce8" office:value-type="string">
            <text:p>Veenendaal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6"/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610]+[.P610]" ns41:value-type="float" table:style-name="ce74" office:value-type="float" office:value="1">
            <text:p>1</text:p>
          </table:table-cell>
          <table:table-cell table:formula="of:=[.O610]+[.Q610]" ns41:value-type="float" table:style-name="ce74" office:value-type="float" office:value="0">
            <text:p>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Veenendaal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609:.I610])" ns41:value-type="float" table:style-name="ce73" office:value-type="float" office:value="830">
            <text:p>830</text:p>
          </table:table-cell>
          <table:table-cell table:formula="of:=SUM([.J609:.J610])" ns41:value-type="float" table:style-name="ce74" office:value-type="float" office:value="6">
            <text:p>6</text:p>
          </table:table-cell>
          <table:table-cell table:formula="of:=SUM([.K609:.K610])" ns41:value-type="float" table:style-name="ce74" office:value-type="float" office:value="0">
            <text:p>0</text:p>
          </table:table-cell>
          <table:table-cell table:formula="of:=SUM([.L609:.L610])" ns41:value-type="float" table:style-name="ce74" office:value-type="float" office:value="0">
            <text:p>0</text:p>
          </table:table-cell>
          <table:table-cell table:formula="of:=SUM([.M609:.M610])" ns41:value-type="float" table:style-name="ce74" office:value-type="float" office:value="0">
            <text:p>0</text:p>
          </table:table-cell>
          <table:table-cell table:formula="of:=SUM([.N609:.N610])" ns41:value-type="float" table:style-name="ce74" office:value-type="float" office:value="1996">
            <text:p>1996</text:p>
          </table:table-cell>
          <table:table-cell table:formula="of:=SUM([.O609:.O610])" ns41:value-type="float" table:style-name="ce74" office:value-type="float" office:value="1981">
            <text:p>1981</text:p>
          </table:table-cell>
          <table:table-cell table:formula="of:=SUM([.P609:.P610])" ns41:value-type="float" table:style-name="ce74" office:value-type="float" office:value="41">
            <text:p>41</text:p>
          </table:table-cell>
          <table:table-cell table:formula="of:=SUM([.Q609:.Q610])" ns41:value-type="float" table:style-name="ce74" office:value-type="float" office:value="12">
            <text:p>12</text:p>
          </table:table-cell>
          <table:table-cell table:formula="of:=[.N611]+[.P611]" ns41:value-type="float" table:style-name="ce74" office:value-type="float" office:value="2037">
            <text:p>2037</text:p>
          </table:table-cell>
          <table:table-cell table:formula="of:=[.O611]+[.Q611]" ns41:value-type="float" table:style-name="ce74" office:value-type="float" office:value="1993">
            <text:p>1993</text:p>
          </table:table-cell>
          <table:table-cell table:formula="of:=SUM([.T609:.T610])" ns41:value-type="float" table:style-name="ce74" office:value-type="float" office:value="25">
            <text:p>25</text:p>
          </table:table-cell>
          <table:table-cell table:formula="of:=SUM([.U609:.U610])" ns41:value-type="float" table:style-name="ce75" office:value-type="float" office:value="15">
            <text:p>1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Veldhuizen</text:p>
          </table:table-cell>
          <table:table-cell ns41:value-type="string" table:style-name="ce72" office:value-type="string">
            <text:p>Hoogheemraadschap Lekdijk Bovendams</text:p>
          </table:table-cell>
          <table:table-cell ns41:value-type="string" table:style-name="ce72" office:value-type="string">
            <text:p>Dorp de Meern</text:p>
          </table:table-cell>
          <table:table-cell table:style-name="ce72" table:number-columns-repeated="3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9" office:value-type="float">
            <text:p>9</text:p>
          </table:table-cell>
          <table:table-cell table:style-name="ce74" table:number-columns-repeated="4"/>
          <table:table-cell ns41:value-type="float" table:style-name="ce74" office:value="14" office:value-type="float">
            <text:p>14</text:p>
          </table:table-cell>
          <table:table-cell ns41:value-type="float" table:style-name="ce74" office:value="17" office:value-type="float">
            <text:p>17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612]+[.P612]" ns41:value-type="float" table:style-name="ce74" office:value-type="float" office:value="15">
            <text:p>15</text:p>
          </table:table-cell>
          <table:table-cell table:formula="of:=[.O612]+[.Q612]" ns41:value-type="float" table:style-name="ce74" office:value-type="float" office:value="17">
            <text:p>17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</table:table-cell>
          <table:table-cell table:style-name="ce72"/>
          <table:table-cell ns41:value-type="string" table:style-name="ce72" office:value-type="string">
            <text:p>Dorp de Meern</text:p>
          </table:table-cell>
          <table:table-cell table:style-name="ce72" table:number-columns-repeated="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2" office:value-type="float">
            <text:p>12</text:p>
          </table:table-cell>
          <table:table-cell table:style-name="ce74" table:number-columns-repeated="4"/>
          <table:table-cell ns41:value-type="float" table:style-name="ce74" office:value="21" office:value-type="float">
            <text:p>21</text:p>
          </table:table-cell>
          <table:table-cell ns41:value-type="float" table:style-name="ce74" office:value="19" office:value-type="float">
            <text:p>19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613]+[.P613]" ns41:value-type="float" table:style-name="ce74" office:value-type="float" office:value="21">
            <text:p>21</text:p>
          </table:table-cell>
          <table:table-cell table:formula="of:=[.O613]+[.Q613]" ns41:value-type="float" table:style-name="ce74" office:value-type="float" office:value="20">
            <text:p>20</text:p>
          </table:table-cell>
          <table:table-cell ns41:value-type="float" table:style-name="ce74" office:value="2" office:value-type="float">
            <text:p>2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Veldhuizen</text:p>
          </table:table-cell>
          <table:table-cell table:style-name="ce72" table:number-columns-repeated="3"/>
          <table:table-cell ns41:value-type="string" table:style-name="ce72" office:value-type="string">
            <text:p>Buurtschap Reijerscop en Meerndijk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52" office:value-type="float">
            <text:p>52</text:p>
          </table:table-cell>
          <table:table-cell table:style-name="ce74" table:number-columns-repeated="4"/>
          <table:table-cell ns41:value-type="float" table:style-name="ce74" office:value="153" office:value-type="float">
            <text:p>153</text:p>
          </table:table-cell>
          <table:table-cell ns41:value-type="float" table:style-name="ce74" office:value="143" office:value-type="float">
            <text:p>143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614]+[.P614]" ns41:value-type="float" table:style-name="ce74" office:value-type="float" office:value="154">
            <text:p>154</text:p>
          </table:table-cell>
          <table:table-cell table:formula="of:=[.O614]+[.Q614]" ns41:value-type="float" table:style-name="ce74" office:value-type="float" office:value="143">
            <text:p>143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Veldhuiz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612:.I613])" ns41:value-type="float" table:style-name="ce73" office:value-type="float" office:value="21">
            <text:p>21</text:p>
          </table:table-cell>
          <table:table-cell table:formula="of:=SUM([.J612:.J613])" ns41:value-type="float" table:style-name="ce74" office:value-type="float" office:value="0">
            <text:p>0</text:p>
          </table:table-cell>
          <table:table-cell table:formula="of:=SUM([.K612:.K613])" ns41:value-type="float" table:style-name="ce74" office:value-type="float" office:value="0">
            <text:p>0</text:p>
          </table:table-cell>
          <table:table-cell table:formula="of:=SUM([.L612:.L613])" ns41:value-type="float" table:style-name="ce74" office:value-type="float" office:value="0">
            <text:p>0</text:p>
          </table:table-cell>
          <table:table-cell table:formula="of:=SUM([.M612:.M613])" ns41:value-type="float" table:style-name="ce74" office:value-type="float" office:value="0">
            <text:p>0</text:p>
          </table:table-cell>
          <table:table-cell table:formula="of:=SUM([.N612:.N613])" ns41:value-type="float" table:style-name="ce74" office:value-type="float" office:value="35">
            <text:p>35</text:p>
          </table:table-cell>
          <table:table-cell table:formula="of:=SUM([.O612:.O613])" ns41:value-type="float" table:style-name="ce74" office:value-type="float" office:value="36">
            <text:p>36</text:p>
          </table:table-cell>
          <table:table-cell table:formula="of:=SUM([.P612:.P613])" ns41:value-type="float" table:style-name="ce74" office:value-type="float" office:value="1">
            <text:p>1</text:p>
          </table:table-cell>
          <table:table-cell table:formula="of:=SUM([.Q612:.Q613])" ns41:value-type="float" table:style-name="ce74" office:value-type="float" office:value="1">
            <text:p>1</text:p>
          </table:table-cell>
          <table:table-cell table:formula="of:=[.N615]+[.P615]" ns41:value-type="float" table:style-name="ce74" office:value-type="float" office:value="36">
            <text:p>36</text:p>
          </table:table-cell>
          <table:table-cell table:formula="of:=[.O615]+[.Q615]" ns41:value-type="float" table:style-name="ce74" office:value-type="float" office:value="37">
            <text:p>37</text:p>
          </table:table-cell>
          <table:table-cell table:formula="of:=SUM([.T612:.T613])" ns41:value-type="float" table:style-name="ce74" office:value-type="float" office:value="2">
            <text:p>2</text:p>
          </table:table-cell>
          <table:table-cell table:formula="of:=SUM([.U612:.U613])" ns41:value-type="float" table:style-name="ce75" office:value-type="float" office:value="0">
            <text:p>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614])" ns41:value-type="float" table:style-name="ce73" office:value-type="float" office:value="52">
            <text:p>52</text:p>
          </table:table-cell>
          <table:table-cell table:formula="of:=SUM([.J614])" ns41:value-type="float" table:style-name="ce74" office:value-type="float" office:value="0">
            <text:p>0</text:p>
          </table:table-cell>
          <table:table-cell table:formula="of:=SUM([.K614])" ns41:value-type="float" table:style-name="ce74" office:value-type="float" office:value="0">
            <text:p>0</text:p>
          </table:table-cell>
          <table:table-cell table:formula="of:=SUM([.L614])" ns41:value-type="float" table:style-name="ce74" office:value-type="float" office:value="0">
            <text:p>0</text:p>
          </table:table-cell>
          <table:table-cell table:formula="of:=SUM([.M614])" ns41:value-type="float" table:style-name="ce74" office:value-type="float" office:value="0">
            <text:p>0</text:p>
          </table:table-cell>
          <table:table-cell table:formula="of:=SUM([.N614])" ns41:value-type="float" table:style-name="ce74" office:value-type="float" office:value="153">
            <text:p>153</text:p>
          </table:table-cell>
          <table:table-cell table:formula="of:=SUM([.O614])" ns41:value-type="float" table:style-name="ce74" office:value-type="float" office:value="143">
            <text:p>143</text:p>
          </table:table-cell>
          <table:table-cell table:formula="of:=SUM([.P614])" ns41:value-type="float" table:style-name="ce74" office:value-type="float" office:value="1">
            <text:p>1</text:p>
          </table:table-cell>
          <table:table-cell table:formula="of:=SUM([.Q614])" ns41:value-type="float" table:style-name="ce74" office:value-type="float" office:value="0">
            <text:p>0</text:p>
          </table:table-cell>
          <table:table-cell table:formula="of:=SUM([.R614])" ns41:value-type="float" table:style-name="ce74" office:value-type="float" office:value="154">
            <text:p>154</text:p>
          </table:table-cell>
          <table:table-cell table:formula="of:=SUM([.S614])" ns41:value-type="float" table:style-name="ce74" office:value-type="float" office:value="143">
            <text:p>143</text:p>
          </table:table-cell>
          <table:table-cell table:formula="of:=SUM([.T614])" ns41:value-type="float" table:style-name="ce74" office:value-type="float" office:value="0">
            <text:p>0</text:p>
          </table:table-cell>
          <table:table-cell table:formula="of:=SUM([.U614])" ns41:value-type="float" table:style-name="ce75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Veldhuiz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612:.I614])" ns41:value-type="float" table:style-name="ce73" office:value-type="float" office:value="73">
            <text:p>73</text:p>
          </table:table-cell>
          <table:table-cell table:formula="of:=SUM([.J612:.J614])" ns41:value-type="float" table:style-name="ce74" office:value-type="float" office:value="0">
            <text:p>0</text:p>
          </table:table-cell>
          <table:table-cell table:formula="of:=SUM([.K612:.K614])" ns41:value-type="float" table:style-name="ce74" office:value-type="float" office:value="0">
            <text:p>0</text:p>
          </table:table-cell>
          <table:table-cell table:formula="of:=SUM([.L612:.L614])" ns41:value-type="float" table:style-name="ce74" office:value-type="float" office:value="0">
            <text:p>0</text:p>
          </table:table-cell>
          <table:table-cell table:formula="of:=SUM([.M612:.M614])" ns41:value-type="float" table:style-name="ce74" office:value-type="float" office:value="0">
            <text:p>0</text:p>
          </table:table-cell>
          <table:table-cell table:formula="of:=SUM([.N612:.N614])" ns41:value-type="float" table:style-name="ce74" office:value-type="float" office:value="188">
            <text:p>188</text:p>
          </table:table-cell>
          <table:table-cell table:formula="of:=SUM([.O612:.O614])" ns41:value-type="float" table:style-name="ce74" office:value-type="float" office:value="179">
            <text:p>179</text:p>
          </table:table-cell>
          <table:table-cell table:formula="of:=SUM([.P612:.P614])" ns41:value-type="float" table:style-name="ce74" office:value-type="float" office:value="2">
            <text:p>2</text:p>
          </table:table-cell>
          <table:table-cell table:formula="of:=SUM([.Q612:.Q614])" ns41:value-type="float" table:style-name="ce74" office:value-type="float" office:value="1">
            <text:p>1</text:p>
          </table:table-cell>
          <table:table-cell table:formula="of:=[.N617]+[.P617]" ns41:value-type="float" table:style-name="ce74" office:value-type="float" office:value="190">
            <text:p>190</text:p>
          </table:table-cell>
          <table:table-cell table:formula="of:=[.O617]+[.Q617]" ns41:value-type="float" table:style-name="ce74" office:value-type="float" office:value="180">
            <text:p>180</text:p>
          </table:table-cell>
          <table:table-cell table:formula="of:=SUM([.T612:.T614])" ns41:value-type="float" table:style-name="ce74" office:value-type="float" office:value="2">
            <text:p>2</text:p>
          </table:table-cell>
          <table:table-cell table:formula="of:=SUM([.U612:.U614])" ns41:value-type="float" table:style-name="ce75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Vinkeveen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56" office:value-type="float">
            <text:p>256</text:p>
          </table:table-cell>
          <table:table-cell ns41:value-type="float" table:style-name="ce74" office:value="6" office:value-type="float">
            <text:p>6</text:p>
          </table:table-cell>
          <table:table-cell table:style-name="ce74" table:number-columns-repeated="3"/>
          <table:table-cell ns41:value-type="float" table:style-name="ce74" office:value="493" office:value-type="float">
            <text:p>493</text:p>
          </table:table-cell>
          <table:table-cell ns41:value-type="float" table:style-name="ce74" office:value="548" office:value-type="float">
            <text:p>548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5" office:value-type="float">
            <text:p>5</text:p>
          </table:table-cell>
          <table:table-cell table:formula="of:=[.N618]+[.P618]" ns41:value-type="float" table:style-name="ce74" office:value-type="float" office:value="499">
            <text:p>499</text:p>
          </table:table-cell>
          <table:table-cell table:formula="of:=[.O618]+[.Q618]" ns41:value-type="float" table:style-name="ce74" office:value-type="float" office:value="553">
            <text:p>553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ns41:value-type="string" table:style-name="ce72" office:value-type="string">
            <text:p>Hoogheemraadschap Amstelland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ns41:value-type="string" table:style-name="ce72" office:value-type="string">
            <text:p>Buurtschap Veenkade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04" office:value-type="float">
            <text:p>104</text:p>
          </table:table-cell>
          <table:table-cell ns41:value-type="float" table:style-name="ce74" office:value="6" office:value-type="float">
            <text:p>6</text:p>
          </table:table-cell>
          <table:table-cell table:style-name="ce74" table:number-columns-repeated="3"/>
          <table:table-cell ns41:value-type="float" table:style-name="ce74" office:value="255" office:value-type="float">
            <text:p>255</text:p>
          </table:table-cell>
          <table:table-cell ns41:value-type="float" table:style-name="ce74" office:value="237" office:value-type="float">
            <text:p>237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4" office:value-type="float">
            <text:p>4</text:p>
          </table:table-cell>
          <table:table-cell table:formula="of:=[.N619]+[.P619]" ns41:value-type="float" table:style-name="ce74" office:value-type="float" office:value="265">
            <text:p>265</text:p>
          </table:table-cell>
          <table:table-cell table:formula="of:=[.O619]+[.Q619]" ns41:value-type="float" table:style-name="ce74" office:value-type="float" office:value="241">
            <text:p>241</text:p>
          </table:table-cell>
          <table:table-cell table:style-name="ce74"/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ns41:value-type="string" table:style-name="ce72" office:value-type="string">
            <text:p>Hoogheemraadschap Amstelland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de Heul</text:p>
          </table:table-cell>
          <table:table-cell table:style-name="ce7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6" office:value-type="float">
            <text:p>36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73" office:value-type="float">
            <text:p>73</text:p>
          </table:table-cell>
          <table:table-cell ns41:value-type="float" table:style-name="ce74" office:value="67" office:value-type="float">
            <text:p>67</text:p>
          </table:table-cell>
          <table:table-cell ns41:value-type="float" table:style-name="ce74" office:value="6" office:value-type="float">
            <text:p>6</text:p>
          </table:table-cell>
          <table:table-cell table:style-name="ce74"/>
          <table:table-cell table:formula="of:=[.N620]+[.P620]" ns41:value-type="float" table:style-name="ce74" office:value-type="float" office:value="79">
            <text:p>79</text:p>
          </table:table-cell>
          <table:table-cell table:formula="of:=[.O620]+[.Q620]" ns41:value-type="float" table:style-name="ce74" office:value-type="float" office:value="67">
            <text:p>67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ns41:value-type="string" table:style-name="ce72" office:value-type="string">
            <text:p>Hoogheemraadschap Amstelland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Demmerik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22" office:value-type="float">
            <text:p>122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297" office:value-type="float">
            <text:p>297</text:p>
          </table:table-cell>
          <table:table-cell ns41:value-type="float" table:style-name="ce74" office:value="278" office:value-type="float">
            <text:p>278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4" office:value="6" office:value-type="float">
            <text:p>6</text:p>
          </table:table-cell>
          <table:table-cell table:formula="of:=[.N621]+[.P621]" ns41:value-type="float" table:style-name="ce74" office:value-type="float" office:value="304">
            <text:p>304</text:p>
          </table:table-cell>
          <table:table-cell table:formula="of:=[.O621]+[.Q621]" ns41:value-type="float" table:style-name="ce74" office:value-type="float" office:value="284">
            <text:p>284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Vinkeveen en Waverveen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Waverveen met de Buurtschappen Botshol, de Waver c.a.</text:p>
          </table:table-cell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61" office:value-type="float">
            <text:p>161</text:p>
          </table:table-cell>
          <table:table-cell ns41:value-type="float" table:style-name="ce74" office:value="13" office:value-type="float">
            <text:p>13</text:p>
          </table:table-cell>
          <table:table-cell table:style-name="ce74" table:number-columns-repeated="3"/>
          <table:table-cell ns41:value-type="float" table:style-name="ce74" office:value="383" office:value-type="float">
            <text:p>383</text:p>
          </table:table-cell>
          <table:table-cell ns41:value-type="float" table:style-name="ce74" office:value="343" office:value-type="float">
            <text:p>343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1" office:value-type="float">
            <text:p>11</text:p>
          </table:table-cell>
          <table:table-cell table:formula="of:=[.N622]+[.P622]" ns41:value-type="float" table:style-name="ce74" office:value-type="float" office:value="397">
            <text:p>397</text:p>
          </table:table-cell>
          <table:table-cell table:formula="of:=[.O622]+[.Q622]" ns41:value-type="float" table:style-name="ce74" office:value-type="float" office:value="354">
            <text:p>354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Vinkeveen en Waverveen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Waverveen met de Buurtschappen Botshol, de Waver c.a.</text:p>
          </table:table-cell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Keet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8" office:value-type="float">
            <text:p>8</text:p>
          </table:table-cell>
          <table:table-cell table:style-name="ce74" table:number-columns-repeated="4"/>
          <table:table-cell ns41:value-type="float" office:value="20" table:style-name="ce74" table:number-columns-repeated="2" office:value-type="float">
            <text:p>20</text:p>
          </table:table-cell>
          <table:table-cell table:style-name="ce74" table:number-columns-repeated="2"/>
          <table:table-cell table:formula="of:=[.N623]+[.P623]" ns41:value-type="float" table:style-name="ce74" office:value-type="float" office:value="20">
            <text:p>20</text:p>
          </table:table-cell>
          <table:table-cell table:formula="of:=[.O623]+[.Q623]" ns41:value-type="float" table:style-name="ce74" office:value-type="float" office:value="20">
            <text:p>20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Vinkeveen en Waverveen</text:p>
          </table:table-cell>
          <table:table-cell ns41:value-type="string" table:style-name="ce72" office:value-type="string">
            <text:p>Hoogheemraadschap Amstelland</text:p>
          </table:table-cell>
          <table:table-cell ns41:value-type="string" table:style-name="ce72" office:value-type="string">
            <text:p>Dorp Waverveen met de Buurtschappen Botshol, de Waver c.a.</text:p>
          </table:table-cell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14" office:value-type="float">
            <text:p>14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32" office:value-type="float">
            <text:p>32</text:p>
          </table:table-cell>
          <table:table-cell ns41:value-type="float" table:style-name="ce74" office:value="21" office:value-type="float">
            <text:p>21</text:p>
          </table:table-cell>
          <table:table-cell table:formula="of:=[.N624]+[.P624]" ns41:value-type="float" table:style-name="ce74" office:value-type="float" office:value="33">
            <text:p>33</text:p>
          </table:table-cell>
          <table:table-cell table:formula="of:=[.O624]+[.Q624]" ns41:value-type="float" table:style-name="ce74" office:value-type="float" office:value="24">
            <text:p>2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620])" ns41:value-type="float" table:style-name="ce73" office:value-type="float" office:value="36">
            <text:p>36</text:p>
          </table:table-cell>
          <table:table-cell table:formula="of:=SUM([.J620])" ns41:value-type="float" table:style-name="ce74" office:value-type="float" office:value="3">
            <text:p>3</text:p>
          </table:table-cell>
          <table:table-cell table:formula="of:=SUM([.K620])" ns41:value-type="float" table:style-name="ce74" office:value-type="float" office:value="0">
            <text:p>0</text:p>
          </table:table-cell>
          <table:table-cell table:formula="of:=SUM([.L620])" ns41:value-type="float" table:style-name="ce74" office:value-type="float" office:value="0">
            <text:p>0</text:p>
          </table:table-cell>
          <table:table-cell table:formula="of:=SUM([.M620])" ns41:value-type="float" table:style-name="ce74" office:value-type="float" office:value="0">
            <text:p>0</text:p>
          </table:table-cell>
          <table:table-cell table:formula="of:=SUM([.N620])" ns41:value-type="float" table:style-name="ce74" office:value-type="float" office:value="73">
            <text:p>73</text:p>
          </table:table-cell>
          <table:table-cell table:formula="of:=SUM([.O620])" ns41:value-type="float" table:style-name="ce74" office:value-type="float" office:value="67">
            <text:p>67</text:p>
          </table:table-cell>
          <table:table-cell table:formula="of:=SUM([.P620])" ns41:value-type="float" table:style-name="ce74" office:value-type="float" office:value="6">
            <text:p>6</text:p>
          </table:table-cell>
          <table:table-cell table:formula="of:=SUM([.Q620])" ns41:value-type="float" table:style-name="ce74" office:value-type="float" office:value="0">
            <text:p>0</text:p>
          </table:table-cell>
          <table:table-cell table:formula="of:=[.N625]+[.P625]" ns41:value-type="float" table:style-name="ce74" office:value-type="float" office:value="79">
            <text:p>79</text:p>
          </table:table-cell>
          <table:table-cell table:formula="of:=[.O625]+[.Q625]" ns41:value-type="float" table:style-name="ce74" office:value-type="float" office:value="67">
            <text:p>67</text:p>
          </table:table-cell>
          <table:table-cell table:formula="of:=SUM([.T620])" ns41:value-type="float" table:style-name="ce74" office:value-type="float" office:value="3">
            <text:p>3</text:p>
          </table:table-cell>
          <table:table-cell table:formula="of:=SUM([.U620])" ns41:value-type="float" table:style-name="ce75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618:.I619];[.I621];[.I622];[.I623];[.I624])" ns41:value-type="float" table:style-name="ce73" office:value-type="float" office:value="651">
            <text:p>651</text:p>
          </table:table-cell>
          <table:table-cell table:formula="of:=SUM([.J618:.J619];[.J621];[.J622];[.J623];[.J624])" ns41:value-type="float" table:style-name="ce74" office:value-type="float" office:value="27">
            <text:p>27</text:p>
          </table:table-cell>
          <table:table-cell table:formula="of:=SUM([.K618:.K619];[.K621];[.K622];[.K623];[.K624])" ns41:value-type="float" table:style-name="ce74" office:value-type="float" office:value="0">
            <text:p>0</text:p>
          </table:table-cell>
          <table:table-cell table:formula="of:=SUM([.L618:.L619];[.L621];[.L622];[.L623];[.L624])" ns41:value-type="float" table:style-name="ce74" office:value-type="float" office:value="14">
            <text:p>14</text:p>
          </table:table-cell>
          <table:table-cell table:formula="of:=SUM([.M618:.M619];[.M621];[.M622];[.M623];[.M624])" ns41:value-type="float" table:style-name="ce74" office:value-type="float" office:value="0">
            <text:p>0</text:p>
          </table:table-cell>
          <table:table-cell table:formula="of:=SUM([.N618:.N619];[.N621];[.N622];[.N623];[.N624])" ns41:value-type="float" table:style-name="ce74" office:value-type="float" office:value="1449">
            <text:p>1449</text:p>
          </table:table-cell>
          <table:table-cell table:formula="of:=SUM([.O618:.O619];[.O621];[.O622];[.O623];[.O624])" ns41:value-type="float" table:style-name="ce74" office:value-type="float" office:value="1429">
            <text:p>1429</text:p>
          </table:table-cell>
          <table:table-cell table:formula="of:=SUM([.P618:.P619];[.P621];[.P622];[.P623];[.P624])" ns41:value-type="float" table:style-name="ce74" office:value-type="float" office:value="69">
            <text:p>69</text:p>
          </table:table-cell>
          <table:table-cell table:formula="of:=SUM([.Q618:.Q619];[.Q621];[.Q622];[.Q623];[.Q624])" ns41:value-type="float" table:style-name="ce74" office:value-type="float" office:value="47">
            <text:p>47</text:p>
          </table:table-cell>
          <table:table-cell table:formula="of:=[.N626]+[.P626]" ns41:value-type="float" table:style-name="ce74" office:value-type="float" office:value="1518">
            <text:p>1518</text:p>
          </table:table-cell>
          <table:table-cell table:formula="of:=[.O626]+[.Q626]" ns41:value-type="float" table:style-name="ce74" office:value-type="float" office:value="1476">
            <text:p>1476</text:p>
          </table:table-cell>
          <table:table-cell table:formula="of:=SUM([.T618:.T619];[.T621];[.T622];[.T623];[.T624])" ns41:value-type="float" table:style-name="ce74" office:value-type="float" office:value="15">
            <text:p>15</text:p>
          </table:table-cell>
          <table:table-cell table:formula="of:=SUM([.U618:.U619];[.U621];[.U622];[.U623];[.U624])" ns41:value-type="float" table:style-name="ce75" office:value-type="float" office:value="12">
            <text:p>1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Vinkeveen en Waverve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625:.I626])" ns41:value-type="float" table:style-name="ce73" office:value-type="float" office:value="687">
            <text:p>687</text:p>
          </table:table-cell>
          <table:table-cell table:formula="of:=SUM([.J625:.J626])" ns41:value-type="float" table:style-name="ce74" office:value-type="float" office:value="30">
            <text:p>30</text:p>
          </table:table-cell>
          <table:table-cell table:formula="of:=SUM([.K625:.K626])" ns41:value-type="float" table:style-name="ce74" office:value-type="float" office:value="0">
            <text:p>0</text:p>
          </table:table-cell>
          <table:table-cell table:formula="of:=SUM([.L625:.L626])" ns41:value-type="float" table:style-name="ce74" office:value-type="float" office:value="14">
            <text:p>14</text:p>
          </table:table-cell>
          <table:table-cell table:formula="of:=SUM([.M625:.M626])" ns41:value-type="float" table:style-name="ce74" office:value-type="float" office:value="0">
            <text:p>0</text:p>
          </table:table-cell>
          <table:table-cell table:formula="of:=SUM([.N625:.N626])" ns41:value-type="float" table:style-name="ce74" office:value-type="float" office:value="1522">
            <text:p>1522</text:p>
          </table:table-cell>
          <table:table-cell table:formula="of:=SUM([.O625:.O626])" ns41:value-type="float" table:style-name="ce74" office:value-type="float" office:value="1496">
            <text:p>1496</text:p>
          </table:table-cell>
          <table:table-cell table:formula="of:=SUM([.P625:.P626])" ns41:value-type="float" table:style-name="ce74" office:value-type="float" office:value="75">
            <text:p>75</text:p>
          </table:table-cell>
          <table:table-cell table:formula="of:=SUM([.Q625:.Q626])" ns41:value-type="float" table:style-name="ce74" office:value-type="float" office:value="47">
            <text:p>47</text:p>
          </table:table-cell>
          <table:table-cell table:formula="of:=[.N627]+[.P627]" ns41:value-type="float" table:style-name="ce74" office:value-type="float" office:value="1597">
            <text:p>1597</text:p>
          </table:table-cell>
          <table:table-cell table:formula="of:=[.O627]+[.Q627]" ns41:value-type="float" table:style-name="ce74" office:value-type="float" office:value="1543">
            <text:p>1543</text:p>
          </table:table-cell>
          <table:table-cell table:formula="of:=SUM([.T625:.T626])" ns41:value-type="float" table:style-name="ce74" office:value-type="float" office:value="18">
            <text:p>18</text:p>
          </table:table-cell>
          <table:table-cell table:formula="of:=SUM([.U625:.U626])" ns41:value-type="float" table:style-name="ce75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Vinkeveen en Waverveen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1" office:value-type="float">
            <text:p>1</text:p>
          </table:table-cell>
          <table:table-cell table:style-name="ce74" table:number-columns-repeated="7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leut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Vleuten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94" office:value-type="float">
            <text:p>94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77" office:value-type="float">
            <text:p>177</text:p>
          </table:table-cell>
          <table:table-cell ns41:value-type="float" table:style-name="ce74" office:value="182" office:value-type="float">
            <text:p>182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2" office:value-type="float">
            <text:p>2</text:p>
          </table:table-cell>
          <table:table-cell table:formula="of:=[.N629]+[.P629]" ns41:value-type="float" table:style-name="ce74" office:value-type="float" office:value="180">
            <text:p>180</text:p>
          </table:table-cell>
          <table:table-cell table:formula="of:=[.O629]+[.Q629]" ns41:value-type="float" table:style-name="ce74" office:value-type="float" office:value="184">
            <text:p>184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leut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Vleuten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88" office:value-type="float">
            <text:p>88</text:p>
          </table:table-cell>
          <table:table-cell table:style-name="ce74" table:number-columns-repeated="4"/>
          <table:table-cell ns41:value-type="float" table:style-name="ce74" office:value="218" office:value-type="float">
            <text:p>218</text:p>
          </table:table-cell>
          <table:table-cell ns41:value-type="float" table:style-name="ce74" office:value="198" office:value-type="float">
            <text:p>198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2" office:value-type="float">
            <text:p>2</text:p>
          </table:table-cell>
          <table:table-cell table:formula="of:=[.N630]+[.P630]" ns41:value-type="float" table:style-name="ce74" office:value-type="float" office:value="222">
            <text:p>222</text:p>
          </table:table-cell>
          <table:table-cell table:formula="of:=[.O630]+[.Q630]" ns41:value-type="float" table:style-name="ce74" office:value-type="float" office:value="200">
            <text:p>200</text:p>
          </table:table-cell>
          <table:table-cell ns41:value-type="float" table:style-name="ce74" office:value="2" office:value-type="float">
            <text:p>2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leut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de Meern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50" office:value-type="float">
            <text:p>50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10" office:value-type="float">
            <text:p>110</text:p>
          </table:table-cell>
          <table:table-cell ns41:value-type="float" table:style-name="ce74" office:value="102" office:value-type="float">
            <text:p>102</text:p>
          </table:table-cell>
          <table:table-cell ns41:value-type="float" office:value="3" table:style-name="ce74" table:number-columns-repeated="2" office:value-type="float">
            <text:p>3</text:p>
          </table:table-cell>
          <table:table-cell table:formula="of:=[.N631]+[.P631]" ns41:value-type="float" table:style-name="ce74" office:value-type="float" office:value="113">
            <text:p>113</text:p>
          </table:table-cell>
          <table:table-cell table:formula="of:=[.O631]+[.Q631]" ns41:value-type="float" table:style-name="ce74" office:value-type="float" office:value="105">
            <text:p>105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leut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de Meern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56" office:value-type="float">
            <text:p>56</text:p>
          </table:table-cell>
          <table:table-cell table:style-name="ce74" table:number-columns-repeated="4"/>
          <table:table-cell ns41:value-type="float" table:style-name="ce74" office:value="127" office:value-type="float">
            <text:p>127</text:p>
          </table:table-cell>
          <table:table-cell ns41:value-type="float" table:style-name="ce74" office:value="134" office:value-type="float">
            <text:p>134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2" office:value-type="float">
            <text:p>2</text:p>
          </table:table-cell>
          <table:table-cell table:formula="of:=[.N632]+[.P632]" ns41:value-type="float" table:style-name="ce74" office:value-type="float" office:value="130">
            <text:p>130</text:p>
          </table:table-cell>
          <table:table-cell table:formula="of:=[.O632]+[.Q632]" ns41:value-type="float" table:style-name="ce74" office:value-type="float" office:value="136">
            <text:p>136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Vleut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629];[.I631])" ns41:value-type="float" table:style-name="ce73" office:value-type="float" office:value="144">
            <text:p>144</text:p>
          </table:table-cell>
          <table:table-cell table:formula="of:=SUM([.J629];[.J631])" ns41:value-type="float" table:style-name="ce74" office:value-type="float" office:value="3">
            <text:p>3</text:p>
          </table:table-cell>
          <table:table-cell table:formula="of:=SUM([.K629];[.K631])" ns41:value-type="float" table:style-name="ce74" office:value-type="float" office:value="0">
            <text:p>0</text:p>
          </table:table-cell>
          <table:table-cell table:formula="of:=SUM([.L629];[.L631])" ns41:value-type="float" table:style-name="ce74" office:value-type="float" office:value="0">
            <text:p>0</text:p>
          </table:table-cell>
          <table:table-cell table:formula="of:=SUM([.M629];[.M631])" ns41:value-type="float" table:style-name="ce74" office:value-type="float" office:value="0">
            <text:p>0</text:p>
          </table:table-cell>
          <table:table-cell table:formula="of:=SUM([.N629];[.N631])" ns41:value-type="float" table:style-name="ce74" office:value-type="float" office:value="287">
            <text:p>287</text:p>
          </table:table-cell>
          <table:table-cell table:formula="of:=SUM([.O629];[.O631])" ns41:value-type="float" table:style-name="ce74" office:value-type="float" office:value="284">
            <text:p>284</text:p>
          </table:table-cell>
          <table:table-cell table:formula="of:=SUM([.P629];[.P631])" ns41:value-type="float" table:style-name="ce74" office:value-type="float" office:value="6">
            <text:p>6</text:p>
          </table:table-cell>
          <table:table-cell table:formula="of:=SUM([.Q629];[.Q631])" ns41:value-type="float" table:style-name="ce74" office:value-type="float" office:value="5">
            <text:p>5</text:p>
          </table:table-cell>
          <table:table-cell table:formula="of:=[.N633]+[.P633]" ns41:value-type="float" table:style-name="ce74" office:value-type="float" office:value="293">
            <text:p>293</text:p>
          </table:table-cell>
          <table:table-cell table:formula="of:=[.O633]+[.Q633]" ns41:value-type="float" table:style-name="ce74" office:value-type="float" office:value="289">
            <text:p>289</text:p>
          </table:table-cell>
          <table:table-cell table:formula="of:=SUM([.T629];[.T631])" ns41:value-type="float" table:style-name="ce74" office:value-type="float" office:value="8">
            <text:p>8</text:p>
          </table:table-cell>
          <table:table-cell table:formula="of:=SUM([.U629];[.U631])" ns41:value-type="float" table:style-name="ce75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leut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630];[.I632])" ns41:value-type="float" table:style-name="ce73" office:value-type="float" office:value="144">
            <text:p>144</text:p>
          </table:table-cell>
          <table:table-cell table:formula="of:=SUM([.J630];[.J632])" ns41:value-type="float" table:style-name="ce74" office:value-type="float" office:value="0">
            <text:p>0</text:p>
          </table:table-cell>
          <table:table-cell table:formula="of:=SUM([.K630];[.K632])" ns41:value-type="float" table:style-name="ce74" office:value-type="float" office:value="0">
            <text:p>0</text:p>
          </table:table-cell>
          <table:table-cell table:formula="of:=SUM([.L630];[.L632])" ns41:value-type="float" table:style-name="ce74" office:value-type="float" office:value="0">
            <text:p>0</text:p>
          </table:table-cell>
          <table:table-cell table:formula="of:=SUM([.M630];[.M632])" ns41:value-type="float" table:style-name="ce74" office:value-type="float" office:value="0">
            <text:p>0</text:p>
          </table:table-cell>
          <table:table-cell table:formula="of:=SUM([.N630];[.N632])" ns41:value-type="float" table:style-name="ce74" office:value-type="float" office:value="345">
            <text:p>345</text:p>
          </table:table-cell>
          <table:table-cell table:formula="of:=SUM([.O630];[.O632])" ns41:value-type="float" table:style-name="ce74" office:value-type="float" office:value="332">
            <text:p>332</text:p>
          </table:table-cell>
          <table:table-cell table:formula="of:=SUM([.P630];[.P632])" ns41:value-type="float" table:style-name="ce74" office:value-type="float" office:value="7">
            <text:p>7</text:p>
          </table:table-cell>
          <table:table-cell table:formula="of:=SUM([.Q630];[.Q632])" ns41:value-type="float" table:style-name="ce74" office:value-type="float" office:value="4">
            <text:p>4</text:p>
          </table:table-cell>
          <table:table-cell table:formula="of:=[.N634]+[.P634]" ns41:value-type="float" table:style-name="ce74" office:value-type="float" office:value="352">
            <text:p>352</text:p>
          </table:table-cell>
          <table:table-cell table:formula="of:=[.O634]+[.Q634]" ns41:value-type="float" table:style-name="ce74" office:value-type="float" office:value="336">
            <text:p>336</text:p>
          </table:table-cell>
          <table:table-cell table:formula="of:=SUM([.T630];[.T632])" ns41:value-type="float" table:style-name="ce74" office:value-type="float" office:value="3">
            <text:p>3</text:p>
          </table:table-cell>
          <table:table-cell table:formula="of:=SUM([.U630];[.U632])" ns41:value-type="float" table:style-name="ce75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Vleut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633:.I634])" ns41:value-type="float" table:style-name="ce73" office:value-type="float" office:value="288">
            <text:p>288</text:p>
          </table:table-cell>
          <table:table-cell table:formula="of:=SUM([.J633:.J634])" ns41:value-type="float" table:style-name="ce74" office:value-type="float" office:value="3">
            <text:p>3</text:p>
          </table:table-cell>
          <table:table-cell table:formula="of:=SUM([.K633:.K634])" ns41:value-type="float" table:style-name="ce74" office:value-type="float" office:value="0">
            <text:p>0</text:p>
          </table:table-cell>
          <table:table-cell table:formula="of:=SUM([.L633:.L634])" ns41:value-type="float" table:style-name="ce74" office:value-type="float" office:value="0">
            <text:p>0</text:p>
          </table:table-cell>
          <table:table-cell table:formula="of:=SUM([.M633:.M634])" ns41:value-type="float" table:style-name="ce74" office:value-type="float" office:value="0">
            <text:p>0</text:p>
          </table:table-cell>
          <table:table-cell table:formula="of:=SUM([.N633:.N634])" ns41:value-type="float" table:style-name="ce74" office:value-type="float" office:value="632">
            <text:p>632</text:p>
          </table:table-cell>
          <table:table-cell table:formula="of:=SUM([.O633:.O634])" ns41:value-type="float" table:style-name="ce74" office:value-type="float" office:value="616">
            <text:p>616</text:p>
          </table:table-cell>
          <table:table-cell table:formula="of:=SUM([.P633:.P634])" ns41:value-type="float" table:style-name="ce74" office:value-type="float" office:value="13">
            <text:p>13</text:p>
          </table:table-cell>
          <table:table-cell table:formula="of:=SUM([.Q633:.Q634])" ns41:value-type="float" table:style-name="ce74" office:value-type="float" office:value="9">
            <text:p>9</text:p>
          </table:table-cell>
          <table:table-cell table:formula="of:=[.N635]+[.P635]" ns41:value-type="float" table:style-name="ce74" office:value-type="float" office:value="645">
            <text:p>645</text:p>
          </table:table-cell>
          <table:table-cell table:formula="of:=[.O635]+[.Q635]" ns41:value-type="float" table:style-name="ce74" office:value-type="float" office:value="625">
            <text:p>625</text:p>
          </table:table-cell>
          <table:table-cell table:formula="of:=SUM([.T633:.T634])" ns41:value-type="float" table:style-name="ce74" office:value-type="float" office:value="11">
            <text:p>11</text:p>
          </table:table-cell>
          <table:table-cell table:formula="of:=SUM([.U633:.U634])" ns41:value-type="float" table:style-name="ce75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11">
          <table:table-cell ns41:value-type="string" table:style-name="ce8" office:value-type="string">
            <text:p>Vleuten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6"/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636]+[.P636]" ns41:value-type="float" table:style-name="ce74" office:value-type="float" office:value="1">
            <text:p>1</text:p>
          </table:table-cell>
          <table:table-cell table:formula="of:=[.O636]+[.Q636]" ns41:value-type="float" table:style-name="ce74" office:value-type="float" office:value="0">
            <text:p>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Vleuten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635:.I636])" ns41:value-type="float" table:style-name="ce73" office:value-type="float" office:value="288">
            <text:p>288</text:p>
          </table:table-cell>
          <table:table-cell table:formula="of:=SUM([.J635:.J636])" ns41:value-type="float" table:style-name="ce74" office:value-type="float" office:value="3">
            <text:p>3</text:p>
          </table:table-cell>
          <table:table-cell table:formula="of:=SUM([.K635:.K636])" ns41:value-type="float" table:style-name="ce74" office:value-type="float" office:value="0">
            <text:p>0</text:p>
          </table:table-cell>
          <table:table-cell table:formula="of:=SUM([.L635:.L636])" ns41:value-type="float" table:style-name="ce74" office:value-type="float" office:value="0">
            <text:p>0</text:p>
          </table:table-cell>
          <table:table-cell table:formula="of:=SUM([.M635:.M636])" ns41:value-type="float" table:style-name="ce74" office:value-type="float" office:value="0">
            <text:p>0</text:p>
          </table:table-cell>
          <table:table-cell table:formula="of:=SUM([.N635:.N636])" ns41:value-type="float" table:style-name="ce74" office:value-type="float" office:value="632">
            <text:p>632</text:p>
          </table:table-cell>
          <table:table-cell table:formula="of:=SUM([.O635:.O636])" ns41:value-type="float" table:style-name="ce74" office:value-type="float" office:value="616">
            <text:p>616</text:p>
          </table:table-cell>
          <table:table-cell table:formula="of:=SUM([.P635:.P636])" ns41:value-type="float" table:style-name="ce74" office:value-type="float" office:value="14">
            <text:p>14</text:p>
          </table:table-cell>
          <table:table-cell table:formula="of:=SUM([.Q635:.Q636])" ns41:value-type="float" table:style-name="ce74" office:value-type="float" office:value="9">
            <text:p>9</text:p>
          </table:table-cell>
          <table:table-cell table:formula="of:=[.N637]+[.P637]" ns41:value-type="float" table:style-name="ce74" office:value-type="float" office:value="646">
            <text:p>646</text:p>
          </table:table-cell>
          <table:table-cell table:formula="of:=[.O637]+[.Q637]" ns41:value-type="float" table:style-name="ce74" office:value-type="float" office:value="625">
            <text:p>625</text:p>
          </table:table-cell>
          <table:table-cell table:formula="of:=SUM([.T635:.T636])" ns41:value-type="float" table:style-name="ce74" office:value-type="float" office:value="11">
            <text:p>11</text:p>
          </table:table-cell>
          <table:table-cell table:formula="of:=SUM([.U635:.U636])" ns41:value-type="float" table:style-name="ce75" office:value-type="float" office:value="6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4">
          <table:table-cell ns41:value-type="string" table:style-name="ce8" office:value-type="string">
            <text:p>Vreeland</text:p>
          </table:table-cell>
          <table:table-cell table:style-name="ce72" table:number-columns-repeated="4"/>
          <table:table-cell ns41:value-type="string" table:style-name="ce72" office:value-type="string">
            <text:p>Kostschoo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3" office:value-type="float">
            <text:p>3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" office:value-type="float">
            <text:p>1</text:p>
          </table:table-cell>
          <table:table-cell table:formula="of:=[.N638]+[.P638]" ns41:value-type="float" table:style-name="ce74" office:value-type="float" office:value="17">
            <text:p>17</text:p>
          </table:table-cell>
          <table:table-cell table:formula="of:=[.O638]+[.Q638]" ns41:value-type="float" table:style-name="ce74" office:value-type="float" office:value="5">
            <text:p>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land</text:p>
          </table:table-cell>
          <table:table-cell table:style-name="ce72" table:number-columns-repeated="4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14" office:value-type="float">
            <text:p>114</text:p>
          </table:table-cell>
          <table:table-cell ns41:value-type="float" table:style-name="ce74" office:value="10" office:value-type="float">
            <text:p>10</text:p>
          </table:table-cell>
          <table:table-cell table:style-name="ce74" table:number-columns-repeated="3"/>
          <table:table-cell ns41:value-type="float" table:style-name="ce74" office:value="196" office:value-type="float">
            <text:p>196</text:p>
          </table:table-cell>
          <table:table-cell ns41:value-type="float" table:style-name="ce74" office:value="240" office:value-type="float">
            <text:p>240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4" office:value="10" office:value-type="float">
            <text:p>10</text:p>
          </table:table-cell>
          <table:table-cell table:formula="of:=[.N639]+[.P639]" ns41:value-type="float" table:style-name="ce74" office:value-type="float" office:value="203">
            <text:p>203</text:p>
          </table:table-cell>
          <table:table-cell table:formula="of:=[.O639]+[.Q639]" ns41:value-type="float" table:style-name="ce74" office:value-type="float" office:value="250">
            <text:p>250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Vreeland</text:p>
          </table:table-cell>
          <table:table-cell table:style-name="ce72" table:number-columns-repeated="5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4" office:value-type="float">
            <text:p>64</text:p>
          </table:table-cell>
          <table:table-cell ns41:value-type="float" table:style-name="ce74" office:value="7" office:value-type="float">
            <text:p>7</text:p>
          </table:table-cell>
          <table:table-cell table:style-name="ce74" table:number-columns-repeated="3"/>
          <table:table-cell ns41:value-type="float" table:style-name="ce74" office:value="144" office:value-type="float">
            <text:p>144</text:p>
          </table:table-cell>
          <table:table-cell ns41:value-type="float" table:style-name="ce74" office:value="153" office:value-type="float">
            <text:p>153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5" office:value-type="float">
            <text:p>5</text:p>
          </table:table-cell>
          <table:table-cell table:formula="of:=[.N640]+[.P640]" ns41:value-type="float" table:style-name="ce74" office:value-type="float" office:value="147">
            <text:p>147</text:p>
          </table:table-cell>
          <table:table-cell table:formula="of:=[.O640]+[.Q640]" ns41:value-type="float" table:style-name="ce74" office:value-type="float" office:value="158">
            <text:p>158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Vreeland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638:.I639])" ns41:value-type="float" table:style-name="ce73" office:value-type="float" office:value="115">
            <text:p>115</text:p>
          </table:table-cell>
          <table:table-cell table:formula="of:=SUM([.J638:.J639])" ns41:value-type="float" table:style-name="ce74" office:value-type="float" office:value="10">
            <text:p>10</text:p>
          </table:table-cell>
          <table:table-cell table:formula="of:=SUM([.K638:.K639])" ns41:value-type="float" table:style-name="ce74" office:value-type="float" office:value="0">
            <text:p>0</text:p>
          </table:table-cell>
          <table:table-cell table:formula="of:=SUM([.L638:.L639])" ns41:value-type="float" table:style-name="ce74" office:value-type="float" office:value="0">
            <text:p>0</text:p>
          </table:table-cell>
          <table:table-cell table:formula="of:=SUM([.M638:.M639])" ns41:value-type="float" table:style-name="ce74" office:value-type="float" office:value="0">
            <text:p>0</text:p>
          </table:table-cell>
          <table:table-cell table:formula="of:=SUM([.N638:.N639])" ns41:value-type="float" table:style-name="ce74" office:value-type="float" office:value="199">
            <text:p>199</text:p>
          </table:table-cell>
          <table:table-cell table:formula="of:=SUM([.O638:.O639])" ns41:value-type="float" table:style-name="ce74" office:value-type="float" office:value="244">
            <text:p>244</text:p>
          </table:table-cell>
          <table:table-cell table:formula="of:=SUM([.P638:.P639])" ns41:value-type="float" table:style-name="ce74" office:value-type="float" office:value="21">
            <text:p>21</text:p>
          </table:table-cell>
          <table:table-cell table:formula="of:=SUM([.Q638:.Q639])" ns41:value-type="float" table:style-name="ce74" office:value-type="float" office:value="11">
            <text:p>11</text:p>
          </table:table-cell>
          <table:table-cell table:formula="of:=[.N641]+[.P641]" ns41:value-type="float" table:style-name="ce74" office:value-type="float" office:value="220">
            <text:p>220</text:p>
          </table:table-cell>
          <table:table-cell table:formula="of:=[.O641]+[.Q641]" ns41:value-type="float" table:style-name="ce74" office:value-type="float" office:value="255">
            <text:p>255</text:p>
          </table:table-cell>
          <table:table-cell table:formula="of:=SUM([.T638:.T639])" ns41:value-type="float" table:style-name="ce74" office:value-type="float" office:value="3">
            <text:p>3</text:p>
          </table:table-cell>
          <table:table-cell table:formula="of:=SUM([.U638:.U639])" ns41:value-type="float" table:style-name="ce75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land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640])" ns41:value-type="float" table:style-name="ce73" office:value-type="float" office:value="64">
            <text:p>64</text:p>
          </table:table-cell>
          <table:table-cell table:formula="of:=SUM([.J640])" ns41:value-type="float" table:style-name="ce74" office:value-type="float" office:value="7">
            <text:p>7</text:p>
          </table:table-cell>
          <table:table-cell table:formula="of:=SUM([.K640])" ns41:value-type="float" table:style-name="ce74" office:value-type="float" office:value="0">
            <text:p>0</text:p>
          </table:table-cell>
          <table:table-cell table:formula="of:=SUM([.L640])" ns41:value-type="float" table:style-name="ce74" office:value-type="float" office:value="0">
            <text:p>0</text:p>
          </table:table-cell>
          <table:table-cell table:formula="of:=SUM([.M640])" ns41:value-type="float" table:style-name="ce74" office:value-type="float" office:value="0">
            <text:p>0</text:p>
          </table:table-cell>
          <table:table-cell table:formula="of:=SUM([.N640])" ns41:value-type="float" table:style-name="ce74" office:value-type="float" office:value="144">
            <text:p>144</text:p>
          </table:table-cell>
          <table:table-cell table:formula="of:=SUM([.O640])" ns41:value-type="float" table:style-name="ce74" office:value-type="float" office:value="153">
            <text:p>153</text:p>
          </table:table-cell>
          <table:table-cell table:formula="of:=SUM([.P640])" ns41:value-type="float" table:style-name="ce74" office:value-type="float" office:value="3">
            <text:p>3</text:p>
          </table:table-cell>
          <table:table-cell table:formula="of:=SUM([.Q640])" ns41:value-type="float" table:style-name="ce74" office:value-type="float" office:value="5">
            <text:p>5</text:p>
          </table:table-cell>
          <table:table-cell table:formula="of:=[.N642]+[.P642]" ns41:value-type="float" table:style-name="ce74" office:value-type="float" office:value="147">
            <text:p>147</text:p>
          </table:table-cell>
          <table:table-cell table:formula="of:=[.O642]+[.Q642]" ns41:value-type="float" table:style-name="ce74" office:value-type="float" office:value="158">
            <text:p>158</text:p>
          </table:table-cell>
          <table:table-cell table:formula="of:=SUM([.T640])" ns41:value-type="float" table:style-name="ce74" office:value-type="float" office:value="18">
            <text:p>18</text:p>
          </table:table-cell>
          <table:table-cell table:formula="of:=SUM([.U640])" ns41:value-type="float" table:style-name="ce75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Vreeland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641:.I642])" ns41:value-type="float" table:style-name="ce73" office:value-type="float" office:value="179">
            <text:p>179</text:p>
          </table:table-cell>
          <table:table-cell table:formula="of:=SUM([.J641:.J642])" ns41:value-type="float" table:style-name="ce74" office:value-type="float" office:value="17">
            <text:p>17</text:p>
          </table:table-cell>
          <table:table-cell table:formula="of:=SUM([.K641:.K642])" ns41:value-type="float" table:style-name="ce74" office:value-type="float" office:value="0">
            <text:p>0</text:p>
          </table:table-cell>
          <table:table-cell table:formula="of:=SUM([.L641:.L642])" ns41:value-type="float" table:style-name="ce74" office:value-type="float" office:value="0">
            <text:p>0</text:p>
          </table:table-cell>
          <table:table-cell table:formula="of:=SUM([.M641:.M642])" ns41:value-type="float" table:style-name="ce74" office:value-type="float" office:value="0">
            <text:p>0</text:p>
          </table:table-cell>
          <table:table-cell table:formula="of:=SUM([.N641:.N642])" ns41:value-type="float" table:style-name="ce74" office:value-type="float" office:value="343">
            <text:p>343</text:p>
          </table:table-cell>
          <table:table-cell table:formula="of:=SUM([.O641:.O642])" ns41:value-type="float" table:style-name="ce74" office:value-type="float" office:value="397">
            <text:p>397</text:p>
          </table:table-cell>
          <table:table-cell table:formula="of:=SUM([.P641:.P642])" ns41:value-type="float" table:style-name="ce74" office:value-type="float" office:value="24">
            <text:p>24</text:p>
          </table:table-cell>
          <table:table-cell table:formula="of:=SUM([.Q641:.Q642])" ns41:value-type="float" table:style-name="ce74" office:value-type="float" office:value="16">
            <text:p>16</text:p>
          </table:table-cell>
          <table:table-cell table:formula="of:=[.N643]+[.P643]" ns41:value-type="float" table:style-name="ce74" office:value-type="float" office:value="367">
            <text:p>367</text:p>
          </table:table-cell>
          <table:table-cell table:formula="of:=[.O643]+[.Q643]" ns41:value-type="float" table:style-name="ce74" office:value-type="float" office:value="413">
            <text:p>413</text:p>
          </table:table-cell>
          <table:table-cell table:formula="of:=SUM([.T641:.T642])" ns41:value-type="float" table:style-name="ce74" office:value-type="float" office:value="21">
            <text:p>21</text:p>
          </table:table-cell>
          <table:table-cell table:formula="of:=SUM([.U641:.U642])" ns41:value-type="float" table:style-name="ce75" office:value-type="float" office:value="18">
            <text:p>1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Vreeland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5" office:value-type="float">
            <text:p>5</text:p>
          </table:table-cell>
          <table:table-cell table:style-name="ce74" table:number-columns-repeated="6"/>
          <table:table-cell ns41:value-type="float" table:style-name="ce74" office:value="12" office:value-type="float">
            <text:p>12</text:p>
          </table:table-cell>
          <table:table-cell ns41:value-type="float" table:style-name="ce75" office:value="10" office:value-type="float">
            <text:p>1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swij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Vreeswijk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25" office:value-type="float">
            <text:p>125</text:p>
          </table:table-cell>
          <table:table-cell table:style-name="ce74" table:number-columns-repeated="4"/>
          <table:table-cell ns41:value-type="float" table:style-name="ce74" office:value="283" office:value-type="float">
            <text:p>283</text:p>
          </table:table-cell>
          <table:table-cell ns41:value-type="float" table:style-name="ce74" office:value="293" office:value-type="float">
            <text:p>293</text:p>
          </table:table-cell>
          <table:table-cell ns41:value-type="float" table:style-name="ce74" office:value="13" office:value-type="float">
            <text:p>13</text:p>
          </table:table-cell>
          <table:table-cell ns41:value-type="float" table:style-name="ce74" office:value="12" office:value-type="float">
            <text:p>12</text:p>
          </table:table-cell>
          <table:table-cell table:formula="of:=[.N645]+[.P645]" ns41:value-type="float" table:style-name="ce74" office:value-type="float" office:value="296">
            <text:p>296</text:p>
          </table:table-cell>
          <table:table-cell table:formula="of:=[.O645]+[.Q645]" ns41:value-type="float" table:style-name="ce74" office:value-type="float" office:value="305">
            <text:p>305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swijk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Vreeswijk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Wachterswoning in het fort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2"/>
          <table:table-cell table:formula="of:=[.N646]+[.P646]" ns41:value-type="float" table:style-name="ce74" office:value-type="float" office:value="1">
            <text:p>1</text:p>
          </table:table-cell>
          <table:table-cell table:formula="of:=[.O646]+[.Q646]" ns41:value-type="float" table:style-name="ce74" office:value-type="float" office:value="2">
            <text:p>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14">
          <table:table-cell ns41:value-type="string" table:style-name="ce8" office:value-type="string">
            <text:p>Vreeswijk</text:p>
          </table:table-cell>
          <table:table-cell table:style-name="ce72"/>
          <table:table-cell ns41:value-type="string" table:style-name="ce72" office:value-type="string">
            <text:p>Dorp Vreeswijk</text:p>
          </table:table-cell>
          <table:table-cell table:style-name="ce72" table:number-columns-repeated="2"/>
          <table:table-cell ns41:value-type="string" table:style-name="ce72" office:value-type="string">
            <text:p>Huizen niet gelegen in het Hoogheemraadschap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28" office:value-type="float">
            <text:p>128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259" office:value-type="float">
            <text:p>259</text:p>
          </table:table-cell>
          <table:table-cell ns41:value-type="float" table:style-name="ce74" office:value="269" office:value-type="float">
            <text:p>269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5" office:value-type="float">
            <text:p>5</text:p>
          </table:table-cell>
          <table:table-cell table:formula="of:=[.N647]+[.P647]" ns41:value-type="float" table:style-name="ce74" office:value-type="float" office:value="269">
            <text:p>269</text:p>
          </table:table-cell>
          <table:table-cell table:formula="of:=[.O647]+[.Q647]" ns41:value-type="float" table:style-name="ce74" office:value-type="float" office:value="274">
            <text:p>274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swijk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ns41:value-type="string" table:style-name="ce72" office:value-type="string">
            <text:p>Weersdijk en Lekdijk c.a.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6" office:value-type="float">
            <text:p>26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53" office:value-type="float">
            <text:p>53</text:p>
          </table:table-cell>
          <table:table-cell ns41:value-type="float" table:style-name="ce74" office:value="48" office:value-type="float">
            <text:p>48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2" office:value-type="float">
            <text:p>2</text:p>
          </table:table-cell>
          <table:table-cell table:formula="of:=[.N648]+[.P648]" ns41:value-type="float" table:style-name="ce74" office:value-type="float" office:value="54">
            <text:p>54</text:p>
          </table:table-cell>
          <table:table-cell table:formula="of:=[.O648]+[.Q648]" ns41:value-type="float" table:style-name="ce74" office:value-type="float" office:value="50">
            <text:p>50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swijk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Weersdijk en Lekdijk c.a.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4" office:value-type="float">
            <text:p>24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53" office:value-type="float">
            <text:p>53</text:p>
          </table:table-cell>
          <table:table-cell ns41:value-type="float" table:style-name="ce74" office:value="51" office:value-type="float">
            <text:p>51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formula="of:=[.N649]+[.P649]" ns41:value-type="float" table:style-name="ce74" office:value-type="float" office:value="54">
            <text:p>54</text:p>
          </table:table-cell>
          <table:table-cell table:formula="of:=[.O649]+[.Q649]" ns41:value-type="float" table:style-name="ce74" office:value-type="float" office:value="52">
            <text:p>5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swijk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Weersdijk en Lekdijk c.a.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6" office:value-type="float">
            <text:p>6</text:p>
          </table:table-cell>
          <table:table-cell table:style-name="ce74" table:number-columns-repeated="3"/>
          <table:table-cell ns41:value-type="float" table:style-name="ce74" office:value="16" office:value-type="float">
            <text:p>16</text:p>
          </table:table-cell>
          <table:table-cell ns41:value-type="float" table:style-name="ce74" office:value="10" office:value-type="float">
            <text:p>10</text:p>
          </table:table-cell>
          <table:table-cell table:formula="of:=[.N650]+[.P650]" ns41:value-type="float" table:style-name="ce74" office:value-type="float" office:value="16">
            <text:p>16</text:p>
          </table:table-cell>
          <table:table-cell table:formula="of:=[.O650]+[.Q650]" ns41:value-type="float" table:style-name="ce74" office:value-type="float" office:value="10">
            <text:p>1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Vreeswijk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645:.I647])" ns41:value-type="float" table:style-name="ce73" office:value-type="float" office:value="254">
            <text:p>254</text:p>
          </table:table-cell>
          <table:table-cell table:formula="of:=SUM([.J645:.J647])" ns41:value-type="float" table:style-name="ce74" office:value-type="float" office:value="5">
            <text:p>5</text:p>
          </table:table-cell>
          <table:table-cell table:formula="of:=SUM([.K645:.K647])" ns41:value-type="float" table:style-name="ce74" office:value-type="float" office:value="0">
            <text:p>0</text:p>
          </table:table-cell>
          <table:table-cell table:formula="of:=SUM([.L645:.L647])" ns41:value-type="float" table:style-name="ce74" office:value-type="float" office:value="0">
            <text:p>0</text:p>
          </table:table-cell>
          <table:table-cell table:formula="of:=SUM([.M645:.M647])" ns41:value-type="float" table:style-name="ce74" office:value-type="float" office:value="0">
            <text:p>0</text:p>
          </table:table-cell>
          <table:table-cell table:formula="of:=SUM([.N645:.N647])" ns41:value-type="float" table:style-name="ce74" office:value-type="float" office:value="543">
            <text:p>543</text:p>
          </table:table-cell>
          <table:table-cell table:formula="of:=SUM([.O645:.O647])" ns41:value-type="float" table:style-name="ce74" office:value-type="float" office:value="564">
            <text:p>564</text:p>
          </table:table-cell>
          <table:table-cell table:formula="of:=SUM([.P645:.P647])" ns41:value-type="float" table:style-name="ce74" office:value-type="float" office:value="23">
            <text:p>23</text:p>
          </table:table-cell>
          <table:table-cell table:formula="of:=SUM([.Q645:.Q647])" ns41:value-type="float" table:style-name="ce74" office:value-type="float" office:value="17">
            <text:p>17</text:p>
          </table:table-cell>
          <table:table-cell table:formula="of:=[.N651]+[.P651]" ns41:value-type="float" table:style-name="ce74" office:value-type="float" office:value="566">
            <text:p>566</text:p>
          </table:table-cell>
          <table:table-cell table:formula="of:=[.O651]+[.Q651]" ns41:value-type="float" table:style-name="ce74" office:value-type="float" office:value="581">
            <text:p>581</text:p>
          </table:table-cell>
          <table:table-cell table:formula="of:=SUM([.T645:.T647])" ns41:value-type="float" table:style-name="ce74" office:value-type="float" office:value="14">
            <text:p>14</text:p>
          </table:table-cell>
          <table:table-cell table:formula="of:=SUM([.U645:.U647])" ns41:value-type="float" table:style-name="ce75" office:value-type="float" office:value="7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swijk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648:.I650])" ns41:value-type="float" table:style-name="ce73" office:value-type="float" office:value="50">
            <text:p>50</text:p>
          </table:table-cell>
          <table:table-cell table:formula="of:=SUM([.J648:.J650])" ns41:value-type="float" table:style-name="ce74" office:value-type="float" office:value="2">
            <text:p>2</text:p>
          </table:table-cell>
          <table:table-cell table:formula="of:=SUM([.K648:.K650])" ns41:value-type="float" table:style-name="ce74" office:value-type="float" office:value="0">
            <text:p>0</text:p>
          </table:table-cell>
          <table:table-cell table:formula="of:=SUM([.L648:.L650])" ns41:value-type="float" table:style-name="ce74" office:value-type="float" office:value="6">
            <text:p>6</text:p>
          </table:table-cell>
          <table:table-cell table:formula="of:=SUM([.M648:.M650])" ns41:value-type="float" table:style-name="ce74" office:value-type="float" office:value="0">
            <text:p>0</text:p>
          </table:table-cell>
          <table:table-cell table:formula="of:=SUM([.N648:.N650])" ns41:value-type="float" table:style-name="ce74" office:value-type="float" office:value="106">
            <text:p>106</text:p>
          </table:table-cell>
          <table:table-cell table:formula="of:=SUM([.O648:.O650])" ns41:value-type="float" table:style-name="ce74" office:value-type="float" office:value="99">
            <text:p>99</text:p>
          </table:table-cell>
          <table:table-cell table:formula="of:=SUM([.P648:.P650])" ns41:value-type="float" table:style-name="ce74" office:value-type="float" office:value="18">
            <text:p>18</text:p>
          </table:table-cell>
          <table:table-cell table:formula="of:=SUM([.Q648:.Q650])" ns41:value-type="float" table:style-name="ce74" office:value-type="float" office:value="13">
            <text:p>13</text:p>
          </table:table-cell>
          <table:table-cell table:formula="of:=[.N652]+[.P652]" ns41:value-type="float" table:style-name="ce74" office:value-type="float" office:value="124">
            <text:p>124</text:p>
          </table:table-cell>
          <table:table-cell table:formula="of:=[.O652]+[.Q652]" ns41:value-type="float" table:style-name="ce74" office:value-type="float" office:value="112">
            <text:p>112</text:p>
          </table:table-cell>
          <table:table-cell table:formula="of:=SUM([.T648:.T650])" ns41:value-type="float" table:style-name="ce74" office:value-type="float" office:value="1">
            <text:p>1</text:p>
          </table:table-cell>
          <table:table-cell table:formula="of:=SUM([.U648:.U650])" ns41:value-type="float" table:style-name="ce75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Vreeswijk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651:.I652])" ns41:value-type="float" table:style-name="ce73" office:value-type="float" office:value="304">
            <text:p>304</text:p>
          </table:table-cell>
          <table:table-cell table:formula="of:=SUM([.J651:.J652])" ns41:value-type="float" table:style-name="ce74" office:value-type="float" office:value="7">
            <text:p>7</text:p>
          </table:table-cell>
          <table:table-cell table:formula="of:=SUM([.K651:.K652])" ns41:value-type="float" table:style-name="ce74" office:value-type="float" office:value="0">
            <text:p>0</text:p>
          </table:table-cell>
          <table:table-cell table:formula="of:=SUM([.L651:.L652])" ns41:value-type="float" table:style-name="ce74" office:value-type="float" office:value="6">
            <text:p>6</text:p>
          </table:table-cell>
          <table:table-cell table:formula="of:=SUM([.M651:.M652])" ns41:value-type="float" table:style-name="ce74" office:value-type="float" office:value="0">
            <text:p>0</text:p>
          </table:table-cell>
          <table:table-cell table:formula="of:=SUM([.N651:.N652])" ns41:value-type="float" table:style-name="ce74" office:value-type="float" office:value="649">
            <text:p>649</text:p>
          </table:table-cell>
          <table:table-cell table:formula="of:=SUM([.O651:.O652])" ns41:value-type="float" table:style-name="ce74" office:value-type="float" office:value="663">
            <text:p>663</text:p>
          </table:table-cell>
          <table:table-cell table:formula="of:=SUM([.P651:.P652])" ns41:value-type="float" table:style-name="ce74" office:value-type="float" office:value="41">
            <text:p>41</text:p>
          </table:table-cell>
          <table:table-cell table:formula="of:=SUM([.Q651:.Q652])" ns41:value-type="float" table:style-name="ce74" office:value-type="float" office:value="30">
            <text:p>30</text:p>
          </table:table-cell>
          <table:table-cell table:formula="of:=[.N653]+[.P653]" ns41:value-type="float" table:style-name="ce74" office:value-type="float" office:value="690">
            <text:p>690</text:p>
          </table:table-cell>
          <table:table-cell table:formula="of:=[.O653]+[.Q653]" ns41:value-type="float" table:style-name="ce74" office:value-type="float" office:value="693">
            <text:p>693</text:p>
          </table:table-cell>
          <table:table-cell table:formula="of:=SUM([.T651:.T652])" ns41:value-type="float" table:style-name="ce74" office:value-type="float" office:value="15">
            <text:p>15</text:p>
          </table:table-cell>
          <table:table-cell table:formula="of:=SUM([.U651:.U652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Vreeswijk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11" office:value-type="float">
            <text:p>11</text:p>
          </table:table-cell>
          <table:table-cell table:style-name="ce74" table:number-columns-repeated="6"/>
          <table:table-cell ns41:value-type="float" table:style-name="ce74" office:value="19" office:value-type="float">
            <text:p>19</text:p>
          </table:table-cell>
          <table:table-cell ns41:value-type="float" table:style-name="ce75" office:value="29" office:value-type="float">
            <text:p>2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0" office:value-type="float">
            <text:p>20</text:p>
          </table:table-cell>
          <table:table-cell ns41:value-type="float" table:style-name="ce52" office:value="21" office:value-type="float">
            <text:p>21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rkhov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 table:number-columns-repeated="4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01" office:value-type="float">
            <text:p>101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214" office:value-type="float">
            <text:p>214</text:p>
          </table:table-cell>
          <table:table-cell ns41:value-type="float" table:style-name="ce74" office:value="201" office:value-type="float">
            <text:p>20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3" office:value-type="float">
            <text:p>3</text:p>
          </table:table-cell>
          <table:table-cell table:formula="of:=[.N655]+[.P655]" ns41:value-type="float" table:style-name="ce74" office:value-type="float" office:value="218">
            <text:p>218</text:p>
          </table:table-cell>
          <table:table-cell table:formula="of:=[.O655]+[.Q655]" ns41:value-type="float" table:style-name="ce74" office:value-type="float" office:value="204">
            <text:p>204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rkhov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 table:number-columns-repeated="4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90" office:value-type="float">
            <text:p>90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266" office:value-type="float">
            <text:p>266</text:p>
          </table:table-cell>
          <table:table-cell ns41:value-type="float" table:style-name="ce74" office:value="225" office:value-type="float">
            <text:p>225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4" office:value="8" office:value-type="float">
            <text:p>8</text:p>
          </table:table-cell>
          <table:table-cell table:formula="of:=[.N656]+[.P656]" ns41:value-type="float" table:style-name="ce74" office:value-type="float" office:value="275">
            <text:p>275</text:p>
          </table:table-cell>
          <table:table-cell table:formula="of:=[.O656]+[.Q656]" ns41:value-type="float" table:style-name="ce74" office:value-type="float" office:value="233">
            <text:p>233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rkhoven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 table:number-columns-repeated="3"/>
          <table:table-cell ns41:value-type="string" table:style-name="ce72" office:value-type="string">
            <text:p>Keet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1" table:style-name="ce74" table:number-columns-repeated="2" office:value-type="float">
            <text:p>1</text:p>
          </table:table-cell>
          <table:table-cell table:style-name="ce74" table:number-columns-repeated="2"/>
          <table:table-cell table:formula="of:=[.N657]+[.P657]" ns41:value-type="float" table:style-name="ce74" office:value-type="float" office:value="1">
            <text:p>1</text:p>
          </table:table-cell>
          <table:table-cell table:formula="of:=[.O657]+[.Q657]" ns41:value-type="float" table:style-name="ce74" office:value-type="float" office:value="1">
            <text:p>1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Werkhov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655])" ns41:value-type="float" table:style-name="ce73" office:value-type="float" office:value="101">
            <text:p>101</text:p>
          </table:table-cell>
          <table:table-cell table:formula="of:=SUM([.J655])" ns41:value-type="float" table:style-name="ce74" office:value-type="float" office:value="3">
            <text:p>3</text:p>
          </table:table-cell>
          <table:table-cell table:formula="of:=SUM([.K655])" ns41:value-type="float" table:style-name="ce74" office:value-type="float" office:value="0">
            <text:p>0</text:p>
          </table:table-cell>
          <table:table-cell table:formula="of:=SUM([.L655])" ns41:value-type="float" table:style-name="ce74" office:value-type="float" office:value="0">
            <text:p>0</text:p>
          </table:table-cell>
          <table:table-cell table:formula="of:=SUM([.M655])" ns41:value-type="float" table:style-name="ce74" office:value-type="float" office:value="0">
            <text:p>0</text:p>
          </table:table-cell>
          <table:table-cell table:formula="of:=SUM([.N655])" ns41:value-type="float" table:style-name="ce74" office:value-type="float" office:value="214">
            <text:p>214</text:p>
          </table:table-cell>
          <table:table-cell table:formula="of:=SUM([.O655])" ns41:value-type="float" table:style-name="ce74" office:value-type="float" office:value="201">
            <text:p>201</text:p>
          </table:table-cell>
          <table:table-cell table:formula="of:=SUM([.P655])" ns41:value-type="float" table:style-name="ce74" office:value-type="float" office:value="4">
            <text:p>4</text:p>
          </table:table-cell>
          <table:table-cell table:formula="of:=SUM([.Q655])" ns41:value-type="float" table:style-name="ce74" office:value-type="float" office:value="3">
            <text:p>3</text:p>
          </table:table-cell>
          <table:table-cell table:formula="of:=[.N658]+[.P658]" ns41:value-type="float" table:style-name="ce74" office:value-type="float" office:value="218">
            <text:p>218</text:p>
          </table:table-cell>
          <table:table-cell table:formula="of:=[.O658]+[.Q658]" ns41:value-type="float" table:style-name="ce74" office:value-type="float" office:value="204">
            <text:p>204</text:p>
          </table:table-cell>
          <table:table-cell table:formula="of:=SUM([.T655])" ns41:value-type="float" table:style-name="ce74" office:value-type="float" office:value="2">
            <text:p>2</text:p>
          </table:table-cell>
          <table:table-cell table:formula="of:=SUM([.U655])" ns41:value-type="float" table:style-name="ce75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rkhov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656:.I657])" ns41:value-type="float" table:style-name="ce73" office:value-type="float" office:value="91">
            <text:p>91</text:p>
          </table:table-cell>
          <table:table-cell table:formula="of:=SUM([.J656:.J657])" ns41:value-type="float" table:style-name="ce74" office:value-type="float" office:value="3">
            <text:p>3</text:p>
          </table:table-cell>
          <table:table-cell table:formula="of:=SUM([.K656:.K657])" ns41:value-type="float" table:style-name="ce74" office:value-type="float" office:value="0">
            <text:p>0</text:p>
          </table:table-cell>
          <table:table-cell table:formula="of:=SUM([.L656:.L657])" ns41:value-type="float" table:style-name="ce74" office:value-type="float" office:value="0">
            <text:p>0</text:p>
          </table:table-cell>
          <table:table-cell table:formula="of:=SUM([.M656:.M657])" ns41:value-type="float" table:style-name="ce74" office:value-type="float" office:value="0">
            <text:p>0</text:p>
          </table:table-cell>
          <table:table-cell table:formula="of:=SUM([.N656:.N657])" ns41:value-type="float" table:style-name="ce74" office:value-type="float" office:value="267">
            <text:p>267</text:p>
          </table:table-cell>
          <table:table-cell table:formula="of:=SUM([.O656:.O657])" ns41:value-type="float" table:style-name="ce74" office:value-type="float" office:value="226">
            <text:p>226</text:p>
          </table:table-cell>
          <table:table-cell table:formula="of:=SUM([.P656:.P657])" ns41:value-type="float" table:style-name="ce74" office:value-type="float" office:value="9">
            <text:p>9</text:p>
          </table:table-cell>
          <table:table-cell table:formula="of:=SUM([.Q656:.Q657])" ns41:value-type="float" table:style-name="ce74" office:value-type="float" office:value="8">
            <text:p>8</text:p>
          </table:table-cell>
          <table:table-cell table:formula="of:=[.N659]+[.P659]" ns41:value-type="float" table:style-name="ce74" office:value-type="float" office:value="276">
            <text:p>276</text:p>
          </table:table-cell>
          <table:table-cell table:formula="of:=[.O659]+[.Q659]" ns41:value-type="float" table:style-name="ce74" office:value-type="float" office:value="234">
            <text:p>234</text:p>
          </table:table-cell>
          <table:table-cell table:formula="of:=SUM([.T656:.T657])" ns41:value-type="float" table:style-name="ce74" office:value-type="float" office:value="4">
            <text:p>4</text:p>
          </table:table-cell>
          <table:table-cell table:formula="of:=SUM([.U656:.U657])" ns41:value-type="float" table:style-name="ce75" office:value-type="float" office:value="1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erkhove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658:.I659])" ns41:value-type="float" table:style-name="ce73" office:value-type="float" office:value="192">
            <text:p>192</text:p>
          </table:table-cell>
          <table:table-cell table:formula="of:=SUM([.J658:.J659])" ns41:value-type="float" table:style-name="ce74" office:value-type="float" office:value="6">
            <text:p>6</text:p>
          </table:table-cell>
          <table:table-cell table:formula="of:=SUM([.K658:.K659])" ns41:value-type="float" table:style-name="ce74" office:value-type="float" office:value="0">
            <text:p>0</text:p>
          </table:table-cell>
          <table:table-cell table:formula="of:=SUM([.L658:.L659])" ns41:value-type="float" table:style-name="ce74" office:value-type="float" office:value="0">
            <text:p>0</text:p>
          </table:table-cell>
          <table:table-cell table:formula="of:=SUM([.M658:.M659])" ns41:value-type="float" table:style-name="ce74" office:value-type="float" office:value="0">
            <text:p>0</text:p>
          </table:table-cell>
          <table:table-cell table:formula="of:=SUM([.N658:.N659])" ns41:value-type="float" table:style-name="ce74" office:value-type="float" office:value="481">
            <text:p>481</text:p>
          </table:table-cell>
          <table:table-cell table:formula="of:=SUM([.O658:.O659])" ns41:value-type="float" table:style-name="ce74" office:value-type="float" office:value="427">
            <text:p>427</text:p>
          </table:table-cell>
          <table:table-cell table:formula="of:=SUM([.P658:.P659])" ns41:value-type="float" table:style-name="ce74" office:value-type="float" office:value="13">
            <text:p>13</text:p>
          </table:table-cell>
          <table:table-cell table:formula="of:=SUM([.Q658:.Q659])" ns41:value-type="float" table:style-name="ce74" office:value-type="float" office:value="11">
            <text:p>11</text:p>
          </table:table-cell>
          <table:table-cell table:formula="of:=[.N660]+[.P660]" ns41:value-type="float" table:style-name="ce74" office:value-type="float" office:value="494">
            <text:p>494</text:p>
          </table:table-cell>
          <table:table-cell table:formula="of:=[.O660]+[.Q660]" ns41:value-type="float" table:style-name="ce74" office:value-type="float" office:value="438">
            <text:p>438</text:p>
          </table:table-cell>
          <table:table-cell table:formula="of:=SUM([.T658:.T659])" ns41:value-type="float" table:style-name="ce74" office:value-type="float" office:value="6">
            <text:p>6</text:p>
          </table:table-cell>
          <table:table-cell table:formula="of:=SUM([.U658:.U659])" ns41:value-type="float" table:style-name="ce75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4">
          <table:table-cell ns41:value-type="string" table:style-name="ce8" office:value-type="string">
            <text:p>Westbroek</text:p>
          </table:table-cell>
          <table:table-cell table:style-name="ce72" table:number-columns-repeated="5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49" office:value-type="float">
            <text:p>49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15" office:value-type="float">
            <text:p>115</text:p>
          </table:table-cell>
          <table:table-cell ns41:value-type="float" table:style-name="ce74" office:value="111" office:value-type="float">
            <text:p>11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6" office:value-type="float">
            <text:p>6</text:p>
          </table:table-cell>
          <table:table-cell table:formula="of:=[.N661]+[.P661]" ns41:value-type="float" table:style-name="ce74" office:value-type="float" office:value="119">
            <text:p>119</text:p>
          </table:table-cell>
          <table:table-cell table:formula="of:=[.O661]+[.Q661]" ns41:value-type="float" table:style-name="ce74" office:value-type="float" office:value="117">
            <text:p>117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stbroek</text:p>
          </table:table-cell>
          <table:table-cell table:style-name="ce72" table:number-columns-repeated="4"/>
          <table:table-cell ns41:value-type="string" table:style-name="ce72" office:value-type="string">
            <text:p>Fortwachterswoning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2"/>
          <table:table-cell table:formula="of:=[.N662]+[.P662]" ns41:value-type="float" table:style-name="ce74" office:value-type="float" office:value="2">
            <text:p>2</text:p>
          </table:table-cell>
          <table:table-cell table:formula="of:=[.O662]+[.Q662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stbroek</text:p>
          </table:table-cell>
          <table:table-cell table:style-name="ce72" table:number-columns-repeated="4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38" office:value-type="float">
            <text:p>138</text:p>
          </table:table-cell>
          <table:table-cell table:style-name="ce74" table:number-columns-repeated="4"/>
          <table:table-cell ns41:value-type="float" office:value="328" table:style-name="ce74" table:number-columns-repeated="2" office:value-type="float">
            <text:p>328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7" office:value-type="float">
            <text:p>7</text:p>
          </table:table-cell>
          <table:table-cell table:formula="of:=[.N663]+[.P663]" ns41:value-type="float" table:style-name="ce74" office:value-type="float" office:value="332">
            <text:p>332</text:p>
          </table:table-cell>
          <table:table-cell table:formula="of:=[.O663]+[.Q663]" ns41:value-type="float" table:style-name="ce74" office:value-type="float" office:value="335">
            <text:p>335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stbroek</text:p>
          </table:table-cell>
          <table:table-cell ns41:value-type="string" table:style-name="ce72" office:value-type="string">
            <text:p>Hoogheemraadschap Lekdijk Bovendams</text:p>
          </table:table-cell>
          <table:table-cell table:style-name="ce72" table:number-columns-repeated="4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8" office:value-type="float">
            <text:p>8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30" office:value-type="float">
            <text:p>30</text:p>
          </table:table-cell>
          <table:table-cell ns41:value-type="float" table:style-name="ce74" office:value="23" office:value-type="float">
            <text:p>23</text:p>
          </table:table-cell>
          <table:table-cell table:style-name="ce74" table:number-columns-repeated="2"/>
          <table:table-cell table:formula="of:=[.N664]+[.P664]" ns41:value-type="float" table:style-name="ce74" office:value-type="float" office:value="30">
            <text:p>30</text:p>
          </table:table-cell>
          <table:table-cell table:formula="of:=[.O664]+[.Q664]" ns41:value-type="float" table:style-name="ce74" office:value-type="float" office:value="23">
            <text:p>23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Westbroek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661])" ns41:value-type="float" table:style-name="ce73" office:value-type="float" office:value="49">
            <text:p>49</text:p>
          </table:table-cell>
          <table:table-cell table:formula="of:=SUM([.J661])" ns41:value-type="float" table:style-name="ce74" office:value-type="float" office:value="2">
            <text:p>2</text:p>
          </table:table-cell>
          <table:table-cell table:formula="of:=SUM([.K661])" ns41:value-type="float" table:style-name="ce74" office:value-type="float" office:value="0">
            <text:p>0</text:p>
          </table:table-cell>
          <table:table-cell table:formula="of:=SUM([.L661])" ns41:value-type="float" table:style-name="ce74" office:value-type="float" office:value="0">
            <text:p>0</text:p>
          </table:table-cell>
          <table:table-cell table:formula="of:=SUM([.M661])" ns41:value-type="float" table:style-name="ce74" office:value-type="float" office:value="0">
            <text:p>0</text:p>
          </table:table-cell>
          <table:table-cell table:formula="of:=SUM([.N661])" ns41:value-type="float" table:style-name="ce74" office:value-type="float" office:value="115">
            <text:p>115</text:p>
          </table:table-cell>
          <table:table-cell table:formula="of:=SUM([.O661])" ns41:value-type="float" table:style-name="ce74" office:value-type="float" office:value="111">
            <text:p>111</text:p>
          </table:table-cell>
          <table:table-cell table:formula="of:=SUM([.P661])" ns41:value-type="float" table:style-name="ce74" office:value-type="float" office:value="4">
            <text:p>4</text:p>
          </table:table-cell>
          <table:table-cell table:formula="of:=SUM([.Q661])" ns41:value-type="float" table:style-name="ce74" office:value-type="float" office:value="6">
            <text:p>6</text:p>
          </table:table-cell>
          <table:table-cell table:formula="of:=[.N665]+[.P665]" ns41:value-type="float" table:style-name="ce74" office:value-type="float" office:value="119">
            <text:p>119</text:p>
          </table:table-cell>
          <table:table-cell table:formula="of:=[.O665]+[.Q665]" ns41:value-type="float" table:style-name="ce74" office:value-type="float" office:value="117">
            <text:p>117</text:p>
          </table:table-cell>
          <table:table-cell table:formula="of:=SUM([.T661])" ns41:value-type="float" table:style-name="ce74" office:value-type="float" office:value="4">
            <text:p>4</text:p>
          </table:table-cell>
          <table:table-cell table:formula="of:=SUM([.U661])" ns41:value-type="float" table:style-name="ce75" office:value-type="float" office:value="2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stbroek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662:.I664])" ns41:value-type="float" table:style-name="ce73" office:value-type="float" office:value="147">
            <text:p>147</text:p>
          </table:table-cell>
          <table:table-cell table:formula="of:=SUM([.J662:.J664])" ns41:value-type="float" table:style-name="ce74" office:value-type="float" office:value="1">
            <text:p>1</text:p>
          </table:table-cell>
          <table:table-cell table:formula="of:=SUM([.K662:.K664])" ns41:value-type="float" table:style-name="ce74" office:value-type="float" office:value="0">
            <text:p>0</text:p>
          </table:table-cell>
          <table:table-cell table:formula="of:=SUM([.L662:.L664])" ns41:value-type="float" table:style-name="ce74" office:value-type="float" office:value="0">
            <text:p>0</text:p>
          </table:table-cell>
          <table:table-cell table:formula="of:=SUM([.M662:.M664])" ns41:value-type="float" table:style-name="ce74" office:value-type="float" office:value="0">
            <text:p>0</text:p>
          </table:table-cell>
          <table:table-cell table:formula="of:=SUM([.N662:.N664])" ns41:value-type="float" table:style-name="ce74" office:value-type="float" office:value="360">
            <text:p>360</text:p>
          </table:table-cell>
          <table:table-cell table:formula="of:=SUM([.O662:.O664])" ns41:value-type="float" table:style-name="ce74" office:value-type="float" office:value="352">
            <text:p>352</text:p>
          </table:table-cell>
          <table:table-cell table:formula="of:=SUM([.P662:.P664])" ns41:value-type="float" table:style-name="ce74" office:value-type="float" office:value="4">
            <text:p>4</text:p>
          </table:table-cell>
          <table:table-cell table:formula="of:=SUM([.Q662:.Q664])" ns41:value-type="float" table:style-name="ce74" office:value-type="float" office:value="7">
            <text:p>7</text:p>
          </table:table-cell>
          <table:table-cell table:formula="of:=[.N666]+[.P666]" ns41:value-type="float" table:style-name="ce74" office:value-type="float" office:value="364">
            <text:p>364</text:p>
          </table:table-cell>
          <table:table-cell table:formula="of:=[.O666]+[.Q666]" ns41:value-type="float" table:style-name="ce74" office:value-type="float" office:value="359">
            <text:p>359</text:p>
          </table:table-cell>
          <table:table-cell table:formula="of:=SUM([.T662:.T664])" ns41:value-type="float" table:style-name="ce74" office:value-type="float" office:value="1">
            <text:p>1</text:p>
          </table:table-cell>
          <table:table-cell table:formula="of:=SUM([.U662:.U664])" ns41:value-type="float" table:style-name="ce75" office:value-type="float" office:value="7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estbroek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665:.I666])" ns41:value-type="float" table:style-name="ce73" office:value-type="float" office:value="196">
            <text:p>196</text:p>
          </table:table-cell>
          <table:table-cell table:formula="of:=SUM([.J665:.J666])" ns41:value-type="float" table:style-name="ce74" office:value-type="float" office:value="3">
            <text:p>3</text:p>
          </table:table-cell>
          <table:table-cell table:formula="of:=SUM([.K665:.K666])" ns41:value-type="float" table:style-name="ce74" office:value-type="float" office:value="0">
            <text:p>0</text:p>
          </table:table-cell>
          <table:table-cell table:formula="of:=SUM([.L665:.L666])" ns41:value-type="float" table:style-name="ce74" office:value-type="float" office:value="0">
            <text:p>0</text:p>
          </table:table-cell>
          <table:table-cell table:formula="of:=SUM([.M665:.M666])" ns41:value-type="float" table:style-name="ce74" office:value-type="float" office:value="0">
            <text:p>0</text:p>
          </table:table-cell>
          <table:table-cell table:formula="of:=SUM([.N665:.N666])" ns41:value-type="float" table:style-name="ce74" office:value-type="float" office:value="475">
            <text:p>475</text:p>
          </table:table-cell>
          <table:table-cell table:formula="of:=SUM([.O665:.O666])" ns41:value-type="float" table:style-name="ce74" office:value-type="float" office:value="463">
            <text:p>463</text:p>
          </table:table-cell>
          <table:table-cell table:formula="of:=SUM([.P665:.P666])" ns41:value-type="float" table:style-name="ce74" office:value-type="float" office:value="8">
            <text:p>8</text:p>
          </table:table-cell>
          <table:table-cell table:formula="of:=SUM([.Q665:.Q666])" ns41:value-type="float" table:style-name="ce74" office:value-type="float" office:value="13">
            <text:p>13</text:p>
          </table:table-cell>
          <table:table-cell table:formula="of:=[.N667]+[.P667]" ns41:value-type="float" table:style-name="ce74" office:value-type="float" office:value="483">
            <text:p>483</text:p>
          </table:table-cell>
          <table:table-cell table:formula="of:=[.O667]+[.Q667]" ns41:value-type="float" table:style-name="ce74" office:value-type="float" office:value="476">
            <text:p>476</text:p>
          </table:table-cell>
          <table:table-cell table:formula="of:=SUM([.T665:.T666])" ns41:value-type="float" table:style-name="ce74" office:value-type="float" office:value="5">
            <text:p>5</text:p>
          </table:table-cell>
          <table:table-cell table:formula="of:=SUM([.U665:.U666])" ns41:value-type="float" table:style-name="ce75" office:value-type="float" office:value="9">
            <text:p>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4">
          <table:table-cell ns41:value-type="string" table:style-name="ce8" office:value-type="string">
            <text:p>Willeskop</text:p>
          </table:table-cell>
          <table:table-cell table:style-name="ce72"/>
          <table:table-cell ns41:value-type="string" table:style-name="ce72" office:value-type="string">
            <text:p>Buurtschap Willeskop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60" office:value-type="float">
            <text:p>60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170" office:value-type="float">
            <text:p>170</text:p>
          </table:table-cell>
          <table:table-cell ns41:value-type="float" table:style-name="ce74" office:value="137" office:value-type="float">
            <text:p>137</text:p>
          </table:table-cell>
          <table:table-cell ns41:value-type="float" table:style-name="ce74" office:value="4" office:value-type="float">
            <text:p>4</text:p>
          </table:table-cell>
          <table:table-cell table:style-name="ce74"/>
          <table:table-cell table:formula="of:=[.N668]+[.P668]" ns41:value-type="float" table:style-name="ce74" office:value-type="float" office:value="174">
            <text:p>174</text:p>
          </table:table-cell>
          <table:table-cell table:formula="of:=[.O668]+[.Q668]" ns41:value-type="float" table:style-name="ce74" office:value-type="float" office:value="137">
            <text:p>137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lleskop</text:p>
          </table:table-cell>
          <table:table-cell ns41:value-type="string" table:style-name="ce72" office:value-type="string">
            <text:p>Hoogheemraadschap van den Lekdijk Benedendams</text:p>
          </table:table-cell>
          <table:table-cell ns41:value-type="string" table:style-name="ce72" office:value-type="string">
            <text:p>Buurtschap Willeskop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57" office:value-type="float">
            <text:p>57</text:p>
          </table:table-cell>
          <table:table-cell table:style-name="ce74" table:number-columns-repeated="4"/>
          <table:table-cell ns41:value-type="float" table:style-name="ce74" office:value="155" office:value-type="float">
            <text:p>155</text:p>
          </table:table-cell>
          <table:table-cell ns41:value-type="float" table:style-name="ce74" office:value="142" office:value-type="float">
            <text:p>142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5" office:value-type="float">
            <text:p>5</text:p>
          </table:table-cell>
          <table:table-cell table:formula="of:=[.N669]+[.P669]" ns41:value-type="float" table:style-name="ce74" office:value-type="float" office:value="158">
            <text:p>158</text:p>
          </table:table-cell>
          <table:table-cell table:formula="of:=[.O669]+[.Q669]" ns41:value-type="float" table:style-name="ce74" office:value-type="float" office:value="147">
            <text:p>147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lleskop</text:p>
          </table:table-cell>
          <table:table-cell ns41:value-type="string" table:style-name="ce72" office:value-type="string">
            <text:p>Hoogheemraadschap van den Lekdijk Benedendams</text:p>
          </table:table-cell>
          <table:table-cell ns41:value-type="string" table:style-name="ce72" office:value-type="string">
            <text:p>Buurtschap Blokland</text:p>
          </table:table-cell>
          <table:table-cell ns41:value-type="string" table:style-name="ce72" office:value-type="string">
            <text:p>Wijk B</text:p>
          </table:table-cell>
          <table:table-cell table:style-name="ce72" table:number-columns-repeated="2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27" office:value-type="float">
            <text:p>27</text:p>
          </table:table-cell>
          <table:table-cell table:style-name="ce74" table:number-columns-repeated="4"/>
          <table:table-cell ns41:value-type="float" table:style-name="ce74" office:value="89" office:value-type="float">
            <text:p>89</text:p>
          </table:table-cell>
          <table:table-cell ns41:value-type="float" table:style-name="ce74" office:value="75" office:value-type="float">
            <text:p>75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4" office:value-type="float">
            <text:p>4</text:p>
          </table:table-cell>
          <table:table-cell table:formula="of:=[.N670]+[.P670]" ns41:value-type="float" table:style-name="ce74" office:value-type="float" office:value="91">
            <text:p>91</text:p>
          </table:table-cell>
          <table:table-cell table:formula="of:=[.O670]+[.Q670]" ns41:value-type="float" table:style-name="ce74" office:value-type="float" office:value="79">
            <text:p>79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lleskop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668:.I670])" ns41:value-type="float" table:style-name="ce73" office:value-type="float" office:value="144">
            <text:p>144</text:p>
          </table:table-cell>
          <table:table-cell table:formula="of:=SUM([.J668:.J670])" ns41:value-type="float" table:style-name="ce74" office:value-type="float" office:value="5">
            <text:p>5</text:p>
          </table:table-cell>
          <table:table-cell table:formula="of:=SUM([.K668:.K670])" ns41:value-type="float" table:style-name="ce74" office:value-type="float" office:value="0">
            <text:p>0</text:p>
          </table:table-cell>
          <table:table-cell table:formula="of:=SUM([.L668:.L670])" ns41:value-type="float" table:style-name="ce74" office:value-type="float" office:value="0">
            <text:p>0</text:p>
          </table:table-cell>
          <table:table-cell table:formula="of:=SUM([.M668:.M670])" ns41:value-type="float" table:style-name="ce74" office:value-type="float" office:value="0">
            <text:p>0</text:p>
          </table:table-cell>
          <table:table-cell table:formula="of:=SUM([.N668:.N670])" ns41:value-type="float" table:style-name="ce74" office:value-type="float" office:value="414">
            <text:p>414</text:p>
          </table:table-cell>
          <table:table-cell table:formula="of:=SUM([.O668:.O670])" ns41:value-type="float" table:style-name="ce74" office:value-type="float" office:value="354">
            <text:p>354</text:p>
          </table:table-cell>
          <table:table-cell table:formula="of:=SUM([.P668:.P670])" ns41:value-type="float" table:style-name="ce74" office:value-type="float" office:value="9">
            <text:p>9</text:p>
          </table:table-cell>
          <table:table-cell table:formula="of:=SUM([.Q668:.Q670])" ns41:value-type="float" table:style-name="ce74" office:value-type="float" office:value="9">
            <text:p>9</text:p>
          </table:table-cell>
          <table:table-cell table:formula="of:=[.N671]+[.P671]" ns41:value-type="float" table:style-name="ce74" office:value-type="float" office:value="423">
            <text:p>423</text:p>
          </table:table-cell>
          <table:table-cell table:formula="of:=[.O671]+[.Q671]" ns41:value-type="float" table:style-name="ce74" office:value-type="float" office:value="363">
            <text:p>363</text:p>
          </table:table-cell>
          <table:table-cell table:formula="of:=SUM([.T668:.T670])" ns41:value-type="float" table:style-name="ce74" office:value-type="float" office:value="12">
            <text:p>12</text:p>
          </table:table-cell>
          <table:table-cell table:formula="of:=SUM([.U668:.U670])" ns41:value-type="float" table:style-name="ce75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Willige Langerak</text:p>
          </table:table-cell>
          <table:table-cell ns41:value-type="string" table:style-name="ce72" office:value-type="string">
            <text:p>Hoogheemraadschap van den Lekdijk Benedendams</text:p>
          </table:table-cell>
          <table:table-cell ns41:value-type="string" table:style-name="ce72" office:value-type="string">
            <text:p>Buurtschap Willige Langerak</text:p>
          </table:table-cell>
          <table:table-cell table:style-name="ce72" table:number-columns-repeated="3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121" office:value-type="float">
            <text:p>121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316" office:value-type="float">
            <text:p>316</text:p>
          </table:table-cell>
          <table:table-cell ns41:value-type="float" table:style-name="ce74" office:value="286" office:value-type="float">
            <text:p>286</text:p>
          </table:table-cell>
          <table:table-cell ns41:value-type="float" office:value="7" table:style-name="ce74" table:number-columns-repeated="2" office:value-type="float">
            <text:p>7</text:p>
          </table:table-cell>
          <table:table-cell table:formula="of:=[.N672]+[.P672]" ns41:value-type="float" table:style-name="ce74" office:value-type="float" office:value="323">
            <text:p>323</text:p>
          </table:table-cell>
          <table:table-cell table:formula="of:=[.O672]+[.Q672]" ns41:value-type="float" table:style-name="ce74" office:value-type="float" office:value="293">
            <text:p>293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7" office:value-type="float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llige Langerak</text:p>
          </table:table-cell>
          <table:table-cell ns41:value-type="string" table:style-name="ce72" office:value-type="string">
            <text:p>Hoogheemraadschap van den Lekdijk Benedendams</text:p>
          </table:table-cell>
          <table:table-cell ns41:value-type="string" table:style-name="ce72" office:value-type="string">
            <text:p>Buurtschap Cabauw</text:p>
          </table:table-cell>
          <table:table-cell table:style-name="ce72" table:number-columns-repeated="3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26" office:value-type="float">
            <text:p>26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55" office:value-type="float">
            <text:p>55</text:p>
          </table:table-cell>
          <table:table-cell ns41:value-type="float" table:style-name="ce74" office:value="63" office:value-type="float">
            <text:p>63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2" office:value-type="float">
            <text:p>2</text:p>
          </table:table-cell>
          <table:table-cell table:formula="of:=[.N673]+[.P673]" ns41:value-type="float" table:style-name="ce74" office:value-type="float" office:value="58">
            <text:p>58</text:p>
          </table:table-cell>
          <table:table-cell table:formula="of:=[.O673]+[.Q673]" ns41:value-type="float" table:style-name="ce74" office:value-type="float" office:value="65">
            <text:p>65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llige Langerak</text:p>
          </table:table-cell>
          <table:table-cell ns41:value-type="string" table:style-name="ce72" office:value-type="string">
            <text:p>Hoogheemraadschap van den Lekdijk Benedendams</text:p>
          </table:table-cell>
          <table:table-cell ns41:value-type="string" table:style-name="ce72" office:value-type="string">
            <text:p>Buurtschap Zevender</text:p>
          </table:table-cell>
          <table:table-cell table:style-name="ce72" table:number-columns-repeated="3"/>
          <table:table-cell ns41:value-type="string" table:style-name="ce24" office:value-type="string">
            <text:p>Geene kom</text:p>
          </table:table-cell>
          <table:table-cell table:style-name="ce10"/>
          <table:table-cell ns41:value-type="float" table:style-name="ce73" office:value="23" office:value-type="float">
            <text:p>23</text:p>
          </table:table-cell>
          <table:table-cell table:style-name="ce74" table:number-columns-repeated="4"/>
          <table:table-cell ns41:value-type="float" table:style-name="ce74" office:value="71" office:value-type="float">
            <text:p>71</text:p>
          </table:table-cell>
          <table:table-cell ns41:value-type="float" table:style-name="ce74" office:value="63" office:value-type="float">
            <text:p>63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674]+[.P674]" ns41:value-type="float" table:style-name="ce74" office:value-type="float" office:value="72">
            <text:p>72</text:p>
          </table:table-cell>
          <table:table-cell table:formula="of:=[.O674]+[.Q674]" ns41:value-type="float" table:style-name="ce74" office:value-type="float" office:value="63">
            <text:p>63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llige Langerak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672:.I674])" ns41:value-type="float" table:style-name="ce73" office:value-type="float" office:value="170">
            <text:p>170</text:p>
          </table:table-cell>
          <table:table-cell table:formula="of:=SUM([.J672:.J674])" ns41:value-type="float" table:style-name="ce74" office:value-type="float" office:value="7">
            <text:p>7</text:p>
          </table:table-cell>
          <table:table-cell table:formula="of:=SUM([.K672:.K674])" ns41:value-type="float" table:style-name="ce74" office:value-type="float" office:value="0">
            <text:p>0</text:p>
          </table:table-cell>
          <table:table-cell table:formula="of:=SUM([.L672:.L674])" ns41:value-type="float" table:style-name="ce74" office:value-type="float" office:value="0">
            <text:p>0</text:p>
          </table:table-cell>
          <table:table-cell table:formula="of:=SUM([.M672:.M674])" ns41:value-type="float" table:style-name="ce74" office:value-type="float" office:value="0">
            <text:p>0</text:p>
          </table:table-cell>
          <table:table-cell table:formula="of:=SUM([.N672:.N674])" ns41:value-type="float" table:style-name="ce74" office:value-type="float" office:value="442">
            <text:p>442</text:p>
          </table:table-cell>
          <table:table-cell table:formula="of:=SUM([.O672:.O674])" ns41:value-type="float" table:style-name="ce74" office:value-type="float" office:value="412">
            <text:p>412</text:p>
          </table:table-cell>
          <table:table-cell table:formula="of:=SUM([.P672:.P674])" ns41:value-type="float" table:style-name="ce74" office:value-type="float" office:value="11">
            <text:p>11</text:p>
          </table:table-cell>
          <table:table-cell table:formula="of:=SUM([.Q672:.Q674])" ns41:value-type="float" table:style-name="ce74" office:value-type="float" office:value="9">
            <text:p>9</text:p>
          </table:table-cell>
          <table:table-cell table:formula="of:=[.N675]+[.P675]" ns41:value-type="float" table:style-name="ce74" office:value-type="float" office:value="453">
            <text:p>453</text:p>
          </table:table-cell>
          <table:table-cell table:formula="of:=[.O675]+[.Q675]" ns41:value-type="float" table:style-name="ce74" office:value-type="float" office:value="421">
            <text:p>421</text:p>
          </table:table-cell>
          <table:table-cell table:formula="of:=SUM([.T672:.T674])" ns41:value-type="float" table:style-name="ce74" office:value-type="float" office:value="8">
            <text:p>8</text:p>
          </table:table-cell>
          <table:table-cell table:formula="of:=SUM([.U672:.U674])" ns41:value-type="float" table:style-name="ce75" office:value-type="float" office:value="10">
            <text:p>1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11">
          <table:table-cell ns41:value-type="string" table:style-name="ce8" office:value-type="string">
            <text:p>Willige Langerak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7"/>
          <table:table-cell ns41:value-type="float" table:style-name="ce74" office:value="1" office:value-type="float">
            <text:p>1</text:p>
          </table:table-cell>
          <table:table-cell table:formula="of:=[.N676]+[.P676]" ns41:value-type="float" table:style-name="ce74" office:value-type="float" office:value="0">
            <text:p>0</text:p>
          </table:table-cell>
          <table:table-cell table:formula="of:=[.O676]+[.Q676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Willige Langerak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675:.I676])" ns41:value-type="float" table:style-name="ce73" office:value-type="float" office:value="170">
            <text:p>170</text:p>
          </table:table-cell>
          <table:table-cell table:formula="of:=SUM([.J675:.J676])" ns41:value-type="float" table:style-name="ce74" office:value-type="float" office:value="7">
            <text:p>7</text:p>
          </table:table-cell>
          <table:table-cell table:formula="of:=SUM([.K675:.K676])" ns41:value-type="float" table:style-name="ce74" office:value-type="float" office:value="0">
            <text:p>0</text:p>
          </table:table-cell>
          <table:table-cell table:formula="of:=SUM([.L675:.L676])" ns41:value-type="float" table:style-name="ce74" office:value-type="float" office:value="0">
            <text:p>0</text:p>
          </table:table-cell>
          <table:table-cell table:formula="of:=SUM([.M675:.M676])" ns41:value-type="float" table:style-name="ce74" office:value-type="float" office:value="0">
            <text:p>0</text:p>
          </table:table-cell>
          <table:table-cell table:formula="of:=SUM([.N675:.N676])" ns41:value-type="float" table:style-name="ce74" office:value-type="float" office:value="442">
            <text:p>442</text:p>
          </table:table-cell>
          <table:table-cell table:formula="of:=SUM([.O675:.O676])" ns41:value-type="float" table:style-name="ce74" office:value-type="float" office:value="412">
            <text:p>412</text:p>
          </table:table-cell>
          <table:table-cell table:formula="of:=SUM([.P675:.P676])" ns41:value-type="float" table:style-name="ce74" office:value-type="float" office:value="11">
            <text:p>11</text:p>
          </table:table-cell>
          <table:table-cell table:formula="of:=SUM([.Q675:.Q676])" ns41:value-type="float" table:style-name="ce74" office:value-type="float" office:value="10">
            <text:p>10</text:p>
          </table:table-cell>
          <table:table-cell table:formula="of:=[.N677]+[.P677]" ns41:value-type="float" table:style-name="ce74" office:value-type="float" office:value="453">
            <text:p>453</text:p>
          </table:table-cell>
          <table:table-cell table:formula="of:=[.O677]+[.Q677]" ns41:value-type="float" table:style-name="ce74" office:value-type="float" office:value="422">
            <text:p>422</text:p>
          </table:table-cell>
          <table:table-cell table:formula="of:=SUM([.T675:.T676])" ns41:value-type="float" table:style-name="ce74" office:value-type="float" office:value="8">
            <text:p>8</text:p>
          </table:table-cell>
          <table:table-cell table:formula="of:=SUM([.U675:.U676])" ns41:value-type="float" table:style-name="ce75" office:value-type="float" office:value="10">
            <text:p>1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Wilnis</text:p>
          </table:table-cell>
          <table:table-cell ns41:value-type="string" table:style-name="ce72" office:value-type="string">
            <text:p>Hoogheemraadschap van Amstelland</text:p>
          </table:table-cell>
          <table:table-cell ns41:value-type="string" table:style-name="ce72" office:value-type="string">
            <text:p>Dorp Wilnis</text:p>
          </table:table-cell>
          <table:table-cell ns41:value-type="string" table:style-name="ce72" office:value-type="string">
            <text:p>Wijk I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53" office:value-type="float">
            <text:p>53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93" office:value-type="float">
            <text:p>93</text:p>
          </table:table-cell>
          <table:table-cell ns41:value-type="float" table:style-name="ce74" office:value="103" office:value-type="float">
            <text:p>103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4" office:value="4" office:value-type="float">
            <text:p>4</text:p>
          </table:table-cell>
          <table:table-cell table:formula="of:=[.N678]+[.P678]" ns41:value-type="float" table:style-name="ce74" office:value-type="float" office:value="102">
            <text:p>102</text:p>
          </table:table-cell>
          <table:table-cell table:formula="of:=[.O678]+[.Q678]" ns41:value-type="float" table:style-name="ce74" office:value-type="float" office:value="107">
            <text:p>107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nis</text:p>
          </table:table-cell>
          <table:table-cell ns41:value-type="string" table:style-name="ce72" office:value-type="string">
            <text:p>Hoogheemraadschap van Amstelland</text:p>
          </table:table-cell>
          <table:table-cell ns41:value-type="string" table:style-name="ce72" office:value-type="string">
            <text:p>Dorp Wilnis</text:p>
          </table:table-cell>
          <table:table-cell ns41:value-type="string" table:style-name="ce72" office:value-type="string">
            <text:p>Wijk I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43" office:value-type="float">
            <text:p>243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3"/>
          <table:table-cell ns41:value-type="float" table:style-name="ce74" office:value="522" office:value-type="float">
            <text:p>522</text:p>
          </table:table-cell>
          <table:table-cell ns41:value-type="float" table:style-name="ce74" office:value="504" office:value-type="float">
            <text:p>504</text:p>
          </table:table-cell>
          <table:table-cell ns41:value-type="float" table:style-name="ce74" office:value="11" office:value-type="float">
            <text:p>11</text:p>
          </table:table-cell>
          <table:table-cell ns41:value-type="float" table:style-name="ce74" office:value="6" office:value-type="float">
            <text:p>6</text:p>
          </table:table-cell>
          <table:table-cell table:formula="of:=[.N679]+[.P679]" ns41:value-type="float" table:style-name="ce74" office:value-type="float" office:value="533">
            <text:p>533</text:p>
          </table:table-cell>
          <table:table-cell table:formula="of:=[.O679]+[.Q679]" ns41:value-type="float" table:style-name="ce74" office:value-type="float" office:value="510">
            <text:p>510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nis</text:p>
          </table:table-cell>
          <table:table-cell ns41:value-type="string" table:style-name="ce72" office:value-type="string">
            <text:p>Hoogheemraadschap van Amstelland</text:p>
          </table:table-cell>
          <table:table-cell ns41:value-type="string" table:style-name="ce72" office:value-type="string">
            <text:p>Dorp Wilnis</text:p>
          </table:table-cell>
          <table:table-cell ns41:value-type="string" table:style-name="ce72" office:value-type="string">
            <text:p>Wijk I</text:p>
          </table:table-cell>
          <table:table-cell table:style-name="ce72"/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30" office:value-type="float">
            <text:p>30</text:p>
          </table:table-cell>
          <table:table-cell table:style-name="ce74"/>
          <table:table-cell ns41:value-type="float" table:style-name="ce74" office:value="5" office:value-type="float">
            <text:p>5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56" office:value-type="float">
            <text:p>56</text:p>
          </table:table-cell>
          <table:table-cell ns41:value-type="float" table:style-name="ce74" office:value="42" office:value-type="float">
            <text:p>42</text:p>
          </table:table-cell>
          <table:table-cell table:formula="of:=[.N680]+[.P680]" ns41:value-type="float" table:style-name="ce74" office:value-type="float" office:value="61">
            <text:p>61</text:p>
          </table:table-cell>
          <table:table-cell table:formula="of:=[.O680]+[.Q680]" ns41:value-type="float" table:style-name="ce74" office:value-type="float" office:value="48">
            <text:p>4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nis</text:p>
          </table:table-cell>
          <table:table-cell ns41:value-type="string" table:style-name="ce72" office:value-type="string">
            <text:p>Hoogheemraadschap van Amstelland</text:p>
          </table:table-cell>
          <table:table-cell ns41:value-type="string" table:style-name="ce72" office:value-type="string">
            <text:p>Dorp Oudhuizen</text:p>
          </table:table-cell>
          <table:table-cell ns41:value-type="string" table:style-name="ce72" office:value-type="string">
            <text:p>Wijk II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7" office:value-type="float">
            <text:p>17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31" office:value-type="float">
            <text:p>31</text:p>
          </table:table-cell>
          <table:table-cell ns41:value-type="float" table:style-name="ce74" office:value="39" office:value-type="float">
            <text:p>39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681]+[.P681]" ns41:value-type="float" table:style-name="ce74" office:value-type="float" office:value="31">
            <text:p>31</text:p>
          </table:table-cell>
          <table:table-cell table:formula="of:=[.O681]+[.Q681]" ns41:value-type="float" table:style-name="ce74" office:value-type="float" office:value="40">
            <text:p>40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nis</text:p>
          </table:table-cell>
          <table:table-cell ns41:value-type="string" table:style-name="ce72" office:value-type="string">
            <text:p>Hoogheemraadschap van Amstelland</text:p>
          </table:table-cell>
          <table:table-cell ns41:value-type="string" table:style-name="ce72" office:value-type="string">
            <text:p>Dorp Oudhuizen</text:p>
          </table:table-cell>
          <table:table-cell ns41:value-type="string" table:style-name="ce72" office:value-type="string">
            <text:p>Wijk II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72" office:value-type="float">
            <text:p>72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53" office:value-type="float">
            <text:p>153</text:p>
          </table:table-cell>
          <table:table-cell ns41:value-type="float" table:style-name="ce74" office:value="174" office:value-type="float">
            <text:p>174</text:p>
          </table:table-cell>
          <table:table-cell ns41:value-type="float" office:value="4" table:style-name="ce74" table:number-columns-repeated="2" office:value-type="float">
            <text:p>4</text:p>
          </table:table-cell>
          <table:table-cell table:formula="of:=[.N682]+[.P682]" ns41:value-type="float" table:style-name="ce74" office:value-type="float" office:value="157">
            <text:p>157</text:p>
          </table:table-cell>
          <table:table-cell table:formula="of:=[.O682]+[.Q682]" ns41:value-type="float" table:style-name="ce74" office:value-type="float" office:value="178">
            <text:p>178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nis</text:p>
          </table:table-cell>
          <table:table-cell ns41:value-type="string" table:style-name="ce72" office:value-type="string">
            <text:p>Hoogheemraadschap van Amstelland</text:p>
          </table:table-cell>
          <table:table-cell ns41:value-type="string" table:style-name="ce72" office:value-type="string">
            <text:p>Buurtschap de Geer</text:p>
          </table:table-cell>
          <table:table-cell ns41:value-type="string" table:style-name="ce72" office:value-type="string">
            <text:p>Wijk III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0" office:value-type="float">
            <text:p>20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61" office:value-type="float">
            <text:p>61</text:p>
          </table:table-cell>
          <table:table-cell ns41:value-type="float" table:style-name="ce74" office:value="58" office:value-type="float">
            <text:p>58</text:p>
          </table:table-cell>
          <table:table-cell ns41:value-type="float" table:style-name="ce74" office:value="2" office:value-type="float">
            <text:p>2</text:p>
          </table:table-cell>
          <table:table-cell table:style-name="ce74"/>
          <table:table-cell table:formula="of:=[.N683]+[.P683]" ns41:value-type="float" table:style-name="ce74" office:value-type="float" office:value="63">
            <text:p>63</text:p>
          </table:table-cell>
          <table:table-cell table:formula="of:=[.O683]+[.Q683]" ns41:value-type="float" table:style-name="ce74" office:value-type="float" office:value="58">
            <text:p>58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nis</text:p>
          </table:table-cell>
          <table:table-cell ns41:value-type="string" table:style-name="ce72" office:value-type="string">
            <text:p>Hoogheemraadschap van Amstelland</text:p>
          </table:table-cell>
          <table:table-cell ns41:value-type="string" table:style-name="ce72" office:value-type="string">
            <text:p>Buurtschap Westveen</text:p>
          </table:table-cell>
          <table:table-cell ns41:value-type="string" table:style-name="ce72" office:value-type="string">
            <text:p>Wijk IV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4" office:value-type="float">
            <text:p>64</text:p>
          </table:table-cell>
          <table:table-cell table:style-name="ce74" table:number-columns-repeated="4"/>
          <table:table-cell ns41:value-type="float" table:style-name="ce74" office:value="143" office:value-type="float">
            <text:p>143</text:p>
          </table:table-cell>
          <table:table-cell ns41:value-type="float" table:style-name="ce74" office:value="150" office:value-type="float">
            <text:p>150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4" office:value="4" office:value-type="float">
            <text:p>4</text:p>
          </table:table-cell>
          <table:table-cell table:formula="of:=[.N684]+[.P684]" ns41:value-type="float" table:style-name="ce74" office:value-type="float" office:value="146">
            <text:p>146</text:p>
          </table:table-cell>
          <table:table-cell table:formula="of:=[.O684]+[.Q684]" ns41:value-type="float" table:style-name="ce74" office:value-type="float" office:value="154">
            <text:p>154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7" office:value-type="float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Wilnis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678];[.I681])" ns41:value-type="float" table:style-name="ce73" office:value-type="float" office:value="70">
            <text:p>70</text:p>
          </table:table-cell>
          <table:table-cell table:formula="of:=SUM([.J678];[.J681])" ns41:value-type="float" table:style-name="ce74" office:value-type="float" office:value="2">
            <text:p>2</text:p>
          </table:table-cell>
          <table:table-cell table:formula="of:=SUM([.K678];[.K681])" ns41:value-type="float" table:style-name="ce74" office:value-type="float" office:value="0">
            <text:p>0</text:p>
          </table:table-cell>
          <table:table-cell table:formula="of:=SUM([.L678];[.L681])" ns41:value-type="float" table:style-name="ce74" office:value-type="float" office:value="0">
            <text:p>0</text:p>
          </table:table-cell>
          <table:table-cell table:formula="of:=SUM([.M678];[.M681])" ns41:value-type="float" table:style-name="ce74" office:value-type="float" office:value="0">
            <text:p>0</text:p>
          </table:table-cell>
          <table:table-cell table:formula="of:=SUM([.N678];[.N681])" ns41:value-type="float" table:style-name="ce74" office:value-type="float" office:value="124">
            <text:p>124</text:p>
          </table:table-cell>
          <table:table-cell table:formula="of:=SUM([.O678];[.O681])" ns41:value-type="float" table:style-name="ce74" office:value-type="float" office:value="142">
            <text:p>142</text:p>
          </table:table-cell>
          <table:table-cell table:formula="of:=SUM([.P678];[.P681])" ns41:value-type="float" table:style-name="ce74" office:value-type="float" office:value="9">
            <text:p>9</text:p>
          </table:table-cell>
          <table:table-cell table:formula="of:=SUM([.Q678];[.Q681])" ns41:value-type="float" table:style-name="ce74" office:value-type="float" office:value="5">
            <text:p>5</text:p>
          </table:table-cell>
          <table:table-cell table:formula="of:=[.N685]+[.P685]" ns41:value-type="float" table:style-name="ce74" office:value-type="float" office:value="133">
            <text:p>133</text:p>
          </table:table-cell>
          <table:table-cell table:formula="of:=[.O685]+[.Q685]" ns41:value-type="float" table:style-name="ce74" office:value-type="float" office:value="147">
            <text:p>147</text:p>
          </table:table-cell>
          <table:table-cell table:formula="of:=SUM([.T678];[.T681])" ns41:value-type="float" table:style-name="ce74" office:value-type="float" office:value="5">
            <text:p>5</text:p>
          </table:table-cell>
          <table:table-cell table:formula="of:=SUM([.U678];[.U681])" ns41:value-type="float" table:style-name="ce75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nis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679];[.I680];[.I682];[.I683];[.I684])" ns41:value-type="float" table:style-name="ce73" office:value-type="float" office:value="399">
            <text:p>399</text:p>
          </table:table-cell>
          <table:table-cell table:formula="of:=SUM([.J679];[.J680];[.J682];[.J683];[.J684])" ns41:value-type="float" table:style-name="ce74" office:value-type="float" office:value="7">
            <text:p>7</text:p>
          </table:table-cell>
          <table:table-cell table:formula="of:=SUM([.K679];[.K680];[.K682];[.K683];[.K684])" ns41:value-type="float" table:style-name="ce74" office:value-type="float" office:value="0">
            <text:p>0</text:p>
          </table:table-cell>
          <table:table-cell table:formula="of:=SUM([.L679];[.L680];[.L682];[.L683];[.L684])" ns41:value-type="float" table:style-name="ce74" office:value-type="float" office:value="30">
            <text:p>30</text:p>
          </table:table-cell>
          <table:table-cell table:formula="of:=SUM([.M679];[.M680];[.M682];[.M683];[.M684])" ns41:value-type="float" table:style-name="ce74" office:value-type="float" office:value="0">
            <text:p>0</text:p>
          </table:table-cell>
          <table:table-cell table:formula="of:=SUM([.N679];[.N680];[.N682];[.N683];[.N684])" ns41:value-type="float" table:style-name="ce74" office:value-type="float" office:value="884">
            <text:p>884</text:p>
          </table:table-cell>
          <table:table-cell table:formula="of:=SUM([.O679];[.O680];[.O682];[.O683];[.O684])" ns41:value-type="float" table:style-name="ce74" office:value-type="float" office:value="892">
            <text:p>892</text:p>
          </table:table-cell>
          <table:table-cell table:formula="of:=SUM([.P679];[.P680];[.P682];[.P683];[.P684])" ns41:value-type="float" table:style-name="ce74" office:value-type="float" office:value="76">
            <text:p>76</text:p>
          </table:table-cell>
          <table:table-cell table:formula="of:=SUM([.Q679];[.Q680];[.Q682];[.Q683];[.Q684])" ns41:value-type="float" table:style-name="ce74" office:value-type="float" office:value="56">
            <text:p>56</text:p>
          </table:table-cell>
          <table:table-cell table:formula="of:=[.N686]+[.P686]" ns41:value-type="float" table:style-name="ce74" office:value-type="float" office:value="960">
            <text:p>960</text:p>
          </table:table-cell>
          <table:table-cell table:formula="of:=[.O686]+[.Q686]" ns41:value-type="float" table:style-name="ce74" office:value-type="float" office:value="948">
            <text:p>948</text:p>
          </table:table-cell>
          <table:table-cell table:formula="of:=SUM([.T679];[.T680];[.T682];[.T683];[.T684])" ns41:value-type="float" table:style-name="ce74" office:value-type="float" office:value="6">
            <text:p>6</text:p>
          </table:table-cell>
          <table:table-cell table:formula="of:=SUM([.U679];[.U680];[.U682];[.U683];[.U684])" ns41:value-type="float" table:style-name="ce75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lnis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685:.I686])" ns41:value-type="float" table:style-name="ce73" office:value-type="float" office:value="469">
            <text:p>469</text:p>
          </table:table-cell>
          <table:table-cell table:formula="of:=SUM([.J685:.J686])" ns41:value-type="float" table:style-name="ce74" office:value-type="float" office:value="9">
            <text:p>9</text:p>
          </table:table-cell>
          <table:table-cell table:formula="of:=SUM([.K685:.K686])" ns41:value-type="float" table:style-name="ce74" office:value-type="float" office:value="0">
            <text:p>0</text:p>
          </table:table-cell>
          <table:table-cell table:formula="of:=SUM([.L685:.L686])" ns41:value-type="float" table:style-name="ce74" office:value-type="float" office:value="30">
            <text:p>30</text:p>
          </table:table-cell>
          <table:table-cell table:formula="of:=SUM([.M685:.M686])" ns41:value-type="float" table:style-name="ce74" office:value-type="float" office:value="0">
            <text:p>0</text:p>
          </table:table-cell>
          <table:table-cell table:formula="of:=SUM([.N685:.N686])" ns41:value-type="float" table:style-name="ce74" office:value-type="float" office:value="1008">
            <text:p>1008</text:p>
          </table:table-cell>
          <table:table-cell table:formula="of:=SUM([.O685:.O686])" ns41:value-type="float" table:style-name="ce74" office:value-type="float" office:value="1034">
            <text:p>1034</text:p>
          </table:table-cell>
          <table:table-cell table:formula="of:=SUM([.P685:.P686])" ns41:value-type="float" table:style-name="ce74" office:value-type="float" office:value="85">
            <text:p>85</text:p>
          </table:table-cell>
          <table:table-cell table:formula="of:=SUM([.Q685:.Q686])" ns41:value-type="float" table:style-name="ce74" office:value-type="float" office:value="61">
            <text:p>61</text:p>
          </table:table-cell>
          <table:table-cell table:formula="of:=[.N687]+[.P687]" ns41:value-type="float" table:style-name="ce74" office:value-type="float" office:value="1093">
            <text:p>1093</text:p>
          </table:table-cell>
          <table:table-cell table:formula="of:=[.O687]+[.Q687]" ns41:value-type="float" table:style-name="ce74" office:value-type="float" office:value="1095">
            <text:p>1095</text:p>
          </table:table-cell>
          <table:table-cell table:formula="of:=SUM([.T685:.T686])" ns41:value-type="float" table:style-name="ce74" office:value-type="float" office:value="11">
            <text:p>11</text:p>
          </table:table-cell>
          <table:table-cell table:formula="of:=SUM([.U685:.U686])" ns41:value-type="float" table:style-name="ce75" office:value-type="float" office:value="14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11">
          <table:table-cell ns41:value-type="string" table:style-name="ce8" office:value-type="string">
            <text:p>Wilnis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6"/>
          <table:table-cell ns41:value-type="float" table:style-name="ce74" office:value="7" office:value-type="float">
            <text:p>7</text:p>
          </table:table-cell>
          <table:table-cell ns41:value-type="float" table:style-name="ce74" office:value="2" office:value-type="float">
            <text:p>2</text:p>
          </table:table-cell>
          <table:table-cell table:formula="of:=[.N688]+[.P688]" ns41:value-type="float" table:style-name="ce74" office:value-type="float" office:value="7">
            <text:p>7</text:p>
          </table:table-cell>
          <table:table-cell table:formula="of:=[.O688]+[.Q688]" ns41:value-type="float" table:style-name="ce74" office:value-type="float" office:value="2">
            <text:p>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Wilnis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687:.I688])" ns41:value-type="float" table:style-name="ce73" office:value-type="float" office:value="469">
            <text:p>469</text:p>
          </table:table-cell>
          <table:table-cell table:formula="of:=SUM([.J687:.J688])" ns41:value-type="float" table:style-name="ce74" office:value-type="float" office:value="9">
            <text:p>9</text:p>
          </table:table-cell>
          <table:table-cell table:formula="of:=SUM([.K687:.K688])" ns41:value-type="float" table:style-name="ce74" office:value-type="float" office:value="0">
            <text:p>0</text:p>
          </table:table-cell>
          <table:table-cell table:formula="of:=SUM([.L687:.L688])" ns41:value-type="float" table:style-name="ce74" office:value-type="float" office:value="30">
            <text:p>30</text:p>
          </table:table-cell>
          <table:table-cell table:formula="of:=SUM([.M687:.M688])" ns41:value-type="float" table:style-name="ce74" office:value-type="float" office:value="0">
            <text:p>0</text:p>
          </table:table-cell>
          <table:table-cell table:formula="of:=SUM([.N687:.N688])" ns41:value-type="float" table:style-name="ce74" office:value-type="float" office:value="1008">
            <text:p>1008</text:p>
          </table:table-cell>
          <table:table-cell table:formula="of:=SUM([.O687:.O688])" ns41:value-type="float" table:style-name="ce74" office:value-type="float" office:value="1034">
            <text:p>1034</text:p>
          </table:table-cell>
          <table:table-cell table:formula="of:=SUM([.P687:.P688])" ns41:value-type="float" table:style-name="ce74" office:value-type="float" office:value="92">
            <text:p>92</text:p>
          </table:table-cell>
          <table:table-cell table:formula="of:=SUM([.Q687:.Q688])" ns41:value-type="float" table:style-name="ce74" office:value-type="float" office:value="63">
            <text:p>63</text:p>
          </table:table-cell>
          <table:table-cell table:formula="of:=[.N689]+[.P689]" ns41:value-type="float" table:style-name="ce74" office:value-type="float" office:value="1100">
            <text:p>1100</text:p>
          </table:table-cell>
          <table:table-cell table:formula="of:=[.O689]+[.Q689]" ns41:value-type="float" table:style-name="ce74" office:value-type="float" office:value="1097">
            <text:p>1097</text:p>
          </table:table-cell>
          <table:table-cell table:formula="of:=SUM([.T687:.T688])" ns41:value-type="float" table:style-name="ce74" office:value-type="float" office:value="11">
            <text:p>11</text:p>
          </table:table-cell>
          <table:table-cell table:formula="of:=SUM([.U687:.U688])" ns41:value-type="float" table:style-name="ce75" office:value-type="float" office:value="14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Wilnis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7" office:value-type="float">
            <text:p>7</text:p>
          </table:table-cell>
          <table:table-cell table:style-name="ce74" table:number-columns-repeated="6"/>
          <table:table-cell ns41:value-type="float" table:style-name="ce74" office:value="15" office:value-type="float">
            <text:p>15</text:p>
          </table:table-cell>
          <table:table-cell ns41:value-type="float" table:style-name="ce75" office:value="16" office:value-type="float">
            <text:p>1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Woudenberg</text:p>
          </table:table-cell>
          <table:table-cell table:style-name="ce72"/>
          <table:table-cell ns41:value-type="string" table:style-name="ce72" office:value-type="string">
            <text:p>Dorp Woudenberg</text:p>
          </table:table-cell>
          <table:table-cell table:style-name="ce72" table:number-columns-repeated="3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55" office:value-type="float">
            <text:p>155</text:p>
          </table:table-cell>
          <table:table-cell ns41:value-type="float" table:style-name="ce74" office:value="9" office:value-type="float">
            <text:p>9</text:p>
          </table:table-cell>
          <table:table-cell table:style-name="ce74" table:number-columns-repeated="3"/>
          <table:table-cell ns41:value-type="float" table:style-name="ce74" office:value="348" office:value-type="float">
            <text:p>348</text:p>
          </table:table-cell>
          <table:table-cell ns41:value-type="float" table:style-name="ce74" office:value="340" office:value-type="float">
            <text:p>340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formula="of:=[.N691]+[.P691]" ns41:value-type="float" table:style-name="ce74" office:value-type="float" office:value="349">
            <text:p>349</text:p>
          </table:table-cell>
          <table:table-cell table:formula="of:=[.O691]+[.Q691]" ns41:value-type="float" table:style-name="ce74" office:value-type="float" office:value="341">
            <text:p>341</text:p>
          </table:table-cell>
          <table:table-cell table:style-name="ce74"/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oudenberg</text:p>
          </table:table-cell>
          <table:table-cell table:style-name="ce72"/>
          <table:table-cell ns41:value-type="string" table:style-name="ce72" office:value-type="string">
            <text:p>Dorp Woudenberg</text:p>
          </table:table-cell>
          <table:table-cell table:style-name="ce72" table:number-columns-repeated="2"/>
          <table:table-cell ns41:value-type="string" table:style-name="ce72" office:value-type="string">
            <text:p>Wachterswoning aan de Grebbelinie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1" table:style-name="ce74" table:number-columns-repeated="2" office:value-type="float">
            <text:p>1</text:p>
          </table:table-cell>
          <table:table-cell table:style-name="ce74" table:number-columns-repeated="2"/>
          <table:table-cell table:formula="of:=[.N692]+[.P692]" ns41:value-type="float" table:style-name="ce74" office:value-type="float" office:value="1">
            <text:p>1</text:p>
          </table:table-cell>
          <table:table-cell table:formula="of:=[.O692]+[.Q692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</table:table-cell>
          <table:table-cell table:style-name="ce72"/>
          <table:table-cell ns41:value-type="string" table:style-name="ce72" office:value-type="string">
            <text:p>Dorp Woudenberg</text:p>
          </table:table-cell>
          <table:table-cell table:style-name="ce72" table:number-columns-repeated="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99" office:value-type="float">
            <text:p>99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370" office:value-type="float">
            <text:p>370</text:p>
          </table:table-cell>
          <table:table-cell ns41:value-type="float" table:style-name="ce74" office:value="302" office:value-type="float">
            <text:p>302</text:p>
          </table:table-cell>
          <table:table-cell ns41:value-type="float" table:style-name="ce74" office:value="3" office:value-type="float">
            <text:p>3</text:p>
          </table:table-cell>
          <table:table-cell table:style-name="ce74"/>
          <table:table-cell table:formula="of:=[.N693]+[.P693]" ns41:value-type="float" table:style-name="ce74" office:value-type="float" office:value="373">
            <text:p>373</text:p>
          </table:table-cell>
          <table:table-cell table:formula="of:=[.O693]+[.Q693]" ns41:value-type="float" table:style-name="ce74" office:value-type="float" office:value="302">
            <text:p>302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</table:table-cell>
          <table:table-cell table:style-name="ce72"/>
          <table:table-cell ns41:value-type="string" table:style-name="ce72" office:value-type="string">
            <text:p>Buurtschap Geerestein c.a.</text:p>
          </table:table-cell>
          <table:table-cell table:style-name="ce72" table:number-columns-repeated="3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92" office:value-type="float">
            <text:p>92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248" office:value-type="float">
            <text:p>248</text:p>
          </table:table-cell>
          <table:table-cell ns41:value-type="float" table:style-name="ce74" office:value="237" office:value-type="float">
            <text:p>237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4" office:value="8" office:value-type="float">
            <text:p>8</text:p>
          </table:table-cell>
          <table:table-cell table:formula="of:=[.N694]+[.P694]" ns41:value-type="float" table:style-name="ce74" office:value-type="float" office:value="257">
            <text:p>257</text:p>
          </table:table-cell>
          <table:table-cell table:formula="of:=[.O694]+[.Q694]" ns41:value-type="float" table:style-name="ce74" office:value-type="float" office:value="245">
            <text:p>245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Woudenberg</text:p>
          </table:table-cell>
          <table:table-cell table:style-name="ce72"/>
          <table:table-cell ns41:value-type="string" table:style-name="ce72" office:value-type="string">
            <text:p>Buurtschap Holevoet</text:p>
          </table:table-cell>
          <table:table-cell table:style-name="ce72" table:number-columns-repeated="3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00" office:value-type="float">
            <text:p>100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219" office:value-type="float">
            <text:p>219</text:p>
          </table:table-cell>
          <table:table-cell ns41:value-type="float" table:style-name="ce74" office:value="196" office:value-type="float">
            <text:p>196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1" office:value-type="float">
            <text:p>1</text:p>
          </table:table-cell>
          <table:table-cell table:formula="of:=[.N695]+[.P695]" ns41:value-type="float" table:style-name="ce74" office:value-type="float" office:value="225">
            <text:p>225</text:p>
          </table:table-cell>
          <table:table-cell table:formula="of:=[.O695]+[.Q695]" ns41:value-type="float" table:style-name="ce74" office:value-type="float" office:value="197">
            <text:p>197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Woudenberg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691])" ns41:value-type="float" table:style-name="ce73" office:value-type="float" office:value="155">
            <text:p>155</text:p>
          </table:table-cell>
          <table:table-cell table:formula="of:=SUM([.J691])" ns41:value-type="float" table:style-name="ce74" office:value-type="float" office:value="9">
            <text:p>9</text:p>
          </table:table-cell>
          <table:table-cell table:formula="of:=SUM([.K691])" ns41:value-type="float" table:style-name="ce74" office:value-type="float" office:value="0">
            <text:p>0</text:p>
          </table:table-cell>
          <table:table-cell table:formula="of:=SUM([.L691])" ns41:value-type="float" table:style-name="ce74" office:value-type="float" office:value="0">
            <text:p>0</text:p>
          </table:table-cell>
          <table:table-cell table:formula="of:=SUM([.M691])" ns41:value-type="float" table:style-name="ce74" office:value-type="float" office:value="0">
            <text:p>0</text:p>
          </table:table-cell>
          <table:table-cell table:formula="of:=SUM([.N691])" ns41:value-type="float" table:style-name="ce74" office:value-type="float" office:value="348">
            <text:p>348</text:p>
          </table:table-cell>
          <table:table-cell table:formula="of:=SUM([.O691])" ns41:value-type="float" table:style-name="ce74" office:value-type="float" office:value="340">
            <text:p>340</text:p>
          </table:table-cell>
          <table:table-cell table:formula="of:=SUM([.P691])" ns41:value-type="float" table:style-name="ce74" office:value-type="float" office:value="1">
            <text:p>1</text:p>
          </table:table-cell>
          <table:table-cell table:formula="of:=SUM([.Q691])" ns41:value-type="float" table:style-name="ce74" office:value-type="float" office:value="1">
            <text:p>1</text:p>
          </table:table-cell>
          <table:table-cell table:formula="of:=[.N696]+[.P696]" ns41:value-type="float" table:style-name="ce74" office:value-type="float" office:value="349">
            <text:p>349</text:p>
          </table:table-cell>
          <table:table-cell table:formula="of:=[.O696]+[.Q696]" ns41:value-type="float" table:style-name="ce74" office:value-type="float" office:value="341">
            <text:p>341</text:p>
          </table:table-cell>
          <table:table-cell table:formula="of:=SUM([.T691])" ns41:value-type="float" table:style-name="ce74" office:value-type="float" office:value="0">
            <text:p>0</text:p>
          </table:table-cell>
          <table:table-cell table:formula="of:=SUM([.U691])" ns41:value-type="float" table:style-name="ce75" office:value-type="float" office:value="4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692:.I695])" ns41:value-type="float" table:style-name="ce73" office:value-type="float" office:value="292">
            <text:p>292</text:p>
          </table:table-cell>
          <table:table-cell table:formula="of:=SUM([.J692:.J695])" ns41:value-type="float" table:style-name="ce74" office:value-type="float" office:value="5">
            <text:p>5</text:p>
          </table:table-cell>
          <table:table-cell table:formula="of:=SUM([.K692:.K695])" ns41:value-type="float" table:style-name="ce74" office:value-type="float" office:value="0">
            <text:p>0</text:p>
          </table:table-cell>
          <table:table-cell table:formula="of:=SUM([.L692:.L695])" ns41:value-type="float" table:style-name="ce74" office:value-type="float" office:value="0">
            <text:p>0</text:p>
          </table:table-cell>
          <table:table-cell table:formula="of:=SUM([.M692:.M695])" ns41:value-type="float" table:style-name="ce74" office:value-type="float" office:value="0">
            <text:p>0</text:p>
          </table:table-cell>
          <table:table-cell table:formula="of:=SUM([.N692:.N695])" ns41:value-type="float" table:style-name="ce74" office:value-type="float" office:value="838">
            <text:p>838</text:p>
          </table:table-cell>
          <table:table-cell table:formula="of:=SUM([.O692:.O695])" ns41:value-type="float" table:style-name="ce74" office:value-type="float" office:value="736">
            <text:p>736</text:p>
          </table:table-cell>
          <table:table-cell table:formula="of:=SUM([.P692:.P695])" ns41:value-type="float" table:style-name="ce74" office:value-type="float" office:value="18">
            <text:p>18</text:p>
          </table:table-cell>
          <table:table-cell table:formula="of:=SUM([.Q692:.Q695])" ns41:value-type="float" table:style-name="ce74" office:value-type="float" office:value="9">
            <text:p>9</text:p>
          </table:table-cell>
          <table:table-cell table:formula="of:=[.N697]+[.P697]" ns41:value-type="float" table:style-name="ce74" office:value-type="float" office:value="856">
            <text:p>856</text:p>
          </table:table-cell>
          <table:table-cell table:formula="of:=[.O697]+[.Q697]" ns41:value-type="float" table:style-name="ce74" office:value-type="float" office:value="745">
            <text:p>745</text:p>
          </table:table-cell>
          <table:table-cell table:formula="of:=SUM([.T692:.T695])" ns41:value-type="float" table:style-name="ce74" office:value-type="float" office:value="5">
            <text:p>5</text:p>
          </table:table-cell>
          <table:table-cell table:formula="of:=SUM([.U692:.U695])" ns41:value-type="float" table:style-name="ce75" office:value-type="float" office:value="7">
            <text:p>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oudenberg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696:.I697])" ns41:value-type="float" table:style-name="ce73" office:value-type="float" office:value="447">
            <text:p>447</text:p>
          </table:table-cell>
          <table:table-cell table:formula="of:=SUM([.J696:.J697])" ns41:value-type="float" table:style-name="ce74" office:value-type="float" office:value="14">
            <text:p>14</text:p>
          </table:table-cell>
          <table:table-cell table:formula="of:=SUM([.K696:.K697])" ns41:value-type="float" table:style-name="ce74" office:value-type="float" office:value="0">
            <text:p>0</text:p>
          </table:table-cell>
          <table:table-cell table:formula="of:=SUM([.L696:.L697])" ns41:value-type="float" table:style-name="ce74" office:value-type="float" office:value="0">
            <text:p>0</text:p>
          </table:table-cell>
          <table:table-cell table:formula="of:=SUM([.M696:.M697])" ns41:value-type="float" table:style-name="ce74" office:value-type="float" office:value="0">
            <text:p>0</text:p>
          </table:table-cell>
          <table:table-cell table:formula="of:=SUM([.N696:.N697])" ns41:value-type="float" table:style-name="ce74" office:value-type="float" office:value="1186">
            <text:p>1186</text:p>
          </table:table-cell>
          <table:table-cell table:formula="of:=SUM([.O696:.O697])" ns41:value-type="float" table:style-name="ce74" office:value-type="float" office:value="1076">
            <text:p>1076</text:p>
          </table:table-cell>
          <table:table-cell table:formula="of:=SUM([.P696:.P697])" ns41:value-type="float" table:style-name="ce74" office:value-type="float" office:value="19">
            <text:p>19</text:p>
          </table:table-cell>
          <table:table-cell table:formula="of:=SUM([.Q696:.Q697])" ns41:value-type="float" table:style-name="ce74" office:value-type="float" office:value="10">
            <text:p>10</text:p>
          </table:table-cell>
          <table:table-cell table:formula="of:=[.N698]+[.P698]" ns41:value-type="float" table:style-name="ce74" office:value-type="float" office:value="1205">
            <text:p>1205</text:p>
          </table:table-cell>
          <table:table-cell table:formula="of:=[.O698]+[.Q698]" ns41:value-type="float" table:style-name="ce74" office:value-type="float" office:value="1086">
            <text:p>1086</text:p>
          </table:table-cell>
          <table:table-cell table:formula="of:=SUM([.T696:.T697])" ns41:value-type="float" table:style-name="ce74" office:value-type="float" office:value="5">
            <text:p>5</text:p>
          </table:table-cell>
          <table:table-cell table:formula="of:=SUM([.U696:.U697])" ns41:value-type="float" table:style-name="ce75" office:value-type="float" office:value="11">
            <text:p>1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10">
          <table:table-cell ns41:value-type="string" table:style-name="ce8" office:value-type="string">
            <text:p>Wijk bij Duurstede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R.C. klooster- en verplegingsgesticht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14" office:value-type="float">
            <text:p>14</text:p>
          </table:table-cell>
          <table:table-cell table:style-name="ce74" table:number-columns-repeated="2"/>
          <table:table-cell table:formula="of:=[.N699]+[.P699]" ns41:value-type="float" table:style-name="ce74" office:value-type="float" office:value="0">
            <text:p>0</text:p>
          </table:table-cell>
          <table:table-cell table:formula="of:=[.O699]+[.Q699]" ns41:value-type="float" table:style-name="ce74" office:value-type="float" office:value="14">
            <text:p>1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jk bij Duurstede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Ewouds- en Elisabethsgast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0" office:value-type="float">
            <text:p>10</text:p>
          </table:table-cell>
          <table:table-cell ns41:value-type="float" table:style-name="ce74" office:value="19" office:value-type="float">
            <text:p>19</text:p>
          </table:table-cell>
          <table:table-cell table:style-name="ce74" table:number-columns-repeated="2"/>
          <table:table-cell table:formula="of:=[.N700]+[.P700]" ns41:value-type="float" table:style-name="ce74" office:value-type="float" office:value="10">
            <text:p>10</text:p>
          </table:table-cell>
          <table:table-cell table:formula="of:=[.O700]+[.Q700]" ns41:value-type="float" table:style-name="ce74" office:value-type="float" office:value="19">
            <text:p>19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Meisjeskostschool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7"/>
          <table:table-cell ns41:value-type="float" table:style-name="ce74" office:value="12" office:value-type="float">
            <text:p>12</text:p>
          </table:table-cell>
          <table:table-cell table:formula="of:=[.N701]+[.P701]" ns41:value-type="float" table:style-name="ce74" office:value-type="float" office:value="0">
            <text:p>0</text:p>
          </table:table-cell>
          <table:table-cell table:formula="of:=[.O701]+[.Q701]" ns41:value-type="float" table:style-name="ce74" office:value-type="float" office:value="12">
            <text:p>1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Huis van Bewaring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office:value="3" table:style-name="ce74" table:number-columns-repeated="2" office:value-type="float">
            <text:p>3</text:p>
          </table:table-cell>
          <table:table-cell table:style-name="ce74" table:number-columns-repeated="2"/>
          <table:table-cell table:formula="of:=[.N702]+[.P702]" ns41:value-type="float" table:style-name="ce74" office:value-type="float" office:value="3">
            <text:p>3</text:p>
          </table:table-cell>
          <table:table-cell table:formula="of:=[.O702]+[.Q702]" ns41:value-type="float" table:style-name="ce74" office:value-type="float" office:value="3">
            <text:p>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495" office:value-type="float">
            <text:p>495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3"/>
          <table:table-cell ns41:value-type="float" table:style-name="ce74" office:value="1002" office:value-type="float">
            <text:p>1002</text:p>
          </table:table-cell>
          <table:table-cell ns41:value-type="float" table:style-name="ce74" office:value="1165" office:value-type="float">
            <text:p>1165</text:p>
          </table:table-cell>
          <table:table-cell ns41:value-type="float" table:style-name="ce74" office:value="21" office:value-type="float">
            <text:p>21</text:p>
          </table:table-cell>
          <table:table-cell ns41:value-type="float" table:style-name="ce74" office:value="12" office:value-type="float">
            <text:p>12</text:p>
          </table:table-cell>
          <table:table-cell table:formula="of:=[.N703]+[.P703]" ns41:value-type="float" table:style-name="ce74" office:value-type="float" office:value="1023">
            <text:p>1023</text:p>
          </table:table-cell>
          <table:table-cell table:formula="of:=[.O703]+[.Q703]" ns41:value-type="float" table:style-name="ce74" office:value-type="float" office:value="1177">
            <text:p>1177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5" office:value="19" office:value-type="float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Jongenskostschool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7" office:value-type="float">
            <text:p>7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4" office:value="7" office:value-type="float">
            <text:p>7</text:p>
          </table:table-cell>
          <table:table-cell table:style-name="ce74"/>
          <table:table-cell table:formula="of:=[.N704]+[.P704]" ns41:value-type="float" table:style-name="ce74" office:value-type="float" office:value="14">
            <text:p>14</text:p>
          </table:table-cell>
          <table:table-cell table:formula="of:=[.O704]+[.Q704]" ns41:value-type="float" table:style-name="ce74" office:value-type="float" office:value="9">
            <text:p>9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Wijk bij Duurstede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Wachterwoning bij de Inundatie-sluis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ns41:value-type="float" table:style-name="ce74" office:value="5" office:value-type="float">
            <text:p>5</text:p>
          </table:table-cell>
          <table:table-cell table:style-name="ce74" table:number-columns-repeated="2"/>
          <table:table-cell table:formula="of:=[.N705]+[.P705]" ns41:value-type="float" table:style-name="ce74" office:value-type="float" office:value="1">
            <text:p>1</text:p>
          </table:table-cell>
          <table:table-cell table:formula="of:=[.O705]+[.Q705]" ns41:value-type="float" table:style-name="ce74" office:value-type="float" office:value="5">
            <text:p>5</text:p>
          </table:table-cell>
          <table:table-cell ns41:value-type="float" table:style-name="ce74" office:value="2" office:value-type="float">
            <text:p>2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41" office:value-type="float">
            <text:p>141</text:p>
          </table:table-cell>
          <table:table-cell table:style-name="ce74" table:number-columns-repeated="4"/>
          <table:table-cell ns41:value-type="float" table:style-name="ce74" office:value="390" office:value-type="float">
            <text:p>390</text:p>
          </table:table-cell>
          <table:table-cell ns41:value-type="float" table:style-name="ce74" office:value="344" office:value-type="float">
            <text:p>344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4" office:value="4" office:value-type="float">
            <text:p>4</text:p>
          </table:table-cell>
          <table:table-cell table:formula="of:=[.N706]+[.P706]" ns41:value-type="float" table:style-name="ce74" office:value-type="float" office:value="397">
            <text:p>397</text:p>
          </table:table-cell>
          <table:table-cell table:formula="of:=[.O706]+[.Q706]" ns41:value-type="float" table:style-name="ce74" office:value-type="float" office:value="348">
            <text:p>348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ns41:value-type="string" table:style-name="ce72" office:value-type="string">
            <text:p>Hoogheemraadschap van den Lekdijk Bovendams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1" office:value-type="float">
            <text:p>1</text:p>
          </table:table-cell>
          <table:table-cell table:style-name="ce74"/>
          <table:table-cell ns41:value-type="float" table:style-name="ce74" office:value="4" office:value-type="float">
            <text:p>4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2"/>
          <table:table-cell table:formula="of:=[.N707]+[.P707]" ns41:value-type="float" table:style-name="ce74" office:value-type="float" office:value="4">
            <text:p>4</text:p>
          </table:table-cell>
          <table:table-cell table:formula="of:=[.O707]+[.Q707]" ns41:value-type="float" table:style-name="ce74" office:value-type="float" office:value="2">
            <text:p>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699:.I703])" ns41:value-type="float" table:style-name="ce73" office:value-type="float" office:value="499">
            <text:p>499</text:p>
          </table:table-cell>
          <table:table-cell table:formula="of:=SUM([.J699:.J703])" ns41:value-type="float" table:style-name="ce74" office:value-type="float" office:value="5">
            <text:p>5</text:p>
          </table:table-cell>
          <table:table-cell table:formula="of:=SUM([.K699:.K703])" ns41:value-type="float" table:style-name="ce74" office:value-type="float" office:value="0">
            <text:p>0</text:p>
          </table:table-cell>
          <table:table-cell table:formula="of:=SUM([.L699:.L703])" ns41:value-type="float" table:style-name="ce74" office:value-type="float" office:value="0">
            <text:p>0</text:p>
          </table:table-cell>
          <table:table-cell table:formula="of:=SUM([.M699:.M703])" ns41:value-type="float" table:style-name="ce74" office:value-type="float" office:value="0">
            <text:p>0</text:p>
          </table:table-cell>
          <table:table-cell table:formula="of:=SUM([.N699:.N703])" ns41:value-type="float" table:style-name="ce74" office:value-type="float" office:value="1015">
            <text:p>1015</text:p>
          </table:table-cell>
          <table:table-cell table:formula="of:=SUM([.O699:.O703])" ns41:value-type="float" table:style-name="ce74" office:value-type="float" office:value="1201">
            <text:p>1201</text:p>
          </table:table-cell>
          <table:table-cell table:formula="of:=SUM([.P699:.P703])" ns41:value-type="float" table:style-name="ce74" office:value-type="float" office:value="21">
            <text:p>21</text:p>
          </table:table-cell>
          <table:table-cell table:formula="of:=SUM([.Q699:.Q703])" ns41:value-type="float" table:style-name="ce74" office:value-type="float" office:value="24">
            <text:p>24</text:p>
          </table:table-cell>
          <table:table-cell table:formula="of:=[.N708]+[.P708]" ns41:value-type="float" table:style-name="ce74" office:value-type="float" office:value="1036">
            <text:p>1036</text:p>
          </table:table-cell>
          <table:table-cell table:formula="of:=[.O708]+[.Q708]" ns41:value-type="float" table:style-name="ce74" office:value-type="float" office:value="1225">
            <text:p>1225</text:p>
          </table:table-cell>
          <table:table-cell table:formula="of:=SUM([.T699:.T703])" ns41:value-type="float" table:style-name="ce74" office:value-type="float" office:value="24">
            <text:p>24</text:p>
          </table:table-cell>
          <table:table-cell table:formula="of:=SUM([.U699:.U703])" ns41:value-type="float" table:style-name="ce75" office:value-type="float" office:value="19">
            <text:p>19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704:.I707])" ns41:value-type="float" table:style-name="ce73" office:value-type="float" office:value="143">
            <text:p>143</text:p>
          </table:table-cell>
          <table:table-cell table:formula="of:=SUM([.J704:.J707])" ns41:value-type="float" table:style-name="ce74" office:value-type="float" office:value="0">
            <text:p>0</text:p>
          </table:table-cell>
          <table:table-cell table:formula="of:=SUM([.K704:.K707])" ns41:value-type="float" table:style-name="ce74" office:value-type="float" office:value="0">
            <text:p>0</text:p>
          </table:table-cell>
          <table:table-cell table:formula="of:=SUM([.L704:.L707])" ns41:value-type="float" table:style-name="ce74" office:value-type="float" office:value="1">
            <text:p>1</text:p>
          </table:table-cell>
          <table:table-cell table:formula="of:=SUM([.M704:.M707])" ns41:value-type="float" table:style-name="ce74" office:value-type="float" office:value="0">
            <text:p>0</text:p>
          </table:table-cell>
          <table:table-cell table:formula="of:=SUM([.N704:.N707])" ns41:value-type="float" table:style-name="ce74" office:value-type="float" office:value="402">
            <text:p>402</text:p>
          </table:table-cell>
          <table:table-cell table:formula="of:=SUM([.O704:.O707])" ns41:value-type="float" table:style-name="ce74" office:value-type="float" office:value="360">
            <text:p>360</text:p>
          </table:table-cell>
          <table:table-cell table:formula="of:=SUM([.P704:.P707])" ns41:value-type="float" table:style-name="ce74" office:value-type="float" office:value="14">
            <text:p>14</text:p>
          </table:table-cell>
          <table:table-cell table:formula="of:=SUM([.Q704:.Q707])" ns41:value-type="float" table:style-name="ce74" office:value-type="float" office:value="4">
            <text:p>4</text:p>
          </table:table-cell>
          <table:table-cell table:formula="of:=[.N709]+[.P709]" ns41:value-type="float" table:style-name="ce74" office:value-type="float" office:value="416">
            <text:p>416</text:p>
          </table:table-cell>
          <table:table-cell table:formula="of:=[.O709]+[.Q709]" ns41:value-type="float" table:style-name="ce74" office:value-type="float" office:value="364">
            <text:p>364</text:p>
          </table:table-cell>
          <table:table-cell table:formula="of:=SUM([.T704:.T707])" ns41:value-type="float" table:style-name="ce74" office:value-type="float" office:value="11">
            <text:p>11</text:p>
          </table:table-cell>
          <table:table-cell table:formula="of:=SUM([.U704:.U707])" ns41:value-type="float" table:style-name="ce75" office:value-type="float" office:value="3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jk bij Duurstede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708:.I709])" ns41:value-type="float" table:style-name="ce73" office:value-type="float" office:value="642">
            <text:p>642</text:p>
          </table:table-cell>
          <table:table-cell table:formula="of:=SUM([.J708:.J709])" ns41:value-type="float" table:style-name="ce74" office:value-type="float" office:value="5">
            <text:p>5</text:p>
          </table:table-cell>
          <table:table-cell table:formula="of:=SUM([.K708:.K709])" ns41:value-type="float" table:style-name="ce74" office:value-type="float" office:value="0">
            <text:p>0</text:p>
          </table:table-cell>
          <table:table-cell table:formula="of:=SUM([.L708:.L709])" ns41:value-type="float" table:style-name="ce74" office:value-type="float" office:value="1">
            <text:p>1</text:p>
          </table:table-cell>
          <table:table-cell table:formula="of:=SUM([.M708:.M709])" ns41:value-type="float" table:style-name="ce74" office:value-type="float" office:value="0">
            <text:p>0</text:p>
          </table:table-cell>
          <table:table-cell table:formula="of:=SUM([.N708:.N709])" ns41:value-type="float" table:style-name="ce74" office:value-type="float" office:value="1417">
            <text:p>1417</text:p>
          </table:table-cell>
          <table:table-cell table:formula="of:=SUM([.O708:.O709])" ns41:value-type="float" table:style-name="ce74" office:value-type="float" office:value="1561">
            <text:p>1561</text:p>
          </table:table-cell>
          <table:table-cell table:formula="of:=SUM([.P708:.P709])" ns41:value-type="float" table:style-name="ce74" office:value-type="float" office:value="35">
            <text:p>35</text:p>
          </table:table-cell>
          <table:table-cell table:formula="of:=SUM([.Q708:.Q709])" ns41:value-type="float" table:style-name="ce74" office:value-type="float" office:value="28">
            <text:p>28</text:p>
          </table:table-cell>
          <table:table-cell table:formula="of:=[.N710]+[.P710]" ns41:value-type="float" table:style-name="ce74" office:value-type="float" office:value="1452">
            <text:p>1452</text:p>
          </table:table-cell>
          <table:table-cell table:formula="of:=[.O710]+[.Q710]" ns41:value-type="float" table:style-name="ce74" office:value-type="float" office:value="1589">
            <text:p>1589</text:p>
          </table:table-cell>
          <table:table-cell table:formula="of:=SUM([.T708:.T709])" ns41:value-type="float" table:style-name="ce74" office:value-type="float" office:value="35">
            <text:p>35</text:p>
          </table:table-cell>
          <table:table-cell table:formula="of:=SUM([.U708:.U709])" ns41:value-type="float" table:style-name="ce75" office:value-type="float" office:value="22">
            <text:p>2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67" table:number-columns-repeated="997"/>
        </table:table-row>
        <table:table-row table:style-name="ro8">
          <table:table-cell ns41:value-type="string" table:style-name="ce8" office:value-type="string">
            <text:p>Wijk bij Duurstede</text:p>
          </table:table-cell>
          <table:table-cell table:style-name="ce72" table:number-columns-repeated="5"/>
          <table:table-cell ns41:value-type="string" table:style-name="ce24" office:value-type="string">
            <text:p>Tijdelijk aanwezige schepen</text:p>
          </table:table-cell>
          <table:table-cell table:style-name="ce10"/>
          <table:table-cell table:style-name="ce73"/>
          <table:table-cell table:style-name="ce74" table:number-columns-repeated="3"/>
          <table:table-cell ns41:value-type="float" table:style-name="ce74" office:value="7" office:value-type="float">
            <text:p>7</text:p>
          </table:table-cell>
          <table:table-cell table:style-name="ce74" table:number-columns-repeated="6"/>
          <table:table-cell ns41:value-type="float" table:style-name="ce74" office:value="17" office:value-type="float">
            <text:p>17</text:p>
          </table:table-cell>
          <table:table-cell ns41:value-type="float" table:style-name="ce75" office:value="17" office:value-type="float">
            <text:p>1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IJsselstein</text:p>
          </table:table-cell>
          <table:table-cell ns41:value-type="string" table:style-name="ce72" office:value-type="string">
            <text:p>Hoogheemraadschap van den Lekdijk Benedendams</text:p>
          </table:table-cell>
          <table:table-cell ns41:value-type="string" table:style-name="ce72" office:value-type="string">
            <text:p>Stad IJsselstei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Ewouds-Gasthuis (verpleging oude lieden)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9" office:value-type="float">
            <text:p>9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2"/>
          <table:table-cell table:formula="of:=[.N712]+[.P712]" ns41:value-type="float" table:style-name="ce74" office:value-type="float" office:value="9">
            <text:p>9</text:p>
          </table:table-cell>
          <table:table-cell table:formula="of:=[.O712]+[.Q712]" ns41:value-type="float" table:style-name="ce74" office:value-type="float" office:value="4">
            <text:p>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IJsselstein</text:p>
          </table:table-cell>
          <table:table-cell ns41:value-type="string" table:style-name="ce72" office:value-type="string">
            <text:p>Hoogheemraadschap van den Lekdijk Benedendams</text:p>
          </table:table-cell>
          <table:table-cell ns41:value-type="string" table:style-name="ce72" office:value-type="string">
            <text:p>Stad IJsselstein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442" office:value-type="float">
            <text:p>442</text:p>
          </table:table-cell>
          <table:table-cell ns41:value-type="float" table:style-name="ce74" office:value="31" office:value-type="float">
            <text:p>31</text:p>
          </table:table-cell>
          <table:table-cell table:style-name="ce74" table:number-columns-repeated="3"/>
          <table:table-cell ns41:value-type="float" table:style-name="ce74" office:value="856" office:value-type="float">
            <text:p>856</text:p>
          </table:table-cell>
          <table:table-cell ns41:value-type="float" table:style-name="ce74" office:value="899" office:value-type="float">
            <text:p>899</text:p>
          </table:table-cell>
          <table:table-cell ns41:value-type="float" table:style-name="ce74" office:value="21" office:value-type="float">
            <text:p>21</text:p>
          </table:table-cell>
          <table:table-cell ns41:value-type="float" table:style-name="ce74" office:value="9" office:value-type="float">
            <text:p>9</text:p>
          </table:table-cell>
          <table:table-cell table:formula="of:=[.N713]+[.P713]" ns41:value-type="float" table:style-name="ce74" office:value-type="float" office:value="877">
            <text:p>877</text:p>
          </table:table-cell>
          <table:table-cell table:formula="of:=[.O713]+[.Q713]" ns41:value-type="float" table:style-name="ce74" office:value-type="float" office:value="908">
            <text:p>908</text:p>
          </table:table-cell>
          <table:table-cell ns41:value-type="float" table:style-name="ce74" office:value="15" office:value-type="float">
            <text:p>15</text:p>
          </table:table-cell>
          <table:table-cell ns41:value-type="float" table:style-name="ce7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14">
          <table:table-cell ns41:value-type="string" table:style-name="ce8" office:value-type="string">
            <text:p>IJsselstein</text:p>
          </table:table-cell>
          <table:table-cell table:style-name="ce72" table:number-columns-repeated="2"/>
          <table:table-cell ns41:value-type="string" table:style-name="ce72" office:value-type="string">
            <text:p>Wijk A</text:p>
          </table:table-cell>
          <table:table-cell ns41:value-type="string" table:style-name="ce72" office:value-type="string">
            <text:p>Buurtschap Panonen, Lagendijk, Lekkendijk en Hoogland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9" office:value-type="float">
            <text:p>69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120" office:value-type="float">
            <text:p>120</text:p>
          </table:table-cell>
          <table:table-cell ns41:value-type="float" table:style-name="ce74" office:value="128" office:value-type="float">
            <text:p>128</text:p>
          </table:table-cell>
          <table:table-cell ns41:value-type="float" table:style-name="ce74" office:value="3" office:value-type="float">
            <text:p>3</text:p>
          </table:table-cell>
          <table:table-cell table:style-name="ce74"/>
          <table:table-cell table:formula="of:=[.N714]+[.P714]" ns41:value-type="float" table:style-name="ce74" office:value-type="float" office:value="123">
            <text:p>123</text:p>
          </table:table-cell>
          <table:table-cell table:formula="of:=[.O714]+[.Q714]" ns41:value-type="float" table:style-name="ce74" office:value-type="float" office:value="128">
            <text:p>128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IJsselstein</text:p>
          </table:table-cell>
          <table:table-cell ns41:value-type="string" table:style-name="ce72" office:value-type="string">
            <text:p>Hoogheemraadschap van den Lekdijk Benedendams</text:p>
          </table:table-cell>
          <table:table-cell table:style-name="ce72"/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6" office:value-type="float">
            <text:p>16</text:p>
          </table:table-cell>
          <table:table-cell table:style-name="ce74" table:number-columns-repeated="4"/>
          <table:table-cell ns41:value-type="float" table:style-name="ce74" office:value="43" office:value-type="float">
            <text:p>43</text:p>
          </table:table-cell>
          <table:table-cell ns41:value-type="float" table:style-name="ce74" office:value="45" office:value-type="float">
            <text:p>45</text:p>
          </table:table-cell>
          <table:table-cell ns41:value-type="float" table:style-name="ce74" office:value="2" office:value-type="float">
            <text:p>2</text:p>
          </table:table-cell>
          <table:table-cell table:style-name="ce74"/>
          <table:table-cell table:formula="of:=[.N715]+[.P715]" ns41:value-type="float" table:style-name="ce74" office:value-type="float" office:value="45">
            <text:p>45</text:p>
          </table:table-cell>
          <table:table-cell table:formula="of:=[.O715]+[.Q715]" ns41:value-type="float" table:style-name="ce74" office:value-type="float" office:value="45">
            <text:p>45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IJsselstein</text:p>
          </table:table-cell>
          <table:table-cell ns41:value-type="string" table:style-name="ce72" office:value-type="string">
            <text:p>Hoogheemraadschap van den Lekdijk Benedendams</text:p>
          </table:table-cell>
          <table:table-cell table:style-name="ce72"/>
          <table:table-cell ns41:value-type="string" table:style-name="ce72" office:value-type="string">
            <text:p>Wijk B</text:p>
          </table:table-cell>
          <table:table-cell ns41:value-type="string" table:style-name="ce72" office:value-type="string">
            <text:p>Buurtschap Hoogenbiezen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5" office:value-type="float">
            <text:p>15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35" office:value-type="float">
            <text:p>35</text:p>
          </table:table-cell>
          <table:table-cell ns41:value-type="float" table:style-name="ce74" office:value="31" office:value-type="float">
            <text:p>31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716]+[.P716]" ns41:value-type="float" table:style-name="ce74" office:value-type="float" office:value="36">
            <text:p>36</text:p>
          </table:table-cell>
          <table:table-cell table:formula="of:=[.O716]+[.Q716]" ns41:value-type="float" table:style-name="ce74" office:value-type="float" office:value="31">
            <text:p>3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IJsselstein</text:p>
          </table:table-cell>
          <table:table-cell ns41:value-type="string" table:style-name="ce72" office:value-type="string">
            <text:p>Hoogheemraadschap van den Lekdijk Benedendams</text:p>
          </table:table-cell>
          <table:table-cell table:style-name="ce72"/>
          <table:table-cell ns41:value-type="string" table:style-name="ce72" office:value-type="string">
            <text:p>Wijk C</text:p>
          </table:table-cell>
          <table:table-cell ns41:value-type="string" table:style-name="ce72" office:value-type="string">
            <text:p>Buurtschappen Lagenbiezen, Achtersloot, Knollemanshoek, Zuid-IJsseldijk en Eiteren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89" office:value-type="float">
            <text:p>89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228" office:value-type="float">
            <text:p>228</text:p>
          </table:table-cell>
          <table:table-cell ns41:value-type="float" table:style-name="ce74" office:value="199" office:value-type="float">
            <text:p>199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3" office:value-type="float">
            <text:p>3</text:p>
          </table:table-cell>
          <table:table-cell table:formula="of:=[.N717]+[.P717]" ns41:value-type="float" table:style-name="ce74" office:value-type="float" office:value="233">
            <text:p>233</text:p>
          </table:table-cell>
          <table:table-cell table:formula="of:=[.O717]+[.Q717]" ns41:value-type="float" table:style-name="ce74" office:value-type="float" office:value="202">
            <text:p>202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2" office:value-type="float">
            <text:p>22</text:p>
          </table:table-cell>
          <table:table-cell ns41:value-type="float" table:style-name="ce52" office:value="23" office:value-type="float">
            <text:p>23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4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IJsselstein</text:p>
          </table:table-cell>
          <table:table-cell table:style-name="ce72" table:number-columns-repeated="2"/>
          <table:table-cell ns41:value-type="string" table:style-name="ce72" office:value-type="string">
            <text:p>Wijk C</text:p>
          </table:table-cell>
          <table:table-cell ns41:value-type="string" table:style-name="ce72" office:value-type="string">
            <text:p>Buurtschappen Lagenbiezen, Achtersloot, Knollemanshoek, Zuid-IJsseldijk en Eiteren</text:p>
          </table:table-cell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7" office:value-type="float">
            <text:p>47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02" office:value-type="float">
            <text:p>102</text:p>
          </table:table-cell>
          <table:table-cell ns41:value-type="float" table:style-name="ce74" office:value="84" office:value-type="float">
            <text:p>84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718]+[.P718]" ns41:value-type="float" table:style-name="ce74" office:value-type="float" office:value="103">
            <text:p>103</text:p>
          </table:table-cell>
          <table:table-cell table:formula="of:=[.O718]+[.Q718]" ns41:value-type="float" table:style-name="ce74" office:value-type="float" office:value="84">
            <text:p>84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IJsselstein</text:p>
          </table:table-cell>
          <table:table-cell table:style-name="ce72" table:number-columns-repeated="2"/>
          <table:table-cell ns41:value-type="string" table:style-name="ce72" office:value-type="string">
            <text:p>Wijk D</text:p>
          </table:table-cell>
          <table:table-cell ns41:value-type="string" table:style-name="ce72" office:value-type="string">
            <text:p>Buurtschappen IJsseldijk en Achthoven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78" office:value-type="float">
            <text:p>78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3"/>
          <table:table-cell ns41:value-type="float" table:style-name="ce74" office:value="186" office:value-type="float">
            <text:p>186</text:p>
          </table:table-cell>
          <table:table-cell ns41:value-type="float" table:style-name="ce74" office:value="175" office:value-type="float">
            <text:p>175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1" office:value-type="float">
            <text:p>1</text:p>
          </table:table-cell>
          <table:table-cell table:formula="of:=[.N719]+[.P719]" ns41:value-type="float" table:style-name="ce74" office:value-type="float" office:value="192">
            <text:p>192</text:p>
          </table:table-cell>
          <table:table-cell table:formula="of:=[.O719]+[.Q719]" ns41:value-type="float" table:style-name="ce74" office:value-type="float" office:value="176">
            <text:p>176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IJsselstein</text:p>
          </table:table-cell>
          <table:table-cell ns41:value-type="string" table:style-name="ce72" office:value-type="string">
            <text:p>Hoogheemraadschap van den Lekdijk Benedendams</text:p>
          </table:table-cell>
          <table:table-cell table:style-name="ce72"/>
          <table:table-cell ns41:value-type="string" table:style-name="ce72" office:value-type="string">
            <text:p>Wijk D</text:p>
          </table:table-cell>
          <table:table-cell ns41:value-type="string" table:style-name="ce72" office:value-type="string">
            <text:p>Buurtschappen IJsseldijk en Achthoven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4" office:value-type="float">
            <text:p>14</text:p>
          </table:table-cell>
          <table:table-cell table:style-name="ce74" table:number-columns-repeated="4"/>
          <table:table-cell ns41:value-type="float" table:style-name="ce74" office:value="46" office:value-type="float">
            <text:p>46</text:p>
          </table:table-cell>
          <table:table-cell ns41:value-type="float" table:style-name="ce74" office:value="41" office:value-type="float">
            <text:p>41</text:p>
          </table:table-cell>
          <table:table-cell table:style-name="ce74" table:number-columns-repeated="2"/>
          <table:table-cell table:formula="of:=[.N720]+[.P720]" ns41:value-type="float" table:style-name="ce74" office:value-type="float" office:value="46">
            <text:p>46</text:p>
          </table:table-cell>
          <table:table-cell table:formula="of:=[.O720]+[.Q720]" ns41:value-type="float" table:style-name="ce74" office:value-type="float" office:value="41">
            <text:p>4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IJsselstein</text:p>
          </table:table-cell>
          <table:table-cell table:style-name="ce72" table:number-columns-repeated="2"/>
          <table:table-cell ns41:value-type="string" table:style-name="ce72" office:value-type="string">
            <text:p>Wijk D</text:p>
          </table:table-cell>
          <table:table-cell ns41:value-type="string" table:style-name="ce72" office:value-type="string">
            <text:p>Buurtschappen IJsseldijk en Achthoven</text:p>
          </table:table-cell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1" office:value-type="float">
            <text:p>1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table:formula="of:=[.N721]+[.P721]" ns41:value-type="float" table:style-name="ce74" office:value-type="float" office:value="1">
            <text:p>1</text:p>
          </table:table-cell>
          <table:table-cell table:formula="of:=[.O721]+[.Q721]" ns41:value-type="float" table:style-name="ce74" office:value-type="float" office:value="0">
            <text:p>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IJsselstei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712:.I713])" ns41:value-type="float" table:style-name="ce73" office:value-type="float" office:value="443">
            <text:p>443</text:p>
          </table:table-cell>
          <table:table-cell table:formula="of:=SUM([.J712:.J713])" ns41:value-type="float" table:style-name="ce74" office:value-type="float" office:value="31">
            <text:p>31</text:p>
          </table:table-cell>
          <table:table-cell table:formula="of:=SUM([.K712:.K713])" ns41:value-type="float" table:style-name="ce74" office:value-type="float" office:value="0">
            <text:p>0</text:p>
          </table:table-cell>
          <table:table-cell table:formula="of:=SUM([.L712:.L713])" ns41:value-type="float" table:style-name="ce74" office:value-type="float" office:value="0">
            <text:p>0</text:p>
          </table:table-cell>
          <table:table-cell table:formula="of:=SUM([.M712:.M713])" ns41:value-type="float" table:style-name="ce74" office:value-type="float" office:value="0">
            <text:p>0</text:p>
          </table:table-cell>
          <table:table-cell table:formula="of:=SUM([.N712:.N713])" ns41:value-type="float" table:style-name="ce74" office:value-type="float" office:value="865">
            <text:p>865</text:p>
          </table:table-cell>
          <table:table-cell table:formula="of:=SUM([.O712:.O713])" ns41:value-type="float" table:style-name="ce74" office:value-type="float" office:value="903">
            <text:p>903</text:p>
          </table:table-cell>
          <table:table-cell table:formula="of:=SUM([.P712:.P713])" ns41:value-type="float" table:style-name="ce74" office:value-type="float" office:value="21">
            <text:p>21</text:p>
          </table:table-cell>
          <table:table-cell table:formula="of:=SUM([.Q712:.Q713])" ns41:value-type="float" table:style-name="ce74" office:value-type="float" office:value="9">
            <text:p>9</text:p>
          </table:table-cell>
          <table:table-cell table:formula="of:=[.N722]+[.P722]" ns41:value-type="float" table:style-name="ce74" office:value-type="float" office:value="886">
            <text:p>886</text:p>
          </table:table-cell>
          <table:table-cell table:formula="of:=[.O722]+[.Q722]" ns41:value-type="float" table:style-name="ce74" office:value-type="float" office:value="912">
            <text:p>912</text:p>
          </table:table-cell>
          <table:table-cell table:formula="of:=SUM([.T712:.T713])" ns41:value-type="float" table:style-name="ce74" office:value-type="float" office:value="15">
            <text:p>15</text:p>
          </table:table-cell>
          <table:table-cell table:formula="of:=SUM([.U712:.U713])" ns41:value-type="float" table:style-name="ce75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714:.I721])" ns41:value-type="float" table:style-name="ce73" office:value-type="float" office:value="328">
            <text:p>328</text:p>
          </table:table-cell>
          <table:table-cell table:formula="of:=SUM([.J714:.J721])" ns41:value-type="float" table:style-name="ce74" office:value-type="float" office:value="10">
            <text:p>10</text:p>
          </table:table-cell>
          <table:table-cell table:formula="of:=SUM([.K714:.K721])" ns41:value-type="float" table:style-name="ce74" office:value-type="float" office:value="0">
            <text:p>0</text:p>
          </table:table-cell>
          <table:table-cell table:formula="of:=SUM([.L714:.L721])" ns41:value-type="float" table:style-name="ce74" office:value-type="float" office:value="1">
            <text:p>1</text:p>
          </table:table-cell>
          <table:table-cell table:formula="of:=SUM([.M714:.M721])" ns41:value-type="float" table:style-name="ce74" office:value-type="float" office:value="0">
            <text:p>0</text:p>
          </table:table-cell>
          <table:table-cell table:formula="of:=SUM([.N714:.N721])" ns41:value-type="float" table:style-name="ce74" office:value-type="float" office:value="761">
            <text:p>761</text:p>
          </table:table-cell>
          <table:table-cell table:formula="of:=SUM([.O714:.O721])" ns41:value-type="float" table:style-name="ce74" office:value-type="float" office:value="703">
            <text:p>703</text:p>
          </table:table-cell>
          <table:table-cell table:formula="of:=SUM([.P714:.P721])" ns41:value-type="float" table:style-name="ce74" office:value-type="float" office:value="18">
            <text:p>18</text:p>
          </table:table-cell>
          <table:table-cell table:formula="of:=SUM([.Q714:.Q721])" ns41:value-type="float" table:style-name="ce74" office:value-type="float" office:value="4">
            <text:p>4</text:p>
          </table:table-cell>
          <table:table-cell table:formula="of:=[.N723]+[.P723]" ns41:value-type="float" table:style-name="ce74" office:value-type="float" office:value="779">
            <text:p>779</text:p>
          </table:table-cell>
          <table:table-cell table:formula="of:=[.O723]+[.Q723]" ns41:value-type="float" table:style-name="ce74" office:value-type="float" office:value="707">
            <text:p>707</text:p>
          </table:table-cell>
          <table:table-cell table:formula="of:=SUM([.T714:.T721])" ns41:value-type="float" table:style-name="ce74" office:value-type="float" office:value="5">
            <text:p>5</text:p>
          </table:table-cell>
          <table:table-cell table:formula="of:=SUM([.U714:.U721])" ns41:value-type="float" table:style-name="ce75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IJsselstein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712:.I721])" ns41:value-type="float" table:style-name="ce73" office:value-type="float" office:value="771">
            <text:p>771</text:p>
          </table:table-cell>
          <table:table-cell table:formula="of:=SUM([.J712:.J721])" ns41:value-type="float" table:style-name="ce74" office:value-type="float" office:value="41">
            <text:p>41</text:p>
          </table:table-cell>
          <table:table-cell table:formula="of:=SUM([.K712:.K721])" ns41:value-type="float" table:style-name="ce74" office:value-type="float" office:value="0">
            <text:p>0</text:p>
          </table:table-cell>
          <table:table-cell table:formula="of:=SUM([.L712:.L721])" ns41:value-type="float" table:style-name="ce74" office:value-type="float" office:value="1">
            <text:p>1</text:p>
          </table:table-cell>
          <table:table-cell table:formula="of:=SUM([.M712:.M721])" ns41:value-type="float" table:style-name="ce74" office:value-type="float" office:value="0">
            <text:p>0</text:p>
          </table:table-cell>
          <table:table-cell table:formula="of:=SUM([.N712:.N721])" ns41:value-type="float" table:style-name="ce74" office:value-type="float" office:value="1626">
            <text:p>1626</text:p>
          </table:table-cell>
          <table:table-cell table:formula="of:=SUM([.O712:.O721])" ns41:value-type="float" table:style-name="ce74" office:value-type="float" office:value="1606">
            <text:p>1606</text:p>
          </table:table-cell>
          <table:table-cell table:formula="of:=SUM([.P712:.P721])" ns41:value-type="float" table:style-name="ce74" office:value-type="float" office:value="39">
            <text:p>39</text:p>
          </table:table-cell>
          <table:table-cell table:formula="of:=SUM([.Q712:.Q721])" ns41:value-type="float" table:style-name="ce74" office:value-type="float" office:value="13">
            <text:p>13</text:p>
          </table:table-cell>
          <table:table-cell table:formula="of:=[.N724]+[.P724]" ns41:value-type="float" table:style-name="ce74" office:value-type="float" office:value="1665">
            <text:p>1665</text:p>
          </table:table-cell>
          <table:table-cell table:formula="of:=[.O724]+[.Q724]" ns41:value-type="float" table:style-name="ce74" office:value-type="float" office:value="1619">
            <text:p>1619</text:p>
          </table:table-cell>
          <table:table-cell table:formula="of:=SUM([.T712:.T721])" ns41:value-type="float" table:style-name="ce74" office:value-type="float" office:value="20">
            <text:p>20</text:p>
          </table:table-cell>
          <table:table-cell table:formula="of:=SUM([.U712:.U721])" ns41:value-type="float" table:style-name="ce75" office:value-type="float" office:value="21">
            <text:p>2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67" table:number-columns-repeated="997"/>
        </table:table-row>
        <table:table-row table:style-name="ro11">
          <table:table-cell ns41:value-type="string" table:style-name="ce8" office:value-type="string">
            <text:p>IJsselstein</text:p>
          </table:table-cell>
          <table:table-cell table:style-name="ce72" table:number-columns-repeated="5"/>
          <table:table-cell ns41:value-type="string" table:style-name="ce24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73"/>
          <table:table-cell table:style-name="ce74" table:number-columns-repeated="7"/>
          <table:table-cell ns41:value-type="float" table:style-name="ce74" office:value="2" office:value-type="float">
            <text:p>2</text:p>
          </table:table-cell>
          <table:table-cell table:formula="of:=[.N725]+[.P725]" ns41:value-type="float" table:style-name="ce74" office:value-type="float" office:value="0">
            <text:p>0</text:p>
          </table:table-cell>
          <table:table-cell table:formula="of:=[.O725]+[.Q725]" ns41:value-type="float" table:style-name="ce74" office:value-type="float" office:value="2">
            <text:p>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table:style-name="ce72" table:number-columns-repeated="5"/>
          <table:table-cell ns41:value-type="string" table:style-name="ce24" office:value-type="string">
            <text:p>Algemeen totaal der bevolking</text:p>
          </table:table-cell>
          <table:table-cell table:style-name="ce10"/>
          <table:table-cell table:formula="of:=SUM([.I724:.I725])" ns41:value-type="float" table:style-name="ce73" office:value-type="float" office:value="771">
            <text:p>771</text:p>
          </table:table-cell>
          <table:table-cell table:formula="of:=SUM([.J724:.J725])" ns41:value-type="float" table:style-name="ce74" office:value-type="float" office:value="41">
            <text:p>41</text:p>
          </table:table-cell>
          <table:table-cell table:formula="of:=SUM([.K724:.K725])" ns41:value-type="float" table:style-name="ce74" office:value-type="float" office:value="0">
            <text:p>0</text:p>
          </table:table-cell>
          <table:table-cell table:formula="of:=SUM([.L724:.L725])" ns41:value-type="float" table:style-name="ce74" office:value-type="float" office:value="1">
            <text:p>1</text:p>
          </table:table-cell>
          <table:table-cell table:formula="of:=SUM([.M724:.M725])" ns41:value-type="float" table:style-name="ce74" office:value-type="float" office:value="0">
            <text:p>0</text:p>
          </table:table-cell>
          <table:table-cell table:formula="of:=SUM([.N724:.N725])" ns41:value-type="float" table:style-name="ce74" office:value-type="float" office:value="1626">
            <text:p>1626</text:p>
          </table:table-cell>
          <table:table-cell table:formula="of:=SUM([.O724:.O725])" ns41:value-type="float" table:style-name="ce74" office:value-type="float" office:value="1606">
            <text:p>1606</text:p>
          </table:table-cell>
          <table:table-cell table:formula="of:=SUM([.P724:.P725])" ns41:value-type="float" table:style-name="ce74" office:value-type="float" office:value="39">
            <text:p>39</text:p>
          </table:table-cell>
          <table:table-cell table:formula="of:=SUM([.Q724:.Q725])" ns41:value-type="float" table:style-name="ce74" office:value-type="float" office:value="15">
            <text:p>15</text:p>
          </table:table-cell>
          <table:table-cell table:formula="of:=[.N726]+[.P726]" ns41:value-type="float" table:style-name="ce74" office:value-type="float" office:value="1665">
            <text:p>1665</text:p>
          </table:table-cell>
          <table:table-cell table:formula="of:=[.O726]+[.Q726]" ns41:value-type="float" table:style-name="ce74" office:value-type="float" office:value="1621">
            <text:p>1621</text:p>
          </table:table-cell>
          <table:table-cell table:formula="of:=SUM([.T724:.T725])" ns41:value-type="float" table:style-name="ce74" office:value-type="float" office:value="20">
            <text:p>20</text:p>
          </table:table-cell>
          <table:table-cell table:formula="of:=SUM([.U724:.U725])" ns41:value-type="float" table:style-name="ce75" office:value-type="float" office:value="21">
            <text:p>2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Zegveld</text:p>
          </table:table-cell>
          <table:table-cell ns41:value-type="string" table:style-name="ce72" office:value-type="string">
            <text:p>Grootwaterschap Woerden</text:p>
          </table:table-cell>
          <table:table-cell ns41:value-type="string" table:style-name="ce72" office:value-type="string">
            <text:p>Dorp Zegveld</text:p>
          </table:table-cell>
          <table:table-cell table:style-name="ce72" table:number-columns-repeated="3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69" office:value-type="float">
            <text:p>69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132" office:value-type="float">
            <text:p>132</text:p>
          </table:table-cell>
          <table:table-cell ns41:value-type="float" table:style-name="ce74" office:value="152" office:value-type="float">
            <text:p>152</text:p>
          </table:table-cell>
          <table:table-cell ns41:value-type="float" office:value="2" table:style-name="ce74" table:number-columns-repeated="2" office:value-type="float">
            <text:p>2</text:p>
          </table:table-cell>
          <table:table-cell table:formula="of:=[.N727]+[.P727]" ns41:value-type="float" table:style-name="ce74" office:value-type="float" office:value="134">
            <text:p>134</text:p>
          </table:table-cell>
          <table:table-cell table:formula="of:=[.O727]+[.Q727]" ns41:value-type="float" table:style-name="ce74" office:value-type="float" office:value="154">
            <text:p>154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gveld</text:p>
          </table:table-cell>
          <table:table-cell ns41:value-type="string" table:style-name="ce72" office:value-type="string">
            <text:p>Grootwaterschap Woerden</text:p>
          </table:table-cell>
          <table:table-cell ns41:value-type="string" table:style-name="ce72" office:value-type="string">
            <text:p>Dorp Zegveld</text:p>
          </table:table-cell>
          <table:table-cell table:style-name="ce72" table:number-columns-repeated="3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34" office:value-type="float">
            <text:p>34</text:p>
          </table:table-cell>
          <table:table-cell table:style-name="ce74" table:number-columns-repeated="4"/>
          <table:table-cell ns41:value-type="float" table:style-name="ce74" office:value="81" office:value-type="float">
            <text:p>81</text:p>
          </table:table-cell>
          <table:table-cell ns41:value-type="float" table:style-name="ce74" office:value="84" office:value-type="float">
            <text:p>84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728]+[.P728]" ns41:value-type="float" table:style-name="ce74" office:value-type="float" office:value="82">
            <text:p>82</text:p>
          </table:table-cell>
          <table:table-cell table:formula="of:=[.O728]+[.Q728]" ns41:value-type="float" table:style-name="ce74" office:value-type="float" office:value="84">
            <text:p>84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gveld</text:p>
          </table:table-cell>
          <table:table-cell ns41:value-type="string" table:style-name="ce72" office:value-type="string">
            <text:p>Grootwaterschap Woerden</text:p>
          </table:table-cell>
          <table:table-cell ns41:value-type="string" table:style-name="ce72" office:value-type="string">
            <text:p>Buurtschap Zegveldenbroek</text:p>
          </table:table-cell>
          <table:table-cell table:style-name="ce72" table:number-columns-repeated="3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51" office:value-type="float">
            <text:p>51</text:p>
          </table:table-cell>
          <table:table-cell table:style-name="ce74" table:number-columns-repeated="4"/>
          <table:table-cell ns41:value-type="float" table:style-name="ce74" office:value="143" office:value-type="float">
            <text:p>143</text:p>
          </table:table-cell>
          <table:table-cell ns41:value-type="float" table:style-name="ce74" office:value="134" office:value-type="float">
            <text:p>134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1" office:value-type="float">
            <text:p>1</text:p>
          </table:table-cell>
          <table:table-cell table:formula="of:=[.N729]+[.P729]" ns41:value-type="float" table:style-name="ce74" office:value-type="float" office:value="145">
            <text:p>145</text:p>
          </table:table-cell>
          <table:table-cell table:formula="of:=[.O729]+[.Q729]" ns41:value-type="float" table:style-name="ce74" office:value-type="float" office:value="135">
            <text:p>135</text:p>
          </table:table-cell>
          <table:table-cell ns41:value-type="float" table:style-name="ce74" office:value="2" office:value-type="float">
            <text:p>2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Zegveld</text:p>
          </table:table-cell>
          <table:table-cell table:style-name="ce72"/>
          <table:table-cell ns41:value-type="string" table:style-name="ce72" office:value-type="string">
            <text:p>Buurtschap Meije</text:p>
          </table:table-cell>
          <table:table-cell table:style-name="ce72" table:number-columns-repeated="3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1" office:value-type="float">
            <text:p>21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47" office:value-type="float">
            <text:p>47</text:p>
          </table:table-cell>
          <table:table-cell ns41:value-type="float" table:style-name="ce74" office:value="60" office:value-type="float">
            <text:p>60</text:p>
          </table:table-cell>
          <table:table-cell table:style-name="ce74" table:number-columns-repeated="2"/>
          <table:table-cell table:formula="of:=[.N730]+[.P730]" ns41:value-type="float" table:style-name="ce74" office:value-type="float" office:value="47">
            <text:p>47</text:p>
          </table:table-cell>
          <table:table-cell table:formula="of:=[.O730]+[.Q730]" ns41:value-type="float" table:style-name="ce74" office:value-type="float" office:value="60">
            <text:p>6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gveld</text:p>
          </table:table-cell>
          <table:table-cell ns41:value-type="string" table:style-name="ce72" office:value-type="string">
            <text:p>Grootwaterschap Woerden</text:p>
          </table:table-cell>
          <table:table-cell ns41:value-type="string" table:style-name="ce72" office:value-type="string">
            <text:p>Buurtschap Meije</text:p>
          </table:table-cell>
          <table:table-cell table:style-name="ce72" table:number-columns-repeated="3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9" office:value-type="float">
            <text:p>9</text:p>
          </table:table-cell>
          <table:table-cell table:style-name="ce74" table:number-columns-repeated="4"/>
          <table:table-cell ns41:value-type="float" table:style-name="ce74" office:value="23" office:value-type="float">
            <text:p>23</text:p>
          </table:table-cell>
          <table:table-cell ns41:value-type="float" table:style-name="ce74" office:value="17" office:value-type="float">
            <text:p>17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731]+[.P731]" ns41:value-type="float" table:style-name="ce74" office:value-type="float" office:value="23">
            <text:p>23</text:p>
          </table:table-cell>
          <table:table-cell table:formula="of:=[.O731]+[.Q731]" ns41:value-type="float" table:style-name="ce74" office:value-type="float" office:value="18">
            <text:p>18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Zegveld</text:p>
          </table:table-cell>
          <table:table-cell table:style-name="ce72"/>
          <table:table-cell ns41:value-type="string" table:style-name="ce72" office:value-type="string">
            <text:p>Buurtschap Meije</text:p>
          </table:table-cell>
          <table:table-cell table:style-name="ce72" table:number-columns-repeated="2"/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5" office:value-type="float">
            <text:p>5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style-name="ce74"/>
          <table:table-cell ns41:value-type="float" table:style-name="ce74" office:value="6" office:value-type="float">
            <text:p>6</text:p>
          </table:table-cell>
          <table:table-cell ns41:value-type="float" table:style-name="ce74" office:value="5" office:value-type="float">
            <text:p>5</text:p>
          </table:table-cell>
          <table:table-cell table:formula="of:=[.N732]+[.P732]" ns41:value-type="float" table:style-name="ce74" office:value-type="float" office:value="7">
            <text:p>7</text:p>
          </table:table-cell>
          <table:table-cell table:formula="of:=[.O732]+[.Q732]" ns41:value-type="float" table:style-name="ce74" office:value-type="float" office:value="5">
            <text:p>5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Zegveld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727])" ns41:value-type="float" table:style-name="ce73" office:value-type="float" office:value="69">
            <text:p>69</text:p>
          </table:table-cell>
          <table:table-cell table:formula="of:=SUM([.J727])" ns41:value-type="float" table:style-name="ce74" office:value-type="float" office:value="1">
            <text:p>1</text:p>
          </table:table-cell>
          <table:table-cell table:formula="of:=SUM([.K727])" ns41:value-type="float" table:style-name="ce74" office:value-type="float" office:value="0">
            <text:p>0</text:p>
          </table:table-cell>
          <table:table-cell table:formula="of:=SUM([.L727])" ns41:value-type="float" table:style-name="ce74" office:value-type="float" office:value="0">
            <text:p>0</text:p>
          </table:table-cell>
          <table:table-cell table:formula="of:=SUM([.M727])" ns41:value-type="float" table:style-name="ce74" office:value-type="float" office:value="0">
            <text:p>0</text:p>
          </table:table-cell>
          <table:table-cell table:formula="of:=SUM([.N727])" ns41:value-type="float" table:style-name="ce74" office:value-type="float" office:value="132">
            <text:p>132</text:p>
          </table:table-cell>
          <table:table-cell table:formula="of:=SUM([.O727])" ns41:value-type="float" table:style-name="ce74" office:value-type="float" office:value="152">
            <text:p>152</text:p>
          </table:table-cell>
          <table:table-cell table:formula="of:=SUM([.P727])" ns41:value-type="float" table:style-name="ce74" office:value-type="float" office:value="2">
            <text:p>2</text:p>
          </table:table-cell>
          <table:table-cell table:formula="of:=SUM([.Q727])" ns41:value-type="float" table:style-name="ce74" office:value-type="float" office:value="2">
            <text:p>2</text:p>
          </table:table-cell>
          <table:table-cell table:formula="of:=[.N733]+[.P733]" ns41:value-type="float" table:style-name="ce74" office:value-type="float" office:value="134">
            <text:p>134</text:p>
          </table:table-cell>
          <table:table-cell table:formula="of:=[.O733]+[.Q733]" ns41:value-type="float" table:style-name="ce74" office:value-type="float" office:value="154">
            <text:p>154</text:p>
          </table:table-cell>
          <table:table-cell table:formula="of:=SUM([.T727])" ns41:value-type="float" table:style-name="ce74" office:value-type="float" office:value="6">
            <text:p>6</text:p>
          </table:table-cell>
          <table:table-cell table:formula="of:=SUM([.U727])" ns41:value-type="float" table:style-name="ce75" office:value-type="float" office:value="8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gveld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728:.I732])" ns41:value-type="float" table:style-name="ce73" office:value-type="float" office:value="115">
            <text:p>115</text:p>
          </table:table-cell>
          <table:table-cell table:formula="of:=SUM([.J728:.J732])" ns41:value-type="float" table:style-name="ce74" office:value-type="float" office:value="3">
            <text:p>3</text:p>
          </table:table-cell>
          <table:table-cell table:formula="of:=SUM([.K728:.K732])" ns41:value-type="float" table:style-name="ce74" office:value-type="float" office:value="0">
            <text:p>0</text:p>
          </table:table-cell>
          <table:table-cell table:formula="of:=SUM([.L728:.L732])" ns41:value-type="float" table:style-name="ce74" office:value-type="float" office:value="5">
            <text:p>5</text:p>
          </table:table-cell>
          <table:table-cell table:formula="of:=SUM([.M728:.M732])" ns41:value-type="float" table:style-name="ce74" office:value-type="float" office:value="0">
            <text:p>0</text:p>
          </table:table-cell>
          <table:table-cell table:formula="of:=SUM([.N728:.N732])" ns41:value-type="float" table:style-name="ce74" office:value-type="float" office:value="295">
            <text:p>295</text:p>
          </table:table-cell>
          <table:table-cell table:formula="of:=SUM([.O728:.O732])" ns41:value-type="float" table:style-name="ce74" office:value-type="float" office:value="295">
            <text:p>295</text:p>
          </table:table-cell>
          <table:table-cell table:formula="of:=SUM([.P728:.P732])" ns41:value-type="float" table:style-name="ce74" office:value-type="float" office:value="9">
            <text:p>9</text:p>
          </table:table-cell>
          <table:table-cell table:formula="of:=SUM([.Q728:.Q732])" ns41:value-type="float" table:style-name="ce74" office:value-type="float" office:value="7">
            <text:p>7</text:p>
          </table:table-cell>
          <table:table-cell table:formula="of:=[.N734]+[.P734]" ns41:value-type="float" table:style-name="ce74" office:value-type="float" office:value="304">
            <text:p>304</text:p>
          </table:table-cell>
          <table:table-cell table:formula="of:=[.O734]+[.Q734]" ns41:value-type="float" table:style-name="ce74" office:value-type="float" office:value="302">
            <text:p>302</text:p>
          </table:table-cell>
          <table:table-cell table:formula="of:=SUM([.T728:.T732])" ns41:value-type="float" table:style-name="ce74" office:value-type="float" office:value="5">
            <text:p>5</text:p>
          </table:table-cell>
          <table:table-cell table:formula="of:=SUM([.U728:.U732])" ns41:value-type="float" table:style-name="ce75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gveld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733:.I734])" ns41:value-type="float" table:style-name="ce73" office:value-type="float" office:value="184">
            <text:p>184</text:p>
          </table:table-cell>
          <table:table-cell table:formula="of:=SUM([.J733:.J734])" ns41:value-type="float" table:style-name="ce74" office:value-type="float" office:value="4">
            <text:p>4</text:p>
          </table:table-cell>
          <table:table-cell table:formula="of:=SUM([.K733:.K734])" ns41:value-type="float" table:style-name="ce74" office:value-type="float" office:value="0">
            <text:p>0</text:p>
          </table:table-cell>
          <table:table-cell table:formula="of:=SUM([.L733:.L734])" ns41:value-type="float" table:style-name="ce74" office:value-type="float" office:value="5">
            <text:p>5</text:p>
          </table:table-cell>
          <table:table-cell table:formula="of:=SUM([.M733:.M734])" ns41:value-type="float" table:style-name="ce74" office:value-type="float" office:value="0">
            <text:p>0</text:p>
          </table:table-cell>
          <table:table-cell table:formula="of:=SUM([.N733:.N734])" ns41:value-type="float" table:style-name="ce74" office:value-type="float" office:value="427">
            <text:p>427</text:p>
          </table:table-cell>
          <table:table-cell table:formula="of:=SUM([.O733:.O734])" ns41:value-type="float" table:style-name="ce74" office:value-type="float" office:value="447">
            <text:p>447</text:p>
          </table:table-cell>
          <table:table-cell table:formula="of:=SUM([.P733:.P734])" ns41:value-type="float" table:style-name="ce74" office:value-type="float" office:value="11">
            <text:p>11</text:p>
          </table:table-cell>
          <table:table-cell table:formula="of:=SUM([.Q733:.Q734])" ns41:value-type="float" table:style-name="ce74" office:value-type="float" office:value="9">
            <text:p>9</text:p>
          </table:table-cell>
          <table:table-cell table:formula="of:=[.N735]+[.P735]" ns41:value-type="float" table:style-name="ce74" office:value-type="float" office:value="438">
            <text:p>438</text:p>
          </table:table-cell>
          <table:table-cell table:formula="of:=[.O735]+[.Q735]" ns41:value-type="float" table:style-name="ce74" office:value-type="float" office:value="456">
            <text:p>456</text:p>
          </table:table-cell>
          <table:table-cell table:formula="of:=SUM([.T733:.T734])" ns41:value-type="float" table:style-name="ce74" office:value-type="float" office:value="11">
            <text:p>11</text:p>
          </table:table-cell>
          <table:table-cell table:formula="of:=SUM([.U733:.U734])" ns41:value-type="float" table:style-name="ce75" office:value-type="float" office:value="13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Zeist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93" office:value-type="float">
            <text:p>193</text:p>
          </table:table-cell>
          <table:table-cell ns41:value-type="float" table:style-name="ce74" office:value="15" office:value-type="float">
            <text:p>15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2"/>
          <table:table-cell ns41:value-type="float" table:style-name="ce74" office:value="397" office:value-type="float">
            <text:p>397</text:p>
          </table:table-cell>
          <table:table-cell ns41:value-type="float" table:style-name="ce74" office:value="503" office:value-type="float">
            <text:p>503</text:p>
          </table:table-cell>
          <table:table-cell ns41:value-type="float" table:style-name="ce74" office:value="19" office:value-type="float">
            <text:p>19</text:p>
          </table:table-cell>
          <table:table-cell ns41:value-type="float" table:style-name="ce74" office:value="39" office:value-type="float">
            <text:p>39</text:p>
          </table:table-cell>
          <table:table-cell table:formula="of:=[.N736]+[.P736]" ns41:value-type="float" table:style-name="ce74" office:value-type="float" office:value="416">
            <text:p>416</text:p>
          </table:table-cell>
          <table:table-cell table:formula="of:=[.O736]+[.Q736]" ns41:value-type="float" table:style-name="ce74" office:value-type="float" office:value="542">
            <text:p>542</text:p>
          </table:table-cell>
          <table:table-cell ns41:value-type="float" table:style-name="ce74" office:value="19" office:value-type="float">
            <text:p>19</text:p>
          </table:table-cell>
          <table:table-cell ns41:value-type="float" table:style-name="ce75" office:value="25" office:value-type="float">
            <text:p>2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Zusterhuis der Evangel. Broedergemeente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29" office:value-type="float">
            <text:p>29</text:p>
          </table:table-cell>
          <table:table-cell table:style-name="ce74"/>
          <table:table-cell ns41:value-type="float" table:style-name="ce74" office:value="2" office:value-type="float">
            <text:p>2</text:p>
          </table:table-cell>
          <table:table-cell table:formula="of:=[.N737]+[.P737]" ns41:value-type="float" table:style-name="ce74" office:value-type="float" office:value="0">
            <text:p>0</text:p>
          </table:table-cell>
          <table:table-cell table:formula="of:=[.O737]+[.Q737]" ns41:value-type="float" table:style-name="ce74" office:value-type="float" office:value="31">
            <text:p>31</text:p>
          </table:table-cell>
          <table:table-cell table:style-name="ce74"/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Zeist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Bijzondere meisjesschool van het Zusterhuis der Evangel. Broedergemeente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10" office:value-type="float">
            <text:p>10</text:p>
          </table:table-cell>
          <table:table-cell table:style-name="ce74"/>
          <table:table-cell ns41:value-type="float" table:style-name="ce74" office:value="22" office:value-type="float">
            <text:p>22</text:p>
          </table:table-cell>
          <table:table-cell table:formula="of:=[.N738]+[.P738]" ns41:value-type="float" table:style-name="ce74" office:value-type="float" office:value="0">
            <text:p>0</text:p>
          </table:table-cell>
          <table:table-cell table:formula="of:=[.O738]+[.Q738]" ns41:value-type="float" table:style-name="ce74" office:value-type="float" office:value="32">
            <text:p>32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13">
          <table:table-cell ns41:value-type="string" table:style-name="ce8" office:value-type="string">
            <text:p>Zeist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Weduwenhuis van het Zusterhuis der Evangel. Broedergemeente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5"/>
          <table:table-cell ns41:value-type="float" table:style-name="ce74" office:value="9" office:value-type="float">
            <text:p>9</text:p>
          </table:table-cell>
          <table:table-cell table:style-name="ce74"/>
          <table:table-cell ns41:value-type="float" table:style-name="ce74" office:value="1" office:value-type="float">
            <text:p>1</text:p>
          </table:table-cell>
          <table:table-cell table:formula="of:=[.N739]+[.P739]" ns41:value-type="float" table:style-name="ce74" office:value-type="float" office:value="0">
            <text:p>0</text:p>
          </table:table-cell>
          <table:table-cell table:formula="of:=[.O739]+[.Q739]" ns41:value-type="float" table:style-name="ce74" office:value-type="float" office:value="10">
            <text:p>1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13">
          <table:table-cell ns41:value-type="string" table:style-name="ce8" office:value-type="string">
            <text:p>Zeist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Broederhuis van het Zusterhuis der Evangel. Broedergemeente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23" office:value-type="float">
            <text:p>23</text:p>
          </table:table-cell>
          <table:table-cell table:style-name="ce74"/>
          <table:table-cell ns41:value-type="float" table:style-name="ce74" office:value="2" office:value-type="float">
            <text:p>2</text:p>
          </table:table-cell>
          <table:table-cell table:style-name="ce74"/>
          <table:table-cell table:formula="of:=[.N740]+[.P740]" ns41:value-type="float" table:style-name="ce74" office:value-type="float" office:value="25">
            <text:p>25</text:p>
          </table:table-cell>
          <table:table-cell table:formula="of:=[.O740]+[.Q740]" ns41:value-type="float" table:style-name="ce74" office:value-type="float" office:value="0">
            <text:p>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Zeist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Bijzondere jongensschool van het Zusterhuis der Evangel. Broedergemeente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4" office:value-type="float">
            <text:p>4</text:p>
          </table:table-cell>
          <table:table-cell ns41:value-type="float" table:style-name="ce74" office:value="9" office:value-type="float">
            <text:p>9</text:p>
          </table:table-cell>
          <table:table-cell ns41:value-type="float" table:style-name="ce74" office:value="10" office:value-type="float">
            <text:p>10</text:p>
          </table:table-cell>
          <table:table-cell table:style-name="ce74"/>
          <table:table-cell table:formula="of:=[.N741]+[.P741]" ns41:value-type="float" table:style-name="ce74" office:value-type="float" office:value="14">
            <text:p>14</text:p>
          </table:table-cell>
          <table:table-cell table:formula="of:=[.O741]+[.Q741]" ns41:value-type="float" table:style-name="ce74" office:value-type="float" office:value="9">
            <text:p>9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B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92" office:value-type="float">
            <text:p>92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3"/>
          <table:table-cell ns41:value-type="float" table:style-name="ce74" office:value="221" office:value-type="float">
            <text:p>221</text:p>
          </table:table-cell>
          <table:table-cell ns41:value-type="float" table:style-name="ce74" office:value="319" office:value-type="float">
            <text:p>319</text:p>
          </table:table-cell>
          <table:table-cell ns41:value-type="float" table:style-name="ce74" office:value="15" office:value-type="float">
            <text:p>15</text:p>
          </table:table-cell>
          <table:table-cell ns41:value-type="float" table:style-name="ce74" office:value="24" office:value-type="float">
            <text:p>24</text:p>
          </table:table-cell>
          <table:table-cell table:formula="of:=[.N742]+[.P742]" ns41:value-type="float" table:style-name="ce74" office:value-type="float" office:value="236">
            <text:p>236</text:p>
          </table:table-cell>
          <table:table-cell table:formula="of:=[.O742]+[.Q742]" ns41:value-type="float" table:style-name="ce74" office:value-type="float" office:value="343">
            <text:p>343</text:p>
          </table:table-cell>
          <table:table-cell ns41:value-type="float" table:style-name="ce74" office:value="15" office:value-type="float">
            <text:p>15</text:p>
          </table:table-cell>
          <table:table-cell ns41:value-type="float" table:style-name="ce7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C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5" office:value-type="float">
            <text:p>5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12" office:value-type="float">
            <text:p>12</text:p>
          </table:table-cell>
          <table:table-cell ns41:value-type="float" table:style-name="ce74" office:value="22" office:value-type="float">
            <text:p>22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formula="of:=[.N743]+[.P743]" ns41:value-type="float" table:style-name="ce74" office:value-type="float" office:value="13">
            <text:p>13</text:p>
          </table:table-cell>
          <table:table-cell table:formula="of:=[.O743]+[.Q743]" ns41:value-type="float" table:style-name="ce74" office:value-type="float" office:value="23">
            <text:p>23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</table:table-cell>
          <table:table-cell table:style-name="ce72"/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D</text:p>
          </table:table-cell>
          <table:table-cell table:style-name="ce72"/>
          <table:table-cell ns41:value-type="string" table:style-name="ce72" office:value-type="string">
            <text:p>Protestantsch Weeshuis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7" office:value-type="float">
            <text:p>17</text:p>
          </table:table-cell>
          <table:table-cell ns41:value-type="float" table:style-name="ce74" office:value="10" office:value-type="float">
            <text:p>10</text:p>
          </table:table-cell>
          <table:table-cell table:style-name="ce74" table:number-columns-repeated="2"/>
          <table:table-cell table:formula="of:=[.N744]+[.P744]" ns41:value-type="float" table:style-name="ce74" office:value-type="float" office:value="17">
            <text:p>17</text:p>
          </table:table-cell>
          <table:table-cell table:formula="of:=[.O744]+[.Q744]" ns41:value-type="float" table:style-name="ce74" office:value-type="float" office:value="10">
            <text:p>1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</table:table-cell>
          <table:table-cell table:style-name="ce72"/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D</text:p>
          </table:table-cell>
          <table:table-cell table:style-name="ce72"/>
          <table:table-cell ns41:value-type="string" table:style-name="ce72" office:value-type="string">
            <text:p>Bethanië (Inrigting voor verzwakte kinderen)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table:formula="of:=[.N745]+[.P745]" ns41:value-type="float" table:style-name="ce74" office:value-type="float" office:value="1">
            <text:p>1</text:p>
          </table:table-cell>
          <table:table-cell table:formula="of:=[.O745]+[.Q745]" ns41:value-type="float" table:style-name="ce74" office:value-type="float" office:value="0">
            <text:p>0</text:p>
          </table:table-cell>
          <table:table-cell ns41:value-type="float" table:style-name="ce74" office:value="4" office:value-type="float">
            <text:p>4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</table:table-cell>
          <table:table-cell table:style-name="ce72"/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D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417" office:value-type="float">
            <text:p>417</text:p>
          </table:table-cell>
          <table:table-cell ns41:value-type="float" table:style-name="ce74" office:value="15" office:value-type="float">
            <text:p>15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2"/>
          <table:table-cell ns41:value-type="float" table:style-name="ce74" office:value="944" office:value-type="float">
            <text:p>944</text:p>
          </table:table-cell>
          <table:table-cell ns41:value-type="float" table:style-name="ce74" office:value="930" office:value-type="float">
            <text:p>930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8" office:value-type="float">
            <text:p>8</text:p>
          </table:table-cell>
          <table:table-cell table:formula="of:=[.N746]+[.P746]" ns41:value-type="float" table:style-name="ce74" office:value-type="float" office:value="956">
            <text:p>956</text:p>
          </table:table-cell>
          <table:table-cell table:formula="of:=[.O746]+[.Q746]" ns41:value-type="float" table:style-name="ce74" office:value-type="float" office:value="938">
            <text:p>938</text:p>
          </table:table-cell>
          <table:table-cell ns41:value-type="float" table:style-name="ce74" office:value="21" office:value-type="float">
            <text:p>21</text:p>
          </table:table-cell>
          <table:table-cell ns41:value-type="float" table:style-name="ce75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Zeist</text:p>
          </table:table-cell>
          <table:table-cell table:style-name="ce72"/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E</text:p>
          </table:table-cell>
          <table:table-cell table:style-name="ce72" table:number-columns-repeated="2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34" office:value-type="float">
            <text:p>34</text:p>
          </table:table-cell>
          <table:table-cell ns41:value-type="float" table:style-name="ce74" office:value="4" office:value-type="float">
            <text:p>4</text:p>
          </table:table-cell>
          <table:table-cell table:style-name="ce74" table:number-columns-repeated="3"/>
          <table:table-cell ns41:value-type="float" table:style-name="ce74" office:value="78" office:value-type="float">
            <text:p>78</text:p>
          </table:table-cell>
          <table:table-cell ns41:value-type="float" table:style-name="ce74" office:value="67" office:value-type="float">
            <text:p>67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4" office:value="14" office:value-type="float">
            <text:p>14</text:p>
          </table:table-cell>
          <table:table-cell table:formula="of:=[.N747]+[.P747]" ns41:value-type="float" table:style-name="ce74" office:value-type="float" office:value="85">
            <text:p>85</text:p>
          </table:table-cell>
          <table:table-cell table:formula="of:=[.O747]+[.Q747]" ns41:value-type="float" table:style-name="ce74" office:value-type="float" office:value="81">
            <text:p>8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Zeist</text:p>
          </table:table-cell>
          <table:table-cell table:style-name="ce72"/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A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1" office:value-type="float">
            <text:p>41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99" office:value-type="float">
            <text:p>99</text:p>
          </table:table-cell>
          <table:table-cell ns41:value-type="float" table:style-name="ce74" office:value="96" office:value-type="float">
            <text:p>96</text:p>
          </table:table-cell>
          <table:table-cell ns41:value-type="float" office:value="1" table:style-name="ce74" table:number-columns-repeated="2" office:value-type="float">
            <text:p>1</text:p>
          </table:table-cell>
          <table:table-cell table:formula="of:=[.N748]+[.P748]" ns41:value-type="float" table:style-name="ce74" office:value-type="float" office:value="100">
            <text:p>100</text:p>
          </table:table-cell>
          <table:table-cell table:formula="of:=[.O748]+[.Q748]" ns41:value-type="float" table:style-name="ce74" office:value-type="float" office:value="97">
            <text:p>97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Zeist</text:p>
          </table:table-cell>
          <table:table-cell table:style-name="ce72"/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A</text:p>
          </table:table-cell>
          <table:table-cell table:style-name="ce72"/>
          <table:table-cell ns41:value-type="string" table:style-name="ce72" office:value-type="string">
            <text:p>Kermiswag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8"/>
          <table:table-cell table:formula="of:=[.N749]+[.P749]" ns41:value-type="float" table:style-name="ce74" office:value-type="float" office:value="0">
            <text:p>0</text:p>
          </table:table-cell>
          <table:table-cell table:formula="of:=[.O749]+[.Q749]" ns41:value-type="float" table:style-name="ce74" office:value-type="float" office:value="0">
            <text:p>0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</table:table-cell>
          <table:table-cell table:style-name="ce72"/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Fort bij Rhijnauwen (gedeeltelijk)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" office:value-type="float">
            <text:p>1</text:p>
          </table:table-cell>
          <table:table-cell table:style-name="ce74" table:number-columns-repeated="4"/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table:formula="of:=[.N750]+[.P750]" ns41:value-type="float" table:style-name="ce74" office:value-type="float" office:value="1">
            <text:p>1</text:p>
          </table:table-cell>
          <table:table-cell table:formula="of:=[.O750]+[.Q750]" ns41:value-type="float" table:style-name="ce74" office:value-type="float" office:value="0">
            <text:p>0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C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94" office:value-type="float">
            <text:p>94</text:p>
          </table:table-cell>
          <table:table-cell table:style-name="ce74" table:number-columns-repeated="4"/>
          <table:table-cell ns41:value-type="float" table:style-name="ce74" office:value="239" office:value-type="float">
            <text:p>239</text:p>
          </table:table-cell>
          <table:table-cell ns41:value-type="float" table:style-name="ce74" office:value="255" office:value-type="float">
            <text:p>255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7" office:value-type="float">
            <text:p>7</text:p>
          </table:table-cell>
          <table:table-cell table:formula="of:=[.N751]+[.P751]" ns41:value-type="float" table:style-name="ce74" office:value-type="float" office:value="247">
            <text:p>247</text:p>
          </table:table-cell>
          <table:table-cell table:formula="of:=[.O751]+[.Q751]" ns41:value-type="float" table:style-name="ce74" office:value-type="float" office:value="262">
            <text:p>262</text:p>
          </table:table-cell>
          <table:table-cell ns41:value-type="float" table:style-name="ce74" office:value="13" office:value-type="float">
            <text:p>13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Zeist</text:p>
          </table:table-cell>
          <table:table-cell table:style-name="ce72"/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D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1" office:value-type="float">
            <text:p>41</text:p>
          </table:table-cell>
          <table:table-cell ns41:value-type="float" table:style-name="ce74" office:value="3" office:value-type="float">
            <text:p>3</text:p>
          </table:table-cell>
          <table:table-cell table:style-name="ce74" table:number-columns-repeated="3"/>
          <table:table-cell ns41:value-type="float" table:style-name="ce74" office:value="93" office:value-type="float">
            <text:p>93</text:p>
          </table:table-cell>
          <table:table-cell ns41:value-type="float" table:style-name="ce74" office:value="79" office:value-type="float">
            <text:p>79</text:p>
          </table:table-cell>
          <table:table-cell ns41:value-type="float" table:style-name="ce74" office:value="3" office:value-type="float">
            <text:p>3</text:p>
          </table:table-cell>
          <table:table-cell table:style-name="ce74"/>
          <table:table-cell table:formula="of:=[.N752]+[.P752]" ns41:value-type="float" table:style-name="ce74" office:value-type="float" office:value="96">
            <text:p>96</text:p>
          </table:table-cell>
          <table:table-cell table:formula="of:=[.O752]+[.Q752]" ns41:value-type="float" table:style-name="ce74" office:value-type="float" office:value="79">
            <text:p>79</text:p>
          </table:table-cell>
          <table:table-cell table:style-name="ce74"/>
          <table:table-cell ns41:value-type="float" table:style-name="ce75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Zeist</text:p>
          </table:table-cell>
          <table:table-cell table:style-name="ce72"/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E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45" office:value-type="float">
            <text:p>45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108" office:value-type="float">
            <text:p>108</text:p>
          </table:table-cell>
          <table:table-cell ns41:value-type="float" table:style-name="ce74" office:value="101" office:value-type="float">
            <text:p>101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4" office:value="8" office:value-type="float">
            <text:p>8</text:p>
          </table:table-cell>
          <table:table-cell table:formula="of:=[.N753]+[.P753]" ns41:value-type="float" table:style-name="ce74" office:value-type="float" office:value="113">
            <text:p>113</text:p>
          </table:table-cell>
          <table:table-cell table:formula="of:=[.O753]+[.Q753]" ns41:value-type="float" table:style-name="ce74" office:value-type="float" office:value="109">
            <text:p>109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Zeist</text:p>
          </table:table-cell>
          <table:table-cell table:style-name="ce72"/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F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3" office:value-type="float">
            <text:p>13</text:p>
          </table:table-cell>
          <table:table-cell table:style-name="ce74" table:number-columns-repeated="4"/>
          <table:table-cell ns41:value-type="float" table:style-name="ce74" office:value="21" office:value-type="float">
            <text:p>21</text:p>
          </table:table-cell>
          <table:table-cell ns41:value-type="float" table:style-name="ce74" office:value="25" office:value-type="float">
            <text:p>25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12" office:value-type="float">
            <text:p>12</text:p>
          </table:table-cell>
          <table:table-cell table:formula="of:=[.N754]+[.P754]" ns41:value-type="float" table:style-name="ce74" office:value-type="float" office:value="29">
            <text:p>29</text:p>
          </table:table-cell>
          <table:table-cell table:formula="of:=[.O754]+[.Q754]" ns41:value-type="float" table:style-name="ce74" office:value-type="float" office:value="37">
            <text:p>37</text:p>
          </table:table-cell>
          <table:table-cell ns41:value-type="float" table:style-name="ce74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Zeist</text:p>
          </table:table-cell>
          <table:table-cell ns41:value-type="string" table:style-name="ce72" office:value-type="string">
            <text:p>Wijk F</text:p>
          </table:table-cell>
          <table:table-cell table:style-name="ce72"/>
          <table:table-cell ns41:value-type="string" table:style-name="ce72" office:value-type="string">
            <text:p>Overige huiz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25" office:value-type="float">
            <text:p>25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89" office:value-type="float">
            <text:p>89</text:p>
          </table:table-cell>
          <table:table-cell ns41:value-type="float" table:style-name="ce74" office:value="75" office:value-type="float">
            <text:p>75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2" office:value-type="float">
            <text:p>2</text:p>
          </table:table-cell>
          <table:table-cell table:formula="of:=[.N755]+[.P755]" ns41:value-type="float" table:style-name="ce74" office:value-type="float" office:value="90">
            <text:p>90</text:p>
          </table:table-cell>
          <table:table-cell table:formula="of:=[.O755]+[.Q755]" ns41:value-type="float" table:style-name="ce74" office:value-type="float" office:value="77">
            <text:p>77</text:p>
          </table:table-cell>
          <table:table-cell ns41:value-type="float" table:style-name="ce74" office:value="5" office:value-type="float">
            <text:p>5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</table:table-cell>
          <table:table-cell table:style-name="ce72"/>
          <table:table-cell ns41:value-type="string" table:style-name="ce72" office:value-type="string">
            <text:p>Buurtschap Soesterberg</text:p>
          </table:table-cell>
          <table:table-cell ns41:value-type="string" table:style-name="ce72" office:value-type="string">
            <text:p>Wijk G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65" office:value-type="float">
            <text:p>65</text:p>
          </table:table-cell>
          <table:table-cell ns41:value-type="float" table:style-name="ce74" office:value="11" office:value-type="float">
            <text:p>11</text:p>
          </table:table-cell>
          <table:table-cell table:style-name="ce74" table:number-columns-repeated="3"/>
          <table:table-cell ns41:value-type="float" table:style-name="ce74" office:value="134" office:value-type="float">
            <text:p>134</text:p>
          </table:table-cell>
          <table:table-cell ns41:value-type="float" table:style-name="ce74" office:value="130" office:value-type="float">
            <text:p>130</text:p>
          </table:table-cell>
          <table:table-cell ns41:value-type="float" table:style-name="ce74" office:value="13" office:value-type="float">
            <text:p>13</text:p>
          </table:table-cell>
          <table:table-cell ns41:value-type="float" table:style-name="ce74" office:value="8" office:value-type="float">
            <text:p>8</text:p>
          </table:table-cell>
          <table:table-cell table:formula="of:=[.N756]+[.P756]" ns41:value-type="float" table:style-name="ce74" office:value-type="float" office:value="147">
            <text:p>147</text:p>
          </table:table-cell>
          <table:table-cell table:formula="of:=[.O756]+[.Q756]" ns41:value-type="float" table:style-name="ce74" office:value-type="float" office:value="138">
            <text:p>138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Zeist</text:p>
          </table:table-cell>
          <table:table-cell table:style-name="ce72"/>
          <table:table-cell ns41:value-type="string" table:style-name="ce72" office:value-type="string">
            <text:p>Buurtschap Austerlitz</text:p>
          </table:table-cell>
          <table:table-cell ns41:value-type="string" table:style-name="ce72" office:value-type="string">
            <text:p>Wijk H</text:p>
          </table:table-cell>
          <table:table-cell table:style-name="ce72" table:number-columns-repeated="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92" office:value-type="float">
            <text:p>92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221" office:value-type="float">
            <text:p>221</text:p>
          </table:table-cell>
          <table:table-cell ns41:value-type="float" table:style-name="ce74" office:value="185" office:value-type="float">
            <text:p>185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4" office:value="4" office:value-type="float">
            <text:p>4</text:p>
          </table:table-cell>
          <table:table-cell table:formula="of:=[.N757]+[.P757]" ns41:value-type="float" table:style-name="ce74" office:value-type="float" office:value="222">
            <text:p>222</text:p>
          </table:table-cell>
          <table:table-cell table:formula="of:=[.O757]+[.Q757]" ns41:value-type="float" table:style-name="ce74" office:value-type="float" office:value="189">
            <text:p>189</text:p>
          </table:table-cell>
          <table:table-cell ns41:value-type="float" table:style-name="ce74" office:value="1" office:value-type="float">
            <text:p>1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Zeist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736:.I747])" ns41:value-type="float" table:style-name="ce73" office:value-type="float" office:value="748">
            <text:p>748</text:p>
          </table:table-cell>
          <table:table-cell table:formula="of:=SUM([.J736:.J747])" ns41:value-type="float" table:style-name="ce74" office:value-type="float" office:value="41">
            <text:p>41</text:p>
          </table:table-cell>
          <table:table-cell table:formula="of:=SUM([.K736:.K747])" ns41:value-type="float" table:style-name="ce74" office:value-type="float" office:value="4">
            <text:p>4</text:p>
          </table:table-cell>
          <table:table-cell table:formula="of:=SUM([.L736:.L747])" ns41:value-type="float" table:style-name="ce74" office:value-type="float" office:value="0">
            <text:p>0</text:p>
          </table:table-cell>
          <table:table-cell table:formula="of:=SUM([.M736:.M747])" ns41:value-type="float" table:style-name="ce74" office:value-type="float" office:value="0">
            <text:p>0</text:p>
          </table:table-cell>
          <table:table-cell table:formula="of:=SUM([.N736:.N747])" ns41:value-type="float" table:style-name="ce74" office:value-type="float" office:value="1697">
            <text:p>1697</text:p>
          </table:table-cell>
          <table:table-cell table:formula="of:=SUM([.O736:.O747])" ns41:value-type="float" table:style-name="ce74" office:value-type="float" office:value="1908">
            <text:p>1908</text:p>
          </table:table-cell>
          <table:table-cell table:formula="of:=SUM([.P736:.P747])" ns41:value-type="float" table:style-name="ce74" office:value-type="float" office:value="66">
            <text:p>66</text:p>
          </table:table-cell>
          <table:table-cell table:formula="of:=SUM([.Q736:.Q747])" ns41:value-type="float" table:style-name="ce74" office:value-type="float" office:value="111">
            <text:p>111</text:p>
          </table:table-cell>
          <table:table-cell table:formula="of:=[.N758]+[.P758]" ns41:value-type="float" table:style-name="ce74" office:value-type="float" office:value="1763">
            <text:p>1763</text:p>
          </table:table-cell>
          <table:table-cell table:formula="of:=[.O758]+[.Q758]" ns41:value-type="float" table:style-name="ce74" office:value-type="float" office:value="2019">
            <text:p>2019</text:p>
          </table:table-cell>
          <table:table-cell table:formula="of:=SUM([.T736:.T747])" ns41:value-type="float" table:style-name="ce74" office:value-type="float" office:value="67">
            <text:p>67</text:p>
          </table:table-cell>
          <table:table-cell table:formula="of:=SUM([.U736:.U747])" ns41:value-type="float" table:style-name="ce75" office:value-type="float" office:value="60">
            <text:p>60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748:.I757])" ns41:value-type="float" table:style-name="ce73" office:value-type="float" office:value="418">
            <text:p>418</text:p>
          </table:table-cell>
          <table:table-cell table:formula="of:=SUM([.J748:.J757])" ns41:value-type="float" table:style-name="ce74" office:value-type="float" office:value="22">
            <text:p>22</text:p>
          </table:table-cell>
          <table:table-cell table:formula="of:=SUM([.K748:.K757])" ns41:value-type="float" table:style-name="ce74" office:value-type="float" office:value="0">
            <text:p>0</text:p>
          </table:table-cell>
          <table:table-cell table:formula="of:=SUM([.L748:.L757])" ns41:value-type="float" table:style-name="ce74" office:value-type="float" office:value="0">
            <text:p>0</text:p>
          </table:table-cell>
          <table:table-cell table:formula="of:=SUM([.M748:.M757])" ns41:value-type="float" table:style-name="ce74" office:value-type="float" office:value="0">
            <text:p>0</text:p>
          </table:table-cell>
          <table:table-cell table:formula="of:=SUM([.N748:.N757])" ns41:value-type="float" table:style-name="ce74" office:value-type="float" office:value="1005">
            <text:p>1005</text:p>
          </table:table-cell>
          <table:table-cell table:formula="of:=SUM([.O748:.O757])" ns41:value-type="float" table:style-name="ce74" office:value-type="float" office:value="946">
            <text:p>946</text:p>
          </table:table-cell>
          <table:table-cell table:formula="of:=SUM([.P748:.P757])" ns41:value-type="float" table:style-name="ce74" office:value-type="float" office:value="40">
            <text:p>40</text:p>
          </table:table-cell>
          <table:table-cell table:formula="of:=SUM([.Q748:.Q757])" ns41:value-type="float" table:style-name="ce74" office:value-type="float" office:value="42">
            <text:p>42</text:p>
          </table:table-cell>
          <table:table-cell table:formula="of:=[.N759]+[.P759]" ns41:value-type="float" table:style-name="ce74" office:value-type="float" office:value="1045">
            <text:p>1045</text:p>
          </table:table-cell>
          <table:table-cell table:formula="of:=[.O759]+[.Q759]" ns41:value-type="float" table:style-name="ce74" office:value-type="float" office:value="988">
            <text:p>988</text:p>
          </table:table-cell>
          <table:table-cell table:formula="of:=SUM([.T748:.T757])" ns41:value-type="float" table:style-name="ce74" office:value-type="float" office:value="34">
            <text:p>34</text:p>
          </table:table-cell>
          <table:table-cell table:formula="of:=SUM([.U748:.U757])" ns41:value-type="float" table:style-name="ce75" office:value-type="float" office:value="37">
            <text:p>3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</table:table-cell>
          <table:table-cell table:style-name="ce72" table:number-columns-repeated="5"/>
          <table:table-cell ns41:value-type="string" table:style-name="ce24" office:value-type="string">
            <text:p>Totaal voor de woningen in de gemeente</text:p>
          </table:table-cell>
          <table:table-cell table:style-name="ce10"/>
          <table:table-cell table:formula="of:=SUM([.I758:.I759])" ns41:value-type="float" table:style-name="ce73" office:value-type="float" office:value="1166">
            <text:p>1166</text:p>
          </table:table-cell>
          <table:table-cell table:formula="of:=SUM([.J758:.J759])" ns41:value-type="float" table:style-name="ce74" office:value-type="float" office:value="63">
            <text:p>63</text:p>
          </table:table-cell>
          <table:table-cell table:formula="of:=SUM([.K758:.K759])" ns41:value-type="float" table:style-name="ce74" office:value-type="float" office:value="4">
            <text:p>4</text:p>
          </table:table-cell>
          <table:table-cell table:formula="of:=SUM([.L758:.L759])" ns41:value-type="float" table:style-name="ce74" office:value-type="float" office:value="0">
            <text:p>0</text:p>
          </table:table-cell>
          <table:table-cell table:formula="of:=SUM([.M758:.M759])" ns41:value-type="float" table:style-name="ce74" office:value-type="float" office:value="0">
            <text:p>0</text:p>
          </table:table-cell>
          <table:table-cell table:formula="of:=SUM([.N758:.N759])" ns41:value-type="float" table:style-name="ce74" office:value-type="float" office:value="2702">
            <text:p>2702</text:p>
          </table:table-cell>
          <table:table-cell table:formula="of:=SUM([.O758:.O759])" ns41:value-type="float" table:style-name="ce74" office:value-type="float" office:value="2854">
            <text:p>2854</text:p>
          </table:table-cell>
          <table:table-cell table:formula="of:=SUM([.P758:.P759])" ns41:value-type="float" table:style-name="ce74" office:value-type="float" office:value="106">
            <text:p>106</text:p>
          </table:table-cell>
          <table:table-cell table:formula="of:=SUM([.Q758:.Q759])" ns41:value-type="float" table:style-name="ce74" office:value-type="float" office:value="153">
            <text:p>153</text:p>
          </table:table-cell>
          <table:table-cell table:formula="of:=[.N760]+[.P760]" ns41:value-type="float" table:style-name="ce74" office:value-type="float" office:value="2808">
            <text:p>2808</text:p>
          </table:table-cell>
          <table:table-cell table:formula="of:=[.O760]+[.Q760]" ns41:value-type="float" table:style-name="ce74" office:value-type="float" office:value="3007">
            <text:p>3007</text:p>
          </table:table-cell>
          <table:table-cell table:formula="of:=SUM([.T758:.T759])" ns41:value-type="float" table:style-name="ce74" office:value-type="float" office:value="101">
            <text:p>101</text:p>
          </table:table-cell>
          <table:table-cell table:formula="of:=SUM([.U758:.U759])" ns41:value-type="float" table:style-name="ce75" office:value-type="float" office:value="97">
            <text:p>97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67" table:number-columns-repeated="997"/>
        </table:table-row>
        <table:table-row table:style-name="ro7">
          <table:table-cell ns41:value-type="string" table:style-name="ce8" office:value-type="string">
            <text:p>Zuijl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Zuijlen</text:p>
          </table:table-cell>
          <table:table-cell table:style-name="ce72" table:number-columns-repeated="3"/>
          <table:table-cell ns41:value-type="string" table:style-name="ce24" office:value-type="string">
            <text:p>Kom</text:p>
          </table:table-cell>
          <table:table-cell table:style-name="ce10"/>
          <table:table-cell ns41:value-type="float" table:style-name="ce73" office:value="88" office:value-type="float">
            <text:p>88</text:p>
          </table:table-cell>
          <table:table-cell ns41:value-type="float" table:style-name="ce74" office:value="7" office:value-type="float">
            <text:p>7</text:p>
          </table:table-cell>
          <table:table-cell table:style-name="ce74" table:number-columns-repeated="3"/>
          <table:table-cell ns41:value-type="float" table:style-name="ce74" office:value="184" office:value-type="float">
            <text:p>184</text:p>
          </table:table-cell>
          <table:table-cell ns41:value-type="float" table:style-name="ce74" office:value="174" office:value-type="float">
            <text:p>174</text:p>
          </table:table-cell>
          <table:table-cell ns41:value-type="float" table:style-name="ce74" office:value="7" office:value-type="float">
            <text:p>7</text:p>
          </table:table-cell>
          <table:table-cell ns41:value-type="float" table:style-name="ce74" office:value="5" office:value-type="float">
            <text:p>5</text:p>
          </table:table-cell>
          <table:table-cell table:formula="of:=[.N761]+[.P761]" ns41:value-type="float" table:style-name="ce74" office:value-type="float" office:value="191">
            <text:p>191</text:p>
          </table:table-cell>
          <table:table-cell table:formula="of:=[.O761]+[.Q761]" ns41:value-type="float" table:style-name="ce74" office:value-type="float" office:value="179">
            <text:p>179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uijl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Zuijlen</text:p>
          </table:table-cell>
          <table:table-cell table:style-name="ce72" table:number-columns-repeated="3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75" office:value-type="float">
            <text:p>75</text:p>
          </table:table-cell>
          <table:table-cell ns41:value-type="float" table:style-name="ce74" office:value="2" office:value-type="float">
            <text:p>2</text:p>
          </table:table-cell>
          <table:table-cell table:style-name="ce74" table:number-columns-repeated="3"/>
          <table:table-cell ns41:value-type="float" table:style-name="ce74" office:value="212" office:value-type="float">
            <text:p>212</text:p>
          </table:table-cell>
          <table:table-cell ns41:value-type="float" table:style-name="ce74" office:value="173" office:value-type="float">
            <text:p>173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8" office:value-type="float">
            <text:p>8</text:p>
          </table:table-cell>
          <table:table-cell table:formula="of:=[.N762]+[.P762]" ns41:value-type="float" table:style-name="ce74" office:value-type="float" office:value="218">
            <text:p>218</text:p>
          </table:table-cell>
          <table:table-cell table:formula="of:=[.O762]+[.Q762]" ns41:value-type="float" table:style-name="ce74" office:value-type="float" office:value="181">
            <text:p>18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uijl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Zuijlen</text:p>
          </table:table-cell>
          <table:table-cell table:style-name="ce72"/>
          <table:table-cell ns41:value-type="string" table:style-name="ce72" office:value-type="string">
            <text:p>Buurtschap Oostwaard</text:p>
          </table:table-cell>
          <table:table-cell table:style-name="ce72"/>
          <table:table-cell ns41:value-type="string" table:style-name="ce24" office:value-type="string">
            <text:p>Buiten de kom</text:p>
          </table:table-cell>
          <table:table-cell table:style-name="ce10"/>
          <table:table-cell ns41:value-type="float" table:style-name="ce73" office:value="18" office:value-type="float">
            <text:p>18</text:p>
          </table:table-cell>
          <table:table-cell ns41:value-type="float" table:style-name="ce74" office:value="1" office:value-type="float">
            <text:p>1</text:p>
          </table:table-cell>
          <table:table-cell table:style-name="ce74" table:number-columns-repeated="3"/>
          <table:table-cell ns41:value-type="float" table:style-name="ce74" office:value="42" office:value-type="float">
            <text:p>42</text:p>
          </table:table-cell>
          <table:table-cell ns41:value-type="float" table:style-name="ce74" office:value="44" office:value-type="float">
            <text:p>44</text:p>
          </table:table-cell>
          <table:table-cell ns41:value-type="float" table:style-name="ce74" office:value="1" office:value-type="float">
            <text:p>1</text:p>
          </table:table-cell>
          <table:table-cell table:style-name="ce74"/>
          <table:table-cell table:formula="of:=[.N763]+[.P763]" ns41:value-type="float" table:style-name="ce74" office:value-type="float" office:value="43">
            <text:p>43</text:p>
          </table:table-cell>
          <table:table-cell table:formula="of:=[.O763]+[.Q763]" ns41:value-type="float" table:style-name="ce74" office:value-type="float" office:value="44">
            <text:p>44</text:p>
          </table:table-cell>
          <table:table-cell ns41:value-type="float" table:style-name="ce74" office:value="1" office:value-type="float">
            <text:p>1</text:p>
          </table:table-cell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uijlen</text:p>
          </table:table-cell>
          <table:table-cell ns41:value-type="string" table:style-name="ce72" office:value-type="string">
            <text:p>Hoogheemraadschap van den Lekdijk Bovendams</text:p>
          </table:table-cell>
          <table:table-cell ns41:value-type="string" table:style-name="ce72" office:value-type="string">
            <text:p>Dorp Zuijlen</text:p>
          </table:table-cell>
          <table:table-cell table:style-name="ce72"/>
          <table:table-cell ns41:value-type="string" table:style-name="ce72" office:value-type="string">
            <text:p>Buurtschap Oostwaard</text:p>
          </table:table-cell>
          <table:table-cell ns41:value-type="string" table:style-name="ce72" office:value-type="string">
            <text:p>Schepen</text:p>
          </table:table-cell>
          <table:table-cell ns41:value-type="string" table:style-name="ce24" office:value-type="string">
            <text:p>Buiten de kom</text:p>
          </table:table-cell>
          <table:table-cell table:style-name="ce10"/>
          <table:table-cell table:style-name="ce73"/>
          <table:table-cell table:style-name="ce74" table:number-columns-repeated="2"/>
          <table:table-cell ns41:value-type="float" table:style-name="ce74" office:value="1" office:value-type="float">
            <text:p>1</text:p>
          </table:table-cell>
          <table:table-cell table:style-name="ce74"/>
          <table:table-cell ns41:value-type="float" office:value="1" table:style-name="ce74" table:number-columns-repeated="2" office:value-type="float">
            <text:p>1</text:p>
          </table:table-cell>
          <table:table-cell table:style-name="ce74" table:number-columns-repeated="2"/>
          <table:table-cell table:formula="of:=[.N764]+[.P764]" ns41:value-type="float" table:style-name="ce74" office:value-type="float" office:value="1">
            <text:p>1</text:p>
          </table:table-cell>
          <table:table-cell table:formula="of:=[.O764]+[.Q764]" ns41:value-type="float" table:style-name="ce74" office:value-type="float" office:value="1">
            <text:p>1</text:p>
          </table:table-cell>
          <table:table-cell table:style-name="ce74"/>
          <table:table-cell table:style-name="ce75"/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4">
          <table:table-cell ns41:value-type="string" table:style-name="ce8" office:value-type="string">
            <text:p>Zuijlen</text:p>
          </table:table-cell>
          <table:table-cell table:style-name="ce72" table:number-columns-repeated="5"/>
          <table:table-cell ns41:value-type="string" table:style-name="ce24" office:value-type="string">
            <text:p>Totaal kom</text:p>
          </table:table-cell>
          <table:table-cell table:style-name="ce10"/>
          <table:table-cell table:formula="of:=SUM([.I761])" ns41:value-type="float" table:style-name="ce73" office:value-type="float" office:value="88">
            <text:p>88</text:p>
          </table:table-cell>
          <table:table-cell table:formula="of:=SUM([.J761])" ns41:value-type="float" table:style-name="ce74" office:value-type="float" office:value="7">
            <text:p>7</text:p>
          </table:table-cell>
          <table:table-cell table:formula="of:=SUM([.K761])" ns41:value-type="float" table:style-name="ce74" office:value-type="float" office:value="0">
            <text:p>0</text:p>
          </table:table-cell>
          <table:table-cell table:formula="of:=SUM([.L761])" ns41:value-type="float" table:style-name="ce74" office:value-type="float" office:value="0">
            <text:p>0</text:p>
          </table:table-cell>
          <table:table-cell table:formula="of:=SUM([.M761])" ns41:value-type="float" table:style-name="ce74" office:value-type="float" office:value="0">
            <text:p>0</text:p>
          </table:table-cell>
          <table:table-cell table:formula="of:=SUM([.N761])" ns41:value-type="float" table:style-name="ce74" office:value-type="float" office:value="184">
            <text:p>184</text:p>
          </table:table-cell>
          <table:table-cell table:formula="of:=SUM([.O761])" ns41:value-type="float" table:style-name="ce74" office:value-type="float" office:value="174">
            <text:p>174</text:p>
          </table:table-cell>
          <table:table-cell table:formula="of:=SUM([.P761])" ns41:value-type="float" table:style-name="ce74" office:value-type="float" office:value="7">
            <text:p>7</text:p>
          </table:table-cell>
          <table:table-cell table:formula="of:=SUM([.Q761])" ns41:value-type="float" table:style-name="ce74" office:value-type="float" office:value="5">
            <text:p>5</text:p>
          </table:table-cell>
          <table:table-cell table:formula="of:=[.N765]+[.P765]" ns41:value-type="float" table:style-name="ce74" office:value-type="float" office:value="191">
            <text:p>191</text:p>
          </table:table-cell>
          <table:table-cell table:formula="of:=[.O765]+[.Q765]" ns41:value-type="float" table:style-name="ce74" office:value-type="float" office:value="179">
            <text:p>179</text:p>
          </table:table-cell>
          <table:table-cell table:formula="of:=SUM([.T761])" ns41:value-type="float" table:style-name="ce74" office:value-type="float" office:value="4">
            <text:p>4</text:p>
          </table:table-cell>
          <table:table-cell table:formula="of:=SUM([.U761])" ns41:value-type="float" table:style-name="ce75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uijlen</text:p>
          </table:table-cell>
          <table:table-cell table:style-name="ce72" table:number-columns-repeated="5"/>
          <table:table-cell ns41:value-type="string" table:style-name="ce24" office:value-type="string">
            <text:p>Totaal buiten de kom</text:p>
          </table:table-cell>
          <table:table-cell table:style-name="ce10"/>
          <table:table-cell table:formula="of:=SUM([.I762:.I764])" ns41:value-type="float" table:style-name="ce73" office:value-type="float" office:value="93">
            <text:p>93</text:p>
          </table:table-cell>
          <table:table-cell table:formula="of:=SUM([.J762:.J764])" ns41:value-type="float" table:style-name="ce74" office:value-type="float" office:value="3">
            <text:p>3</text:p>
          </table:table-cell>
          <table:table-cell table:formula="of:=SUM([.K762:.K764])" ns41:value-type="float" table:style-name="ce74" office:value-type="float" office:value="0">
            <text:p>0</text:p>
          </table:table-cell>
          <table:table-cell table:formula="of:=SUM([.L762:.L764])" ns41:value-type="float" table:style-name="ce74" office:value-type="float" office:value="1">
            <text:p>1</text:p>
          </table:table-cell>
          <table:table-cell table:formula="of:=SUM([.M762:.M764])" ns41:value-type="float" table:style-name="ce74" office:value-type="float" office:value="0">
            <text:p>0</text:p>
          </table:table-cell>
          <table:table-cell table:formula="of:=SUM([.N762:.N764])" ns41:value-type="float" table:style-name="ce74" office:value-type="float" office:value="255">
            <text:p>255</text:p>
          </table:table-cell>
          <table:table-cell table:formula="of:=SUM([.O762:.O764])" ns41:value-type="float" table:style-name="ce74" office:value-type="float" office:value="218">
            <text:p>218</text:p>
          </table:table-cell>
          <table:table-cell table:formula="of:=SUM([.P762:.P764])" ns41:value-type="float" table:style-name="ce74" office:value-type="float" office:value="7">
            <text:p>7</text:p>
          </table:table-cell>
          <table:table-cell table:formula="of:=SUM([.Q762:.Q764])" ns41:value-type="float" table:style-name="ce74" office:value-type="float" office:value="8">
            <text:p>8</text:p>
          </table:table-cell>
          <table:table-cell table:formula="of:=[.N766]+[.P766]" ns41:value-type="float" table:style-name="ce74" office:value-type="float" office:value="262">
            <text:p>262</text:p>
          </table:table-cell>
          <table:table-cell table:formula="of:=[.O766]+[.Q766]" ns41:value-type="float" table:style-name="ce74" office:value-type="float" office:value="226">
            <text:p>226</text:p>
          </table:table-cell>
          <table:table-cell table:formula="of:=SUM([.T762:.T764])" ns41:value-type="float" table:style-name="ce74" office:value-type="float" office:value="5">
            <text:p>5</text:p>
          </table:table-cell>
          <table:table-cell table:formula="of:=SUM([.U762:.U764])" ns41:value-type="float" table:style-name="ce75" office:value-type="float" office:value="5">
            <text:p>5</text:p>
          </table:table-cell>
          <table:table-cell ns41:value-type="string" table:style-name="ce52" office:value-type="string">
            <text:p>VT</text:p>
          </table:table-cell>
          <table:table-cell ns41:value-type="string" table:style-name="ce52" office:value-type="string">
            <text:p>1879_7_H1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64" office:value-type="string">
            <text:p>35_0115</text:p>
          </table:table-cell>
          <table:table-cell table:style-name="ce2" table:number-columns-repeated="997"/>
        </table:table-row>
        <table:table-row table:style-name="ro16">
          <table:table-cell ns41:value-type="string" table:style-name="ce9" office:value-type="string">
            <text:p>Zuijlen</text:p>
          </table:table-cell>
          <table:table-cell table:style-name="ce19" table:number-columns-repeated="5"/>
          <table:table-cell ns41:value-type="string" table:style-name="ce25" office:value-type="string">
            <text:p>Totaal voor de woningen in de gemeente</text:p>
          </table:table-cell>
          <table:table-cell table:style-name="ce10"/>
          <table:table-cell table:formula="of:=SUM([.I765:.I766])" ns41:value-type="float" table:style-name="ce77" office:value-type="float" office:value="181">
            <text:p>181</text:p>
          </table:table-cell>
          <table:table-cell table:formula="of:=SUM([.J765:.J766])" ns41:value-type="float" table:style-name="ce78" office:value-type="float" office:value="10">
            <text:p>10</text:p>
          </table:table-cell>
          <table:table-cell table:formula="of:=SUM([.K765:.K766])" ns41:value-type="float" table:style-name="ce78" office:value-type="float" office:value="0">
            <text:p>0</text:p>
          </table:table-cell>
          <table:table-cell table:formula="of:=SUM([.L765:.L766])" ns41:value-type="float" table:style-name="ce78" office:value-type="float" office:value="1">
            <text:p>1</text:p>
          </table:table-cell>
          <table:table-cell table:formula="of:=SUM([.M765:.M766])" ns41:value-type="float" table:style-name="ce78" office:value-type="float" office:value="0">
            <text:p>0</text:p>
          </table:table-cell>
          <table:table-cell table:formula="of:=SUM([.N765:.N766])" ns41:value-type="float" table:style-name="ce78" office:value-type="float" office:value="439">
            <text:p>439</text:p>
          </table:table-cell>
          <table:table-cell table:formula="of:=SUM([.O765:.O766])" ns41:value-type="float" table:style-name="ce78" office:value-type="float" office:value="392">
            <text:p>392</text:p>
          </table:table-cell>
          <table:table-cell table:formula="of:=SUM([.P765:.P766])" ns41:value-type="float" table:style-name="ce78" office:value-type="float" office:value="14">
            <text:p>14</text:p>
          </table:table-cell>
          <table:table-cell table:formula="of:=SUM([.Q765:.Q766])" ns41:value-type="float" table:style-name="ce78" office:value-type="float" office:value="13">
            <text:p>13</text:p>
          </table:table-cell>
          <table:table-cell table:formula="of:=[.N767]+[.P767]" ns41:value-type="float" table:style-name="ce78" office:value-type="float" office:value="453">
            <text:p>453</text:p>
          </table:table-cell>
          <table:table-cell table:formula="of:=[.O767]+[.Q767]" ns41:value-type="float" table:style-name="ce78" office:value-type="float" office:value="405">
            <text:p>405</text:p>
          </table:table-cell>
          <table:table-cell table:formula="of:=SUM([.T765:.T766])" ns41:value-type="float" table:style-name="ce78" office:value-type="float" office:value="9">
            <text:p>9</text:p>
          </table:table-cell>
          <table:table-cell table:formula="of:=SUM([.U765:.U766])" ns41:value-type="float" table:style-name="ce79" office:value-type="float" office:value="10">
            <text:p>10</text:p>
          </table:table-cell>
          <table:table-cell ns41:value-type="string" table:style-name="ce53" office:value-type="string">
            <text:p>VT</text:p>
          </table:table-cell>
          <table:table-cell ns41:value-type="string" table:style-name="ce53" office:value-type="string">
            <text:p>1879_7_H1</text:p>
          </table:table-cell>
          <table:table-cell ns41:value-type="float" table:style-name="ce53" office:value="24" office:value-type="float">
            <text:p>24</text:p>
          </table:table-cell>
          <table:table-cell ns41:value-type="float" table:style-name="ce53" office:value="25" office:value-type="float">
            <text:p>25</text:p>
          </table:table-cell>
          <table:table-cell ns41:value-type="string" table:style-name="ce53" office:value-type="string">
            <text:p>UT</text:p>
          </table:table-cell>
          <table:table-cell ns41:value-type="string" table:style-name="ce65" office:value-type="string">
            <text:p>35_0115</text:p>
          </table:table-cell>
          <table:table-cell table:style-name="ce67" table:number-columns-repeated="997"/>
        </table:table-row>
        <table:table-row table:style-name="ro4">
          <table:table-cell table:style-name="ce10" table:number-columns-repeated="7"/>
          <table:table-cell table:style-name="ce11" table:number-columns-repeated="10"/>
          <table:table-cell table:style-name="ce39" table:number-columns-repeated="2"/>
          <table:table-cell table:style-name="ce11" table:number-columns-repeated="8"/>
          <table:table-cell table:number-columns-repeated="997"/>
        </table:table-row>
        <table:table-row table:style-name="ro4" table:number-rows-repeated="302">
          <table:table-cell table:style-name="ce10" table:number-columns-repeated="7"/>
          <table:table-cell table:style-name="ce11" table:number-columns-repeated="10"/>
          <table:table-cell table:style-name="ce39" table:number-columns-repeated="2"/>
          <table:table-cell table:style-name="ce11" table:number-columns-repeated="2"/>
          <table:table-cell table:number-columns-repeated="1003"/>
        </table:table-row>
        <table:table-row table:style-name="ro4" table:number-rows-repeated="9">
          <table:table-cell table:style-name="ce11" table:number-columns-repeated="17"/>
          <table:table-cell table:style-name="ce39" table:number-columns-repeated="2"/>
          <table:table-cell table:style-name="ce11" table:number-columns-repeated="2"/>
          <table:table-cell table:number-columns-repeated="1003"/>
        </table:table-row>
        <table:table-row table:style-name="ro4" table:number-rows-repeated="104749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</number:text>
      <number:number number:grouping="true" number:decimal-places="0" number:min-integer-digits="1"/>
    </number:number-style>
    <number:number-style style:name="N126">
      <number:text>-€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</number:text>
      <number:number number:grouping="true" number:decimal-places="0" number:min-integer-digits="1"/>
    </number:number-style>
    <number:number-style style:name="N127">
      <style:text-properties fo:color="#ff0000"/>
      <number:text>-€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</number:text>
      <number:number number:grouping="true" number:decimal-places="2" number:min-integer-digits="1"/>
    </number:number-style>
    <number:number-style style:name="N128">
      <number:text>-€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</number:text>
      <number:number number:grouping="true" number:decimal-places="2" number:min-integer-digits="1"/>
    </number:number-style>
    <number:number-style style:name="N129">
      <style:text-properties fo:color="#ff0000"/>
      <number:text>-€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-€</number:text>
      <ns42:fill-character/>
      <number:number number:grouping="true" number:decimal-places="0" number:min-integer-digits="1"/>
      <number:text/>
    </number:number-style>
    <number:number-style style:volatile="true" style:name="N130P2">
      <number:text> €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-€</number:text>
      <ns42:fill-character/>
      <number:number number:grouping="true" number:decimal-places="2" number:min-integer-digits="1"/>
      <number:text/>
    </number:number-style>
    <number:number-style style:volatile="true" style:name="N132P2">
      <number:text> €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text>F </number:text>
      <number:number number:grouping="true" number:decimal-places="0" number:min-integer-digits="1"/>
      <number:text/>
    </number:number-style>
    <number:number-style style:name="N148">
      <number:text>F </number:text>
      <number:number number:grouping="true" number:decimal-places="0" number:min-integer-digits="1"/>
      <number:text>-</number:text>
      <style:map style:condition="value()&gt;=0" style:apply-style-name="N148P0"/>
    </number:number-style>
    <number:number-style style:volatile="true" style:name="N149P0">
      <number:text>F </number:text>
      <number:number number:grouping="true" number:decimal-places="0" number:min-integer-digits="1"/>
      <number:text/>
    </number:number-style>
    <number:number-style style:name="N149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149P0"/>
    </number:number-style>
    <number:number-style style:volatile="true" style:name="N150P0">
      <number:text>F </number:text>
      <number:number number:grouping="true" number:decimal-places="2" number:min-integer-digits="1"/>
      <number:text/>
    </number:number-style>
    <number:number-style style:name="N150">
      <number:text>F </number:text>
      <number:number number:grouping="true" number:decimal-places="2" number:min-integer-digits="1"/>
      <number:text>-</number:text>
      <style:map style:condition="value()&gt;=0" style:apply-style-name="N150P0"/>
    </number:number-style>
    <number:number-style style:volatile="true" style:name="N151P0">
      <number:text>F </number:text>
      <number:number number:grouping="true" number:decimal-places="2" number:min-integer-digits="1"/>
      <number:text/>
    </number:number-style>
    <number:number-style style:name="N151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151P0"/>
    </number:number-style>
    <number:number-style style:volatile="true" style:name="N152P0">
      <number:text> F </number:text>
      <ns42:fill-character/>
      <number:number number:grouping="true" number:decimal-places="0" number:min-integer-digits="1"/>
      <number:text/>
    </number:number-style>
    <number:number-style style:volatile="true" style:name="N152P1">
      <number:text> F </number:text>
      <ns42:fill-character/>
      <number:number number:grouping="true" number:decimal-places="0" number:min-integer-digits="1"/>
      <number:text>-</number:text>
    </number:number-style>
    <number:number-style style:volatile="true" style:name="N152P2">
      <number:text> F </number:text>
      <ns42:fill-character/>
      <number:text>- </number:text>
    </number:number-style>
    <number:text-style style:name="N152">
      <number:text/>
      <number:text-content/>
      <number:tex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text> F </number:text>
      <ns42:fill-character/>
      <number:number number:grouping="true" number:decimal-places="2" number:min-integer-digits="1"/>
      <number:text/>
    </number:number-style>
    <number:number-style style:volatile="true" style:name="N153P1">
      <number:text> F </number:text>
      <ns42:fill-character/>
      <number:number number:grouping="true" number:decimal-places="2" number:min-integer-digits="1"/>
      <number:text>-</number:text>
    </number:number-style>
    <number:number-style style:volatile="true" style:name="N153P2">
      <number:text> F </number:text>
      <ns42:fill-character/>
      <number:text>-</number:text>
      <number:number number:decimal-places="0" number:min-integer-digits="0"/>
      <number:text/>
    </number:number-style>
    <number:text-style style:name="N153">
      <number:text/>
      <number:text-content/>
      <number:tex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creator>Yamit</dc:creator>
    <dc:date>2005-04-21T12:58:03</dc:date>
    <meta:document-statistic meta:object-count="0" meta:cell-count="14083" meta:table-count="1"/>
    <meta:generator>ODFPY/1.3.0dev</meta:generator>
  </office:meta>
</office:document-meta>
</file>